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264in"/>
    </style:style>
    <style:style style:name="co4" style:family="table-column">
      <style:table-column-properties fo:break-before="auto" style:column-width="5.5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arch "#Include" (9914 hits in 5936 files of 12204 searched) [Normal]</text:p>
          </table:table-cell>
          <table:table-cell/>
        </table:table-row>
        <table:table-row table:style-name="ro1">
          <table:table-cell office:value-type="string" calcext:value-type="string">
            <text:p><text:tab/>Line <text:s text:c="3"/>2: #Include Yunit\Yunit.ahk</text:p>
          </table:table-cell>
          <table:table-cell table:formula="of:=MID([.A1]; FIND(&quot;#&quot;; [.A1]); 100)" office:value-type="string" office:string-value="#Include&quot; (9914 hits in 5936 files of 12204 searched) [Normal]" calcext:value-type="string">
            <text:p>#Include" (9914 hits in 5936 files of 12204 searched) [Normal]</text:p>
          </table:table-cell>
        </table:table-row>
        <table:table-row table:style-name="ro1">
          <table:table-cell office:value-type="string" calcext:value-type="string">
            <text:p><text:tab/>Line <text:s text:c="3"/>3: #Include Yunit\Window.ahk</text:p>
          </table:table-cell>
          <table:table-cell table:formula="of:=MID([.A2]; FIND(&quot;#&quot;; [.A2]); 100)" office:value-type="string" office:string-value="#Include Yunit\Yunit.ahk" calcext:value-type="string">
            <text:p>#Include Yunit\Yunit.ahk</text:p>
          </table:table-cell>
        </table:table-row>
        <table:table-row table:style-name="ro1">
          <table:table-cell office:value-type="string" calcext:value-type="string">
            <text:p><text:tab/>Line <text:s text:c="3"/>4: #Include ..\ConvertFuncs.ahk</text:p>
          </table:table-cell>
          <table:table-cell table:formula="of:=MID([.A3]; FIND(&quot;#&quot;; [.A3]); 100)" office:value-type="string" office:string-value="#Include Yunit\Window.ahk" calcext:value-type="string">
            <text:p>#Include Yunit\Window.ahk</text:p>
          </table:table-cell>
        </table:table-row>
        <table:table-row table:style-name="ro1">
          <table:table-cell office:value-type="string" calcext:value-type="string">
            <text:p><text:tab/>Line <text:s text:c="3"/>5: #Include ExecScript.ahk</text:p>
          </table:table-cell>
          <table:table-cell table:formula="of:=MID([.A4]; FIND(&quot;#&quot;; [.A4]); 100)" office:value-type="string" office:string-value="#Include ..\ConvertFuncs.ahk" calcext:value-type="string">
            <text:p>#Include ..\ConvertFuncs.ahk</text:p>
          </table:table-cell>
        </table:table-row>
        <table:table-row table:style-name="ro1">
          <table:table-cell office:value-type="string" calcext:value-type="string">
            <text:p><text:tab/>Line <text:s text:c="3"/>7: #Include %A_ScriptDir%\..\..\..\Lib\ControlColor.ahk</text:p>
          </table:table-cell>
          <table:table-cell table:formula="of:=MID([.A5]; FIND(&quot;#&quot;; [.A5]); 100)" office:value-type="string" office:string-value="#Include ExecScript.ahk" calcext:value-type="string">
            <text:p>#Include ExecScript.ahk</text:p>
          </table:table-cell>
        </table:table-row>
        <table:table-row table:style-name="ro1">
          <table:table-cell office:value-type="string" calcext:value-type="string">
            <text:p><text:tab/>Line <text:s text:c="3"/>8: ;#Include "..\..\Lib\IniLite.ahk"</text:p>
          </table:table-cell>
          <table:table-cell table:formula="of:=MID([.A6]; FIND(&quot;#&quot;; [.A6]); 100)" office:value-type="string" office:string-value="#Include %A_ScriptDir%\..\..\..\Lib\ControlColor.ahk" calcext:value-type="string">
            <text:p>#Include %A_ScriptDir%\..\..\..\Lib\ControlColor.ahk</text:p>
          </table:table-cell>
        </table:table-row>
        <table:table-row table:style-name="ro1">
          <table:table-cell office:value-type="string" calcext:value-type="string">
            <text:p><text:tab/>Line <text:s text:c="3"/>8: #Include "..\..\Lib\IniLite.ahk"</text:p>
          </table:table-cell>
          <table:table-cell table:formula="of:=MID([.A7]; FIND(&quot;#&quot;; [.A7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3"/>8: #Include &lt;IFileOperation&gt;</text:p>
          </table:table-cell>
          <table:table-cell table:formula="of:=MID([.A8]; FIND(&quot;#&quot;; [.A8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3"/>8: #Include lib/ClassOrderedMap.ahk</text:p>
          </table:table-cell>
          <table:table-cell table:formula="of:=MID([.A9]; FIND(&quot;#&quot;; [.A9]); 100)" office:value-type="string" office:string-value="#Include &lt;IFileOperation&gt;" calcext:value-type="string">
            <text:p>#Include &lt;IFileOperation&gt;</text:p>
          </table:table-cell>
        </table:table-row>
        <table:table-row table:style-name="ro1">
          <table:table-cell office:value-type="string" calcext:value-type="string">
            <text:p><text:tab/>Line <text:s text:c="3"/>9: #Include lib/dbg.ahk</text:p>
          </table:table-cell>
          <table:table-cell table:formula="of:=MID([.A10]; FIND(&quot;#&quot;; [.A10]); 100)" office:value-type="string" office:string-value="#Include lib/ClassOrderedMap.ahk" calcext:value-type="string">
            <text:p>#Include lib/ClassOrderedMap.ahk</text:p>
          </table:table-cell>
        </table:table-row>
        <table:table-row table:style-name="ro1">
          <table:table-cell office:value-type="string" calcext:value-type="string">
            <text:p><text:tab/>Line <text:s text:c="2"/>1: ;#Include maskCode.ahk</text:p>
          </table:table-cell>
          <table:table-cell table:formula="of:=MID([.A11]; FIND(&quot;#&quot;; [.A11]); 100)" office:value-type="string" office:string-value="#Include lib/dbg.ahk" calcext:value-type="string">
            <text:p>#Include lib/dbg.ahk</text:p>
          </table:table-cell>
        </table:table-row>
        <table:table-row table:style-name="ro1">
          <table:table-cell office:value-type="string" calcext:value-type="string">
            <text:p><text:tab/>Line <text:s text:c="2"/>1: #Include ..\Yunit.ahk</text:p>
          </table:table-cell>
          <table:table-cell table:formula="of:=MID([.A12]; FIND(&quot;#&quot;; [.A12]); 100)" office:value-type="string" office:string-value="#Include maskCode.ahk" calcext:value-type="string">
            <text:p>#Include maskCode.ahk</text:p>
          </table:table-cell>
        </table:table-row>
        <table:table-row table:style-name="ro1">
          <table:table-cell office:value-type="string" calcext:value-type="string">
            <text:p><text:tab/>Line <text:s text:c="2"/>11: #Include Convert/1Commands.ahk</text:p>
          </table:table-cell>
          <table:table-cell table:formula="of:=MID([.A13]; FIND(&quot;#&quot;; [.A13]); 100)" office:value-type="string" office:string-value="#Include ..\Yunit.ahk" calcext:value-type="string">
            <text:p>#Include ..\Yunit.ahk</text:p>
          </table:table-cell>
        </table:table-row>
        <table:table-row table:style-name="ro1">
          <table:table-cell office:value-type="string" calcext:value-type="string">
            <text:p><text:tab/>Line <text:s text:c="2"/>11: #Include lib/ClassOrderedMap.ahk</text:p>
          </table:table-cell>
          <table:table-cell table:formula="of:=MID([.A14]; FIND(&quot;#&quot;; [.A14]); 100)" office:value-type="string" office:string-value="#Include Convert/1Commands.ahk" calcext:value-type="string">
            <text:p>#Include Convert/1Commands.ahk</text:p>
          </table:table-cell>
        </table:table-row>
        <table:table-row table:style-name="ro1">
          <table:table-cell office:value-type="string" calcext:value-type="string">
            <text:p><text:tab/>Line <text:s text:c="2"/>12: #Include %A_ScriptDir%\..\..\Lib\GuiButtonIcon.ahk</text:p>
          </table:table-cell>
          <table:table-cell table:formula="of:=MID([.A15]; FIND(&quot;#&quot;; [.A15]); 100)" office:value-type="string" office:string-value="#Include lib/ClassOrderedMap.ahk" calcext:value-type="string">
            <text:p>#Include lib/ClassOrderedMap.ahk</text:p>
          </table:table-cell>
        </table:table-row>
        <table:table-row table:style-name="ro1">
          <table:table-cell office:value-type="string" calcext:value-type="string">
            <text:p><text:tab/>Line <text:s text:c="2"/>12: #Include Convert/2Functions.ahk</text:p>
          </table:table-cell>
          <table:table-cell table:formula="of:=MID([.A16]; FIND(&quot;#&quot;; [.A16]); 100)" office:value-type="string" office:string-value="#Include %A_ScriptDir%\..\..\Lib\GuiButtonIcon.ahk" calcext:value-type="string">
            <text:p>#Include %A_ScriptDir%\..\..\Lib\GuiButtonIcon.ahk</text:p>
          </table:table-cell>
        </table:table-row>
        <table:table-row table:style-name="ro1">
          <table:table-cell office:value-type="string" calcext:value-type="string">
            <text:p><text:tab/>Line <text:s text:c="2"/>12: #Include lib/dbg.ahk</text:p>
          </table:table-cell>
          <table:table-cell table:formula="of:=MID([.A17]; FIND(&quot;#&quot;; [.A17]); 100)" office:value-type="string" office:string-value="#Include Convert/2Functions.ahk" calcext:value-type="string">
            <text:p>#Include Convert/2Functions.ahk</text:p>
          </table:table-cell>
        </table:table-row>
        <table:table-row table:style-name="ro1">
          <table:table-cell office:value-type="string" calcext:value-type="string">
            <text:p><text:tab/>Line <text:s text:c="2"/>13: #Include %A_ScriptDir%\..\..\Lib\ResourceId.ahk</text:p>
          </table:table-cell>
          <table:table-cell table:formula="of:=MID([.A18]; FIND(&quot;#&quot;; [.A18]); 100)" office:value-type="string" office:string-value="#Include lib/dbg.ahk" calcext:value-type="string">
            <text:p>#Include lib/dbg.ahk</text:p>
          </table:table-cell>
        </table:table-row>
        <table:table-row table:style-name="ro1">
          <table:table-cell office:value-type="string" calcext:value-type="string">
            <text:p><text:tab/>Line <text:s text:c="2"/>13: #Include Convert/1Commands.ahk</text:p>
          </table:table-cell>
          <table:table-cell table:formula="of:=MID([.A19]; FIND(&quot;#&quot;; [.A19]); 100)" office:value-type="string" office:string-value="#Include %A_ScriptDir%\..\..\Lib\ResourceId.ahk" calcext:value-type="string">
            <text:p>#Include %A_ScriptDir%\..\..\Lib\ResourceId.ahk</text:p>
          </table:table-cell>
        </table:table-row>
        <table:table-row table:style-name="ro1">
          <table:table-cell office:value-type="string" calcext:value-type="string">
            <text:p><text:tab/>Line <text:s text:c="2"/>13: #Include Convert/3Methods.ahk</text:p>
          </table:table-cell>
          <table:table-cell table:formula="of:=MID([.A20]; FIND(&quot;#&quot;; [.A20]); 100)" office:value-type="string" office:string-value="#Include Convert/1Commands.ahk" calcext:value-type="string">
            <text:p>#Include Convert/1Commands.ahk</text:p>
          </table:table-cell>
        </table:table-row>
        <table:table-row table:style-name="ro1">
          <table:table-cell office:value-type="string" calcext:value-type="string">
            <text:p><text:tab/>Line <text:s text:c="2"/>14: #Include %A_ScriptDir%\..\..\Lib\AutoXYWH.ahk</text:p>
          </table:table-cell>
          <table:table-cell table:formula="of:=MID([.A21]; FIND(&quot;#&quot;; [.A21]); 100)" office:value-type="string" office:string-value="#Include Convert/3Methods.ahk" calcext:value-type="string">
            <text:p>#Include Convert/3Methods.ahk</text:p>
          </table:table-cell>
        </table:table-row>
        <table:table-row table:style-name="ro1">
          <table:table-cell office:value-type="string" calcext:value-type="string">
            <text:p><text:tab/>Line <text:s text:c="2"/>14: #Include Convert/2Functions.ahk</text:p>
          </table:table-cell>
          <table:table-cell table:formula="of:=MID([.A22]; FIND(&quot;#&quot;; [.A22]); 100)" office:value-type="string" office:string-value="#Include %A_ScriptDir%\..\..\Lib\AutoXYWH.ahk" calcext:value-type="string">
            <text:p>#Include %A_ScriptDir%\..\..\Lib\AutoXYWH.ahk</text:p>
          </table:table-cell>
        </table:table-row>
        <table:table-row table:style-name="ro1">
          <table:table-cell office:value-type="string" calcext:value-type="string">
            <text:p><text:tab/>Line <text:s text:c="2"/>14: #Include Convert/4ArrayMethods.ahk</text:p>
          </table:table-cell>
          <table:table-cell table:formula="of:=MID([.A23]; FIND(&quot;#&quot;; [.A23]); 100)" office:value-type="string" office:string-value="#Include Convert/2Functions.ahk" calcext:value-type="string">
            <text:p>#Include Convert/2Functions.ahk</text:p>
          </table:table-cell>
        </table:table-row>
        <table:table-row table:style-name="ro1">
          <table:table-cell office:value-type="string" calcext:value-type="string">
            <text:p><text:tab/>Line <text:s text:c="2"/>15: #Include %A_ScriptDir%\..\..\Lib\ExecScript.ahk</text:p>
          </table:table-cell>
          <table:table-cell table:formula="of:=MID([.A24]; FIND(&quot;#&quot;; [.A24]); 100)" office:value-type="string" office:string-value="#Include Convert/4ArrayMethods.ahk" calcext:value-type="string">
            <text:p>#Include Convert/4ArrayMethods.ahk</text:p>
          </table:table-cell>
        </table:table-row>
        <table:table-row table:style-name="ro1">
          <table:table-cell office:value-type="string" calcext:value-type="string">
            <text:p><text:tab/>Line <text:s text:c="2"/>15: #Include Convert/3Methods.ahk</text:p>
          </table:table-cell>
          <table:table-cell table:formula="of:=MID([.A25]; FIND(&quot;#&quot;; [.A25]); 100)" office:value-type="string" office:string-value="#Include %A_ScriptDir%\..\..\Lib\ExecScript.ahk" calcext:value-type="string">
            <text:p>#Include %A_ScriptDir%\..\..\Lib\ExecScript.ahk</text:p>
          </table:table-cell>
        </table:table-row>
        <table:table-row table:style-name="ro1">
          <table:table-cell office:value-type="string" calcext:value-type="string">
            <text:p><text:tab/>Line <text:s text:c="2"/>15: #Include Convert/5Keywords.ahk</text:p>
          </table:table-cell>
          <table:table-cell table:formula="of:=MID([.A26]; FIND(&quot;#&quot;; [.A26]); 100)" office:value-type="string" office:string-value="#Include Convert/3Methods.ahk" calcext:value-type="string">
            <text:p>#Include Convert/3Methods.ahk</text:p>
          </table:table-cell>
        </table:table-row>
        <table:table-row table:style-name="ro1">
          <table:table-cell office:value-type="string" calcext:value-type="string">
            <text:p><text:tab/>Line <text:s text:c="2"/>16: #Include %A_ScriptDir%\..\..\Lib\ControlColor.ahk</text:p>
          </table:table-cell>
          <table:table-cell table:formula="of:=MID([.A27]; FIND(&quot;#&quot;; [.A27]); 100)" office:value-type="string" office:string-value="#Include Convert/5Keywords.ahk" calcext:value-type="string">
            <text:p>#Include Convert/5Keywords.ahk</text:p>
          </table:table-cell>
        </table:table-row>
        <table:table-row table:style-name="ro1">
          <table:table-cell office:value-type="string" calcext:value-type="string">
            <text:p><text:tab/>Line <text:s text:c="2"/>16: #Include Convert/4ArrayMethods.ahk</text:p>
          </table:table-cell>
          <table:table-cell table:formula="of:=MID([.A28]; FIND(&quot;#&quot;; [.A28]); 100)" office:value-type="string" office:string-value="#Include %A_ScriptDir%\..\..\Lib\ControlColor.ahk" calcext:value-type="string">
            <text:p>#Include %A_ScriptDir%\..\..\Lib\ControlColor.ahk</text:p>
          </table:table-cell>
        </table:table-row>
        <table:table-row table:style-name="ro1">
          <table:table-cell office:value-type="string" calcext:value-type="string">
            <text:p><text:tab/>Line <text:s text:c="2"/>17: #Include %A_ScriptDir%\..\..\Lib\CommonDialogs.ahk</text:p>
          </table:table-cell>
          <table:table-cell table:formula="of:=MID([.A29]; FIND(&quot;#&quot;; [.A29]); 100)" office:value-type="string" office:string-value="#Include Convert/4ArrayMethods.ahk" calcext:value-type="string">
            <text:p>#Include Convert/4ArrayMethods.ahk</text:p>
          </table:table-cell>
        </table:table-row>
        <table:table-row table:style-name="ro1">
          <table:table-cell office:value-type="string" calcext:value-type="string">
            <text:p><text:tab/>Line <text:s text:c="2"/>17: #Include Convert/5Keywords.ahk</text:p>
          </table:table-cell>
          <table:table-cell table:formula="of:=MID([.A30]; FIND(&quot;#&quot;; [.A30]); 100)" office:value-type="string" office:string-value="#Include %A_ScriptDir%\..\..\Lib\CommonDialogs.ahk" calcext:value-type="string">
            <text:p>#Include %A_ScriptDir%\..\..\Lib\CommonDialogs.ahk</text:p>
          </table:table-cell>
        </table:table-row>
        <table:table-row table:style-name="ro1">
          <table:table-cell office:value-type="string" calcext:value-type="string">
            <text:p><text:tab/>Line <text:s text:c="2"/>18: #Include Convert/MaskCode.ahk <text:s text:c="18"/>; 2024-06-26 ADDED AMB (masking support)</text:p>
          </table:table-cell>
          <table:table-cell table:formula="of:=MID([.A31]; FIND(&quot;#&quot;; [.A31]); 100)" office:value-type="string" office:string-value="#Include Convert/5Keywords.ahk" calcext:value-type="string">
            <text:p>#Include Convert/5Keywords.ahk</text:p>
          </table:table-cell>
        </table:table-row>
        <table:table-row table:style-name="ro1">
          <table:table-cell office:value-type="string" calcext:value-type="string">
            <text:p><text:tab/>Line <text:s text:c="2"/>19: #Include %A_ScriptDir%\Functions\MsgBoxEx.ahk</text:p>
          </table:table-cell>
          <table:table-cell table:formula="of:=MID([.A32]; FIND(&quot;#&quot;; [.A32]); 100)" office:value-type="string" office:string-value="#Include Convert/MaskCode.ahk                   ; 2024-06-26 ADDED AMB (masking support)" calcext:value-type="string">
            <text:p>#Include Convert/MaskCode.ahk <text:s text:c="18"/>; 2024-06-26 ADDED AMB (masking support)</text:p>
          </table:table-cell>
        </table:table-row>
        <table:table-row table:style-name="ro1">
          <table:table-cell office:value-type="string" calcext:value-type="string">
            <text:p><text:tab/>Line <text:s text:c="2"/>19: #Include Convert/ConvLoopFuncs.ahk <text:s text:c="13"/>; 2025-06-12 ADDED AMB (separated loop code)</text:p>
          </table:table-cell>
          <table:table-cell table:formula="of:=MID([.A33]; FIND(&quot;#&quot;; [.A33]); 100)" office:value-type="string" office:string-value="#Include %A_ScriptDir%\Functions\MsgBoxEx.ahk" calcext:value-type="string">
            <text:p>#Include %A_ScriptDir%\Functions\MsgBoxEx.ahk</text:p>
          </table:table-cell>
        </table:table-row>
        <table:table-row table:style-name="ro1">
          <table:table-cell office:value-type="string" calcext:value-type="string">
            <text:p><text:tab/>Line <text:s text:c="2"/>2: <text:tab/>MsgBox % "This file was not #Included`n`nPress OK to ExitApp"</text:p>
          </table:table-cell>
          <table:table-cell table:formula="of:=MID([.A34]; FIND(&quot;#&quot;; [.A34]); 100)" office:value-type="string" office:string-value="#Include Convert/ConvLoopFuncs.ahk              ; 2025-06-12 ADDED AMB (separated loop code)" calcext:value-type="string">
            <text:p>#Include Convert/ConvLoopFuncs.ahk <text:s text:c="13"/>; 2025-06-12 ADDED AMB (separated loop code)</text:p>
          </table:table-cell>
        </table:table-row>
        <table:table-row table:style-name="ro1">
          <table:table-cell office:value-type="string" calcext:value-type="string">
            <text:p><text:tab/>Line <text:s text:c="2"/>2: #Include ..\Window.ahk</text:p>
          </table:table-cell>
          <table:table-cell table:formula="of:=MID([.A35]; FIND(&quot;#&quot;; [.A35]); 100)" office:value-type="string" office:string-value="#Included`n`nPress OK to ExitApp&quot;" calcext:value-type="string">
            <text:p>#Included`n`nPress OK to ExitApp"</text:p>
          </table:table-cell>
        </table:table-row>
        <table:table-row table:style-name="ro1">
          <table:table-cell office:value-type="string" calcext:value-type="string">
            <text:p><text:tab/>Line <text:s text:c="2"/>20: #Include %A_ScriptDir%\Functions\MessageBoxCheck.ahk</text:p>
          </table:table-cell>
          <table:table-cell table:formula="of:=MID([.A36]; FIND(&quot;#&quot;; [.A36]); 100)" office:value-type="string" office:string-value="#Include ..\Window.ahk" calcext:value-type="string">
            <text:p>#Include ..\Window.ahk</text:p>
          </table:table-cell>
        </table:table-row>
        <table:table-row table:style-name="ro1">
          <table:table-cell office:value-type="string" calcext:value-type="string">
            <text:p><text:tab/>Line <text:s text:c="2"/>20: #Include Convert/Conversion_CLS.ahk <text:s text:c="12"/>; 2025-06-12 ADDED AMB (future support of Class version)</text:p>
          </table:table-cell>
          <table:table-cell table:formula="of:=MID([.A37]; FIND(&quot;#&quot;; [.A37]); 100)" office:value-type="string" office:string-value="#Include %A_ScriptDir%\Functions\MessageBoxCheck.ahk" calcext:value-type="string">
            <text:p>#Include %A_ScriptDir%\Functions\MessageBoxCheck.ahk</text:p>
          </table:table-cell>
        </table:table-row>
        <table:table-row table:style-name="ro1">
          <table:table-cell office:value-type="string" calcext:value-type="string">
            <text:p><text:tab/>Line <text:s text:c="2"/>21: #Include %A_ScriptDir%\Functions\MessageBoxIndirect.ahk</text:p>
          </table:table-cell>
          <table:table-cell table:formula="of:=MID([.A38]; FIND(&quot;#&quot;; [.A38]); 100)" office:value-type="string" office:string-value="#Include Convert/Conversion_CLS.ahk             ; 2025-06-12 ADDED AMB (future support of Class vers" calcext:value-type="string">
            <text:p>#Include Convert/Conversion_CLS.ahk <text:s text:c="12"/>; 2025-06-12 ADDED AMB (future support of Class vers</text:p>
          </table:table-cell>
        </table:table-row>
        <table:table-row table:style-name="ro1">
          <table:table-cell office:value-type="string" calcext:value-type="string">
            <text:p><text:tab/>Line <text:s text:c="2"/>21: #Include Convert/ContSections.ahk <text:s text:c="14"/>; 2025-06-22 ADDED AMB (for support dedicated to continuation sections)</text:p>
          </table:table-cell>
          <table:table-cell table:formula="of:=MID([.A39]; FIND(&quot;#&quot;; [.A39]); 100)" office:value-type="string" office:string-value="#Include %A_ScriptDir%\Functions\MessageBoxIndirect.ahk" calcext:value-type="string">
            <text:p>#Include %A_ScriptDir%\Functions\MessageBoxIndirect.ahk</text:p>
          </table:table-cell>
        </table:table-row>
        <table:table-row table:style-name="ro1">
          <table:table-cell office:value-type="string" calcext:value-type="string">
            <text:p><text:tab/>Line <text:s text:c="2"/>22: #Include %A_ScriptDir%\Functions\SoftModalMessageBox.ahk</text:p>
          </table:table-cell>
          <table:table-cell table:formula="of:=MID([.A40]; FIND(&quot;#&quot;; [.A40]); 100)" office:value-type="string" office:string-value="#Include Convert/ContSections.ahk               ; 2025-06-22 ADDED AMB (for support dedicated to con" calcext:value-type="string">
            <text:p>#Include Convert/ContSections.ahk <text:s text:c="14"/>; 2025-06-22 ADDED AMB (for support dedicated to con</text:p>
          </table:table-cell>
        </table:table-row>
        <table:table-row table:style-name="ro1">
          <table:table-cell office:value-type="string" calcext:value-type="string">
            <text:p><text:tab/>Line <text:s text:c="2"/>22: #Include Convert/SplitConv/ConvV1_Funcs.ahk <text:s text:c="4"/>; 2025-07-01 ADDED AMB (for support of separated conversion)</text:p>
          </table:table-cell>
          <table:table-cell table:formula="of:=MID([.A41]; FIND(&quot;#&quot;; [.A41]); 100)" office:value-type="string" office:string-value="#Include %A_ScriptDir%\Functions\SoftModalMessageBox.ahk" calcext:value-type="string">
            <text:p>#Include %A_ScriptDir%\Functions\SoftModalMessageBox.ahk</text:p>
          </table:table-cell>
        </table:table-row>
        <table:table-row table:style-name="ro1">
          <table:table-cell office:value-type="string" calcext:value-type="string">
            <text:p><text:tab/>Line <text:s text:c="2"/>23: #Include %A_ScriptDir%\Functions\MsiMessageBox.ahk</text:p>
          </table:table-cell>
          <table:table-cell table:formula="of:=MID([.A42]; FIND(&quot;#&quot;; [.A42]); 100)" office:value-type="string" office:string-value="#Include Convert/SplitConv/ConvV1_Funcs.ahk     ; 2025-07-01 ADDED AMB (for support of separated con" calcext:value-type="string">
            <text:p>#Include Convert/SplitConv/ConvV1_Funcs.ahk <text:s text:c="4"/>; 2025-07-01 ADDED AMB (for support of separated con</text:p>
          </table:table-cell>
        </table:table-row>
        <table:table-row table:style-name="ro1">
          <table:table-cell office:value-type="string" calcext:value-type="string">
            <text:p><text:tab/>Line <text:s text:c="2"/>23: #Include Convert/SplitConv/ConvV2_Funcs.ahk <text:s text:c="4"/>; 2025-07-01 ADDED AMB (for support of separated conversion)</text:p>
          </table:table-cell>
          <table:table-cell table:formula="of:=MID([.A43]; FIND(&quot;#&quot;; [.A43]); 100)" office:value-type="string" office:string-value="#Include %A_ScriptDir%\Functions\MsiMessageBox.ahk" calcext:value-type="string">
            <text:p>#Include %A_ScriptDir%\Functions\MsiMessageBox.ahk</text:p>
          </table:table-cell>
        </table:table-row>
        <table:table-row table:style-name="ro1">
          <table:table-cell office:value-type="string" calcext:value-type="string">
            <text:p><text:tab/>Line <text:s text:c="2"/>24: ; #Include &lt;UIA&gt; <text:s/><text:tab/><text:tab/><text:tab/><text:tab/><text:tab/>; https://www.autohotkey.com/boards/viewtopic.php?t=113065</text:p>
          </table:table-cell>
          <table:table-cell table:formula="of:=MID([.A44]; FIND(&quot;#&quot;; [.A44]); 100)" office:value-type="string" office:string-value="#Include Convert/SplitConv/ConvV2_Funcs.ahk     ; 2025-07-01 ADDED AMB (for support of separated con" calcext:value-type="string">
            <text:p>#Include Convert/SplitConv/ConvV2_Funcs.ahk <text:s text:c="4"/>; 2025-07-01 ADDED AMB (for support of separated con</text:p>
          </table:table-cell>
        </table:table-row>
        <table:table-row table:style-name="ro1">
          <table:table-cell office:value-type="string" calcext:value-type="string">
            <text:p><text:tab/>Line <text:s text:c="2"/>24: #Include %A_ScriptDir%\Functions\WTSSendMessage.ahk</text:p>
          </table:table-cell>
          <table:table-cell table:formula="of:=MID([.A45]; FIND(&quot;#&quot;; [.A45]); 100)" office:value-type="string" office:string-value="#Include &lt;UIA&gt;  &#9;&#9;&#9;&#9;&#9;; https://www.autohotkey.com/boards/viewtopic.php?t=113065" calcext:value-type="string">
            <text:p>#Include &lt;UIA&gt; <text:s/><text:tab/><text:tab/><text:tab/><text:tab/><text:tab/>; https://www.autohotkey.com/boards/viewtopic.php?t=113065</text:p>
          </table:table-cell>
        </table:table-row>
        <table:table-row table:style-name="ro1">
          <table:table-cell office:value-type="string" calcext:value-type="string">
            <text:p><text:tab/>Line <text:s text:c="2"/>24: #Include Convert/SplitConv/SharedCode.ahk <text:s text:c="6"/>; 2025-07-01 ADDED AMB (code shared for v1 or v2 converssion)</text:p>
          </table:table-cell>
          <table:table-cell table:formula="of:=MID([.A46]; FIND(&quot;#&quot;; [.A46]); 100)" office:value-type="string" office:string-value="#Include %A_ScriptDir%\Functions\WTSSendMessage.ahk" calcext:value-type="string">
            <text:p>#Include %A_ScriptDir%\Functions\WTSSendMessage.ahk</text:p>
          </table:table-cell>
        </table:table-row>
        <table:table-row table:style-name="ro1">
          <table:table-cell office:value-type="string" calcext:value-type="string">
            <text:p><text:tab/>Line <text:s text:c="2"/>25: ;#Include ..\Lib\UIA.ahk <text:s/><text:tab/><text:tab/><text:tab/>; https://www.autohotkey.com/boards/viewtopic.php?t=113065</text:p>
          </table:table-cell>
          <table:table-cell table:formula="of:=MID([.A47]; FIND(&quot;#&quot;; [.A47]); 100)" office:value-type="string" office:string-value="#Include Convert/SplitConv/SharedCode.ahk       ; 2025-07-01 ADDED AMB (code shared for v1 or v2 con" calcext:value-type="string">
            <text:p>#Include Convert/SplitConv/SharedCode.ahk <text:s text:c="6"/>; 2025-07-01 ADDED AMB (code shared for v1 or v2 con</text:p>
          </table:table-cell>
        </table:table-row>
        <table:table-row table:style-name="ro1">
          <table:table-cell office:value-type="string" calcext:value-type="string">
            <text:p><text:tab/>Line <text:s text:c="2"/>25: #Include %A_ScriptDir%\Functions\TaskDialog.ahk</text:p>
          </table:table-cell>
          <table:table-cell table:formula="of:=MID([.A48]; FIND(&quot;#&quot;; [.A48]); 100)" office:value-type="string" office:string-value="#Include ..\Lib\UIA.ahk  &#9;&#9;&#9;; https://www.autohotkey.com/boards/viewtopic.php?t=113065" calcext:value-type="string">
            <text:p>#Include ..\Lib\UIA.ahk <text:s/><text:tab/><text:tab/><text:tab/>; https://www.autohotkey.com/boards/viewtopic.php?t=113065</text:p>
          </table:table-cell>
        </table:table-row>
        <table:table-row table:style-name="ro1">
          <table:table-cell office:value-type="string" calcext:value-type="string">
            <text:p><text:tab/>Line <text:s text:c="2"/>25: #Include Convert/SplitConv/PseudoHandling.ahk <text:s text:c="2"/>; 2025-07-01 ADDED AMB (temp while separating dual conversion)</text:p>
          </table:table-cell>
          <table:table-cell table:formula="of:=MID([.A49]; FIND(&quot;#&quot;; [.A49]); 100)" office:value-type="string" office:string-value="#Include %A_ScriptDir%\Functions\TaskDialog.ahk" calcext:value-type="string">
            <text:p>#Include %A_ScriptDir%\Functions\TaskDialog.ahk</text:p>
          </table:table-cell>
        </table:table-row>
        <table:table-row table:style-name="ro1">
          <table:table-cell office:value-type="string" calcext:value-type="string">
            <text:p><text:tab/>Line <text:s text:c="2"/>26: ;#Include &lt;UIA&gt; <text:s/><text:tab/><text:tab/><text:tab/>; https://www.autohotkey.com/boards/viewtopic.php?t=113065</text:p>
          </table:table-cell>
          <table:table-cell table:formula="of:=MID([.A50]; FIND(&quot;#&quot;; [.A50]); 100)" office:value-type="string" office:string-value="#Include Convert/SplitConv/PseudoHandling.ahk   ; 2025-07-01 ADDED AMB (temp while separating dual c" calcext:value-type="string">
            <text:p>#Include Convert/SplitConv/PseudoHandling.ahk <text:s text:c="2"/>; 2025-07-01 ADDED AMB (temp while separating dual c</text:p>
          </table:table-cell>
        </table:table-row>
        <table:table-row table:style-name="ro1">
          <table:table-cell office:value-type="string" calcext:value-type="string">
            <text:p><text:tab/>Line <text:s text:c="2"/>26: #Include &lt;UIA&gt; <text:s/><text:tab/><text:tab/><text:tab/>; https://www.autohotkey.com/boards/viewtopic.php?t=113065</text:p>
          </table:table-cell>
          <table:table-cell table:formula="of:=MID([.A51]; FIND(&quot;#&quot;; [.A51]); 100)" office:value-type="string" office:string-value="#Include &lt;UIA&gt;  &#9;&#9;&#9;; https://www.autohotkey.com/boards/viewtopic.php?t=113065" calcext:value-type="string">
            <text:p>#Include &lt;UIA&gt; <text:s/><text:tab/><text:tab/><text:tab/>; https://www.autohotkey.com/boards/viewtopic.php?t=113065</text:p>
          </table:table-cell>
        </table:table-row>
        <table:table-row table:style-name="ro1">
          <table:table-cell office:value-type="string" calcext:value-type="string">
            <text:p><text:tab/>Line <text:s text:c="2"/>27: #Include .\UIA.ahk <text:s/><text:tab/><text:tab/><text:tab/>; https://www.autohotkey.</text:p>
          </table:table-cell>
          <table:table-cell table:formula="of:=MID([.A52]; FIND(&quot;#&quot;; [.A52]); 100)" office:value-type="string" office:string-value="#Include &lt;UIA&gt;  &#9;&#9;&#9;; https://www.autohotkey.com/boards/viewtopic.php?t=113065" calcext:value-type="string">
            <text:p>#Include &lt;UIA&gt; <text:s/><text:tab/><text:tab/><text:tab/>; https://www.autohotkey.com/boards/viewtopic.php?t=113065</text:p>
          </table:table-cell>
        </table:table-row>
        <table:table-row table:style-name="ro1">
          <table:table-cell office:value-type="string" calcext:value-type="string">
            <text:p><text:tab/>Line <text:s text:c="2"/>28: #Include:</text:p>
          </table:table-cell>
          <table:table-cell table:formula="of:=MID([.A53]; FIND(&quot;#&quot;; [.A53]); 100)" office:value-type="string" office:string-value="#Include .\UIA.ahk  &#9;&#9;&#9;; https://www.autohotkey." calcext:value-type="string">
            <text:p>#Include .\UIA.ahk <text:s/><text:tab/><text:tab/><text:tab/>; https://www.autohotkey.</text:p>
          </table:table-cell>
        </table:table-row>
        <table:table-row table:style-name="ro1">
          <table:table-cell office:value-type="string" calcext:value-type="string">
            <text:p><text:tab/>Line <text:s text:c="2"/>3: <text:s/>* <text:s text:c="4"/>Enumerates all #Include files in the specified script by passing the</text:p>
          </table:table-cell>
          <table:table-cell table:formula="of:=MID([.A54]; FIND(&quot;#&quot;; [.A54]); 100)" office:value-type="string" office:string-value="#Include:" calcext:value-type="string">
            <text:p>#Include:</text:p>
          </table:table-cell>
        </table:table-row>
        <table:table-row table:style-name="ro1">
          <table:table-cell office:value-type="string" calcext:value-type="string">
            <text:p><text:tab/>Line <text:s text:c="2"/>3: #include ..\GuiResizer.ahk</text:p>
          </table:table-cell>
          <table:table-cell table:formula="of:=MID([.A55]; FIND(&quot;#&quot;; [.A55]); 100)" office:value-type="string" office:string-value="#Include files in the specified script by passing the" calcext:value-type="string">
            <text:p>#Include files in the specified script by passing the</text:p>
          </table:table-cell>
        </table:table-row>
        <table:table-row table:style-name="ro1">
          <table:table-cell office:value-type="string" calcext:value-type="string">
            <text:p><text:tab/>Line <text:s text:c="2"/>3: #Include ..\StdOut.ahk</text:p>
          </table:table-cell>
          <table:table-cell table:formula="of:=MID([.A56]; FIND(&quot;#&quot;; [.A56]); 100)" office:value-type="string" office:string-value="#include ..\GuiResizer.ahk" calcext:value-type="string">
            <text:p>#include ..\GuiResizer.ahk</text:p>
          </table:table-cell>
        </table:table-row>
        <table:table-row table:style-name="ro1">
          <table:table-cell office:value-type="string" calcext:value-type="string">
            <text:p><text:tab/>Line <text:s text:c="2"/>3: #Include &lt;Class_ConsoleWindow&gt;</text:p>
          </table:table-cell>
          <table:table-cell table:formula="of:=MID([.A57]; FIND(&quot;#&quot;; [.A57]); 100)" office:value-type="string" office:string-value="#Include ..\StdOut.ahk" calcext:value-type="string">
            <text:p>#Include ..\StdOut.ahk</text:p>
          </table:table-cell>
        </table:table-row>
        <table:table-row table:style-name="ro1">
          <table:table-cell office:value-type="string" calcext:value-type="string">
            <text:p><text:tab/>Line <text:s text:c="2"/>3: #Include &lt;String&gt;</text:p>
          </table:table-cell>
          <table:table-cell table:formula="of:=MID([.A58]; FIND(&quot;#&quot;; [.A58]); 100)" office:value-type="string" office:string-value="#Include &lt;Class_ConsoleWindow&gt;" calcext:value-type="string">
            <text:p>#Include &lt;Class_ConsoleWindow&gt;</text:p>
          </table:table-cell>
        </table:table-row>
        <table:table-row table:style-name="ro1">
          <table:table-cell office:value-type="string" calcext:value-type="string">
            <text:p><text:tab/>Line <text:s text:c="2"/>3: #Include complete_application\convert\ConvertFuncs.ahk</text:p>
          </table:table-cell>
          <table:table-cell table:formula="of:=MID([.A59]; FIND(&quot;#&quot;; [.A59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3: #Include ContextColor.ahk ; this allows menus themselves to be dark/light mode depending on your system theme. Note that the code for how icons are chosen in the macropad class itself.</text:p>
          </table:table-cell>
          <table:table-cell table:formula="of:=MID([.A60]; FIND(&quot;#&quot;; [.A60]); 100)" office:value-type="string" office:string-value="#Include complete_application\convert\ConvertFuncs.ahk" calcext:value-type="string">
            <text:p>#Include complete_application\convert\ConvertFuncs.ahk</text:p>
          </table:table-cell>
        </table:table-row>
        <table:table-row table:style-name="ro1">
          <table:table-cell office:value-type="string" calcext:value-type="string">
            <text:p><text:tab/>Line <text:s text:c="2"/>3: #Include GuiReSizerv2.ahk</text:p>
          </table:table-cell>
          <table:table-cell table:formula="of:=MID([.A61]; FIND(&quot;#&quot;; [.A61]); 100)" office:value-type="string" office:string-value="#Include ContextColor.ahk ; this allows menus themselves to be dark/light mode depending on your sys" calcext:value-type="string">
            <text:p>#Include ContextColor.ahk ; this allows menus themselves to be dark/light mode depending on your sys</text:p>
          </table:table-cell>
        </table:table-row>
        <table:table-row table:style-name="ro1">
          <table:table-cell office:value-type="string" calcext:value-type="string">
            <text:p><text:tab/>Line <text:s text:c="2"/>36: ;#Include &lt;AhkFunctions&gt;</text:p>
          </table:table-cell>
          <table:table-cell table:formula="of:=MID([.A62]; FIND(&quot;#&quot;; [.A62]); 100)" office:value-type="string" office:string-value="#Include GuiReSizerv2.ahk" calcext:value-type="string">
            <text:p>#Include GuiReSizerv2.ahk</text:p>
          </table:table-cell>
        </table:table-row>
        <table:table-row table:style-name="ro1">
          <table:table-cell office:value-type="string" calcext:value-type="string">
            <text:p><text:tab/>Line <text:s text:c="2"/>36: #Include %A_ScriptDir%\Lib\AuxLib.ahk</text:p>
          </table:table-cell>
          <table:table-cell table:formula="of:=MID([.A63]; FIND(&quot;#&quot;; [.A63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 text:c="2"/>36: #Include &lt;Class_IniLite&gt;</text:p>
          </table:table-cell>
          <table:table-cell table:formula="of:=MID([.A64]; FIND(&quot;#&quot;; [.A64]); 100)" office:value-type="string" office:string-value="#Include %A_ScriptDir%\Lib\AuxLib.ahk" calcext:value-type="string">
            <text:p>#Include %A_ScriptDir%\Lib\AuxLib.ahk</text:p>
          </table:table-cell>
        </table:table-row>
        <table:table-row table:style-name="ro1">
          <table:table-cell office:value-type="string" calcext:value-type="string">
            <text:p><text:tab/>Line <text:s text:c="2"/>37: ;#Include &lt;AhkFunctions&gt;</text:p>
          </table:table-cell>
          <table:table-cell table:formula="of:=MID([.A65]; FIND(&quot;#&quot;; [.A65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 text:c="2"/>37: #Include %A_ScriptDir%\Lib\GuiTabEx.ahk</text:p>
          </table:table-cell>
          <table:table-cell table:formula="of:=MID([.A66]; FIND(&quot;#&quot;; [.A66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 text:c="2"/>37: #Include &lt;Class_IniLite&gt;</text:p>
          </table:table-cell>
          <table:table-cell table:formula="of:=MID([.A67]; FIND(&quot;#&quot;; [.A67]); 100)" office:value-type="string" office:string-value="#Include %A_ScriptDir%\Lib\GuiTabEx.ahk" calcext:value-type="string">
            <text:p>#Include %A_ScriptDir%\Lib\GuiTabEx.ahk</text:p>
          </table:table-cell>
        </table:table-row>
        <table:table-row table:style-name="ro1">
          <table:table-cell office:value-type="string" calcext:value-type="string">
            <text:p><text:tab/>Line <text:s text:c="2"/>37: #Include &lt;String&gt;</text:p>
          </table:table-cell>
          <table:table-cell table:formula="of:=MID([.A68]; FIND(&quot;#&quot;; [.A68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 text:c="2"/>38: ;#Include &lt;AhkFunctions&gt;</text:p>
          </table:table-cell>
          <table:table-cell table:formula="of:=MID([.A69]; FIND(&quot;#&quot;; [.A69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38: ;#Include &lt;File&gt;</text:p>
          </table:table-cell>
          <table:table-cell table:formula="of:=MID([.A70]; FIND(&quot;#&quot;; [.A70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 text:c="2"/>38: #Include %A_ScriptDir%\Lib\Toolbar.ahk</text:p>
          </table:table-cell>
          <table:table-cell table:formula="of:=MID([.A71]; FIND(&quot;#&quot;; [.A71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 text:c="2"/>38: #Include &lt;Class_IniLite&gt;</text:p>
          </table:table-cell>
          <table:table-cell table:formula="of:=MID([.A72]; FIND(&quot;#&quot;; [.A72]); 100)" office:value-type="string" office:string-value="#Include %A_ScriptDir%\Lib\Toolbar.ahk" calcext:value-type="string">
            <text:p>#Include %A_ScriptDir%\Lib\Toolbar.ahk</text:p>
          </table:table-cell>
        </table:table-row>
        <table:table-row table:style-name="ro1">
          <table:table-cell office:value-type="string" calcext:value-type="string">
            <text:p><text:tab/>Line <text:s text:c="2"/>39: <text:s text:c="4"/>#Include ConvertFuncs.ahk</text:p>
          </table:table-cell>
          <table:table-cell table:formula="of:=MID([.A73]; FIND(&quot;#&quot;; [.A73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 text:c="2"/>39: ;#Include &lt;AhkFunctions&gt;</text:p>
          </table:table-cell>
          <table:table-cell table:formula="of:=MID([.A74]; FIND(&quot;#&quot;; [.A74]); 100)" office:value-type="string" office:string-value="#Include ConvertFuncs.ahk" calcext:value-type="string">
            <text:p>#Include ConvertFuncs.ahk</text:p>
          </table:table-cell>
        </table:table-row>
        <table:table-row table:style-name="ro1">
          <table:table-cell office:value-type="string" calcext:value-type="string">
            <text:p><text:tab/>Line <text:s text:c="2"/>39: #Include %A_ScriptDir%\Lib\Scintilla.ahk</text:p>
          </table:table-cell>
          <table:table-cell table:formula="of:=MID([.A75]; FIND(&quot;#&quot;; [.A75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 text:c="2"/>39: #Include &lt;Class_IniLite&gt;</text:p>
          </table:table-cell>
          <table:table-cell table:formula="of:=MID([.A76]; FIND(&quot;#&quot;; [.A76]); 100)" office:value-type="string" office:string-value="#Include %A_ScriptDir%\Lib\Scintilla.ahk" calcext:value-type="string">
            <text:p>#Include %A_ScriptDir%\Lib\Scintilla.ahk</text:p>
          </table:table-cell>
        </table:table-row>
        <table:table-row table:style-name="ro1">
          <table:table-cell office:value-type="string" calcext:value-type="string">
            <text:p><text:tab/>Line <text:s text:c="2"/>39: #Include &lt;File&gt;</text:p>
          </table:table-cell>
          <table:table-cell table:formula="of:=MID([.A77]; FIND(&quot;#&quot;; [.A77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 text:c="2"/>39: #Include &lt;String&gt;</text:p>
          </table:table-cell>
          <table:table-cell table:formula="of:=MID([.A78]; FIND(&quot;#&quot;; [.A78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 text:c="2"/>4: ;#Include &lt;ChangeWindowIcon&gt;</text:p>
          </table:table-cell>
          <table:table-cell table:formula="of:=MID([.A79]; FIND(&quot;#&quot;; [.A79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4: #include ..\GetRelativePosition.ahk</text:p>
          </table:table-cell>
          <table:table-cell table:formula="of:=MID([.A80]; FIND(&quot;#&quot;; [.A80]); 100)" office:value-type="string" office:string-value="#Include &lt;ChangeWindowIcon&gt;" calcext:value-type="string">
            <text:p>#Include &lt;ChangeWindowIcon&gt;</text:p>
          </table:table-cell>
        </table:table-row>
        <table:table-row table:style-name="ro1">
          <table:table-cell office:value-type="string" calcext:value-type="string">
            <text:p><text:tab/>Line <text:s text:c="2"/>4: #Include ..\JUnit.ahk</text:p>
          </table:table-cell>
          <table:table-cell table:formula="of:=MID([.A81]; FIND(&quot;#&quot;; [.A81]); 100)" office:value-type="string" office:string-value="#include ..\GetRelativePosition.ahk" calcext:value-type="string">
            <text:p>#include ..\GetRelativePosition.ahk</text:p>
          </table:table-cell>
        </table:table-row>
        <table:table-row table:style-name="ro1">
          <table:table-cell office:value-type="string" calcext:value-type="string">
            <text:p><text:tab/>Line <text:s text:c="2"/>4: #Include &lt;AhkFunctions&gt; ; Include the file containing the function</text:p>
          </table:table-cell>
          <table:table-cell table:formula="of:=MID([.A82]; FIND(&quot;#&quot;; [.A82]); 100)" office:value-type="string" office:string-value="#Include ..\JUnit.ahk" calcext:value-type="string">
            <text:p>#Include ..\JUnit.ahk</text:p>
          </table:table-cell>
        </table:table-row>
        <table:table-row table:style-name="ro1">
          <table:table-cell office:value-type="string" calcext:value-type="string">
            <text:p><text:tab/>Line <text:s text:c="2"/>4: #Include &lt;ChangeWindowIcon&gt;</text:p>
          </table:table-cell>
          <table:table-cell table:formula="of:=MID([.A83]; FIND(&quot;#&quot;; [.A83]); 100)" office:value-type="string" office:string-value="#Include &lt;AhkFunctions&gt; ; Include the file containing the function" calcext:value-type="string">
            <text:p>#Include &lt;AhkFunctions&gt; ; Include the file containing the function</text:p>
          </table:table-cell>
        </table:table-row>
        <table:table-row table:style-name="ro1">
          <table:table-cell office:value-type="string" calcext:value-type="string">
            <text:p><text:tab/>Line <text:s text:c="2"/>4: #Include complete_application\convert\_menu_handler_mod.ahk</text:p>
          </table:table-cell>
          <table:table-cell table:formula="of:=MID([.A84]; FIND(&quot;#&quot;; [.A84]); 100)" office:value-type="string" office:string-value="#Include &lt;ChangeWindowIcon&gt;" calcext:value-type="string">
            <text:p>#Include &lt;ChangeWindowIcon&gt;</text:p>
          </table:table-cell>
        </table:table-row>
        <table:table-row table:style-name="ro1">
          <table:table-cell office:value-type="string" calcext:value-type="string">
            <text:p><text:tab/>Line <text:s text:c="2"/>4: #Include D:\Software\DEV\Work\AHK\Class_DebugMB\Class_DebugMB_v1.0.ahk</text:p>
          </table:table-cell>
          <table:table-cell table:formula="of:=MID([.A85]; FIND(&quot;#&quot;; [.A85]); 100)" office:value-type="string" office:string-value="#Include complete_application\convert\_menu_handler_mod.ahk" calcext:value-type="string">
            <text:p>#Include complete_application\convert\_menu_handler_mod.ahk</text:p>
          </table:table-cell>
        </table:table-row>
        <table:table-row table:style-name="ro1">
          <table:table-cell office:value-type="string" calcext:value-type="string">
            <text:p><text:tab/>Line <text:s text:c="2"/>4: #include GuiResizer.ahk</text:p>
          </table:table-cell>
          <table:table-cell table:formula="of:=MID([.A86]; FIND(&quot;#&quot;; [.A86]); 100)" office:value-type="string" office:string-value="#Include D:\Software\DEV\Work\AHK\Class_DebugMB\Class_DebugMB_v1.0.ahk" calcext:value-type="string">
            <text:p>#Include D:\Software\DEV\Work\AHK\Class_DebugMB\Class_DebugMB_v1.0.ahk</text:p>
          </table:table-cell>
        </table:table-row>
        <table:table-row table:style-name="ro1">
          <table:table-cell office:value-type="string" calcext:value-type="string">
            <text:p><text:tab/>Line <text:s text:c="2"/>4: #Include Macropad Class.ahk ; this contains the bulk of the code to make this file easier to edit/change</text:p>
          </table:table-cell>
          <table:table-cell table:formula="of:=MID([.A87]; FIND(&quot;#&quot;; [.A87]); 100)" office:value-type="string" office:string-value="#include GuiResizer.ahk" calcext:value-type="string">
            <text:p>#include GuiResizer.ahk</text:p>
          </table:table-cell>
        </table:table-row>
        <table:table-row table:style-name="ro1">
          <table:table-cell office:value-type="string" calcext:value-type="string">
            <text:p><text:tab/>Line <text:s text:c="2"/>4: #Include MacropadClass.ahk ; this contains the bulk of the code to make this file easier to edit/change</text:p>
          </table:table-cell>
          <table:table-cell table:formula="of:=MID([.A88]; FIND(&quot;#&quot;; [.A88]); 100)" office:value-type="string" office:string-value="#Include Macropad Class.ahk ; this contains the bulk of the code to make this file easier to edit/ch" calcext:value-type="string">
            <text:p>#Include Macropad Class.ahk ; this contains the bulk of the code to make this file easier to edit/ch</text:p>
          </table:table-cell>
        </table:table-row>
        <table:table-row table:style-name="ro1">
          <table:table-cell office:value-type="string" calcext:value-type="string">
            <text:p><text:tab/>Line <text:s text:c="2"/>40: <text:s text:c="4"/>#Include &lt;_GuiCtlExt&gt;</text:p>
          </table:table-cell>
          <table:table-cell table:formula="of:=MID([.A89]; FIND(&quot;#&quot;; [.A89]); 100)" office:value-type="string" office:string-value="#Include MacropadClass.ahk ; this contains the bulk of the code to make this file easier to edit/cha" calcext:value-type="string">
            <text:p>#Include MacropadClass.ahk ; this contains the bulk of the code to make this file easier to edit/cha</text:p>
          </table:table-cell>
        </table:table-row>
        <table:table-row table:style-name="ro1">
          <table:table-cell office:value-type="string" calcext:value-type="string">
            <text:p><text:tab/>Line <text:s text:c="2"/>40: <text:s text:c="4"/>#Include &lt;Scintilla&gt;</text:p>
          </table:table-cell>
          <table:table-cell table:formula="of:=MID([.A90]; FIND(&quot;#&quot;; [.A90]); 100)" office:value-type="string" office:string-value="#Include &lt;_GuiCtlExt&gt;" calcext:value-type="string">
            <text:p>#Include &lt;_GuiCtlExt&gt;</text:p>
          </table:table-cell>
        </table:table-row>
        <table:table-row table:style-name="ro1">
          <table:table-cell office:value-type="string" calcext:value-type="string">
            <text:p><text:tab/>Line <text:s text:c="2"/>40: #Include "..\..\Lib\IniLite.ahk"</text:p>
          </table:table-cell>
          <table:table-cell table:formula="of:=MID([.A91]; FIND(&quot;#&quot;; [.A91]); 100)" office:value-type="string" office:string-value="#Include &lt;Scintilla&gt;" calcext:value-type="string">
            <text:p>#Include &lt;Scintilla&gt;</text:p>
          </table:table-cell>
        </table:table-row>
        <table:table-row table:style-name="ro1">
          <table:table-cell office:value-type="string" calcext:value-type="string">
            <text:p><text:tab/>Line <text:s text:c="2"/>40: #Include %A_ScriptDir%\Lib\AutoXYWH.ahk</text:p>
          </table:table-cell>
          <table:table-cell table:formula="of:=MID([.A92]; FIND(&quot;#&quot;; [.A92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2"/>40: #Include &lt;Class_IniLite&gt;</text:p>
          </table:table-cell>
          <table:table-cell table:formula="of:=MID([.A93]; FIND(&quot;#&quot;; [.A93]); 100)" office:value-type="string" office:string-value="#Include %A_ScriptDir%\Lib\AutoXYWH.ahk" calcext:value-type="string">
            <text:p>#Include %A_ScriptDir%\Lib\AutoXYWH.ahk</text:p>
          </table:table-cell>
        </table:table-row>
        <table:table-row table:style-name="ro1">
          <table:table-cell office:value-type="string" calcext:value-type="string">
            <text:p><text:tab/>Line <text:s text:c="2"/>40: #Include &lt;File&gt;</text:p>
          </table:table-cell>
          <table:table-cell table:formula="of:=MID([.A94]; FIND(&quot;#&quot;; [.A94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 text:c="2"/>40: #Include &lt;String&gt;</text:p>
          </table:table-cell>
          <table:table-cell table:formula="of:=MID([.A95]; FIND(&quot;#&quot;; [.A95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 text:c="2"/>41: <text:s text:c="4"/>#Include &lt;_GuiCtlExt&gt;</text:p>
          </table:table-cell>
          <table:table-cell table:formula="of:=MID([.A96]; FIND(&quot;#&quot;; [.A96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41: ;#Include &lt;AhkFunctions&gt;</text:p>
          </table:table-cell>
          <table:table-cell table:formula="of:=MID([.A97]; FIND(&quot;#&quot;; [.A97]); 100)" office:value-type="string" office:string-value="#Include &lt;_GuiCtlExt&gt;" calcext:value-type="string">
            <text:p>#Include &lt;_GuiCtlExt&gt;</text:p>
          </table:table-cell>
        </table:table-row>
        <table:table-row table:style-name="ro1">
          <table:table-cell office:value-type="string" calcext:value-type="string">
            <text:p><text:tab/>Line <text:s text:c="2"/>41: ;#Include &lt;File&gt;</text:p>
          </table:table-cell>
          <table:table-cell table:formula="of:=MID([.A98]; FIND(&quot;#&quot;; [.A98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 text:c="2"/>41: #Include %A_ScriptDir%\Include\Globals.ahk</text:p>
          </table:table-cell>
          <table:table-cell table:formula="of:=MID([.A99]; FIND(&quot;#&quot;; [.A99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 text:c="2"/>41: #Include &lt;Class_IniLite&gt;</text:p>
          </table:table-cell>
          <table:table-cell table:formula="of:=MID([.A100]; FIND(&quot;#&quot;; [.A100]); 100)" office:value-type="string" office:string-value="#Include %A_ScriptDir%\Include\Globals.ahk" calcext:value-type="string">
            <text:p>#Include %A_ScriptDir%\Include\Globals.ahk</text:p>
          </table:table-cell>
        </table:table-row>
        <table:table-row table:style-name="ro1">
          <table:table-cell office:value-type="string" calcext:value-type="string">
            <text:p><text:tab/>Line <text:s text:c="2"/>41: #Include &lt;File&gt;</text:p>
          </table:table-cell>
          <table:table-cell table:formula="of:=MID([.A101]; FIND(&quot;#&quot;; [.A101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 text:c="2"/>41: #Include &lt;String&gt;</text:p>
          </table:table-cell>
          <table:table-cell table:formula="of:=MID([.A102]; FIND(&quot;#&quot;; [.A102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 text:c="2"/>42: <text:s text:c="4"/>(Scintilla) ; Init class, or simply #INCLUDE the extension-lib at the top.</text:p>
          </table:table-cell>
          <table:table-cell table:formula="of:=MID([.A103]; FIND(&quot;#&quot;; [.A103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42: ;#Include &lt;AhkFunctions&gt;</text:p>
          </table:table-cell>
          <table:table-cell table:formula="of:=MID([.A104]; FIND(&quot;#&quot;; [.A104]); 100)" office:value-type="string" office:string-value="#INCLUDE the extension-lib at the top." calcext:value-type="string">
            <text:p>#INCLUDE the extension-lib at the top.</text:p>
          </table:table-cell>
        </table:table-row>
        <table:table-row table:style-name="ro1">
          <table:table-cell office:value-type="string" calcext:value-type="string">
            <text:p><text:tab/>Line <text:s text:c="2"/>42: #Include "..\..\Lib\IniLite.ahk"</text:p>
          </table:table-cell>
          <table:table-cell table:formula="of:=MID([.A105]; FIND(&quot;#&quot;; [.A105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 text:c="2"/>42: #Include %A_ScriptDir%\Include\Keywords.ahk</text:p>
          </table:table-cell>
          <table:table-cell table:formula="of:=MID([.A106]; FIND(&quot;#&quot;; [.A106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2"/>42: #Include &lt;Class_IniLite&gt;</text:p>
          </table:table-cell>
          <table:table-cell table:formula="of:=MID([.A107]; FIND(&quot;#&quot;; [.A107]); 100)" office:value-type="string" office:string-value="#Include %A_ScriptDir%\Include\Keywords.ahk" calcext:value-type="string">
            <text:p>#Include %A_ScriptDir%\Include\Keywords.ahk</text:p>
          </table:table-cell>
        </table:table-row>
        <table:table-row table:style-name="ro1">
          <table:table-cell office:value-type="string" calcext:value-type="string">
            <text:p><text:tab/>Line <text:s text:c="2"/>42: #Include &lt;File&gt;</text:p>
          </table:table-cell>
          <table:table-cell table:formula="of:=MID([.A108]; FIND(&quot;#&quot;; [.A108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 text:c="2"/>42: #Include &lt;String&gt;</text:p>
          </table:table-cell>
          <table:table-cell table:formula="of:=MID([.A109]; FIND(&quot;#&quot;; [.A109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 text:c="2"/>43: ;#Include &lt;File&gt;</text:p>
          </table:table-cell>
          <table:table-cell table:formula="of:=MID([.A110]; FIND(&quot;#&quot;; [.A110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43: #Include &lt;Class_IniLite&gt;</text:p>
          </table:table-cell>
          <table:table-cell table:formula="of:=MID([.A111]; FIND(&quot;#&quot;; [.A111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 text:c="2"/>43: #Include &lt;String&gt;</text:p>
          </table:table-cell>
          <table:table-cell table:formula="of:=MID([.A112]; FIND(&quot;#&quot;; [.A112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 text:c="2"/>44: ;#Include &lt;File&gt;</text:p>
          </table:table-cell>
          <table:table-cell table:formula="of:=MID([.A113]; FIND(&quot;#&quot;; [.A113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44: #Include &lt;AhkFunctions&gt;</text:p>
          </table:table-cell>
          <table:table-cell table:formula="of:=MID([.A114]; FIND(&quot;#&quot;; [.A114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 text:c="2"/>44: #Include &lt;String&gt;</text:p>
          </table:table-cell>
          <table:table-cell table:formula="of:=MID([.A115]; FIND(&quot;#&quot;; [.A115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 text:c="2"/>45: #Include &lt;String&gt;</text:p>
          </table:table-cell>
          <table:table-cell table:formula="of:=MID([.A116]; FIND(&quot;#&quot;; [.A116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49: <text:tab/>;@AutoInclude-Begin #Include &lt;Libname&gt; ; C:\Dir\File.ahk</text:p>
          </table:table-cell>
          <table:table-cell table:formula="of:=MID([.A117]; FIND(&quot;#&quot;; [.A117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5: #Include ..\OutputDebug.ahk</text:p>
          </table:table-cell>
          <table:table-cell table:formula="of:=MID([.A118]; FIND(&quot;#&quot;; [.A118]); 100)" office:value-type="string" office:string-value="#Include &lt;Libname&gt; ; C:\Dir\File.ahk" calcext:value-type="string">
            <text:p>#Include &lt;Libname&gt; ; C:\Dir\File.ahk</text:p>
          </table:table-cell>
        </table:table-row>
        <table:table-row table:style-name="ro1">
          <table:table-cell office:value-type="string" calcext:value-type="string">
            <text:p><text:tab/>Line <text:s text:c="2"/>5: #Include "..\..\Lib\IniFile_Static.ahk"</text:p>
          </table:table-cell>
          <table:table-cell table:formula="of:=MID([.A119]; FIND(&quot;#&quot;; [.A119]); 100)" office:value-type="string" office:string-value="#Include ..\OutputDebug.ahk" calcext:value-type="string">
            <text:p>#Include ..\OutputDebug.ahk</text:p>
          </table:table-cell>
        </table:table-row>
        <table:table-row table:style-name="ro1">
          <table:table-cell office:value-type="string" calcext:value-type="string">
            <text:p><text:tab/>Line <text:s text:c="2"/>5: #Include "..\..\Lib\IniFile.ahk"</text:p>
          </table:table-cell>
          <table:table-cell table:formula="of:=MID([.A120]; FIND(&quot;#&quot;; [.A120]); 100)" office:value-type="string" office:string-value="#Include &quot;..\..\Lib\IniFile_Static.ahk&quot;" calcext:value-type="string">
            <text:p>#Include "..\..\Lib\IniFile_Static.ahk"</text:p>
          </table:table-cell>
        </table:table-row>
        <table:table-row table:style-name="ro1">
          <table:table-cell office:value-type="string" calcext:value-type="string">
            <text:p><text:tab/>Line <text:s text:c="2"/>5: #Include "..\..\Lib\Inilite.ahk"</text:p>
          </table:table-cell>
          <table:table-cell table:formula="of:=MID([.A121]; FIND(&quot;#&quot;; [.A121]); 100)" office:value-type="string" office:string-value="#Include &quot;..\..\Lib\IniFile.ahk&quot;" calcext:value-type="string">
            <text:p>#Include "..\..\Lib\IniFile.ahk"</text:p>
          </table:table-cell>
        </table:table-row>
        <table:table-row table:style-name="ro1">
          <table:table-cell office:value-type="string" calcext:value-type="string">
            <text:p><text:tab/>Line <text:s text:c="2"/>5: #Include "*i %A_ScriptDir%\required\convert\ConvertFuncs.ahk"</text:p>
          </table:table-cell>
          <table:table-cell table:formula="of:=MID([.A122]; FIND(&quot;#&quot;; [.A122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2"/>5: #Include &lt;AhkFunctions&gt; ; Include the file containing the function</text:p>
          </table:table-cell>
          <table:table-cell table:formula="of:=MID([.A123]; FIND(&quot;#&quot;; [.A123]); 100)" office:value-type="string" office:string-value="#Include &quot;*i %A_ScriptDir%\required\convert\ConvertFuncs.ahk&quot;" calcext:value-type="string">
            <text:p>#Include "*i %A_ScriptDir%\required\convert\ConvertFuncs.ahk"</text:p>
          </table:table-cell>
        </table:table-row>
        <table:table-row table:style-name="ro1">
          <table:table-cell office:value-type="string" calcext:value-type="string">
            <text:p><text:tab/>Line <text:s text:c="2"/>5: #include GetRelativePosition.ahk</text:p>
          </table:table-cell>
          <table:table-cell table:formula="of:=MID([.A124]; FIND(&quot;#&quot;; [.A124]); 100)" office:value-type="string" office:string-value="#Include &lt;AhkFunctions&gt; ; Include the file containing the function" calcext:value-type="string">
            <text:p>#Include &lt;AhkFunctions&gt; ; Include the file containing the function</text:p>
          </table:table-cell>
        </table:table-row>
        <table:table-row table:style-name="ro1">
          <table:table-cell office:value-type="string" calcext:value-type="string">
            <text:p><text:tab/>Line <text:s text:c="2"/>53: <text:tab/>;@AutoInclude-End #Include &lt;Libname&gt;</text:p>
          </table:table-cell>
          <table:table-cell table:formula="of:=MID([.A125]; FIND(&quot;#&quot;; [.A125]); 100)" office:value-type="string" office:string-value="#include GetRelativePosition.ahk" calcext:value-type="string">
            <text:p>#include GetRelativePosition.ahk</text:p>
          </table:table-cell>
        </table:table-row>
        <table:table-row table:style-name="ro1">
          <table:table-cell office:value-type="string" calcext:value-type="string">
            <text:p><text:tab/>Line <text:s text:c="2"/>56: #Include "..\..\Lib\IniLite.ahk"</text:p>
          </table:table-cell>
          <table:table-cell table:formula="of:=MID([.A126]; FIND(&quot;#&quot;; [.A126]); 100)" office:value-type="string" office:string-value="#Include &lt;Libname&gt;" calcext:value-type="string">
            <text:p>#Include &lt;Libname&gt;</text:p>
          </table:table-cell>
        </table:table-row>
        <table:table-row table:style-name="ro1">
          <table:table-cell office:value-type="string" calcext:value-type="string">
            <text:p><text:tab/>Line <text:s text:c="2"/>57: #Include "..\..\Lib\IniLite.ahk"</text:p>
          </table:table-cell>
          <table:table-cell table:formula="of:=MID([.A127]; FIND(&quot;#&quot;; [.A127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2"/>6: ; optional #Include &lt;RunCMD&gt;</text:p>
          </table:table-cell>
          <table:table-cell table:formula="of:=MID([.A128]; FIND(&quot;#&quot;; [.A128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2"/>6: #Include "*i %A_ScriptDir%\required\convert\converterMod.ahk"</text:p>
          </table:table-cell>
          <table:table-cell table:formula="of:=MID([.A129]; FIND(&quot;#&quot;; [.A129]); 100)" office:value-type="string" office:string-value="#Include &lt;RunCMD&gt;" calcext:value-type="string">
            <text:p>#Include &lt;RunCMD&gt;</text:p>
          </table:table-cell>
        </table:table-row>
        <table:table-row table:style-name="ro1">
          <table:table-cell office:value-type="string" calcext:value-type="string">
            <text:p><text:tab/>Line <text:s text:c="2"/>6: #Include "*i %A_ScriptDir%\required\convert\ConvertFuncs.ahk"</text:p>
          </table:table-cell>
          <table:table-cell table:formula="of:=MID([.A130]; FIND(&quot;#&quot;; [.A130]); 100)" office:value-type="string" office:string-value="#Include &quot;*i %A_ScriptDir%\required\convert\converterMod.ahk&quot;" calcext:value-type="string">
            <text:p>#Include "*i %A_ScriptDir%\required\convert\converterMod.ahk"</text:p>
          </table:table-cell>
        </table:table-row>
        <table:table-row table:style-name="ro1">
          <table:table-cell office:value-type="string" calcext:value-type="string">
            <text:p><text:tab/>Line <text:s text:c="2"/>6: #Include &lt;CustomMsgBox&gt;</text:p>
          </table:table-cell>
          <table:table-cell table:formula="of:=MID([.A131]; FIND(&quot;#&quot;; [.A131]); 100)" office:value-type="string" office:string-value="#Include &quot;*i %A_ScriptDir%\required\convert\ConvertFuncs.ahk&quot;" calcext:value-type="string">
            <text:p>#Include "*i %A_ScriptDir%\required\convert\ConvertFuncs.ahk"</text:p>
          </table:table-cell>
        </table:table-row>
        <table:table-row table:style-name="ro1">
          <table:table-cell office:value-type="string" calcext:value-type="string">
            <text:p><text:tab/>Line <text:s text:c="2"/>6: #Include &lt;Debug&gt;</text:p>
          </table:table-cell>
          <table:table-cell table:formula="of:=MID([.A132]; FIND(&quot;#&quot;; [.A132]); 100)" office:value-type="string" office:string-value="#Include &lt;CustomMsgBox&gt;" calcext:value-type="string">
            <text:p>#Include &lt;CustomMsgBox&gt;</text:p>
          </table:table-cell>
        </table:table-row>
        <table:table-row table:style-name="ro1">
          <table:table-cell office:value-type="string" calcext:value-type="string">
            <text:p><text:tab/>Line <text:s text:c="2"/>6: #Include &lt;RunCMD&gt;</text:p>
          </table:table-cell>
          <table:table-cell table:formula="of:=MID([.A133]; FIND(&quot;#&quot;; [.A133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 text:c="2"/>6: #Include MsgBoxCustom.ahk</text:p>
          </table:table-cell>
          <table:table-cell table:formula="of:=MID([.A134]; FIND(&quot;#&quot;; [.A134]); 100)" office:value-type="string" office:string-value="#Include &lt;RunCMD&gt;" calcext:value-type="string">
            <text:p>#Include &lt;RunCMD&gt;</text:p>
          </table:table-cell>
        </table:table-row>
        <table:table-row table:style-name="ro1">
          <table:table-cell office:value-type="string" calcext:value-type="string">
            <text:p><text:tab/>Line <text:s text:c="2"/>67: #Include "..\..\Lib\IniLite.ahk"</text:p>
          </table:table-cell>
          <table:table-cell table:formula="of:=MID([.A135]; FIND(&quot;#&quot;; [.A135]); 100)" office:value-type="string" office:string-value="#Include MsgBoxCustom.ahk" calcext:value-type="string">
            <text:p>#Include MsgBoxCustom.ahk</text:p>
          </table:table-cell>
        </table:table-row>
        <table:table-row table:style-name="ro1">
          <table:table-cell office:value-type="string" calcext:value-type="string">
            <text:p><text:tab/>Line <text:s text:c="2"/>68: #Include "..\..\Lib\IniLite.ahk"</text:p>
          </table:table-cell>
          <table:table-cell table:formula="of:=MID([.A136]; FIND(&quot;#&quot;; [.A136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2"/>7: ; optional #Include &lt;RunCMD&gt;</text:p>
          </table:table-cell>
          <table:table-cell table:formula="of:=MID([.A137]; FIND(&quot;#&quot;; [.A137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2"/>7: ;#Include MsgBoxEx.ahk</text:p>
          </table:table-cell>
          <table:table-cell table:formula="of:=MID([.A138]; FIND(&quot;#&quot;; [.A138]); 100)" office:value-type="string" office:string-value="#Include &lt;RunCMD&gt;" calcext:value-type="string">
            <text:p>#Include &lt;RunCMD&gt;</text:p>
          </table:table-cell>
        </table:table-row>
        <table:table-row table:style-name="ro1">
          <table:table-cell office:value-type="string" calcext:value-type="string">
            <text:p><text:tab/>Line <text:s text:c="2"/>7: #Include "..\..\Lib\IniFile_Static.ahk"</text:p>
          </table:table-cell>
          <table:table-cell table:formula="of:=MID([.A139]; FIND(&quot;#&quot;; [.A139]); 100)" office:value-type="string" office:string-value="#Include MsgBoxEx.ahk" calcext:value-type="string">
            <text:p>#Include MsgBoxEx.ahk</text:p>
          </table:table-cell>
        </table:table-row>
        <table:table-row table:style-name="ro1">
          <table:table-cell office:value-type="string" calcext:value-type="string">
            <text:p><text:tab/>Line <text:s text:c="2"/>7: #Include "*i %A_ScriptDir%\required\convert\converterMod.ahk"</text:p>
          </table:table-cell>
          <table:table-cell table:formula="of:=MID([.A140]; FIND(&quot;#&quot;; [.A140]); 100)" office:value-type="string" office:string-value="#Include &quot;..\..\Lib\IniFile_Static.ahk&quot;" calcext:value-type="string">
            <text:p>#Include "..\..\Lib\IniFile_Static.ahk"</text:p>
          </table:table-cell>
        </table:table-row>
        <table:table-row table:style-name="ro1">
          <table:table-cell office:value-type="string" calcext:value-type="string">
            <text:p><text:tab/>Line <text:s text:c="2"/>7: #Include "*i %A_ScriptDir%\required\Include\splash.ahk"</text:p>
          </table:table-cell>
          <table:table-cell table:formula="of:=MID([.A141]; FIND(&quot;#&quot;; [.A141]); 100)" office:value-type="string" office:string-value="#Include &quot;*i %A_ScriptDir%\required\convert\converterMod.ahk&quot;" calcext:value-type="string">
            <text:p>#Include "*i %A_ScriptDir%\required\convert\converterMod.ahk"</text:p>
          </table:table-cell>
        </table:table-row>
        <table:table-row table:style-name="ro1">
          <table:table-cell office:value-type="string" calcext:value-type="string">
            <text:p><text:tab/>Line <text:s text:c="2"/>7: #Include %A_ScriptDir%\..\Lib\AutoXYWH.ahk</text:p>
          </table:table-cell>
          <table:table-cell table:formula="of:=MID([.A142]; FIND(&quot;#&quot;; [.A142]); 100)" office:value-type="string" office:string-value="#Include &quot;*i %A_ScriptDir%\required\Include\splash.ahk&quot;" calcext:value-type="string">
            <text:p>#Include "*i %A_ScriptDir%\required\Include\splash.ahk"</text:p>
          </table:table-cell>
        </table:table-row>
        <table:table-row table:style-name="ro1">
          <table:table-cell office:value-type="string" calcext:value-type="string">
            <text:p><text:tab/>Line <text:s text:c="2"/>7: #Include &lt;Class_IniLite&gt;</text:p>
          </table:table-cell>
          <table:table-cell table:formula="of:=MID([.A143]; FIND(&quot;#&quot;; [.A143]); 100)" office:value-type="string" office:string-value="#Include %A_ScriptDir%\..\Lib\AutoXYWH.ahk" calcext:value-type="string">
            <text:p>#Include %A_ScriptDir%\..\Lib\AutoXYWH.ahk</text:p>
          </table:table-cell>
        </table:table-row>
        <table:table-row table:style-name="ro1">
          <table:table-cell office:value-type="string" calcext:value-type="string">
            <text:p><text:tab/>Line <text:s text:c="2"/>7: #Include &lt;CustomMsgBox&gt;</text:p>
          </table:table-cell>
          <table:table-cell table:formula="of:=MID([.A144]; FIND(&quot;#&quot;; [.A144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 text:c="2"/>7: #Include &lt;String&gt; ; used in Tests below</text:p>
          </table:table-cell>
          <table:table-cell table:formula="of:=MID([.A145]; FIND(&quot;#&quot;; [.A145]); 100)" office:value-type="string" office:string-value="#Include &lt;CustomMsgBox&gt;" calcext:value-type="string">
            <text:p>#Include &lt;CustomMsgBox&gt;</text:p>
          </table:table-cell>
        </table:table-row>
        <table:table-row table:style-name="ro1">
          <table:table-cell office:value-type="string" calcext:value-type="string">
            <text:p><text:tab/>Line <text:s text:c="2"/>7: #Include Msg.ahk</text:p>
          </table:table-cell>
          <table:table-cell table:formula="of:=MID([.A146]; FIND(&quot;#&quot;; [.A146]); 100)" office:value-type="string" office:string-value="#Include &lt;String&gt; ; used in Tests below" calcext:value-type="string">
            <text:p>#Include &lt;String&gt; ; used in Tests below</text:p>
          </table:table-cell>
        </table:table-row>
        <table:table-row table:style-name="ro1">
          <table:table-cell office:value-type="string" calcext:value-type="string">
            <text:p><text:tab/>Line <text:s text:c="2"/>7: #Include MsgBoxCustom.ahk</text:p>
          </table:table-cell>
          <table:table-cell table:formula="of:=MID([.A147]; FIND(&quot;#&quot;; [.A147]); 100)" office:value-type="string" office:string-value="#Include Msg.ahk" calcext:value-type="string">
            <text:p>#Include Msg.ahk</text:p>
          </table:table-cell>
        </table:table-row>
        <table:table-row table:style-name="ro1">
          <table:table-cell office:value-type="string" calcext:value-type="string">
            <text:p><text:tab/>Line <text:s text:c="2"/>7: #Include MsgBoxEx.ahk</text:p>
          </table:table-cell>
          <table:table-cell table:formula="of:=MID([.A148]; FIND(&quot;#&quot;; [.A148]); 100)" office:value-type="string" office:string-value="#Include MsgBoxCustom.ahk" calcext:value-type="string">
            <text:p>#Include MsgBoxCustom.ahk</text:p>
          </table:table-cell>
        </table:table-row>
        <table:table-row table:style-name="ro1">
          <table:table-cell office:value-type="string" calcext:value-type="string">
            <text:p><text:tab/>Line <text:s text:c="2"/>7: #Include TreeList.ahk</text:p>
          </table:table-cell>
          <table:table-cell table:formula="of:=MID([.A149]; FIND(&quot;#&quot;; [.A149]); 100)" office:value-type="string" office:string-value="#Include MsgBoxEx.ahk" calcext:value-type="string">
            <text:p>#Include MsgBoxEx.ahk</text:p>
          </table:table-cell>
        </table:table-row>
        <table:table-row table:style-name="ro1">
          <table:table-cell office:value-type="string" calcext:value-type="string">
            <text:p><text:tab/>Line <text:s text:c="2"/>70: #Include "..\..\Lib\IniLite.ahk"</text:p>
          </table:table-cell>
          <table:table-cell table:formula="of:=MID([.A150]; FIND(&quot;#&quot;; [.A150]); 100)" office:value-type="string" office:string-value="#Include TreeList.ahk" calcext:value-type="string">
            <text:p>#Include TreeList.ahk</text:p>
          </table:table-cell>
        </table:table-row>
        <table:table-row table:style-name="ro1">
          <table:table-cell office:value-type="string" calcext:value-type="string">
            <text:p><text:tab/>Line <text:s text:c="2"/>8: ;#Include "..\..\Lib\IniLite.ahk"</text:p>
          </table:table-cell>
          <table:table-cell table:formula="of:=MID([.A151]; FIND(&quot;#&quot;; [.A151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2"/>8: #Include "*i %A_ScriptDir%\required\convert\_vars.ahk"</text:p>
          </table:table-cell>
          <table:table-cell table:formula="of:=MID([.A152]; FIND(&quot;#&quot;; [.A152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2"/>8: #Include "*i %A_ScriptDir%\required\Include\splash.ahk"</text:p>
          </table:table-cell>
          <table:table-cell table:formula="of:=MID([.A153]; FIND(&quot;#&quot;; [.A153]); 100)" office:value-type="string" office:string-value="#Include &quot;*i %A_ScriptDir%\required\convert\_vars.ahk&quot;" calcext:value-type="string">
            <text:p>#Include "*i %A_ScriptDir%\required\convert\_vars.ahk"</text:p>
          </table:table-cell>
        </table:table-row>
        <table:table-row table:style-name="ro1">
          <table:table-cell office:value-type="string" calcext:value-type="string">
            <text:p><text:tab/>Line <text:s text:c="2"/>8: #Include &lt;Class_IniLite&gt;</text:p>
          </table:table-cell>
          <table:table-cell table:formula="of:=MID([.A154]; FIND(&quot;#&quot;; [.A154]); 100)" office:value-type="string" office:string-value="#Include &quot;*i %A_ScriptDir%\required\Include\splash.ahk&quot;" calcext:value-type="string">
            <text:p>#Include "*i %A_ScriptDir%\required\Include\splash.ahk"</text:p>
          </table:table-cell>
        </table:table-row>
        <table:table-row table:style-name="ro1">
          <table:table-cell office:value-type="string" calcext:value-type="string">
            <text:p><text:tab/>Line <text:s text:c="2"/>8: #Include &lt;Debug&gt;</text:p>
          </table:table-cell>
          <table:table-cell table:formula="of:=MID([.A155]; FIND(&quot;#&quot;; [.A155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 text:c="2"/>8: #Include &lt;Path&gt;</text:p>
          </table:table-cell>
          <table:table-cell table:formula="of:=MID([.A156]; FIND(&quot;#&quot;; [.A156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 text:c="2"/>8: #Include &lt;RunCMD&gt;</text:p>
          </table:table-cell>
          <table:table-cell table:formula="of:=MID([.A157]; FIND(&quot;#&quot;; [.A157]); 100)" office:value-type="string" office:string-value="#Include &lt;Path&gt;" calcext:value-type="string">
            <text:p>#Include &lt;Path&gt;</text:p>
          </table:table-cell>
        </table:table-row>
        <table:table-row table:style-name="ro1">
          <table:table-cell office:value-type="string" calcext:value-type="string">
            <text:p><text:tab/>Line <text:s text:c="2"/>8: #Include &lt;String&gt;</text:p>
          </table:table-cell>
          <table:table-cell table:formula="of:=MID([.A158]; FIND(&quot;#&quot;; [.A158]); 100)" office:value-type="string" office:string-value="#Include &lt;RunCMD&gt;" calcext:value-type="string">
            <text:p>#Include &lt;RunCMD&gt;</text:p>
          </table:table-cell>
        </table:table-row>
        <table:table-row table:style-name="ro1">
          <table:table-cell office:value-type="string" calcext:value-type="string">
            <text:p><text:tab/>Line <text:s text:c="2"/>8: #Include MsgBoxEx.ahk</text:p>
          </table:table-cell>
          <table:table-cell table:formula="of:=MID([.A159]; FIND(&quot;#&quot;; [.A159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9: <text:s/>* <text:s text:c="4"/>count <text:s text:c="5"/>[retval] - total number of identified #Include(s)</text:p>
          </table:table-cell>
          <table:table-cell table:formula="of:=MID([.A160]; FIND(&quot;#&quot;; [.A160]); 100)" office:value-type="string" office:string-value="#Include MsgBoxEx.ahk" calcext:value-type="string">
            <text:p>#Include MsgBoxEx.ahk</text:p>
          </table:table-cell>
        </table:table-row>
        <table:table-row table:style-name="ro1">
          <table:table-cell office:value-type="string" calcext:value-type="string">
            <text:p><text:tab/>Line <text:s text:c="2"/>9: ; optional #Include &lt;RunCMD&gt;</text:p>
          </table:table-cell>
          <table:table-cell table:formula="of:=MID([.A161]; FIND(&quot;#&quot;; [.A161]); 100)" office:value-type="string" office:string-value="#Include(s)" calcext:value-type="string">
            <text:p>#Include(s)</text:p>
          </table:table-cell>
        </table:table-row>
        <table:table-row table:style-name="ro1">
          <table:table-cell office:value-type="string" calcext:value-type="string">
            <text:p><text:tab/>Line <text:s text:c="2"/>9: ;#Include &lt;String&gt;</text:p>
          </table:table-cell>
          <table:table-cell table:formula="of:=MID([.A162]; FIND(&quot;#&quot;; [.A162]); 100)" office:value-type="string" office:string-value="#Include &lt;RunCMD&gt;" calcext:value-type="string">
            <text:p>#Include &lt;RunCMD&gt;</text:p>
          </table:table-cell>
        </table:table-row>
        <table:table-row table:style-name="ro1">
          <table:table-cell office:value-type="string" calcext:value-type="string">
            <text:p><text:tab/>Line <text:s text:c="2"/>9: #Include "..\..\Lib\IniLite.ahk"</text:p>
          </table:table-cell>
          <table:table-cell table:formula="of:=MID([.A163]; FIND(&quot;#&quot;; [.A163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9: #Include "*i %A_ScriptDir%\required\convert\_vars.ahk"</text:p>
          </table:table-cell>
          <table:table-cell table:formula="of:=MID([.A164]; FIND(&quot;#&quot;; [.A164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 text:c="2"/>9: #Include "*i %A_ScriptDir%\required\convert\github.ahk"</text:p>
          </table:table-cell>
          <table:table-cell table:formula="of:=MID([.A165]; FIND(&quot;#&quot;; [.A165]); 100)" office:value-type="string" office:string-value="#Include &quot;*i %A_ScriptDir%\required\convert\_vars.ahk&quot;" calcext:value-type="string">
            <text:p>#Include "*i %A_ScriptDir%\required\convert\_vars.ahk"</text:p>
          </table:table-cell>
        </table:table-row>
        <table:table-row table:style-name="ro1">
          <table:table-cell office:value-type="string" calcext:value-type="string">
            <text:p><text:tab/>Line <text:s text:c="2"/>9: #Include &lt;RunCMD&gt;</text:p>
          </table:table-cell>
          <table:table-cell table:formula="of:=MID([.A166]; FIND(&quot;#&quot;; [.A166]); 100)" office:value-type="string" office:string-value="#Include &quot;*i %A_ScriptDir%\required\convert\github.ahk&quot;" calcext:value-type="string">
            <text:p>#Include "*i %A_ScriptDir%\required\convert\github.ahk"</text:p>
          </table:table-cell>
        </table:table-row>
        <table:table-row table:style-name="ro1">
          <table:table-cell office:value-type="string" calcext:value-type="string">
            <text:p><text:tab/>Line <text:s text:c="2"/>9: #Include &lt;String&gt;</text:p>
          </table:table-cell>
          <table:table-cell table:formula="of:=MID([.A167]; FIND(&quot;#&quot;; [.A167]); 100)" office:value-type="string" office:string-value="#Include &lt;RunCMD&gt;" calcext:value-type="string">
            <text:p>#Include &lt;RunCMD&gt;</text:p>
          </table:table-cell>
        </table:table-row>
        <table:table-row table:style-name="ro1">
          <table:table-cell office:value-type="string" calcext:value-type="string">
            <text:p><text:tab/>Line <text:s text:c="2"/>97: Description:<text:tab/><text:tab/>Recursively #Includes only the Classes, Functions, and Globals that are required by the script.</text:p>
          </table:table-cell>
          <table:table-cell table:formula="of:=MID([.A168]; FIND(&quot;#&quot;; [.A168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 text:c="2"/>99: <text:tab/><text:tab/>1. Recursively #Includes all files into a single large script file.</text:p>
          </table:table-cell>
          <table:table-cell table:formula="of:=MID([.A169]; FIND(&quot;#&quot;; [.A169]); 100)" office:value-type="string" office:string-value="#Includes only the Classes, Functions, and Globals that are required by the script." calcext:value-type="string">
            <text:p>#Includes only the Classes, Functions, and Globals that are required by the script.</text:p>
          </table:table-cell>
        </table:table-row>
        <table:table-row table:style-name="ro1">
          <table:table-cell office:value-type="string" calcext:value-type="string">
            <text:p><text:tab/>Line <text:s/>1: #Include ..\Functions\InputBoxEx.ahk</text:p>
          </table:table-cell>
          <table:table-cell table:formula="of:=MID([.A170]; FIND(&quot;#&quot;; [.A170]); 100)" office:value-type="string" office:string-value="#Includes all files into a single large script file." calcext:value-type="string">
            <text:p>#Includes all files into a single large script file.</text:p>
          </table:table-cell>
        </table:table-row>
        <table:table-row table:style-name="ro1">
          <table:table-cell office:value-type="string" calcext:value-type="string">
            <text:p><text:tab/>Line <text:s/>1: #Include ..\Functions\MsgBoxEx.ahk</text:p>
          </table:table-cell>
          <table:table-cell table:formula="of:=MID([.A171]; FIND(&quot;#&quot;; [.A171]); 100)" office:value-type="string" office:string-value="#Include ..\Functions\InputBoxEx.ahk" calcext:value-type="string">
            <text:p>#Include ..\Functions\InputBoxEx.ahk</text:p>
          </table:table-cell>
        </table:table-row>
        <table:table-row table:style-name="ro1">
          <table:table-cell office:value-type="string" calcext:value-type="string">
            <text:p><text:tab/>Line <text:s/>1: #Include %A_ScriptDir%\lib\github.ahk</text:p>
          </table:table-cell>
          <table:table-cell table:formula="of:=MID([.A172]; FIND(&quot;#&quot;; [.A172]); 100)" office:value-type="string" office:string-value="#Include ..\Functions\MsgBoxEx.ahk" calcext:value-type="string">
            <text:p>#Include ..\Functions\MsgBoxEx.ahk</text:p>
          </table:table-cell>
        </table:table-row>
        <table:table-row table:style-name="ro1">
          <table:table-cell office:value-type="string" calcext:value-type="string">
            <text:p><text:tab/>Line <text:s/>1: #Include GuiResizer.ahk</text:p>
          </table:table-cell>
          <table:table-cell table:formula="of:=MID([.A173]; FIND(&quot;#&quot;; [.A173]); 100)" office:value-type="string" office:string-value="#Include %A_ScriptDir%\lib\github.ahk" calcext:value-type="string">
            <text:p>#Include %A_ScriptDir%\lib\github.ahk</text:p>
          </table:table-cell>
        </table:table-row>
        <table:table-row table:style-name="ro1">
          <table:table-cell office:value-type="string" calcext:value-type="string">
            <text:p><text:tab/>Line <text:s/>10: #Include "..\..\Lib\IniFile.ahk"</text:p>
          </table:table-cell>
          <table:table-cell table:formula="of:=MID([.A174]; FIND(&quot;#&quot;; [.A174]); 100)" office:value-type="string" office:string-value="#Include GuiResizer.ahk" calcext:value-type="string">
            <text:p>#Include GuiResizer.ahk</text:p>
          </table:table-cell>
        </table:table-row>
        <table:table-row table:style-name="ro1">
          <table:table-cell office:value-type="string" calcext:value-type="string">
            <text:p><text:tab/>Line <text:s/>10: #Include "..\..\Lib\IniLite.ahk"</text:p>
          </table:table-cell>
          <table:table-cell table:formula="of:=MID([.A175]; FIND(&quot;#&quot;; [.A175]); 100)" office:value-type="string" office:string-value="#Include &quot;..\..\Lib\IniFile.ahk&quot;" calcext:value-type="string">
            <text:p>#Include "..\..\Lib\IniFile.ahk"</text:p>
          </table:table-cell>
        </table:table-row>
        <table:table-row table:style-name="ro1">
          <table:table-cell office:value-type="string" calcext:value-type="string">
            <text:p><text:tab/>Line <text:s/>10: #Include "*i %A_ScriptDir%\required\convert\github.ahk"</text:p>
          </table:table-cell>
          <table:table-cell table:formula="of:=MID([.A176]; FIND(&quot;#&quot;; [.A176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/>10: #Include %A_ScriptDir%\..\Lib\Scintilla.ahk</text:p>
          </table:table-cell>
          <table:table-cell table:formula="of:=MID([.A177]; FIND(&quot;#&quot;; [.A177]); 100)" office:value-type="string" office:string-value="#Include &quot;*i %A_ScriptDir%\required\convert\github.ahk&quot;" calcext:value-type="string">
            <text:p>#Include "*i %A_ScriptDir%\required\convert\github.ahk"</text:p>
          </table:table-cell>
        </table:table-row>
        <table:table-row table:style-name="ro1">
          <table:table-cell office:value-type="string" calcext:value-type="string">
            <text:p><text:tab/>Line <text:s/>10: #Include &lt;Class_ConsoleWindowIcon&gt;</text:p>
          </table:table-cell>
          <table:table-cell table:formula="of:=MID([.A178]; FIND(&quot;#&quot;; [.A178]); 100)" office:value-type="string" office:string-value="#Include %A_ScriptDir%\..\Lib\Scintilla.ahk" calcext:value-type="string">
            <text:p>#Include %A_ScriptDir%\..\Lib\Scintilla.ahk</text:p>
          </table:table-cell>
        </table:table-row>
        <table:table-row table:style-name="ro1">
          <table:table-cell office:value-type="string" calcext:value-type="string">
            <text:p><text:tab/>Line <text:s/>10: #Include &lt;IniLite&gt;</text:p>
          </table:table-cell>
          <table:table-cell table:formula="of:=MID([.A179]; FIND(&quot;#&quot;; [.A179]); 100)" office:value-type="string" office:string-value="#Include &lt;Class_ConsoleWindowIcon&gt;" calcext:value-type="string">
            <text:p>#Include &lt;Class_ConsoleWindowIcon&gt;</text:p>
          </table:table-cell>
        </table:table-row>
        <table:table-row table:style-name="ro1">
          <table:table-cell office:value-type="string" calcext:value-type="string">
            <text:p><text:tab/>Line <text:s/>104: <text:tab/><text:tab/>For small/medium size scripts with huge #Include files and only a few items referenced in the #Include files.</text:p>
          </table:table-cell>
          <table:table-cell table:formula="of:=MID([.A180]; FIND(&quot;#&quot;; [.A180]); 100)" office:value-type="string" office:string-value="#Include &lt;IniLite&gt;" calcext:value-type="string">
            <text:p>#Include &lt;IniLite&gt;</text:p>
          </table:table-cell>
        </table:table-row>
        <table:table-row table:style-name="ro1">
          <table:table-cell office:value-type="string" calcext:value-type="string">
            <text:p><text:tab/>Line <text:s/>105: <text:tab/><text:tab/>Large and complex scripts may have external resources and #Includes with only referenced items, therefore no benefit.</text:p>
          </table:table-cell>
          <table:table-cell table:formula="of:=MID([.A181]; FIND(&quot;#&quot;; [.A181]); 100)" office:value-type="string" office:string-value="#Include files and only a few items referenced in the #Include files." calcext:value-type="string">
            <text:p>#Include files and only a few items referenced in the #Include files.</text:p>
          </table:table-cell>
        </table:table-row>
        <table:table-row table:style-name="ro1">
          <table:table-cell office:value-type="string" calcext:value-type="string">
            <text:p><text:tab/>Line <text:s/>106: <text:tab/><text:tab/>External resources (DLL files, pictures, etc.) are not included with the other #Include files.</text:p>
          </table:table-cell>
          <table:table-cell table:formula="of:=MID([.A182]; FIND(&quot;#&quot;; [.A182]); 100)" office:value-type="string" office:string-value="#Includes with only referenced items, therefore no benefit." calcext:value-type="string">
            <text:p>#Includes with only referenced items, therefore no benefit.</text:p>
          </table:table-cell>
        </table:table-row>
        <table:table-row table:style-name="ro1">
          <table:table-cell office:value-type="string" calcext:value-type="string">
            <text:p><text:tab/>Line <text:s/>11: ;#Include &lt;AhkFunctions&gt;</text:p>
          </table:table-cell>
          <table:table-cell table:formula="of:=MID([.A183]; FIND(&quot;#&quot;; [.A183]); 100)" office:value-type="string" office:string-value="#Include files." calcext:value-type="string">
            <text:p>#Include files.</text:p>
          </table:table-cell>
        </table:table-row>
        <table:table-row table:style-name="ro1">
          <table:table-cell office:value-type="string" calcext:value-type="string">
            <text:p><text:tab/>Line <text:s/>11: #Include "..\..\Lib\IniLite.ahk"</text:p>
          </table:table-cell>
          <table:table-cell table:formula="of:=MID([.A184]; FIND(&quot;#&quot;; [.A184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11: #Include %A_ScriptDir%\..\Lib\ControlColor.ahk</text:p>
          </table:table-cell>
          <table:table-cell table:formula="of:=MID([.A185]; FIND(&quot;#&quot;; [.A185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/>11: #Include &lt;AhkFunctions&gt;</text:p>
          </table:table-cell>
          <table:table-cell table:formula="of:=MID([.A186]; FIND(&quot;#&quot;; [.A186]); 100)" office:value-type="string" office:string-value="#Include %A_ScriptDir%\..\Lib\ControlColor.ahk" calcext:value-type="string">
            <text:p>#Include %A_ScriptDir%\..\Lib\ControlColor.ahk</text:p>
          </table:table-cell>
        </table:table-row>
        <table:table-row table:style-name="ro1">
          <table:table-cell office:value-type="string" calcext:value-type="string">
            <text:p><text:tab/>Line <text:s/>11: #Include &lt;Debug&gt;</text:p>
          </table:table-cell>
          <table:table-cell table:formula="of:=MID([.A187]; FIND(&quot;#&quot;; [.A187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12: ;#Include ..\..\Lib\AhkFunctions.ahk</text:p>
          </table:table-cell>
          <table:table-cell table:formula="of:=MID([.A188]; FIND(&quot;#&quot;; [.A188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12: #Include ..\..\Lib\AhkFunctions.ahk</text:p>
          </table:table-cell>
          <table:table-cell table:formula="of:=MID([.A189]; FIND(&quot;#&quot;; [.A189]); 100)" office:value-type="string" office:string-value="#Include ..\..\Lib\AhkFunctions.ahk" calcext:value-type="string">
            <text:p>#Include ..\..\Lib\AhkFunctions.ahk</text:p>
          </table:table-cell>
        </table:table-row>
        <table:table-row table:style-name="ro1">
          <table:table-cell office:value-type="string" calcext:value-type="string">
            <text:p><text:tab/>Line <text:s/>12: #Include &lt;AutoXYWH&gt;</text:p>
          </table:table-cell>
          <table:table-cell table:formula="of:=MID([.A190]; FIND(&quot;#&quot;; [.A190]); 100)" office:value-type="string" office:string-value="#Include ..\..\Lib\AhkFunctions.ahk" calcext:value-type="string">
            <text:p>#Include ..\..\Lib\AhkFunctions.ahk</text:p>
          </table:table-cell>
        </table:table-row>
        <table:table-row table:style-name="ro1">
          <table:table-cell office:value-type="string" calcext:value-type="string">
            <text:p><text:tab/>Line <text:s/>12: #Include &lt;Debug&gt;</text:p>
          </table:table-cell>
          <table:table-cell table:formula="of:=MID([.A191]; FIND(&quot;#&quot;; [.A191]); 100)" office:value-type="string" office:string-value="#Include &lt;AutoXYWH&gt;" calcext:value-type="string">
            <text:p>#Include &lt;AutoXYWH&gt;</text:p>
          </table:table-cell>
        </table:table-row>
        <table:table-row table:style-name="ro1">
          <table:table-cell office:value-type="string" calcext:value-type="string">
            <text:p><text:tab/>Line <text:s/>136: #Include %A_ScriptDir%\Include\Menu.ahk</text:p>
          </table:table-cell>
          <table:table-cell table:formula="of:=MID([.A192]; FIND(&quot;#&quot;; [.A192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14: #Include &lt;Debug&gt;</text:p>
          </table:table-cell>
          <table:table-cell table:formula="of:=MID([.A193]; FIND(&quot;#&quot;; [.A193]); 100)" office:value-type="string" office:string-value="#Include %A_ScriptDir%\Include\Menu.ahk" calcext:value-type="string">
            <text:p>#Include %A_ScriptDir%\Include\Menu.ahk</text:p>
          </table:table-cell>
        </table:table-row>
        <table:table-row table:style-name="ro1">
          <table:table-cell office:value-type="string" calcext:value-type="string">
            <text:p><text:tab/>Line <text:s/>15: #Include &lt;Class_MBox&gt;</text:p>
          </table:table-cell>
          <table:table-cell table:formula="of:=MID([.A194]; FIND(&quot;#&quot;; [.A194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15: #Include &lt;CustomMsgBox&gt;</text:p>
          </table:table-cell>
          <table:table-cell table:formula="of:=MID([.A195]; FIND(&quot;#&quot;; [.A195]); 100)" office:value-type="string" office:string-value="#Include &lt;Class_MBox&gt;" calcext:value-type="string">
            <text:p>#Include &lt;Class_MBox&gt;</text:p>
          </table:table-cell>
        </table:table-row>
        <table:table-row table:style-name="ro1">
          <table:table-cell office:value-type="string" calcext:value-type="string">
            <text:p><text:tab/>Line <text:s/>15: #Include &lt;Debug&gt;</text:p>
          </table:table-cell>
          <table:table-cell table:formula="of:=MID([.A196]; FIND(&quot;#&quot;; [.A196]); 100)" office:value-type="string" office:string-value="#Include &lt;CustomMsgBox&gt;" calcext:value-type="string">
            <text:p>#Include &lt;CustomMsgBox&gt;</text:p>
          </table:table-cell>
        </table:table-row>
        <table:table-row table:style-name="ro1">
          <table:table-cell office:value-type="string" calcext:value-type="string">
            <text:p><text:tab/>Line <text:s/>15: #Include &lt;MsgBoxCustom&gt;</text:p>
          </table:table-cell>
          <table:table-cell table:formula="of:=MID([.A197]; FIND(&quot;#&quot;; [.A197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16: #Include &lt;Debug&gt;</text:p>
          </table:table-cell>
          <table:table-cell table:formula="of:=MID([.A198]; FIND(&quot;#&quot;; [.A198]); 100)" office:value-type="string" office:string-value="#Include &lt;MsgBoxCustom&gt;" calcext:value-type="string">
            <text:p>#Include &lt;MsgBoxCustom&gt;</text:p>
          </table:table-cell>
        </table:table-row>
        <table:table-row table:style-name="ro1">
          <table:table-cell office:value-type="string" calcext:value-type="string">
            <text:p><text:tab/>Line <text:s/>17: <text:s text:c="8"/>Includes .= "#Include %A_ScriptDir%\AutoXYWH.ahk" . CRLF</text:p>
          </table:table-cell>
          <table:table-cell table:formula="of:=MID([.A199]; FIND(&quot;#&quot;; [.A199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17: #Include ..\..\Lib\IniLite.ahk</text:p>
          </table:table-cell>
          <table:table-cell table:formula="of:=MID([.A200]; FIND(&quot;#&quot;; [.A200]); 100)" office:value-type="string" office:string-value="#Include %A_ScriptDir%\AutoXYWH.ahk&quot; . CRLF" calcext:value-type="string">
            <text:p>#Include %A_ScriptDir%\AutoXYWH.ahk" . CRLF</text:p>
          </table:table-cell>
        </table:table-row>
        <table:table-row table:style-name="ro1">
          <table:table-cell office:value-type="string" calcext:value-type="string">
            <text:p><text:tab/>Line <text:s/>17: #Include &lt;Debug&gt;</text:p>
          </table:table-cell>
          <table:table-cell table:formula="of:=MID([.A201]; FIND(&quot;#&quot;; [.A201]); 100)" office:value-type="string" office:string-value="#Include ..\..\Lib\IniLite.ahk" calcext:value-type="string">
            <text:p>#Include ..\..\Lib\IniLite.ahk</text:p>
          </table:table-cell>
        </table:table-row>
        <table:table-row table:style-name="ro1">
          <table:table-cell office:value-type="string" calcext:value-type="string">
            <text:p><text:tab/>Line <text:s/>176: #Include &lt;AHKLX_LIB&gt;</text:p>
          </table:table-cell>
          <table:table-cell table:formula="of:=MID([.A202]; FIND(&quot;#&quot;; [.A202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177: #Include &lt;Class_DebugGUI&gt;</text:p>
          </table:table-cell>
          <table:table-cell table:formula="of:=MID([.A203]; FIND(&quot;#&quot;; [.A203]); 100)" office:value-type="string" office:string-value="#Include &lt;AHKLX_LIB&gt;" calcext:value-type="string">
            <text:p>#Include &lt;AHKLX_LIB&gt;</text:p>
          </table:table-cell>
        </table:table-row>
        <table:table-row table:style-name="ro1">
          <table:table-cell office:value-type="string" calcext:value-type="string">
            <text:p><text:tab/>Line <text:s/>178: #Include &lt;Class_ParseAhk&gt;</text:p>
          </table:table-cell>
          <table:table-cell table:formula="of:=MID([.A204]; FIND(&quot;#&quot;; [.A204]); 100)" office:value-type="string" office:string-value="#Include &lt;Class_DebugGUI&gt;" calcext:value-type="string">
            <text:p>#Include &lt;Class_DebugGUI&gt;</text:p>
          </table:table-cell>
        </table:table-row>
        <table:table-row table:style-name="ro1">
          <table:table-cell office:value-type="string" calcext:value-type="string">
            <text:p><text:tab/>Line <text:s/>18: #Include ..\..\Lib\IniLite.ahk</text:p>
          </table:table-cell>
          <table:table-cell table:formula="of:=MID([.A205]; FIND(&quot;#&quot;; [.A205]); 100)" office:value-type="string" office:string-value="#Include &lt;Class_ParseAhk&gt;" calcext:value-type="string">
            <text:p>#Include &lt;Class_ParseAhk&gt;</text:p>
          </table:table-cell>
        </table:table-row>
        <table:table-row table:style-name="ro1">
          <table:table-cell office:value-type="string" calcext:value-type="string">
            <text:p><text:tab/>Line <text:s/>18: #Include &lt;Debug&gt;</text:p>
          </table:table-cell>
          <table:table-cell table:formula="of:=MID([.A206]; FIND(&quot;#&quot;; [.A206]); 100)" office:value-type="string" office:string-value="#Include ..\..\Lib\IniLite.ahk" calcext:value-type="string">
            <text:p>#Include ..\..\Lib\IniLite.ahk</text:p>
          </table:table-cell>
        </table:table-row>
        <table:table-row table:style-name="ro1">
          <table:table-cell office:value-type="string" calcext:value-type="string">
            <text:p><text:tab/>Line <text:s/>184: #Include %A_ScriptDir%\Include\Controls.ahk</text:p>
          </table:table-cell>
          <table:table-cell table:formula="of:=MID([.A207]; FIND(&quot;#&quot;; [.A207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19: ;#include ..\..\Lib\String_v2.ahk ; String functions TBD</text:p>
          </table:table-cell>
          <table:table-cell table:formula="of:=MID([.A208]; FIND(&quot;#&quot;; [.A208]); 100)" office:value-type="string" office:string-value="#Include %A_ScriptDir%\Include\Controls.ahk" calcext:value-type="string">
            <text:p>#Include %A_ScriptDir%\Include\Controls.ahk</text:p>
          </table:table-cell>
        </table:table-row>
        <table:table-row table:style-name="ro1">
          <table:table-cell office:value-type="string" calcext:value-type="string">
            <text:p><text:tab/>Line <text:s/>19: #Include &lt;AhkFunctions_Static.ahk&gt;</text:p>
          </table:table-cell>
          <table:table-cell table:formula="of:=MID([.A209]; FIND(&quot;#&quot;; [.A209]); 100)" office:value-type="string" office:string-value="#include ..\..\Lib\String_v2.ahk ; String functions TBD" calcext:value-type="string">
            <text:p>#include ..\..\Lib\String_v2.ahk ; String functions TBD</text:p>
          </table:table-cell>
        </table:table-row>
        <table:table-row table:style-name="ro1">
          <table:table-cell office:value-type="string" calcext:value-type="string">
            <text:p><text:tab/>Line <text:s/>19: #Include &lt;AhkFunctions_Static&gt;</text:p>
          </table:table-cell>
          <table:table-cell table:formula="of:=MID([.A210]; FIND(&quot;#&quot;; [.A210]); 100)" office:value-type="string" office:string-value="#Include &lt;AhkFunctions_Static.ahk&gt;" calcext:value-type="string">
            <text:p>#Include &lt;AhkFunctions_Static.ahk&gt;</text:p>
          </table:table-cell>
        </table:table-row>
        <table:table-row table:style-name="ro1">
          <table:table-cell office:value-type="string" calcext:value-type="string">
            <text:p><text:tab/>Line <text:s/>19: #Include &lt;AhkFunctions&gt;</text:p>
          </table:table-cell>
          <table:table-cell table:formula="of:=MID([.A211]; FIND(&quot;#&quot;; [.A211]); 100)" office:value-type="string" office:string-value="#Include &lt;AhkFunctions_Static&gt;" calcext:value-type="string">
            <text:p>#Include &lt;AhkFunctions_Static&gt;</text:p>
          </table:table-cell>
        </table:table-row>
        <table:table-row table:style-name="ro1">
          <table:table-cell office:value-type="string" calcext:value-type="string">
            <text:p><text:tab/>Line <text:s/>19: #Include &lt;Debug&gt;</text:p>
          </table:table-cell>
          <table:table-cell table:formula="of:=MID([.A212]; FIND(&quot;#&quot;; [.A212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2: ;#Include MyIncludedFunctions.ahk ; Include the file containing the function</text:p>
          </table:table-cell>
          <table:table-cell table:formula="of:=MID([.A213]; FIND(&quot;#&quot;; [.A213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2: #Include %A_ScriptDir%\lib\WinHttpRequest.ahk</text:p>
          </table:table-cell>
          <table:table-cell table:formula="of:=MID([.A214]; FIND(&quot;#&quot;; [.A214]); 100)" office:value-type="string" office:string-value="#Include MyIncludedFunctions.ahk ; Include the file containing the function" calcext:value-type="string">
            <text:p>#Include MyIncludedFunctions.ahk ; Include the file containing the function</text:p>
          </table:table-cell>
        </table:table-row>
        <table:table-row table:style-name="ro1">
          <table:table-cell office:value-type="string" calcext:value-type="string">
            <text:p><text:tab/>Line <text:s/>20: <text:s text:c="8"/>Includes .= "#Include %A_ScriptDir%\Toolbar.ahk" . CRLF</text:p>
          </table:table-cell>
          <table:table-cell table:formula="of:=MID([.A215]; FIND(&quot;#&quot;; [.A215]); 100)" office:value-type="string" office:string-value="#Include %A_ScriptDir%\lib\WinHttpRequest.ahk" calcext:value-type="string">
            <text:p>#Include %A_ScriptDir%\lib\WinHttpRequest.ahk</text:p>
          </table:table-cell>
        </table:table-row>
        <table:table-row table:style-name="ro1">
          <table:table-cell office:value-type="string" calcext:value-type="string">
            <text:p><text:tab/>Line <text:s/>20: #Include &lt;Debug&gt;</text:p>
          </table:table-cell>
          <table:table-cell table:formula="of:=MID([.A216]; FIND(&quot;#&quot;; [.A216]); 100)" office:value-type="string" office:string-value="#Include %A_ScriptDir%\Toolbar.ahk&quot; . CRLF" calcext:value-type="string">
            <text:p>#Include %A_ScriptDir%\Toolbar.ahk" . CRLF</text:p>
          </table:table-cell>
        </table:table-row>
        <table:table-row table:style-name="ro1">
          <table:table-cell office:value-type="string" calcext:value-type="string">
            <text:p><text:tab/>Line <text:s/>21: #Include &lt;Debug&gt;</text:p>
          </table:table-cell>
          <table:table-cell table:formula="of:=MID([.A217]; FIND(&quot;#&quot;; [.A217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22: #Include &lt;Debug&gt;</text:p>
          </table:table-cell>
          <table:table-cell table:formula="of:=MID([.A218]; FIND(&quot;#&quot;; [.A218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23: <text:s text:c="8"/>Includes .= "#Include %A_ScriptDir%\ControlColor.ahk" . CRLF</text:p>
          </table:table-cell>
          <table:table-cell table:formula="of:=MID([.A219]; FIND(&quot;#&quot;; [.A219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23: #Include ..\..\Lib\IniLite.ahk</text:p>
          </table:table-cell>
          <table:table-cell table:formula="of:=MID([.A220]; FIND(&quot;#&quot;; [.A220]); 100)" office:value-type="string" office:string-value="#Include %A_ScriptDir%\ControlColor.ahk&quot; . CRLF" calcext:value-type="string">
            <text:p>#Include %A_ScriptDir%\ControlColor.ahk" . CRLF</text:p>
          </table:table-cell>
        </table:table-row>
        <table:table-row table:style-name="ro1">
          <table:table-cell office:value-type="string" calcext:value-type="string">
            <text:p><text:tab/>Line <text:s/>23: #Include &lt;Debug&gt;</text:p>
          </table:table-cell>
          <table:table-cell table:formula="of:=MID([.A221]; FIND(&quot;#&quot;; [.A221]); 100)" office:value-type="string" office:string-value="#Include ..\..\Lib\IniLite.ahk" calcext:value-type="string">
            <text:p>#Include ..\..\Lib\IniLite.ahk</text:p>
          </table:table-cell>
        </table:table-row>
        <table:table-row table:style-name="ro1">
          <table:table-cell office:value-type="string" calcext:value-type="string">
            <text:p><text:tab/>Line <text:s/>23: #Include &lt;IniLite&gt;</text:p>
          </table:table-cell>
          <table:table-cell table:formula="of:=MID([.A222]; FIND(&quot;#&quot;; [.A222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24: #Include &lt;AhkFunctions&gt;</text:p>
          </table:table-cell>
          <table:table-cell table:formula="of:=MID([.A223]; FIND(&quot;#&quot;; [.A223]); 100)" office:value-type="string" office:string-value="#Include &lt;IniLite&gt;" calcext:value-type="string">
            <text:p>#Include &lt;IniLite&gt;</text:p>
          </table:table-cell>
        </table:table-row>
        <table:table-row table:style-name="ro1">
          <table:table-cell office:value-type="string" calcext:value-type="string">
            <text:p><text:tab/>Line <text:s/>25: ;#Include &lt;AhkFunctions&gt;</text:p>
          </table:table-cell>
          <table:table-cell table:formula="of:=MID([.A224]; FIND(&quot;#&quot;; [.A224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25: #Include &lt;IniLite&gt;</text:p>
          </table:table-cell>
          <table:table-cell table:formula="of:=MID([.A225]; FIND(&quot;#&quot;; [.A225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26: ;#Include &lt;AhkFunctions&gt;</text:p>
          </table:table-cell>
          <table:table-cell table:formula="of:=MID([.A226]; FIND(&quot;#&quot;; [.A226]); 100)" office:value-type="string" office:string-value="#Include &lt;IniLite&gt;" calcext:value-type="string">
            <text:p>#Include &lt;IniLite&gt;</text:p>
          </table:table-cell>
        </table:table-row>
        <table:table-row table:style-name="ro1">
          <table:table-cell office:value-type="string" calcext:value-type="string">
            <text:p><text:tab/>Line <text:s/>26: #Include &lt;AhkFunctions&gt;</text:p>
          </table:table-cell>
          <table:table-cell table:formula="of:=MID([.A227]; FIND(&quot;#&quot;; [.A227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26: #Include &lt;Class_IniLite&gt;</text:p>
          </table:table-cell>
          <table:table-cell table:formula="of:=MID([.A228]; FIND(&quot;#&quot;; [.A228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26: #Include &lt;IniLite&gt;</text:p>
          </table:table-cell>
          <table:table-cell table:formula="of:=MID([.A229]; FIND(&quot;#&quot;; [.A229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26: #Include &lt;RunCMD&gt;</text:p>
          </table:table-cell>
          <table:table-cell table:formula="of:=MID([.A230]; FIND(&quot;#&quot;; [.A230]); 100)" office:value-type="string" office:string-value="#Include &lt;IniLite&gt;" calcext:value-type="string">
            <text:p>#Include &lt;IniLite&gt;</text:p>
          </table:table-cell>
        </table:table-row>
        <table:table-row table:style-name="ro1">
          <table:table-cell office:value-type="string" calcext:value-type="string">
            <text:p><text:tab/>Line <text:s/>27: <text:s text:c="2"/>Build list from main script and all #Includes</text:p>
          </table:table-cell>
          <table:table-cell table:formula="of:=MID([.A231]; FIND(&quot;#&quot;; [.A231]); 100)" office:value-type="string" office:string-value="#Include &lt;RunCMD&gt;" calcext:value-type="string">
            <text:p>#Include &lt;RunCMD&gt;</text:p>
          </table:table-cell>
        </table:table-row>
        <table:table-row table:style-name="ro1">
          <table:table-cell office:value-type="string" calcext:value-type="string">
            <text:p><text:tab/>Line <text:s/>27: ;#Include ..\..\Lib\AhkFunctions.ahk</text:p>
          </table:table-cell>
          <table:table-cell table:formula="of:=MID([.A232]; FIND(&quot;#&quot;; [.A232]); 100)" office:value-type="string" office:string-value="#Includes" calcext:value-type="string">
            <text:p>#Includes</text:p>
          </table:table-cell>
        </table:table-row>
        <table:table-row table:style-name="ro1">
          <table:table-cell office:value-type="string" calcext:value-type="string">
            <text:p><text:tab/>Line <text:s/>27: ;#Include &lt;AhkFunctions&gt;</text:p>
          </table:table-cell>
          <table:table-cell table:formula="of:=MID([.A233]; FIND(&quot;#&quot;; [.A233]); 100)" office:value-type="string" office:string-value="#Include ..\..\Lib\AhkFunctions.ahk" calcext:value-type="string">
            <text:p>#Include ..\..\Lib\AhkFunctions.ahk</text:p>
          </table:table-cell>
        </table:table-row>
        <table:table-row table:style-name="ro1">
          <table:table-cell office:value-type="string" calcext:value-type="string">
            <text:p><text:tab/>Line <text:s/>27: #Include &lt;AhkFunctions&gt;</text:p>
          </table:table-cell>
          <table:table-cell table:formula="of:=MID([.A234]; FIND(&quot;#&quot;; [.A234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27: #Include &lt;Class_IniLite&gt;</text:p>
          </table:table-cell>
          <table:table-cell table:formula="of:=MID([.A235]; FIND(&quot;#&quot;; [.A235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27: #Include &lt;File&gt;</text:p>
          </table:table-cell>
          <table:table-cell table:formula="of:=MID([.A236]; FIND(&quot;#&quot;; [.A236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27: #Include &lt;IniLite&gt;</text:p>
          </table:table-cell>
          <table:table-cell table:formula="of:=MID([.A237]; FIND(&quot;#&quot;; [.A237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/>28: ;#Include ..\..\Lib\AhkFunctions.ahk</text:p>
          </table:table-cell>
          <table:table-cell table:formula="of:=MID([.A238]; FIND(&quot;#&quot;; [.A238]); 100)" office:value-type="string" office:string-value="#Include &lt;IniLite&gt;" calcext:value-type="string">
            <text:p>#Include &lt;IniLite&gt;</text:p>
          </table:table-cell>
        </table:table-row>
        <table:table-row table:style-name="ro1">
          <table:table-cell office:value-type="string" calcext:value-type="string">
            <text:p><text:tab/>Line <text:s/>28: ;#Include &lt;AhkFunctions&gt;</text:p>
          </table:table-cell>
          <table:table-cell table:formula="of:=MID([.A239]; FIND(&quot;#&quot;; [.A239]); 100)" office:value-type="string" office:string-value="#Include ..\..\Lib\AhkFunctions.ahk" calcext:value-type="string">
            <text:p>#Include ..\..\Lib\AhkFunctions.ahk</text:p>
          </table:table-cell>
        </table:table-row>
        <table:table-row table:style-name="ro1">
          <table:table-cell office:value-type="string" calcext:value-type="string">
            <text:p><text:tab/>Line <text:s/>28: #Include &lt;AhkFunctions&gt;</text:p>
          </table:table-cell>
          <table:table-cell table:formula="of:=MID([.A240]; FIND(&quot;#&quot;; [.A240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28: #Include &lt;Class_IniLite&gt;</text:p>
          </table:table-cell>
          <table:table-cell table:formula="of:=MID([.A241]; FIND(&quot;#&quot;; [.A241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28: #Include &lt;File&gt;</text:p>
          </table:table-cell>
          <table:table-cell table:formula="of:=MID([.A242]; FIND(&quot;#&quot;; [.A242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28: #Include &lt;IniLite&gt;</text:p>
          </table:table-cell>
          <table:table-cell table:formula="of:=MID([.A243]; FIND(&quot;#&quot;; [.A243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/>28: #Include &lt;String&gt;</text:p>
          </table:table-cell>
          <table:table-cell table:formula="of:=MID([.A244]; FIND(&quot;#&quot;; [.A244]); 100)" office:value-type="string" office:string-value="#Include &lt;IniLite&gt;" calcext:value-type="string">
            <text:p>#Include &lt;IniLite&gt;</text:p>
          </table:table-cell>
        </table:table-row>
        <table:table-row table:style-name="ro1">
          <table:table-cell office:value-type="string" calcext:value-type="string">
            <text:p><text:tab/>Line <text:s/>29: ;#Include ..\..\Lib\AhkFunctions.ahk</text:p>
          </table:table-cell>
          <table:table-cell table:formula="of:=MID([.A245]; FIND(&quot;#&quot;; [.A245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29: ;#Include &lt;AhkFunctions&gt;</text:p>
          </table:table-cell>
          <table:table-cell table:formula="of:=MID([.A246]; FIND(&quot;#&quot;; [.A246]); 100)" office:value-type="string" office:string-value="#Include ..\..\Lib\AhkFunctions.ahk" calcext:value-type="string">
            <text:p>#Include ..\..\Lib\AhkFunctions.ahk</text:p>
          </table:table-cell>
        </table:table-row>
        <table:table-row table:style-name="ro1">
          <table:table-cell office:value-type="string" calcext:value-type="string">
            <text:p><text:tab/>Line <text:s/>29: #Include &lt;AhkFunctions&gt;</text:p>
          </table:table-cell>
          <table:table-cell table:formula="of:=MID([.A247]; FIND(&quot;#&quot;; [.A247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29: #Include &lt;Class_IniLite&gt;</text:p>
          </table:table-cell>
          <table:table-cell table:formula="of:=MID([.A248]; FIND(&quot;#&quot;; [.A248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29: #Include &lt;File&gt;</text:p>
          </table:table-cell>
          <table:table-cell table:formula="of:=MID([.A249]; FIND(&quot;#&quot;; [.A249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29: #Include &lt;Gui&gt;</text:p>
          </table:table-cell>
          <table:table-cell table:formula="of:=MID([.A250]; FIND(&quot;#&quot;; [.A250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/>29: #Include &lt;IniLite&gt;</text:p>
          </table:table-cell>
          <table:table-cell table:formula="of:=MID([.A251]; FIND(&quot;#&quot;; [.A251]); 100)" office:value-type="string" office:string-value="#Include &lt;Gui&gt;" calcext:value-type="string">
            <text:p>#Include &lt;Gui&gt;</text:p>
          </table:table-cell>
        </table:table-row>
        <table:table-row table:style-name="ro1">
          <table:table-cell office:value-type="string" calcext:value-type="string">
            <text:p><text:tab/>Line <text:s/>29: #Include &lt;String&gt;</text:p>
          </table:table-cell>
          <table:table-cell table:formula="of:=MID([.A252]; FIND(&quot;#&quot;; [.A252]); 100)" office:value-type="string" office:string-value="#Include &lt;IniLite&gt;" calcext:value-type="string">
            <text:p>#Include &lt;IniLite&gt;</text:p>
          </table:table-cell>
        </table:table-row>
        <table:table-row table:style-name="ro1">
          <table:table-cell office:value-type="string" calcext:value-type="string">
            <text:p><text:tab/>Line <text:s/>3: #Include %A_ScriptDir%\lib\JXON.ahk</text:p>
          </table:table-cell>
          <table:table-cell table:formula="of:=MID([.A253]; FIND(&quot;#&quot;; [.A253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3: #Include &lt;MyIncludedFunctions&gt; ; Include the file containing the function</text:p>
          </table:table-cell>
          <table:table-cell table:formula="of:=MID([.A254]; FIND(&quot;#&quot;; [.A254]); 100)" office:value-type="string" office:string-value="#Include %A_ScriptDir%\lib\JXON.ahk" calcext:value-type="string">
            <text:p>#Include %A_ScriptDir%\lib\JXON.ahk</text:p>
          </table:table-cell>
        </table:table-row>
        <table:table-row table:style-name="ro1">
          <table:table-cell office:value-type="string" calcext:value-type="string">
            <text:p><text:tab/>Line <text:s/>3: #Include &lt;RunCMD&gt;</text:p>
          </table:table-cell>
          <table:table-cell table:formula="of:=MID([.A255]; FIND(&quot;#&quot;; [.A255]); 100)" office:value-type="string" office:string-value="#Include &lt;MyIncludedFunctions&gt; ; Include the file containing the function" calcext:value-type="string">
            <text:p>#Include &lt;MyIncludedFunctions&gt; ; Include the file containing the function</text:p>
          </table:table-cell>
        </table:table-row>
        <table:table-row table:style-name="ro1">
          <table:table-cell office:value-type="string" calcext:value-type="string">
            <text:p><text:tab/>Line <text:s/>3: #Include &lt;RunCMDReturnOutput&gt;</text:p>
          </table:table-cell>
          <table:table-cell table:formula="of:=MID([.A256]; FIND(&quot;#&quot;; [.A256]); 100)" office:value-type="string" office:string-value="#Include &lt;RunCMD&gt;" calcext:value-type="string">
            <text:p>#Include &lt;RunCMD&gt;</text:p>
          </table:table-cell>
        </table:table-row>
        <table:table-row table:style-name="ro1">
          <table:table-cell office:value-type="string" calcext:value-type="string">
            <text:p><text:tab/>Line <text:s/>3: #include GuiResizer.ahk</text:p>
          </table:table-cell>
          <table:table-cell table:formula="of:=MID([.A257]; FIND(&quot;#&quot;; [.A257]); 100)" office:value-type="string" office:string-value="#Include &lt;RunCMDReturnOutput&gt;" calcext:value-type="string">
            <text:p>#Include &lt;RunCMDReturnOutput&gt;</text:p>
          </table:table-cell>
        </table:table-row>
        <table:table-row table:style-name="ro1">
          <table:table-cell office:value-type="string" calcext:value-type="string">
            <text:p><text:tab/>Line <text:s/>3: Keywords.Directives := "#clipboardtimeout #commentflag #errorstdout #escapechar #hotkeyinterval #hotkeymodifiertimeout #hotstring #if #iftimeout #ifwinactive #ifwinexist #include #includeagain #installkeybdhook #installmousehook #keyhistory #ltrim #maxhotkeysperinterval #maxmem #maxthreads #maxthreadsbuffer #maxthreadsperhotkey #menumaskkey #noenv #notrayicon #persistent #singleinstance #usehook #warn #winactivateforce #delimiter #derefchar #ifwinnotactive #ifwinnotexist #inputlevel"</text:p>
          </table:table-cell>
          <table:table-cell table:formula="of:=MID([.A258]; FIND(&quot;#&quot;; [.A258]); 100)" office:value-type="string" office:string-value="#include GuiResizer.ahk" calcext:value-type="string">
            <text:p>#include GuiResizer.ahk</text:p>
          </table:table-cell>
        </table:table-row>
        <table:table-row table:style-name="ro1">
          <table:table-cell office:value-type="string" calcext:value-type="string">
            <text:p><text:tab/>Line <text:s/>30: <text:s text:c="4"/>Function/Class/Global_Name | Type=C/F/G | <text:s/>#Include_Filename.ahk | #Include_LineNumberinMainScript | GlobalValue</text:p>
          </table:table-cell>
          <table:table-cell table:formula="of:=MID([.A259]; FIND(&quot;#&quot;; [.A259]); 100)" office:value-type="string" office:string-value="#clipboardtimeout #commentflag #errorstdout #escapechar #hotkeyinterval #hotkeymodifiertimeout #hots" calcext:value-type="string">
            <text:p>#clipboardtimeout #commentflag #errorstdout #escapechar #hotkeyinterval #hotkeymodifiertimeout #hots</text:p>
          </table:table-cell>
        </table:table-row>
        <table:table-row table:style-name="ro1">
          <table:table-cell office:value-type="string" calcext:value-type="string">
            <text:p><text:tab/>Line <text:s/>30: ;#Include ..\..\Lib\AhkFunctions.ahk</text:p>
          </table:table-cell>
          <table:table-cell table:formula="of:=MID([.A260]; FIND(&quot;#&quot;; [.A260]); 100)" office:value-type="string" office:string-value="#Include_Filename.ahk | #Include_LineNumberinMainScript | GlobalValue" calcext:value-type="string">
            <text:p>#Include_Filename.ahk | #Include_LineNumberinMainScript | GlobalValue</text:p>
          </table:table-cell>
        </table:table-row>
        <table:table-row table:style-name="ro1">
          <table:table-cell office:value-type="string" calcext:value-type="string">
            <text:p><text:tab/>Line <text:s/>30: #Include &lt;AhkFunctions&gt;</text:p>
          </table:table-cell>
          <table:table-cell table:formula="of:=MID([.A261]; FIND(&quot;#&quot;; [.A261]); 100)" office:value-type="string" office:string-value="#Include ..\..\Lib\AhkFunctions.ahk" calcext:value-type="string">
            <text:p>#Include ..\..\Lib\AhkFunctions.ahk</text:p>
          </table:table-cell>
        </table:table-row>
        <table:table-row table:style-name="ro1">
          <table:table-cell office:value-type="string" calcext:value-type="string">
            <text:p><text:tab/>Line <text:s/>30: #Include &lt;Class_IniLite&gt;</text:p>
          </table:table-cell>
          <table:table-cell table:formula="of:=MID([.A262]; FIND(&quot;#&quot;; [.A262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30: #Include &lt;CredMgr&gt;</text:p>
          </table:table-cell>
          <table:table-cell table:formula="of:=MID([.A263]; FIND(&quot;#&quot;; [.A263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30: #Include &lt;dbg&gt;</text:p>
          </table:table-cell>
          <table:table-cell table:formula="of:=MID([.A264]; FIND(&quot;#&quot;; [.A26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<text:s/>30: #Include &lt;File&gt;</text:p>
          </table:table-cell>
          <table:table-cell table:formula="of:=MID([.A265]; FIND(&quot;#&quot;; [.A265]); 100)" office:value-type="string" office:string-value="#Include &lt;dbg&gt;" calcext:value-type="string">
            <text:p>#Include &lt;dbg&gt;</text:p>
          </table:table-cell>
        </table:table-row>
        <table:table-row table:style-name="ro1">
          <table:table-cell office:value-type="string" calcext:value-type="string">
            <text:p><text:tab/>Line <text:s/>30: #Include &lt;IniLite&gt;</text:p>
          </table:table-cell>
          <table:table-cell table:formula="of:=MID([.A266]; FIND(&quot;#&quot;; [.A266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/>30: #Include &lt;String&gt;</text:p>
          </table:table-cell>
          <table:table-cell table:formula="of:=MID([.A267]; FIND(&quot;#&quot;; [.A267]); 100)" office:value-type="string" office:string-value="#Include &lt;IniLite&gt;" calcext:value-type="string">
            <text:p>#Include &lt;IniLite&gt;</text:p>
          </table:table-cell>
        </table:table-row>
        <table:table-row table:style-name="ro1">
          <table:table-cell office:value-type="string" calcext:value-type="string">
            <text:p><text:tab/>Line <text:s/>31: ;#Include ..\..\Lib\AhkFunctions.ahk</text:p>
          </table:table-cell>
          <table:table-cell table:formula="of:=MID([.A268]; FIND(&quot;#&quot;; [.A268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31: #Include &lt;File&gt;</text:p>
          </table:table-cell>
          <table:table-cell table:formula="of:=MID([.A269]; FIND(&quot;#&quot;; [.A269]); 100)" office:value-type="string" office:string-value="#Include ..\..\Lib\AhkFunctions.ahk" calcext:value-type="string">
            <text:p>#Include ..\..\Lib\AhkFunctions.ahk</text:p>
          </table:table-cell>
        </table:table-row>
        <table:table-row table:style-name="ro1">
          <table:table-cell office:value-type="string" calcext:value-type="string">
            <text:p><text:tab/>Line <text:s/>31: #Include &lt;String&gt;</text:p>
          </table:table-cell>
          <table:table-cell table:formula="of:=MID([.A270]; FIND(&quot;#&quot;; [.A270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/>32: <text:s text:c="4"/>Function/Class/Global_Name ETX Type=C/F/G | <text:s/>#Include_Filename.ahk | #Include_LineNumberinMainScript | GlobalValue</text:p>
          </table:table-cell>
          <table:table-cell table:formula="of:=MID([.A271]; FIND(&quot;#&quot;; [.A271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32: #Include &lt;Class_IniLite&gt;</text:p>
          </table:table-cell>
          <table:table-cell table:formula="of:=MID([.A272]; FIND(&quot;#&quot;; [.A272]); 100)" office:value-type="string" office:string-value="#Include_Filename.ahk | #Include_LineNumberinMainScript | GlobalValue" calcext:value-type="string">
            <text:p>#Include_Filename.ahk | #Include_LineNumberinMainScript | GlobalValue</text:p>
          </table:table-cell>
        </table:table-row>
        <table:table-row table:style-name="ro1">
          <table:table-cell office:value-type="string" calcext:value-type="string">
            <text:p><text:tab/>Line <text:s/>32: #Include &lt;IniLite&gt;</text:p>
          </table:table-cell>
          <table:table-cell table:formula="of:=MID([.A273]; FIND(&quot;#&quot;; [.A273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32: #Include &lt;String&gt;</text:p>
          </table:table-cell>
          <table:table-cell table:formula="of:=MID([.A274]; FIND(&quot;#&quot;; [.A274]); 100)" office:value-type="string" office:string-value="#Include &lt;IniLite&gt;" calcext:value-type="string">
            <text:p>#Include &lt;IniLite&gt;</text:p>
          </table:table-cell>
        </table:table-row>
        <table:table-row table:style-name="ro1">
          <table:table-cell office:value-type="string" calcext:value-type="string">
            <text:p><text:tab/>Line <text:s/>33: ;#Include &lt;AhkFunctions&gt;</text:p>
          </table:table-cell>
          <table:table-cell table:formula="of:=MID([.A275]; FIND(&quot;#&quot;; [.A275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33: #Include &lt;AhkFunctions&gt;</text:p>
          </table:table-cell>
          <table:table-cell table:formula="of:=MID([.A276]; FIND(&quot;#&quot;; [.A276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34: ;#Include ..\..\Lib\AhkFunctions.ahk</text:p>
          </table:table-cell>
          <table:table-cell table:formula="of:=MID([.A277]; FIND(&quot;#&quot;; [.A277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34: #Include ..\..\Lib\AhkFunctions.ahk</text:p>
          </table:table-cell>
          <table:table-cell table:formula="of:=MID([.A278]; FIND(&quot;#&quot;; [.A278]); 100)" office:value-type="string" office:string-value="#Include ..\..\Lib\AhkFunctions.ahk" calcext:value-type="string">
            <text:p>#Include ..\..\Lib\AhkFunctions.ahk</text:p>
          </table:table-cell>
        </table:table-row>
        <table:table-row table:style-name="ro1">
          <table:table-cell office:value-type="string" calcext:value-type="string">
            <text:p><text:tab/>Line <text:s/>35: <text:s text:c="3"/>#Include ConvertFuncs.ahk</text:p>
          </table:table-cell>
          <table:table-cell table:formula="of:=MID([.A279]; FIND(&quot;#&quot;; [.A279]); 100)" office:value-type="string" office:string-value="#Include ..\..\Lib\AhkFunctions.ahk" calcext:value-type="string">
            <text:p>#Include ..\..\Lib\AhkFunctions.ahk</text:p>
          </table:table-cell>
        </table:table-row>
        <table:table-row table:style-name="ro1">
          <table:table-cell office:value-type="string" calcext:value-type="string">
            <text:p><text:tab/>Line <text:s/>35: <text:s text:c="3"/>#Include lib/ClassOrderedMap.ahk</text:p>
          </table:table-cell>
          <table:table-cell table:formula="of:=MID([.A280]; FIND(&quot;#&quot;; [.A280]); 100)" office:value-type="string" office:string-value="#Include ConvertFuncs.ahk" calcext:value-type="string">
            <text:p>#Include ConvertFuncs.ahk</text:p>
          </table:table-cell>
        </table:table-row>
        <table:table-row table:style-name="ro1">
          <table:table-cell office:value-type="string" calcext:value-type="string">
            <text:p><text:tab/>Line <text:s/>36: <text:s text:c="6"/>Class_Name | Type=C/F | #Include_Filename.ahk | #Include_LineNumberInMainScript</text:p>
          </table:table-cell>
          <table:table-cell table:formula="of:=MID([.A281]; FIND(&quot;#&quot;; [.A281]); 100)" office:value-type="string" office:string-value="#Include lib/ClassOrderedMap.ahk" calcext:value-type="string">
            <text:p>#Include lib/ClassOrderedMap.ahk</text:p>
          </table:table-cell>
        </table:table-row>
        <table:table-row table:style-name="ro1">
          <table:table-cell office:value-type="string" calcext:value-type="string">
            <text:p><text:tab/>Line <text:s/>36: <text:s text:c="3"/>#Include _menu_handler_mod.ahk</text:p>
          </table:table-cell>
          <table:table-cell table:formula="of:=MID([.A282]; FIND(&quot;#&quot;; [.A282]); 100)" office:value-type="string" office:string-value="#Include_Filename.ahk | #Include_LineNumberInMainScript" calcext:value-type="string">
            <text:p>#Include_Filename.ahk | #Include_LineNumberInMainScript</text:p>
          </table:table-cell>
        </table:table-row>
        <table:table-row table:style-name="ro1">
          <table:table-cell office:value-type="string" calcext:value-type="string">
            <text:p><text:tab/>Line <text:s/>36: ;#Include &lt;AhkFunctions&gt;</text:p>
          </table:table-cell>
          <table:table-cell table:formula="of:=MID([.A283]; FIND(&quot;#&quot;; [.A283]); 100)" office:value-type="string" office:string-value="#Include _menu_handler_mod.ahk" calcext:value-type="string">
            <text:p>#Include _menu_handler_mod.ahk</text:p>
          </table:table-cell>
        </table:table-row>
        <table:table-row table:style-name="ro1">
          <table:table-cell office:value-type="string" calcext:value-type="string">
            <text:p><text:tab/>Line <text:s/>37: <text:s text:c="3"/>#Include Convert/1Commands.ahk</text:p>
          </table:table-cell>
          <table:table-cell table:formula="of:=MID([.A284]; FIND(&quot;#&quot;; [.A284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37: ;#Include &lt;AhkFunctions&gt;</text:p>
          </table:table-cell>
          <table:table-cell table:formula="of:=MID([.A285]; FIND(&quot;#&quot;; [.A285]); 100)" office:value-type="string" office:string-value="#Include Convert/1Commands.ahk" calcext:value-type="string">
            <text:p>#Include Convert/1Commands.ahk</text:p>
          </table:table-cell>
        </table:table-row>
        <table:table-row table:style-name="ro1">
          <table:table-cell office:value-type="string" calcext:value-type="string">
            <text:p><text:tab/>Line <text:s/>37: #Include "..\..\Lib\IniLite.ahk"</text:p>
          </table:table-cell>
          <table:table-cell table:formula="of:=MID([.A286]; FIND(&quot;#&quot;; [.A286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37: #Include &lt;Class_IniLite&gt;</text:p>
          </table:table-cell>
          <table:table-cell table:formula="of:=MID([.A287]; FIND(&quot;#&quot;; [.A287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/>38: <text:s text:c="3"/>#Include Convert/2Functions.ahk</text:p>
          </table:table-cell>
          <table:table-cell table:formula="of:=MID([.A288]; FIND(&quot;#&quot;; [.A288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38: ;#Include &lt;AhkFunctions&gt;</text:p>
          </table:table-cell>
          <table:table-cell table:formula="of:=MID([.A289]; FIND(&quot;#&quot;; [.A289]); 100)" office:value-type="string" office:string-value="#Include Convert/2Functions.ahk" calcext:value-type="string">
            <text:p>#Include Convert/2Functions.ahk</text:p>
          </table:table-cell>
        </table:table-row>
        <table:table-row table:style-name="ro1">
          <table:table-cell office:value-type="string" calcext:value-type="string">
            <text:p><text:tab/>Line <text:s/>38: #Include &lt;Class_IniLite&gt;</text:p>
          </table:table-cell>
          <table:table-cell table:formula="of:=MID([.A290]; FIND(&quot;#&quot;; [.A290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38: #Include &lt;File&gt;</text:p>
          </table:table-cell>
          <table:table-cell table:formula="of:=MID([.A291]; FIND(&quot;#&quot;; [.A291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39: <text:s text:c="6"/>ValidVariableName | GlobalValue | #Include_filename.ahk | #IncludeLineNumberInMainScript</text:p>
          </table:table-cell>
          <table:table-cell table:formula="of:=MID([.A292]; FIND(&quot;#&quot;; [.A292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/>39: <text:s text:c="3"/>#Include Convert/3Methods.ahk</text:p>
          </table:table-cell>
          <table:table-cell table:formula="of:=MID([.A293]; FIND(&quot;#&quot;; [.A293]); 100)" office:value-type="string" office:string-value="#Include_filename.ahk | #IncludeLineNumberInMainScript" calcext:value-type="string">
            <text:p>#Include_filename.ahk | #IncludeLineNumberInMainScript</text:p>
          </table:table-cell>
        </table:table-row>
        <table:table-row table:style-name="ro1">
          <table:table-cell office:value-type="string" calcext:value-type="string">
            <text:p><text:tab/>Line <text:s/>39: #Include "..\..\Lib\IniLite.ahk"</text:p>
          </table:table-cell>
          <table:table-cell table:formula="of:=MID([.A294]; FIND(&quot;#&quot;; [.A294]); 100)" office:value-type="string" office:string-value="#Include Convert/3Methods.ahk" calcext:value-type="string">
            <text:p>#Include Convert/3Methods.ahk</text:p>
          </table:table-cell>
        </table:table-row>
        <table:table-row table:style-name="ro1">
          <table:table-cell office:value-type="string" calcext:value-type="string">
            <text:p><text:tab/>Line <text:s/>39: #Include &lt;Class_IniLite&gt;</text:p>
          </table:table-cell>
          <table:table-cell table:formula="of:=MID([.A295]; FIND(&quot;#&quot;; [.A295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/>39: #Include &lt;File&gt;</text:p>
          </table:table-cell>
          <table:table-cell table:formula="of:=MID([.A296]; FIND(&quot;#&quot;; [.A296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39: #Include &lt;String&gt;</text:p>
          </table:table-cell>
          <table:table-cell table:formula="of:=MID([.A297]; FIND(&quot;#&quot;; [.A297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/>4: #Include &lt;AhkFunctions&gt;</text:p>
          </table:table-cell>
          <table:table-cell table:formula="of:=MID([.A298]; FIND(&quot;#&quot;; [.A298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4: #Include &lt;AhkFunctions&gt; ; Include the file containing the function</text:p>
          </table:table-cell>
          <table:table-cell table:formula="of:=MID([.A299]; FIND(&quot;#&quot;; [.A299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4: #Include &lt;Class_ConsoleWindowIcon&gt;</text:p>
          </table:table-cell>
          <table:table-cell table:formula="of:=MID([.A300]; FIND(&quot;#&quot;; [.A300]); 100)" office:value-type="string" office:string-value="#Include &lt;AhkFunctions&gt; ; Include the file containing the function" calcext:value-type="string">
            <text:p>#Include &lt;AhkFunctions&gt; ; Include the file containing the function</text:p>
          </table:table-cell>
        </table:table-row>
        <table:table-row table:style-name="ro1">
          <table:table-cell office:value-type="string" calcext:value-type="string">
            <text:p><text:tab/>Line <text:s/>4: #Include &lt;CredMgr&gt;</text:p>
          </table:table-cell>
          <table:table-cell table:formula="of:=MID([.A301]; FIND(&quot;#&quot;; [.A301]); 100)" office:value-type="string" office:string-value="#Include &lt;Class_ConsoleWindowIcon&gt;" calcext:value-type="string">
            <text:p>#Include &lt;Class_ConsoleWindowIcon&gt;</text:p>
          </table:table-cell>
        </table:table-row>
        <table:table-row table:style-name="ro1">
          <table:table-cell office:value-type="string" calcext:value-type="string">
            <text:p><text:tab/>Line <text:s/>4: #Include SaveHICONtoFile.ahk</text:p>
          </table:table-cell>
          <table:table-cell table:formula="of:=MID([.A302]; FIND(&quot;#&quot;; [.A30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<text:s/>40: <text:s text:c="3"/>#Include Convert/4ArrayMethods.ahk</text:p>
          </table:table-cell>
          <table:table-cell table:formula="of:=MID([.A303]; FIND(&quot;#&quot;; [.A303]); 100)" office:value-type="string" office:string-value="#Include SaveHICONtoFile.ahk" calcext:value-type="string">
            <text:p>#Include SaveHICONtoFile.ahk</text:p>
          </table:table-cell>
        </table:table-row>
        <table:table-row table:style-name="ro1">
          <table:table-cell office:value-type="string" calcext:value-type="string">
            <text:p><text:tab/>Line <text:s/>40: ;#Include &lt;AhkFunctions&gt;</text:p>
          </table:table-cell>
          <table:table-cell table:formula="of:=MID([.A304]; FIND(&quot;#&quot;; [.A304]); 100)" office:value-type="string" office:string-value="#Include Convert/4ArrayMethods.ahk" calcext:value-type="string">
            <text:p>#Include Convert/4ArrayMethods.ahk</text:p>
          </table:table-cell>
        </table:table-row>
        <table:table-row table:style-name="ro1">
          <table:table-cell office:value-type="string" calcext:value-type="string">
            <text:p><text:tab/>Line <text:s/>40: #Include "..\..\Lib\IniLite.ahk"</text:p>
          </table:table-cell>
          <table:table-cell table:formula="of:=MID([.A305]; FIND(&quot;#&quot;; [.A305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40: #Include &lt;File&gt;</text:p>
          </table:table-cell>
          <table:table-cell table:formula="of:=MID([.A306]; FIND(&quot;#&quot;; [.A306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/>40: #Include &lt;String&gt;</text:p>
          </table:table-cell>
          <table:table-cell table:formula="of:=MID([.A307]; FIND(&quot;#&quot;; [.A307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/>41: <text:s text:c="3"/>#Include Convert/5Keywords.ahk</text:p>
          </table:table-cell>
          <table:table-cell table:formula="of:=MID([.A308]; FIND(&quot;#&quot;; [.A308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41: ;#Include &lt;AhkFunctions&gt;</text:p>
          </table:table-cell>
          <table:table-cell table:formula="of:=MID([.A309]; FIND(&quot;#&quot;; [.A309]); 100)" office:value-type="string" office:string-value="#Include Convert/5Keywords.ahk" calcext:value-type="string">
            <text:p>#Include Convert/5Keywords.ahk</text:p>
          </table:table-cell>
        </table:table-row>
        <table:table-row table:style-name="ro1">
          <table:table-cell office:value-type="string" calcext:value-type="string">
            <text:p><text:tab/>Line <text:s/>41: #Include "..\..\Lib\IniLite.ahk"</text:p>
          </table:table-cell>
          <table:table-cell table:formula="of:=MID([.A310]; FIND(&quot;#&quot;; [.A310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41: #Include &lt;Class_IniLite&gt;</text:p>
          </table:table-cell>
          <table:table-cell table:formula="of:=MID([.A311]; FIND(&quot;#&quot;; [.A311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/>41: #Include &lt;String&gt;</text:p>
          </table:table-cell>
          <table:table-cell table:formula="of:=MID([.A312]; FIND(&quot;#&quot;; [.A312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416: ;Input: "#Include C:\Users\Jim\Documents\AutoHotkey\Lib\AHKLX_LIB_TEST.ahk"</text:p>
          </table:table-cell>
          <table:table-cell table:formula="of:=MID([.A313]; FIND(&quot;#&quot;; [.A313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417: ;Input: "#Include %A_ScriptDir%\Include\Editor.ahk", Output: "%A_ScriptDir%\Include\Editor.ahk"</text:p>
          </table:table-cell>
          <table:table-cell table:formula="of:=MID([.A314]; FIND(&quot;#&quot;; [.A314]); 100)" office:value-type="string" office:string-value="#Include C:\Users\Jim\Documents\AutoHotkey\Lib\AHKLX_LIB_TEST.ahk&quot;" calcext:value-type="string">
            <text:p>#Include C:\Users\Jim\Documents\AutoHotkey\Lib\AHKLX_LIB_TEST.ahk"</text:p>
          </table:table-cell>
        </table:table-row>
        <table:table-row table:style-name="ro1">
          <table:table-cell office:value-type="string" calcext:value-type="string">
            <text:p><text:tab/>Line <text:s/>418: ;Input: "#Include &lt;MyUsrLib&gt;, Output: MyUsrLib.ahk (Search User, )</text:p>
          </table:table-cell>
          <table:table-cell table:formula="of:=MID([.A315]; FIND(&quot;#&quot;; [.A315]); 100)" office:value-type="string" office:string-value="#Include %A_ScriptDir%\Include\Editor.ahk&quot;, Output: &quot;%A_ScriptDir%\Include\Editor.ahk&quot;" calcext:value-type="string">
            <text:p>#Include %A_ScriptDir%\Include\Editor.ahk", Output: "%A_ScriptDir%\Include\Editor.ahk"</text:p>
          </table:table-cell>
        </table:table-row>
        <table:table-row table:style-name="ro1">
          <table:table-cell office:value-type="string" calcext:value-type="string">
            <text:p><text:tab/>Line <text:s/>42: #Include "..\..\Lib\IniLite.ahk"</text:p>
          </table:table-cell>
          <table:table-cell table:formula="of:=MID([.A316]; FIND(&quot;#&quot;; [.A316]); 100)" office:value-type="string" office:string-value="#Include &lt;MyUsrLib&gt;, Output: MyUsrLib.ahk (Search User, )" calcext:value-type="string">
            <text:p>#Include &lt;MyUsrLib&gt;, Output: MyUsrLib.ahk (Search User, )</text:p>
          </table:table-cell>
        </table:table-row>
        <table:table-row table:style-name="ro1">
          <table:table-cell office:value-type="string" calcext:value-type="string">
            <text:p><text:tab/>Line <text:s/>42: #Include &lt;AhkFunctions&gt;</text:p>
          </table:table-cell>
          <table:table-cell table:formula="of:=MID([.A317]; FIND(&quot;#&quot;; [.A317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/>42: #Include &lt;Class_IniLite&gt;</text:p>
          </table:table-cell>
          <table:table-cell table:formula="of:=MID([.A318]; FIND(&quot;#&quot;; [.A318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42: #Include &lt;File&gt;</text:p>
          </table:table-cell>
          <table:table-cell table:formula="of:=MID([.A319]; FIND(&quot;#&quot;; [.A319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42: #Include &lt;String&gt;</text:p>
          </table:table-cell>
          <table:table-cell table:formula="of:=MID([.A320]; FIND(&quot;#&quot;; [.A320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/>43: ;#Include &lt;AhkFunctions&gt;</text:p>
          </table:table-cell>
          <table:table-cell table:formula="of:=MID([.A321]; FIND(&quot;#&quot;; [.A321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43: #Include &lt;CredMgr&gt;</text:p>
          </table:table-cell>
          <table:table-cell table:formula="of:=MID([.A322]; FIND(&quot;#&quot;; [.A322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43: #Include &lt;File&gt;</text:p>
          </table:table-cell>
          <table:table-cell table:formula="of:=MID([.A323]; FIND(&quot;#&quot;; [.A32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<text:s/>43: #Include &lt;String&gt;</text:p>
          </table:table-cell>
          <table:table-cell table:formula="of:=MID([.A324]; FIND(&quot;#&quot;; [.A324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/>430: <text:tab/>;Input: "#Include &lt;MyUsrLib&gt;, Output: MyUsrLib.ahk (Search User, )</text:p>
          </table:table-cell>
          <table:table-cell table:formula="of:=MID([.A325]; FIND(&quot;#&quot;; [.A325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44: #Include &lt;Class_IniLite&gt;</text:p>
          </table:table-cell>
          <table:table-cell table:formula="of:=MID([.A326]; FIND(&quot;#&quot;; [.A326]); 100)" office:value-type="string" office:string-value="#Include &lt;MyUsrLib&gt;, Output: MyUsrLib.ahk (Search User, )" calcext:value-type="string">
            <text:p>#Include &lt;MyUsrLib&gt;, Output: MyUsrLib.ahk (Search User, )</text:p>
          </table:table-cell>
        </table:table-row>
        <table:table-row table:style-name="ro1">
          <table:table-cell office:value-type="string" calcext:value-type="string">
            <text:p><text:tab/>Line <text:s/>44: #Include &lt;String&gt;</text:p>
          </table:table-cell>
          <table:table-cell table:formula="of:=MID([.A327]; FIND(&quot;#&quot;; [.A327]); 100)" office:value-type="string" office:string-value="#Include &lt;Class_IniLite&gt;" calcext:value-type="string">
            <text:p>#Include &lt;Class_IniLite&gt;</text:p>
          </table:table-cell>
        </table:table-row>
        <table:table-row table:style-name="ro1">
          <table:table-cell office:value-type="string" calcext:value-type="string">
            <text:p><text:tab/>Line <text:s/>45: #Include &lt;AhkFunctions&gt;</text:p>
          </table:table-cell>
          <table:table-cell table:formula="of:=MID([.A328]; FIND(&quot;#&quot;; [.A328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45: #Include &lt;File&gt;</text:p>
          </table:table-cell>
          <table:table-cell table:formula="of:=MID([.A329]; FIND(&quot;#&quot;; [.A329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46: #Include &lt;AhkFunctions&gt;</text:p>
          </table:table-cell>
          <table:table-cell table:formula="of:=MID([.A330]; FIND(&quot;#&quot;; [.A330]); 100)" office:value-type="string" office:string-value="#Include &lt;File&gt;" calcext:value-type="string">
            <text:p>#Include &lt;File&gt;</text:p>
          </table:table-cell>
        </table:table-row>
        <table:table-row table:style-name="ro1">
          <table:table-cell office:value-type="string" calcext:value-type="string">
            <text:p><text:tab/>Line <text:s/>46: #Include &lt;String&gt;</text:p>
          </table:table-cell>
          <table:table-cell table:formula="of:=MID([.A331]; FIND(&quot;#&quot;; [.A331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48: <text:s text:c="6"/>include WHERE? remember the position of the #include file and include it there?</text:p>
          </table:table-cell>
          <table:table-cell table:formula="of:=MID([.A332]; FIND(&quot;#&quot;; [.A332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49: #Include &lt;AhkFunctions&gt;</text:p>
          </table:table-cell>
          <table:table-cell table:formula="of:=MID([.A333]; FIND(&quot;#&quot;; [.A333]); 100)" office:value-type="string" office:string-value="#include file and include it there?" calcext:value-type="string">
            <text:p>#include file and include it there?</text:p>
          </table:table-cell>
        </table:table-row>
        <table:table-row table:style-name="ro1">
          <table:table-cell office:value-type="string" calcext:value-type="string">
            <text:p><text:tab/>Line <text:s/>5: #Include &lt;ChangeWindowIcon&gt;</text:p>
          </table:table-cell>
          <table:table-cell table:formula="of:=MID([.A334]; FIND(&quot;#&quot;; [.A334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5: #Include &lt;Class_ConsoleWindowIcon&gt;</text:p>
          </table:table-cell>
          <table:table-cell table:formula="of:=MID([.A335]; FIND(&quot;#&quot;; [.A335]); 100)" office:value-type="string" office:string-value="#Include &lt;ChangeWindowIcon&gt;" calcext:value-type="string">
            <text:p>#Include &lt;ChangeWindowIcon&gt;</text:p>
          </table:table-cell>
        </table:table-row>
        <table:table-row table:style-name="ro1">
          <table:table-cell office:value-type="string" calcext:value-type="string">
            <text:p><text:tab/>Line <text:s/>5: #Include &lt;MyIcons_v1.dll&gt;</text:p>
          </table:table-cell>
          <table:table-cell table:formula="of:=MID([.A336]; FIND(&quot;#&quot;; [.A336]); 100)" office:value-type="string" office:string-value="#Include &lt;Class_ConsoleWindowIcon&gt;" calcext:value-type="string">
            <text:p>#Include &lt;Class_ConsoleWindowIcon&gt;</text:p>
          </table:table-cell>
        </table:table-row>
        <table:table-row table:style-name="ro1">
          <table:table-cell office:value-type="string" calcext:value-type="string">
            <text:p><text:tab/>Line <text:s/>51: #Include &lt;AhkFunctions&gt;</text:p>
          </table:table-cell>
          <table:table-cell table:formula="of:=MID([.A337]; FIND(&quot;#&quot;; [.A337]); 100)" office:value-type="string" office:string-value="#Include &lt;MyIcons_v1.dll&gt;" calcext:value-type="string">
            <text:p>#Include &lt;MyIcons_v1.dll&gt;</text:p>
          </table:table-cell>
        </table:table-row>
        <table:table-row table:style-name="ro1">
          <table:table-cell office:value-type="string" calcext:value-type="string">
            <text:p><text:tab/>Line <text:s/>53: #Include "..\..\Lib\IniLite.ahk"</text:p>
          </table:table-cell>
          <table:table-cell table:formula="of:=MID([.A338]; FIND(&quot;#&quot;; [.A338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55: #Include "..\..\Lib\IniLite.ahk"</text:p>
          </table:table-cell>
          <table:table-cell table:formula="of:=MID([.A339]; FIND(&quot;#&quot;; [.A339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/>55: #Include &lt;AhkFunctions&gt;</text:p>
          </table:table-cell>
          <table:table-cell table:formula="of:=MID([.A340]; FIND(&quot;#&quot;; [.A340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/>56: #Include "..\..\Lib\IniLite.ahk"</text:p>
          </table:table-cell>
          <table:table-cell table:formula="of:=MID([.A341]; FIND(&quot;#&quot;; [.A341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57: #IncludeLineNumberinMainScript | #Include_filename.ahk | Type=C/F/G | Class/Function/Global | GlobalValue</text:p>
          </table:table-cell>
          <table:table-cell table:formula="of:=MID([.A342]; FIND(&quot;#&quot;; [.A342]); 100)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<text:tab/>Line <text:s/>570: <text:tab/>;About:<text:tab/>Recursive read ScriptFile and locate all include files: #Include &lt;IncludeFile&gt;</text:p>
          </table:table-cell>
          <table:table-cell table:formula="of:=MID([.A343]; FIND(&quot;#&quot;; [.A343]); 100)" office:value-type="string" office:string-value="#IncludeLineNumberinMainScript | #Include_filename.ahk | Type=C/F/G | Class/Function/Global | Global" calcext:value-type="string">
            <text:p>#IncludeLineNumberinMainScript | #Include_filename.ahk | Type=C/F/G | Class/Function/Global | Global</text:p>
          </table:table-cell>
        </table:table-row>
        <table:table-row table:style-name="ro1">
          <table:table-cell office:value-type="string" calcext:value-type="string">
            <text:p><text:tab/>Line <text:s/>573: <text:tab/>;Out: IncludeFileList includes ScriptFile and #Include filenames, example:</text:p>
          </table:table-cell>
          <table:table-cell table:formula="of:=MID([.A344]; FIND(&quot;#&quot;; [.A344]); 100)" office:value-type="string" office:string-value="#Include &lt;IncludeFile&gt;" calcext:value-type="string">
            <text:p>#Include &lt;IncludeFile&gt;</text:p>
          </table:table-cell>
        </table:table-row>
        <table:table-row table:style-name="ro1">
          <table:table-cell office:value-type="string" calcext:value-type="string">
            <text:p><text:tab/>Line <text:s/>6: #Include &lt;ChangeWindowIcon&gt;</text:p>
          </table:table-cell>
          <table:table-cell table:formula="of:=MID([.A345]; FIND(&quot;#&quot;; [.A345]); 100)" office:value-type="string" office:string-value="#Include filenames, example:" calcext:value-type="string">
            <text:p>#Include filenames, example:</text:p>
          </table:table-cell>
        </table:table-row>
        <table:table-row table:style-name="ro1">
          <table:table-cell office:value-type="string" calcext:value-type="string">
            <text:p><text:tab/>Line <text:s/>6: #Include &lt;Debug&gt;</text:p>
          </table:table-cell>
          <table:table-cell table:formula="of:=MID([.A346]; FIND(&quot;#&quot;; [.A346]); 100)" office:value-type="string" office:string-value="#Include &lt;ChangeWindowIcon&gt;" calcext:value-type="string">
            <text:p>#Include &lt;ChangeWindowIcon&gt;</text:p>
          </table:table-cell>
        </table:table-row>
        <table:table-row table:style-name="ro1">
          <table:table-cell office:value-type="string" calcext:value-type="string">
            <text:p><text:tab/>Line <text:s/>6: #Include &lt;RunCMD&gt;</text:p>
          </table:table-cell>
          <table:table-cell table:formula="of:=MID([.A347]; FIND(&quot;#&quot;; [.A347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607: <text:tab/><text:tab/>; #Include or #IncludeAgain</text:p>
          </table:table-cell>
          <table:table-cell table:formula="of:=MID([.A348]; FIND(&quot;#&quot;; [.A348]); 100)" office:value-type="string" office:string-value="#Include &lt;RunCMD&gt;" calcext:value-type="string">
            <text:p>#Include &lt;RunCMD&gt;</text:p>
          </table:table-cell>
        </table:table-row>
        <table:table-row table:style-name="ro1">
          <table:table-cell office:value-type="string" calcext:value-type="string">
            <text:p><text:tab/>Line <text:s/>608: <text:tab/><text:tab/>if StrStartsWith(Line, "#Include") {</text:p>
          </table:table-cell>
          <table:table-cell table:formula="of:=MID([.A349]; FIND(&quot;#&quot;; [.A349]); 100)" office:value-type="string" office:string-value="#Include or #IncludeAgain" calcext:value-type="string">
            <text:p>#Include or #IncludeAgain</text:p>
          </table:table-cell>
        </table:table-row>
        <table:table-row table:style-name="ro1">
          <table:table-cell office:value-type="string" calcext:value-type="string">
            <text:p><text:tab/>Line <text:s/>61: #Include &lt;AhkFunctions&gt;</text:p>
          </table:table-cell>
          <table:table-cell table:formula="of:=MID([.A350]; FIND(&quot;#&quot;; [.A350]); 100)" office:value-type="string" office:string-value="#Include&quot;) {" calcext:value-type="string">
            <text:p>#Include") {</text:p>
          </table:table-cell>
        </table:table-row>
        <table:table-row table:style-name="ro1">
          <table:table-cell office:value-type="string" calcext:value-type="string">
            <text:p><text:tab/>Line <text:s/>617: <text:tab/><text:tab/><text:tab/>if (!AlreadyIncluded) Or StrStartsWith(Line, "#IncludeAgain") {</text:p>
          </table:table-cell>
          <table:table-cell table:formula="of:=MID([.A351]; FIND(&quot;#&quot;; [.A351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62: #Include &lt;AhkFunctions&gt;</text:p>
          </table:table-cell>
          <table:table-cell table:formula="of:=MID([.A352]; FIND(&quot;#&quot;; [.A352]); 100)" office:value-type="string" office:string-value="#IncludeAgain&quot;) {" calcext:value-type="string">
            <text:p>#IncludeAgain") {</text:p>
          </table:table-cell>
        </table:table-row>
        <table:table-row table:style-name="ro1">
          <table:table-cell office:value-type="string" calcext:value-type="string">
            <text:p><text:tab/>Line <text:s/>633: <text:tab/>;<text:tab/><text:tab/><text:tab/><text:tab/><text:tab/>#Include A_ScriptDir\IncludeFile_Tagged.ahk</text:p>
          </table:table-cell>
          <table:table-cell table:formula="of:=MID([.A353]; FIND(&quot;#&quot;; [.A353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64: #Include &lt;AhkFunctions&gt;</text:p>
          </table:table-cell>
          <table:table-cell table:formula="of:=MID([.A354]; FIND(&quot;#&quot;; [.A354]); 100)" office:value-type="string" office:string-value="#Include A_ScriptDir\IncludeFile_Tagged.ahk" calcext:value-type="string">
            <text:p>#Include A_ScriptDir\IncludeFile_Tagged.ahk</text:p>
          </table:table-cell>
        </table:table-row>
        <table:table-row table:style-name="ro1">
          <table:table-cell office:value-type="string" calcext:value-type="string">
            <text:p><text:tab/>Line <text:s/>65: <text:tab/><text:tab/><text:tab/>if RegExMatch(line, "Oi)^#Include(?:Again)?(?:\s*,\s*|\s+)(?:\*i\s+)?(\S.*?)(?:\s*|\s+;.*)$", match)</text:p>
          </table:table-cell>
          <table:table-cell table:formula="of:=MID([.A355]; FIND(&quot;#&quot;; [.A355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673: <text:tab/><text:tab/>; #Include or #IncludeAgain</text:p>
          </table:table-cell>
          <table:table-cell table:formula="of:=MID([.A356]; FIND(&quot;#&quot;; [.A356]); 100)" office:value-type="string" office:string-value="#Include(?:Again)?(?:\s*,\s*|\s+)(?:\*i\s+)?(\S.*?)(?:\s*|\s+;.*)$&quot;, match)" calcext:value-type="string">
            <text:p>#Include(?:Again)?(?:\s*,\s*|\s+)(?:\*i\s+)?(\S.*?)(?:\s*|\s+;.*)$", match)</text:p>
          </table:table-cell>
        </table:table-row>
        <table:table-row table:style-name="ro1">
          <table:table-cell office:value-type="string" calcext:value-type="string">
            <text:p><text:tab/>Line <text:s/>674: <text:tab/><text:tab/>if StrStartsWith(Line, "#Include") {</text:p>
          </table:table-cell>
          <table:table-cell table:formula="of:=MID([.A357]; FIND(&quot;#&quot;; [.A357]); 100)" office:value-type="string" office:string-value="#Include or #IncludeAgain" calcext:value-type="string">
            <text:p>#Include or #IncludeAgain</text:p>
          </table:table-cell>
        </table:table-row>
        <table:table-row table:style-name="ro1">
          <table:table-cell office:value-type="string" calcext:value-type="string">
            <text:p><text:tab/>Line <text:s/>676: <text:tab/><text:tab/><text:tab/>Static Needle_Include_Command := "iS)(*UCP)^([#Include|#IncludeAgain]+)\s+.*$" ;https://regex101.com/r/iJ366M/1</text:p>
          </table:table-cell>
          <table:table-cell table:formula="of:=MID([.A358]; FIND(&quot;#&quot;; [.A358]); 100)" office:value-type="string" office:string-value="#Include&quot;) {" calcext:value-type="string">
            <text:p>#Include") {</text:p>
          </table:table-cell>
        </table:table-row>
        <table:table-row table:style-name="ro1">
          <table:table-cell office:value-type="string" calcext:value-type="string">
            <text:p><text:tab/>Line <text:s/>677: <text:tab/><text:tab/><text:tab/>Static Needle_Include_File<text:tab/><text:tab/>:= "iS)(*UCP)^[#Include|#IncludeAgain]+\s+(.*)$" ;https://regex101.com/r/wlty60/1</text:p>
          </table:table-cell>
          <table:table-cell table:formula="of:=MID([.A359]; FIND(&quot;#&quot;; [.A359]); 100)" office:value-type="string" office:string-value="#Include|#IncludeAgain]+)\s+.*$&quot; ;https://regex101.com/r/iJ366M/1" calcext:value-type="string">
            <text:p>#Include|#IncludeAgain]+)\s+.*$" ;https://regex101.com/r/iJ366M/1</text:p>
          </table:table-cell>
        </table:table-row>
        <table:table-row table:style-name="ro1">
          <table:table-cell office:value-type="string" calcext:value-type="string">
            <text:p><text:tab/>Line <text:s/>7: #Include "Class_MBox.ahk"</text:p>
          </table:table-cell>
          <table:table-cell table:formula="of:=MID([.A360]; FIND(&quot;#&quot;; [.A360]); 100)" office:value-type="string" office:string-value="#Include|#IncludeAgain]+\s+(.*)$&quot; ;https://regex101.com/r/wlty60/1" calcext:value-type="string">
            <text:p>#Include|#IncludeAgain]+\s+(.*)$" ;https://regex101.com/r/wlty60/1</text:p>
          </table:table-cell>
        </table:table-row>
        <table:table-row table:style-name="ro1">
          <table:table-cell office:value-type="string" calcext:value-type="string">
            <text:p><text:tab/>Line <text:s/>7: #Include %A_ScriptDir%\lib\github.ahk</text:p>
          </table:table-cell>
          <table:table-cell table:formula="of:=MID([.A361]; FIND(&quot;#&quot;; [.A361]); 100)" office:value-type="string" office:string-value="#Include &quot;Class_MBox.ahk&quot;" calcext:value-type="string">
            <text:p>#Include "Class_MBox.ahk"</text:p>
          </table:table-cell>
        </table:table-row>
        <table:table-row table:style-name="ro1">
          <table:table-cell office:value-type="string" calcext:value-type="string">
            <text:p><text:tab/>Line <text:s/>7: #Include &lt;AhkFunctions&gt;</text:p>
          </table:table-cell>
          <table:table-cell table:formula="of:=MID([.A362]; FIND(&quot;#&quot;; [.A362]); 100)" office:value-type="string" office:string-value="#Include %A_ScriptDir%\lib\github.ahk" calcext:value-type="string">
            <text:p>#Include %A_ScriptDir%\lib\github.ahk</text:p>
          </table:table-cell>
        </table:table-row>
        <table:table-row table:style-name="ro1">
          <table:table-cell office:value-type="string" calcext:value-type="string">
            <text:p><text:tab/>Line <text:s/>7: #Include &lt;String&gt;</text:p>
          </table:table-cell>
          <table:table-cell table:formula="of:=MID([.A363]; FIND(&quot;#&quot;; [.A363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7: #Include Include_Classes.ahk</text:p>
          </table:table-cell>
          <table:table-cell table:formula="of:=MID([.A364]; FIND(&quot;#&quot;; [.A364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7: #Include String.ahk</text:p>
          </table:table-cell>
          <table:table-cell table:formula="of:=MID([.A365]; FIND(&quot;#&quot;; [.A365]); 100)" office:value-type="string" office:string-value="#Include Include_Classes.ahk" calcext:value-type="string">
            <text:p>#Include Include_Classes.ahk</text:p>
          </table:table-cell>
        </table:table-row>
        <table:table-row table:style-name="ro1">
          <table:table-cell office:value-type="string" calcext:value-type="string">
            <text:p><text:tab/>Line <text:s/>72: #Include &lt;AhkFunctions&gt;</text:p>
          </table:table-cell>
          <table:table-cell table:formula="of:=MID([.A366]; FIND(&quot;#&quot;; [.A366]); 100)" office:value-type="string" office:string-value="#Include String.ahk" calcext:value-type="string">
            <text:p>#Include String.ahk</text:p>
          </table:table-cell>
        </table:table-row>
        <table:table-row table:style-name="ro1">
          <table:table-cell office:value-type="string" calcext:value-type="string">
            <text:p><text:tab/>Line <text:s/>73: #Include &lt;AhkFunctions&gt;</text:p>
          </table:table-cell>
          <table:table-cell table:formula="of:=MID([.A367]; FIND(&quot;#&quot;; [.A367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73: 55 #Include &lt;MyGlobals&gt;</text:p>
          </table:table-cell>
          <table:table-cell table:formula="of:=MID([.A368]; FIND(&quot;#&quot;; [.A368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75: #Include &lt;AhkFunctions&gt;</text:p>
          </table:table-cell>
          <table:table-cell table:formula="of:=MID([.A369]; FIND(&quot;#&quot;; [.A369]); 100)" office:value-type="string" office:string-value="#Include &lt;MyGlobals&gt;" calcext:value-type="string">
            <text:p>#Include &lt;MyGlobals&gt;</text:p>
          </table:table-cell>
        </table:table-row>
        <table:table-row table:style-name="ro1">
          <table:table-cell office:value-type="string" calcext:value-type="string">
            <text:p><text:tab/>Line <text:s/>76: #Include &lt;AhkFunctions&gt;</text:p>
          </table:table-cell>
          <table:table-cell table:formula="of:=MID([.A370]; FIND(&quot;#&quot;; [.A370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77: #Include &lt;AhkFunctions&gt;</text:p>
          </table:table-cell>
          <table:table-cell table:formula="of:=MID([.A371]; FIND(&quot;#&quot;; [.A371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78: #Include &lt;AhkFunctions&gt;</text:p>
          </table:table-cell>
          <table:table-cell table:formula="of:=MID([.A372]; FIND(&quot;#&quot;; [.A372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8: #Include ..\Functions\MsgBoxEx.ahk</text:p>
          </table:table-cell>
          <table:table-cell table:formula="of:=MID([.A373]; FIND(&quot;#&quot;; [.A373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8: #Include &lt;AhkFunctions&gt;</text:p>
          </table:table-cell>
          <table:table-cell table:formula="of:=MID([.A374]; FIND(&quot;#&quot;; [.A374]); 100)" office:value-type="string" office:string-value="#Include ..\Functions\MsgBoxEx.ahk" calcext:value-type="string">
            <text:p>#Include ..\Functions\MsgBoxEx.ahk</text:p>
          </table:table-cell>
        </table:table-row>
        <table:table-row table:style-name="ro1">
          <table:table-cell office:value-type="string" calcext:value-type="string">
            <text:p><text:tab/>Line <text:s/>8: #Include &lt;Class_ConsoleWindowIcon&gt;</text:p>
          </table:table-cell>
          <table:table-cell table:formula="of:=MID([.A375]; FIND(&quot;#&quot;; [.A375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8: #Include &lt;Debug&gt;</text:p>
          </table:table-cell>
          <table:table-cell table:formula="of:=MID([.A376]; FIND(&quot;#&quot;; [.A376]); 100)" office:value-type="string" office:string-value="#Include &lt;Class_ConsoleWindowIcon&gt;" calcext:value-type="string">
            <text:p>#Include &lt;Class_ConsoleWindowIcon&gt;</text:p>
          </table:table-cell>
        </table:table-row>
        <table:table-row table:style-name="ro1">
          <table:table-cell office:value-type="string" calcext:value-type="string">
            <text:p><text:tab/>Line <text:s/>8: #Include &lt;String&gt;</text:p>
          </table:table-cell>
          <table:table-cell table:formula="of:=MID([.A377]; FIND(&quot;#&quot;; [.A377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<text:s/>8: #Include IFileOperation.ahk</text:p>
          </table:table-cell>
          <table:table-cell table:formula="of:=MID([.A378]; FIND(&quot;#&quot;; [.A378]); 100)" office:value-type="string" office:string-value="#Include &lt;String&gt;" calcext:value-type="string">
            <text:p>#Include &lt;String&gt;</text:p>
          </table:table-cell>
        </table:table-row>
        <table:table-row table:style-name="ro1">
          <table:table-cell office:value-type="string" calcext:value-type="string">
            <text:p><text:tab/>Line <text:s/>8: #Include Include_Functions.ahk</text:p>
          </table:table-cell>
          <table:table-cell table:formula="of:=MID([.A379]; FIND(&quot;#&quot;; [.A379]); 100)" office:value-type="string" office:string-value="#Include IFileOperation.ahk" calcext:value-type="string">
            <text:p>#Include IFileOperation.ahk</text:p>
          </table:table-cell>
        </table:table-row>
        <table:table-row table:style-name="ro1">
          <table:table-cell office:value-type="string" calcext:value-type="string">
            <text:p><text:tab/>Line <text:s/>8: #Include MsgBoxEx.ahk</text:p>
          </table:table-cell>
          <table:table-cell table:formula="of:=MID([.A380]; FIND(&quot;#&quot;; [.A380]); 100)" office:value-type="string" office:string-value="#Include Include_Functions.ahk" calcext:value-type="string">
            <text:p>#Include Include_Functions.ahk</text:p>
          </table:table-cell>
        </table:table-row>
        <table:table-row table:style-name="ro1">
          <table:table-cell office:value-type="string" calcext:value-type="string">
            <text:p><text:tab/>Line <text:s/>80: Lookup NL in all #Include files, will find: NL | MyGlobals.ahk | 55</text:p>
          </table:table-cell>
          <table:table-cell table:formula="of:=MID([.A381]; FIND(&quot;#&quot;; [.A381]); 100)" office:value-type="string" office:string-value="#Include MsgBoxEx.ahk" calcext:value-type="string">
            <text:p>#Include MsgBoxEx.ahk</text:p>
          </table:table-cell>
        </table:table-row>
        <table:table-row table:style-name="ro1">
          <table:table-cell office:value-type="string" calcext:value-type="string">
            <text:p><text:tab/>Line <text:s/>818: <text:s text:c="16"/>if RegExMatch(A_LoopField, "i)^\s*#Include\s+(.+)$", &amp;match) {</text:p>
          </table:table-cell>
          <table:table-cell table:formula="of:=MID([.A382]; FIND(&quot;#&quot;; [.A382]); 100)" office:value-type="string" office:string-value="#Include files, will find: NL | MyGlobals.ahk | 55" calcext:value-type="string">
            <text:p>#Include files, will find: NL | MyGlobals.ahk | 55</text:p>
          </table:table-cell>
        </table:table-row>
        <table:table-row table:style-name="ro1">
          <table:table-cell office:value-type="string" calcext:value-type="string">
            <text:p><text:tab/>Line <text:s/>82: ;#Include &lt;AhkFunctions&gt;</text:p>
          </table:table-cell>
          <table:table-cell table:formula="of:=MID([.A383]; FIND(&quot;#&quot;; [.A383]); 100)" office:value-type="string" office:string-value="#Include\s+(.+)$&quot;, &amp;match) {" calcext:value-type="string">
            <text:p>#Include\s+(.+)$", &amp;match) {</text:p>
          </table:table-cell>
        </table:table-row>
        <table:table-row table:style-name="ro1">
          <table:table-cell office:value-type="string" calcext:value-type="string">
            <text:p><text:tab/>Line <text:s/>82: #Include &lt;AhkFunctions&gt;</text:p>
          </table:table-cell>
          <table:table-cell table:formula="of:=MID([.A384]; FIND(&quot;#&quot;; [.A384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83: #Include &lt;AhkFunctions&gt;</text:p>
          </table:table-cell>
          <table:table-cell table:formula="of:=MID([.A385]; FIND(&quot;#&quot;; [.A385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84: #Include &lt;AhkFunctions&gt;</text:p>
          </table:table-cell>
          <table:table-cell table:formula="of:=MID([.A386]; FIND(&quot;#&quot;; [.A386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85: #Include &lt;AhkFunctions&gt;</text:p>
          </table:table-cell>
          <table:table-cell table:formula="of:=MID([.A387]; FIND(&quot;#&quot;; [.A387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854: <text:tab/>;<text:tab/><text:tab/><text:tab/><text:tab/>Recursive read ScriptFile_Tagged.ahk and #Include all include files:</text:p>
          </table:table-cell>
          <table:table-cell table:formula="of:=MID([.A388]; FIND(&quot;#&quot;; [.A388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894: <text:tab/><text:tab/>; #Include or #IncludeAgain</text:p>
          </table:table-cell>
          <table:table-cell table:formula="of:=MID([.A389]; FIND(&quot;#&quot;; [.A389]); 100)" office:value-type="string" office:string-value="#Include all include files:" calcext:value-type="string">
            <text:p>#Include all include files:</text:p>
          </table:table-cell>
        </table:table-row>
        <table:table-row table:style-name="ro1">
          <table:table-cell office:value-type="string" calcext:value-type="string">
            <text:p><text:tab/>Line <text:s/>895: <text:tab/><text:tab/>if StrStartsWith(Line, "#Include") {</text:p>
          </table:table-cell>
          <table:table-cell table:formula="of:=MID([.A390]; FIND(&quot;#&quot;; [.A390]); 100)" office:value-type="string" office:string-value="#Include or #IncludeAgain" calcext:value-type="string">
            <text:p>#Include or #IncludeAgain</text:p>
          </table:table-cell>
        </table:table-row>
        <table:table-row table:style-name="ro1">
          <table:table-cell office:value-type="string" calcext:value-type="string">
            <text:p><text:tab/>Line <text:s/>896: <text:tab/><text:tab/><text:tab/>Static Needle_Include_Command := "iS)(*UCP)^([#Include|#IncludeAgain]+)\s+.*$" ;https://regex101.com/r/iJ366M/1</text:p>
          </table:table-cell>
          <table:table-cell table:formula="of:=MID([.A391]; FIND(&quot;#&quot;; [.A391]); 100)" office:value-type="string" office:string-value="#Include&quot;) {" calcext:value-type="string">
            <text:p>#Include") {</text:p>
          </table:table-cell>
        </table:table-row>
        <table:table-row table:style-name="ro1">
          <table:table-cell office:value-type="string" calcext:value-type="string">
            <text:p><text:tab/>Line <text:s/>897: <text:tab/><text:tab/><text:tab/>Static Needle_Include_File<text:tab/><text:tab/>:= "iS)(*UCP)^[#Include|#IncludeAgain]+\s+(.*)$" ;https://regex101.com/r/wlty60/1</text:p>
          </table:table-cell>
          <table:table-cell table:formula="of:=MID([.A392]; FIND(&quot;#&quot;; [.A392]); 100)" office:value-type="string" office:string-value="#Include|#IncludeAgain]+)\s+.*$&quot; ;https://regex101.com/r/iJ366M/1" calcext:value-type="string">
            <text:p>#Include|#IncludeAgain]+)\s+.*$" ;https://regex101.com/r/iJ366M/1</text:p>
          </table:table-cell>
        </table:table-row>
        <table:table-row table:style-name="ro1">
          <table:table-cell office:value-type="string" calcext:value-type="string">
            <text:p><text:tab/>Line <text:s/>92: <text:tab/>Merges an AHK script with all the #Include files in the script.</text:p>
          </table:table-cell>
          <table:table-cell table:formula="of:=MID([.A393]; FIND(&quot;#&quot;; [.A393]); 100)" office:value-type="string" office:string-value="#Include|#IncludeAgain]+\s+(.*)$&quot; ;https://regex101.com/r/wlty60/1" calcext:value-type="string">
            <text:p>#Include|#IncludeAgain]+\s+(.*)$" ;https://regex101.com/r/wlty60/1</text:p>
          </table:table-cell>
        </table:table-row>
        <table:table-row table:style-name="ro1">
          <table:table-cell office:value-type="string" calcext:value-type="string">
            <text:p><text:tab/>Line <text:s/>926: <text:tab/><text:tab/>;Comment out recursive #Include</text:p>
          </table:table-cell>
          <table:table-cell table:formula="of:=MID([.A394]; FIND(&quot;#&quot;; [.A394]); 100)" office:value-type="string" office:string-value="#Include files in the script." calcext:value-type="string">
            <text:p>#Include files in the script.</text:p>
          </table:table-cell>
        </table:table-row>
        <table:table-row table:style-name="ro1">
          <table:table-cell office:value-type="string" calcext:value-type="string">
            <text:p><text:tab/>Line <text:s/>927: <text:tab/><text:tab/>if StrStartsWith(Line, "#Include")</text:p>
          </table:table-cell>
          <table:table-cell table:formula="of:=MID([.A395]; FIND(&quot;#&quot;; [.A395]); 100)" office:value-type="string" office:string-value="#Include" calcext:value-type="string">
            <text:p>#Include</text:p>
          </table:table-cell>
        </table:table-row>
        <table:table-row table:style-name="ro1">
          <table:table-cell office:value-type="string" calcext:value-type="string">
            <text:p><text:tab/>Line <text:s/>93: <text:tab/>Performs a recursive merge that will merge all levels of #Includes.</text:p>
          </table:table-cell>
          <table:table-cell table:formula="of:=MID([.A396]; FIND(&quot;#&quot;; [.A396]); 100)" office:value-type="string" office:string-value="#Include&quot;)" calcext:value-type="string">
            <text:p>#Include")</text:p>
          </table:table-cell>
        </table:table-row>
        <table:table-row table:style-name="ro1">
          <table:table-cell office:value-type="string" calcext:value-type="string">
            <text:p><text:tab/>Line <text:s/>94: <text:tab/>Extracts only the items referenced from the #Include files, ignoring the rest of the #Include file.</text:p>
          </table:table-cell>
          <table:table-cell table:formula="of:=MID([.A397]; FIND(&quot;#&quot;; [.A397]); 100)" office:value-type="string" office:string-value="#Includes." calcext:value-type="string">
            <text:p>#Includes.</text:p>
          </table:table-cell>
        </table:table-row>
        <table:table-row table:style-name="ro1">
          <table:table-cell office:value-type="string" calcext:value-type="string">
            <text:p><text:tab/>Line <text:s/>96: #Include &lt;AhkFunctions&gt;</text:p>
          </table:table-cell>
          <table:table-cell table:formula="of:=MID([.A398]; FIND(&quot;#&quot;; [.A398]); 100)" office:value-type="string" office:string-value="#Include files, ignoring the rest of the #Include file." calcext:value-type="string">
            <text:p>#Include files, ignoring the rest of the #Include file.</text:p>
          </table:table-cell>
        </table:table-row>
        <table:table-row table:style-name="ro1">
          <table:table-cell office:value-type="string" calcext:value-type="string">
            <text:p><text:tab/>Line <text:s/>963: <text:s text:c="4"/>kw6 := "#ClipboardTimeout #DllLoad #ErrorStdOut #Hotstring #HotIf #HotIfTimeout #Include #IncludeAgain #InputLevel #MaxThreads #MaxThreadsBuffer #MaxThreadsPerHotkey #NoTrayIcon #Requires #SingleInstance #SuspendExempt #UseHook #Warn #WinActivateForce #If"</text:p>
          </table:table-cell>
          <table:table-cell table:formula="of:=MID([.A399]; FIND(&quot;#&quot;; [.A399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97: #Include &lt;AhkFunctions&gt;</text:p>
          </table:table-cell>
          <table:table-cell table:formula="of:=MID([.A400]; FIND(&quot;#&quot;; [.A400]); 100)" office:value-type="string" office:string-value="#ClipboardTimeout #DllLoad #ErrorStdOut #Hotstring #HotIf #HotIfTimeout #Include #IncludeAgain #Inpu" calcext:value-type="string">
            <text:p>#ClipboardTimeout #DllLoad #ErrorStdOut #Hotstring #HotIf #HotIfTimeout #Include #IncludeAgain #Inpu</text:p>
          </table:table-cell>
        </table:table-row>
        <table:table-row table:style-name="ro1">
          <table:table-cell office:value-type="string" calcext:value-type="string">
            <text:p><text:tab/>Line <text:s/>974: #Include &lt;CredMgr&gt;</text:p>
          </table:table-cell>
          <table:table-cell table:formula="of:=MID([.A401]; FIND(&quot;#&quot;; [.A401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<text:s/>988: #Include &lt;CredMgr&gt;</text:p>
          </table:table-cell>
          <table:table-cell table:formula="of:=MID([.A402]; FIND(&quot;#&quot;; [.A40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<text:s/>99: #Include &lt;AhkFunctions&gt;</text:p>
          </table:table-cell>
          <table:table-cell table:formula="of:=MID([.A403]; FIND(&quot;#&quot;; [.A40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<text:s/>999: #Include &lt;CredMgr&gt;</text:p>
          </table:table-cell>
          <table:table-cell table:formula="of:=MID([.A404]; FIND(&quot;#&quot;; [.A404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1: #Include ..\Functions\MsgBoxEx.ahk</text:p>
          </table:table-cell>
          <table:table-cell table:formula="of:=MID([.A405]; FIND(&quot;#&quot;; [.A40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: #Include &lt;AhkFunctions&gt;</text:p>
          </table:table-cell>
          <table:table-cell table:formula="of:=MID([.A406]; FIND(&quot;#&quot;; [.A406]); 100)" office:value-type="string" office:string-value="#Include ..\Functions\MsgBoxEx.ahk" calcext:value-type="string">
            <text:p>#Include ..\Functions\MsgBoxEx.ahk</text:p>
          </table:table-cell>
        </table:table-row>
        <table:table-row table:style-name="ro1">
          <table:table-cell office:value-type="string" calcext:value-type="string">
            <text:p><text:tab/>Line 1: #Include &lt;IniLite&gt;</text:p>
          </table:table-cell>
          <table:table-cell table:formula="of:=MID([.A407]; FIND(&quot;#&quot;; [.A407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100: #Include &lt;AhkFunctions&gt;</text:p>
          </table:table-cell>
          <table:table-cell table:formula="of:=MID([.A408]; FIND(&quot;#&quot;; [.A408]); 100)" office:value-type="string" office:string-value="#Include &lt;IniLite&gt;" calcext:value-type="string">
            <text:p>#Include &lt;IniLite&gt;</text:p>
          </table:table-cell>
        </table:table-row>
        <table:table-row table:style-name="ro1">
          <table:table-cell office:value-type="string" calcext:value-type="string">
            <text:p><text:tab/>Line 1001: #Include &lt;CredMgr&gt;</text:p>
          </table:table-cell>
          <table:table-cell table:formula="of:=MID([.A409]; FIND(&quot;#&quot;; [.A409]); 100)" office:value-type="string" office:string-value="#Include &lt;AhkFunctions&gt;" calcext:value-type="string">
            <text:p>#Include &lt;AhkFunctions&gt;</text:p>
          </table:table-cell>
        </table:table-row>
        <table:table-row table:style-name="ro1">
          <table:table-cell office:value-type="string" calcext:value-type="string">
            <text:p><text:tab/>Line 1007: #Include &lt;CredMgr&gt;</text:p>
          </table:table-cell>
          <table:table-cell table:formula="of:=MID([.A410]; FIND(&quot;#&quot;; [.A41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08: #Include &lt;CredMgr&gt;</text:p>
          </table:table-cell>
          <table:table-cell table:formula="of:=MID([.A411]; FIND(&quot;#&quot;; [.A411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09: #Include &lt;CredMgr&gt;</text:p>
          </table:table-cell>
          <table:table-cell table:formula="of:=MID([.A412]; FIND(&quot;#&quot;; [.A41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1: <text:s text:c="4"/>#Include 'D:\Software\DEV\Work\AHK2\Lib\Path.ahk'</text:p>
          </table:table-cell>
          <table:table-cell table:formula="of:=MID([.A413]; FIND(&quot;#&quot;; [.A41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11: #Include &lt;CredMgr&gt;</text:p>
          </table:table-cell>
          <table:table-cell table:formula="of:=MID([.A414]; FIND(&quot;#&quot;; [.A414]); 100)" office:value-type="string" office:string-value="#Include 'D:\Software\DEV\Work\AHK2\Lib\Path.ahk'" calcext:value-type="string">
            <text:p>#Include 'D:\Software\DEV\Work\AHK2\Lib\Path.ahk'</text:p>
          </table:table-cell>
        </table:table-row>
        <table:table-row table:style-name="ro1">
          <table:table-cell office:value-type="string" calcext:value-type="string">
            <text:p><text:tab/>Line 1012: #Include &lt;CredMgr&gt;</text:p>
          </table:table-cell>
          <table:table-cell table:formula="of:=MID([.A415]; FIND(&quot;#&quot;; [.A41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14: #Include &lt;CredMgr&gt;</text:p>
          </table:table-cell>
          <table:table-cell table:formula="of:=MID([.A416]; FIND(&quot;#&quot;; [.A41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15: #Include &lt;CredMgr&gt;</text:p>
          </table:table-cell>
          <table:table-cell table:formula="of:=MID([.A417]; FIND(&quot;#&quot;; [.A41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16: #Include &lt;CredMgr&gt;</text:p>
          </table:table-cell>
          <table:table-cell table:formula="of:=MID([.A418]; FIND(&quot;#&quot;; [.A418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17: #Include &lt;CredMgr&gt;</text:p>
          </table:table-cell>
          <table:table-cell table:formula="of:=MID([.A419]; FIND(&quot;#&quot;; [.A41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18: #Include &lt;CredMgr&gt;</text:p>
          </table:table-cell>
          <table:table-cell table:formula="of:=MID([.A420]; FIND(&quot;#&quot;; [.A42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19: #Include &lt;CredMgr&gt;</text:p>
          </table:table-cell>
          <table:table-cell table:formula="of:=MID([.A421]; FIND(&quot;#&quot;; [.A421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21: #Include &lt;CredMgr&gt;</text:p>
          </table:table-cell>
          <table:table-cell table:formula="of:=MID([.A422]; FIND(&quot;#&quot;; [.A42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22: #Include &lt;CredMgr&gt;</text:p>
          </table:table-cell>
          <table:table-cell table:formula="of:=MID([.A423]; FIND(&quot;#&quot;; [.A42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24: #Include &lt;CredMgr&gt;</text:p>
          </table:table-cell>
          <table:table-cell table:formula="of:=MID([.A424]; FIND(&quot;#&quot;; [.A42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25: #Include &lt;CredMgr&gt;</text:p>
          </table:table-cell>
          <table:table-cell table:formula="of:=MID([.A425]; FIND(&quot;#&quot;; [.A42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28: #Include &lt;CredMgr&gt;</text:p>
          </table:table-cell>
          <table:table-cell table:formula="of:=MID([.A426]; FIND(&quot;#&quot;; [.A42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30: #Include &lt;CredMgr&gt;</text:p>
          </table:table-cell>
          <table:table-cell table:formula="of:=MID([.A427]; FIND(&quot;#&quot;; [.A42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33: #Include &lt;CredMgr&gt;</text:p>
          </table:table-cell>
          <table:table-cell table:formula="of:=MID([.A428]; FIND(&quot;#&quot;; [.A428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36: #Include &lt;CredMgr&gt;</text:p>
          </table:table-cell>
          <table:table-cell table:formula="of:=MID([.A429]; FIND(&quot;#&quot;; [.A42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39: #Include &lt;CredMgr&gt;</text:p>
          </table:table-cell>
          <table:table-cell table:formula="of:=MID([.A430]; FIND(&quot;#&quot;; [.A43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40: #Include &lt;CredMgr&gt;</text:p>
          </table:table-cell>
          <table:table-cell table:formula="of:=MID([.A431]; FIND(&quot;#&quot;; [.A431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41: #Include &lt;CredMgr&gt;</text:p>
          </table:table-cell>
          <table:table-cell table:formula="of:=MID([.A432]; FIND(&quot;#&quot;; [.A43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43: #Include &lt;CredMgr&gt;</text:p>
          </table:table-cell>
          <table:table-cell table:formula="of:=MID([.A433]; FIND(&quot;#&quot;; [.A43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45: #Include &lt;CredMgr&gt;</text:p>
          </table:table-cell>
          <table:table-cell table:formula="of:=MID([.A434]; FIND(&quot;#&quot;; [.A43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52: #Include &lt;CredMgr&gt;</text:p>
          </table:table-cell>
          <table:table-cell table:formula="of:=MID([.A435]; FIND(&quot;#&quot;; [.A43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53: #Include &lt;CredMgr&gt;</text:p>
          </table:table-cell>
          <table:table-cell table:formula="of:=MID([.A436]; FIND(&quot;#&quot;; [.A43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56: #Include %A_ScriptDir%\..\Lib\ShellContextMenu.ahk</text:p>
          </table:table-cell>
          <table:table-cell table:formula="of:=MID([.A437]; FIND(&quot;#&quot;; [.A43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57: #Include %A_ScriptDir%\..\Lib\ControlColor.ahk</text:p>
          </table:table-cell>
          <table:table-cell table:formula="of:=MID([.A438]; FIND(&quot;#&quot;; [.A438]); 100)" office:value-type="string" office:string-value="#Include %A_ScriptDir%\..\Lib\ShellContextMenu.ahk" calcext:value-type="string">
            <text:p>#Include %A_ScriptDir%\..\Lib\ShellContextMenu.ahk</text:p>
          </table:table-cell>
        </table:table-row>
        <table:table-row table:style-name="ro1">
          <table:table-cell office:value-type="string" calcext:value-type="string">
            <text:p><text:tab/>Line 1057: #Include &lt;CredMgr&gt;</text:p>
          </table:table-cell>
          <table:table-cell table:formula="of:=MID([.A439]; FIND(&quot;#&quot;; [.A439]); 100)" office:value-type="string" office:string-value="#Include %A_ScriptDir%\..\Lib\ControlColor.ahk" calcext:value-type="string">
            <text:p>#Include %A_ScriptDir%\..\Lib\ControlColor.ahk</text:p>
          </table:table-cell>
        </table:table-row>
        <table:table-row table:style-name="ro1">
          <table:table-cell office:value-type="string" calcext:value-type="string">
            <text:p><text:tab/>Line 1058: #Include %A_ScriptDir%\..\Lib\EnumIncludes.ahk</text:p>
          </table:table-cell>
          <table:table-cell table:formula="of:=MID([.A440]; FIND(&quot;#&quot;; [.A44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76: #Include &lt;CredMgr&gt;</text:p>
          </table:table-cell>
          <table:table-cell table:formula="of:=MID([.A441]; FIND(&quot;#&quot;; [.A441]); 100)" office:value-type="string" office:string-value="#Include %A_ScriptDir%\..\Lib\EnumIncludes.ahk" calcext:value-type="string">
            <text:p>#Include %A_ScriptDir%\..\Lib\EnumIncludes.ahk</text:p>
          </table:table-cell>
        </table:table-row>
        <table:table-row table:style-name="ro1">
          <table:table-cell office:value-type="string" calcext:value-type="string">
            <text:p><text:tab/>Line 1084: #Include &lt;CredMgr&gt;</text:p>
          </table:table-cell>
          <table:table-cell table:formula="of:=MID([.A442]; FIND(&quot;#&quot;; [.A44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86: #Include &lt;CredMgr&gt;</text:p>
          </table:table-cell>
          <table:table-cell table:formula="of:=MID([.A443]; FIND(&quot;#&quot;; [.A44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88: #Include &lt;CredMgr&gt;</text:p>
          </table:table-cell>
          <table:table-cell table:formula="of:=MID([.A444]; FIND(&quot;#&quot;; [.A44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89: #Include &lt;CredMgr&gt;</text:p>
          </table:table-cell>
          <table:table-cell table:formula="of:=MID([.A445]; FIND(&quot;#&quot;; [.A44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91: #Include &lt;CredMgr&gt;</text:p>
          </table:table-cell>
          <table:table-cell table:formula="of:=MID([.A446]; FIND(&quot;#&quot;; [.A44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92: #Include &lt;CredMgr&gt;</text:p>
          </table:table-cell>
          <table:table-cell table:formula="of:=MID([.A447]; FIND(&quot;#&quot;; [.A44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93: #Include &lt;CredMgr&gt;</text:p>
          </table:table-cell>
          <table:table-cell table:formula="of:=MID([.A448]; FIND(&quot;#&quot;; [.A448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94: #Include &lt;CredMgr&gt;</text:p>
          </table:table-cell>
          <table:table-cell table:formula="of:=MID([.A449]; FIND(&quot;#&quot;; [.A44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096: #Include &lt;CredMgr&gt;</text:p>
          </table:table-cell>
          <table:table-cell table:formula="of:=MID([.A450]; FIND(&quot;#&quot;; [.A45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10: <text:tab/>#Include_1_Start</text:p>
          </table:table-cell>
          <table:table-cell table:formula="of:=MID([.A451]; FIND(&quot;#&quot;; [.A451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101: #Include &lt;CredMgr&gt;</text:p>
          </table:table-cell>
          <table:table-cell table:formula="of:=MID([.A452]; FIND(&quot;#&quot;; [.A452]); 100)" office:value-type="string" office:string-value="#Include_1_Start" calcext:value-type="string">
            <text:p>#Include_1_Start</text:p>
          </table:table-cell>
        </table:table-row>
        <table:table-row table:style-name="ro1">
          <table:table-cell office:value-type="string" calcext:value-type="string">
            <text:p><text:tab/>Line 1103: #Include &lt;CredMgr&gt;</text:p>
          </table:table-cell>
          <table:table-cell table:formula="of:=MID([.A453]; FIND(&quot;#&quot;; [.A45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104: #Include &lt;CredMgr&gt;</text:p>
          </table:table-cell>
          <table:table-cell table:formula="of:=MID([.A454]; FIND(&quot;#&quot;; [.A45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105: #Include &lt;CredMgr&gt;</text:p>
          </table:table-cell>
          <table:table-cell table:formula="of:=MID([.A455]; FIND(&quot;#&quot;; [.A45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108: #Include &lt;CredMgr&gt;</text:p>
          </table:table-cell>
          <table:table-cell table:formula="of:=MID([.A456]; FIND(&quot;#&quot;; [.A45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11: <text:tab/>#Include_1_End</text:p>
          </table:table-cell>
          <table:table-cell table:formula="of:=MID([.A457]; FIND(&quot;#&quot;; [.A45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111: #Include &lt;CredMgr&gt;</text:p>
          </table:table-cell>
          <table:table-cell table:formula="of:=MID([.A458]; FIND(&quot;#&quot;; [.A458]); 100)" office:value-type="string" office:string-value="#Include_1_End" calcext:value-type="string">
            <text:p>#Include_1_End</text:p>
          </table:table-cell>
        </table:table-row>
        <table:table-row table:style-name="ro1">
          <table:table-cell office:value-type="string" calcext:value-type="string">
            <text:p><text:tab/>Line 1112: #Include &lt;CredMgr&gt;</text:p>
          </table:table-cell>
          <table:table-cell table:formula="of:=MID([.A459]; FIND(&quot;#&quot;; [.A45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12: <text:tab/>#Include_2_Start</text:p>
          </table:table-cell>
          <table:table-cell table:formula="of:=MID([.A460]; FIND(&quot;#&quot;; [.A46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113: <text:tab/>#Include_2_End</text:p>
          </table:table-cell>
          <table:table-cell table:formula="of:=MID([.A461]; FIND(&quot;#&quot;; [.A461]); 100)" office:value-type="string" office:string-value="#Include_2_Start" calcext:value-type="string">
            <text:p>#Include_2_Start</text:p>
          </table:table-cell>
        </table:table-row>
        <table:table-row table:style-name="ro1">
          <table:table-cell office:value-type="string" calcext:value-type="string">
            <text:p><text:tab/>Line 114: <text:tab/>#Include_3_Start</text:p>
          </table:table-cell>
          <table:table-cell table:formula="of:=MID([.A462]; FIND(&quot;#&quot;; [.A462]); 100)" office:value-type="string" office:string-value="#Include_2_End" calcext:value-type="string">
            <text:p>#Include_2_End</text:p>
          </table:table-cell>
        </table:table-row>
        <table:table-row table:style-name="ro1">
          <table:table-cell office:value-type="string" calcext:value-type="string">
            <text:p><text:tab/>Line 115: <text:tab/>#Include_3_End</text:p>
          </table:table-cell>
          <table:table-cell table:formula="of:=MID([.A463]; FIND(&quot;#&quot;; [.A463]); 100)" office:value-type="string" office:string-value="#Include_3_Start" calcext:value-type="string">
            <text:p>#Include_3_Start</text:p>
          </table:table-cell>
        </table:table-row>
        <table:table-row table:style-name="ro1">
          <table:table-cell office:value-type="string" calcext:value-type="string">
            <text:p><text:tab/>Line 12: #Include &lt;Debug&gt;</text:p>
          </table:table-cell>
          <table:table-cell table:formula="of:=MID([.A464]; FIND(&quot;#&quot;; [.A464]); 100)" office:value-type="string" office:string-value="#Include_3_End" calcext:value-type="string">
            <text:p>#Include_3_End</text:p>
          </table:table-cell>
        </table:table-row>
        <table:table-row table:style-name="ro1">
          <table:table-cell office:value-type="string" calcext:value-type="string">
            <text:p><text:tab/>Line 1211: <text:tab/><text:tab/>;Omit: ;#INCLUDE_START #Include &lt;Const_Windows&gt;</text:p>
          </table:table-cell>
          <table:table-cell table:formula="of:=MID([.A465]; FIND(&quot;#&quot;; [.A465]); 100)" office:value-type="string" office:string-value="#Include &lt;Debug&gt;" calcext:value-type="string">
            <text:p>#Include &lt;Debug&gt;</text:p>
          </table:table-cell>
        </table:table-row>
        <table:table-row table:style-name="ro1">
          <table:table-cell office:value-type="string" calcext:value-type="string">
            <text:p><text:tab/>Line 126: #Include &lt;AHKLX_LIB&gt;</text:p>
          </table:table-cell>
          <table:table-cell table:formula="of:=MID([.A466]; FIND(&quot;#&quot;; [.A466]); 100)" office:value-type="string" office:string-value="#INCLUDE_START #Include &lt;Const_Windows&gt;" calcext:value-type="string">
            <text:p>#INCLUDE_START #Include &lt;Const_Windows&gt;</text:p>
          </table:table-cell>
        </table:table-row>
        <table:table-row table:style-name="ro1">
          <table:table-cell office:value-type="string" calcext:value-type="string">
            <text:p><text:tab/>Line 127: #Include &lt;static_Ahk_Keywords&gt;</text:p>
          </table:table-cell>
          <table:table-cell table:formula="of:=MID([.A467]; FIND(&quot;#&quot;; [.A467]); 100)" office:value-type="string" office:string-value="#Include &lt;AHKLX_LIB&gt;" calcext:value-type="string">
            <text:p>#Include &lt;AHKLX_LIB&gt;</text:p>
          </table:table-cell>
        </table:table-row>
        <table:table-row table:style-name="ro1">
          <table:table-cell office:value-type="string" calcext:value-type="string">
            <text:p><text:tab/>Line 14: #Include D:\Software\DEV\Work\AHK2\Test\MsgBoxNew\MsgBoxNew_Functions.ahk</text:p>
          </table:table-cell>
          <table:table-cell table:formula="of:=MID([.A468]; FIND(&quot;#&quot;; [.A468]); 100)" office:value-type="string" office:string-value="#Include &lt;static_Ahk_Keywords&gt;" calcext:value-type="string">
            <text:p>#Include &lt;static_Ahk_Keywords&gt;</text:p>
          </table:table-cell>
        </table:table-row>
        <table:table-row table:style-name="ro1">
          <table:table-cell office:value-type="string" calcext:value-type="string">
            <text:p><text:tab/>Line 14: #Include MsgBoxNew_Functions.ahk</text:p>
          </table:table-cell>
          <table:table-cell table:formula="of:=MID([.A469]; FIND(&quot;#&quot;; [.A469]); 100)" office:value-type="string" office:string-value="#Include D:\Software\DEV\Work\AHK2\Test\MsgBoxNew\MsgBoxNew_Functions.ahk" calcext:value-type="string">
            <text:p>#Include D:\Software\DEV\Work\AHK2\Test\MsgBoxNew\MsgBoxNew_Functions.ahk</text:p>
          </table:table-cell>
        </table:table-row>
        <table:table-row table:style-name="ro1">
          <table:table-cell office:value-type="string" calcext:value-type="string">
            <text:p><text:tab/>Line 142: <text:s text:c="4"/>C .= "#include &lt;stdio.h&gt;`r`n"</text:p>
          </table:table-cell>
          <table:table-cell table:formula="of:=MID([.A470]; FIND(&quot;#&quot;; [.A470]); 100)" office:value-type="string" office:string-value="#Include MsgBoxNew_Functions.ahk" calcext:value-type="string">
            <text:p>#Include MsgBoxNew_Functions.ahk</text:p>
          </table:table-cell>
        </table:table-row>
        <table:table-row table:style-name="ro1">
          <table:table-cell office:value-type="string" calcext:value-type="string">
            <text:p><text:tab/>Line 144: <text:s text:c="8"/>C .= "#include &lt;stddef.h&gt;`r`n"</text:p>
          </table:table-cell>
          <table:table-cell table:formula="of:=MID([.A471]; FIND(&quot;#&quot;; [.A471]); 100)" office:value-type="string" office:string-value="#include &lt;stdio.h&gt;`r`n&quot;" calcext:value-type="string">
            <text:p>#include &lt;stdio.h&gt;`r`n"</text:p>
          </table:table-cell>
        </table:table-row>
        <table:table-row table:style-name="ro1">
          <table:table-cell office:value-type="string" calcext:value-type="string">
            <text:p><text:tab/>Line 149: <text:s text:c="12"/>C .= "#include """ . Includes[A_Index] . """`r`n"</text:p>
          </table:table-cell>
          <table:table-cell table:formula="of:=MID([.A472]; FIND(&quot;#&quot;; [.A472]); 100)" office:value-type="string" office:string-value="#include &lt;stddef.h&gt;`r`n&quot;" calcext:value-type="string">
            <text:p>#include &lt;stddef.h&gt;`r`n"</text:p>
          </table:table-cell>
        </table:table-row>
        <table:table-row table:style-name="ro1">
          <table:table-cell office:value-type="string" calcext:value-type="string">
            <text:p><text:tab/>Line 151: <text:tab/><text:tab/>Merge with #Includes</text:p>
          </table:table-cell>
          <table:table-cell table:formula="of:=MID([.A473]; FIND(&quot;#&quot;; [.A473]); 100)" office:value-type="string" office:string-value="#include &quot;&quot;&quot; . Includes[A_Index] . &quot;&quot;&quot;`r`n&quot;" calcext:value-type="string">
            <text:p>#include """ . Includes[A_Index] . """`r`n"</text:p>
          </table:table-cell>
        </table:table-row>
        <table:table-row table:style-name="ro1">
          <table:table-cell office:value-type="string" calcext:value-type="string">
            <text:p><text:tab/>Line 151: <text:s text:c="12"/>C .= "#include &lt;" . Includes[A_Index] . "&gt;`r`n"</text:p>
          </table:table-cell>
          <table:table-cell table:formula="of:=MID([.A474]; FIND(&quot;#&quot;; [.A474]); 100)" office:value-type="string" office:string-value="#Includes" calcext:value-type="string">
            <text:p>#Includes</text:p>
          </table:table-cell>
        </table:table-row>
        <table:table-row table:style-name="ro1">
          <table:table-cell office:value-type="string" calcext:value-type="string">
            <text:p><text:tab/>Line 152: #Include %A_ScriptDir%\..\Lib\AutoXYWH.ahk</text:p>
          </table:table-cell>
          <table:table-cell table:formula="of:=MID([.A475]; FIND(&quot;#&quot;; [.A475]); 100)" office:value-type="string" office:string-value="#include &lt;&quot; . Includes[A_Index] . &quot;&gt;`r`n&quot;" calcext:value-type="string">
            <text:p>#include &lt;" . Includes[A_Index] . "&gt;`r`n"</text:p>
          </table:table-cell>
        </table:table-row>
        <table:table-row table:style-name="ro1">
          <table:table-cell office:value-type="string" calcext:value-type="string">
            <text:p><text:tab/>Line 153: #Include %A_ScriptDir%\MagicBox\Functions\InputBoxEx.ahk</text:p>
          </table:table-cell>
          <table:table-cell table:formula="of:=MID([.A476]; FIND(&quot;#&quot;; [.A476]); 100)" office:value-type="string" office:string-value="#Include %A_ScriptDir%\..\Lib\AutoXYWH.ahk" calcext:value-type="string">
            <text:p>#Include %A_ScriptDir%\..\Lib\AutoXYWH.ahk</text:p>
          </table:table-cell>
        </table:table-row>
        <table:table-row table:style-name="ro1">
          <table:table-cell office:value-type="string" calcext:value-type="string">
            <text:p><text:tab/>Line 153: #include ConvertFuncs.ahk</text:p>
          </table:table-cell>
          <table:table-cell table:formula="of:=MID([.A477]; FIND(&quot;#&quot;; [.A477]); 100)" office:value-type="string" office:string-value="#Include %A_ScriptDir%\MagicBox\Functions\InputBoxEx.ahk" calcext:value-type="string">
            <text:p>#Include %A_ScriptDir%\MagicBox\Functions\InputBoxEx.ahk</text:p>
          </table:table-cell>
        </table:table-row>
        <table:table-row table:style-name="ro1">
          <table:table-cell office:value-type="string" calcext:value-type="string">
            <text:p><text:tab/>Line 159: <text:s text:c="4"/>C .= "#include &lt;stdio.h&gt;`r`n"</text:p>
          </table:table-cell>
          <table:table-cell table:formula="of:=MID([.A478]; FIND(&quot;#&quot;; [.A478]); 100)" office:value-type="string" office:string-value="#include ConvertFuncs.ahk" calcext:value-type="string">
            <text:p>#include ConvertFuncs.ahk</text:p>
          </table:table-cell>
        </table:table-row>
        <table:table-row table:style-name="ro1">
          <table:table-cell office:value-type="string" calcext:value-type="string">
            <text:p><text:tab/>Line 160: <text:s text:c="4"/>C .= "#include &lt;stddef.h&gt;`r`n"</text:p>
          </table:table-cell>
          <table:table-cell table:formula="of:=MID([.A479]; FIND(&quot;#&quot;; [.A479]); 100)" office:value-type="string" office:string-value="#include &lt;stdio.h&gt;`r`n&quot;" calcext:value-type="string">
            <text:p>#include &lt;stdio.h&gt;`r`n"</text:p>
          </table:table-cell>
        </table:table-row>
        <table:table-row table:style-name="ro1">
          <table:table-cell office:value-type="string" calcext:value-type="string">
            <text:p><text:tab/>Line 161: <text:tab/><text:tab/>if #Include</text:p>
          </table:table-cell>
          <table:table-cell table:formula="of:=MID([.A480]; FIND(&quot;#&quot;; [.A480]); 100)" office:value-type="string" office:string-value="#include &lt;stddef.h&gt;`r`n&quot;" calcext:value-type="string">
            <text:p>#include &lt;stddef.h&gt;`r`n"</text:p>
          </table:table-cell>
        </table:table-row>
        <table:table-row table:style-name="ro1">
          <table:table-cell office:value-type="string" calcext:value-type="string">
            <text:p><text:tab/>Line 164: <text:s text:c="12"/>C .= "#include """ . arrIncludes[A_Index] . """`r`n"</text:p>
          </table:table-cell>
          <table:table-cell table:formula="of:=MID([.A481]; FIND(&quot;#&quot;; [.A481]); 100)" office:value-type="string" office:string-value="#Include" calcext:value-type="string">
            <text:p>#Include</text:p>
          </table:table-cell>
        </table:table-row>
        <table:table-row table:style-name="ro1">
          <table:table-cell office:value-type="string" calcext:value-type="string">
            <text:p><text:tab/>Line 166: <text:s text:c="12"/>C .= "#include &lt;" . arrIncludes[A_Index] . "&gt;`r`n"</text:p>
          </table:table-cell>
          <table:table-cell table:formula="of:=MID([.A482]; FIND(&quot;#&quot;; [.A482]); 100)" office:value-type="string" office:string-value="#include &quot;&quot;&quot; . arrIncludes[A_Index] . &quot;&quot;&quot;`r`n&quot;" calcext:value-type="string">
            <text:p>#include """ . arrIncludes[A_Index] . """`r`n"</text:p>
          </table:table-cell>
        </table:table-row>
        <table:table-row table:style-name="ro1">
          <table:table-cell office:value-type="string" calcext:value-type="string">
            <text:p><text:tab/>Line 181: <text:tab/><text:tab/>if #Include</text:p>
          </table:table-cell>
          <table:table-cell table:formula="of:=MID([.A483]; FIND(&quot;#&quot;; [.A483]); 100)" office:value-type="string" office:string-value="#include &lt;&quot; . arrIncludes[A_Index] . &quot;&gt;`r`n&quot;" calcext:value-type="string">
            <text:p>#include &lt;" . arrIncludes[A_Index] . "&gt;`r`n"</text:p>
          </table:table-cell>
        </table:table-row>
        <table:table-row table:style-name="ro1">
          <table:table-cell office:value-type="string" calcext:value-type="string">
            <text:p><text:tab/>Line 19: #Include "..\Lib\IniFile_Static.ahk"</text:p>
          </table:table-cell>
          <table:table-cell table:formula="of:=MID([.A484]; FIND(&quot;#&quot;; [.A484]); 100)" office:value-type="string" office:string-value="#Include" calcext:value-type="string">
            <text:p>#Include</text:p>
          </table:table-cell>
        </table:table-row>
        <table:table-row table:style-name="ro1">
          <table:table-cell office:value-type="string" calcext:value-type="string">
            <text:p><text:tab/>Line 195: <text:tab/><text:tab/>if #Include</text:p>
          </table:table-cell>
          <table:table-cell table:formula="of:=MID([.A485]; FIND(&quot;#&quot;; [.A485]); 100)" office:value-type="string" office:string-value="#Include &quot;..\Lib\IniFile_Static.ahk&quot;" calcext:value-type="string">
            <text:p>#Include "..\Lib\IniFile_Static.ahk"</text:p>
          </table:table-cell>
        </table:table-row>
        <table:table-row table:style-name="ro1">
          <table:table-cell office:value-type="string" calcext:value-type="string">
            <text:p><text:tab/>Line 196: <text:tab/><text:tab/><text:tab/>AppendBuffer("; #Include &lt;MyLib&gt; START")</text:p>
          </table:table-cell>
          <table:table-cell table:formula="of:=MID([.A486]; FIND(&quot;#&quot;; [.A486]); 100)" office:value-type="string" office:string-value="#Include" calcext:value-type="string">
            <text:p>#Include</text:p>
          </table:table-cell>
        </table:table-row>
        <table:table-row table:style-name="ro1">
          <table:table-cell office:value-type="string" calcext:value-type="string">
            <text:p><text:tab/>Line 197: <text:tab/><text:tab/><text:tab/>IncludeFileName := GetIncludeFileName(Line) ; #Include &lt;MyLib&gt; =&gt; D:\Software\Work\MyLib.ahk</text:p>
          </table:table-cell>
          <table:table-cell table:formula="of:=MID([.A487]; FIND(&quot;#&quot;; [.A487]); 100)" office:value-type="string" office:string-value="#Include &lt;MyLib&gt; START&quot;)" calcext:value-type="string">
            <text:p>#Include &lt;MyLib&gt; START")</text:p>
          </table:table-cell>
        </table:table-row>
        <table:table-row table:style-name="ro1">
          <table:table-cell office:value-type="string" calcext:value-type="string">
            <text:p><text:tab/>Line 199: <text:tab/><text:tab/><text:tab/>? AppendBuffer("; #Include &lt;MyLib&gt; END, Number Included: " NumberOfItemsIncluded)</text:p>
          </table:table-cell>
          <table:table-cell table:formula="of:=MID([.A488]; FIND(&quot;#&quot;; [.A488]); 100)" office:value-type="string" office:string-value="#Include &lt;MyLib&gt; =&gt; D:\Software\Work\MyLib.ahk" calcext:value-type="string">
            <text:p>#Include &lt;MyLib&gt; =&gt; D:\Software\Work\MyLib.ahk</text:p>
          </table:table-cell>
        </table:table-row>
        <table:table-row table:style-name="ro1">
          <table:table-cell office:value-type="string" calcext:value-type="string">
            <text:p><text:tab/>Line 2: ;#Include MyIncludedFunctions.ahk ; Include the file containing the function</text:p>
          </table:table-cell>
          <table:table-cell table:formula="of:=MID([.A489]; FIND(&quot;#&quot;; [.A489]); 100)" office:value-type="string" office:string-value="#Include &lt;MyLib&gt; END, Number Included: &quot; NumberOfItemsIncluded)" calcext:value-type="string">
            <text:p>#Include &lt;MyLib&gt; END, Number Included: " NumberOfItemsIncluded)</text:p>
          </table:table-cell>
        </table:table-row>
        <table:table-row table:style-name="ro1">
          <table:table-cell office:value-type="string" calcext:value-type="string">
            <text:p><text:tab/>Line 247: <text:tab/><text:tab/>0066<text:tab/>N+1<text:tab/><text:tab/>"#Include &lt;MyLib1&gt;"</text:p>
          </table:table-cell>
          <table:table-cell table:formula="of:=MID([.A490]; FIND(&quot;#&quot;; [.A490]); 100)" office:value-type="string" office:string-value="#Include MyIncludedFunctions.ahk ; Include the file containing the function" calcext:value-type="string">
            <text:p>#Include MyIncludedFunctions.ahk ; Include the file containing the function</text:p>
          </table:table-cell>
        </table:table-row>
        <table:table-row table:style-name="ro1">
          <table:table-cell office:value-type="string" calcext:value-type="string">
            <text:p><text:tab/>Line 250: <text:tab/><text:tab/>0067<text:tab/>N+2<text:tab/><text:tab/>"#Include &lt;MyLib2&gt;"</text:p>
          </table:table-cell>
          <table:table-cell table:formula="of:=MID([.A491]; FIND(&quot;#&quot;; [.A491]); 100)" office:value-type="string" office:string-value="#Include &lt;MyLib1&gt;&quot;" calcext:value-type="string">
            <text:p>#Include &lt;MyLib1&gt;"</text:p>
          </table:table-cell>
        </table:table-row>
        <table:table-row table:style-name="ro1">
          <table:table-cell office:value-type="string" calcext:value-type="string">
            <text:p><text:tab/>Line 2864: <text:s text:c="4"/>#Include %A_ScriptDir%\Lib\CommonDialogs.ahk</text:p>
          </table:table-cell>
          <table:table-cell table:formula="of:=MID([.A492]; FIND(&quot;#&quot;; [.A492]); 100)" office:value-type="string" office:string-value="#Include &lt;MyLib2&gt;&quot;" calcext:value-type="string">
            <text:p>#Include &lt;MyLib2&gt;"</text:p>
          </table:table-cell>
        </table:table-row>
        <table:table-row table:style-name="ro1">
          <table:table-cell office:value-type="string" calcext:value-type="string">
            <text:p><text:tab/>Line 2865: <text:s text:c="4"/>#Include %A_ScriptDir%\Lib\GuiButtonIcon.ahk</text:p>
          </table:table-cell>
          <table:table-cell table:formula="of:=MID([.A493]; FIND(&quot;#&quot;; [.A493]); 100)" office:value-type="string" office:string-value="#Include %A_ScriptDir%\Lib\CommonDialogs.ahk" calcext:value-type="string">
            <text:p>#Include %A_ScriptDir%\Lib\CommonDialogs.ahk</text:p>
          </table:table-cell>
        </table:table-row>
        <table:table-row table:style-name="ro1">
          <table:table-cell office:value-type="string" calcext:value-type="string">
            <text:p><text:tab/>Line 2866: <text:s text:c="4"/>#Include %A_ScriptDir%\Lib\RunGetStdOut.ahk</text:p>
          </table:table-cell>
          <table:table-cell table:formula="of:=MID([.A494]; FIND(&quot;#&quot;; [.A494]); 100)" office:value-type="string" office:string-value="#Include %A_ScriptDir%\Lib\GuiButtonIcon.ahk" calcext:value-type="string">
            <text:p>#Include %A_ScriptDir%\Lib\GuiButtonIcon.ahk</text:p>
          </table:table-cell>
        </table:table-row>
        <table:table-row table:style-name="ro1">
          <table:table-cell office:value-type="string" calcext:value-type="string">
            <text:p><text:tab/>Line 2867: <text:s text:c="4"/>#Include %A_ScriptDir%\Lib\ExecScript.ahk</text:p>
          </table:table-cell>
          <table:table-cell table:formula="of:=MID([.A495]; FIND(&quot;#&quot;; [.A495]); 100)" office:value-type="string" office:string-value="#Include %A_ScriptDir%\Lib\RunGetStdOut.ahk" calcext:value-type="string">
            <text:p>#Include %A_ScriptDir%\Lib\RunGetStdOut.ahk</text:p>
          </table:table-cell>
        </table:table-row>
        <table:table-row table:style-name="ro1">
          <table:table-cell office:value-type="string" calcext:value-type="string">
            <text:p><text:tab/>Line 2868: <text:s text:c="4"/>#Include %A_ScriptDir%\Lib\EnumIncludes.ahk</text:p>
          </table:table-cell>
          <table:table-cell table:formula="of:=MID([.A496]; FIND(&quot;#&quot;; [.A496]); 100)" office:value-type="string" office:string-value="#Include %A_ScriptDir%\Lib\ExecScript.ahk" calcext:value-type="string">
            <text:p>#Include %A_ScriptDir%\Lib\ExecScript.ahk</text:p>
          </table:table-cell>
        </table:table-row>
        <table:table-row table:style-name="ro1">
          <table:table-cell office:value-type="string" calcext:value-type="string">
            <text:p><text:tab/>Line 2869: <text:s text:c="4"/>#Include %A_ScriptDir%\Lib\DBGp.ahk</text:p>
          </table:table-cell>
          <table:table-cell table:formula="of:=MID([.A497]; FIND(&quot;#&quot;; [.A497]); 100)" office:value-type="string" office:string-value="#Include %A_ScriptDir%\Lib\EnumIncludes.ahk" calcext:value-type="string">
            <text:p>#Include %A_ScriptDir%\Lib\EnumIncludes.ahk</text:p>
          </table:table-cell>
        </table:table-row>
        <table:table-row table:style-name="ro1">
          <table:table-cell office:value-type="string" calcext:value-type="string">
            <text:p><text:tab/>Line 2870: <text:s text:c="4"/>#Include %A_ScriptDir%\Lib\LV_GroupView.ahk</text:p>
          </table:table-cell>
          <table:table-cell table:formula="of:=MID([.A498]; FIND(&quot;#&quot;; [.A498]); 100)" office:value-type="string" office:string-value="#Include %A_ScriptDir%\Lib\DBGp.ahk" calcext:value-type="string">
            <text:p>#Include %A_ScriptDir%\Lib\DBGp.ahk</text:p>
          </table:table-cell>
        </table:table-row>
        <table:table-row table:style-name="ro1">
          <table:table-cell office:value-type="string" calcext:value-type="string">
            <text:p><text:tab/>Line 2871: <text:s text:c="4"/>#Include %A_ScriptDir%\Tools\MagicBox\Functions\InputBoxEx.ahk</text:p>
          </table:table-cell>
          <table:table-cell table:formula="of:=MID([.A499]; FIND(&quot;#&quot;; [.A499]); 100)" office:value-type="string" office:string-value="#Include %A_ScriptDir%\Lib\LV_GroupView.ahk" calcext:value-type="string">
            <text:p>#Include %A_ScriptDir%\Lib\LV_GroupView.ahk</text:p>
          </table:table-cell>
        </table:table-row>
        <table:table-row table:style-name="ro1">
          <table:table-cell office:value-type="string" calcext:value-type="string">
            <text:p><text:tab/>Line 2872: <text:s text:c="4"/>#Include %A_ScriptDir%\Tools\MagicBox\Functions\SoftModalMessageBox.ahk</text:p>
          </table:table-cell>
          <table:table-cell table:formula="of:=MID([.A500]; FIND(&quot;#&quot;; [.A500]); 100)" office:value-type="string" office:string-value="#Include %A_ScriptDir%\Tools\MagicBox\Functions\InputBoxEx.ahk" calcext:value-type="string">
            <text:p>#Include %A_ScriptDir%\Tools\MagicBox\Functions\InputBoxEx.ahk</text:p>
          </table:table-cell>
        </table:table-row>
        <table:table-row table:style-name="ro1">
          <table:table-cell office:value-type="string" calcext:value-type="string">
            <text:p><text:tab/>Line 2874: <text:s text:c="4"/>#Include %A_ScriptDir%\ParseImport.ahk</text:p>
          </table:table-cell>
          <table:table-cell table:formula="of:=MID([.A501]; FIND(&quot;#&quot;; [.A501]); 100)" office:value-type="string" office:string-value="#Include %A_ScriptDir%\Tools\MagicBox\Functions\SoftModalMessageBox.ahk" calcext:value-type="string">
            <text:p>#Include %A_ScriptDir%\Tools\MagicBox\Functions\SoftModalMessageBox.ahk</text:p>
          </table:table-cell>
        </table:table-row>
        <table:table-row table:style-name="ro1">
          <table:table-cell office:value-type="string" calcext:value-type="string">
            <text:p><text:tab/>Line 2875: <text:s text:c="4"/>#Include %A_ScriptDir%\Include\Editor.ahk</text:p>
          </table:table-cell>
          <table:table-cell table:formula="of:=MID([.A502]; FIND(&quot;#&quot;; [.A502]); 100)" office:value-type="string" office:string-value="#Include %A_ScriptDir%\ParseImport.ahk" calcext:value-type="string">
            <text:p>#Include %A_ScriptDir%\ParseImport.ahk</text:p>
          </table:table-cell>
        </table:table-row>
        <table:table-row table:style-name="ro1">
          <table:table-cell office:value-type="string" calcext:value-type="string">
            <text:p><text:tab/>Line 2876: <text:s text:c="4"/>#Include %A_ScriptDir%\Include\Designer.ahk</text:p>
          </table:table-cell>
          <table:table-cell table:formula="of:=MID([.A503]; FIND(&quot;#&quot;; [.A503]); 100)" office:value-type="string" office:string-value="#Include %A_ScriptDir%\Include\Editor.ahk" calcext:value-type="string">
            <text:p>#Include %A_ScriptDir%\Include\Editor.ahk</text:p>
          </table:table-cell>
        </table:table-row>
        <table:table-row table:style-name="ro1">
          <table:table-cell office:value-type="string" calcext:value-type="string">
            <text:p><text:tab/>Line 2877: <text:s text:c="4"/>#Include %A_ScriptDir%\Include\Properties.ahk</text:p>
          </table:table-cell>
          <table:table-cell table:formula="of:=MID([.A504]; FIND(&quot;#&quot;; [.A504]); 100)" office:value-type="string" office:string-value="#Include %A_ScriptDir%\Include\Designer.ahk" calcext:value-type="string">
            <text:p>#Include %A_ScriptDir%\Include\Designer.ahk</text:p>
          </table:table-cell>
        </table:table-row>
        <table:table-row table:style-name="ro1">
          <table:table-cell office:value-type="string" calcext:value-type="string">
            <text:p><text:tab/>Line 2878: <text:s text:c="4"/>#Include %A_ScriptDir%\Include\FontDialog.ahk</text:p>
          </table:table-cell>
          <table:table-cell table:formula="of:=MID([.A505]; FIND(&quot;#&quot;; [.A505]); 100)" office:value-type="string" office:string-value="#Include %A_ScriptDir%\Include\Properties.ahk" calcext:value-type="string">
            <text:p>#Include %A_ScriptDir%\Include\Properties.ahk</text:p>
          </table:table-cell>
        </table:table-row>
        <table:table-row table:style-name="ro1">
          <table:table-cell office:value-type="string" calcext:value-type="string">
            <text:p><text:tab/>Line 2879: <text:s text:c="4"/>#Include %A_ScriptDir%\Include\MenuEditor.ahk</text:p>
          </table:table-cell>
          <table:table-cell table:formula="of:=MID([.A506]; FIND(&quot;#&quot;; [.A506]); 100)" office:value-type="string" office:string-value="#Include %A_ScriptDir%\Include\FontDialog.ahk" calcext:value-type="string">
            <text:p>#Include %A_ScriptDir%\Include\FontDialog.ahk</text:p>
          </table:table-cell>
        </table:table-row>
        <table:table-row table:style-name="ro1">
          <table:table-cell office:value-type="string" calcext:value-type="string">
            <text:p><text:tab/>Line 2880: <text:s text:c="4"/>#Include %A_ScriptDir%\Include\ToolbarEditor.ahk</text:p>
          </table:table-cell>
          <table:table-cell table:formula="of:=MID([.A507]; FIND(&quot;#&quot;; [.A507]); 100)" office:value-type="string" office:string-value="#Include %A_ScriptDir%\Include\MenuEditor.ahk" calcext:value-type="string">
            <text:p>#Include %A_ScriptDir%\Include\MenuEditor.ahk</text:p>
          </table:table-cell>
        </table:table-row>
        <table:table-row table:style-name="ro1">
          <table:table-cell office:value-type="string" calcext:value-type="string">
            <text:p><text:tab/>Line 2881: <text:s text:c="4"/>#Include %A_ScriptDir%\Include\CloneWindow.ahk</text:p>
          </table:table-cell>
          <table:table-cell table:formula="of:=MID([.A508]; FIND(&quot;#&quot;; [.A508]); 100)" office:value-type="string" office:string-value="#Include %A_ScriptDir%\Include\ToolbarEditor.ahk" calcext:value-type="string">
            <text:p>#Include %A_ScriptDir%\Include\ToolbarEditor.ahk</text:p>
          </table:table-cell>
        </table:table-row>
        <table:table-row table:style-name="ro1">
          <table:table-cell office:value-type="string" calcext:value-type="string">
            <text:p><text:tab/>Line 2882: <text:s text:c="4"/>#Include %A_ScriptDir%\Include\Settings.ahk</text:p>
          </table:table-cell>
          <table:table-cell table:formula="of:=MID([.A509]; FIND(&quot;#&quot;; [.A509]); 100)" office:value-type="string" office:string-value="#Include %A_ScriptDir%\Include\CloneWindow.ahk" calcext:value-type="string">
            <text:p>#Include %A_ScriptDir%\Include\CloneWindow.ahk</text:p>
          </table:table-cell>
        </table:table-row>
        <table:table-row table:style-name="ro1">
          <table:table-cell office:value-type="string" calcext:value-type="string">
            <text:p><text:tab/>Line 2883: <text:s text:c="4"/>#Include %A_ScriptDir%\Include\Parser.ahk</text:p>
          </table:table-cell>
          <table:table-cell table:formula="of:=MID([.A510]; FIND(&quot;#&quot;; [.A510]); 100)" office:value-type="string" office:string-value="#Include %A_ScriptDir%\Include\Settings.ahk" calcext:value-type="string">
            <text:p>#Include %A_ScriptDir%\Include\Settings.ahk</text:p>
          </table:table-cell>
        </table:table-row>
        <table:table-row table:style-name="ro1">
          <table:table-cell office:value-type="string" calcext:value-type="string">
            <text:p><text:tab/>Line 2884: <text:s text:c="4"/>#Include %A_ScriptDir%\Include\ContextHelp.ahk</text:p>
          </table:table-cell>
          <table:table-cell table:formula="of:=MID([.A511]; FIND(&quot;#&quot;; [.A511]); 100)" office:value-type="string" office:string-value="#Include %A_ScriptDir%\Include\Parser.ahk" calcext:value-type="string">
            <text:p>#Include %A_ScriptDir%\Include\Parser.ahk</text:p>
          </table:table-cell>
        </table:table-row>
        <table:table-row table:style-name="ro1">
          <table:table-cell office:value-type="string" calcext:value-type="string">
            <text:p><text:tab/>Line 2885: <text:s text:c="4"/>#Include %A_ScriptDir%\Include\GenerateCode.ahk</text:p>
          </table:table-cell>
          <table:table-cell table:formula="of:=MID([.A512]; FIND(&quot;#&quot;; [.A512]); 100)" office:value-type="string" office:string-value="#Include %A_ScriptDir%\Include\ContextHelp.ahk" calcext:value-type="string">
            <text:p>#Include %A_ScriptDir%\Include\ContextHelp.ahk</text:p>
          </table:table-cell>
        </table:table-row>
        <table:table-row table:style-name="ro1">
          <table:table-cell office:value-type="string" calcext:value-type="string">
            <text:p><text:tab/>Line 2886: <text:s text:c="4"/>#Include %A_ScriptDir%\Include\FindReplace.ahk</text:p>
          </table:table-cell>
          <table:table-cell table:formula="of:=MID([.A513]; FIND(&quot;#&quot;; [.A513]); 100)" office:value-type="string" office:string-value="#Include %A_ScriptDir%\Include\GenerateCode.ahk" calcext:value-type="string">
            <text:p>#Include %A_ScriptDir%\Include\GenerateCode.ahk</text:p>
          </table:table-cell>
        </table:table-row>
        <table:table-row table:style-name="ro1">
          <table:table-cell office:value-type="string" calcext:value-type="string">
            <text:p><text:tab/>Line 2887: <text:s text:c="4"/>#Include %A_ScriptDir%\Include\ToolsDialog.ahk</text:p>
          </table:table-cell>
          <table:table-cell table:formula="of:=MID([.A514]; FIND(&quot;#&quot;; [.A514]); 100)" office:value-type="string" office:string-value="#Include %A_ScriptDir%\Include\FindReplace.ahk" calcext:value-type="string">
            <text:p>#Include %A_ScriptDir%\Include\FindReplace.ahk</text:p>
          </table:table-cell>
        </table:table-row>
        <table:table-row table:style-name="ro1">
          <table:table-cell office:value-type="string" calcext:value-type="string">
            <text:p><text:tab/>Line 2888: <text:s text:c="4"/>#Include %A_ScriptDir%\Include\Debug.ahk</text:p>
          </table:table-cell>
          <table:table-cell table:formula="of:=MID([.A515]; FIND(&quot;#&quot;; [.A515]); 100)" office:value-type="string" office:string-value="#Include %A_ScriptDir%\Include\ToolsDialog.ahk" calcext:value-type="string">
            <text:p>#Include %A_ScriptDir%\Include\ToolsDialog.ahk</text:p>
          </table:table-cell>
        </table:table-row>
        <table:table-row table:style-name="ro1">
          <table:table-cell office:value-type="string" calcext:value-type="string">
            <text:p><text:tab/>Line 3: #Include &lt;MyIncludedFunctions&gt; ; Include the file containing the function</text:p>
          </table:table-cell>
          <table:table-cell table:formula="of:=MID([.A516]; FIND(&quot;#&quot;; [.A516]); 100)" office:value-type="string" office:string-value="#Include %A_ScriptDir%\Include\Debug.ahk" calcext:value-type="string">
            <text:p>#Include %A_ScriptDir%\Include\Debug.ahk</text:p>
          </table:table-cell>
        </table:table-row>
        <table:table-row table:style-name="ro1">
          <table:table-cell office:value-type="string" calcext:value-type="string">
            <text:p><text:tab/>Line 347: #Include %A_ScriptDir%\..\Lib\AutoXYWH.ahk</text:p>
          </table:table-cell>
          <table:table-cell table:formula="of:=MID([.A517]; FIND(&quot;#&quot;; [.A517]); 100)" office:value-type="string" office:string-value="#Include &lt;MyIncludedFunctions&gt; ; Include the file containing the function" calcext:value-type="string">
            <text:p>#Include &lt;MyIncludedFunctions&gt; ; Include the file containing the function</text:p>
          </table:table-cell>
        </table:table-row>
        <table:table-row table:style-name="ro1">
          <table:table-cell office:value-type="string" calcext:value-type="string">
            <text:p><text:tab/>Line 348: <text:s/>* "Require" is similar to "#Include", but it differs in one crucial way:</text:p>
          </table:table-cell>
          <table:table-cell table:formula="of:=MID([.A518]; FIND(&quot;#&quot;; [.A518]); 100)" office:value-type="string" office:string-value="#Include %A_ScriptDir%\..\Lib\AutoXYWH.ahk" calcext:value-type="string">
            <text:p>#Include %A_ScriptDir%\..\Lib\AutoXYWH.ahk</text:p>
          </table:table-cell>
        </table:table-row>
        <table:table-row table:style-name="ro1">
          <table:table-cell office:value-type="string" calcext:value-type="string">
            <text:p><text:tab/>Line 349: <text:s/>* "Require" evaluates the script in the window scope, while "#Include"</text:p>
          </table:table-cell>
          <table:table-cell table:formula="of:=MID([.A519]; FIND(&quot;#&quot;; [.A519]); 100)" office:value-type="string" office:string-value="#Include&quot;, but it differs in one crucial way:" calcext:value-type="string">
            <text:p>#Include", but it differs in one crucial way:</text:p>
          </table:table-cell>
        </table:table-row>
        <table:table-row table:style-name="ro1">
          <table:table-cell office:value-type="string" calcext:value-type="string">
            <text:p><text:tab/>Line 355: <text:s/>* <text:s text:c="5"/>● "#Include" could also be written as "eval(FileRead(path))"</text:p>
          </table:table-cell>
          <table:table-cell table:formula="of:=MID([.A520]; FIND(&quot;#&quot;; [.A520]); 100)" office:value-type="string" office:string-value="#Include&quot;" calcext:value-type="string">
            <text:p>#Include"</text:p>
          </table:table-cell>
        </table:table-row>
        <table:table-row table:style-name="ro1">
          <table:table-cell office:value-type="string" calcext:value-type="string">
            <text:p><text:tab/>Line 443: <text:s text:c="2"/>, "#Include,FileOrDirNameT2E" ,</text:p>
          </table:table-cell>
          <table:table-cell table:formula="of:=MID([.A521]; FIND(&quot;#&quot;; [.A521]); 100)" office:value-type="string" office:string-value="#Include&quot; could also be written as &quot;eval(FileRead(path))&quot;" calcext:value-type="string">
            <text:p>#Include" could also be written as "eval(FileRead(path))"</text:p>
          </table:table-cell>
        </table:table-row>
        <table:table-row table:style-name="ro1">
          <table:table-cell office:value-type="string" calcext:value-type="string">
            <text:p><text:tab/>Line 444: <text:s text:c="4"/>"#Include {1}"</text:p>
          </table:table-cell>
          <table:table-cell table:formula="of:=MID([.A522]; FIND(&quot;#&quot;; [.A522]); 100)" office:value-type="string" office:string-value="#Include,FileOrDirNameT2E&quot; ," calcext:value-type="string">
            <text:p>#Include,FileOrDirNameT2E" ,</text:p>
          </table:table-cell>
        </table:table-row>
        <table:table-row table:style-name="ro1">
          <table:table-cell office:value-type="string" calcext:value-type="string">
            <text:p><text:tab/>Line 445: <text:s text:c="2"/>, "#IncludeAgain,FileOrDirNameT2E" ,</text:p>
          </table:table-cell>
          <table:table-cell table:formula="of:=MID([.A523]; FIND(&quot;#&quot;; [.A523]); 100)" office:value-type="string" office:string-value="#Include {1}&quot;" calcext:value-type="string">
            <text:p>#Include {1}"</text:p>
          </table:table-cell>
        </table:table-row>
        <table:table-row table:style-name="ro1">
          <table:table-cell office:value-type="string" calcext:value-type="string">
            <text:p><text:tab/>Line 446: <text:s text:c="4"/>"#IncludeAgain {1}"</text:p>
          </table:table-cell>
          <table:table-cell table:formula="of:=MID([.A524]; FIND(&quot;#&quot;; [.A524]); 100)" office:value-type="string" office:string-value="#IncludeAgain,FileOrDirNameT2E&quot; ," calcext:value-type="string">
            <text:p>#IncludeAgain,FileOrDirNameT2E" ,</text:p>
          </table:table-cell>
        </table:table-row>
        <table:table-row table:style-name="ro1">
          <table:table-cell office:value-type="string" calcext:value-type="string">
            <text:p><text:tab/>Line 448: #Include %A_ScriptDir%\lib\Exo\FileObject.ahk</text:p>
          </table:table-cell>
          <table:table-cell table:formula="of:=MID([.A525]; FIND(&quot;#&quot;; [.A525]); 100)" office:value-type="string" office:string-value="#IncludeAgain {1}&quot;" calcext:value-type="string">
            <text:p>#IncludeAgain {1}"</text:p>
          </table:table-cell>
        </table:table-row>
        <table:table-row table:style-name="ro1">
          <table:table-cell office:value-type="string" calcext:value-type="string">
            <text:p><text:tab/>Line 449: #Include %A_ScriptDir%\lib\Exo\WB_onKey.ahk</text:p>
          </table:table-cell>
          <table:table-cell table:formula="of:=MID([.A526]; FIND(&quot;#&quot;; [.A526]); 100)" office:value-type="string" office:string-value="#Include %A_ScriptDir%\lib\Exo\FileObject.ahk" calcext:value-type="string">
            <text:p>#Include %A_ScriptDir%\lib\Exo\FileObject.ahk</text:p>
          </table:table-cell>
        </table:table-row>
        <table:table-row table:style-name="ro1">
          <table:table-cell office:value-type="string" calcext:value-type="string">
            <text:p><text:tab/>Line 450: #Include %A_ScriptDir%\lib\Exo\API.ahk</text:p>
          </table:table-cell>
          <table:table-cell table:formula="of:=MID([.A527]; FIND(&quot;#&quot;; [.A527]); 100)" office:value-type="string" office:string-value="#Include %A_ScriptDir%\lib\Exo\WB_onKey.ahk" calcext:value-type="string">
            <text:p>#Include %A_ScriptDir%\lib\Exo\WB_onKey.ahk</text:p>
          </table:table-cell>
        </table:table-row>
        <table:table-row table:style-name="ro1">
          <table:table-cell office:value-type="string" calcext:value-type="string">
            <text:p><text:tab/>Line 484: <text:s text:c="2"/>, "#Include,FileOrDirName" ,</text:p>
          </table:table-cell>
          <table:table-cell table:formula="of:=MID([.A528]; FIND(&quot;#&quot;; [.A528]); 100)" office:value-type="string" office:string-value="#Include %A_ScriptDir%\lib\Exo\API.ahk" calcext:value-type="string">
            <text:p>#Include %A_ScriptDir%\lib\Exo\API.ahk</text:p>
          </table:table-cell>
        </table:table-row>
        <table:table-row table:style-name="ro1">
          <table:table-cell office:value-type="string" calcext:value-type="string">
            <text:p><text:tab/>Line 485: <text:s text:c="4"/>"#Include `"{1}`""</text:p>
          </table:table-cell>
          <table:table-cell table:formula="of:=MID([.A529]; FIND(&quot;#&quot;; [.A529]); 100)" office:value-type="string" office:string-value="#Include,FileOrDirName&quot; ," calcext:value-type="string">
            <text:p>#Include,FileOrDirName" ,</text:p>
          </table:table-cell>
        </table:table-row>
        <table:table-row table:style-name="ro1">
          <table:table-cell office:value-type="string" calcext:value-type="string">
            <text:p><text:tab/>Line 486: <text:s text:c="2"/>, "#IncludeAgain,FileOrDirName" ,</text:p>
          </table:table-cell>
          <table:table-cell table:formula="of:=MID([.A530]; FIND(&quot;#&quot;; [.A530]); 100)" office:value-type="string" office:string-value="#Include `&quot;{1}`&quot;&quot;" calcext:value-type="string">
            <text:p>#Include `"{1}`""</text:p>
          </table:table-cell>
        </table:table-row>
        <table:table-row table:style-name="ro1">
          <table:table-cell office:value-type="string" calcext:value-type="string">
            <text:p><text:tab/>Line 487: <text:s text:c="4"/>"#IncludeAgain `"{1}`""</text:p>
          </table:table-cell>
          <table:table-cell table:formula="of:=MID([.A531]; FIND(&quot;#&quot;; [.A531]); 100)" office:value-type="string" office:string-value="#IncludeAgain,FileOrDirName&quot; ," calcext:value-type="string">
            <text:p>#IncludeAgain,FileOrDirName" ,</text:p>
          </table:table-cell>
        </table:table-row>
        <table:table-row table:style-name="ro1">
          <table:table-cell office:value-type="string" calcext:value-type="string">
            <text:p><text:tab/>Line 497: #Include %A_ScriptDir%\..\Lib\RunGetStdout.ahk</text:p>
          </table:table-cell>
          <table:table-cell table:formula="of:=MID([.A532]; FIND(&quot;#&quot;; [.A532]); 100)" office:value-type="string" office:string-value="#IncludeAgain `&quot;{1}`&quot;&quot;" calcext:value-type="string">
            <text:p>#IncludeAgain `"{1}`""</text:p>
          </table:table-cell>
        </table:table-row>
        <table:table-row table:style-name="ro1">
          <table:table-cell office:value-type="string" calcext:value-type="string">
            <text:p><text:tab/>Line 506: #Include &lt;CredMgr&gt;</text:p>
          </table:table-cell>
          <table:table-cell table:formula="of:=MID([.A533]; FIND(&quot;#&quot;; [.A533]); 100)" office:value-type="string" office:string-value="#Include %A_ScriptDir%\..\Lib\RunGetStdout.ahk" calcext:value-type="string">
            <text:p>#Include %A_ScriptDir%\..\Lib\RunGetStdout.ahk</text:p>
          </table:table-cell>
        </table:table-row>
        <table:table-row table:style-name="ro1">
          <table:table-cell office:value-type="string" calcext:value-type="string">
            <text:p><text:tab/>Line 52: #Include %A_ScriptDir%\MagicBox\Functions\InputBoxEx.ahk</text:p>
          </table:table-cell>
          <table:table-cell table:formula="of:=MID([.A534]; FIND(&quot;#&quot;; [.A53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628: <text:s text:c="8"/>Includes .= "#Include &lt;" . NameNoExt . "&gt;" . CRLF</text:p>
          </table:table-cell>
          <table:table-cell table:formula="of:=MID([.A535]; FIND(&quot;#&quot;; [.A535]); 100)" office:value-type="string" office:string-value="#Include %A_ScriptDir%\MagicBox\Functions\InputBoxEx.ahk" calcext:value-type="string">
            <text:p>#Include %A_ScriptDir%\MagicBox\Functions\InputBoxEx.ahk</text:p>
          </table:table-cell>
        </table:table-row>
        <table:table-row table:style-name="ro1">
          <table:table-cell office:value-type="string" calcext:value-type="string">
            <text:p><text:tab/>Line 6761: <text:s text:c="8"/>(this.EditMacroScript := this.gViewer.Add("Edit", "-Wrap HScroll x900 y65 h410 w" (this.MacroSidebarWidth-40), "#include UIA.ahk`n`n")).SetFont("s10") ; Setting a font here disables UTF-8-BOM</text:p>
          </table:table-cell>
          <table:table-cell table:formula="of:=MID([.A536]; FIND(&quot;#&quot;; [.A536]); 100)" office:value-type="string" office:string-value="#Include &lt;&quot; . NameNoExt . &quot;&gt;&quot; . CRLF" calcext:value-type="string">
            <text:p>#Include &lt;" . NameNoExt . "&gt;" . CRLF</text:p>
          </table:table-cell>
        </table:table-row>
        <table:table-row table:style-name="ro1">
          <table:table-cell office:value-type="string" calcext:value-type="string">
            <text:p><text:tab/>Line 7321: <text:s text:c="8"/>(this.EditMacroScript := this.gViewer.Add("Edit", "-Wrap HScroll x900 y65 h410 w" (this.MacroSidebarWidth-40), "#include UIA.ahk`n`n")).SetFont("s10") ; Setting a font here disables UTF-8-BOM</text:p>
          </table:table-cell>
          <table:table-cell table:formula="of:=MID([.A537]; FIND(&quot;#&quot;; [.A537]); 100)" office:value-type="string" office:string-value="#include UIA.ahk`n`n&quot;)).SetFont(&quot;s10&quot;) ; Setting a font here disables UTF-8-BOM" calcext:value-type="string">
            <text:p>#include UIA.ahk`n`n")).SetFont("s10") ; Setting a font here disables UTF-8-BOM</text:p>
          </table:table-cell>
        </table:table-row>
        <table:table-row table:style-name="ro1">
          <table:table-cell office:value-type="string" calcext:value-type="string">
            <text:p><text:tab/>Line 790: #Include &lt;CredMgr&gt;</text:p>
          </table:table-cell>
          <table:table-cell table:formula="of:=MID([.A538]; FIND(&quot;#&quot;; [.A538]); 100)" office:value-type="string" office:string-value="#include UIA.ahk`n`n&quot;)).SetFont(&quot;s10&quot;) ; Setting a font here disables UTF-8-BOM" calcext:value-type="string">
            <text:p>#include UIA.ahk`n`n")).SetFont("s10") ; Setting a font here disables UTF-8-BOM</text:p>
          </table:table-cell>
        </table:table-row>
        <table:table-row table:style-name="ro1">
          <table:table-cell office:value-type="string" calcext:value-type="string">
            <text:p><text:tab/>Line 791: #Include &lt;CredMgr&gt;</text:p>
          </table:table-cell>
          <table:table-cell table:formula="of:=MID([.A539]; FIND(&quot;#&quot;; [.A53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00: #Include &lt;CredMgr&gt;</text:p>
          </table:table-cell>
          <table:table-cell table:formula="of:=MID([.A540]; FIND(&quot;#&quot;; [.A54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03: #Include &lt;CredMgr&gt;</text:p>
          </table:table-cell>
          <table:table-cell table:formula="of:=MID([.A541]; FIND(&quot;#&quot;; [.A541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05: #Include &lt;CredMgr&gt;</text:p>
          </table:table-cell>
          <table:table-cell table:formula="of:=MID([.A542]; FIND(&quot;#&quot;; [.A54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24: #Include %A_ScriptDir%\..\Lib\AutoXYWH.ahk</text:p>
          </table:table-cell>
          <table:table-cell table:formula="of:=MID([.A543]; FIND(&quot;#&quot;; [.A54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25: #Include %A_ScriptDir%\..\Lib\RunGetStdout.ahk</text:p>
          </table:table-cell>
          <table:table-cell table:formula="of:=MID([.A544]; FIND(&quot;#&quot;; [.A544]); 100)" office:value-type="string" office:string-value="#Include %A_ScriptDir%\..\Lib\AutoXYWH.ahk" calcext:value-type="string">
            <text:p>#Include %A_ScriptDir%\..\Lib\AutoXYWH.ahk</text:p>
          </table:table-cell>
        </table:table-row>
        <table:table-row table:style-name="ro1">
          <table:table-cell office:value-type="string" calcext:value-type="string">
            <text:p><text:tab/>Line 833: #Include &lt;CredMgr&gt;</text:p>
          </table:table-cell>
          <table:table-cell table:formula="of:=MID([.A545]; FIND(&quot;#&quot;; [.A545]); 100)" office:value-type="string" office:string-value="#Include %A_ScriptDir%\..\Lib\RunGetStdout.ahk" calcext:value-type="string">
            <text:p>#Include %A_ScriptDir%\..\Lib\RunGetStdout.ahk</text:p>
          </table:table-cell>
        </table:table-row>
        <table:table-row table:style-name="ro1">
          <table:table-cell office:value-type="string" calcext:value-type="string">
            <text:p><text:tab/>Line 840: #Include &lt;CredMgr&gt;</text:p>
          </table:table-cell>
          <table:table-cell table:formula="of:=MID([.A546]; FIND(&quot;#&quot;; [.A54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47: #Include &lt;CredMgr&gt;</text:p>
          </table:table-cell>
          <table:table-cell table:formula="of:=MID([.A547]; FIND(&quot;#&quot;; [.A54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48: #Include &lt;CredMgr&gt;</text:p>
          </table:table-cell>
          <table:table-cell table:formula="of:=MID([.A548]; FIND(&quot;#&quot;; [.A548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49: #Include &lt;CredMgr&gt;</text:p>
          </table:table-cell>
          <table:table-cell table:formula="of:=MID([.A549]; FIND(&quot;#&quot;; [.A54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53: #Include &lt;CredMgr&gt;</text:p>
          </table:table-cell>
          <table:table-cell table:formula="of:=MID([.A550]; FIND(&quot;#&quot;; [.A55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57: #Include &lt;CredMgr&gt;</text:p>
          </table:table-cell>
          <table:table-cell table:formula="of:=MID([.A551]; FIND(&quot;#&quot;; [.A551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59: #Include &lt;CredMgr&gt;</text:p>
          </table:table-cell>
          <table:table-cell table:formula="of:=MID([.A552]; FIND(&quot;#&quot;; [.A55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61: #Include &lt;CredMgr&gt;</text:p>
          </table:table-cell>
          <table:table-cell table:formula="of:=MID([.A553]; FIND(&quot;#&quot;; [.A55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62: #Include &lt;CredMgr&gt;</text:p>
          </table:table-cell>
          <table:table-cell table:formula="of:=MID([.A554]; FIND(&quot;#&quot;; [.A55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65: #Include &lt;CredMgr&gt;</text:p>
          </table:table-cell>
          <table:table-cell table:formula="of:=MID([.A555]; FIND(&quot;#&quot;; [.A55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67: #Include &lt;CredMgr&gt;</text:p>
          </table:table-cell>
          <table:table-cell table:formula="of:=MID([.A556]; FIND(&quot;#&quot;; [.A55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68: #Include &lt;CredMgr&gt;</text:p>
          </table:table-cell>
          <table:table-cell table:formula="of:=MID([.A557]; FIND(&quot;#&quot;; [.A55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69: #Include &lt;CredMgr&gt;</text:p>
          </table:table-cell>
          <table:table-cell table:formula="of:=MID([.A558]; FIND(&quot;#&quot;; [.A558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70: #Include &lt;CredMgr&gt;</text:p>
          </table:table-cell>
          <table:table-cell table:formula="of:=MID([.A559]; FIND(&quot;#&quot;; [.A55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71: #Include &lt;CredMgr&gt;</text:p>
          </table:table-cell>
          <table:table-cell table:formula="of:=MID([.A560]; FIND(&quot;#&quot;; [.A56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72: #Include &lt;CredMgr&gt;</text:p>
          </table:table-cell>
          <table:table-cell table:formula="of:=MID([.A561]; FIND(&quot;#&quot;; [.A561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73: #Include &lt;CredMgr&gt;</text:p>
          </table:table-cell>
          <table:table-cell table:formula="of:=MID([.A562]; FIND(&quot;#&quot;; [.A56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74: #Include &lt;CredMgr&gt;</text:p>
          </table:table-cell>
          <table:table-cell table:formula="of:=MID([.A563]; FIND(&quot;#&quot;; [.A56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75: #Include &lt;CredMgr&gt;</text:p>
          </table:table-cell>
          <table:table-cell table:formula="of:=MID([.A564]; FIND(&quot;#&quot;; [.A56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76: #Include &lt;CredMgr&gt;</text:p>
          </table:table-cell>
          <table:table-cell table:formula="of:=MID([.A565]; FIND(&quot;#&quot;; [.A56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77: #Include &lt;CredMgr&gt;</text:p>
          </table:table-cell>
          <table:table-cell table:formula="of:=MID([.A566]; FIND(&quot;#&quot;; [.A56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78: #Include &lt;CredMgr&gt;</text:p>
          </table:table-cell>
          <table:table-cell table:formula="of:=MID([.A567]; FIND(&quot;#&quot;; [.A56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79: #Include &lt;CredMgr&gt;</text:p>
          </table:table-cell>
          <table:table-cell table:formula="of:=MID([.A568]; FIND(&quot;#&quot;; [.A568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80: #Include &lt;CredMgr&gt;</text:p>
          </table:table-cell>
          <table:table-cell table:formula="of:=MID([.A569]; FIND(&quot;#&quot;; [.A56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82: #Include &lt;CredMgr&gt;</text:p>
          </table:table-cell>
          <table:table-cell table:formula="of:=MID([.A570]; FIND(&quot;#&quot;; [.A57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85: #Include &lt;CredMgr&gt;</text:p>
          </table:table-cell>
          <table:table-cell table:formula="of:=MID([.A571]; FIND(&quot;#&quot;; [.A571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86: #Include &lt;CredMgr&gt;</text:p>
          </table:table-cell>
          <table:table-cell table:formula="of:=MID([.A572]; FIND(&quot;#&quot;; [.A57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87: #Include &lt;CredMgr&gt;</text:p>
          </table:table-cell>
          <table:table-cell table:formula="of:=MID([.A573]; FIND(&quot;#&quot;; [.A57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88: #Include &lt;CredMgr&gt;</text:p>
          </table:table-cell>
          <table:table-cell table:formula="of:=MID([.A574]; FIND(&quot;#&quot;; [.A57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89: #Include &lt;CredMgr&gt;</text:p>
          </table:table-cell>
          <table:table-cell table:formula="of:=MID([.A575]; FIND(&quot;#&quot;; [.A57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90: #Include &lt;CredMgr&gt;</text:p>
          </table:table-cell>
          <table:table-cell table:formula="of:=MID([.A576]; FIND(&quot;#&quot;; [.A57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91: #Include &lt;CredMgr&gt;</text:p>
          </table:table-cell>
          <table:table-cell table:formula="of:=MID([.A577]; FIND(&quot;#&quot;; [.A57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94: #Include &lt;CredMgr&gt;</text:p>
          </table:table-cell>
          <table:table-cell table:formula="of:=MID([.A578]; FIND(&quot;#&quot;; [.A578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895: #Include &lt;CredMgr&gt;</text:p>
          </table:table-cell>
          <table:table-cell table:formula="of:=MID([.A579]; FIND(&quot;#&quot;; [.A57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09: #Include %A_ScriptDir%\..\Lib\AutoXYWH.ahk</text:p>
          </table:table-cell>
          <table:table-cell table:formula="of:=MID([.A580]; FIND(&quot;#&quot;; [.A58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10: #Include %A_ScriptDir%\..\Lib\ShellContextMenu.ahk</text:p>
          </table:table-cell>
          <table:table-cell table:formula="of:=MID([.A581]; FIND(&quot;#&quot;; [.A581]); 100)" office:value-type="string" office:string-value="#Include %A_ScriptDir%\..\Lib\AutoXYWH.ahk" calcext:value-type="string">
            <text:p>#Include %A_ScriptDir%\..\Lib\AutoXYWH.ahk</text:p>
          </table:table-cell>
        </table:table-row>
        <table:table-row table:style-name="ro1">
          <table:table-cell office:value-type="string" calcext:value-type="string">
            <text:p><text:tab/>Line 910: #Include &lt;CredMgr&gt;</text:p>
          </table:table-cell>
          <table:table-cell table:formula="of:=MID([.A582]; FIND(&quot;#&quot;; [.A582]); 100)" office:value-type="string" office:string-value="#Include %A_ScriptDir%\..\Lib\ShellContextMenu.ahk" calcext:value-type="string">
            <text:p>#Include %A_ScriptDir%\..\Lib\ShellContextMenu.ahk</text:p>
          </table:table-cell>
        </table:table-row>
        <table:table-row table:style-name="ro1">
          <table:table-cell office:value-type="string" calcext:value-type="string">
            <text:p><text:tab/>Line 911: #Include &lt;CredMgr&gt;</text:p>
          </table:table-cell>
          <table:table-cell table:formula="of:=MID([.A583]; FIND(&quot;#&quot;; [.A58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12: #Include &lt;CredMgr&gt;</text:p>
          </table:table-cell>
          <table:table-cell table:formula="of:=MID([.A584]; FIND(&quot;#&quot;; [.A58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13: #Include &lt;CredMgr&gt;</text:p>
          </table:table-cell>
          <table:table-cell table:formula="of:=MID([.A585]; FIND(&quot;#&quot;; [.A58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14: #Include &lt;CredMgr&gt;</text:p>
          </table:table-cell>
          <table:table-cell table:formula="of:=MID([.A586]; FIND(&quot;#&quot;; [.A58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50: #Include &lt;CredMgr&gt;</text:p>
          </table:table-cell>
          <table:table-cell table:formula="of:=MID([.A587]; FIND(&quot;#&quot;; [.A58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52: #Include &lt;CredMgr&gt;</text:p>
          </table:table-cell>
          <table:table-cell table:formula="of:=MID([.A588]; FIND(&quot;#&quot;; [.A588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54: #Include &lt;CredMgr&gt;</text:p>
          </table:table-cell>
          <table:table-cell table:formula="of:=MID([.A589]; FIND(&quot;#&quot;; [.A58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55: #Include &lt;CredMgr&gt;</text:p>
          </table:table-cell>
          <table:table-cell table:formula="of:=MID([.A590]; FIND(&quot;#&quot;; [.A59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56: #Include &lt;CredMgr&gt;</text:p>
          </table:table-cell>
          <table:table-cell table:formula="of:=MID([.A591]; FIND(&quot;#&quot;; [.A591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62: #Include &lt;CredMgr&gt;</text:p>
          </table:table-cell>
          <table:table-cell table:formula="of:=MID([.A592]; FIND(&quot;#&quot;; [.A59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63: #Include &lt;CredMgr&gt;</text:p>
          </table:table-cell>
          <table:table-cell table:formula="of:=MID([.A593]; FIND(&quot;#&quot;; [.A59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65: #Include &lt;CredMgr&gt;</text:p>
          </table:table-cell>
          <table:table-cell table:formula="of:=MID([.A594]; FIND(&quot;#&quot;; [.A59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66: #Include &lt;CredMgr&gt;</text:p>
          </table:table-cell>
          <table:table-cell table:formula="of:=MID([.A595]; FIND(&quot;#&quot;; [.A59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67: #Include &lt;CredMgr&gt;</text:p>
          </table:table-cell>
          <table:table-cell table:formula="of:=MID([.A596]; FIND(&quot;#&quot;; [.A59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68: #Include &lt;CredMgr&gt;</text:p>
          </table:table-cell>
          <table:table-cell table:formula="of:=MID([.A597]; FIND(&quot;#&quot;; [.A59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69: #Include &lt;CredMgr&gt;</text:p>
          </table:table-cell>
          <table:table-cell table:formula="of:=MID([.A598]; FIND(&quot;#&quot;; [.A598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70: #Include &lt;CredMgr&gt;</text:p>
          </table:table-cell>
          <table:table-cell table:formula="of:=MID([.A599]; FIND(&quot;#&quot;; [.A59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71: #Include &lt;CredMgr&gt;</text:p>
          </table:table-cell>
          <table:table-cell table:formula="of:=MID([.A600]; FIND(&quot;#&quot;; [.A60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72: #Include &lt;CredMgr&gt;</text:p>
          </table:table-cell>
          <table:table-cell table:formula="of:=MID([.A601]; FIND(&quot;#&quot;; [.A601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74: #Include &lt;CredMgr&gt;</text:p>
          </table:table-cell>
          <table:table-cell table:formula="of:=MID([.A602]; FIND(&quot;#&quot;; [.A60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75: #Include &lt;CredMgr&gt;</text:p>
          </table:table-cell>
          <table:table-cell table:formula="of:=MID([.A603]; FIND(&quot;#&quot;; [.A60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76: #Include &lt;CredMgr&gt;</text:p>
          </table:table-cell>
          <table:table-cell table:formula="of:=MID([.A604]; FIND(&quot;#&quot;; [.A604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78: #Include &lt;CredMgr&gt;</text:p>
          </table:table-cell>
          <table:table-cell table:formula="of:=MID([.A605]; FIND(&quot;#&quot;; [.A605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79: #Include &lt;CredMgr&gt;</text:p>
          </table:table-cell>
          <table:table-cell table:formula="of:=MID([.A606]; FIND(&quot;#&quot;; [.A606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83: #Include &lt;CredMgr&gt;</text:p>
          </table:table-cell>
          <table:table-cell table:formula="of:=MID([.A607]; FIND(&quot;#&quot;; [.A607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92: #Include &lt;CredMgr&gt;</text:p>
          </table:table-cell>
          <table:table-cell table:formula="of:=MID([.A608]; FIND(&quot;#&quot;; [.A608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93: #Include &lt;CredMgr&gt;</text:p>
          </table:table-cell>
          <table:table-cell table:formula="of:=MID([.A609]; FIND(&quot;#&quot;; [.A609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94: #Include &lt;CredMgr&gt;</text:p>
          </table:table-cell>
          <table:table-cell table:formula="of:=MID([.A610]; FIND(&quot;#&quot;; [.A610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97: #Include &lt;CredMgr&gt;</text:p>
          </table:table-cell>
          <table:table-cell table:formula="of:=MID([.A611]; FIND(&quot;#&quot;; [.A611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tab/>Line 998: #Include &lt;CredMgr&gt;</text:p>
          </table:table-cell>
          <table:table-cell table:formula="of:=MID([.A612]; FIND(&quot;#&quot;; [.A612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s text:c="2"/>D:\Software\DEV\Work\AHK\AutoInclude_Algorithim.ahk (33 hits)</text:p>
          </table:table-cell>
          <table:table-cell table:formula="of:=MID([.A613]; FIND(&quot;#&quot;; [.A613]); 100)" office:value-type="string" office:string-value="#Include &lt;CredMgr&gt;" calcext:value-type="string">
            <text:p>#Include &lt;CredMgr&gt;</text:p>
          </table:table-cell>
        </table:table-row>
        <table:table-row table:style-name="ro1">
          <table:table-cell office:value-type="string" calcext:value-type="string">
            <text:p><text:s text:c="2"/>D:\Software\DEV\Work\AHK\AutoInclude.ahk (42 hits)</text:p>
          </table:table-cell>
          <table:table-cell table:formula="of:=MID([.A614]; FIND(&quot;#&quot;; [.A6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\Class_DebugGUI.ahk (1 hit)</text:p>
          </table:table-cell>
          <table:table-cell table:formula="of:=MID([.A615]; FIND(&quot;#&quot;; [.A6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\Class_ParseAhk.ahk (3 hits)</text:p>
          </table:table-cell>
          <table:table-cell table:formula="of:=MID([.A616]; FIND(&quot;#&quot;; [.A6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CredMgrExample_20251001082601.ahk (1 hit)</text:p>
          </table:table-cell>
          <table:table-cell table:formula="of:=MID([.A617]; FIND(&quot;#&quot;; [.A6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CredMgrExample_20251001082656.ahk (1 hit)</text:p>
          </table:table-cell>
          <table:table-cell table:formula="of:=MID([.A618]; FIND(&quot;#&quot;; [.A6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CredMgrExample_20251001082706.ahk (1 hit)</text:p>
          </table:table-cell>
          <table:table-cell table:formula="of:=MID([.A619]; FIND(&quot;#&quot;; [.A6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CredMgrExample_20251001110835.ahk (1 hit)</text:p>
          </table:table-cell>
          <table:table-cell table:formula="of:=MID([.A620]; FIND(&quot;#&quot;; [.A6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CredMgrExample_20251001110839.ahk (1 hit)</text:p>
          </table:table-cell>
          <table:table-cell table:formula="of:=MID([.A621]; FIND(&quot;#&quot;; [.A6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CredMgrExample_20251001110848.ahk (1 hit)</text:p>
          </table:table-cell>
          <table:table-cell table:formula="of:=MID([.A622]; FIND(&quot;#&quot;; [.A6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CredMgrExample_20251001111008.ahk (1 hit)</text:p>
          </table:table-cell>
          <table:table-cell table:formula="of:=MID([.A623]; FIND(&quot;#&quot;; [.A6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30331.ahk (1 hit)</text:p>
          </table:table-cell>
          <table:table-cell table:formula="of:=MID([.A624]; FIND(&quot;#&quot;; [.A6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55049.ahk (1 hit)</text:p>
          </table:table-cell>
          <table:table-cell table:formula="of:=MID([.A625]; FIND(&quot;#&quot;; [.A6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55115.ahk (1 hit)</text:p>
          </table:table-cell>
          <table:table-cell table:formula="of:=MID([.A626]; FIND(&quot;#&quot;; [.A6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55613.ahk (1 hit)</text:p>
          </table:table-cell>
          <table:table-cell table:formula="of:=MID([.A627]; FIND(&quot;#&quot;; [.A6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55713.ahk (1 hit)</text:p>
          </table:table-cell>
          <table:table-cell table:formula="of:=MID([.A628]; FIND(&quot;#&quot;; [.A6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0341.ahk (1 hit)</text:p>
          </table:table-cell>
          <table:table-cell table:formula="of:=MID([.A629]; FIND(&quot;#&quot;; [.A6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0637.ahk (1 hit)</text:p>
          </table:table-cell>
          <table:table-cell table:formula="of:=MID([.A630]; FIND(&quot;#&quot;; [.A6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0754.ahk (1 hit)</text:p>
          </table:table-cell>
          <table:table-cell table:formula="of:=MID([.A631]; FIND(&quot;#&quot;; [.A6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0832.ahk (1 hit)</text:p>
          </table:table-cell>
          <table:table-cell table:formula="of:=MID([.A632]; FIND(&quot;#&quot;; [.A6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1024.ahk (1 hit)</text:p>
          </table:table-cell>
          <table:table-cell table:formula="of:=MID([.A633]; FIND(&quot;#&quot;; [.A6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1058.ahk (1 hit)</text:p>
          </table:table-cell>
          <table:table-cell table:formula="of:=MID([.A634]; FIND(&quot;#&quot;; [.A6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1239.ahk (1 hit)</text:p>
          </table:table-cell>
          <table:table-cell table:formula="of:=MID([.A635]; FIND(&quot;#&quot;; [.A6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1309.ahk (1 hit)</text:p>
          </table:table-cell>
          <table:table-cell table:formula="of:=MID([.A636]; FIND(&quot;#&quot;; [.A6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1415.ahk (1 hit)</text:p>
          </table:table-cell>
          <table:table-cell table:formula="of:=MID([.A637]; FIND(&quot;#&quot;; [.A6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1525.ahk (1 hit)</text:p>
          </table:table-cell>
          <table:table-cell table:formula="of:=MID([.A638]; FIND(&quot;#&quot;; [.A6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1703.ahk (1 hit)</text:p>
          </table:table-cell>
          <table:table-cell table:formula="of:=MID([.A639]; FIND(&quot;#&quot;; [.A6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1821.ahk (1 hit)</text:p>
          </table:table-cell>
          <table:table-cell table:formula="of:=MID([.A640]; FIND(&quot;#&quot;; [.A6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1910.ahk (1 hit)</text:p>
          </table:table-cell>
          <table:table-cell table:formula="of:=MID([.A641]; FIND(&quot;#&quot;; [.A6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1946.ahk (1 hit)</text:p>
          </table:table-cell>
          <table:table-cell table:formula="of:=MID([.A642]; FIND(&quot;#&quot;; [.A6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2006.ahk (1 hit)</text:p>
          </table:table-cell>
          <table:table-cell table:formula="of:=MID([.A643]; FIND(&quot;#&quot;; [.A6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2116.ahk (1 hit)</text:p>
          </table:table-cell>
          <table:table-cell table:formula="of:=MID([.A644]; FIND(&quot;#&quot;; [.A6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2200.ahk (1 hit)</text:p>
          </table:table-cell>
          <table:table-cell table:formula="of:=MID([.A645]; FIND(&quot;#&quot;; [.A6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2214.ahk (1 hit)</text:p>
          </table:table-cell>
          <table:table-cell table:formula="of:=MID([.A646]; FIND(&quot;#&quot;; [.A6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2253.ahk (1 hit)</text:p>
          </table:table-cell>
          <table:table-cell table:formula="of:=MID([.A647]; FIND(&quot;#&quot;; [.A6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2330.ahk (1 hit)</text:p>
          </table:table-cell>
          <table:table-cell table:formula="of:=MID([.A648]; FIND(&quot;#&quot;; [.A6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2355.ahk (1 hit)</text:p>
          </table:table-cell>
          <table:table-cell table:formula="of:=MID([.A649]; FIND(&quot;#&quot;; [.A6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2419.ahk (1 hit)</text:p>
          </table:table-cell>
          <table:table-cell table:formula="of:=MID([.A650]; FIND(&quot;#&quot;; [.A6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3048.ahk (1 hit)</text:p>
          </table:table-cell>
          <table:table-cell table:formula="of:=MID([.A651]; FIND(&quot;#&quot;; [.A6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3128.ahk (1 hit)</text:p>
          </table:table-cell>
          <table:table-cell table:formula="of:=MID([.A652]; FIND(&quot;#&quot;; [.A6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3214.ahk (1 hit)</text:p>
          </table:table-cell>
          <table:table-cell table:formula="of:=MID([.A653]; FIND(&quot;#&quot;; [.A6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3442.ahk (1 hit)</text:p>
          </table:table-cell>
          <table:table-cell table:formula="of:=MID([.A654]; FIND(&quot;#&quot;; [.A6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3511.ahk (1 hit)</text:p>
          </table:table-cell>
          <table:table-cell table:formula="of:=MID([.A655]; FIND(&quot;#&quot;; [.A6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3534.ahk (1 hit)</text:p>
          </table:table-cell>
          <table:table-cell table:formula="of:=MID([.A656]; FIND(&quot;#&quot;; [.A6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3701.ahk (1 hit)</text:p>
          </table:table-cell>
          <table:table-cell table:formula="of:=MID([.A657]; FIND(&quot;#&quot;; [.A6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4455.ahk (1 hit)</text:p>
          </table:table-cell>
          <table:table-cell table:formula="of:=MID([.A658]; FIND(&quot;#&quot;; [.A6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4624.ahk (1 hit)</text:p>
          </table:table-cell>
          <table:table-cell table:formula="of:=MID([.A659]; FIND(&quot;#&quot;; [.A6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4937.ahk (1 hit)</text:p>
          </table:table-cell>
          <table:table-cell table:formula="of:=MID([.A660]; FIND(&quot;#&quot;; [.A6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5046.ahk (1 hit)</text:p>
          </table:table-cell>
          <table:table-cell table:formula="of:=MID([.A661]; FIND(&quot;#&quot;; [.A6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5108.ahk (1 hit)</text:p>
          </table:table-cell>
          <table:table-cell table:formula="of:=MID([.A662]; FIND(&quot;#&quot;; [.A6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5525.ahk (1 hit)</text:p>
          </table:table-cell>
          <table:table-cell table:formula="of:=MID([.A663]; FIND(&quot;#&quot;; [.A6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5619.ahk (1 hit)</text:p>
          </table:table-cell>
          <table:table-cell table:formula="of:=MID([.A664]; FIND(&quot;#&quot;; [.A6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5631.ahk (1 hit)</text:p>
          </table:table-cell>
          <table:table-cell table:formula="of:=MID([.A665]; FIND(&quot;#&quot;; [.A6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5656.ahk (1 hit)</text:p>
          </table:table-cell>
          <table:table-cell table:formula="of:=MID([.A666]; FIND(&quot;#&quot;; [.A6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5709.ahk (1 hit)</text:p>
          </table:table-cell>
          <table:table-cell table:formula="of:=MID([.A667]; FIND(&quot;#&quot;; [.A6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5859.ahk (1 hit)</text:p>
          </table:table-cell>
          <table:table-cell table:formula="of:=MID([.A668]; FIND(&quot;#&quot;; [.A6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65928.ahk (1 hit)</text:p>
          </table:table-cell>
          <table:table-cell table:formula="of:=MID([.A669]; FIND(&quot;#&quot;; [.A6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038.ahk (1 hit)</text:p>
          </table:table-cell>
          <table:table-cell table:formula="of:=MID([.A670]; FIND(&quot;#&quot;; [.A6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141.ahk (1 hit)</text:p>
          </table:table-cell>
          <table:table-cell table:formula="of:=MID([.A671]; FIND(&quot;#&quot;; [.A6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147.ahk (1 hit)</text:p>
          </table:table-cell>
          <table:table-cell table:formula="of:=MID([.A672]; FIND(&quot;#&quot;; [.A6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217.ahk (1 hit)</text:p>
          </table:table-cell>
          <table:table-cell table:formula="of:=MID([.A673]; FIND(&quot;#&quot;; [.A6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249.ahk (1 hit)</text:p>
          </table:table-cell>
          <table:table-cell table:formula="of:=MID([.A674]; FIND(&quot;#&quot;; [.A6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334.ahk (1 hit)</text:p>
          </table:table-cell>
          <table:table-cell table:formula="of:=MID([.A675]; FIND(&quot;#&quot;; [.A6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402.ahk (1 hit)</text:p>
          </table:table-cell>
          <table:table-cell table:formula="of:=MID([.A676]; FIND(&quot;#&quot;; [.A6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432.ahk (1 hit)</text:p>
          </table:table-cell>
          <table:table-cell table:formula="of:=MID([.A677]; FIND(&quot;#&quot;; [.A6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510.ahk (1 hit)</text:p>
          </table:table-cell>
          <table:table-cell table:formula="of:=MID([.A678]; FIND(&quot;#&quot;; [.A6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537.ahk (1 hit)</text:p>
          </table:table-cell>
          <table:table-cell table:formula="of:=MID([.A679]; FIND(&quot;#&quot;; [.A6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614.ahk (1 hit)</text:p>
          </table:table-cell>
          <table:table-cell table:formula="of:=MID([.A680]; FIND(&quot;#&quot;; [.A6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811.ahk (1 hit)</text:p>
          </table:table-cell>
          <table:table-cell table:formula="of:=MID([.A681]; FIND(&quot;#&quot;; [.A6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0910.ahk (1 hit)</text:p>
          </table:table-cell>
          <table:table-cell table:formula="of:=MID([.A682]; FIND(&quot;#&quot;; [.A6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002.ahk (1 hit)</text:p>
          </table:table-cell>
          <table:table-cell table:formula="of:=MID([.A683]; FIND(&quot;#&quot;; [.A6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030.ahk (1 hit)</text:p>
          </table:table-cell>
          <table:table-cell table:formula="of:=MID([.A684]; FIND(&quot;#&quot;; [.A6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059.ahk (1 hit)</text:p>
          </table:table-cell>
          <table:table-cell table:formula="of:=MID([.A685]; FIND(&quot;#&quot;; [.A6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136.ahk (1 hit)</text:p>
          </table:table-cell>
          <table:table-cell table:formula="of:=MID([.A686]; FIND(&quot;#&quot;; [.A6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214.ahk (1 hit)</text:p>
          </table:table-cell>
          <table:table-cell table:formula="of:=MID([.A687]; FIND(&quot;#&quot;; [.A6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255.ahk (1 hit)</text:p>
          </table:table-cell>
          <table:table-cell table:formula="of:=MID([.A688]; FIND(&quot;#&quot;; [.A6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349.ahk (1 hit)</text:p>
          </table:table-cell>
          <table:table-cell table:formula="of:=MID([.A689]; FIND(&quot;#&quot;; [.A6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416.ahk (1 hit)</text:p>
          </table:table-cell>
          <table:table-cell table:formula="of:=MID([.A690]; FIND(&quot;#&quot;; [.A6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518.ahk (1 hit)</text:p>
          </table:table-cell>
          <table:table-cell table:formula="of:=MID([.A691]; FIND(&quot;#&quot;; [.A6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549.ahk (1 hit)</text:p>
          </table:table-cell>
          <table:table-cell table:formula="of:=MID([.A692]; FIND(&quot;#&quot;; [.A6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623.ahk (1 hit)</text:p>
          </table:table-cell>
          <table:table-cell table:formula="of:=MID([.A693]; FIND(&quot;#&quot;; [.A6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658.ahk (1 hit)</text:p>
          </table:table-cell>
          <table:table-cell table:formula="of:=MID([.A694]; FIND(&quot;#&quot;; [.A6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757.ahk (1 hit)</text:p>
          </table:table-cell>
          <table:table-cell table:formula="of:=MID([.A695]; FIND(&quot;#&quot;; [.A6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1836.ahk (1 hit)</text:p>
          </table:table-cell>
          <table:table-cell table:formula="of:=MID([.A696]; FIND(&quot;#&quot;; [.A6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2035.ahk (1 hit)</text:p>
          </table:table-cell>
          <table:table-cell table:formula="of:=MID([.A697]; FIND(&quot;#&quot;; [.A6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2358.ahk (1 hit)</text:p>
          </table:table-cell>
          <table:table-cell table:formula="of:=MID([.A698]; FIND(&quot;#&quot;; [.A6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2715.ahk (1 hit)</text:p>
          </table:table-cell>
          <table:table-cell table:formula="of:=MID([.A699]; FIND(&quot;#&quot;; [.A6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2757.ahk (1 hit)</text:p>
          </table:table-cell>
          <table:table-cell table:formula="of:=MID([.A700]; FIND(&quot;#&quot;; [.A7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3322.ahk (1 hit)</text:p>
          </table:table-cell>
          <table:table-cell table:formula="of:=MID([.A701]; FIND(&quot;#&quot;; [.A7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3333.ahk (1 hit)</text:p>
          </table:table-cell>
          <table:table-cell table:formula="of:=MID([.A702]; FIND(&quot;#&quot;; [.A7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3552.ahk (1 hit)</text:p>
          </table:table-cell>
          <table:table-cell table:formula="of:=MID([.A703]; FIND(&quot;#&quot;; [.A7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038.ahk (1 hit)</text:p>
          </table:table-cell>
          <table:table-cell table:formula="of:=MID([.A704]; FIND(&quot;#&quot;; [.A7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122.ahk (1 hit)</text:p>
          </table:table-cell>
          <table:table-cell table:formula="of:=MID([.A705]; FIND(&quot;#&quot;; [.A7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249.ahk (1 hit)</text:p>
          </table:table-cell>
          <table:table-cell table:formula="of:=MID([.A706]; FIND(&quot;#&quot;; [.A7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340.ahk (1 hit)</text:p>
          </table:table-cell>
          <table:table-cell table:formula="of:=MID([.A707]; FIND(&quot;#&quot;; [.A7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411.ahk (1 hit)</text:p>
          </table:table-cell>
          <table:table-cell table:formula="of:=MID([.A708]; FIND(&quot;#&quot;; [.A7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427.ahk (1 hit)</text:p>
          </table:table-cell>
          <table:table-cell table:formula="of:=MID([.A709]; FIND(&quot;#&quot;; [.A7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455.ahk (1 hit)</text:p>
          </table:table-cell>
          <table:table-cell table:formula="of:=MID([.A710]; FIND(&quot;#&quot;; [.A7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515.ahk (1 hit)</text:p>
          </table:table-cell>
          <table:table-cell table:formula="of:=MID([.A711]; FIND(&quot;#&quot;; [.A7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537.ahk (1 hit)</text:p>
          </table:table-cell>
          <table:table-cell table:formula="of:=MID([.A712]; FIND(&quot;#&quot;; [.A7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552.ahk (1 hit)</text:p>
          </table:table-cell>
          <table:table-cell table:formula="of:=MID([.A713]; FIND(&quot;#&quot;; [.A7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625.ahk (1 hit)</text:p>
          </table:table-cell>
          <table:table-cell table:formula="of:=MID([.A714]; FIND(&quot;#&quot;; [.A7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4636.ahk (1 hit)</text:p>
          </table:table-cell>
          <table:table-cell table:formula="of:=MID([.A715]; FIND(&quot;#&quot;; [.A7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5101.ahk (1 hit)</text:p>
          </table:table-cell>
          <table:table-cell table:formula="of:=MID([.A716]; FIND(&quot;#&quot;; [.A7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5211.ahk (1 hit)</text:p>
          </table:table-cell>
          <table:table-cell table:formula="of:=MID([.A717]; FIND(&quot;#&quot;; [.A7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5232.ahk (1 hit)</text:p>
          </table:table-cell>
          <table:table-cell table:formula="of:=MID([.A718]; FIND(&quot;#&quot;; [.A7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5256.ahk (1 hit)</text:p>
          </table:table-cell>
          <table:table-cell table:formula="of:=MID([.A719]; FIND(&quot;#&quot;; [.A7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5425.ahk (1 hit)</text:p>
          </table:table-cell>
          <table:table-cell table:formula="of:=MID([.A720]; FIND(&quot;#&quot;; [.A7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5536.ahk (1 hit)</text:p>
          </table:table-cell>
          <table:table-cell table:formula="of:=MID([.A721]; FIND(&quot;#&quot;; [.A7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5605.ahk (1 hit)</text:p>
          </table:table-cell>
          <table:table-cell table:formula="of:=MID([.A722]; FIND(&quot;#&quot;; [.A7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5723.ahk (1 hit)</text:p>
          </table:table-cell>
          <table:table-cell table:formula="of:=MID([.A723]; FIND(&quot;#&quot;; [.A7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75911.ahk (1 hit)</text:p>
          </table:table-cell>
          <table:table-cell table:formula="of:=MID([.A724]; FIND(&quot;#&quot;; [.A7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0022.ahk (1 hit)</text:p>
          </table:table-cell>
          <table:table-cell table:formula="of:=MID([.A725]; FIND(&quot;#&quot;; [.A7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0137.ahk (1 hit)</text:p>
          </table:table-cell>
          <table:table-cell table:formula="of:=MID([.A726]; FIND(&quot;#&quot;; [.A7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0159.ahk (1 hit)</text:p>
          </table:table-cell>
          <table:table-cell table:formula="of:=MID([.A727]; FIND(&quot;#&quot;; [.A7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0543.ahk (1 hit)</text:p>
          </table:table-cell>
          <table:table-cell table:formula="of:=MID([.A728]; FIND(&quot;#&quot;; [.A7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1426.ahk (1 hit)</text:p>
          </table:table-cell>
          <table:table-cell table:formula="of:=MID([.A729]; FIND(&quot;#&quot;; [.A7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1511.ahk (1 hit)</text:p>
          </table:table-cell>
          <table:table-cell table:formula="of:=MID([.A730]; FIND(&quot;#&quot;; [.A7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1545.ahk (1 hit)</text:p>
          </table:table-cell>
          <table:table-cell table:formula="of:=MID([.A731]; FIND(&quot;#&quot;; [.A7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1749.ahk (1 hit)</text:p>
          </table:table-cell>
          <table:table-cell table:formula="of:=MID([.A732]; FIND(&quot;#&quot;; [.A7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1819.ahk (1 hit)</text:p>
          </table:table-cell>
          <table:table-cell table:formula="of:=MID([.A733]; FIND(&quot;#&quot;; [.A7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1846.ahk (1 hit)</text:p>
          </table:table-cell>
          <table:table-cell table:formula="of:=MID([.A734]; FIND(&quot;#&quot;; [.A7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2121.ahk (1 hit)</text:p>
          </table:table-cell>
          <table:table-cell table:formula="of:=MID([.A735]; FIND(&quot;#&quot;; [.A7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2144.ahk (1 hit)</text:p>
          </table:table-cell>
          <table:table-cell table:formula="of:=MID([.A736]; FIND(&quot;#&quot;; [.A7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2424.ahk (1 hit)</text:p>
          </table:table-cell>
          <table:table-cell table:formula="of:=MID([.A737]; FIND(&quot;#&quot;; [.A7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2446.ahk (1 hit)</text:p>
          </table:table-cell>
          <table:table-cell table:formula="of:=MID([.A738]; FIND(&quot;#&quot;; [.A7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2954.ahk (1 hit)</text:p>
          </table:table-cell>
          <table:table-cell table:formula="of:=MID([.A739]; FIND(&quot;#&quot;; [.A7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3006.ahk (1 hit)</text:p>
          </table:table-cell>
          <table:table-cell table:formula="of:=MID([.A740]; FIND(&quot;#&quot;; [.A7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3028.ahk (1 hit)</text:p>
          </table:table-cell>
          <table:table-cell table:formula="of:=MID([.A741]; FIND(&quot;#&quot;; [.A7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3053.ahk (1 hit)</text:p>
          </table:table-cell>
          <table:table-cell table:formula="of:=MID([.A742]; FIND(&quot;#&quot;; [.A7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3106.ahk (1 hit)</text:p>
          </table:table-cell>
          <table:table-cell table:formula="of:=MID([.A743]; FIND(&quot;#&quot;; [.A7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3213.ahk (1 hit)</text:p>
          </table:table-cell>
          <table:table-cell table:formula="of:=MID([.A744]; FIND(&quot;#&quot;; [.A7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3232.ahk (1 hit)</text:p>
          </table:table-cell>
          <table:table-cell table:formula="of:=MID([.A745]; FIND(&quot;#&quot;; [.A7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3559.ahk (1 hit)</text:p>
          </table:table-cell>
          <table:table-cell table:formula="of:=MID([.A746]; FIND(&quot;#&quot;; [.A7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3612.ahk (1 hit)</text:p>
          </table:table-cell>
          <table:table-cell table:formula="of:=MID([.A747]; FIND(&quot;#&quot;; [.A7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3633.ahk (1 hit)</text:p>
          </table:table-cell>
          <table:table-cell table:formula="of:=MID([.A748]; FIND(&quot;#&quot;; [.A7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4204.ahk (1 hit)</text:p>
          </table:table-cell>
          <table:table-cell table:formula="of:=MID([.A749]; FIND(&quot;#&quot;; [.A7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5046.ahk (1 hit)</text:p>
          </table:table-cell>
          <table:table-cell table:formula="of:=MID([.A750]; FIND(&quot;#&quot;; [.A7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5320.ahk (1 hit)</text:p>
          </table:table-cell>
          <table:table-cell table:formula="of:=MID([.A751]; FIND(&quot;#&quot;; [.A7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5600.ahk (1 hit)</text:p>
          </table:table-cell>
          <table:table-cell table:formula="of:=MID([.A752]; FIND(&quot;#&quot;; [.A7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5718.ahk (1 hit)</text:p>
          </table:table-cell>
          <table:table-cell table:formula="of:=MID([.A753]; FIND(&quot;#&quot;; [.A7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5820.ahk (1 hit)</text:p>
          </table:table-cell>
          <table:table-cell table:formula="of:=MID([.A754]; FIND(&quot;#&quot;; [.A7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5855.ahk (1 hit)</text:p>
          </table:table-cell>
          <table:table-cell table:formula="of:=MID([.A755]; FIND(&quot;#&quot;; [.A7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85929.ahk (1 hit)</text:p>
          </table:table-cell>
          <table:table-cell table:formula="of:=MID([.A756]; FIND(&quot;#&quot;; [.A7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90038.ahk (1 hit)</text:p>
          </table:table-cell>
          <table:table-cell table:formula="of:=MID([.A757]; FIND(&quot;#&quot;; [.A7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90123.ahk (1 hit)</text:p>
          </table:table-cell>
          <table:table-cell table:formula="of:=MID([.A758]; FIND(&quot;#&quot;; [.A7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90158.ahk (1 hit)</text:p>
          </table:table-cell>
          <table:table-cell table:formula="of:=MID([.A759]; FIND(&quot;#&quot;; [.A7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5190223.ahk (1 hit)</text:p>
          </table:table-cell>
          <table:table-cell table:formula="of:=MID([.A760]; FIND(&quot;#&quot;; [.A7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1713.ahk (1 hit)</text:p>
          </table:table-cell>
          <table:table-cell table:formula="of:=MID([.A761]; FIND(&quot;#&quot;; [.A7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2209.ahk (1 hit)</text:p>
          </table:table-cell>
          <table:table-cell table:formula="of:=MID([.A762]; FIND(&quot;#&quot;; [.A7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2415.ahk (1 hit)</text:p>
          </table:table-cell>
          <table:table-cell table:formula="of:=MID([.A763]; FIND(&quot;#&quot;; [.A7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2433.ahk (1 hit)</text:p>
          </table:table-cell>
          <table:table-cell table:formula="of:=MID([.A764]; FIND(&quot;#&quot;; [.A7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2545.ahk (1 hit)</text:p>
          </table:table-cell>
          <table:table-cell table:formula="of:=MID([.A765]; FIND(&quot;#&quot;; [.A7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2631.ahk (1 hit)</text:p>
          </table:table-cell>
          <table:table-cell table:formula="of:=MID([.A766]; FIND(&quot;#&quot;; [.A7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2805.ahk (1 hit)</text:p>
          </table:table-cell>
          <table:table-cell table:formula="of:=MID([.A767]; FIND(&quot;#&quot;; [.A7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3604.ahk (1 hit)</text:p>
          </table:table-cell>
          <table:table-cell table:formula="of:=MID([.A768]; FIND(&quot;#&quot;; [.A7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3646.ahk (1 hit)</text:p>
          </table:table-cell>
          <table:table-cell table:formula="of:=MID([.A769]; FIND(&quot;#&quot;; [.A7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3704.ahk (1 hit)</text:p>
          </table:table-cell>
          <table:table-cell table:formula="of:=MID([.A770]; FIND(&quot;#&quot;; [.A7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3912.ahk (1 hit)</text:p>
          </table:table-cell>
          <table:table-cell table:formula="of:=MID([.A771]; FIND(&quot;#&quot;; [.A7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3937.ahk (1 hit)</text:p>
          </table:table-cell>
          <table:table-cell table:formula="of:=MID([.A772]; FIND(&quot;#&quot;; [.A7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3944.ahk (1 hit)</text:p>
          </table:table-cell>
          <table:table-cell table:formula="of:=MID([.A773]; FIND(&quot;#&quot;; [.A7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3956.ahk (1 hit)</text:p>
          </table:table-cell>
          <table:table-cell table:formula="of:=MID([.A774]; FIND(&quot;#&quot;; [.A7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4012.ahk (1 hit)</text:p>
          </table:table-cell>
          <table:table-cell table:formula="of:=MID([.A775]; FIND(&quot;#&quot;; [.A7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4020.ahk (1 hit)</text:p>
          </table:table-cell>
          <table:table-cell table:formula="of:=MID([.A776]; FIND(&quot;#&quot;; [.A7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4031.ahk (1 hit)</text:p>
          </table:table-cell>
          <table:table-cell table:formula="of:=MID([.A777]; FIND(&quot;#&quot;; [.A7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4049.ahk (1 hit)</text:p>
          </table:table-cell>
          <table:table-cell table:formula="of:=MID([.A778]; FIND(&quot;#&quot;; [.A7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4111.ahk (1 hit)</text:p>
          </table:table-cell>
          <table:table-cell table:formula="of:=MID([.A779]; FIND(&quot;#&quot;; [.A7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4123.ahk (1 hit)</text:p>
          </table:table-cell>
          <table:table-cell table:formula="of:=MID([.A780]; FIND(&quot;#&quot;; [.A7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4136.ahk (1 hit)</text:p>
          </table:table-cell>
          <table:table-cell table:formula="of:=MID([.A781]; FIND(&quot;#&quot;; [.A7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4156.ahk (1 hit)</text:p>
          </table:table-cell>
          <table:table-cell table:formula="of:=MID([.A782]; FIND(&quot;#&quot;; [.A7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4227.ahk (1 hit)</text:p>
          </table:table-cell>
          <table:table-cell table:formula="of:=MID([.A783]; FIND(&quot;#&quot;; [.A7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4234.ahk (1 hit)</text:p>
          </table:table-cell>
          <table:table-cell table:formula="of:=MID([.A784]; FIND(&quot;#&quot;; [.A7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4955.ahk (1 hit)</text:p>
          </table:table-cell>
          <table:table-cell table:formula="of:=MID([.A785]; FIND(&quot;#&quot;; [.A7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5042.ahk (1 hit)</text:p>
          </table:table-cell>
          <table:table-cell table:formula="of:=MID([.A786]; FIND(&quot;#&quot;; [.A7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5100.ahk (1 hit)</text:p>
          </table:table-cell>
          <table:table-cell table:formula="of:=MID([.A787]; FIND(&quot;#&quot;; [.A7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5137.ahk (1 hit)</text:p>
          </table:table-cell>
          <table:table-cell table:formula="of:=MID([.A788]; FIND(&quot;#&quot;; [.A7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5205.ahk (1 hit)</text:p>
          </table:table-cell>
          <table:table-cell table:formula="of:=MID([.A789]; FIND(&quot;#&quot;; [.A7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5215.ahk (1 hit)</text:p>
          </table:table-cell>
          <table:table-cell table:formula="of:=MID([.A790]; FIND(&quot;#&quot;; [.A7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5315.ahk (1 hit)</text:p>
          </table:table-cell>
          <table:table-cell table:formula="of:=MID([.A791]; FIND(&quot;#&quot;; [.A7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55639.ahk (1 hit)</text:p>
          </table:table-cell>
          <table:table-cell table:formula="of:=MID([.A792]; FIND(&quot;#&quot;; [.A7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0154.ahk (1 hit)</text:p>
          </table:table-cell>
          <table:table-cell table:formula="of:=MID([.A793]; FIND(&quot;#&quot;; [.A7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0635.ahk (1 hit)</text:p>
          </table:table-cell>
          <table:table-cell table:formula="of:=MID([.A794]; FIND(&quot;#&quot;; [.A7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0643.ahk (1 hit)</text:p>
          </table:table-cell>
          <table:table-cell table:formula="of:=MID([.A795]; FIND(&quot;#&quot;; [.A7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0709.ahk (1 hit)</text:p>
          </table:table-cell>
          <table:table-cell table:formula="of:=MID([.A796]; FIND(&quot;#&quot;; [.A7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0830.ahk (1 hit)</text:p>
          </table:table-cell>
          <table:table-cell table:formula="of:=MID([.A797]; FIND(&quot;#&quot;; [.A7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0944.ahk (1 hit)</text:p>
          </table:table-cell>
          <table:table-cell table:formula="of:=MID([.A798]; FIND(&quot;#&quot;; [.A7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1048.ahk (1 hit)</text:p>
          </table:table-cell>
          <table:table-cell table:formula="of:=MID([.A799]; FIND(&quot;#&quot;; [.A7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1245.ahk (1 hit)</text:p>
          </table:table-cell>
          <table:table-cell table:formula="of:=MID([.A800]; FIND(&quot;#&quot;; [.A8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1259.ahk (1 hit)</text:p>
          </table:table-cell>
          <table:table-cell table:formula="of:=MID([.A801]; FIND(&quot;#&quot;; [.A8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1322.ahk (1 hit)</text:p>
          </table:table-cell>
          <table:table-cell table:formula="of:=MID([.A802]; FIND(&quot;#&quot;; [.A8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1802.ahk (1 hit)</text:p>
          </table:table-cell>
          <table:table-cell table:formula="of:=MID([.A803]; FIND(&quot;#&quot;; [.A8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1840.ahk (1 hit)</text:p>
          </table:table-cell>
          <table:table-cell table:formula="of:=MID([.A804]; FIND(&quot;#&quot;; [.A8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1950.ahk (1 hit)</text:p>
          </table:table-cell>
          <table:table-cell table:formula="of:=MID([.A805]; FIND(&quot;#&quot;; [.A8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2100.ahk (1 hit)</text:p>
          </table:table-cell>
          <table:table-cell table:formula="of:=MID([.A806]; FIND(&quot;#&quot;; [.A8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2204.ahk (1 hit)</text:p>
          </table:table-cell>
          <table:table-cell table:formula="of:=MID([.A807]; FIND(&quot;#&quot;; [.A8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2216.ahk (1 hit)</text:p>
          </table:table-cell>
          <table:table-cell table:formula="of:=MID([.A808]; FIND(&quot;#&quot;; [.A8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2229.ahk (1 hit)</text:p>
          </table:table-cell>
          <table:table-cell table:formula="of:=MID([.A809]; FIND(&quot;#&quot;; [.A8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2252.ahk (1 hit)</text:p>
          </table:table-cell>
          <table:table-cell table:formula="of:=MID([.A810]; FIND(&quot;#&quot;; [.A8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2438.ahk (1 hit)</text:p>
          </table:table-cell>
          <table:table-cell table:formula="of:=MID([.A811]; FIND(&quot;#&quot;; [.A8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2532.ahk (1 hit)</text:p>
          </table:table-cell>
          <table:table-cell table:formula="of:=MID([.A812]; FIND(&quot;#&quot;; [.A8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2558.ahk (1 hit)</text:p>
          </table:table-cell>
          <table:table-cell table:formula="of:=MID([.A813]; FIND(&quot;#&quot;; [.A8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2828.ahk (1 hit)</text:p>
          </table:table-cell>
          <table:table-cell table:formula="of:=MID([.A814]; FIND(&quot;#&quot;; [.A8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3008.ahk (1 hit)</text:p>
          </table:table-cell>
          <table:table-cell table:formula="of:=MID([.A815]; FIND(&quot;#&quot;; [.A8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3331.ahk (1 hit)</text:p>
          </table:table-cell>
          <table:table-cell table:formula="of:=MID([.A816]; FIND(&quot;#&quot;; [.A8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3409.ahk (1 hit)</text:p>
          </table:table-cell>
          <table:table-cell table:formula="of:=MID([.A817]; FIND(&quot;#&quot;; [.A8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GetFilePropertiesExample_20250926063426.ahk (1 hit)</text:p>
          </table:table-cell>
          <table:table-cell table:formula="of:=MID([.A818]; FIND(&quot;#&quot;; [.A8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SplitPathExamples\Tests_20251002104437.ahk (2 hits)</text:p>
          </table:table-cell>
          <table:table-cell table:formula="of:=MID([.A819]; FIND(&quot;#&quot;; [.A8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SplitPathExamples\Tests_20251002104655.ahk (2 hits)</text:p>
          </table:table-cell>
          <table:table-cell table:formula="of:=MID([.A820]; FIND(&quot;#&quot;; [.A8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SplitPathExamples\Tests_20251002104724.ahk (2 hits)</text:p>
          </table:table-cell>
          <table:table-cell table:formula="of:=MID([.A821]; FIND(&quot;#&quot;; [.A8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Examples\SplitPathExamples\Tests_20251002104735.ahk (2 hits)</text:p>
          </table:table-cell>
          <table:table-cell table:formula="of:=MID([.A822]; FIND(&quot;#&quot;; [.A8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Lib\Path_20250927081738.ahk (1 hit)</text:p>
          </table:table-cell>
          <table:table-cell table:formula="of:=MID([.A823]; FIND(&quot;#&quot;; [.A8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Lib\Path_20250927081746.ahk (1 hit)</text:p>
          </table:table-cell>
          <table:table-cell table:formula="of:=MID([.A824]; FIND(&quot;#&quot;; [.A8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3946.ahk (1 hit)</text:p>
          </table:table-cell>
          <table:table-cell table:formula="of:=MID([.A825]; FIND(&quot;#&quot;; [.A8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4330.ahk (1 hit)</text:p>
          </table:table-cell>
          <table:table-cell table:formula="of:=MID([.A826]; FIND(&quot;#&quot;; [.A8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4456.ahk (1 hit)</text:p>
          </table:table-cell>
          <table:table-cell table:formula="of:=MID([.A827]; FIND(&quot;#&quot;; [.A8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4709.ahk (1 hit)</text:p>
          </table:table-cell>
          <table:table-cell table:formula="of:=MID([.A828]; FIND(&quot;#&quot;; [.A8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4746.ahk (1 hit)</text:p>
          </table:table-cell>
          <table:table-cell table:formula="of:=MID([.A829]; FIND(&quot;#&quot;; [.A8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4811.ahk (1 hit)</text:p>
          </table:table-cell>
          <table:table-cell table:formula="of:=MID([.A830]; FIND(&quot;#&quot;; [.A8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5029.ahk (1 hit)</text:p>
          </table:table-cell>
          <table:table-cell table:formula="of:=MID([.A831]; FIND(&quot;#&quot;; [.A8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5352.ahk (1 hit)</text:p>
          </table:table-cell>
          <table:table-cell table:formula="of:=MID([.A832]; FIND(&quot;#&quot;; [.A8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5834.ahk (1 hit)</text:p>
          </table:table-cell>
          <table:table-cell table:formula="of:=MID([.A833]; FIND(&quot;#&quot;; [.A8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5856.ahk (1 hit)</text:p>
          </table:table-cell>
          <table:table-cell table:formula="of:=MID([.A834]; FIND(&quot;#&quot;; [.A8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5918.ahk (1 hit)</text:p>
          </table:table-cell>
          <table:table-cell table:formula="of:=MID([.A835]; FIND(&quot;#&quot;; [.A8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85950.ahk (1 hit)</text:p>
          </table:table-cell>
          <table:table-cell table:formula="of:=MID([.A836]; FIND(&quot;#&quot;; [.A8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0047.ahk (1 hit)</text:p>
          </table:table-cell>
          <table:table-cell table:formula="of:=MID([.A837]; FIND(&quot;#&quot;; [.A8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0102.ahk (1 hit)</text:p>
          </table:table-cell>
          <table:table-cell table:formula="of:=MID([.A838]; FIND(&quot;#&quot;; [.A8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0113.ahk (1 hit)</text:p>
          </table:table-cell>
          <table:table-cell table:formula="of:=MID([.A839]; FIND(&quot;#&quot;; [.A8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1323.ahk (1 hit)</text:p>
          </table:table-cell>
          <table:table-cell table:formula="of:=MID([.A840]; FIND(&quot;#&quot;; [.A8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1340.ahk (1 hit)</text:p>
          </table:table-cell>
          <table:table-cell table:formula="of:=MID([.A841]; FIND(&quot;#&quot;; [.A8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1435.ahk (1 hit)</text:p>
          </table:table-cell>
          <table:table-cell table:formula="of:=MID([.A842]; FIND(&quot;#&quot;; [.A8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1500.ahk (1 hit)</text:p>
          </table:table-cell>
          <table:table-cell table:formula="of:=MID([.A843]; FIND(&quot;#&quot;; [.A8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1621.ahk (1 hit)</text:p>
          </table:table-cell>
          <table:table-cell table:formula="of:=MID([.A844]; FIND(&quot;#&quot;; [.A8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1656.ahk (1 hit)</text:p>
          </table:table-cell>
          <table:table-cell table:formula="of:=MID([.A845]; FIND(&quot;#&quot;; [.A8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3549.ahk (1 hit)</text:p>
          </table:table-cell>
          <table:table-cell table:formula="of:=MID([.A846]; FIND(&quot;#&quot;; [.A8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4007.ahk (1 hit)</text:p>
          </table:table-cell>
          <table:table-cell table:formula="of:=MID([.A847]; FIND(&quot;#&quot;; [.A8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4250.ahk (1 hit)</text:p>
          </table:table-cell>
          <table:table-cell table:formula="of:=MID([.A848]; FIND(&quot;#&quot;; [.A8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4258.ahk (1 hit)</text:p>
          </table:table-cell>
          <table:table-cell table:formula="of:=MID([.A849]; FIND(&quot;#&quot;; [.A8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4311.ahk (1 hit)</text:p>
          </table:table-cell>
          <table:table-cell table:formula="of:=MID([.A850]; FIND(&quot;#&quot;; [.A8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4334.ahk (1 hit)</text:p>
          </table:table-cell>
          <table:table-cell table:formula="of:=MID([.A851]; FIND(&quot;#&quot;; [.A8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4543.ahk (1 hit)</text:p>
          </table:table-cell>
          <table:table-cell table:formula="of:=MID([.A852]; FIND(&quot;#&quot;; [.A8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4637.ahk (1 hit)</text:p>
          </table:table-cell>
          <table:table-cell table:formula="of:=MID([.A853]; FIND(&quot;#&quot;; [.A8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4732.ahk (1 hit)</text:p>
          </table:table-cell>
          <table:table-cell table:formula="of:=MID([.A854]; FIND(&quot;#&quot;; [.A8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4807.ahk (1 hit)</text:p>
          </table:table-cell>
          <table:table-cell table:formula="of:=MID([.A855]; FIND(&quot;#&quot;; [.A8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4853.ahk (1 hit)</text:p>
          </table:table-cell>
          <table:table-cell table:formula="of:=MID([.A856]; FIND(&quot;#&quot;; [.A8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4927.ahk (1 hit)</text:p>
          </table:table-cell>
          <table:table-cell table:formula="of:=MID([.A857]; FIND(&quot;#&quot;; [.A8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5001.ahk (1 hit)</text:p>
          </table:table-cell>
          <table:table-cell table:formula="of:=MID([.A858]; FIND(&quot;#&quot;; [.A8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5320.ahk (1 hit)</text:p>
          </table:table-cell>
          <table:table-cell table:formula="of:=MID([.A859]; FIND(&quot;#&quot;; [.A8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5349.ahk (1 hit)</text:p>
          </table:table-cell>
          <table:table-cell table:formula="of:=MID([.A860]; FIND(&quot;#&quot;; [.A8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5423.ahk (1 hit)</text:p>
          </table:table-cell>
          <table:table-cell table:formula="of:=MID([.A861]; FIND(&quot;#&quot;; [.A8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5448.ahk (1 hit)</text:p>
          </table:table-cell>
          <table:table-cell table:formula="of:=MID([.A862]; FIND(&quot;#&quot;; [.A8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5532.ahk (1 hit)</text:p>
          </table:table-cell>
          <table:table-cell table:formula="of:=MID([.A863]; FIND(&quot;#&quot;; [.A8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5718.ahk (1 hit)</text:p>
          </table:table-cell>
          <table:table-cell table:formula="of:=MID([.A864]; FIND(&quot;#&quot;; [.A8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5745.ahk (1 hit)</text:p>
          </table:table-cell>
          <table:table-cell table:formula="of:=MID([.A865]; FIND(&quot;#&quot;; [.A8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5842.ahk (1 hit)</text:p>
          </table:table-cell>
          <table:table-cell table:formula="of:=MID([.A866]; FIND(&quot;#&quot;; [.A8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095915.ahk (1 hit)</text:p>
          </table:table-cell>
          <table:table-cell table:formula="of:=MID([.A867]; FIND(&quot;#&quot;; [.A8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035.ahk (1 hit)</text:p>
          </table:table-cell>
          <table:table-cell table:formula="of:=MID([.A868]; FIND(&quot;#&quot;; [.A8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129.ahk (1 hit)</text:p>
          </table:table-cell>
          <table:table-cell table:formula="of:=MID([.A869]; FIND(&quot;#&quot;; [.A8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153.ahk (1 hit)</text:p>
          </table:table-cell>
          <table:table-cell table:formula="of:=MID([.A870]; FIND(&quot;#&quot;; [.A8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204.ahk (1 hit)</text:p>
          </table:table-cell>
          <table:table-cell table:formula="of:=MID([.A871]; FIND(&quot;#&quot;; [.A8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303.ahk (1 hit)</text:p>
          </table:table-cell>
          <table:table-cell table:formula="of:=MID([.A872]; FIND(&quot;#&quot;; [.A8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348.ahk (1 hit)</text:p>
          </table:table-cell>
          <table:table-cell table:formula="of:=MID([.A873]; FIND(&quot;#&quot;; [.A8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433.ahk (1 hit)</text:p>
          </table:table-cell>
          <table:table-cell table:formula="of:=MID([.A874]; FIND(&quot;#&quot;; [.A8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531.ahk (1 hit)</text:p>
          </table:table-cell>
          <table:table-cell table:formula="of:=MID([.A875]; FIND(&quot;#&quot;; [.A8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557.ahk (1 hit)</text:p>
          </table:table-cell>
          <table:table-cell table:formula="of:=MID([.A876]; FIND(&quot;#&quot;; [.A8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625.ahk (1 hit)</text:p>
          </table:table-cell>
          <table:table-cell table:formula="of:=MID([.A877]; FIND(&quot;#&quot;; [.A8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728.ahk (1 hit)</text:p>
          </table:table-cell>
          <table:table-cell table:formula="of:=MID([.A878]; FIND(&quot;#&quot;; [.A8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755.ahk (1 hit)</text:p>
          </table:table-cell>
          <table:table-cell table:formula="of:=MID([.A879]; FIND(&quot;#&quot;; [.A8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821.ahk (1 hit)</text:p>
          </table:table-cell>
          <table:table-cell table:formula="of:=MID([.A880]; FIND(&quot;#&quot;; [.A8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937.ahk (1 hit)</text:p>
          </table:table-cell>
          <table:table-cell table:formula="of:=MID([.A881]; FIND(&quot;#&quot;; [.A8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0953.ahk (1 hit)</text:p>
          </table:table-cell>
          <table:table-cell table:formula="of:=MID([.A882]; FIND(&quot;#&quot;; [.A8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037.ahk (1 hit)</text:p>
          </table:table-cell>
          <table:table-cell table:formula="of:=MID([.A883]; FIND(&quot;#&quot;; [.A8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140.ahk (1 hit)</text:p>
          </table:table-cell>
          <table:table-cell table:formula="of:=MID([.A884]; FIND(&quot;#&quot;; [.A8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203.ahk (1 hit)</text:p>
          </table:table-cell>
          <table:table-cell table:formula="of:=MID([.A885]; FIND(&quot;#&quot;; [.A8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230.ahk (1 hit)</text:p>
          </table:table-cell>
          <table:table-cell table:formula="of:=MID([.A886]; FIND(&quot;#&quot;; [.A8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258.ahk (1 hit)</text:p>
          </table:table-cell>
          <table:table-cell table:formula="of:=MID([.A887]; FIND(&quot;#&quot;; [.A8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313.ahk (1 hit)</text:p>
          </table:table-cell>
          <table:table-cell table:formula="of:=MID([.A888]; FIND(&quot;#&quot;; [.A8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402.ahk (1 hit)</text:p>
          </table:table-cell>
          <table:table-cell table:formula="of:=MID([.A889]; FIND(&quot;#&quot;; [.A8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425.ahk (1 hit)</text:p>
          </table:table-cell>
          <table:table-cell table:formula="of:=MID([.A890]; FIND(&quot;#&quot;; [.A8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455.ahk (1 hit)</text:p>
          </table:table-cell>
          <table:table-cell table:formula="of:=MID([.A891]; FIND(&quot;#&quot;; [.A8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516.ahk (1 hit)</text:p>
          </table:table-cell>
          <table:table-cell table:formula="of:=MID([.A892]; FIND(&quot;#&quot;; [.A8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622.ahk (1 hit)</text:p>
          </table:table-cell>
          <table:table-cell table:formula="of:=MID([.A893]; FIND(&quot;#&quot;; [.A8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703.ahk (1 hit)</text:p>
          </table:table-cell>
          <table:table-cell table:formula="of:=MID([.A894]; FIND(&quot;#&quot;; [.A8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730.ahk (1 hit)</text:p>
          </table:table-cell>
          <table:table-cell table:formula="of:=MID([.A895]; FIND(&quot;#&quot;; [.A8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804.ahk (1 hit)</text:p>
          </table:table-cell>
          <table:table-cell table:formula="of:=MID([.A896]; FIND(&quot;#&quot;; [.A8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917.ahk (1 hit)</text:p>
          </table:table-cell>
          <table:table-cell table:formula="of:=MID([.A897]; FIND(&quot;#&quot;; [.A8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928.ahk (1 hit)</text:p>
          </table:table-cell>
          <table:table-cell table:formula="of:=MID([.A898]; FIND(&quot;#&quot;; [.A8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1940.ahk (1 hit)</text:p>
          </table:table-cell>
          <table:table-cell table:formula="of:=MID([.A899]; FIND(&quot;#&quot;; [.A8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2018.ahk (1 hit)</text:p>
          </table:table-cell>
          <table:table-cell table:formula="of:=MID([.A900]; FIND(&quot;#&quot;; [.A9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2046.ahk (1 hit)</text:p>
          </table:table-cell>
          <table:table-cell table:formula="of:=MID([.A901]; FIND(&quot;#&quot;; [.A9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2139.ahk (1 hit)</text:p>
          </table:table-cell>
          <table:table-cell table:formula="of:=MID([.A902]; FIND(&quot;#&quot;; [.A9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2205.ahk (1 hit)</text:p>
          </table:table-cell>
          <table:table-cell table:formula="of:=MID([.A903]; FIND(&quot;#&quot;; [.A9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2221.ahk (1 hit)</text:p>
          </table:table-cell>
          <table:table-cell table:formula="of:=MID([.A904]; FIND(&quot;#&quot;; [.A9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2242.ahk (1 hit)</text:p>
          </table:table-cell>
          <table:table-cell table:formula="of:=MID([.A905]; FIND(&quot;#&quot;; [.A9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2317.ahk (1 hit)</text:p>
          </table:table-cell>
          <table:table-cell table:formula="of:=MID([.A906]; FIND(&quot;#&quot;; [.A9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2332.ahk (1 hit)</text:p>
          </table:table-cell>
          <table:table-cell table:formula="of:=MID([.A907]; FIND(&quot;#&quot;; [.A9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2417.ahk (1 hit)</text:p>
          </table:table-cell>
          <table:table-cell table:formula="of:=MID([.A908]; FIND(&quot;#&quot;; [.A9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2503.ahk (1 hit)</text:p>
          </table:table-cell>
          <table:table-cell table:formula="of:=MID([.A909]; FIND(&quot;#&quot;; [.A9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2533.ahk (1 hit)</text:p>
          </table:table-cell>
          <table:table-cell table:formula="of:=MID([.A910]; FIND(&quot;#&quot;; [.A9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3103.ahk (1 hit)</text:p>
          </table:table-cell>
          <table:table-cell table:formula="of:=MID([.A911]; FIND(&quot;#&quot;; [.A9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3131.ahk (1 hit)</text:p>
          </table:table-cell>
          <table:table-cell table:formula="of:=MID([.A912]; FIND(&quot;#&quot;; [.A9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3257.ahk (1 hit)</text:p>
          </table:table-cell>
          <table:table-cell table:formula="of:=MID([.A913]; FIND(&quot;#&quot;; [.A9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3354.ahk (1 hit)</text:p>
          </table:table-cell>
          <table:table-cell table:formula="of:=MID([.A914]; FIND(&quot;#&quot;; [.A9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3414.ahk (1 hit)</text:p>
          </table:table-cell>
          <table:table-cell table:formula="of:=MID([.A915]; FIND(&quot;#&quot;; [.A9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3459.ahk (1 hit)</text:p>
          </table:table-cell>
          <table:table-cell table:formula="of:=MID([.A916]; FIND(&quot;#&quot;; [.A9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3710.ahk (1 hit)</text:p>
          </table:table-cell>
          <table:table-cell table:formula="of:=MID([.A917]; FIND(&quot;#&quot;; [.A9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3750.ahk (1 hit)</text:p>
          </table:table-cell>
          <table:table-cell table:formula="of:=MID([.A918]; FIND(&quot;#&quot;; [.A9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3923.ahk (1 hit)</text:p>
          </table:table-cell>
          <table:table-cell table:formula="of:=MID([.A919]; FIND(&quot;#&quot;; [.A9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3950.ahk (1 hit)</text:p>
          </table:table-cell>
          <table:table-cell table:formula="of:=MID([.A920]; FIND(&quot;#&quot;; [.A9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021.ahk (1 hit)</text:p>
          </table:table-cell>
          <table:table-cell table:formula="of:=MID([.A921]; FIND(&quot;#&quot;; [.A9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045.ahk (1 hit)</text:p>
          </table:table-cell>
          <table:table-cell table:formula="of:=MID([.A922]; FIND(&quot;#&quot;; [.A9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131.ahk (1 hit)</text:p>
          </table:table-cell>
          <table:table-cell table:formula="of:=MID([.A923]; FIND(&quot;#&quot;; [.A9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155.ahk (1 hit)</text:p>
          </table:table-cell>
          <table:table-cell table:formula="of:=MID([.A924]; FIND(&quot;#&quot;; [.A9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318.ahk (1 hit)</text:p>
          </table:table-cell>
          <table:table-cell table:formula="of:=MID([.A925]; FIND(&quot;#&quot;; [.A9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351.ahk (1 hit)</text:p>
          </table:table-cell>
          <table:table-cell table:formula="of:=MID([.A926]; FIND(&quot;#&quot;; [.A9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417.ahk (1 hit)</text:p>
          </table:table-cell>
          <table:table-cell table:formula="of:=MID([.A927]; FIND(&quot;#&quot;; [.A9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431.ahk (1 hit)</text:p>
          </table:table-cell>
          <table:table-cell table:formula="of:=MID([.A928]; FIND(&quot;#&quot;; [.A9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718.ahk (1 hit)</text:p>
          </table:table-cell>
          <table:table-cell table:formula="of:=MID([.A929]; FIND(&quot;#&quot;; [.A9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754.ahk (1 hit)</text:p>
          </table:table-cell>
          <table:table-cell table:formula="of:=MID([.A930]; FIND(&quot;#&quot;; [.A9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933.ahk (1 hit)</text:p>
          </table:table-cell>
          <table:table-cell table:formula="of:=MID([.A931]; FIND(&quot;#&quot;; [.A9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4942.ahk (1 hit)</text:p>
          </table:table-cell>
          <table:table-cell table:formula="of:=MID([.A932]; FIND(&quot;#&quot;; [.A9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5112.ahk (1 hit)</text:p>
          </table:table-cell>
          <table:table-cell table:formula="of:=MID([.A933]; FIND(&quot;#&quot;; [.A9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5201.ahk (1 hit)</text:p>
          </table:table-cell>
          <table:table-cell table:formula="of:=MID([.A934]; FIND(&quot;#&quot;; [.A9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5521.ahk (1 hit)</text:p>
          </table:table-cell>
          <table:table-cell table:formula="of:=MID([.A935]; FIND(&quot;#&quot;; [.A9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5523.ahk (1 hit)</text:p>
          </table:table-cell>
          <table:table-cell table:formula="of:=MID([.A936]; FIND(&quot;#&quot;; [.A9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5610.ahk (1 hit)</text:p>
          </table:table-cell>
          <table:table-cell table:formula="of:=MID([.A937]; FIND(&quot;#&quot;; [.A9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5624.ahk (1 hit)</text:p>
          </table:table-cell>
          <table:table-cell table:formula="of:=MID([.A938]; FIND(&quot;#&quot;; [.A9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5653.ahk (1 hit)</text:p>
          </table:table-cell>
          <table:table-cell table:formula="of:=MID([.A939]; FIND(&quot;#&quot;; [.A9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5736.ahk (1 hit)</text:p>
          </table:table-cell>
          <table:table-cell table:formula="of:=MID([.A940]; FIND(&quot;#&quot;; [.A9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5757.ahk (1 hit)</text:p>
          </table:table-cell>
          <table:table-cell table:formula="of:=MID([.A941]; FIND(&quot;#&quot;; [.A9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5835.ahk (1 hit)</text:p>
          </table:table-cell>
          <table:table-cell table:formula="of:=MID([.A942]; FIND(&quot;#&quot;; [.A9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05856.ahk (1 hit)</text:p>
          </table:table-cell>
          <table:table-cell table:formula="of:=MID([.A943]; FIND(&quot;#&quot;; [.A9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114.ahk (1 hit)</text:p>
          </table:table-cell>
          <table:table-cell table:formula="of:=MID([.A944]; FIND(&quot;#&quot;; [.A9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127.ahk (1 hit)</text:p>
          </table:table-cell>
          <table:table-cell table:formula="of:=MID([.A945]; FIND(&quot;#&quot;; [.A9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151.ahk (1 hit)</text:p>
          </table:table-cell>
          <table:table-cell table:formula="of:=MID([.A946]; FIND(&quot;#&quot;; [.A9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221.ahk (1 hit)</text:p>
          </table:table-cell>
          <table:table-cell table:formula="of:=MID([.A947]; FIND(&quot;#&quot;; [.A9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234.ahk (1 hit)</text:p>
          </table:table-cell>
          <table:table-cell table:formula="of:=MID([.A948]; FIND(&quot;#&quot;; [.A9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258.ahk (1 hit)</text:p>
          </table:table-cell>
          <table:table-cell table:formula="of:=MID([.A949]; FIND(&quot;#&quot;; [.A9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415.ahk (1 hit)</text:p>
          </table:table-cell>
          <table:table-cell table:formula="of:=MID([.A950]; FIND(&quot;#&quot;; [.A9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427.ahk (1 hit)</text:p>
          </table:table-cell>
          <table:table-cell table:formula="of:=MID([.A951]; FIND(&quot;#&quot;; [.A9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523.ahk (1 hit)</text:p>
          </table:table-cell>
          <table:table-cell table:formula="of:=MID([.A952]; FIND(&quot;#&quot;; [.A9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628.ahk (1 hit)</text:p>
          </table:table-cell>
          <table:table-cell table:formula="of:=MID([.A953]; FIND(&quot;#&quot;; [.A9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706.ahk (1 hit)</text:p>
          </table:table-cell>
          <table:table-cell table:formula="of:=MID([.A954]; FIND(&quot;#&quot;; [.A9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723.ahk (1 hit)</text:p>
          </table:table-cell>
          <table:table-cell table:formula="of:=MID([.A955]; FIND(&quot;#&quot;; [.A9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0920.ahk (1 hit)</text:p>
          </table:table-cell>
          <table:table-cell table:formula="of:=MID([.A956]; FIND(&quot;#&quot;; [.A9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206.ahk (1 hit)</text:p>
          </table:table-cell>
          <table:table-cell table:formula="of:=MID([.A957]; FIND(&quot;#&quot;; [.A9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218.ahk (1 hit)</text:p>
          </table:table-cell>
          <table:table-cell table:formula="of:=MID([.A958]; FIND(&quot;#&quot;; [.A9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317.ahk (1 hit)</text:p>
          </table:table-cell>
          <table:table-cell table:formula="of:=MID([.A959]; FIND(&quot;#&quot;; [.A9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342.ahk (1 hit)</text:p>
          </table:table-cell>
          <table:table-cell table:formula="of:=MID([.A960]; FIND(&quot;#&quot;; [.A9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356.ahk (1 hit)</text:p>
          </table:table-cell>
          <table:table-cell table:formula="of:=MID([.A961]; FIND(&quot;#&quot;; [.A9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441.ahk (1 hit)</text:p>
          </table:table-cell>
          <table:table-cell table:formula="of:=MID([.A962]; FIND(&quot;#&quot;; [.A9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455.ahk (1 hit)</text:p>
          </table:table-cell>
          <table:table-cell table:formula="of:=MID([.A963]; FIND(&quot;#&quot;; [.A9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500.ahk (1 hit)</text:p>
          </table:table-cell>
          <table:table-cell table:formula="of:=MID([.A964]; FIND(&quot;#&quot;; [.A9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512.ahk (1 hit)</text:p>
          </table:table-cell>
          <table:table-cell table:formula="of:=MID([.A965]; FIND(&quot;#&quot;; [.A9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707.ahk (1 hit)</text:p>
          </table:table-cell>
          <table:table-cell table:formula="of:=MID([.A966]; FIND(&quot;#&quot;; [.A9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825.ahk (1 hit)</text:p>
          </table:table-cell>
          <table:table-cell table:formula="of:=MID([.A967]; FIND(&quot;#&quot;; [.A9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837.ahk (1 hit)</text:p>
          </table:table-cell>
          <table:table-cell table:formula="of:=MID([.A968]; FIND(&quot;#&quot;; [.A9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853.ahk (1 hit)</text:p>
          </table:table-cell>
          <table:table-cell table:formula="of:=MID([.A969]; FIND(&quot;#&quot;; [.A9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920.ahk (1 hit)</text:p>
          </table:table-cell>
          <table:table-cell table:formula="of:=MID([.A970]; FIND(&quot;#&quot;; [.A9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1929.ahk (1 hit)</text:p>
          </table:table-cell>
          <table:table-cell table:formula="of:=MID([.A971]; FIND(&quot;#&quot;; [.A9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059.ahk (1 hit)</text:p>
          </table:table-cell>
          <table:table-cell table:formula="of:=MID([.A972]; FIND(&quot;#&quot;; [.A9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142.ahk (1 hit)</text:p>
          </table:table-cell>
          <table:table-cell table:formula="of:=MID([.A973]; FIND(&quot;#&quot;; [.A9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207.ahk (1 hit)</text:p>
          </table:table-cell>
          <table:table-cell table:formula="of:=MID([.A974]; FIND(&quot;#&quot;; [.A9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234.ahk (1 hit)</text:p>
          </table:table-cell>
          <table:table-cell table:formula="of:=MID([.A975]; FIND(&quot;#&quot;; [.A9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301.ahk (1 hit)</text:p>
          </table:table-cell>
          <table:table-cell table:formula="of:=MID([.A976]; FIND(&quot;#&quot;; [.A9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335.ahk (1 hit)</text:p>
          </table:table-cell>
          <table:table-cell table:formula="of:=MID([.A977]; FIND(&quot;#&quot;; [.A9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357.ahk (1 hit)</text:p>
          </table:table-cell>
          <table:table-cell table:formula="of:=MID([.A978]; FIND(&quot;#&quot;; [.A9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417.ahk (1 hit)</text:p>
          </table:table-cell>
          <table:table-cell table:formula="of:=MID([.A979]; FIND(&quot;#&quot;; [.A9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433.ahk (1 hit)</text:p>
          </table:table-cell>
          <table:table-cell table:formula="of:=MID([.A980]; FIND(&quot;#&quot;; [.A9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602.ahk (1 hit)</text:p>
          </table:table-cell>
          <table:table-cell table:formula="of:=MID([.A981]; FIND(&quot;#&quot;; [.A9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617.ahk (1 hit)</text:p>
          </table:table-cell>
          <table:table-cell table:formula="of:=MID([.A982]; FIND(&quot;#&quot;; [.A9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12800.ahk (1 hit)</text:p>
          </table:table-cell>
          <table:table-cell table:formula="of:=MID([.A983]; FIND(&quot;#&quot;; [.A9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1824.ahk (1 hit)</text:p>
          </table:table-cell>
          <table:table-cell table:formula="of:=MID([.A984]; FIND(&quot;#&quot;; [.A9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007.ahk (1 hit)</text:p>
          </table:table-cell>
          <table:table-cell table:formula="of:=MID([.A985]; FIND(&quot;#&quot;; [.A9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033.ahk (1 hit)</text:p>
          </table:table-cell>
          <table:table-cell table:formula="of:=MID([.A986]; FIND(&quot;#&quot;; [.A9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203.ahk (1 hit)</text:p>
          </table:table-cell>
          <table:table-cell table:formula="of:=MID([.A987]; FIND(&quot;#&quot;; [.A9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212.ahk (1 hit)</text:p>
          </table:table-cell>
          <table:table-cell table:formula="of:=MID([.A988]; FIND(&quot;#&quot;; [.A9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302.ahk (1 hit)</text:p>
          </table:table-cell>
          <table:table-cell table:formula="of:=MID([.A989]; FIND(&quot;#&quot;; [.A9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321.ahk (1 hit)</text:p>
          </table:table-cell>
          <table:table-cell table:formula="of:=MID([.A990]; FIND(&quot;#&quot;; [.A9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327.ahk (1 hit)</text:p>
          </table:table-cell>
          <table:table-cell table:formula="of:=MID([.A991]; FIND(&quot;#&quot;; [.A9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340.ahk (1 hit)</text:p>
          </table:table-cell>
          <table:table-cell table:formula="of:=MID([.A992]; FIND(&quot;#&quot;; [.A9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435.ahk (1 hit)</text:p>
          </table:table-cell>
          <table:table-cell table:formula="of:=MID([.A993]; FIND(&quot;#&quot;; [.A9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445.ahk (1 hit)</text:p>
          </table:table-cell>
          <table:table-cell table:formula="of:=MID([.A994]; FIND(&quot;#&quot;; [.A9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639.ahk (1 hit)</text:p>
          </table:table-cell>
          <table:table-cell table:formula="of:=MID([.A995]; FIND(&quot;#&quot;; [.A9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658.ahk (1 hit)</text:p>
          </table:table-cell>
          <table:table-cell table:formula="of:=MID([.A996]; FIND(&quot;#&quot;; [.A9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2757.ahk (1 hit)</text:p>
          </table:table-cell>
          <table:table-cell table:formula="of:=MID([.A997]; FIND(&quot;#&quot;; [.A9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3224.ahk (1 hit)</text:p>
          </table:table-cell>
          <table:table-cell table:formula="of:=MID([.A998]; FIND(&quot;#&quot;; [.A9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3333.ahk (1 hit)</text:p>
          </table:table-cell>
          <table:table-cell table:formula="of:=MID([.A999]; FIND(&quot;#&quot;; [.A9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3806.ahk (1 hit)</text:p>
          </table:table-cell>
          <table:table-cell table:formula="of:=MID([.A1000]; FIND(&quot;#&quot;; [.A10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3841.ahk (1 hit)</text:p>
          </table:table-cell>
          <table:table-cell table:formula="of:=MID([.A1001]; FIND(&quot;#&quot;; [.A10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4031.ahk (1 hit)</text:p>
          </table:table-cell>
          <table:table-cell table:formula="of:=MID([.A1002]; FIND(&quot;#&quot;; [.A10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4050.ahk (1 hit)</text:p>
          </table:table-cell>
          <table:table-cell table:formula="of:=MID([.A1003]; FIND(&quot;#&quot;; [.A10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4352.ahk (1 hit)</text:p>
          </table:table-cell>
          <table:table-cell table:formula="of:=MID([.A1004]; FIND(&quot;#&quot;; [.A10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4620.ahk (1 hit)</text:p>
          </table:table-cell>
          <table:table-cell table:formula="of:=MID([.A1005]; FIND(&quot;#&quot;; [.A10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019.ahk (1 hit)</text:p>
          </table:table-cell>
          <table:table-cell table:formula="of:=MID([.A1006]; FIND(&quot;#&quot;; [.A10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304.ahk (1 hit)</text:p>
          </table:table-cell>
          <table:table-cell table:formula="of:=MID([.A1007]; FIND(&quot;#&quot;; [.A10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323.ahk (1 hit)</text:p>
          </table:table-cell>
          <table:table-cell table:formula="of:=MID([.A1008]; FIND(&quot;#&quot;; [.A10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351.ahk (1 hit)</text:p>
          </table:table-cell>
          <table:table-cell table:formula="of:=MID([.A1009]; FIND(&quot;#&quot;; [.A10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406.ahk (1 hit)</text:p>
          </table:table-cell>
          <table:table-cell table:formula="of:=MID([.A1010]; FIND(&quot;#&quot;; [.A10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417.ahk (1 hit)</text:p>
          </table:table-cell>
          <table:table-cell table:formula="of:=MID([.A1011]; FIND(&quot;#&quot;; [.A10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452.ahk (1 hit)</text:p>
          </table:table-cell>
          <table:table-cell table:formula="of:=MID([.A1012]; FIND(&quot;#&quot;; [.A10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517.ahk (1 hit)</text:p>
          </table:table-cell>
          <table:table-cell table:formula="of:=MID([.A1013]; FIND(&quot;#&quot;; [.A10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612.ahk (1 hit)</text:p>
          </table:table-cell>
          <table:table-cell table:formula="of:=MID([.A1014]; FIND(&quot;#&quot;; [.A10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629.ahk (1 hit)</text:p>
          </table:table-cell>
          <table:table-cell table:formula="of:=MID([.A1015]; FIND(&quot;#&quot;; [.A10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737.ahk (1 hit)</text:p>
          </table:table-cell>
          <table:table-cell table:formula="of:=MID([.A1016]; FIND(&quot;#&quot;; [.A10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800.ahk (1 hit)</text:p>
          </table:table-cell>
          <table:table-cell table:formula="of:=MID([.A1017]; FIND(&quot;#&quot;; [.A10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858.ahk (1 hit)</text:p>
          </table:table-cell>
          <table:table-cell table:formula="of:=MID([.A1018]; FIND(&quot;#&quot;; [.A10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65918.ahk (1 hit)</text:p>
          </table:table-cell>
          <table:table-cell table:formula="of:=MID([.A1019]; FIND(&quot;#&quot;; [.A10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0148.ahk (1 hit)</text:p>
          </table:table-cell>
          <table:table-cell table:formula="of:=MID([.A1020]; FIND(&quot;#&quot;; [.A10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0228.ahk (1 hit)</text:p>
          </table:table-cell>
          <table:table-cell table:formula="of:=MID([.A1021]; FIND(&quot;#&quot;; [.A10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0420.ahk (1 hit)</text:p>
          </table:table-cell>
          <table:table-cell table:formula="of:=MID([.A1022]; FIND(&quot;#&quot;; [.A10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0457.ahk (1 hit)</text:p>
          </table:table-cell>
          <table:table-cell table:formula="of:=MID([.A1023]; FIND(&quot;#&quot;; [.A10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0520.ahk (1 hit)</text:p>
          </table:table-cell>
          <table:table-cell table:formula="of:=MID([.A1024]; FIND(&quot;#&quot;; [.A10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0636.ahk (1 hit)</text:p>
          </table:table-cell>
          <table:table-cell table:formula="of:=MID([.A1025]; FIND(&quot;#&quot;; [.A10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1458.ahk (1 hit)</text:p>
          </table:table-cell>
          <table:table-cell table:formula="of:=MID([.A1026]; FIND(&quot;#&quot;; [.A10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4149.ahk (1 hit)</text:p>
          </table:table-cell>
          <table:table-cell table:formula="of:=MID([.A1027]; FIND(&quot;#&quot;; [.A10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4330.ahk (1 hit)</text:p>
          </table:table-cell>
          <table:table-cell table:formula="of:=MID([.A1028]; FIND(&quot;#&quot;; [.A10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4531.ahk (1 hit)</text:p>
          </table:table-cell>
          <table:table-cell table:formula="of:=MID([.A1029]; FIND(&quot;#&quot;; [.A10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4939.ahk (1 hit)</text:p>
          </table:table-cell>
          <table:table-cell table:formula="of:=MID([.A1030]; FIND(&quot;#&quot;; [.A10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5116.ahk (1 hit)</text:p>
          </table:table-cell>
          <table:table-cell table:formula="of:=MID([.A1031]; FIND(&quot;#&quot;; [.A10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5319.ahk (1 hit)</text:p>
          </table:table-cell>
          <table:table-cell table:formula="of:=MID([.A1032]; FIND(&quot;#&quot;; [.A10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5421.ahk (1 hit)</text:p>
          </table:table-cell>
          <table:table-cell table:formula="of:=MID([.A1033]; FIND(&quot;#&quot;; [.A10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5529.ahk (1 hit)</text:p>
          </table:table-cell>
          <table:table-cell table:formula="of:=MID([.A1034]; FIND(&quot;#&quot;; [.A10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5727.ahk (1 hit)</text:p>
          </table:table-cell>
          <table:table-cell table:formula="of:=MID([.A1035]; FIND(&quot;#&quot;; [.A10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75818.ahk (1 hit)</text:p>
          </table:table-cell>
          <table:table-cell table:formula="of:=MID([.A1036]; FIND(&quot;#&quot;; [.A10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0350.ahk (1 hit)</text:p>
          </table:table-cell>
          <table:table-cell table:formula="of:=MID([.A1037]; FIND(&quot;#&quot;; [.A10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0404.ahk (1 hit)</text:p>
          </table:table-cell>
          <table:table-cell table:formula="of:=MID([.A1038]; FIND(&quot;#&quot;; [.A10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0440.ahk (1 hit)</text:p>
          </table:table-cell>
          <table:table-cell table:formula="of:=MID([.A1039]; FIND(&quot;#&quot;; [.A10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0515.ahk (1 hit)</text:p>
          </table:table-cell>
          <table:table-cell table:formula="of:=MID([.A1040]; FIND(&quot;#&quot;; [.A10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0615.ahk (1 hit)</text:p>
          </table:table-cell>
          <table:table-cell table:formula="of:=MID([.A1041]; FIND(&quot;#&quot;; [.A10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0752.ahk (1 hit)</text:p>
          </table:table-cell>
          <table:table-cell table:formula="of:=MID([.A1042]; FIND(&quot;#&quot;; [.A10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0826.ahk (1 hit)</text:p>
          </table:table-cell>
          <table:table-cell table:formula="of:=MID([.A1043]; FIND(&quot;#&quot;; [.A10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1037.ahk (1 hit)</text:p>
          </table:table-cell>
          <table:table-cell table:formula="of:=MID([.A1044]; FIND(&quot;#&quot;; [.A10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1136.ahk (1 hit)</text:p>
          </table:table-cell>
          <table:table-cell table:formula="of:=MID([.A1045]; FIND(&quot;#&quot;; [.A10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1217.ahk (1 hit)</text:p>
          </table:table-cell>
          <table:table-cell table:formula="of:=MID([.A1046]; FIND(&quot;#&quot;; [.A10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1455.ahk (1 hit)</text:p>
          </table:table-cell>
          <table:table-cell table:formula="of:=MID([.A1047]; FIND(&quot;#&quot;; [.A10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1653.ahk (1 hit)</text:p>
          </table:table-cell>
          <table:table-cell table:formula="of:=MID([.A1048]; FIND(&quot;#&quot;; [.A10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1834.ahk (1 hit)</text:p>
          </table:table-cell>
          <table:table-cell table:formula="of:=MID([.A1049]; FIND(&quot;#&quot;; [.A10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2400.ahk (1 hit)</text:p>
          </table:table-cell>
          <table:table-cell table:formula="of:=MID([.A1050]; FIND(&quot;#&quot;; [.A10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2438.ahk (1 hit)</text:p>
          </table:table-cell>
          <table:table-cell table:formula="of:=MID([.A1051]; FIND(&quot;#&quot;; [.A10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2502.ahk (1 hit)</text:p>
          </table:table-cell>
          <table:table-cell table:formula="of:=MID([.A1052]; FIND(&quot;#&quot;; [.A10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2637.ahk (1 hit)</text:p>
          </table:table-cell>
          <table:table-cell table:formula="of:=MID([.A1053]; FIND(&quot;#&quot;; [.A10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2739.ahk (1 hit)</text:p>
          </table:table-cell>
          <table:table-cell table:formula="of:=MID([.A1054]; FIND(&quot;#&quot;; [.A10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2752.ahk (1 hit)</text:p>
          </table:table-cell>
          <table:table-cell table:formula="of:=MID([.A1055]; FIND(&quot;#&quot;; [.A10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3044.ahk (1 hit)</text:p>
          </table:table-cell>
          <table:table-cell table:formula="of:=MID([.A1056]; FIND(&quot;#&quot;; [.A10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3118.ahk (1 hit)</text:p>
          </table:table-cell>
          <table:table-cell table:formula="of:=MID([.A1057]; FIND(&quot;#&quot;; [.A10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3326.ahk (1 hit)</text:p>
          </table:table-cell>
          <table:table-cell table:formula="of:=MID([.A1058]; FIND(&quot;#&quot;; [.A10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3334.ahk (1 hit)</text:p>
          </table:table-cell>
          <table:table-cell table:formula="of:=MID([.A1059]; FIND(&quot;#&quot;; [.A10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3347.ahk (1 hit)</text:p>
          </table:table-cell>
          <table:table-cell table:formula="of:=MID([.A1060]; FIND(&quot;#&quot;; [.A10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3353.ahk (1 hit)</text:p>
          </table:table-cell>
          <table:table-cell table:formula="of:=MID([.A1061]; FIND(&quot;#&quot;; [.A10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3437.ahk (1 hit)</text:p>
          </table:table-cell>
          <table:table-cell table:formula="of:=MID([.A1062]; FIND(&quot;#&quot;; [.A10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3723.ahk (1 hit)</text:p>
          </table:table-cell>
          <table:table-cell table:formula="of:=MID([.A1063]; FIND(&quot;#&quot;; [.A10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4531.ahk (1 hit)</text:p>
          </table:table-cell>
          <table:table-cell table:formula="of:=MID([.A1064]; FIND(&quot;#&quot;; [.A10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4640.ahk (1 hit)</text:p>
          </table:table-cell>
          <table:table-cell table:formula="of:=MID([.A1065]; FIND(&quot;#&quot;; [.A10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4829.ahk (1 hit)</text:p>
          </table:table-cell>
          <table:table-cell table:formula="of:=MID([.A1066]; FIND(&quot;#&quot;; [.A10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4857.ahk (1 hit)</text:p>
          </table:table-cell>
          <table:table-cell table:formula="of:=MID([.A1067]; FIND(&quot;#&quot;; [.A10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4933.ahk (1 hit)</text:p>
          </table:table-cell>
          <table:table-cell table:formula="of:=MID([.A1068]; FIND(&quot;#&quot;; [.A10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4954.ahk (1 hit)</text:p>
          </table:table-cell>
          <table:table-cell table:formula="of:=MID([.A1069]; FIND(&quot;#&quot;; [.A10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185044.ahk (1 hit)</text:p>
          </table:table-cell>
          <table:table-cell table:formula="of:=MID([.A1070]; FIND(&quot;#&quot;; [.A10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15322.ahk (1 hit)</text:p>
          </table:table-cell>
          <table:table-cell table:formula="of:=MID([.A1071]; FIND(&quot;#&quot;; [.A10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15813.ahk (1 hit)</text:p>
          </table:table-cell>
          <table:table-cell table:formula="of:=MID([.A1072]; FIND(&quot;#&quot;; [.A10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15911.ahk (1 hit)</text:p>
          </table:table-cell>
          <table:table-cell table:formula="of:=MID([.A1073]; FIND(&quot;#&quot;; [.A10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15951.ahk (1 hit)</text:p>
          </table:table-cell>
          <table:table-cell table:formula="of:=MID([.A1074]; FIND(&quot;#&quot;; [.A10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0202.ahk (1 hit)</text:p>
          </table:table-cell>
          <table:table-cell table:formula="of:=MID([.A1075]; FIND(&quot;#&quot;; [.A10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1418.ahk (1 hit)</text:p>
          </table:table-cell>
          <table:table-cell table:formula="of:=MID([.A1076]; FIND(&quot;#&quot;; [.A10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1438.ahk (1 hit)</text:p>
          </table:table-cell>
          <table:table-cell table:formula="of:=MID([.A1077]; FIND(&quot;#&quot;; [.A10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1530.ahk (1 hit)</text:p>
          </table:table-cell>
          <table:table-cell table:formula="of:=MID([.A1078]; FIND(&quot;#&quot;; [.A10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1751.ahk (1 hit)</text:p>
          </table:table-cell>
          <table:table-cell table:formula="of:=MID([.A1079]; FIND(&quot;#&quot;; [.A10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1949.ahk (1 hit)</text:p>
          </table:table-cell>
          <table:table-cell table:formula="of:=MID([.A1080]; FIND(&quot;#&quot;; [.A10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2034.ahk (1 hit)</text:p>
          </table:table-cell>
          <table:table-cell table:formula="of:=MID([.A1081]; FIND(&quot;#&quot;; [.A10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2213.ahk (1 hit)</text:p>
          </table:table-cell>
          <table:table-cell table:formula="of:=MID([.A1082]; FIND(&quot;#&quot;; [.A10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2234.ahk (1 hit)</text:p>
          </table:table-cell>
          <table:table-cell table:formula="of:=MID([.A1083]; FIND(&quot;#&quot;; [.A10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2402.ahk (1 hit)</text:p>
          </table:table-cell>
          <table:table-cell table:formula="of:=MID([.A1084]; FIND(&quot;#&quot;; [.A10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2523.ahk (1 hit)</text:p>
          </table:table-cell>
          <table:table-cell table:formula="of:=MID([.A1085]; FIND(&quot;#&quot;; [.A10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2717.ahk (1 hit)</text:p>
          </table:table-cell>
          <table:table-cell table:formula="of:=MID([.A1086]; FIND(&quot;#&quot;; [.A10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2800.ahk (1 hit)</text:p>
          </table:table-cell>
          <table:table-cell table:formula="of:=MID([.A1087]; FIND(&quot;#&quot;; [.A10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2839.ahk (1 hit)</text:p>
          </table:table-cell>
          <table:table-cell table:formula="of:=MID([.A1088]; FIND(&quot;#&quot;; [.A10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3033.ahk (1 hit)</text:p>
          </table:table-cell>
          <table:table-cell table:formula="of:=MID([.A1089]; FIND(&quot;#&quot;; [.A10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3512.ahk (1 hit)</text:p>
          </table:table-cell>
          <table:table-cell table:formula="of:=MID([.A1090]; FIND(&quot;#&quot;; [.A10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3611.ahk (1 hit)</text:p>
          </table:table-cell>
          <table:table-cell table:formula="of:=MID([.A1091]; FIND(&quot;#&quot;; [.A10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3740.ahk (1 hit)</text:p>
          </table:table-cell>
          <table:table-cell table:formula="of:=MID([.A1092]; FIND(&quot;#&quot;; [.A10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3807.ahk (1 hit)</text:p>
          </table:table-cell>
          <table:table-cell table:formula="of:=MID([.A1093]; FIND(&quot;#&quot;; [.A10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4137.ahk (1 hit)</text:p>
          </table:table-cell>
          <table:table-cell table:formula="of:=MID([.A1094]; FIND(&quot;#&quot;; [.A10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4152.ahk (1 hit)</text:p>
          </table:table-cell>
          <table:table-cell table:formula="of:=MID([.A1095]; FIND(&quot;#&quot;; [.A10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4222.ahk (1 hit)</text:p>
          </table:table-cell>
          <table:table-cell table:formula="of:=MID([.A1096]; FIND(&quot;#&quot;; [.A10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4352.ahk (1 hit)</text:p>
          </table:table-cell>
          <table:table-cell table:formula="of:=MID([.A1097]; FIND(&quot;#&quot;; [.A10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4643.ahk (1 hit)</text:p>
          </table:table-cell>
          <table:table-cell table:formula="of:=MID([.A1098]; FIND(&quot;#&quot;; [.A10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4748.ahk (1 hit)</text:p>
          </table:table-cell>
          <table:table-cell table:formula="of:=MID([.A1099]; FIND(&quot;#&quot;; [.A10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4834.ahk (1 hit)</text:p>
          </table:table-cell>
          <table:table-cell table:formula="of:=MID([.A1100]; FIND(&quot;#&quot;; [.A11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4951.ahk (1 hit)</text:p>
          </table:table-cell>
          <table:table-cell table:formula="of:=MID([.A1101]; FIND(&quot;#&quot;; [.A11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011.ahk (1 hit)</text:p>
          </table:table-cell>
          <table:table-cell table:formula="of:=MID([.A1102]; FIND(&quot;#&quot;; [.A11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054.ahk (1 hit)</text:p>
          </table:table-cell>
          <table:table-cell table:formula="of:=MID([.A1103]; FIND(&quot;#&quot;; [.A11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207.ahk (1 hit)</text:p>
          </table:table-cell>
          <table:table-cell table:formula="of:=MID([.A1104]; FIND(&quot;#&quot;; [.A11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341.ahk (1 hit)</text:p>
          </table:table-cell>
          <table:table-cell table:formula="of:=MID([.A1105]; FIND(&quot;#&quot;; [.A11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445.ahk (1 hit)</text:p>
          </table:table-cell>
          <table:table-cell table:formula="of:=MID([.A1106]; FIND(&quot;#&quot;; [.A11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619.ahk (1 hit)</text:p>
          </table:table-cell>
          <table:table-cell table:formula="of:=MID([.A1107]; FIND(&quot;#&quot;; [.A11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633.ahk (1 hit)</text:p>
          </table:table-cell>
          <table:table-cell table:formula="of:=MID([.A1108]; FIND(&quot;#&quot;; [.A11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707.ahk (1 hit)</text:p>
          </table:table-cell>
          <table:table-cell table:formula="of:=MID([.A1109]; FIND(&quot;#&quot;; [.A11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745.ahk (1 hit)</text:p>
          </table:table-cell>
          <table:table-cell table:formula="of:=MID([.A1110]; FIND(&quot;#&quot;; [.A11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801.ahk (1 hit)</text:p>
          </table:table-cell>
          <table:table-cell table:formula="of:=MID([.A1111]; FIND(&quot;#&quot;; [.A11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818.ahk (1 hit)</text:p>
          </table:table-cell>
          <table:table-cell table:formula="of:=MID([.A1112]; FIND(&quot;#&quot;; [.A11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25824.ahk (1 hit)</text:p>
          </table:table-cell>
          <table:table-cell table:formula="of:=MID([.A1113]; FIND(&quot;#&quot;; [.A11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211.ahk (1 hit)</text:p>
          </table:table-cell>
          <table:table-cell table:formula="of:=MID([.A1114]; FIND(&quot;#&quot;; [.A11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302.ahk (1 hit)</text:p>
          </table:table-cell>
          <table:table-cell table:formula="of:=MID([.A1115]; FIND(&quot;#&quot;; [.A11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319.ahk (1 hit)</text:p>
          </table:table-cell>
          <table:table-cell table:formula="of:=MID([.A1116]; FIND(&quot;#&quot;; [.A11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635.ahk (1 hit)</text:p>
          </table:table-cell>
          <table:table-cell table:formula="of:=MID([.A1117]; FIND(&quot;#&quot;; [.A11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712.ahk (1 hit)</text:p>
          </table:table-cell>
          <table:table-cell table:formula="of:=MID([.A1118]; FIND(&quot;#&quot;; [.A11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737.ahk (1 hit)</text:p>
          </table:table-cell>
          <table:table-cell table:formula="of:=MID([.A1119]; FIND(&quot;#&quot;; [.A11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752.ahk (1 hit)</text:p>
          </table:table-cell>
          <table:table-cell table:formula="of:=MID([.A1120]; FIND(&quot;#&quot;; [.A11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803.ahk (1 hit)</text:p>
          </table:table-cell>
          <table:table-cell table:formula="of:=MID([.A1121]; FIND(&quot;#&quot;; [.A11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821.ahk (1 hit)</text:p>
          </table:table-cell>
          <table:table-cell table:formula="of:=MID([.A1122]; FIND(&quot;#&quot;; [.A11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827.ahk (1 hit)</text:p>
          </table:table-cell>
          <table:table-cell table:formula="of:=MID([.A1123]; FIND(&quot;#&quot;; [.A11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834.ahk (1 hit)</text:p>
          </table:table-cell>
          <table:table-cell table:formula="of:=MID([.A1124]; FIND(&quot;#&quot;; [.A11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846.ahk (1 hit)</text:p>
          </table:table-cell>
          <table:table-cell table:formula="of:=MID([.A1125]; FIND(&quot;#&quot;; [.A11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854.ahk (1 hit)</text:p>
          </table:table-cell>
          <table:table-cell table:formula="of:=MID([.A1126]; FIND(&quot;#&quot;; [.A11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0859.ahk (1 hit)</text:p>
          </table:table-cell>
          <table:table-cell table:formula="of:=MID([.A1127]; FIND(&quot;#&quot;; [.A11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1134.ahk (1 hit)</text:p>
          </table:table-cell>
          <table:table-cell table:formula="of:=MID([.A1128]; FIND(&quot;#&quot;; [.A11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1227.ahk (1 hit)</text:p>
          </table:table-cell>
          <table:table-cell table:formula="of:=MID([.A1129]; FIND(&quot;#&quot;; [.A11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7231307.ahk (1 hit)</text:p>
          </table:table-cell>
          <table:table-cell table:formula="of:=MID([.A1130]; FIND(&quot;#&quot;; [.A11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2412.ahk (1 hit)</text:p>
          </table:table-cell>
          <table:table-cell table:formula="of:=MID([.A1131]; FIND(&quot;#&quot;; [.A11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3120.ahk (1 hit)</text:p>
          </table:table-cell>
          <table:table-cell table:formula="of:=MID([.A1132]; FIND(&quot;#&quot;; [.A11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3250.ahk (1 hit)</text:p>
          </table:table-cell>
          <table:table-cell table:formula="of:=MID([.A1133]; FIND(&quot;#&quot;; [.A11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3342.ahk (1 hit)</text:p>
          </table:table-cell>
          <table:table-cell table:formula="of:=MID([.A1134]; FIND(&quot;#&quot;; [.A11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3606.ahk (1 hit)</text:p>
          </table:table-cell>
          <table:table-cell table:formula="of:=MID([.A1135]; FIND(&quot;#&quot;; [.A11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3758.ahk (1 hit)</text:p>
          </table:table-cell>
          <table:table-cell table:formula="of:=MID([.A1136]; FIND(&quot;#&quot;; [.A11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4021.ahk (1 hit)</text:p>
          </table:table-cell>
          <table:table-cell table:formula="of:=MID([.A1137]; FIND(&quot;#&quot;; [.A11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4114.ahk (1 hit)</text:p>
          </table:table-cell>
          <table:table-cell table:formula="of:=MID([.A1138]; FIND(&quot;#&quot;; [.A11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4336.ahk (1 hit)</text:p>
          </table:table-cell>
          <table:table-cell table:formula="of:=MID([.A1139]; FIND(&quot;#&quot;; [.A11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4406.ahk (1 hit)</text:p>
          </table:table-cell>
          <table:table-cell table:formula="of:=MID([.A1140]; FIND(&quot;#&quot;; [.A11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4539.ahk (1 hit)</text:p>
          </table:table-cell>
          <table:table-cell table:formula="of:=MID([.A1141]; FIND(&quot;#&quot;; [.A11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4602.ahk (1 hit)</text:p>
          </table:table-cell>
          <table:table-cell table:formula="of:=MID([.A1142]; FIND(&quot;#&quot;; [.A11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4630.ahk (1 hit)</text:p>
          </table:table-cell>
          <table:table-cell table:formula="of:=MID([.A1143]; FIND(&quot;#&quot;; [.A11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4758.ahk (1 hit)</text:p>
          </table:table-cell>
          <table:table-cell table:formula="of:=MID([.A1144]; FIND(&quot;#&quot;; [.A11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5017.ahk (1 hit)</text:p>
          </table:table-cell>
          <table:table-cell table:formula="of:=MID([.A1145]; FIND(&quot;#&quot;; [.A11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5039.ahk (1 hit)</text:p>
          </table:table-cell>
          <table:table-cell table:formula="of:=MID([.A1146]; FIND(&quot;#&quot;; [.A11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5230.ahk (1 hit)</text:p>
          </table:table-cell>
          <table:table-cell table:formula="of:=MID([.A1147]; FIND(&quot;#&quot;; [.A11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5237.ahk (1 hit)</text:p>
          </table:table-cell>
          <table:table-cell table:formula="of:=MID([.A1148]; FIND(&quot;#&quot;; [.A11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5313.ahk (1 hit)</text:p>
          </table:table-cell>
          <table:table-cell table:formula="of:=MID([.A1149]; FIND(&quot;#&quot;; [.A11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5508.ahk (1 hit)</text:p>
          </table:table-cell>
          <table:table-cell table:formula="of:=MID([.A1150]; FIND(&quot;#&quot;; [.A11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55556.ahk (1 hit)</text:p>
          </table:table-cell>
          <table:table-cell table:formula="of:=MID([.A1151]; FIND(&quot;#&quot;; [.A11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312.ahk (1 hit)</text:p>
          </table:table-cell>
          <table:table-cell table:formula="of:=MID([.A1152]; FIND(&quot;#&quot;; [.A11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347.ahk (1 hit)</text:p>
          </table:table-cell>
          <table:table-cell table:formula="of:=MID([.A1153]; FIND(&quot;#&quot;; [.A11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425.ahk (1 hit)</text:p>
          </table:table-cell>
          <table:table-cell table:formula="of:=MID([.A1154]; FIND(&quot;#&quot;; [.A11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504.ahk (1 hit)</text:p>
          </table:table-cell>
          <table:table-cell table:formula="of:=MID([.A1155]; FIND(&quot;#&quot;; [.A11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521.ahk (1 hit)</text:p>
          </table:table-cell>
          <table:table-cell table:formula="of:=MID([.A1156]; FIND(&quot;#&quot;; [.A11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545.ahk (1 hit)</text:p>
          </table:table-cell>
          <table:table-cell table:formula="of:=MID([.A1157]; FIND(&quot;#&quot;; [.A11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622.ahk (1 hit)</text:p>
          </table:table-cell>
          <table:table-cell table:formula="of:=MID([.A1158]; FIND(&quot;#&quot;; [.A11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754.ahk (1 hit)</text:p>
          </table:table-cell>
          <table:table-cell table:formula="of:=MID([.A1159]; FIND(&quot;#&quot;; [.A11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814.ahk (1 hit)</text:p>
          </table:table-cell>
          <table:table-cell table:formula="of:=MID([.A1160]; FIND(&quot;#&quot;; [.A11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849.ahk (1 hit)</text:p>
          </table:table-cell>
          <table:table-cell table:formula="of:=MID([.A1161]; FIND(&quot;#&quot;; [.A11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912.ahk (1 hit)</text:p>
          </table:table-cell>
          <table:table-cell table:formula="of:=MID([.A1162]; FIND(&quot;#&quot;; [.A11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935.ahk (1 hit)</text:p>
          </table:table-cell>
          <table:table-cell table:formula="of:=MID([.A1163]; FIND(&quot;#&quot;; [.A11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0954.ahk (1 hit)</text:p>
          </table:table-cell>
          <table:table-cell table:formula="of:=MID([.A1164]; FIND(&quot;#&quot;; [.A11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1035.ahk (1 hit)</text:p>
          </table:table-cell>
          <table:table-cell table:formula="of:=MID([.A1165]; FIND(&quot;#&quot;; [.A11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1127.ahk (1 hit)</text:p>
          </table:table-cell>
          <table:table-cell table:formula="of:=MID([.A1166]; FIND(&quot;#&quot;; [.A11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1200.ahk (1 hit)</text:p>
          </table:table-cell>
          <table:table-cell table:formula="of:=MID([.A1167]; FIND(&quot;#&quot;; [.A11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1222.ahk (1 hit)</text:p>
          </table:table-cell>
          <table:table-cell table:formula="of:=MID([.A1168]; FIND(&quot;#&quot;; [.A11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1858.ahk (1 hit)</text:p>
          </table:table-cell>
          <table:table-cell table:formula="of:=MID([.A1169]; FIND(&quot;#&quot;; [.A11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2459.ahk (1 hit)</text:p>
          </table:table-cell>
          <table:table-cell table:formula="of:=MID([.A1170]; FIND(&quot;#&quot;; [.A11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2613.ahk (1 hit)</text:p>
          </table:table-cell>
          <table:table-cell table:formula="of:=MID([.A1171]; FIND(&quot;#&quot;; [.A11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2652.ahk (1 hit)</text:p>
          </table:table-cell>
          <table:table-cell table:formula="of:=MID([.A1172]; FIND(&quot;#&quot;; [.A11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2729.ahk (1 hit)</text:p>
          </table:table-cell>
          <table:table-cell table:formula="of:=MID([.A1173]; FIND(&quot;#&quot;; [.A11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2740.ahk (1 hit)</text:p>
          </table:table-cell>
          <table:table-cell table:formula="of:=MID([.A1174]; FIND(&quot;#&quot;; [.A11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2954.ahk (1 hit)</text:p>
          </table:table-cell>
          <table:table-cell table:formula="of:=MID([.A1175]; FIND(&quot;#&quot;; [.A11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3757.ahk (1 hit)</text:p>
          </table:table-cell>
          <table:table-cell table:formula="of:=MID([.A1176]; FIND(&quot;#&quot;; [.A11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3812.ahk (1 hit)</text:p>
          </table:table-cell>
          <table:table-cell table:formula="of:=MID([.A1177]; FIND(&quot;#&quot;; [.A11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3819.ahk (1 hit)</text:p>
          </table:table-cell>
          <table:table-cell table:formula="of:=MID([.A1178]; FIND(&quot;#&quot;; [.A11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3839.ahk (1 hit)</text:p>
          </table:table-cell>
          <table:table-cell table:formula="of:=MID([.A1179]; FIND(&quot;#&quot;; [.A11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3854.ahk (1 hit)</text:p>
          </table:table-cell>
          <table:table-cell table:formula="of:=MID([.A1180]; FIND(&quot;#&quot;; [.A11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3924.ahk (1 hit)</text:p>
          </table:table-cell>
          <table:table-cell table:formula="of:=MID([.A1181]; FIND(&quot;#&quot;; [.A11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4203.ahk (1 hit)</text:p>
          </table:table-cell>
          <table:table-cell table:formula="of:=MID([.A1182]; FIND(&quot;#&quot;; [.A11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4245.ahk (1 hit)</text:p>
          </table:table-cell>
          <table:table-cell table:formula="of:=MID([.A1183]; FIND(&quot;#&quot;; [.A11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4449.ahk (1 hit)</text:p>
          </table:table-cell>
          <table:table-cell table:formula="of:=MID([.A1184]; FIND(&quot;#&quot;; [.A11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4613.ahk (1 hit)</text:p>
          </table:table-cell>
          <table:table-cell table:formula="of:=MID([.A1185]; FIND(&quot;#&quot;; [.A11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4800.ahk (1 hit)</text:p>
          </table:table-cell>
          <table:table-cell table:formula="of:=MID([.A1186]; FIND(&quot;#&quot;; [.A11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4834.ahk (1 hit)</text:p>
          </table:table-cell>
          <table:table-cell table:formula="of:=MID([.A1187]; FIND(&quot;#&quot;; [.A11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4848.ahk (1 hit)</text:p>
          </table:table-cell>
          <table:table-cell table:formula="of:=MID([.A1188]; FIND(&quot;#&quot;; [.A11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5706.ahk (1 hit)</text:p>
          </table:table-cell>
          <table:table-cell table:formula="of:=MID([.A1189]; FIND(&quot;#&quot;; [.A11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5715.ahk (1 hit)</text:p>
          </table:table-cell>
          <table:table-cell table:formula="of:=MID([.A1190]; FIND(&quot;#&quot;; [.A11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5722.ahk (1 hit)</text:p>
          </table:table-cell>
          <table:table-cell table:formula="of:=MID([.A1191]; FIND(&quot;#&quot;; [.A11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5804.ahk (1 hit)</text:p>
          </table:table-cell>
          <table:table-cell table:formula="of:=MID([.A1192]; FIND(&quot;#&quot;; [.A11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65835.ahk (1 hit)</text:p>
          </table:table-cell>
          <table:table-cell table:formula="of:=MID([.A1193]; FIND(&quot;#&quot;; [.A11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0024.ahk (1 hit)</text:p>
          </table:table-cell>
          <table:table-cell table:formula="of:=MID([.A1194]; FIND(&quot;#&quot;; [.A11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4643.ahk (1 hit)</text:p>
          </table:table-cell>
          <table:table-cell table:formula="of:=MID([.A1195]; FIND(&quot;#&quot;; [.A11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4849.ahk (1 hit)</text:p>
          </table:table-cell>
          <table:table-cell table:formula="of:=MID([.A1196]; FIND(&quot;#&quot;; [.A11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4930.ahk (1 hit)</text:p>
          </table:table-cell>
          <table:table-cell table:formula="of:=MID([.A1197]; FIND(&quot;#&quot;; [.A11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4950.ahk (1 hit)</text:p>
          </table:table-cell>
          <table:table-cell table:formula="of:=MID([.A1198]; FIND(&quot;#&quot;; [.A11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5017.ahk (1 hit)</text:p>
          </table:table-cell>
          <table:table-cell table:formula="of:=MID([.A1199]; FIND(&quot;#&quot;; [.A11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5038.ahk (1 hit)</text:p>
          </table:table-cell>
          <table:table-cell table:formula="of:=MID([.A1200]; FIND(&quot;#&quot;; [.A12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5121.ahk (1 hit)</text:p>
          </table:table-cell>
          <table:table-cell table:formula="of:=MID([.A1201]; FIND(&quot;#&quot;; [.A12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5137.ahk (1 hit)</text:p>
          </table:table-cell>
          <table:table-cell table:formula="of:=MID([.A1202]; FIND(&quot;#&quot;; [.A12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5154.ahk (1 hit)</text:p>
          </table:table-cell>
          <table:table-cell table:formula="of:=MID([.A1203]; FIND(&quot;#&quot;; [.A12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5201.ahk (1 hit)</text:p>
          </table:table-cell>
          <table:table-cell table:formula="of:=MID([.A1204]; FIND(&quot;#&quot;; [.A12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5215.ahk (1 hit)</text:p>
          </table:table-cell>
          <table:table-cell table:formula="of:=MID([.A1205]; FIND(&quot;#&quot;; [.A12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5543.ahk (1 hit)</text:p>
          </table:table-cell>
          <table:table-cell table:formula="of:=MID([.A1206]; FIND(&quot;#&quot;; [.A12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5715.ahk (1 hit)</text:p>
          </table:table-cell>
          <table:table-cell table:formula="of:=MID([.A1207]; FIND(&quot;#&quot;; [.A12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5823.ahk (1 hit)</text:p>
          </table:table-cell>
          <table:table-cell table:formula="of:=MID([.A1208]; FIND(&quot;#&quot;; [.A12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75901.ahk (1 hit)</text:p>
          </table:table-cell>
          <table:table-cell table:formula="of:=MID([.A1209]; FIND(&quot;#&quot;; [.A12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0117.ahk (1 hit)</text:p>
          </table:table-cell>
          <table:table-cell table:formula="of:=MID([.A1210]; FIND(&quot;#&quot;; [.A12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0635.ahk (1 hit)</text:p>
          </table:table-cell>
          <table:table-cell table:formula="of:=MID([.A1211]; FIND(&quot;#&quot;; [.A12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0711.ahk (1 hit)</text:p>
          </table:table-cell>
          <table:table-cell table:formula="of:=MID([.A1212]; FIND(&quot;#&quot;; [.A12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0732.ahk (1 hit)</text:p>
          </table:table-cell>
          <table:table-cell table:formula="of:=MID([.A1213]; FIND(&quot;#&quot;; [.A12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0750.ahk (1 hit)</text:p>
          </table:table-cell>
          <table:table-cell table:formula="of:=MID([.A1214]; FIND(&quot;#&quot;; [.A12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0814.ahk (1 hit)</text:p>
          </table:table-cell>
          <table:table-cell table:formula="of:=MID([.A1215]; FIND(&quot;#&quot;; [.A12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0820.ahk (1 hit)</text:p>
          </table:table-cell>
          <table:table-cell table:formula="of:=MID([.A1216]; FIND(&quot;#&quot;; [.A12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0920.ahk (1 hit)</text:p>
          </table:table-cell>
          <table:table-cell table:formula="of:=MID([.A1217]; FIND(&quot;#&quot;; [.A12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0933.ahk (1 hit)</text:p>
          </table:table-cell>
          <table:table-cell table:formula="of:=MID([.A1218]; FIND(&quot;#&quot;; [.A12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1116.ahk (1 hit)</text:p>
          </table:table-cell>
          <table:table-cell table:formula="of:=MID([.A1219]; FIND(&quot;#&quot;; [.A12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1603.ahk (1 hit)</text:p>
          </table:table-cell>
          <table:table-cell table:formula="of:=MID([.A1220]; FIND(&quot;#&quot;; [.A12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1649.ahk (1 hit)</text:p>
          </table:table-cell>
          <table:table-cell table:formula="of:=MID([.A1221]; FIND(&quot;#&quot;; [.A12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2545.ahk (1 hit)</text:p>
          </table:table-cell>
          <table:table-cell table:formula="of:=MID([.A1222]; FIND(&quot;#&quot;; [.A12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2559.ahk (1 hit)</text:p>
          </table:table-cell>
          <table:table-cell table:formula="of:=MID([.A1223]; FIND(&quot;#&quot;; [.A12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2620.ahk (1 hit)</text:p>
          </table:table-cell>
          <table:table-cell table:formula="of:=MID([.A1224]; FIND(&quot;#&quot;; [.A12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2636.ahk (1 hit)</text:p>
          </table:table-cell>
          <table:table-cell table:formula="of:=MID([.A1225]; FIND(&quot;#&quot;; [.A12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2655.ahk (1 hit)</text:p>
          </table:table-cell>
          <table:table-cell table:formula="of:=MID([.A1226]; FIND(&quot;#&quot;; [.A12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2905.ahk (1 hit)</text:p>
          </table:table-cell>
          <table:table-cell table:formula="of:=MID([.A1227]; FIND(&quot;#&quot;; [.A12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3245.ahk (1 hit)</text:p>
          </table:table-cell>
          <table:table-cell table:formula="of:=MID([.A1228]; FIND(&quot;#&quot;; [.A12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3343.ahk (1 hit)</text:p>
          </table:table-cell>
          <table:table-cell table:formula="of:=MID([.A1229]; FIND(&quot;#&quot;; [.A12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3408.ahk (1 hit)</text:p>
          </table:table-cell>
          <table:table-cell table:formula="of:=MID([.A1230]; FIND(&quot;#&quot;; [.A12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3434.ahk (1 hit)</text:p>
          </table:table-cell>
          <table:table-cell table:formula="of:=MID([.A1231]; FIND(&quot;#&quot;; [.A12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3455.ahk (1 hit)</text:p>
          </table:table-cell>
          <table:table-cell table:formula="of:=MID([.A1232]; FIND(&quot;#&quot;; [.A12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3512.ahk (1 hit)</text:p>
          </table:table-cell>
          <table:table-cell table:formula="of:=MID([.A1233]; FIND(&quot;#&quot;; [.A12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3611.ahk (1 hit)</text:p>
          </table:table-cell>
          <table:table-cell table:formula="of:=MID([.A1234]; FIND(&quot;#&quot;; [.A12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3735.ahk (1 hit)</text:p>
          </table:table-cell>
          <table:table-cell table:formula="of:=MID([.A1235]; FIND(&quot;#&quot;; [.A12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4335.ahk (1 hit)</text:p>
          </table:table-cell>
          <table:table-cell table:formula="of:=MID([.A1236]; FIND(&quot;#&quot;; [.A12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4356.ahk (1 hit)</text:p>
          </table:table-cell>
          <table:table-cell table:formula="of:=MID([.A1237]; FIND(&quot;#&quot;; [.A12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5201.ahk (1 hit)</text:p>
          </table:table-cell>
          <table:table-cell table:formula="of:=MID([.A1238]; FIND(&quot;#&quot;; [.A12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5240.ahk (1 hit)</text:p>
          </table:table-cell>
          <table:table-cell table:formula="of:=MID([.A1239]; FIND(&quot;#&quot;; [.A12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5254.ahk (1 hit)</text:p>
          </table:table-cell>
          <table:table-cell table:formula="of:=MID([.A1240]; FIND(&quot;#&quot;; [.A12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5321.ahk (1 hit)</text:p>
          </table:table-cell>
          <table:table-cell table:formula="of:=MID([.A1241]; FIND(&quot;#&quot;; [.A12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5430.ahk (1 hit)</text:p>
          </table:table-cell>
          <table:table-cell table:formula="of:=MID([.A1242]; FIND(&quot;#&quot;; [.A12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5749.ahk (1 hit)</text:p>
          </table:table-cell>
          <table:table-cell table:formula="of:=MID([.A1243]; FIND(&quot;#&quot;; [.A12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85848.ahk (1 hit)</text:p>
          </table:table-cell>
          <table:table-cell table:formula="of:=MID([.A1244]; FIND(&quot;#&quot;; [.A12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90036.ahk (1 hit)</text:p>
          </table:table-cell>
          <table:table-cell table:formula="of:=MID([.A1245]; FIND(&quot;#&quot;; [.A12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090048.ahk (1 hit)</text:p>
          </table:table-cell>
          <table:table-cell table:formula="of:=MID([.A1246]; FIND(&quot;#&quot;; [.A12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0310.ahk (1 hit)</text:p>
          </table:table-cell>
          <table:table-cell table:formula="of:=MID([.A1247]; FIND(&quot;#&quot;; [.A12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0326.ahk (1 hit)</text:p>
          </table:table-cell>
          <table:table-cell table:formula="of:=MID([.A1248]; FIND(&quot;#&quot;; [.A12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0604.ahk (1 hit)</text:p>
          </table:table-cell>
          <table:table-cell table:formula="of:=MID([.A1249]; FIND(&quot;#&quot;; [.A12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0729.ahk (1 hit)</text:p>
          </table:table-cell>
          <table:table-cell table:formula="of:=MID([.A1250]; FIND(&quot;#&quot;; [.A12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1145.ahk (1 hit)</text:p>
          </table:table-cell>
          <table:table-cell table:formula="of:=MID([.A1251]; FIND(&quot;#&quot;; [.A12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2746.ahk (2 hits)</text:p>
          </table:table-cell>
          <table:table-cell table:formula="of:=MID([.A1252]; FIND(&quot;#&quot;; [.A12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2803.ahk (2 hits)</text:p>
          </table:table-cell>
          <table:table-cell table:formula="of:=MID([.A1253]; FIND(&quot;#&quot;; [.A12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3001.ahk (2 hits)</text:p>
          </table:table-cell>
          <table:table-cell table:formula="of:=MID([.A1254]; FIND(&quot;#&quot;; [.A12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3104.ahk (2 hits)</text:p>
          </table:table-cell>
          <table:table-cell table:formula="of:=MID([.A1255]; FIND(&quot;#&quot;; [.A12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3613.ahk (2 hits)</text:p>
          </table:table-cell>
          <table:table-cell table:formula="of:=MID([.A1256]; FIND(&quot;#&quot;; [.A12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4519.ahk (2 hits)</text:p>
          </table:table-cell>
          <table:table-cell table:formula="of:=MID([.A1257]; FIND(&quot;#&quot;; [.A12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4539.ahk (2 hits)</text:p>
          </table:table-cell>
          <table:table-cell table:formula="of:=MID([.A1258]; FIND(&quot;#&quot;; [.A12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4947.ahk (2 hits)</text:p>
          </table:table-cell>
          <table:table-cell table:formula="of:=MID([.A1259]; FIND(&quot;#&quot;; [.A12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25224.ahk (2 hits)</text:p>
          </table:table-cell>
          <table:table-cell table:formula="of:=MID([.A1260]; FIND(&quot;#&quot;; [.A12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0439.ahk (2 hits)</text:p>
          </table:table-cell>
          <table:table-cell table:formula="of:=MID([.A1261]; FIND(&quot;#&quot;; [.A12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0518.ahk (2 hits)</text:p>
          </table:table-cell>
          <table:table-cell table:formula="of:=MID([.A1262]; FIND(&quot;#&quot;; [.A12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0619.ahk (2 hits)</text:p>
          </table:table-cell>
          <table:table-cell table:formula="of:=MID([.A1263]; FIND(&quot;#&quot;; [.A12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0632.ahk (2 hits)</text:p>
          </table:table-cell>
          <table:table-cell table:formula="of:=MID([.A1264]; FIND(&quot;#&quot;; [.A12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0726.ahk (2 hits)</text:p>
          </table:table-cell>
          <table:table-cell table:formula="of:=MID([.A1265]; FIND(&quot;#&quot;; [.A12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1150.ahk (2 hits)</text:p>
          </table:table-cell>
          <table:table-cell table:formula="of:=MID([.A1266]; FIND(&quot;#&quot;; [.A12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1249.ahk (2 hits)</text:p>
          </table:table-cell>
          <table:table-cell table:formula="of:=MID([.A1267]; FIND(&quot;#&quot;; [.A12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1308.ahk (2 hits)</text:p>
          </table:table-cell>
          <table:table-cell table:formula="of:=MID([.A1268]; FIND(&quot;#&quot;; [.A12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1539.ahk (2 hits)</text:p>
          </table:table-cell>
          <table:table-cell table:formula="of:=MID([.A1269]; FIND(&quot;#&quot;; [.A12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1722.ahk (2 hits)</text:p>
          </table:table-cell>
          <table:table-cell table:formula="of:=MID([.A1270]; FIND(&quot;#&quot;; [.A12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2631.ahk (2 hits)</text:p>
          </table:table-cell>
          <table:table-cell table:formula="of:=MID([.A1271]; FIND(&quot;#&quot;; [.A12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2657.ahk (2 hits)</text:p>
          </table:table-cell>
          <table:table-cell table:formula="of:=MID([.A1272]; FIND(&quot;#&quot;; [.A12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2855.ahk (2 hits)</text:p>
          </table:table-cell>
          <table:table-cell table:formula="of:=MID([.A1273]; FIND(&quot;#&quot;; [.A12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3039.ahk (2 hits)</text:p>
          </table:table-cell>
          <table:table-cell table:formula="of:=MID([.A1274]; FIND(&quot;#&quot;; [.A12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3138.ahk (2 hits)</text:p>
          </table:table-cell>
          <table:table-cell table:formula="of:=MID([.A1275]; FIND(&quot;#&quot;; [.A12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3222.ahk (2 hits)</text:p>
          </table:table-cell>
          <table:table-cell table:formula="of:=MID([.A1276]; FIND(&quot;#&quot;; [.A12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3357.ahk (2 hits)</text:p>
          </table:table-cell>
          <table:table-cell table:formula="of:=MID([.A1277]; FIND(&quot;#&quot;; [.A12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3523.ahk (2 hits)</text:p>
          </table:table-cell>
          <table:table-cell table:formula="of:=MID([.A1278]; FIND(&quot;#&quot;; [.A12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3614.ahk (2 hits)</text:p>
          </table:table-cell>
          <table:table-cell table:formula="of:=MID([.A1279]; FIND(&quot;#&quot;; [.A12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3642.ahk (2 hits)</text:p>
          </table:table-cell>
          <table:table-cell table:formula="of:=MID([.A1280]; FIND(&quot;#&quot;; [.A12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3758.ahk (2 hits)</text:p>
          </table:table-cell>
          <table:table-cell table:formula="of:=MID([.A1281]; FIND(&quot;#&quot;; [.A12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4019.ahk (2 hits)</text:p>
          </table:table-cell>
          <table:table-cell table:formula="of:=MID([.A1282]; FIND(&quot;#&quot;; [.A12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4135.ahk (2 hits)</text:p>
          </table:table-cell>
          <table:table-cell table:formula="of:=MID([.A1283]; FIND(&quot;#&quot;; [.A12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4415.ahk (2 hits)</text:p>
          </table:table-cell>
          <table:table-cell table:formula="of:=MID([.A1284]; FIND(&quot;#&quot;; [.A12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4556.ahk (2 hits)</text:p>
          </table:table-cell>
          <table:table-cell table:formula="of:=MID([.A1285]; FIND(&quot;#&quot;; [.A12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4629.ahk (2 hits)</text:p>
          </table:table-cell>
          <table:table-cell table:formula="of:=MID([.A1286]; FIND(&quot;#&quot;; [.A12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4925.ahk (2 hits)</text:p>
          </table:table-cell>
          <table:table-cell table:formula="of:=MID([.A1287]; FIND(&quot;#&quot;; [.A12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5107.ahk (2 hits)</text:p>
          </table:table-cell>
          <table:table-cell table:formula="of:=MID([.A1288]; FIND(&quot;#&quot;; [.A12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5217.ahk (2 hits)</text:p>
          </table:table-cell>
          <table:table-cell table:formula="of:=MID([.A1289]; FIND(&quot;#&quot;; [.A12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5455.ahk (2 hits)</text:p>
          </table:table-cell>
          <table:table-cell table:formula="of:=MID([.A1290]; FIND(&quot;#&quot;; [.A12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35547.ahk (2 hits)</text:p>
          </table:table-cell>
          <table:table-cell table:formula="of:=MID([.A1291]; FIND(&quot;#&quot;; [.A12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40134.ahk (2 hits)</text:p>
          </table:table-cell>
          <table:table-cell table:formula="of:=MID([.A1292]; FIND(&quot;#&quot;; [.A12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40239.ahk (2 hits)</text:p>
          </table:table-cell>
          <table:table-cell table:formula="of:=MID([.A1293]; FIND(&quot;#&quot;; [.A12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40356.ahk (2 hits)</text:p>
          </table:table-cell>
          <table:table-cell table:formula="of:=MID([.A1294]; FIND(&quot;#&quot;; [.A12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40514.ahk (2 hits)</text:p>
          </table:table-cell>
          <table:table-cell table:formula="of:=MID([.A1295]; FIND(&quot;#&quot;; [.A12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45618.ahk (2 hits)</text:p>
          </table:table-cell>
          <table:table-cell table:formula="of:=MID([.A1296]; FIND(&quot;#&quot;; [.A12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0029.ahk (2 hits)</text:p>
          </table:table-cell>
          <table:table-cell table:formula="of:=MID([.A1297]; FIND(&quot;#&quot;; [.A12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0418.ahk (2 hits)</text:p>
          </table:table-cell>
          <table:table-cell table:formula="of:=MID([.A1298]; FIND(&quot;#&quot;; [.A12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0446.ahk (2 hits)</text:p>
          </table:table-cell>
          <table:table-cell table:formula="of:=MID([.A1299]; FIND(&quot;#&quot;; [.A12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0532.ahk (2 hits)</text:p>
          </table:table-cell>
          <table:table-cell table:formula="of:=MID([.A1300]; FIND(&quot;#&quot;; [.A13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0648.ahk (2 hits)</text:p>
          </table:table-cell>
          <table:table-cell table:formula="of:=MID([.A1301]; FIND(&quot;#&quot;; [.A13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0936.ahk (2 hits)</text:p>
          </table:table-cell>
          <table:table-cell table:formula="of:=MID([.A1302]; FIND(&quot;#&quot;; [.A13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1027.ahk (2 hits)</text:p>
          </table:table-cell>
          <table:table-cell table:formula="of:=MID([.A1303]; FIND(&quot;#&quot;; [.A13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1121.ahk (2 hits)</text:p>
          </table:table-cell>
          <table:table-cell table:formula="of:=MID([.A1304]; FIND(&quot;#&quot;; [.A13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1134.ahk (2 hits)</text:p>
          </table:table-cell>
          <table:table-cell table:formula="of:=MID([.A1305]; FIND(&quot;#&quot;; [.A13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1225.ahk (2 hits)</text:p>
          </table:table-cell>
          <table:table-cell table:formula="of:=MID([.A1306]; FIND(&quot;#&quot;; [.A13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1258.ahk (2 hits)</text:p>
          </table:table-cell>
          <table:table-cell table:formula="of:=MID([.A1307]; FIND(&quot;#&quot;; [.A13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1325.ahk (2 hits)</text:p>
          </table:table-cell>
          <table:table-cell table:formula="of:=MID([.A1308]; FIND(&quot;#&quot;; [.A13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1429.ahk (2 hits)</text:p>
          </table:table-cell>
          <table:table-cell table:formula="of:=MID([.A1309]; FIND(&quot;#&quot;; [.A13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1510.ahk (2 hits)</text:p>
          </table:table-cell>
          <table:table-cell table:formula="of:=MID([.A1310]; FIND(&quot;#&quot;; [.A13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5339.ahk (2 hits)</text:p>
          </table:table-cell>
          <table:table-cell table:formula="of:=MID([.A1311]; FIND(&quot;#&quot;; [.A13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5500.ahk (2 hits)</text:p>
          </table:table-cell>
          <table:table-cell table:formula="of:=MID([.A1312]; FIND(&quot;#&quot;; [.A13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5622.ahk (2 hits)</text:p>
          </table:table-cell>
          <table:table-cell table:formula="of:=MID([.A1313]; FIND(&quot;#&quot;; [.A13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5915.ahk (2 hits)</text:p>
          </table:table-cell>
          <table:table-cell table:formula="of:=MID([.A1314]; FIND(&quot;#&quot;; [.A13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55951.ahk (2 hits)</text:p>
          </table:table-cell>
          <table:table-cell table:formula="of:=MID([.A1315]; FIND(&quot;#&quot;; [.A13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60255.ahk (2 hits)</text:p>
          </table:table-cell>
          <table:table-cell table:formula="of:=MID([.A1316]; FIND(&quot;#&quot;; [.A13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60502.ahk (2 hits)</text:p>
          </table:table-cell>
          <table:table-cell table:formula="of:=MID([.A1317]; FIND(&quot;#&quot;; [.A13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60553.ahk (2 hits)</text:p>
          </table:table-cell>
          <table:table-cell table:formula="of:=MID([.A1318]; FIND(&quot;#&quot;; [.A13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60741.ahk (2 hits)</text:p>
          </table:table-cell>
          <table:table-cell table:formula="of:=MID([.A1319]; FIND(&quot;#&quot;; [.A13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60810.ahk (2 hits)</text:p>
          </table:table-cell>
          <table:table-cell table:formula="of:=MID([.A1320]; FIND(&quot;#&quot;; [.A13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61005.ahk (2 hits)</text:p>
          </table:table-cell>
          <table:table-cell table:formula="of:=MID([.A1321]; FIND(&quot;#&quot;; [.A13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61228.ahk (2 hits)</text:p>
          </table:table-cell>
          <table:table-cell table:formula="of:=MID([.A1322]; FIND(&quot;#&quot;; [.A13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62732.ahk (2 hits)</text:p>
          </table:table-cell>
          <table:table-cell table:formula="of:=MID([.A1323]; FIND(&quot;#&quot;; [.A13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62939.ahk (2 hits)</text:p>
          </table:table-cell>
          <table:table-cell table:formula="of:=MID([.A1324]; FIND(&quot;#&quot;; [.A13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62940.ahk (2 hits)</text:p>
          </table:table-cell>
          <table:table-cell table:formula="of:=MID([.A1325]; FIND(&quot;#&quot;; [.A13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3543.ahk (2 hits)</text:p>
          </table:table-cell>
          <table:table-cell table:formula="of:=MID([.A1326]; FIND(&quot;#&quot;; [.A13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3559.ahk (2 hits)</text:p>
          </table:table-cell>
          <table:table-cell table:formula="of:=MID([.A1327]; FIND(&quot;#&quot;; [.A13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3644.ahk (2 hits)</text:p>
          </table:table-cell>
          <table:table-cell table:formula="of:=MID([.A1328]; FIND(&quot;#&quot;; [.A13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3741.ahk (2 hits)</text:p>
          </table:table-cell>
          <table:table-cell table:formula="of:=MID([.A1329]; FIND(&quot;#&quot;; [.A13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3811.ahk (2 hits)</text:p>
          </table:table-cell>
          <table:table-cell table:formula="of:=MID([.A1330]; FIND(&quot;#&quot;; [.A13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3835.ahk (2 hits)</text:p>
          </table:table-cell>
          <table:table-cell table:formula="of:=MID([.A1331]; FIND(&quot;#&quot;; [.A13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3844.ahk (2 hits)</text:p>
          </table:table-cell>
          <table:table-cell table:formula="of:=MID([.A1332]; FIND(&quot;#&quot;; [.A13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3853.ahk (2 hits)</text:p>
          </table:table-cell>
          <table:table-cell table:formula="of:=MID([.A1333]; FIND(&quot;#&quot;; [.A13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3900.ahk (2 hits)</text:p>
          </table:table-cell>
          <table:table-cell table:formula="of:=MID([.A1334]; FIND(&quot;#&quot;; [.A13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3907.ahk (2 hits)</text:p>
          </table:table-cell>
          <table:table-cell table:formula="of:=MID([.A1335]; FIND(&quot;#&quot;; [.A13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4039.ahk (2 hits)</text:p>
          </table:table-cell>
          <table:table-cell table:formula="of:=MID([.A1336]; FIND(&quot;#&quot;; [.A13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4231.ahk (2 hits)</text:p>
          </table:table-cell>
          <table:table-cell table:formula="of:=MID([.A1337]; FIND(&quot;#&quot;; [.A13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74509.ahk (2 hits)</text:p>
          </table:table-cell>
          <table:table-cell table:formula="of:=MID([.A1338]; FIND(&quot;#&quot;; [.A13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0133.ahk (2 hits)</text:p>
          </table:table-cell>
          <table:table-cell table:formula="of:=MID([.A1339]; FIND(&quot;#&quot;; [.A13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0145.ahk (2 hits)</text:p>
          </table:table-cell>
          <table:table-cell table:formula="of:=MID([.A1340]; FIND(&quot;#&quot;; [.A13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0159.ahk (2 hits)</text:p>
          </table:table-cell>
          <table:table-cell table:formula="of:=MID([.A1341]; FIND(&quot;#&quot;; [.A13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0311.ahk (2 hits)</text:p>
          </table:table-cell>
          <table:table-cell table:formula="of:=MID([.A1342]; FIND(&quot;#&quot;; [.A13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0354.ahk (2 hits)</text:p>
          </table:table-cell>
          <table:table-cell table:formula="of:=MID([.A1343]; FIND(&quot;#&quot;; [.A13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0450.ahk (2 hits)</text:p>
          </table:table-cell>
          <table:table-cell table:formula="of:=MID([.A1344]; FIND(&quot;#&quot;; [.A13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0917.ahk (2 hits)</text:p>
          </table:table-cell>
          <table:table-cell table:formula="of:=MID([.A1345]; FIND(&quot;#&quot;; [.A13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022.ahk (2 hits)</text:p>
          </table:table-cell>
          <table:table-cell table:formula="of:=MID([.A1346]; FIND(&quot;#&quot;; [.A13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145.ahk (2 hits)</text:p>
          </table:table-cell>
          <table:table-cell table:formula="of:=MID([.A1347]; FIND(&quot;#&quot;; [.A13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201.ahk (2 hits)</text:p>
          </table:table-cell>
          <table:table-cell table:formula="of:=MID([.A1348]; FIND(&quot;#&quot;; [.A13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328.ahk (2 hits)</text:p>
          </table:table-cell>
          <table:table-cell table:formula="of:=MID([.A1349]; FIND(&quot;#&quot;; [.A13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401.ahk (2 hits)</text:p>
          </table:table-cell>
          <table:table-cell table:formula="of:=MID([.A1350]; FIND(&quot;#&quot;; [.A13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452.ahk (2 hits)</text:p>
          </table:table-cell>
          <table:table-cell table:formula="of:=MID([.A1351]; FIND(&quot;#&quot;; [.A13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510.ahk (2 hits)</text:p>
          </table:table-cell>
          <table:table-cell table:formula="of:=MID([.A1352]; FIND(&quot;#&quot;; [.A13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549.ahk (2 hits)</text:p>
          </table:table-cell>
          <table:table-cell table:formula="of:=MID([.A1353]; FIND(&quot;#&quot;; [.A13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646.ahk (2 hits)</text:p>
          </table:table-cell>
          <table:table-cell table:formula="of:=MID([.A1354]; FIND(&quot;#&quot;; [.A13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751.ahk (2 hits)</text:p>
          </table:table-cell>
          <table:table-cell table:formula="of:=MID([.A1355]; FIND(&quot;#&quot;; [.A13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801.ahk (2 hits)</text:p>
          </table:table-cell>
          <table:table-cell table:formula="of:=MID([.A1356]; FIND(&quot;#&quot;; [.A13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820.ahk (2 hits)</text:p>
          </table:table-cell>
          <table:table-cell table:formula="of:=MID([.A1357]; FIND(&quot;#&quot;; [.A13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1842.ahk (2 hits)</text:p>
          </table:table-cell>
          <table:table-cell table:formula="of:=MID([.A1358]; FIND(&quot;#&quot;; [.A13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2220.ahk (2 hits)</text:p>
          </table:table-cell>
          <table:table-cell table:formula="of:=MID([.A1359]; FIND(&quot;#&quot;; [.A13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2232.ahk (2 hits)</text:p>
          </table:table-cell>
          <table:table-cell table:formula="of:=MID([.A1360]; FIND(&quot;#&quot;; [.A13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2451.ahk (2 hits)</text:p>
          </table:table-cell>
          <table:table-cell table:formula="of:=MID([.A1361]; FIND(&quot;#&quot;; [.A13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2610.ahk (2 hits)</text:p>
          </table:table-cell>
          <table:table-cell table:formula="of:=MID([.A1362]; FIND(&quot;#&quot;; [.A13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2804.ahk (2 hits)</text:p>
          </table:table-cell>
          <table:table-cell table:formula="of:=MID([.A1363]; FIND(&quot;#&quot;; [.A13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2859.ahk (2 hits)</text:p>
          </table:table-cell>
          <table:table-cell table:formula="of:=MID([.A1364]; FIND(&quot;#&quot;; [.A13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3339.ahk (2 hits)</text:p>
          </table:table-cell>
          <table:table-cell table:formula="of:=MID([.A1365]; FIND(&quot;#&quot;; [.A13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3626.ahk (2 hits)</text:p>
          </table:table-cell>
          <table:table-cell table:formula="of:=MID([.A1366]; FIND(&quot;#&quot;; [.A13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3704.ahk (2 hits)</text:p>
          </table:table-cell>
          <table:table-cell table:formula="of:=MID([.A1367]; FIND(&quot;#&quot;; [.A13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4614.ahk (2 hits)</text:p>
          </table:table-cell>
          <table:table-cell table:formula="of:=MID([.A1368]; FIND(&quot;#&quot;; [.A13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4713.ahk (2 hits)</text:p>
          </table:table-cell>
          <table:table-cell table:formula="of:=MID([.A1369]; FIND(&quot;#&quot;; [.A13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4832.ahk (2 hits)</text:p>
          </table:table-cell>
          <table:table-cell table:formula="of:=MID([.A1370]; FIND(&quot;#&quot;; [.A13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4932.ahk (2 hits)</text:p>
          </table:table-cell>
          <table:table-cell table:formula="of:=MID([.A1371]; FIND(&quot;#&quot;; [.A13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5126.ahk (2 hits)</text:p>
          </table:table-cell>
          <table:table-cell table:formula="of:=MID([.A1372]; FIND(&quot;#&quot;; [.A13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5429.ahk (2 hits)</text:p>
          </table:table-cell>
          <table:table-cell table:formula="of:=MID([.A1373]; FIND(&quot;#&quot;; [.A13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5515.ahk (2 hits)</text:p>
          </table:table-cell>
          <table:table-cell table:formula="of:=MID([.A1374]; FIND(&quot;#&quot;; [.A13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8185837.ahk (2 hits)</text:p>
          </table:table-cell>
          <table:table-cell table:formula="of:=MID([.A1375]; FIND(&quot;#&quot;; [.A13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1044.ahk (2 hits)</text:p>
          </table:table-cell>
          <table:table-cell table:formula="of:=MID([.A1376]; FIND(&quot;#&quot;; [.A13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1132.ahk (2 hits)</text:p>
          </table:table-cell>
          <table:table-cell table:formula="of:=MID([.A1377]; FIND(&quot;#&quot;; [.A13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1313.ahk (2 hits)</text:p>
          </table:table-cell>
          <table:table-cell table:formula="of:=MID([.A1378]; FIND(&quot;#&quot;; [.A13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1451.ahk (2 hits)</text:p>
          </table:table-cell>
          <table:table-cell table:formula="of:=MID([.A1379]; FIND(&quot;#&quot;; [.A13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1526.ahk (2 hits)</text:p>
          </table:table-cell>
          <table:table-cell table:formula="of:=MID([.A1380]; FIND(&quot;#&quot;; [.A13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1845.ahk (2 hits)</text:p>
          </table:table-cell>
          <table:table-cell table:formula="of:=MID([.A1381]; FIND(&quot;#&quot;; [.A13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1934.ahk (2 hits)</text:p>
          </table:table-cell>
          <table:table-cell table:formula="of:=MID([.A1382]; FIND(&quot;#&quot;; [.A13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2308.ahk (2 hits)</text:p>
          </table:table-cell>
          <table:table-cell table:formula="of:=MID([.A1383]; FIND(&quot;#&quot;; [.A13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2436.ahk (2 hits)</text:p>
          </table:table-cell>
          <table:table-cell table:formula="of:=MID([.A1384]; FIND(&quot;#&quot;; [.A13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2456.ahk (2 hits)</text:p>
          </table:table-cell>
          <table:table-cell table:formula="of:=MID([.A1385]; FIND(&quot;#&quot;; [.A13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2523.ahk (2 hits)</text:p>
          </table:table-cell>
          <table:table-cell table:formula="of:=MID([.A1386]; FIND(&quot;#&quot;; [.A13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2646.ahk (2 hits)</text:p>
          </table:table-cell>
          <table:table-cell table:formula="of:=MID([.A1387]; FIND(&quot;#&quot;; [.A13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2743.ahk (2 hits)</text:p>
          </table:table-cell>
          <table:table-cell table:formula="of:=MID([.A1388]; FIND(&quot;#&quot;; [.A13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2800.ahk (2 hits)</text:p>
          </table:table-cell>
          <table:table-cell table:formula="of:=MID([.A1389]; FIND(&quot;#&quot;; [.A13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3108.ahk (2 hits)</text:p>
          </table:table-cell>
          <table:table-cell table:formula="of:=MID([.A1390]; FIND(&quot;#&quot;; [.A13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3210.ahk (2 hits)</text:p>
          </table:table-cell>
          <table:table-cell table:formula="of:=MID([.A1391]; FIND(&quot;#&quot;; [.A13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3506.ahk (2 hits)</text:p>
          </table:table-cell>
          <table:table-cell table:formula="of:=MID([.A1392]; FIND(&quot;#&quot;; [.A13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3634.ahk (2 hits)</text:p>
          </table:table-cell>
          <table:table-cell table:formula="of:=MID([.A1393]; FIND(&quot;#&quot;; [.A13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3723.ahk (2 hits)</text:p>
          </table:table-cell>
          <table:table-cell table:formula="of:=MID([.A1394]; FIND(&quot;#&quot;; [.A13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4004.ahk (2 hits)</text:p>
          </table:table-cell>
          <table:table-cell table:formula="of:=MID([.A1395]; FIND(&quot;#&quot;; [.A13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4039.ahk (2 hits)</text:p>
          </table:table-cell>
          <table:table-cell table:formula="of:=MID([.A1396]; FIND(&quot;#&quot;; [.A13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4112.ahk (2 hits)</text:p>
          </table:table-cell>
          <table:table-cell table:formula="of:=MID([.A1397]; FIND(&quot;#&quot;; [.A13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4131.ahk (2 hits)</text:p>
          </table:table-cell>
          <table:table-cell table:formula="of:=MID([.A1398]; FIND(&quot;#&quot;; [.A13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4415.ahk (2 hits)</text:p>
          </table:table-cell>
          <table:table-cell table:formula="of:=MID([.A1399]; FIND(&quot;#&quot;; [.A13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4427.ahk (2 hits)</text:p>
          </table:table-cell>
          <table:table-cell table:formula="of:=MID([.A1400]; FIND(&quot;#&quot;; [.A14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4440.ahk (2 hits)</text:p>
          </table:table-cell>
          <table:table-cell table:formula="of:=MID([.A1401]; FIND(&quot;#&quot;; [.A14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4645.ahk (2 hits)</text:p>
          </table:table-cell>
          <table:table-cell table:formula="of:=MID([.A1402]; FIND(&quot;#&quot;; [.A14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4734.ahk (2 hits)</text:p>
          </table:table-cell>
          <table:table-cell table:formula="of:=MID([.A1403]; FIND(&quot;#&quot;; [.A14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5010.ahk (2 hits)</text:p>
          </table:table-cell>
          <table:table-cell table:formula="of:=MID([.A1404]; FIND(&quot;#&quot;; [.A14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45055.ahk (2 hits)</text:p>
          </table:table-cell>
          <table:table-cell table:formula="of:=MID([.A1405]; FIND(&quot;#&quot;; [.A14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0350.ahk (2 hits)</text:p>
          </table:table-cell>
          <table:table-cell table:formula="of:=MID([.A1406]; FIND(&quot;#&quot;; [.A14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0426.ahk (2 hits)</text:p>
          </table:table-cell>
          <table:table-cell table:formula="of:=MID([.A1407]; FIND(&quot;#&quot;; [.A14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0632.ahk (2 hits)</text:p>
          </table:table-cell>
          <table:table-cell table:formula="of:=MID([.A1408]; FIND(&quot;#&quot;; [.A14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0657.ahk (2 hits)</text:p>
          </table:table-cell>
          <table:table-cell table:formula="of:=MID([.A1409]; FIND(&quot;#&quot;; [.A14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1012.ahk (2 hits)</text:p>
          </table:table-cell>
          <table:table-cell table:formula="of:=MID([.A1410]; FIND(&quot;#&quot;; [.A14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1426.ahk (2 hits)</text:p>
          </table:table-cell>
          <table:table-cell table:formula="of:=MID([.A1411]; FIND(&quot;#&quot;; [.A14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1625.ahk (2 hits)</text:p>
          </table:table-cell>
          <table:table-cell table:formula="of:=MID([.A1412]; FIND(&quot;#&quot;; [.A14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1821.ahk (2 hits)</text:p>
          </table:table-cell>
          <table:table-cell table:formula="of:=MID([.A1413]; FIND(&quot;#&quot;; [.A14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1931.ahk (2 hits)</text:p>
          </table:table-cell>
          <table:table-cell table:formula="of:=MID([.A1414]; FIND(&quot;#&quot;; [.A14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2119.ahk (2 hits)</text:p>
          </table:table-cell>
          <table:table-cell table:formula="of:=MID([.A1415]; FIND(&quot;#&quot;; [.A14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2304.ahk (2 hits)</text:p>
          </table:table-cell>
          <table:table-cell table:formula="of:=MID([.A1416]; FIND(&quot;#&quot;; [.A14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2528.ahk (2 hits)</text:p>
          </table:table-cell>
          <table:table-cell table:formula="of:=MID([.A1417]; FIND(&quot;#&quot;; [.A14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2614.ahk (2 hits)</text:p>
          </table:table-cell>
          <table:table-cell table:formula="of:=MID([.A1418]; FIND(&quot;#&quot;; [.A14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3404.ahk (2 hits)</text:p>
          </table:table-cell>
          <table:table-cell table:formula="of:=MID([.A1419]; FIND(&quot;#&quot;; [.A14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3617.ahk (2 hits)</text:p>
          </table:table-cell>
          <table:table-cell table:formula="of:=MID([.A1420]; FIND(&quot;#&quot;; [.A14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53703.ahk (2 hits)</text:p>
          </table:table-cell>
          <table:table-cell table:formula="of:=MID([.A1421]; FIND(&quot;#&quot;; [.A14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63643.ahk (2 hits)</text:p>
          </table:table-cell>
          <table:table-cell table:formula="of:=MID([.A1422]; FIND(&quot;#&quot;; [.A14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64645.ahk (2 hits)</text:p>
          </table:table-cell>
          <table:table-cell table:formula="of:=MID([.A1423]; FIND(&quot;#&quot;; [.A14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65238.ahk (2 hits)</text:p>
          </table:table-cell>
          <table:table-cell table:formula="of:=MID([.A1424]; FIND(&quot;#&quot;; [.A14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65344.ahk (3 hits)</text:p>
          </table:table-cell>
          <table:table-cell table:formula="of:=MID([.A1425]; FIND(&quot;#&quot;; [.A14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65826.ahk (3 hits)</text:p>
          </table:table-cell>
          <table:table-cell table:formula="of:=MID([.A1426]; FIND(&quot;#&quot;; [.A14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0414.ahk (3 hits)</text:p>
          </table:table-cell>
          <table:table-cell table:formula="of:=MID([.A1427]; FIND(&quot;#&quot;; [.A14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0502.ahk (3 hits)</text:p>
          </table:table-cell>
          <table:table-cell table:formula="of:=MID([.A1428]; FIND(&quot;#&quot;; [.A14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0744.ahk (4 hits)</text:p>
          </table:table-cell>
          <table:table-cell table:formula="of:=MID([.A1429]; FIND(&quot;#&quot;; [.A14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5308.ahk (4 hits)</text:p>
          </table:table-cell>
          <table:table-cell table:formula="of:=MID([.A1430]; FIND(&quot;#&quot;; [.A14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5337.ahk (4 hits)</text:p>
          </table:table-cell>
          <table:table-cell table:formula="of:=MID([.A1431]; FIND(&quot;#&quot;; [.A14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5339.ahk (4 hits)</text:p>
          </table:table-cell>
          <table:table-cell table:formula="of:=MID([.A1432]; FIND(&quot;#&quot;; [.A14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5406.ahk (4 hits)</text:p>
          </table:table-cell>
          <table:table-cell table:formula="of:=MID([.A1433]; FIND(&quot;#&quot;; [.A14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5419.ahk (4 hits)</text:p>
          </table:table-cell>
          <table:table-cell table:formula="of:=MID([.A1434]; FIND(&quot;#&quot;; [.A14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5422.ahk (4 hits)</text:p>
          </table:table-cell>
          <table:table-cell table:formula="of:=MID([.A1435]; FIND(&quot;#&quot;; [.A14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5452.ahk (4 hits)</text:p>
          </table:table-cell>
          <table:table-cell table:formula="of:=MID([.A1436]; FIND(&quot;#&quot;; [.A14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5536.ahk (4 hits)</text:p>
          </table:table-cell>
          <table:table-cell table:formula="of:=MID([.A1437]; FIND(&quot;#&quot;; [.A14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75556.ahk (4 hits)</text:p>
          </table:table-cell>
          <table:table-cell table:formula="of:=MID([.A1438]; FIND(&quot;#&quot;; [.A14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80132.ahk (4 hits)</text:p>
          </table:table-cell>
          <table:table-cell table:formula="of:=MID([.A1439]; FIND(&quot;#&quot;; [.A14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80213.ahk (4 hits)</text:p>
          </table:table-cell>
          <table:table-cell table:formula="of:=MID([.A1440]; FIND(&quot;#&quot;; [.A14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80300.ahk (4 hits)</text:p>
          </table:table-cell>
          <table:table-cell table:formula="of:=MID([.A1441]; FIND(&quot;#&quot;; [.A14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80351.ahk (4 hits)</text:p>
          </table:table-cell>
          <table:table-cell table:formula="of:=MID([.A1442]; FIND(&quot;#&quot;; [.A14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80450.ahk (4 hits)</text:p>
          </table:table-cell>
          <table:table-cell table:formula="of:=MID([.A1443]; FIND(&quot;#&quot;; [.A14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80549.ahk (4 hits)</text:p>
          </table:table-cell>
          <table:table-cell table:formula="of:=MID([.A1444]; FIND(&quot;#&quot;; [.A14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80735.ahk (4 hits)</text:p>
          </table:table-cell>
          <table:table-cell table:formula="of:=MID([.A1445]; FIND(&quot;#&quot;; [.A14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83957.ahk (4 hits)</text:p>
          </table:table-cell>
          <table:table-cell table:formula="of:=MID([.A1446]; FIND(&quot;#&quot;; [.A14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85110.ahk (4 hits)</text:p>
          </table:table-cell>
          <table:table-cell table:formula="of:=MID([.A1447]; FIND(&quot;#&quot;; [.A14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85603.ahk (4 hits)</text:p>
          </table:table-cell>
          <table:table-cell table:formula="of:=MID([.A1448]; FIND(&quot;#&quot;; [.A14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95137.ahk (4 hits)</text:p>
          </table:table-cell>
          <table:table-cell table:formula="of:=MID([.A1449]; FIND(&quot;#&quot;; [.A14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95155.ahk (4 hits)</text:p>
          </table:table-cell>
          <table:table-cell table:formula="of:=MID([.A1450]; FIND(&quot;#&quot;; [.A14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95213.ahk (4 hits)</text:p>
          </table:table-cell>
          <table:table-cell table:formula="of:=MID([.A1451]; FIND(&quot;#&quot;; [.A14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95238.ahk (4 hits)</text:p>
          </table:table-cell>
          <table:table-cell table:formula="of:=MID([.A1452]; FIND(&quot;#&quot;; [.A14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095515.ahk (4 hits)</text:p>
          </table:table-cell>
          <table:table-cell table:formula="of:=MID([.A1453]; FIND(&quot;#&quot;; [.A14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1520.ahk (4 hits)</text:p>
          </table:table-cell>
          <table:table-cell table:formula="of:=MID([.A1454]; FIND(&quot;#&quot;; [.A14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1542.ahk (4 hits)</text:p>
          </table:table-cell>
          <table:table-cell table:formula="of:=MID([.A1455]; FIND(&quot;#&quot;; [.A14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1556.ahk (4 hits)</text:p>
          </table:table-cell>
          <table:table-cell table:formula="of:=MID([.A1456]; FIND(&quot;#&quot;; [.A14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1652.ahk (4 hits)</text:p>
          </table:table-cell>
          <table:table-cell table:formula="of:=MID([.A1457]; FIND(&quot;#&quot;; [.A14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1758.ahk (4 hits)</text:p>
          </table:table-cell>
          <table:table-cell table:formula="of:=MID([.A1458]; FIND(&quot;#&quot;; [.A14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1825.ahk (4 hits)</text:p>
          </table:table-cell>
          <table:table-cell table:formula="of:=MID([.A1459]; FIND(&quot;#&quot;; [.A14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2256.ahk (4 hits)</text:p>
          </table:table-cell>
          <table:table-cell table:formula="of:=MID([.A1460]; FIND(&quot;#&quot;; [.A14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2420.ahk (4 hits)</text:p>
          </table:table-cell>
          <table:table-cell table:formula="of:=MID([.A1461]; FIND(&quot;#&quot;; [.A14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2505.ahk (4 hits)</text:p>
          </table:table-cell>
          <table:table-cell table:formula="of:=MID([.A1462]; FIND(&quot;#&quot;; [.A14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2551.ahk (4 hits)</text:p>
          </table:table-cell>
          <table:table-cell table:formula="of:=MID([.A1463]; FIND(&quot;#&quot;; [.A14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2634.ahk (4 hits)</text:p>
          </table:table-cell>
          <table:table-cell table:formula="of:=MID([.A1464]; FIND(&quot;#&quot;; [.A14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3045.ahk (4 hits)</text:p>
          </table:table-cell>
          <table:table-cell table:formula="of:=MID([.A1465]; FIND(&quot;#&quot;; [.A14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3229.ahk (4 hits)</text:p>
          </table:table-cell>
          <table:table-cell table:formula="of:=MID([.A1466]; FIND(&quot;#&quot;; [.A14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3256.ahk (4 hits)</text:p>
          </table:table-cell>
          <table:table-cell table:formula="of:=MID([.A1467]; FIND(&quot;#&quot;; [.A14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3518.ahk (4 hits)</text:p>
          </table:table-cell>
          <table:table-cell table:formula="of:=MID([.A1468]; FIND(&quot;#&quot;; [.A14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3711.ahk (4 hits)</text:p>
          </table:table-cell>
          <table:table-cell table:formula="of:=MID([.A1469]; FIND(&quot;#&quot;; [.A14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3808.ahk (4 hits)</text:p>
          </table:table-cell>
          <table:table-cell table:formula="of:=MID([.A1470]; FIND(&quot;#&quot;; [.A14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3926.ahk (4 hits)</text:p>
          </table:table-cell>
          <table:table-cell table:formula="of:=MID([.A1471]; FIND(&quot;#&quot;; [.A14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4049.ahk (4 hits)</text:p>
          </table:table-cell>
          <table:table-cell table:formula="of:=MID([.A1472]; FIND(&quot;#&quot;; [.A14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04128.ahk (4 hits)</text:p>
          </table:table-cell>
          <table:table-cell table:formula="of:=MID([.A1473]; FIND(&quot;#&quot;; [.A14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61351.ahk (4 hits)</text:p>
          </table:table-cell>
          <table:table-cell table:formula="of:=MID([.A1474]; FIND(&quot;#&quot;; [.A14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61558.ahk (4 hits)</text:p>
          </table:table-cell>
          <table:table-cell table:formula="of:=MID([.A1475]; FIND(&quot;#&quot;; [.A14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3636.ahk (4 hits)</text:p>
          </table:table-cell>
          <table:table-cell table:formula="of:=MID([.A1476]; FIND(&quot;#&quot;; [.A14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3657.ahk (4 hits)</text:p>
          </table:table-cell>
          <table:table-cell table:formula="of:=MID([.A1477]; FIND(&quot;#&quot;; [.A14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4224.ahk (4 hits)</text:p>
          </table:table-cell>
          <table:table-cell table:formula="of:=MID([.A1478]; FIND(&quot;#&quot;; [.A14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4504.ahk (4 hits)</text:p>
          </table:table-cell>
          <table:table-cell table:formula="of:=MID([.A1479]; FIND(&quot;#&quot;; [.A14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4525.ahk (4 hits)</text:p>
          </table:table-cell>
          <table:table-cell table:formula="of:=MID([.A1480]; FIND(&quot;#&quot;; [.A14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4654.ahk (4 hits)</text:p>
          </table:table-cell>
          <table:table-cell table:formula="of:=MID([.A1481]; FIND(&quot;#&quot;; [.A14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5049.ahk (4 hits)</text:p>
          </table:table-cell>
          <table:table-cell table:formula="of:=MID([.A1482]; FIND(&quot;#&quot;; [.A14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5113.ahk (4 hits)</text:p>
          </table:table-cell>
          <table:table-cell table:formula="of:=MID([.A1483]; FIND(&quot;#&quot;; [.A14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5206.ahk (4 hits)</text:p>
          </table:table-cell>
          <table:table-cell table:formula="of:=MID([.A1484]; FIND(&quot;#&quot;; [.A14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5301.ahk (4 hits)</text:p>
          </table:table-cell>
          <table:table-cell table:formula="of:=MID([.A1485]; FIND(&quot;#&quot;; [.A14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5332.ahk (4 hits)</text:p>
          </table:table-cell>
          <table:table-cell table:formula="of:=MID([.A1486]; FIND(&quot;#&quot;; [.A14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5418.ahk (4 hits)</text:p>
          </table:table-cell>
          <table:table-cell table:formula="of:=MID([.A1487]; FIND(&quot;#&quot;; [.A14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5542.ahk (4 hits)</text:p>
          </table:table-cell>
          <table:table-cell table:formula="of:=MID([.A1488]; FIND(&quot;#&quot;; [.A14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5615.ahk (4 hits)</text:p>
          </table:table-cell>
          <table:table-cell table:formula="of:=MID([.A1489]; FIND(&quot;#&quot;; [.A14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5802.ahk (4 hits)</text:p>
          </table:table-cell>
          <table:table-cell table:formula="of:=MID([.A1490]; FIND(&quot;#&quot;; [.A14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75830.ahk (4 hits)</text:p>
          </table:table-cell>
          <table:table-cell table:formula="of:=MID([.A1491]; FIND(&quot;#&quot;; [.A14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0158.ahk (4 hits)</text:p>
          </table:table-cell>
          <table:table-cell table:formula="of:=MID([.A1492]; FIND(&quot;#&quot;; [.A14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0255.ahk (4 hits)</text:p>
          </table:table-cell>
          <table:table-cell table:formula="of:=MID([.A1493]; FIND(&quot;#&quot;; [.A14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0345.ahk (4 hits)</text:p>
          </table:table-cell>
          <table:table-cell table:formula="of:=MID([.A1494]; FIND(&quot;#&quot;; [.A14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0412.ahk (4 hits)</text:p>
          </table:table-cell>
          <table:table-cell table:formula="of:=MID([.A1495]; FIND(&quot;#&quot;; [.A14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1155.ahk (4 hits)</text:p>
          </table:table-cell>
          <table:table-cell table:formula="of:=MID([.A1496]; FIND(&quot;#&quot;; [.A14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1232.ahk (4 hits)</text:p>
          </table:table-cell>
          <table:table-cell table:formula="of:=MID([.A1497]; FIND(&quot;#&quot;; [.A14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1318.ahk (4 hits)</text:p>
          </table:table-cell>
          <table:table-cell table:formula="of:=MID([.A1498]; FIND(&quot;#&quot;; [.A14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1413.ahk (4 hits)</text:p>
          </table:table-cell>
          <table:table-cell table:formula="of:=MID([.A1499]; FIND(&quot;#&quot;; [.A14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1427.ahk (4 hits)</text:p>
          </table:table-cell>
          <table:table-cell table:formula="of:=MID([.A1500]; FIND(&quot;#&quot;; [.A15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1519.ahk (4 hits)</text:p>
          </table:table-cell>
          <table:table-cell table:formula="of:=MID([.A1501]; FIND(&quot;#&quot;; [.A15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1646.ahk (4 hits)</text:p>
          </table:table-cell>
          <table:table-cell table:formula="of:=MID([.A1502]; FIND(&quot;#&quot;; [.A15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1725.ahk (4 hits)</text:p>
          </table:table-cell>
          <table:table-cell table:formula="of:=MID([.A1503]; FIND(&quot;#&quot;; [.A15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1801.ahk (4 hits)</text:p>
          </table:table-cell>
          <table:table-cell table:formula="of:=MID([.A1504]; FIND(&quot;#&quot;; [.A15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1852.ahk (4 hits)</text:p>
          </table:table-cell>
          <table:table-cell table:formula="of:=MID([.A1505]; FIND(&quot;#&quot;; [.A15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2424.ahk (4 hits)</text:p>
          </table:table-cell>
          <table:table-cell table:formula="of:=MID([.A1506]; FIND(&quot;#&quot;; [.A15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2534.ahk (4 hits)</text:p>
          </table:table-cell>
          <table:table-cell table:formula="of:=MID([.A1507]; FIND(&quot;#&quot;; [.A15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2738.ahk (4 hits)</text:p>
          </table:table-cell>
          <table:table-cell table:formula="of:=MID([.A1508]; FIND(&quot;#&quot;; [.A15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2802.ahk (4 hits)</text:p>
          </table:table-cell>
          <table:table-cell table:formula="of:=MID([.A1509]; FIND(&quot;#&quot;; [.A15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2843.ahk (4 hits)</text:p>
          </table:table-cell>
          <table:table-cell table:formula="of:=MID([.A1510]; FIND(&quot;#&quot;; [.A15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3111.ahk (4 hits)</text:p>
          </table:table-cell>
          <table:table-cell table:formula="of:=MID([.A1511]; FIND(&quot;#&quot;; [.A15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3142.ahk (4 hits)</text:p>
          </table:table-cell>
          <table:table-cell table:formula="of:=MID([.A1512]; FIND(&quot;#&quot;; [.A15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3235.ahk (4 hits)</text:p>
          </table:table-cell>
          <table:table-cell table:formula="of:=MID([.A1513]; FIND(&quot;#&quot;; [.A15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3719.ahk (4 hits)</text:p>
          </table:table-cell>
          <table:table-cell table:formula="of:=MID([.A1514]; FIND(&quot;#&quot;; [.A15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3903.ahk (4 hits)</text:p>
          </table:table-cell>
          <table:table-cell table:formula="of:=MID([.A1515]; FIND(&quot;#&quot;; [.A15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3945.ahk (4 hits)</text:p>
          </table:table-cell>
          <table:table-cell table:formula="of:=MID([.A1516]; FIND(&quot;#&quot;; [.A15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4202.ahk (4 hits)</text:p>
          </table:table-cell>
          <table:table-cell table:formula="of:=MID([.A1517]; FIND(&quot;#&quot;; [.A15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4316.ahk (4 hits)</text:p>
          </table:table-cell>
          <table:table-cell table:formula="of:=MID([.A1518]; FIND(&quot;#&quot;; [.A15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4517.ahk (4 hits)</text:p>
          </table:table-cell>
          <table:table-cell table:formula="of:=MID([.A1519]; FIND(&quot;#&quot;; [.A15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4901.ahk (4 hits)</text:p>
          </table:table-cell>
          <table:table-cell table:formula="of:=MID([.A1520]; FIND(&quot;#&quot;; [.A15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5036.ahk (4 hits)</text:p>
          </table:table-cell>
          <table:table-cell table:formula="of:=MID([.A1521]; FIND(&quot;#&quot;; [.A15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5210.ahk (4 hits)</text:p>
          </table:table-cell>
          <table:table-cell table:formula="of:=MID([.A1522]; FIND(&quot;#&quot;; [.A15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5251.ahk (4 hits)</text:p>
          </table:table-cell>
          <table:table-cell table:formula="of:=MID([.A1523]; FIND(&quot;#&quot;; [.A15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5600.ahk (4 hits)</text:p>
          </table:table-cell>
          <table:table-cell table:formula="of:=MID([.A1524]; FIND(&quot;#&quot;; [.A15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5721.ahk (4 hits)</text:p>
          </table:table-cell>
          <table:table-cell table:formula="of:=MID([.A1525]; FIND(&quot;#&quot;; [.A15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5844.ahk (4 hits)</text:p>
          </table:table-cell>
          <table:table-cell table:formula="of:=MID([.A1526]; FIND(&quot;#&quot;; [.A15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85930.ahk (4 hits)</text:p>
          </table:table-cell>
          <table:table-cell table:formula="of:=MID([.A1527]; FIND(&quot;#&quot;; [.A15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29190054.ahk (4 hits)</text:p>
          </table:table-cell>
          <table:table-cell table:formula="of:=MID([.A1528]; FIND(&quot;#&quot;; [.A15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1010.ahk (4 hits)</text:p>
          </table:table-cell>
          <table:table-cell table:formula="of:=MID([.A1529]; FIND(&quot;#&quot;; [.A15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1030.ahk (4 hits)</text:p>
          </table:table-cell>
          <table:table-cell table:formula="of:=MID([.A1530]; FIND(&quot;#&quot;; [.A15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1459.ahk (4 hits)</text:p>
          </table:table-cell>
          <table:table-cell table:formula="of:=MID([.A1531]; FIND(&quot;#&quot;; [.A15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1741.ahk (4 hits)</text:p>
          </table:table-cell>
          <table:table-cell table:formula="of:=MID([.A1532]; FIND(&quot;#&quot;; [.A15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2010.ahk (4 hits)</text:p>
          </table:table-cell>
          <table:table-cell table:formula="of:=MID([.A1533]; FIND(&quot;#&quot;; [.A15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2043.ahk (4 hits)</text:p>
          </table:table-cell>
          <table:table-cell table:formula="of:=MID([.A1534]; FIND(&quot;#&quot;; [.A15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2246.ahk (4 hits)</text:p>
          </table:table-cell>
          <table:table-cell table:formula="of:=MID([.A1535]; FIND(&quot;#&quot;; [.A15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2839.ahk (4 hits)</text:p>
          </table:table-cell>
          <table:table-cell table:formula="of:=MID([.A1536]; FIND(&quot;#&quot;; [.A15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3234.ahk (4 hits)</text:p>
          </table:table-cell>
          <table:table-cell table:formula="of:=MID([.A1537]; FIND(&quot;#&quot;; [.A15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5552.ahk (4 hits)</text:p>
          </table:table-cell>
          <table:table-cell table:formula="of:=MID([.A1538]; FIND(&quot;#&quot;; [.A15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5700.ahk (4 hits)</text:p>
          </table:table-cell>
          <table:table-cell table:formula="of:=MID([.A1539]; FIND(&quot;#&quot;; [.A15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65948.ahk (4 hits)</text:p>
          </table:table-cell>
          <table:table-cell table:formula="of:=MID([.A1540]; FIND(&quot;#&quot;; [.A15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75253.ahk (4 hits)</text:p>
          </table:table-cell>
          <table:table-cell table:formula="of:=MID([.A1541]; FIND(&quot;#&quot;; [.A15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75408.ahk (4 hits)</text:p>
          </table:table-cell>
          <table:table-cell table:formula="of:=MID([.A1542]; FIND(&quot;#&quot;; [.A15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75414.ahk (4 hits)</text:p>
          </table:table-cell>
          <table:table-cell table:formula="of:=MID([.A1543]; FIND(&quot;#&quot;; [.A15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75448.ahk (4 hits)</text:p>
          </table:table-cell>
          <table:table-cell table:formula="of:=MID([.A1544]; FIND(&quot;#&quot;; [.A15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75511.ahk (4 hits)</text:p>
          </table:table-cell>
          <table:table-cell table:formula="of:=MID([.A1545]; FIND(&quot;#&quot;; [.A15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75654.ahk (4 hits)</text:p>
          </table:table-cell>
          <table:table-cell table:formula="of:=MID([.A1546]; FIND(&quot;#&quot;; [.A15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75902.ahk (4 hits)</text:p>
          </table:table-cell>
          <table:table-cell table:formula="of:=MID([.A1547]; FIND(&quot;#&quot;; [.A15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1748.ahk (4 hits)</text:p>
          </table:table-cell>
          <table:table-cell table:formula="of:=MID([.A1548]; FIND(&quot;#&quot;; [.A15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1808.ahk (4 hits)</text:p>
          </table:table-cell>
          <table:table-cell table:formula="of:=MID([.A1549]; FIND(&quot;#&quot;; [.A15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2019.ahk (4 hits)</text:p>
          </table:table-cell>
          <table:table-cell table:formula="of:=MID([.A1550]; FIND(&quot;#&quot;; [.A15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2306.ahk (4 hits)</text:p>
          </table:table-cell>
          <table:table-cell table:formula="of:=MID([.A1551]; FIND(&quot;#&quot;; [.A15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2420.ahk (4 hits)</text:p>
          </table:table-cell>
          <table:table-cell table:formula="of:=MID([.A1552]; FIND(&quot;#&quot;; [.A15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2535.ahk (4 hits)</text:p>
          </table:table-cell>
          <table:table-cell table:formula="of:=MID([.A1553]; FIND(&quot;#&quot;; [.A15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2602.ahk (4 hits)</text:p>
          </table:table-cell>
          <table:table-cell table:formula="of:=MID([.A1554]; FIND(&quot;#&quot;; [.A15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2643.ahk (4 hits)</text:p>
          </table:table-cell>
          <table:table-cell table:formula="of:=MID([.A1555]; FIND(&quot;#&quot;; [.A15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2859.ahk (4 hits)</text:p>
          </table:table-cell>
          <table:table-cell table:formula="of:=MID([.A1556]; FIND(&quot;#&quot;; [.A15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3006.ahk (4 hits)</text:p>
          </table:table-cell>
          <table:table-cell table:formula="of:=MID([.A1557]; FIND(&quot;#&quot;; [.A15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3428.ahk (4 hits)</text:p>
          </table:table-cell>
          <table:table-cell table:formula="of:=MID([.A1558]; FIND(&quot;#&quot;; [.A15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3754.ahk (4 hits)</text:p>
          </table:table-cell>
          <table:table-cell table:formula="of:=MID([.A1559]; FIND(&quot;#&quot;; [.A15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3813.ahk (4 hits)</text:p>
          </table:table-cell>
          <table:table-cell table:formula="of:=MID([.A1560]; FIND(&quot;#&quot;; [.A15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3920.ahk (4 hits)</text:p>
          </table:table-cell>
          <table:table-cell table:formula="of:=MID([.A1561]; FIND(&quot;#&quot;; [.A15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3947.ahk (4 hits)</text:p>
          </table:table-cell>
          <table:table-cell table:formula="of:=MID([.A1562]; FIND(&quot;#&quot;; [.A15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257.ahk (4 hits)</text:p>
          </table:table-cell>
          <table:table-cell table:formula="of:=MID([.A1563]; FIND(&quot;#&quot;; [.A15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340.ahk (4 hits)</text:p>
          </table:table-cell>
          <table:table-cell table:formula="of:=MID([.A1564]; FIND(&quot;#&quot;; [.A15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409.ahk (4 hits)</text:p>
          </table:table-cell>
          <table:table-cell table:formula="of:=MID([.A1565]; FIND(&quot;#&quot;; [.A15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425.ahk (4 hits)</text:p>
          </table:table-cell>
          <table:table-cell table:formula="of:=MID([.A1566]; FIND(&quot;#&quot;; [.A15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438.ahk (4 hits)</text:p>
          </table:table-cell>
          <table:table-cell table:formula="of:=MID([.A1567]; FIND(&quot;#&quot;; [.A15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510.ahk (4 hits)</text:p>
          </table:table-cell>
          <table:table-cell table:formula="of:=MID([.A1568]; FIND(&quot;#&quot;; [.A15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538.ahk (4 hits)</text:p>
          </table:table-cell>
          <table:table-cell table:formula="of:=MID([.A1569]; FIND(&quot;#&quot;; [.A15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615.ahk (4 hits)</text:p>
          </table:table-cell>
          <table:table-cell table:formula="of:=MID([.A1570]; FIND(&quot;#&quot;; [.A15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703.ahk (4 hits)</text:p>
          </table:table-cell>
          <table:table-cell table:formula="of:=MID([.A1571]; FIND(&quot;#&quot;; [.A15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715.ahk (4 hits)</text:p>
          </table:table-cell>
          <table:table-cell table:formula="of:=MID([.A1572]; FIND(&quot;#&quot;; [.A15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734.ahk (4 hits)</text:p>
          </table:table-cell>
          <table:table-cell table:formula="of:=MID([.A1573]; FIND(&quot;#&quot;; [.A15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746.ahk (4 hits)</text:p>
          </table:table-cell>
          <table:table-cell table:formula="of:=MID([.A1574]; FIND(&quot;#&quot;; [.A15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927.ahk (4 hits)</text:p>
          </table:table-cell>
          <table:table-cell table:formula="of:=MID([.A1575]; FIND(&quot;#&quot;; [.A15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4951.ahk (4 hits)</text:p>
          </table:table-cell>
          <table:table-cell table:formula="of:=MID([.A1576]; FIND(&quot;#&quot;; [.A15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5020.ahk (4 hits)</text:p>
          </table:table-cell>
          <table:table-cell table:formula="of:=MID([.A1577]; FIND(&quot;#&quot;; [.A15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5238.ahk (4 hits)</text:p>
          </table:table-cell>
          <table:table-cell table:formula="of:=MID([.A1578]; FIND(&quot;#&quot;; [.A15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5323.ahk (4 hits)</text:p>
          </table:table-cell>
          <table:table-cell table:formula="of:=MID([.A1579]; FIND(&quot;#&quot;; [.A15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095353.ahk (4 hits)</text:p>
          </table:table-cell>
          <table:table-cell table:formula="of:=MID([.A1580]; FIND(&quot;#&quot;; [.A15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0102.ahk (4 hits)</text:p>
          </table:table-cell>
          <table:table-cell table:formula="of:=MID([.A1581]; FIND(&quot;#&quot;; [.A15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0330.ahk (4 hits)</text:p>
          </table:table-cell>
          <table:table-cell table:formula="of:=MID([.A1582]; FIND(&quot;#&quot;; [.A15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0348.ahk (4 hits)</text:p>
          </table:table-cell>
          <table:table-cell table:formula="of:=MID([.A1583]; FIND(&quot;#&quot;; [.A15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0712.ahk (4 hits)</text:p>
          </table:table-cell>
          <table:table-cell table:formula="of:=MID([.A1584]; FIND(&quot;#&quot;; [.A15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0729.ahk (4 hits)</text:p>
          </table:table-cell>
          <table:table-cell table:formula="of:=MID([.A1585]; FIND(&quot;#&quot;; [.A15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0754.ahk (4 hits)</text:p>
          </table:table-cell>
          <table:table-cell table:formula="of:=MID([.A1586]; FIND(&quot;#&quot;; [.A15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0834.ahk (4 hits)</text:p>
          </table:table-cell>
          <table:table-cell table:formula="of:=MID([.A1587]; FIND(&quot;#&quot;; [.A15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0858.ahk (4 hits)</text:p>
          </table:table-cell>
          <table:table-cell table:formula="of:=MID([.A1588]; FIND(&quot;#&quot;; [.A15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0936.ahk (4 hits)</text:p>
          </table:table-cell>
          <table:table-cell table:formula="of:=MID([.A1589]; FIND(&quot;#&quot;; [.A15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0957.ahk (4 hits)</text:p>
          </table:table-cell>
          <table:table-cell table:formula="of:=MID([.A1590]; FIND(&quot;#&quot;; [.A15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013.ahk (4 hits)</text:p>
          </table:table-cell>
          <table:table-cell table:formula="of:=MID([.A1591]; FIND(&quot;#&quot;; [.A15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133.ahk (4 hits)</text:p>
          </table:table-cell>
          <table:table-cell table:formula="of:=MID([.A1592]; FIND(&quot;#&quot;; [.A15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233.ahk (4 hits)</text:p>
          </table:table-cell>
          <table:table-cell table:formula="of:=MID([.A1593]; FIND(&quot;#&quot;; [.A15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349.ahk (4 hits)</text:p>
          </table:table-cell>
          <table:table-cell table:formula="of:=MID([.A1594]; FIND(&quot;#&quot;; [.A15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401.ahk (4 hits)</text:p>
          </table:table-cell>
          <table:table-cell table:formula="of:=MID([.A1595]; FIND(&quot;#&quot;; [.A15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520.ahk (4 hits)</text:p>
          </table:table-cell>
          <table:table-cell table:formula="of:=MID([.A1596]; FIND(&quot;#&quot;; [.A15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657.ahk (4 hits)</text:p>
          </table:table-cell>
          <table:table-cell table:formula="of:=MID([.A1597]; FIND(&quot;#&quot;; [.A15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714.ahk (4 hits)</text:p>
          </table:table-cell>
          <table:table-cell table:formula="of:=MID([.A1598]; FIND(&quot;#&quot;; [.A15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736.ahk (4 hits)</text:p>
          </table:table-cell>
          <table:table-cell table:formula="of:=MID([.A1599]; FIND(&quot;#&quot;; [.A15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808.ahk (4 hits)</text:p>
          </table:table-cell>
          <table:table-cell table:formula="of:=MID([.A1600]; FIND(&quot;#&quot;; [.A16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818.ahk (4 hits)</text:p>
          </table:table-cell>
          <table:table-cell table:formula="of:=MID([.A1601]; FIND(&quot;#&quot;; [.A16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828.ahk (4 hits)</text:p>
          </table:table-cell>
          <table:table-cell table:formula="of:=MID([.A1602]; FIND(&quot;#&quot;; [.A16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837.ahk (4 hits)</text:p>
          </table:table-cell>
          <table:table-cell table:formula="of:=MID([.A1603]; FIND(&quot;#&quot;; [.A16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853.ahk (4 hits)</text:p>
          </table:table-cell>
          <table:table-cell table:formula="of:=MID([.A1604]; FIND(&quot;#&quot;; [.A16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901.ahk (4 hits)</text:p>
          </table:table-cell>
          <table:table-cell table:formula="of:=MID([.A1605]; FIND(&quot;#&quot;; [.A16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908.ahk (4 hits)</text:p>
          </table:table-cell>
          <table:table-cell table:formula="of:=MID([.A1606]; FIND(&quot;#&quot;; [.A16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1917.ahk (4 hits)</text:p>
          </table:table-cell>
          <table:table-cell table:formula="of:=MID([.A1607]; FIND(&quot;#&quot;; [.A16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2020.ahk (4 hits)</text:p>
          </table:table-cell>
          <table:table-cell table:formula="of:=MID([.A1608]; FIND(&quot;#&quot;; [.A16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2100.ahk (4 hits)</text:p>
          </table:table-cell>
          <table:table-cell table:formula="of:=MID([.A1609]; FIND(&quot;#&quot;; [.A16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2304.ahk (4 hits)</text:p>
          </table:table-cell>
          <table:table-cell table:formula="of:=MID([.A1610]; FIND(&quot;#&quot;; [.A16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2541.ahk (4 hits)</text:p>
          </table:table-cell>
          <table:table-cell table:formula="of:=MID([.A1611]; FIND(&quot;#&quot;; [.A16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2702.ahk (4 hits)</text:p>
          </table:table-cell>
          <table:table-cell table:formula="of:=MID([.A1612]; FIND(&quot;#&quot;; [.A16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2827.ahk (4 hits)</text:p>
          </table:table-cell>
          <table:table-cell table:formula="of:=MID([.A1613]; FIND(&quot;#&quot;; [.A16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2847.ahk (4 hits)</text:p>
          </table:table-cell>
          <table:table-cell table:formula="of:=MID([.A1614]; FIND(&quot;#&quot;; [.A16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3051.ahk (4 hits)</text:p>
          </table:table-cell>
          <table:table-cell table:formula="of:=MID([.A1615]; FIND(&quot;#&quot;; [.A16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3534.ahk (4 hits)</text:p>
          </table:table-cell>
          <table:table-cell table:formula="of:=MID([.A1616]; FIND(&quot;#&quot;; [.A16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3545.ahk (4 hits)</text:p>
          </table:table-cell>
          <table:table-cell table:formula="of:=MID([.A1617]; FIND(&quot;#&quot;; [.A16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3604.ahk (4 hits)</text:p>
          </table:table-cell>
          <table:table-cell table:formula="of:=MID([.A1618]; FIND(&quot;#&quot;; [.A16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3636.ahk (4 hits)</text:p>
          </table:table-cell>
          <table:table-cell table:formula="of:=MID([.A1619]; FIND(&quot;#&quot;; [.A16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3812.ahk (4 hits)</text:p>
          </table:table-cell>
          <table:table-cell table:formula="of:=MID([.A1620]; FIND(&quot;#&quot;; [.A16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3945.ahk (4 hits)</text:p>
          </table:table-cell>
          <table:table-cell table:formula="of:=MID([.A1621]; FIND(&quot;#&quot;; [.A16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4201.ahk (4 hits)</text:p>
          </table:table-cell>
          <table:table-cell table:formula="of:=MID([.A1622]; FIND(&quot;#&quot;; [.A16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4238.ahk (4 hits)</text:p>
          </table:table-cell>
          <table:table-cell table:formula="of:=MID([.A1623]; FIND(&quot;#&quot;; [.A16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4258.ahk (4 hits)</text:p>
          </table:table-cell>
          <table:table-cell table:formula="of:=MID([.A1624]; FIND(&quot;#&quot;; [.A16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4515.ahk (4 hits)</text:p>
          </table:table-cell>
          <table:table-cell table:formula="of:=MID([.A1625]; FIND(&quot;#&quot;; [.A16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4609.ahk (4 hits)</text:p>
          </table:table-cell>
          <table:table-cell table:formula="of:=MID([.A1626]; FIND(&quot;#&quot;; [.A16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4723.ahk (4 hits)</text:p>
          </table:table-cell>
          <table:table-cell table:formula="of:=MID([.A1627]; FIND(&quot;#&quot;; [.A16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5058.ahk (4 hits)</text:p>
          </table:table-cell>
          <table:table-cell table:formula="of:=MID([.A1628]; FIND(&quot;#&quot;; [.A16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5236.ahk (4 hits)</text:p>
          </table:table-cell>
          <table:table-cell table:formula="of:=MID([.A1629]; FIND(&quot;#&quot;; [.A16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05501.ahk (4 hits)</text:p>
          </table:table-cell>
          <table:table-cell table:formula="of:=MID([.A1630]; FIND(&quot;#&quot;; [.A16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0545.ahk (4 hits)</text:p>
          </table:table-cell>
          <table:table-cell table:formula="of:=MID([.A1631]; FIND(&quot;#&quot;; [.A16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1049.ahk (4 hits)</text:p>
          </table:table-cell>
          <table:table-cell table:formula="of:=MID([.A1632]; FIND(&quot;#&quot;; [.A16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1059.ahk (4 hits)</text:p>
          </table:table-cell>
          <table:table-cell table:formula="of:=MID([.A1633]; FIND(&quot;#&quot;; [.A16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1209.ahk (4 hits)</text:p>
          </table:table-cell>
          <table:table-cell table:formula="of:=MID([.A1634]; FIND(&quot;#&quot;; [.A16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1525.ahk (4 hits)</text:p>
          </table:table-cell>
          <table:table-cell table:formula="of:=MID([.A1635]; FIND(&quot;#&quot;; [.A16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1827.ahk (4 hits)</text:p>
          </table:table-cell>
          <table:table-cell table:formula="of:=MID([.A1636]; FIND(&quot;#&quot;; [.A16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1911.ahk (4 hits)</text:p>
          </table:table-cell>
          <table:table-cell table:formula="of:=MID([.A1637]; FIND(&quot;#&quot;; [.A16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1940.ahk (4 hits)</text:p>
          </table:table-cell>
          <table:table-cell table:formula="of:=MID([.A1638]; FIND(&quot;#&quot;; [.A16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2023.ahk (4 hits)</text:p>
          </table:table-cell>
          <table:table-cell table:formula="of:=MID([.A1639]; FIND(&quot;#&quot;; [.A16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2211.ahk (4 hits)</text:p>
          </table:table-cell>
          <table:table-cell table:formula="of:=MID([.A1640]; FIND(&quot;#&quot;; [.A16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2606.ahk (4 hits)</text:p>
          </table:table-cell>
          <table:table-cell table:formula="of:=MID([.A1641]; FIND(&quot;#&quot;; [.A16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3000.ahk (4 hits)</text:p>
          </table:table-cell>
          <table:table-cell table:formula="of:=MID([.A1642]; FIND(&quot;#&quot;; [.A16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3114.ahk (4 hits)</text:p>
          </table:table-cell>
          <table:table-cell table:formula="of:=MID([.A1643]; FIND(&quot;#&quot;; [.A16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3517.ahk (4 hits)</text:p>
          </table:table-cell>
          <table:table-cell table:formula="of:=MID([.A1644]; FIND(&quot;#&quot;; [.A16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3525.ahk (4 hits)</text:p>
          </table:table-cell>
          <table:table-cell table:formula="of:=MID([.A1645]; FIND(&quot;#&quot;; [.A16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13828.ahk (4 hits)</text:p>
          </table:table-cell>
          <table:table-cell table:formula="of:=MID([.A1646]; FIND(&quot;#&quot;; [.A16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0622.ahk (4 hits)</text:p>
          </table:table-cell>
          <table:table-cell table:formula="of:=MID([.A1647]; FIND(&quot;#&quot;; [.A16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0707.ahk (4 hits)</text:p>
          </table:table-cell>
          <table:table-cell table:formula="of:=MID([.A1648]; FIND(&quot;#&quot;; [.A16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0831.ahk (4 hits)</text:p>
          </table:table-cell>
          <table:table-cell table:formula="of:=MID([.A1649]; FIND(&quot;#&quot;; [.A16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1107.ahk (4 hits)</text:p>
          </table:table-cell>
          <table:table-cell table:formula="of:=MID([.A1650]; FIND(&quot;#&quot;; [.A16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1243.ahk (4 hits)</text:p>
          </table:table-cell>
          <table:table-cell table:formula="of:=MID([.A1651]; FIND(&quot;#&quot;; [.A16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1550.ahk (4 hits)</text:p>
          </table:table-cell>
          <table:table-cell table:formula="of:=MID([.A1652]; FIND(&quot;#&quot;; [.A16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1631.ahk (4 hits)</text:p>
          </table:table-cell>
          <table:table-cell table:formula="of:=MID([.A1653]; FIND(&quot;#&quot;; [.A16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1745.ahk (4 hits)</text:p>
          </table:table-cell>
          <table:table-cell table:formula="of:=MID([.A1654]; FIND(&quot;#&quot;; [.A16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1935.ahk (4 hits)</text:p>
          </table:table-cell>
          <table:table-cell table:formula="of:=MID([.A1655]; FIND(&quot;#&quot;; [.A16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2419.ahk (4 hits)</text:p>
          </table:table-cell>
          <table:table-cell table:formula="of:=MID([.A1656]; FIND(&quot;#&quot;; [.A16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3125.ahk (4 hits)</text:p>
          </table:table-cell>
          <table:table-cell table:formula="of:=MID([.A1657]; FIND(&quot;#&quot;; [.A16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3301.ahk (4 hits)</text:p>
          </table:table-cell>
          <table:table-cell table:formula="of:=MID([.A1658]; FIND(&quot;#&quot;; [.A16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3522.ahk (4 hits)</text:p>
          </table:table-cell>
          <table:table-cell table:formula="of:=MID([.A1659]; FIND(&quot;#&quot;; [.A16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3951.ahk (4 hits)</text:p>
          </table:table-cell>
          <table:table-cell table:formula="of:=MID([.A1660]; FIND(&quot;#&quot;; [.A16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4219.ahk (4 hits)</text:p>
          </table:table-cell>
          <table:table-cell table:formula="of:=MID([.A1661]; FIND(&quot;#&quot;; [.A16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4516.ahk (4 hits)</text:p>
          </table:table-cell>
          <table:table-cell table:formula="of:=MID([.A1662]; FIND(&quot;#&quot;; [.A16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4612.ahk (4 hits)</text:p>
          </table:table-cell>
          <table:table-cell table:formula="of:=MID([.A1663]; FIND(&quot;#&quot;; [.A16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4825.ahk (4 hits)</text:p>
          </table:table-cell>
          <table:table-cell table:formula="of:=MID([.A1664]; FIND(&quot;#&quot;; [.A16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5135.ahk (4 hits)</text:p>
          </table:table-cell>
          <table:table-cell table:formula="of:=MID([.A1665]; FIND(&quot;#&quot;; [.A16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5449.ahk (4 hits)</text:p>
          </table:table-cell>
          <table:table-cell table:formula="of:=MID([.A1666]; FIND(&quot;#&quot;; [.A16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35535.ahk (4 hits)</text:p>
          </table:table-cell>
          <table:table-cell table:formula="of:=MID([.A1667]; FIND(&quot;#&quot;; [.A16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40639.ahk (4 hits)</text:p>
          </table:table-cell>
          <table:table-cell table:formula="of:=MID([.A1668]; FIND(&quot;#&quot;; [.A16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41030.ahk (4 hits)</text:p>
          </table:table-cell>
          <table:table-cell table:formula="of:=MID([.A1669]; FIND(&quot;#&quot;; [.A16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41228.ahk (4 hits)</text:p>
          </table:table-cell>
          <table:table-cell table:formula="of:=MID([.A1670]; FIND(&quot;#&quot;; [.A16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41235.ahk (4 hits)</text:p>
          </table:table-cell>
          <table:table-cell table:formula="of:=MID([.A1671]; FIND(&quot;#&quot;; [.A16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41400.ahk (4 hits)</text:p>
          </table:table-cell>
          <table:table-cell table:formula="of:=MID([.A1672]; FIND(&quot;#&quot;; [.A16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2703.ahk (4 hits)</text:p>
          </table:table-cell>
          <table:table-cell table:formula="of:=MID([.A1673]; FIND(&quot;#&quot;; [.A16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2902.ahk (4 hits)</text:p>
          </table:table-cell>
          <table:table-cell table:formula="of:=MID([.A1674]; FIND(&quot;#&quot;; [.A16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3026.ahk (4 hits)</text:p>
          </table:table-cell>
          <table:table-cell table:formula="of:=MID([.A1675]; FIND(&quot;#&quot;; [.A16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3122.ahk (4 hits)</text:p>
          </table:table-cell>
          <table:table-cell table:formula="of:=MID([.A1676]; FIND(&quot;#&quot;; [.A16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3136.ahk (4 hits)</text:p>
          </table:table-cell>
          <table:table-cell table:formula="of:=MID([.A1677]; FIND(&quot;#&quot;; [.A16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3151.ahk (4 hits)</text:p>
          </table:table-cell>
          <table:table-cell table:formula="of:=MID([.A1678]; FIND(&quot;#&quot;; [.A16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3332.ahk (4 hits)</text:p>
          </table:table-cell>
          <table:table-cell table:formula="of:=MID([.A1679]; FIND(&quot;#&quot;; [.A16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3425.ahk (4 hits)</text:p>
          </table:table-cell>
          <table:table-cell table:formula="of:=MID([.A1680]; FIND(&quot;#&quot;; [.A16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4116.ahk (3 hits)</text:p>
          </table:table-cell>
          <table:table-cell table:formula="of:=MID([.A1681]; FIND(&quot;#&quot;; [.A16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4211.ahk (3 hits)</text:p>
          </table:table-cell>
          <table:table-cell table:formula="of:=MID([.A1682]; FIND(&quot;#&quot;; [.A16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4239.ahk (3 hits)</text:p>
          </table:table-cell>
          <table:table-cell table:formula="of:=MID([.A1683]; FIND(&quot;#&quot;; [.A16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4501.ahk (3 hits)</text:p>
          </table:table-cell>
          <table:table-cell table:formula="of:=MID([.A1684]; FIND(&quot;#&quot;; [.A16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4521.ahk (3 hits)</text:p>
          </table:table-cell>
          <table:table-cell table:formula="of:=MID([.A1685]; FIND(&quot;#&quot;; [.A16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54755.ahk (3 hits)</text:p>
          </table:table-cell>
          <table:table-cell table:formula="of:=MID([.A1686]; FIND(&quot;#&quot;; [.A16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60103.ahk (3 hits)</text:p>
          </table:table-cell>
          <table:table-cell table:formula="of:=MID([.A1687]; FIND(&quot;#&quot;; [.A16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60327.ahk (3 hits)</text:p>
          </table:table-cell>
          <table:table-cell table:formula="of:=MID([.A1688]; FIND(&quot;#&quot;; [.A16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60433.ahk (3 hits)</text:p>
          </table:table-cell>
          <table:table-cell table:formula="of:=MID([.A1689]; FIND(&quot;#&quot;; [.A16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60714.ahk (3 hits)</text:p>
          </table:table-cell>
          <table:table-cell table:formula="of:=MID([.A1690]; FIND(&quot;#&quot;; [.A16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61059.ahk (3 hits)</text:p>
          </table:table-cell>
          <table:table-cell table:formula="of:=MID([.A1691]; FIND(&quot;#&quot;; [.A16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61327.ahk (3 hits)</text:p>
          </table:table-cell>
          <table:table-cell table:formula="of:=MID([.A1692]; FIND(&quot;#&quot;; [.A16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61410.ahk (3 hits)</text:p>
          </table:table-cell>
          <table:table-cell table:formula="of:=MID([.A1693]; FIND(&quot;#&quot;; [.A16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1534.ahk (3 hits)</text:p>
          </table:table-cell>
          <table:table-cell table:formula="of:=MID([.A1694]; FIND(&quot;#&quot;; [.A16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1738.ahk (3 hits)</text:p>
          </table:table-cell>
          <table:table-cell table:formula="of:=MID([.A1695]; FIND(&quot;#&quot;; [.A16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1900.ahk (3 hits)</text:p>
          </table:table-cell>
          <table:table-cell table:formula="of:=MID([.A1696]; FIND(&quot;#&quot;; [.A16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1912.ahk (3 hits)</text:p>
          </table:table-cell>
          <table:table-cell table:formula="of:=MID([.A1697]; FIND(&quot;#&quot;; [.A16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2130.ahk (3 hits)</text:p>
          </table:table-cell>
          <table:table-cell table:formula="of:=MID([.A1698]; FIND(&quot;#&quot;; [.A16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2306.ahk (3 hits)</text:p>
          </table:table-cell>
          <table:table-cell table:formula="of:=MID([.A1699]; FIND(&quot;#&quot;; [.A16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2447.ahk (3 hits)</text:p>
          </table:table-cell>
          <table:table-cell table:formula="of:=MID([.A1700]; FIND(&quot;#&quot;; [.A17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2651.ahk (3 hits)</text:p>
          </table:table-cell>
          <table:table-cell table:formula="of:=MID([.A1701]; FIND(&quot;#&quot;; [.A17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2855.ahk (3 hits)</text:p>
          </table:table-cell>
          <table:table-cell table:formula="of:=MID([.A1702]; FIND(&quot;#&quot;; [.A17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2928.ahk (3 hits)</text:p>
          </table:table-cell>
          <table:table-cell table:formula="of:=MID([.A1703]; FIND(&quot;#&quot;; [.A17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3044.ahk (3 hits)</text:p>
          </table:table-cell>
          <table:table-cell table:formula="of:=MID([.A1704]; FIND(&quot;#&quot;; [.A17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3709.ahk (3 hits)</text:p>
          </table:table-cell>
          <table:table-cell table:formula="of:=MID([.A1705]; FIND(&quot;#&quot;; [.A17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3836.ahk (3 hits)</text:p>
          </table:table-cell>
          <table:table-cell table:formula="of:=MID([.A1706]; FIND(&quot;#&quot;; [.A17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3936.ahk (3 hits)</text:p>
          </table:table-cell>
          <table:table-cell table:formula="of:=MID([.A1707]; FIND(&quot;#&quot;; [.A17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4106.ahk (3 hits)</text:p>
          </table:table-cell>
          <table:table-cell table:formula="of:=MID([.A1708]; FIND(&quot;#&quot;; [.A17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4216.ahk (3 hits)</text:p>
          </table:table-cell>
          <table:table-cell table:formula="of:=MID([.A1709]; FIND(&quot;#&quot;; [.A17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4706.ahk (3 hits)</text:p>
          </table:table-cell>
          <table:table-cell table:formula="of:=MID([.A1710]; FIND(&quot;#&quot;; [.A17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4825.ahk (3 hits)</text:p>
          </table:table-cell>
          <table:table-cell table:formula="of:=MID([.A1711]; FIND(&quot;#&quot;; [.A17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4904.ahk (3 hits)</text:p>
          </table:table-cell>
          <table:table-cell table:formula="of:=MID([.A1712]; FIND(&quot;#&quot;; [.A17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4932.ahk (3 hits)</text:p>
          </table:table-cell>
          <table:table-cell table:formula="of:=MID([.A1713]; FIND(&quot;#&quot;; [.A17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4956.ahk (3 hits)</text:p>
          </table:table-cell>
          <table:table-cell table:formula="of:=MID([.A1714]; FIND(&quot;#&quot;; [.A17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5236.ahk (3 hits)</text:p>
          </table:table-cell>
          <table:table-cell table:formula="of:=MID([.A1715]; FIND(&quot;#&quot;; [.A17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5408.ahk (3 hits)</text:p>
          </table:table-cell>
          <table:table-cell table:formula="of:=MID([.A1716]; FIND(&quot;#&quot;; [.A17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5440.ahk (3 hits)</text:p>
          </table:table-cell>
          <table:table-cell table:formula="of:=MID([.A1717]; FIND(&quot;#&quot;; [.A17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5622.ahk (3 hits)</text:p>
          </table:table-cell>
          <table:table-cell table:formula="of:=MID([.A1718]; FIND(&quot;#&quot;; [.A17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5716.ahk (3 hits)</text:p>
          </table:table-cell>
          <table:table-cell table:formula="of:=MID([.A1719]; FIND(&quot;#&quot;; [.A17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5800.ahk (3 hits)</text:p>
          </table:table-cell>
          <table:table-cell table:formula="of:=MID([.A1720]; FIND(&quot;#&quot;; [.A17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5815.ahk (3 hits)</text:p>
          </table:table-cell>
          <table:table-cell table:formula="of:=MID([.A1721]; FIND(&quot;#&quot;; [.A17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75847.ahk (3 hits)</text:p>
          </table:table-cell>
          <table:table-cell table:formula="of:=MID([.A1722]; FIND(&quot;#&quot;; [.A17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0247.ahk (3 hits)</text:p>
          </table:table-cell>
          <table:table-cell table:formula="of:=MID([.A1723]; FIND(&quot;#&quot;; [.A17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0637.ahk (3 hits)</text:p>
          </table:table-cell>
          <table:table-cell table:formula="of:=MID([.A1724]; FIND(&quot;#&quot;; [.A17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0749.ahk (3 hits)</text:p>
          </table:table-cell>
          <table:table-cell table:formula="of:=MID([.A1725]; FIND(&quot;#&quot;; [.A17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0859.ahk (3 hits)</text:p>
          </table:table-cell>
          <table:table-cell table:formula="of:=MID([.A1726]; FIND(&quot;#&quot;; [.A17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0921.ahk (3 hits)</text:p>
          </table:table-cell>
          <table:table-cell table:formula="of:=MID([.A1727]; FIND(&quot;#&quot;; [.A17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1440.ahk (3 hits)</text:p>
          </table:table-cell>
          <table:table-cell table:formula="of:=MID([.A1728]; FIND(&quot;#&quot;; [.A17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1923.ahk (3 hits)</text:p>
          </table:table-cell>
          <table:table-cell table:formula="of:=MID([.A1729]; FIND(&quot;#&quot;; [.A17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2041.ahk (3 hits)</text:p>
          </table:table-cell>
          <table:table-cell table:formula="of:=MID([.A1730]; FIND(&quot;#&quot;; [.A17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2154.ahk (3 hits)</text:p>
          </table:table-cell>
          <table:table-cell table:formula="of:=MID([.A1731]; FIND(&quot;#&quot;; [.A17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2258.ahk (3 hits)</text:p>
          </table:table-cell>
          <table:table-cell table:formula="of:=MID([.A1732]; FIND(&quot;#&quot;; [.A17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3003.ahk (3 hits)</text:p>
          </table:table-cell>
          <table:table-cell table:formula="of:=MID([.A1733]; FIND(&quot;#&quot;; [.A17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3435.ahk (3 hits)</text:p>
          </table:table-cell>
          <table:table-cell table:formula="of:=MID([.A1734]; FIND(&quot;#&quot;; [.A17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3620.ahk (3 hits)</text:p>
          </table:table-cell>
          <table:table-cell table:formula="of:=MID([.A1735]; FIND(&quot;#&quot;; [.A17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85832.ahk (3 hits)</text:p>
          </table:table-cell>
          <table:table-cell table:formula="of:=MID([.A1736]; FIND(&quot;#&quot;; [.A17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90057.ahk (3 hits)</text:p>
          </table:table-cell>
          <table:table-cell table:formula="of:=MID([.A1737]; FIND(&quot;#&quot;; [.A17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0930190122.ahk (3 hits)</text:p>
          </table:table-cell>
          <table:table-cell table:formula="of:=MID([.A1738]; FIND(&quot;#&quot;; [.A17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51410.ahk (3 hits)</text:p>
          </table:table-cell>
          <table:table-cell table:formula="of:=MID([.A1739]; FIND(&quot;#&quot;; [.A17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51627.ahk (3 hits)</text:p>
          </table:table-cell>
          <table:table-cell table:formula="of:=MID([.A1740]; FIND(&quot;#&quot;; [.A17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52034.ahk (3 hits)</text:p>
          </table:table-cell>
          <table:table-cell table:formula="of:=MID([.A1741]; FIND(&quot;#&quot;; [.A17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52118.ahk (3 hits)</text:p>
          </table:table-cell>
          <table:table-cell table:formula="of:=MID([.A1742]; FIND(&quot;#&quot;; [.A17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52139.ahk (3 hits)</text:p>
          </table:table-cell>
          <table:table-cell table:formula="of:=MID([.A1743]; FIND(&quot;#&quot;; [.A17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3244.ahk (3 hits)</text:p>
          </table:table-cell>
          <table:table-cell table:formula="of:=MID([.A1744]; FIND(&quot;#&quot;; [.A17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3939.ahk (3 hits)</text:p>
          </table:table-cell>
          <table:table-cell table:formula="of:=MID([.A1745]; FIND(&quot;#&quot;; [.A17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3959.ahk (3 hits)</text:p>
          </table:table-cell>
          <table:table-cell table:formula="of:=MID([.A1746]; FIND(&quot;#&quot;; [.A17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4032.ahk (3 hits)</text:p>
          </table:table-cell>
          <table:table-cell table:formula="of:=MID([.A1747]; FIND(&quot;#&quot;; [.A17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4205.ahk (3 hits)</text:p>
          </table:table-cell>
          <table:table-cell table:formula="of:=MID([.A1748]; FIND(&quot;#&quot;; [.A17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4257.ahk (3 hits)</text:p>
          </table:table-cell>
          <table:table-cell table:formula="of:=MID([.A1749]; FIND(&quot;#&quot;; [.A17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4301.ahk (3 hits)</text:p>
          </table:table-cell>
          <table:table-cell table:formula="of:=MID([.A1750]; FIND(&quot;#&quot;; [.A17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4303.ahk (3 hits)</text:p>
          </table:table-cell>
          <table:table-cell table:formula="of:=MID([.A1751]; FIND(&quot;#&quot;; [.A17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4305.ahk (3 hits)</text:p>
          </table:table-cell>
          <table:table-cell table:formula="of:=MID([.A1752]; FIND(&quot;#&quot;; [.A17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4549.ahk (3 hits)</text:p>
          </table:table-cell>
          <table:table-cell table:formula="of:=MID([.A1753]; FIND(&quot;#&quot;; [.A17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4551.ahk (3 hits)</text:p>
          </table:table-cell>
          <table:table-cell table:formula="of:=MID([.A1754]; FIND(&quot;#&quot;; [.A17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4637.ahk (3 hits)</text:p>
          </table:table-cell>
          <table:table-cell table:formula="of:=MID([.A1755]; FIND(&quot;#&quot;; [.A17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64758.ahk (3 hits)</text:p>
          </table:table-cell>
          <table:table-cell table:formula="of:=MID([.A1756]; FIND(&quot;#&quot;; [.A17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74439.ahk (3 hits)</text:p>
          </table:table-cell>
          <table:table-cell table:formula="of:=MID([.A1757]; FIND(&quot;#&quot;; [.A17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75830.ahk (3 hits)</text:p>
          </table:table-cell>
          <table:table-cell table:formula="of:=MID([.A1758]; FIND(&quot;#&quot;; [.A17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337.ahk (3 hits)</text:p>
          </table:table-cell>
          <table:table-cell table:formula="of:=MID([.A1759]; FIND(&quot;#&quot;; [.A17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408.ahk (3 hits)</text:p>
          </table:table-cell>
          <table:table-cell table:formula="of:=MID([.A1760]; FIND(&quot;#&quot;; [.A17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456.ahk (3 hits)</text:p>
          </table:table-cell>
          <table:table-cell table:formula="of:=MID([.A1761]; FIND(&quot;#&quot;; [.A17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525.ahk (3 hits)</text:p>
          </table:table-cell>
          <table:table-cell table:formula="of:=MID([.A1762]; FIND(&quot;#&quot;; [.A17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546.ahk (3 hits)</text:p>
          </table:table-cell>
          <table:table-cell table:formula="of:=MID([.A1763]; FIND(&quot;#&quot;; [.A17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554.ahk (3 hits)</text:p>
          </table:table-cell>
          <table:table-cell table:formula="of:=MID([.A1764]; FIND(&quot;#&quot;; [.A17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603.ahk (3 hits)</text:p>
          </table:table-cell>
          <table:table-cell table:formula="of:=MID([.A1765]; FIND(&quot;#&quot;; [.A17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647.ahk (3 hits)</text:p>
          </table:table-cell>
          <table:table-cell table:formula="of:=MID([.A1766]; FIND(&quot;#&quot;; [.A17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703.ahk (3 hits)</text:p>
          </table:table-cell>
          <table:table-cell table:formula="of:=MID([.A1767]; FIND(&quot;#&quot;; [.A17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717.ahk (3 hits)</text:p>
          </table:table-cell>
          <table:table-cell table:formula="of:=MID([.A1768]; FIND(&quot;#&quot;; [.A17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735.ahk (3 hits)</text:p>
          </table:table-cell>
          <table:table-cell table:formula="of:=MID([.A1769]; FIND(&quot;#&quot;; [.A17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747.ahk (3 hits)</text:p>
          </table:table-cell>
          <table:table-cell table:formula="of:=MID([.A1770]; FIND(&quot;#&quot;; [.A17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758.ahk (3 hits)</text:p>
          </table:table-cell>
          <table:table-cell table:formula="of:=MID([.A1771]; FIND(&quot;#&quot;; [.A17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820.ahk (3 hits)</text:p>
          </table:table-cell>
          <table:table-cell table:formula="of:=MID([.A1772]; FIND(&quot;#&quot;; [.A17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847.ahk (3 hits)</text:p>
          </table:table-cell>
          <table:table-cell table:formula="of:=MID([.A1773]; FIND(&quot;#&quot;; [.A17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856.ahk (3 hits)</text:p>
          </table:table-cell>
          <table:table-cell table:formula="of:=MID([.A1774]; FIND(&quot;#&quot;; [.A17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903.ahk (3 hits)</text:p>
          </table:table-cell>
          <table:table-cell table:formula="of:=MID([.A1775]; FIND(&quot;#&quot;; [.A17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917.ahk (3 hits)</text:p>
          </table:table-cell>
          <table:table-cell table:formula="of:=MID([.A1776]; FIND(&quot;#&quot;; [.A17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922.ahk (3 hits)</text:p>
          </table:table-cell>
          <table:table-cell table:formula="of:=MID([.A1777]; FIND(&quot;#&quot;; [.A17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927.ahk (3 hits)</text:p>
          </table:table-cell>
          <table:table-cell table:formula="of:=MID([.A1778]; FIND(&quot;#&quot;; [.A17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933.ahk (3 hits)</text:p>
          </table:table-cell>
          <table:table-cell table:formula="of:=MID([.A1779]; FIND(&quot;#&quot;; [.A17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938.ahk (3 hits)</text:p>
          </table:table-cell>
          <table:table-cell table:formula="of:=MID([.A1780]; FIND(&quot;#&quot;; [.A17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3943.ahk (3 hits)</text:p>
          </table:table-cell>
          <table:table-cell table:formula="of:=MID([.A1781]; FIND(&quot;#&quot;; [.A17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056.ahk (3 hits)</text:p>
          </table:table-cell>
          <table:table-cell table:formula="of:=MID([.A1782]; FIND(&quot;#&quot;; [.A17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123.ahk (3 hits)</text:p>
          </table:table-cell>
          <table:table-cell table:formula="of:=MID([.A1783]; FIND(&quot;#&quot;; [.A17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138.ahk (3 hits)</text:p>
          </table:table-cell>
          <table:table-cell table:formula="of:=MID([.A1784]; FIND(&quot;#&quot;; [.A17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355.ahk (3 hits)</text:p>
          </table:table-cell>
          <table:table-cell table:formula="of:=MID([.A1785]; FIND(&quot;#&quot;; [.A17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405.ahk (3 hits)</text:p>
          </table:table-cell>
          <table:table-cell table:formula="of:=MID([.A1786]; FIND(&quot;#&quot;; [.A17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522.ahk (3 hits)</text:p>
          </table:table-cell>
          <table:table-cell table:formula="of:=MID([.A1787]; FIND(&quot;#&quot;; [.A17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536.ahk (3 hits)</text:p>
          </table:table-cell>
          <table:table-cell table:formula="of:=MID([.A1788]; FIND(&quot;#&quot;; [.A17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545.ahk (3 hits)</text:p>
          </table:table-cell>
          <table:table-cell table:formula="of:=MID([.A1789]; FIND(&quot;#&quot;; [.A17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604.ahk (3 hits)</text:p>
          </table:table-cell>
          <table:table-cell table:formula="of:=MID([.A1790]; FIND(&quot;#&quot;; [.A17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608.ahk (3 hits)</text:p>
          </table:table-cell>
          <table:table-cell table:formula="of:=MID([.A1791]; FIND(&quot;#&quot;; [.A17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613.ahk (3 hits)</text:p>
          </table:table-cell>
          <table:table-cell table:formula="of:=MID([.A1792]; FIND(&quot;#&quot;; [.A17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746.ahk (3 hits)</text:p>
          </table:table-cell>
          <table:table-cell table:formula="of:=MID([.A1793]; FIND(&quot;#&quot;; [.A17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757.ahk (3 hits)</text:p>
          </table:table-cell>
          <table:table-cell table:formula="of:=MID([.A1794]; FIND(&quot;#&quot;; [.A17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822.ahk (3 hits)</text:p>
          </table:table-cell>
          <table:table-cell table:formula="of:=MID([.A1795]; FIND(&quot;#&quot;; [.A17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837.ahk (3 hits)</text:p>
          </table:table-cell>
          <table:table-cell table:formula="of:=MID([.A1796]; FIND(&quot;#&quot;; [.A17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851.ahk (3 hits)</text:p>
          </table:table-cell>
          <table:table-cell table:formula="of:=MID([.A1797]; FIND(&quot;#&quot;; [.A17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905.ahk (3 hits)</text:p>
          </table:table-cell>
          <table:table-cell table:formula="of:=MID([.A1798]; FIND(&quot;#&quot;; [.A17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4947.ahk (3 hits)</text:p>
          </table:table-cell>
          <table:table-cell table:formula="of:=MID([.A1799]; FIND(&quot;#&quot;; [.A17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5433.ahk (3 hits)</text:p>
          </table:table-cell>
          <table:table-cell table:formula="of:=MID([.A1800]; FIND(&quot;#&quot;; [.A18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5547.ahk (3 hits)</text:p>
          </table:table-cell>
          <table:table-cell table:formula="of:=MID([.A1801]; FIND(&quot;#&quot;; [.A18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5604.ahk (3 hits)</text:p>
          </table:table-cell>
          <table:table-cell table:formula="of:=MID([.A1802]; FIND(&quot;#&quot;; [.A18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5636.ahk (3 hits)</text:p>
          </table:table-cell>
          <table:table-cell table:formula="of:=MID([.A1803]; FIND(&quot;#&quot;; [.A18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5736.ahk (3 hits)</text:p>
          </table:table-cell>
          <table:table-cell table:formula="of:=MID([.A1804]; FIND(&quot;#&quot;; [.A18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5802.ahk (3 hits)</text:p>
          </table:table-cell>
          <table:table-cell table:formula="of:=MID([.A1805]; FIND(&quot;#&quot;; [.A18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5828.ahk (3 hits)</text:p>
          </table:table-cell>
          <table:table-cell table:formula="of:=MID([.A1806]; FIND(&quot;#&quot;; [.A18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5843.ahk (3 hits)</text:p>
          </table:table-cell>
          <table:table-cell table:formula="of:=MID([.A1807]; FIND(&quot;#&quot;; [.A18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85919.ahk (3 hits)</text:p>
          </table:table-cell>
          <table:table-cell table:formula="of:=MID([.A1808]; FIND(&quot;#&quot;; [.A18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0000.ahk (3 hits)</text:p>
          </table:table-cell>
          <table:table-cell table:formula="of:=MID([.A1809]; FIND(&quot;#&quot;; [.A18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0915.ahk (3 hits)</text:p>
          </table:table-cell>
          <table:table-cell table:formula="of:=MID([.A1810]; FIND(&quot;#&quot;; [.A18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1439.ahk (3 hits)</text:p>
          </table:table-cell>
          <table:table-cell table:formula="of:=MID([.A1811]; FIND(&quot;#&quot;; [.A18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1454.ahk (3 hits)</text:p>
          </table:table-cell>
          <table:table-cell table:formula="of:=MID([.A1812]; FIND(&quot;#&quot;; [.A18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1503.ahk (3 hits)</text:p>
          </table:table-cell>
          <table:table-cell table:formula="of:=MID([.A1813]; FIND(&quot;#&quot;; [.A18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1629.ahk (3 hits)</text:p>
          </table:table-cell>
          <table:table-cell table:formula="of:=MID([.A1814]; FIND(&quot;#&quot;; [.A18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1647.ahk (3 hits)</text:p>
          </table:table-cell>
          <table:table-cell table:formula="of:=MID([.A1815]; FIND(&quot;#&quot;; [.A18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1654.ahk (3 hits)</text:p>
          </table:table-cell>
          <table:table-cell table:formula="of:=MID([.A1816]; FIND(&quot;#&quot;; [.A18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1715.ahk (3 hits)</text:p>
          </table:table-cell>
          <table:table-cell table:formula="of:=MID([.A1817]; FIND(&quot;#&quot;; [.A18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1828.ahk (3 hits)</text:p>
          </table:table-cell>
          <table:table-cell table:formula="of:=MID([.A1818]; FIND(&quot;#&quot;; [.A18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1904.ahk (3 hits)</text:p>
          </table:table-cell>
          <table:table-cell table:formula="of:=MID([.A1819]; FIND(&quot;#&quot;; [.A18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1925.ahk (3 hits)</text:p>
          </table:table-cell>
          <table:table-cell table:formula="of:=MID([.A1820]; FIND(&quot;#&quot;; [.A18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2317.ahk (3 hits)</text:p>
          </table:table-cell>
          <table:table-cell table:formula="of:=MID([.A1821]; FIND(&quot;#&quot;; [.A18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2337.ahk (3 hits)</text:p>
          </table:table-cell>
          <table:table-cell table:formula="of:=MID([.A1822]; FIND(&quot;#&quot;; [.A18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2439.ahk (3 hits)</text:p>
          </table:table-cell>
          <table:table-cell table:formula="of:=MID([.A1823]; FIND(&quot;#&quot;; [.A18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2517.ahk (3 hits)</text:p>
          </table:table-cell>
          <table:table-cell table:formula="of:=MID([.A1824]; FIND(&quot;#&quot;; [.A18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2830.ahk (3 hits)</text:p>
          </table:table-cell>
          <table:table-cell table:formula="of:=MID([.A1825]; FIND(&quot;#&quot;; [.A18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2902.ahk (3 hits)</text:p>
          </table:table-cell>
          <table:table-cell table:formula="of:=MID([.A1826]; FIND(&quot;#&quot;; [.A18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2943.ahk (3 hits)</text:p>
          </table:table-cell>
          <table:table-cell table:formula="of:=MID([.A1827]; FIND(&quot;#&quot;; [.A18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3014.ahk (3 hits)</text:p>
          </table:table-cell>
          <table:table-cell table:formula="of:=MID([.A1828]; FIND(&quot;#&quot;; [.A18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3052.ahk (3 hits)</text:p>
          </table:table-cell>
          <table:table-cell table:formula="of:=MID([.A1829]; FIND(&quot;#&quot;; [.A18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3125.ahk (3 hits)</text:p>
          </table:table-cell>
          <table:table-cell table:formula="of:=MID([.A1830]; FIND(&quot;#&quot;; [.A18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3213.ahk (3 hits)</text:p>
          </table:table-cell>
          <table:table-cell table:formula="of:=MID([.A1831]; FIND(&quot;#&quot;; [.A18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3306.ahk (3 hits)</text:p>
          </table:table-cell>
          <table:table-cell table:formula="of:=MID([.A1832]; FIND(&quot;#&quot;; [.A18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3419.ahk (3 hits)</text:p>
          </table:table-cell>
          <table:table-cell table:formula="of:=MID([.A1833]; FIND(&quot;#&quot;; [.A18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3510.ahk (3 hits)</text:p>
          </table:table-cell>
          <table:table-cell table:formula="of:=MID([.A1834]; FIND(&quot;#&quot;; [.A18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3556.ahk (3 hits)</text:p>
          </table:table-cell>
          <table:table-cell table:formula="of:=MID([.A1835]; FIND(&quot;#&quot;; [.A18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3630.ahk (3 hits)</text:p>
          </table:table-cell>
          <table:table-cell table:formula="of:=MID([.A1836]; FIND(&quot;#&quot;; [.A18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3714.ahk (3 hits)</text:p>
          </table:table-cell>
          <table:table-cell table:formula="of:=MID([.A1837]; FIND(&quot;#&quot;; [.A18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3815.ahk (3 hits)</text:p>
          </table:table-cell>
          <table:table-cell table:formula="of:=MID([.A1838]; FIND(&quot;#&quot;; [.A18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116.ahk (3 hits)</text:p>
          </table:table-cell>
          <table:table-cell table:formula="of:=MID([.A1839]; FIND(&quot;#&quot;; [.A18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203.ahk (3 hits)</text:p>
          </table:table-cell>
          <table:table-cell table:formula="of:=MID([.A1840]; FIND(&quot;#&quot;; [.A18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218.ahk (3 hits)</text:p>
          </table:table-cell>
          <table:table-cell table:formula="of:=MID([.A1841]; FIND(&quot;#&quot;; [.A18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234.ahk (3 hits)</text:p>
          </table:table-cell>
          <table:table-cell table:formula="of:=MID([.A1842]; FIND(&quot;#&quot;; [.A18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258.ahk (3 hits)</text:p>
          </table:table-cell>
          <table:table-cell table:formula="of:=MID([.A1843]; FIND(&quot;#&quot;; [.A18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354.ahk (3 hits)</text:p>
          </table:table-cell>
          <table:table-cell table:formula="of:=MID([.A1844]; FIND(&quot;#&quot;; [.A18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401.ahk (3 hits)</text:p>
          </table:table-cell>
          <table:table-cell table:formula="of:=MID([.A1845]; FIND(&quot;#&quot;; [.A18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637.ahk (3 hits)</text:p>
          </table:table-cell>
          <table:table-cell table:formula="of:=MID([.A1846]; FIND(&quot;#&quot;; [.A18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659.ahk (3 hits)</text:p>
          </table:table-cell>
          <table:table-cell table:formula="of:=MID([.A1847]; FIND(&quot;#&quot;; [.A18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732.ahk (3 hits)</text:p>
          </table:table-cell>
          <table:table-cell table:formula="of:=MID([.A1848]; FIND(&quot;#&quot;; [.A18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757.ahk (3 hits)</text:p>
          </table:table-cell>
          <table:table-cell table:formula="of:=MID([.A1849]; FIND(&quot;#&quot;; [.A18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4814.ahk (3 hits)</text:p>
          </table:table-cell>
          <table:table-cell table:formula="of:=MID([.A1850]; FIND(&quot;#&quot;; [.A18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023.ahk (3 hits)</text:p>
          </table:table-cell>
          <table:table-cell table:formula="of:=MID([.A1851]; FIND(&quot;#&quot;; [.A18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301.ahk (3 hits)</text:p>
          </table:table-cell>
          <table:table-cell table:formula="of:=MID([.A1852]; FIND(&quot;#&quot;; [.A18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330 copy_20251001105623.ahk (3 hits)</text:p>
          </table:table-cell>
          <table:table-cell table:formula="of:=MID([.A1853]; FIND(&quot;#&quot;; [.A18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330 copy_20251001105641.ahk (3 hits)</text:p>
          </table:table-cell>
          <table:table-cell table:formula="of:=MID([.A1854]; FIND(&quot;#&quot;; [.A18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330 copy_20251001105706.ahk (4 hits)</text:p>
          </table:table-cell>
          <table:table-cell table:formula="of:=MID([.A1855]; FIND(&quot;#&quot;; [.A18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330 copy_20251001105738.ahk (4 hits)</text:p>
          </table:table-cell>
          <table:table-cell table:formula="of:=MID([.A1856]; FIND(&quot;#&quot;; [.A18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330.ahk (3 hits)</text:p>
          </table:table-cell>
          <table:table-cell table:formula="of:=MID([.A1857]; FIND(&quot;#&quot;; [.A18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358.ahk (3 hits)</text:p>
          </table:table-cell>
          <table:table-cell table:formula="of:=MID([.A1858]; FIND(&quot;#&quot;; [.A18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447.ahk (3 hits)</text:p>
          </table:table-cell>
          <table:table-cell table:formula="of:=MID([.A1859]; FIND(&quot;#&quot;; [.A18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537.ahk (3 hits)</text:p>
          </table:table-cell>
          <table:table-cell table:formula="of:=MID([.A1860]; FIND(&quot;#&quot;; [.A18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820.ahk (3 hits)</text:p>
          </table:table-cell>
          <table:table-cell table:formula="of:=MID([.A1861]; FIND(&quot;#&quot;; [.A18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095837.ahk (3 hits)</text:p>
          </table:table-cell>
          <table:table-cell table:formula="of:=MID([.A1862]; FIND(&quot;#&quot;; [.A18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0018.ahk (3 hits)</text:p>
          </table:table-cell>
          <table:table-cell table:formula="of:=MID([.A1863]; FIND(&quot;#&quot;; [.A18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0156.ahk (3 hits)</text:p>
          </table:table-cell>
          <table:table-cell table:formula="of:=MID([.A1864]; FIND(&quot;#&quot;; [.A18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0225.ahk (3 hits)</text:p>
          </table:table-cell>
          <table:table-cell table:formula="of:=MID([.A1865]; FIND(&quot;#&quot;; [.A18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0241.ahk (3 hits)</text:p>
          </table:table-cell>
          <table:table-cell table:formula="of:=MID([.A1866]; FIND(&quot;#&quot;; [.A18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0452.ahk (3 hits)</text:p>
          </table:table-cell>
          <table:table-cell table:formula="of:=MID([.A1867]; FIND(&quot;#&quot;; [.A18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0459.ahk (3 hits)</text:p>
          </table:table-cell>
          <table:table-cell table:formula="of:=MID([.A1868]; FIND(&quot;#&quot;; [.A18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0517.ahk (3 hits)</text:p>
          </table:table-cell>
          <table:table-cell table:formula="of:=MID([.A1869]; FIND(&quot;#&quot;; [.A18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1107.ahk (3 hits)</text:p>
          </table:table-cell>
          <table:table-cell table:formula="of:=MID([.A1870]; FIND(&quot;#&quot;; [.A18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1130.ahk (3 hits)</text:p>
          </table:table-cell>
          <table:table-cell table:formula="of:=MID([.A1871]; FIND(&quot;#&quot;; [.A18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1202.ahk (3 hits)</text:p>
          </table:table-cell>
          <table:table-cell table:formula="of:=MID([.A1872]; FIND(&quot;#&quot;; [.A18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1231.ahk (3 hits)</text:p>
          </table:table-cell>
          <table:table-cell table:formula="of:=MID([.A1873]; FIND(&quot;#&quot;; [.A18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1305.ahk (3 hits)</text:p>
          </table:table-cell>
          <table:table-cell table:formula="of:=MID([.A1874]; FIND(&quot;#&quot;; [.A18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1325.ahk (3 hits)</text:p>
          </table:table-cell>
          <table:table-cell table:formula="of:=MID([.A1875]; FIND(&quot;#&quot;; [.A18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1434.ahk (3 hits)</text:p>
          </table:table-cell>
          <table:table-cell table:formula="of:=MID([.A1876]; FIND(&quot;#&quot;; [.A18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1520.ahk (3 hits)</text:p>
          </table:table-cell>
          <table:table-cell table:formula="of:=MID([.A1877]; FIND(&quot;#&quot;; [.A18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1704.ahk (3 hits)</text:p>
          </table:table-cell>
          <table:table-cell table:formula="of:=MID([.A1878]; FIND(&quot;#&quot;; [.A18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2200.ahk (3 hits)</text:p>
          </table:table-cell>
          <table:table-cell table:formula="of:=MID([.A1879]; FIND(&quot;#&quot;; [.A18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2234.ahk (3 hits)</text:p>
          </table:table-cell>
          <table:table-cell table:formula="of:=MID([.A1880]; FIND(&quot;#&quot;; [.A18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2255.ahk (3 hits)</text:p>
          </table:table-cell>
          <table:table-cell table:formula="of:=MID([.A1881]; FIND(&quot;#&quot;; [.A18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2314.ahk (3 hits)</text:p>
          </table:table-cell>
          <table:table-cell table:formula="of:=MID([.A1882]; FIND(&quot;#&quot;; [.A18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2333.ahk (3 hits)</text:p>
          </table:table-cell>
          <table:table-cell table:formula="of:=MID([.A1883]; FIND(&quot;#&quot;; [.A18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2742.ahk (3 hits)</text:p>
          </table:table-cell>
          <table:table-cell table:formula="of:=MID([.A1884]; FIND(&quot;#&quot;; [.A18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2834.ahk (3 hits)</text:p>
          </table:table-cell>
          <table:table-cell table:formula="of:=MID([.A1885]; FIND(&quot;#&quot;; [.A18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3015 copy_20251001105155.ahk (3 hits)</text:p>
          </table:table-cell>
          <table:table-cell table:formula="of:=MID([.A1886]; FIND(&quot;#&quot;; [.A18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3015 copy_20251001105225.ahk (3 hits)</text:p>
          </table:table-cell>
          <table:table-cell table:formula="of:=MID([.A1887]; FIND(&quot;#&quot;; [.A18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3015 copy.ahk (3 hits)</text:p>
          </table:table-cell>
          <table:table-cell table:formula="of:=MID([.A1888]; FIND(&quot;#&quot;; [.A18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3015.ahk (3 hits)</text:p>
          </table:table-cell>
          <table:table-cell table:formula="of:=MID([.A1889]; FIND(&quot;#&quot;; [.A18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3637.ahk (4 hits)</text:p>
          </table:table-cell>
          <table:table-cell table:formula="of:=MID([.A1890]; FIND(&quot;#&quot;; [.A18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3831.ahk (4 hits)</text:p>
          </table:table-cell>
          <table:table-cell table:formula="of:=MID([.A1891]; FIND(&quot;#&quot;; [.A18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4017.ahk (4 hits)</text:p>
          </table:table-cell>
          <table:table-cell table:formula="of:=MID([.A1892]; FIND(&quot;#&quot;; [.A18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4029.ahk (4 hits)</text:p>
          </table:table-cell>
          <table:table-cell table:formula="of:=MID([.A1893]; FIND(&quot;#&quot;; [.A18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4203.ahk (4 hits)</text:p>
          </table:table-cell>
          <table:table-cell table:formula="of:=MID([.A1894]; FIND(&quot;#&quot;; [.A18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4303.ahk (4 hits)</text:p>
          </table:table-cell>
          <table:table-cell table:formula="of:=MID([.A1895]; FIND(&quot;#&quot;; [.A18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4347.ahk (4 hits)</text:p>
          </table:table-cell>
          <table:table-cell table:formula="of:=MID([.A1896]; FIND(&quot;#&quot;; [.A18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4415.ahk (4 hits)</text:p>
          </table:table-cell>
          <table:table-cell table:formula="of:=MID([.A1897]; FIND(&quot;#&quot;; [.A18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4749.ahk (4 hits)</text:p>
          </table:table-cell>
          <table:table-cell table:formula="of:=MID([.A1898]; FIND(&quot;#&quot;; [.A18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4927.ahk (4 hits)</text:p>
          </table:table-cell>
          <table:table-cell table:formula="of:=MID([.A1899]; FIND(&quot;#&quot;; [.A18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4941.ahk (4 hits)</text:p>
          </table:table-cell>
          <table:table-cell table:formula="of:=MID([.A1900]; FIND(&quot;#&quot;; [.A19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4950.ahk (4 hits)</text:p>
          </table:table-cell>
          <table:table-cell table:formula="of:=MID([.A1901]; FIND(&quot;#&quot;; [.A19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5415.ahk (4 hits)</text:p>
          </table:table-cell>
          <table:table-cell table:formula="of:=MID([.A1902]; FIND(&quot;#&quot;; [.A19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5437.ahk (4 hits)</text:p>
          </table:table-cell>
          <table:table-cell table:formula="of:=MID([.A1903]; FIND(&quot;#&quot;; [.A19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5540.ahk (4 hits)</text:p>
          </table:table-cell>
          <table:table-cell table:formula="of:=MID([.A1904]; FIND(&quot;#&quot;; [.A19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5548.ahk (4 hits)</text:p>
          </table:table-cell>
          <table:table-cell table:formula="of:=MID([.A1905]; FIND(&quot;#&quot;; [.A19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5554.ahk (4 hits)</text:p>
          </table:table-cell>
          <table:table-cell table:formula="of:=MID([.A1906]; FIND(&quot;#&quot;; [.A19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5828.ahk (4 hits)</text:p>
          </table:table-cell>
          <table:table-cell table:formula="of:=MID([.A1907]; FIND(&quot;#&quot;; [.A19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05858.ahk (4 hits)</text:p>
          </table:table-cell>
          <table:table-cell table:formula="of:=MID([.A1908]; FIND(&quot;#&quot;; [.A19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0021.ahk (4 hits)</text:p>
          </table:table-cell>
          <table:table-cell table:formula="of:=MID([.A1909]; FIND(&quot;#&quot;; [.A19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0125.ahk (4 hits)</text:p>
          </table:table-cell>
          <table:table-cell table:formula="of:=MID([.A1910]; FIND(&quot;#&quot;; [.A19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0347.ahk (4 hits)</text:p>
          </table:table-cell>
          <table:table-cell table:formula="of:=MID([.A1911]; FIND(&quot;#&quot;; [.A19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0403.ahk (4 hits)</text:p>
          </table:table-cell>
          <table:table-cell table:formula="of:=MID([.A1912]; FIND(&quot;#&quot;; [.A19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0420.ahk (4 hits)</text:p>
          </table:table-cell>
          <table:table-cell table:formula="of:=MID([.A1913]; FIND(&quot;#&quot;; [.A19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0706.ahk (4 hits)</text:p>
          </table:table-cell>
          <table:table-cell table:formula="of:=MID([.A1914]; FIND(&quot;#&quot;; [.A19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0718.ahk (4 hits)</text:p>
          </table:table-cell>
          <table:table-cell table:formula="of:=MID([.A1915]; FIND(&quot;#&quot;; [.A19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0906.ahk (4 hits)</text:p>
          </table:table-cell>
          <table:table-cell table:formula="of:=MID([.A1916]; FIND(&quot;#&quot;; [.A19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1137.ahk (4 hits)</text:p>
          </table:table-cell>
          <table:table-cell table:formula="of:=MID([.A1917]; FIND(&quot;#&quot;; [.A19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1210.ahk (4 hits)</text:p>
          </table:table-cell>
          <table:table-cell table:formula="of:=MID([.A1918]; FIND(&quot;#&quot;; [.A19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2846.ahk (4 hits)</text:p>
          </table:table-cell>
          <table:table-cell table:formula="of:=MID([.A1919]; FIND(&quot;#&quot;; [.A19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3011.ahk (4 hits)</text:p>
          </table:table-cell>
          <table:table-cell table:formula="of:=MID([.A1920]; FIND(&quot;#&quot;; [.A19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3049.ahk (4 hits)</text:p>
          </table:table-cell>
          <table:table-cell table:formula="of:=MID([.A1921]; FIND(&quot;#&quot;; [.A19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3343.ahk (4 hits)</text:p>
          </table:table-cell>
          <table:table-cell table:formula="of:=MID([.A1922]; FIND(&quot;#&quot;; [.A19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3436.ahk (4 hits)</text:p>
          </table:table-cell>
          <table:table-cell table:formula="of:=MID([.A1923]; FIND(&quot;#&quot;; [.A19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3458.ahk (4 hits)</text:p>
          </table:table-cell>
          <table:table-cell table:formula="of:=MID([.A1924]; FIND(&quot;#&quot;; [.A19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5428.ahk (4 hits)</text:p>
          </table:table-cell>
          <table:table-cell table:formula="of:=MID([.A1925]; FIND(&quot;#&quot;; [.A19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5619.ahk (4 hits)</text:p>
          </table:table-cell>
          <table:table-cell table:formula="of:=MID([.A1926]; FIND(&quot;#&quot;; [.A19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5640.ahk (4 hits)</text:p>
          </table:table-cell>
          <table:table-cell table:formula="of:=MID([.A1927]; FIND(&quot;#&quot;; [.A19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15744.ahk (4 hits)</text:p>
          </table:table-cell>
          <table:table-cell table:formula="of:=MID([.A1928]; FIND(&quot;#&quot;; [.A19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0248.ahk (4 hits)</text:p>
          </table:table-cell>
          <table:table-cell table:formula="of:=MID([.A1929]; FIND(&quot;#&quot;; [.A19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0304.ahk (4 hits)</text:p>
          </table:table-cell>
          <table:table-cell table:formula="of:=MID([.A1930]; FIND(&quot;#&quot;; [.A19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0827.ahk (4 hits)</text:p>
          </table:table-cell>
          <table:table-cell table:formula="of:=MID([.A1931]; FIND(&quot;#&quot;; [.A19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0918.ahk (4 hits)</text:p>
          </table:table-cell>
          <table:table-cell table:formula="of:=MID([.A1932]; FIND(&quot;#&quot;; [.A19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0953.ahk (4 hits)</text:p>
          </table:table-cell>
          <table:table-cell table:formula="of:=MID([.A1933]; FIND(&quot;#&quot;; [.A19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1016.ahk (4 hits)</text:p>
          </table:table-cell>
          <table:table-cell table:formula="of:=MID([.A1934]; FIND(&quot;#&quot;; [.A19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1045.ahk (4 hits)</text:p>
          </table:table-cell>
          <table:table-cell table:formula="of:=MID([.A1935]; FIND(&quot;#&quot;; [.A19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1129.ahk (4 hits)</text:p>
          </table:table-cell>
          <table:table-cell table:formula="of:=MID([.A1936]; FIND(&quot;#&quot;; [.A19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1301.ahk (4 hits)</text:p>
          </table:table-cell>
          <table:table-cell table:formula="of:=MID([.A1937]; FIND(&quot;#&quot;; [.A19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1321.ahk (4 hits)</text:p>
          </table:table-cell>
          <table:table-cell table:formula="of:=MID([.A1938]; FIND(&quot;#&quot;; [.A19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1354.ahk (4 hits)</text:p>
          </table:table-cell>
          <table:table-cell table:formula="of:=MID([.A1939]; FIND(&quot;#&quot;; [.A19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1420.ahk (4 hits)</text:p>
          </table:table-cell>
          <table:table-cell table:formula="of:=MID([.A1940]; FIND(&quot;#&quot;; [.A19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1503.ahk (4 hits)</text:p>
          </table:table-cell>
          <table:table-cell table:formula="of:=MID([.A1941]; FIND(&quot;#&quot;; [.A19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010.ahk (4 hits)</text:p>
          </table:table-cell>
          <table:table-cell table:formula="of:=MID([.A1942]; FIND(&quot;#&quot;; [.A19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026.ahk (4 hits)</text:p>
          </table:table-cell>
          <table:table-cell table:formula="of:=MID([.A1943]; FIND(&quot;#&quot;; [.A19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103.ahk (4 hits)</text:p>
          </table:table-cell>
          <table:table-cell table:formula="of:=MID([.A1944]; FIND(&quot;#&quot;; [.A19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227.ahk (4 hits)</text:p>
          </table:table-cell>
          <table:table-cell table:formula="of:=MID([.A1945]; FIND(&quot;#&quot;; [.A19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430.ahk (4 hits)</text:p>
          </table:table-cell>
          <table:table-cell table:formula="of:=MID([.A1946]; FIND(&quot;#&quot;; [.A19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448.ahk (4 hits)</text:p>
          </table:table-cell>
          <table:table-cell table:formula="of:=MID([.A1947]; FIND(&quot;#&quot;; [.A19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512.ahk (4 hits)</text:p>
          </table:table-cell>
          <table:table-cell table:formula="of:=MID([.A1948]; FIND(&quot;#&quot;; [.A19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601.ahk (4 hits)</text:p>
          </table:table-cell>
          <table:table-cell table:formula="of:=MID([.A1949]; FIND(&quot;#&quot;; [.A19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637.ahk (4 hits)</text:p>
          </table:table-cell>
          <table:table-cell table:formula="of:=MID([.A1950]; FIND(&quot;#&quot;; [.A19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701.ahk (4 hits)</text:p>
          </table:table-cell>
          <table:table-cell table:formula="of:=MID([.A1951]; FIND(&quot;#&quot;; [.A19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738.ahk (4 hits)</text:p>
          </table:table-cell>
          <table:table-cell table:formula="of:=MID([.A1952]; FIND(&quot;#&quot;; [.A19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804.ahk (4 hits)</text:p>
          </table:table-cell>
          <table:table-cell table:formula="of:=MID([.A1953]; FIND(&quot;#&quot;; [.A19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828.ahk (4 hits)</text:p>
          </table:table-cell>
          <table:table-cell table:formula="of:=MID([.A1954]; FIND(&quot;#&quot;; [.A19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2947.ahk (4 hits)</text:p>
          </table:table-cell>
          <table:table-cell table:formula="of:=MID([.A1955]; FIND(&quot;#&quot;; [.A19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3213.ahk (4 hits)</text:p>
          </table:table-cell>
          <table:table-cell table:formula="of:=MID([.A1956]; FIND(&quot;#&quot;; [.A19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3247.ahk (4 hits)</text:p>
          </table:table-cell>
          <table:table-cell table:formula="of:=MID([.A1957]; FIND(&quot;#&quot;; [.A19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3433.ahk (4 hits)</text:p>
          </table:table-cell>
          <table:table-cell table:formula="of:=MID([.A1958]; FIND(&quot;#&quot;; [.A19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3544.ahk (4 hits)</text:p>
          </table:table-cell>
          <table:table-cell table:formula="of:=MID([.A1959]; FIND(&quot;#&quot;; [.A19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3650.ahk (4 hits)</text:p>
          </table:table-cell>
          <table:table-cell table:formula="of:=MID([.A1960]; FIND(&quot;#&quot;; [.A19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3744.ahk (4 hits)</text:p>
          </table:table-cell>
          <table:table-cell table:formula="of:=MID([.A1961]; FIND(&quot;#&quot;; [.A19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23745.ahk (4 hits)</text:p>
          </table:table-cell>
          <table:table-cell table:formula="of:=MID([.A1962]; FIND(&quot;#&quot;; [.A19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50228.ahk (4 hits)</text:p>
          </table:table-cell>
          <table:table-cell table:formula="of:=MID([.A1963]; FIND(&quot;#&quot;; [.A19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50408.ahk (4 hits)</text:p>
          </table:table-cell>
          <table:table-cell table:formula="of:=MID([.A1964]; FIND(&quot;#&quot;; [.A19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50432.ahk (4 hits)</text:p>
          </table:table-cell>
          <table:table-cell table:formula="of:=MID([.A1965]; FIND(&quot;#&quot;; [.A19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50512.ahk (4 hits)</text:p>
          </table:table-cell>
          <table:table-cell table:formula="of:=MID([.A1966]; FIND(&quot;#&quot;; [.A19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50749.ahk (4 hits)</text:p>
          </table:table-cell>
          <table:table-cell table:formula="of:=MID([.A1967]; FIND(&quot;#&quot;; [.A19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50757.ahk (4 hits)</text:p>
          </table:table-cell>
          <table:table-cell table:formula="of:=MID([.A1968]; FIND(&quot;#&quot;; [.A19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50852.ahk (4 hits)</text:p>
          </table:table-cell>
          <table:table-cell table:formula="of:=MID([.A1969]; FIND(&quot;#&quot;; [.A19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50927.ahk (4 hits)</text:p>
          </table:table-cell>
          <table:table-cell table:formula="of:=MID([.A1970]; FIND(&quot;#&quot;; [.A19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63804.ahk (4 hits)</text:p>
          </table:table-cell>
          <table:table-cell table:formula="of:=MID([.A1971]; FIND(&quot;#&quot;; [.A19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63812.ahk (4 hits)</text:p>
          </table:table-cell>
          <table:table-cell table:formula="of:=MID([.A1972]; FIND(&quot;#&quot;; [.A19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63925.ahk (4 hits)</text:p>
          </table:table-cell>
          <table:table-cell table:formula="of:=MID([.A1973]; FIND(&quot;#&quot;; [.A19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63955.ahk (4 hits)</text:p>
          </table:table-cell>
          <table:table-cell table:formula="of:=MID([.A1974]; FIND(&quot;#&quot;; [.A19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64220.ahk (4 hits)</text:p>
          </table:table-cell>
          <table:table-cell table:formula="of:=MID([.A1975]; FIND(&quot;#&quot;; [.A19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82202.ahk (4 hits)</text:p>
          </table:table-cell>
          <table:table-cell table:formula="of:=MID([.A1976]; FIND(&quot;#&quot;; [.A19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82454.ahk (4 hits)</text:p>
          </table:table-cell>
          <table:table-cell table:formula="of:=MID([.A1977]; FIND(&quot;#&quot;; [.A19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82528.ahk (4 hits)</text:p>
          </table:table-cell>
          <table:table-cell table:formula="of:=MID([.A1978]; FIND(&quot;#&quot;; [.A19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82554.ahk (4 hits)</text:p>
          </table:table-cell>
          <table:table-cell table:formula="of:=MID([.A1979]; FIND(&quot;#&quot;; [.A19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82631.ahk (4 hits)</text:p>
          </table:table-cell>
          <table:table-cell table:formula="of:=MID([.A1980]; FIND(&quot;#&quot;; [.A19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82805.ahk (4 hits)</text:p>
          </table:table-cell>
          <table:table-cell table:formula="of:=MID([.A1981]; FIND(&quot;#&quot;; [.A19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1183245.ahk (4 hits)</text:p>
          </table:table-cell>
          <table:table-cell table:formula="of:=MID([.A1982]; FIND(&quot;#&quot;; [.A19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0507.ahk (4 hits)</text:p>
          </table:table-cell>
          <table:table-cell table:formula="of:=MID([.A1983]; FIND(&quot;#&quot;; [.A19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0736.ahk (4 hits)</text:p>
          </table:table-cell>
          <table:table-cell table:formula="of:=MID([.A1984]; FIND(&quot;#&quot;; [.A19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0834.ahk (4 hits)</text:p>
          </table:table-cell>
          <table:table-cell table:formula="of:=MID([.A1985]; FIND(&quot;#&quot;; [.A19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0853.ahk (4 hits)</text:p>
          </table:table-cell>
          <table:table-cell table:formula="of:=MID([.A1986]; FIND(&quot;#&quot;; [.A19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1216.ahk (4 hits)</text:p>
          </table:table-cell>
          <table:table-cell table:formula="of:=MID([.A1987]; FIND(&quot;#&quot;; [.A19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1253.ahk (4 hits)</text:p>
          </table:table-cell>
          <table:table-cell table:formula="of:=MID([.A1988]; FIND(&quot;#&quot;; [.A19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1403.ahk (4 hits)</text:p>
          </table:table-cell>
          <table:table-cell table:formula="of:=MID([.A1989]; FIND(&quot;#&quot;; [.A19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1413.ahk (4 hits)</text:p>
          </table:table-cell>
          <table:table-cell table:formula="of:=MID([.A1990]; FIND(&quot;#&quot;; [.A19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1430.ahk (4 hits)</text:p>
          </table:table-cell>
          <table:table-cell table:formula="of:=MID([.A1991]; FIND(&quot;#&quot;; [.A19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2535.ahk (4 hits)</text:p>
          </table:table-cell>
          <table:table-cell table:formula="of:=MID([.A1992]; FIND(&quot;#&quot;; [.A19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4528.ahk (5 hits)</text:p>
          </table:table-cell>
          <table:table-cell table:formula="of:=MID([.A1993]; FIND(&quot;#&quot;; [.A19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4547.ahk (5 hits)</text:p>
          </table:table-cell>
          <table:table-cell table:formula="of:=MID([.A1994]; FIND(&quot;#&quot;; [.A19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4642.ahk (5 hits)</text:p>
          </table:table-cell>
          <table:table-cell table:formula="of:=MID([.A1995]; FIND(&quot;#&quot;; [.A19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4802.ahk (5 hits)</text:p>
          </table:table-cell>
          <table:table-cell table:formula="of:=MID([.A1996]; FIND(&quot;#&quot;; [.A19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4808.ahk (5 hits)</text:p>
          </table:table-cell>
          <table:table-cell table:formula="of:=MID([.A1997]; FIND(&quot;#&quot;; [.A19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4836.ahk (5 hits)</text:p>
          </table:table-cell>
          <table:table-cell table:formula="of:=MID([.A1998]; FIND(&quot;#&quot;; [.A19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4842.ahk (5 hits)</text:p>
          </table:table-cell>
          <table:table-cell table:formula="of:=MID([.A1999]; FIND(&quot;#&quot;; [.A19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4859.ahk (5 hits)</text:p>
          </table:table-cell>
          <table:table-cell table:formula="of:=MID([.A2000]; FIND(&quot;#&quot;; [.A20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4917.ahk (5 hits)</text:p>
          </table:table-cell>
          <table:table-cell table:formula="of:=MID([.A2001]; FIND(&quot;#&quot;; [.A20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009.ahk (5 hits)</text:p>
          </table:table-cell>
          <table:table-cell table:formula="of:=MID([.A2002]; FIND(&quot;#&quot;; [.A20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023.ahk (5 hits)</text:p>
          </table:table-cell>
          <table:table-cell table:formula="of:=MID([.A2003]; FIND(&quot;#&quot;; [.A20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040.ahk (5 hits)</text:p>
          </table:table-cell>
          <table:table-cell table:formula="of:=MID([.A2004]; FIND(&quot;#&quot;; [.A20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046.ahk (5 hits)</text:p>
          </table:table-cell>
          <table:table-cell table:formula="of:=MID([.A2005]; FIND(&quot;#&quot;; [.A20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101.ahk (5 hits)</text:p>
          </table:table-cell>
          <table:table-cell table:formula="of:=MID([.A2006]; FIND(&quot;#&quot;; [.A20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114.ahk (5 hits)</text:p>
          </table:table-cell>
          <table:table-cell table:formula="of:=MID([.A2007]; FIND(&quot;#&quot;; [.A20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216.ahk (5 hits)</text:p>
          </table:table-cell>
          <table:table-cell table:formula="of:=MID([.A2008]; FIND(&quot;#&quot;; [.A20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229.ahk (5 hits)</text:p>
          </table:table-cell>
          <table:table-cell table:formula="of:=MID([.A2009]; FIND(&quot;#&quot;; [.A20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515.ahk (5 hits)</text:p>
          </table:table-cell>
          <table:table-cell table:formula="of:=MID([.A2010]; FIND(&quot;#&quot;; [.A20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551.ahk (5 hits)</text:p>
          </table:table-cell>
          <table:table-cell table:formula="of:=MID([.A2011]; FIND(&quot;#&quot;; [.A20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607.ahk (5 hits)</text:p>
          </table:table-cell>
          <table:table-cell table:formula="of:=MID([.A2012]; FIND(&quot;#&quot;; [.A20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65622.ahk (4 hits)</text:p>
          </table:table-cell>
          <table:table-cell table:formula="of:=MID([.A2013]; FIND(&quot;#&quot;; [.A20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70701.ahk (4 hits)</text:p>
          </table:table-cell>
          <table:table-cell table:formula="of:=MID([.A2014]; FIND(&quot;#&quot;; [.A20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70718.ahk (4 hits)</text:p>
          </table:table-cell>
          <table:table-cell table:formula="of:=MID([.A2015]; FIND(&quot;#&quot;; [.A20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70750.ahk (4 hits)</text:p>
          </table:table-cell>
          <table:table-cell table:formula="of:=MID([.A2016]; FIND(&quot;#&quot;; [.A20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070820.ahk (4 hits)</text:p>
          </table:table-cell>
          <table:table-cell table:formula="of:=MID([.A2017]; FIND(&quot;#&quot;; [.A20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2173323.ahk (4 hits)</text:p>
          </table:table-cell>
          <table:table-cell table:formula="of:=MID([.A2018]; FIND(&quot;#&quot;; [.A20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2339.ahk (4 hits)</text:p>
          </table:table-cell>
          <table:table-cell table:formula="of:=MID([.A2019]; FIND(&quot;#&quot;; [.A20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2814.ahk (4 hits)</text:p>
          </table:table-cell>
          <table:table-cell table:formula="of:=MID([.A2020]; FIND(&quot;#&quot;; [.A20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2836.ahk (4 hits)</text:p>
          </table:table-cell>
          <table:table-cell table:formula="of:=MID([.A2021]; FIND(&quot;#&quot;; [.A20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3253.ahk (5 hits)</text:p>
          </table:table-cell>
          <table:table-cell table:formula="of:=MID([.A2022]; FIND(&quot;#&quot;; [.A20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3308.ahk (5 hits)</text:p>
          </table:table-cell>
          <table:table-cell table:formula="of:=MID([.A2023]; FIND(&quot;#&quot;; [.A20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3938.ahk (5 hits)</text:p>
          </table:table-cell>
          <table:table-cell table:formula="of:=MID([.A2024]; FIND(&quot;#&quot;; [.A20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3956.ahk (5 hits)</text:p>
          </table:table-cell>
          <table:table-cell table:formula="of:=MID([.A2025]; FIND(&quot;#&quot;; [.A20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4009.ahk (5 hits)</text:p>
          </table:table-cell>
          <table:table-cell table:formula="of:=MID([.A2026]; FIND(&quot;#&quot;; [.A20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4117.ahk (5 hits)</text:p>
          </table:table-cell>
          <table:table-cell table:formula="of:=MID([.A2027]; FIND(&quot;#&quot;; [.A20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4436.ahk (5 hits)</text:p>
          </table:table-cell>
          <table:table-cell table:formula="of:=MID([.A2028]; FIND(&quot;#&quot;; [.A20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5215.ahk (5 hits)</text:p>
          </table:table-cell>
          <table:table-cell table:formula="of:=MID([.A2029]; FIND(&quot;#&quot;; [.A20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65334.ahk (5 hits)</text:p>
          </table:table-cell>
          <table:table-cell table:formula="of:=MID([.A2030]; FIND(&quot;#&quot;; [.A20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0323.ahk (5 hits)</text:p>
          </table:table-cell>
          <table:table-cell table:formula="of:=MID([.A2031]; FIND(&quot;#&quot;; [.A20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0558.ahk (5 hits)</text:p>
          </table:table-cell>
          <table:table-cell table:formula="of:=MID([.A2032]; FIND(&quot;#&quot;; [.A20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1307.ahk (5 hits)</text:p>
          </table:table-cell>
          <table:table-cell table:formula="of:=MID([.A2033]; FIND(&quot;#&quot;; [.A20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1418.ahk (5 hits)</text:p>
          </table:table-cell>
          <table:table-cell table:formula="of:=MID([.A2034]; FIND(&quot;#&quot;; [.A20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1501.ahk (5 hits)</text:p>
          </table:table-cell>
          <table:table-cell table:formula="of:=MID([.A2035]; FIND(&quot;#&quot;; [.A20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1615.ahk (5 hits)</text:p>
          </table:table-cell>
          <table:table-cell table:formula="of:=MID([.A2036]; FIND(&quot;#&quot;; [.A20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1823.ahk (5 hits)</text:p>
          </table:table-cell>
          <table:table-cell table:formula="of:=MID([.A2037]; FIND(&quot;#&quot;; [.A20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1914.ahk (5 hits)</text:p>
          </table:table-cell>
          <table:table-cell table:formula="of:=MID([.A2038]; FIND(&quot;#&quot;; [.A20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1946.ahk (5 hits)</text:p>
          </table:table-cell>
          <table:table-cell table:formula="of:=MID([.A2039]; FIND(&quot;#&quot;; [.A20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2054.ahk (5 hits)</text:p>
          </table:table-cell>
          <table:table-cell table:formula="of:=MID([.A2040]; FIND(&quot;#&quot;; [.A20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2151.ahk (5 hits)</text:p>
          </table:table-cell>
          <table:table-cell table:formula="of:=MID([.A2041]; FIND(&quot;#&quot;; [.A20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2239.ahk (5 hits)</text:p>
          </table:table-cell>
          <table:table-cell table:formula="of:=MID([.A2042]; FIND(&quot;#&quot;; [.A20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2339.ahk (5 hits)</text:p>
          </table:table-cell>
          <table:table-cell table:formula="of:=MID([.A2043]; FIND(&quot;#&quot;; [.A20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2556.ahk (5 hits)</text:p>
          </table:table-cell>
          <table:table-cell table:formula="of:=MID([.A2044]; FIND(&quot;#&quot;; [.A20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2713.ahk (5 hits)</text:p>
          </table:table-cell>
          <table:table-cell table:formula="of:=MID([.A2045]; FIND(&quot;#&quot;; [.A20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2847.ahk (5 hits)</text:p>
          </table:table-cell>
          <table:table-cell table:formula="of:=MID([.A2046]; FIND(&quot;#&quot;; [.A20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2905.ahk (5 hits)</text:p>
          </table:table-cell>
          <table:table-cell table:formula="of:=MID([.A2047]; FIND(&quot;#&quot;; [.A20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2921.ahk (5 hits)</text:p>
          </table:table-cell>
          <table:table-cell table:formula="of:=MID([.A2048]; FIND(&quot;#&quot;; [.A20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3214.ahk (5 hits)</text:p>
          </table:table-cell>
          <table:table-cell table:formula="of:=MID([.A2049]; FIND(&quot;#&quot;; [.A20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3259.ahk (5 hits)</text:p>
          </table:table-cell>
          <table:table-cell table:formula="of:=MID([.A2050]; FIND(&quot;#&quot;; [.A20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3748.ahk (5 hits)</text:p>
          </table:table-cell>
          <table:table-cell table:formula="of:=MID([.A2051]; FIND(&quot;#&quot;; [.A20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3831.ahk (5 hits)</text:p>
          </table:table-cell>
          <table:table-cell table:formula="of:=MID([.A2052]; FIND(&quot;#&quot;; [.A20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3916.ahk (5 hits)</text:p>
          </table:table-cell>
          <table:table-cell table:formula="of:=MID([.A2053]; FIND(&quot;#&quot;; [.A20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4555.ahk (5 hits)</text:p>
          </table:table-cell>
          <table:table-cell table:formula="of:=MID([.A2054]; FIND(&quot;#&quot;; [.A20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4938.ahk (5 hits)</text:p>
          </table:table-cell>
          <table:table-cell table:formula="of:=MID([.A2055]; FIND(&quot;#&quot;; [.A20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5025.ahk (5 hits)</text:p>
          </table:table-cell>
          <table:table-cell table:formula="of:=MID([.A2056]; FIND(&quot;#&quot;; [.A20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5123.ahk (5 hits)</text:p>
          </table:table-cell>
          <table:table-cell table:formula="of:=MID([.A2057]; FIND(&quot;#&quot;; [.A20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5134.ahk (5 hits)</text:p>
          </table:table-cell>
          <table:table-cell table:formula="of:=MID([.A2058]; FIND(&quot;#&quot;; [.A20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5208.ahk (5 hits)</text:p>
          </table:table-cell>
          <table:table-cell table:formula="of:=MID([.A2059]; FIND(&quot;#&quot;; [.A20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5633.ahk (5 hits)</text:p>
          </table:table-cell>
          <table:table-cell table:formula="of:=MID([.A2060]; FIND(&quot;#&quot;; [.A20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75740.ahk (5 hits)</text:p>
          </table:table-cell>
          <table:table-cell table:formula="of:=MID([.A2061]; FIND(&quot;#&quot;; [.A20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082840.ahk (5 hits)</text:p>
          </table:table-cell>
          <table:table-cell table:formula="of:=MID([.A2062]; FIND(&quot;#&quot;; [.A20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03816.ahk (6 hits)</text:p>
          </table:table-cell>
          <table:table-cell table:formula="of:=MID([.A2063]; FIND(&quot;#&quot;; [.A20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03838.ahk (6 hits)</text:p>
          </table:table-cell>
          <table:table-cell table:formula="of:=MID([.A2064]; FIND(&quot;#&quot;; [.A20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04050.ahk (6 hits)</text:p>
          </table:table-cell>
          <table:table-cell table:formula="of:=MID([.A2065]; FIND(&quot;#&quot;; [.A20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04125.ahk (6 hits)</text:p>
          </table:table-cell>
          <table:table-cell table:formula="of:=MID([.A2066]; FIND(&quot;#&quot;; [.A20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05635.ahk (6 hits)</text:p>
          </table:table-cell>
          <table:table-cell table:formula="of:=MID([.A2067]; FIND(&quot;#&quot;; [.A20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0226.ahk (6 hits)</text:p>
          </table:table-cell>
          <table:table-cell table:formula="of:=MID([.A2068]; FIND(&quot;#&quot;; [.A20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0435.ahk (6 hits)</text:p>
          </table:table-cell>
          <table:table-cell table:formula="of:=MID([.A2069]; FIND(&quot;#&quot;; [.A20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0524.ahk (6 hits)</text:p>
          </table:table-cell>
          <table:table-cell table:formula="of:=MID([.A2070]; FIND(&quot;#&quot;; [.A20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0643.ahk (5 hits)</text:p>
          </table:table-cell>
          <table:table-cell table:formula="of:=MID([.A2071]; FIND(&quot;#&quot;; [.A20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0818.ahk (5 hits)</text:p>
          </table:table-cell>
          <table:table-cell table:formula="of:=MID([.A2072]; FIND(&quot;#&quot;; [.A20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0829.ahk (5 hits)</text:p>
          </table:table-cell>
          <table:table-cell table:formula="of:=MID([.A2073]; FIND(&quot;#&quot;; [.A20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0844.ahk (5 hits)</text:p>
          </table:table-cell>
          <table:table-cell table:formula="of:=MID([.A2074]; FIND(&quot;#&quot;; [.A20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1036.ahk (5 hits)</text:p>
          </table:table-cell>
          <table:table-cell table:formula="of:=MID([.A2075]; FIND(&quot;#&quot;; [.A20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1048.ahk (5 hits)</text:p>
          </table:table-cell>
          <table:table-cell table:formula="of:=MID([.A2076]; FIND(&quot;#&quot;; [.A20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1302.ahk (5 hits)</text:p>
          </table:table-cell>
          <table:table-cell table:formula="of:=MID([.A2077]; FIND(&quot;#&quot;; [.A20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1523.ahk (5 hits)</text:p>
          </table:table-cell>
          <table:table-cell table:formula="of:=MID([.A2078]; FIND(&quot;#&quot;; [.A20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1701.ahk (5 hits)</text:p>
          </table:table-cell>
          <table:table-cell table:formula="of:=MID([.A2079]; FIND(&quot;#&quot;; [.A20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1733.ahk (5 hits)</text:p>
          </table:table-cell>
          <table:table-cell table:formula="of:=MID([.A2080]; FIND(&quot;#&quot;; [.A20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1757.ahk (5 hits)</text:p>
          </table:table-cell>
          <table:table-cell table:formula="of:=MID([.A2081]; FIND(&quot;#&quot;; [.A20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1929.ahk (5 hits)</text:p>
          </table:table-cell>
          <table:table-cell table:formula="of:=MID([.A2082]; FIND(&quot;#&quot;; [.A20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2107.ahk (5 hits)</text:p>
          </table:table-cell>
          <table:table-cell table:formula="of:=MID([.A2083]; FIND(&quot;#&quot;; [.A20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2532.ahk (5 hits)</text:p>
          </table:table-cell>
          <table:table-cell table:formula="of:=MID([.A2084]; FIND(&quot;#&quot;; [.A20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2734.ahk (5 hits)</text:p>
          </table:table-cell>
          <table:table-cell table:formula="of:=MID([.A2085]; FIND(&quot;#&quot;; [.A20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2936.ahk (5 hits)</text:p>
          </table:table-cell>
          <table:table-cell table:formula="of:=MID([.A2086]; FIND(&quot;#&quot;; [.A20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13147.ahk (5 hits)</text:p>
          </table:table-cell>
          <table:table-cell table:formula="of:=MID([.A2087]; FIND(&quot;#&quot;; [.A20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33545.ahk (5 hits)</text:p>
          </table:table-cell>
          <table:table-cell table:formula="of:=MID([.A2088]; FIND(&quot;#&quot;; [.A20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55347.ahk (5 hits)</text:p>
          </table:table-cell>
          <table:table-cell table:formula="of:=MID([.A2089]; FIND(&quot;#&quot;; [.A20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55441.ahk (5 hits)</text:p>
          </table:table-cell>
          <table:table-cell table:formula="of:=MID([.A2090]; FIND(&quot;#&quot;; [.A20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55650.ahk (5 hits)</text:p>
          </table:table-cell>
          <table:table-cell table:formula="of:=MID([.A2091]; FIND(&quot;#&quot;; [.A20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0642.ahk (5 hits)</text:p>
          </table:table-cell>
          <table:table-cell table:formula="of:=MID([.A2092]; FIND(&quot;#&quot;; [.A20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1013.ahk (5 hits)</text:p>
          </table:table-cell>
          <table:table-cell table:formula="of:=MID([.A2093]; FIND(&quot;#&quot;; [.A20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1729.ahk (5 hits)</text:p>
          </table:table-cell>
          <table:table-cell table:formula="of:=MID([.A2094]; FIND(&quot;#&quot;; [.A20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1805.ahk (5 hits)</text:p>
          </table:table-cell>
          <table:table-cell table:formula="of:=MID([.A2095]; FIND(&quot;#&quot;; [.A20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4640.ahk (5 hits)</text:p>
          </table:table-cell>
          <table:table-cell table:formula="of:=MID([.A2096]; FIND(&quot;#&quot;; [.A20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4848.ahk (5 hits)</text:p>
          </table:table-cell>
          <table:table-cell table:formula="of:=MID([.A2097]; FIND(&quot;#&quot;; [.A20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4954.ahk (5 hits)</text:p>
          </table:table-cell>
          <table:table-cell table:formula="of:=MID([.A2098]; FIND(&quot;#&quot;; [.A20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5001.ahk (5 hits)</text:p>
          </table:table-cell>
          <table:table-cell table:formula="of:=MID([.A2099]; FIND(&quot;#&quot;; [.A20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5012.ahk (5 hits)</text:p>
          </table:table-cell>
          <table:table-cell table:formula="of:=MID([.A2100]; FIND(&quot;#&quot;; [.A21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5417.ahk (5 hits)</text:p>
          </table:table-cell>
          <table:table-cell table:formula="of:=MID([.A2101]; FIND(&quot;#&quot;; [.A21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5609.ahk (5 hits)</text:p>
          </table:table-cell>
          <table:table-cell table:formula="of:=MID([.A2102]; FIND(&quot;#&quot;; [.A21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5750.ahk (5 hits)</text:p>
          </table:table-cell>
          <table:table-cell table:formula="of:=MID([.A2103]; FIND(&quot;#&quot;; [.A21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5918.ahk (5 hits)</text:p>
          </table:table-cell>
          <table:table-cell table:formula="of:=MID([.A2104]; FIND(&quot;#&quot;; [.A21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65951.ahk (5 hits)</text:p>
          </table:table-cell>
          <table:table-cell table:formula="of:=MID([.A2105]; FIND(&quot;#&quot;; [.A21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70043.ahk (5 hits)</text:p>
          </table:table-cell>
          <table:table-cell table:formula="of:=MID([.A2106]; FIND(&quot;#&quot;; [.A21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70337.ahk (5 hits)</text:p>
          </table:table-cell>
          <table:table-cell table:formula="of:=MID([.A2107]; FIND(&quot;#&quot;; [.A21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70400.ahk (5 hits)</text:p>
          </table:table-cell>
          <table:table-cell table:formula="of:=MID([.A2108]; FIND(&quot;#&quot;; [.A21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70948.ahk (5 hits)</text:p>
          </table:table-cell>
          <table:table-cell table:formula="of:=MID([.A2109]; FIND(&quot;#&quot;; [.A21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75040.ahk (5 hits)</text:p>
          </table:table-cell>
          <table:table-cell table:formula="of:=MID([.A2110]; FIND(&quot;#&quot;; [.A21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0956.ahk (5 hits)</text:p>
          </table:table-cell>
          <table:table-cell table:formula="of:=MID([.A2111]; FIND(&quot;#&quot;; [.A21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1434.ahk (5 hits)</text:p>
          </table:table-cell>
          <table:table-cell table:formula="of:=MID([.A2112]; FIND(&quot;#&quot;; [.A21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1452.ahk (5 hits)</text:p>
          </table:table-cell>
          <table:table-cell table:formula="of:=MID([.A2113]; FIND(&quot;#&quot;; [.A21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1539.ahk (5 hits)</text:p>
          </table:table-cell>
          <table:table-cell table:formula="of:=MID([.A2114]; FIND(&quot;#&quot;; [.A21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1826.ahk (5 hits)</text:p>
          </table:table-cell>
          <table:table-cell table:formula="of:=MID([.A2115]; FIND(&quot;#&quot;; [.A21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2352.ahk (5 hits)</text:p>
          </table:table-cell>
          <table:table-cell table:formula="of:=MID([.A2116]; FIND(&quot;#&quot;; [.A21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2758.ahk (5 hits)</text:p>
          </table:table-cell>
          <table:table-cell table:formula="of:=MID([.A2117]; FIND(&quot;#&quot;; [.A21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2759.ahk (5 hits)</text:p>
          </table:table-cell>
          <table:table-cell table:formula="of:=MID([.A2118]; FIND(&quot;#&quot;; [.A21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3046.ahk (5 hits)</text:p>
          </table:table-cell>
          <table:table-cell table:formula="of:=MID([.A2119]; FIND(&quot;#&quot;; [.A21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3100.ahk (5 hits)</text:p>
          </table:table-cell>
          <table:table-cell table:formula="of:=MID([.A2120]; FIND(&quot;#&quot;; [.A21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3151.ahk (5 hits)</text:p>
          </table:table-cell>
          <table:table-cell table:formula="of:=MID([.A2121]; FIND(&quot;#&quot;; [.A21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3223.ahk (5 hits)</text:p>
          </table:table-cell>
          <table:table-cell table:formula="of:=MID([.A2122]; FIND(&quot;#&quot;; [.A21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3183438.ahk (5 hits)</text:p>
          </table:table-cell>
          <table:table-cell table:formula="of:=MID([.A2123]; FIND(&quot;#&quot;; [.A21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43413.ahk (5 hits)</text:p>
          </table:table-cell>
          <table:table-cell table:formula="of:=MID([.A2124]; FIND(&quot;#&quot;; [.A21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44232.ahk (5 hits)</text:p>
          </table:table-cell>
          <table:table-cell table:formula="of:=MID([.A2125]; FIND(&quot;#&quot;; [.A21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51353.ahk (5 hits)</text:p>
          </table:table-cell>
          <table:table-cell table:formula="of:=MID([.A2126]; FIND(&quot;#&quot;; [.A21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4146.ahk (5 hits)</text:p>
          </table:table-cell>
          <table:table-cell table:formula="of:=MID([.A2127]; FIND(&quot;#&quot;; [.A21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4444.ahk (5 hits)</text:p>
          </table:table-cell>
          <table:table-cell table:formula="of:=MID([.A2128]; FIND(&quot;#&quot;; [.A21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4547.ahk (5 hits)</text:p>
          </table:table-cell>
          <table:table-cell table:formula="of:=MID([.A2129]; FIND(&quot;#&quot;; [.A21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4715.ahk (5 hits)</text:p>
          </table:table-cell>
          <table:table-cell table:formula="of:=MID([.A2130]; FIND(&quot;#&quot;; [.A21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4736.ahk (5 hits)</text:p>
          </table:table-cell>
          <table:table-cell table:formula="of:=MID([.A2131]; FIND(&quot;#&quot;; [.A21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5041.ahk (5 hits)</text:p>
          </table:table-cell>
          <table:table-cell table:formula="of:=MID([.A2132]; FIND(&quot;#&quot;; [.A21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5431.ahk (5 hits)</text:p>
          </table:table-cell>
          <table:table-cell table:formula="of:=MID([.A2133]; FIND(&quot;#&quot;; [.A21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5533.ahk (5 hits)</text:p>
          </table:table-cell>
          <table:table-cell table:formula="of:=MID([.A2134]; FIND(&quot;#&quot;; [.A21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5604.ahk (5 hits)</text:p>
          </table:table-cell>
          <table:table-cell table:formula="of:=MID([.A2135]; FIND(&quot;#&quot;; [.A21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5653.ahk (5 hits)</text:p>
          </table:table-cell>
          <table:table-cell table:formula="of:=MID([.A2136]; FIND(&quot;#&quot;; [.A21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5730.ahk (5 hits)</text:p>
          </table:table-cell>
          <table:table-cell table:formula="of:=MID([.A2137]; FIND(&quot;#&quot;; [.A21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65959.ahk (5 hits)</text:p>
          </table:table-cell>
          <table:table-cell table:formula="of:=MID([.A2138]; FIND(&quot;#&quot;; [.A21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0255.ahk (5 hits)</text:p>
          </table:table-cell>
          <table:table-cell table:formula="of:=MID([.A2139]; FIND(&quot;#&quot;; [.A21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0324.ahk (5 hits)</text:p>
          </table:table-cell>
          <table:table-cell table:formula="of:=MID([.A2140]; FIND(&quot;#&quot;; [.A21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0438.ahk (5 hits)</text:p>
          </table:table-cell>
          <table:table-cell table:formula="of:=MID([.A2141]; FIND(&quot;#&quot;; [.A21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0458.ahk (5 hits)</text:p>
          </table:table-cell>
          <table:table-cell table:formula="of:=MID([.A2142]; FIND(&quot;#&quot;; [.A21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0515.ahk (5 hits)</text:p>
          </table:table-cell>
          <table:table-cell table:formula="of:=MID([.A2143]; FIND(&quot;#&quot;; [.A21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0550.ahk (5 hits)</text:p>
          </table:table-cell>
          <table:table-cell table:formula="of:=MID([.A2144]; FIND(&quot;#&quot;; [.A21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0702.ahk (5 hits)</text:p>
          </table:table-cell>
          <table:table-cell table:formula="of:=MID([.A2145]; FIND(&quot;#&quot;; [.A21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2934.ahk (5 hits)</text:p>
          </table:table-cell>
          <table:table-cell table:formula="of:=MID([.A2146]; FIND(&quot;#&quot;; [.A21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3019.ahk (5 hits)</text:p>
          </table:table-cell>
          <table:table-cell table:formula="of:=MID([.A2147]; FIND(&quot;#&quot;; [.A21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3213.ahk (5 hits)</text:p>
          </table:table-cell>
          <table:table-cell table:formula="of:=MID([.A2148]; FIND(&quot;#&quot;; [.A21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3258.ahk (5 hits)</text:p>
          </table:table-cell>
          <table:table-cell table:formula="of:=MID([.A2149]; FIND(&quot;#&quot;; [.A21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3416.ahk (5 hits)</text:p>
          </table:table-cell>
          <table:table-cell table:formula="of:=MID([.A2150]; FIND(&quot;#&quot;; [.A21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3548.ahk (5 hits)</text:p>
          </table:table-cell>
          <table:table-cell table:formula="of:=MID([.A2151]; FIND(&quot;#&quot;; [.A21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3917.ahk (5 hits)</text:p>
          </table:table-cell>
          <table:table-cell table:formula="of:=MID([.A2152]; FIND(&quot;#&quot;; [.A21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4322.ahk (5 hits)</text:p>
          </table:table-cell>
          <table:table-cell table:formula="of:=MID([.A2153]; FIND(&quot;#&quot;; [.A21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4720.ahk (5 hits)</text:p>
          </table:table-cell>
          <table:table-cell table:formula="of:=MID([.A2154]; FIND(&quot;#&quot;; [.A21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5045.ahk (5 hits)</text:p>
          </table:table-cell>
          <table:table-cell table:formula="of:=MID([.A2155]; FIND(&quot;#&quot;; [.A21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5132.ahk (5 hits)</text:p>
          </table:table-cell>
          <table:table-cell table:formula="of:=MID([.A2156]; FIND(&quot;#&quot;; [.A21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5344.ahk (5 hits)</text:p>
          </table:table-cell>
          <table:table-cell table:formula="of:=MID([.A2157]; FIND(&quot;#&quot;; [.A21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5440.ahk (5 hits)</text:p>
          </table:table-cell>
          <table:table-cell table:formula="of:=MID([.A2158]; FIND(&quot;#&quot;; [.A21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75628.ahk (5 hits)</text:p>
          </table:table-cell>
          <table:table-cell table:formula="of:=MID([.A2159]; FIND(&quot;#&quot;; [.A21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0235.ahk (5 hits)</text:p>
          </table:table-cell>
          <table:table-cell table:formula="of:=MID([.A2160]; FIND(&quot;#&quot;; [.A21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0911.ahk (5 hits)</text:p>
          </table:table-cell>
          <table:table-cell table:formula="of:=MID([.A2161]; FIND(&quot;#&quot;; [.A21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1034.ahk (5 hits)</text:p>
          </table:table-cell>
          <table:table-cell table:formula="of:=MID([.A2162]; FIND(&quot;#&quot;; [.A21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1324.ahk (5 hits)</text:p>
          </table:table-cell>
          <table:table-cell table:formula="of:=MID([.A2163]; FIND(&quot;#&quot;; [.A21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1705.ahk (5 hits)</text:p>
          </table:table-cell>
          <table:table-cell table:formula="of:=MID([.A2164]; FIND(&quot;#&quot;; [.A21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1933.ahk (5 hits)</text:p>
          </table:table-cell>
          <table:table-cell table:formula="of:=MID([.A2165]; FIND(&quot;#&quot;; [.A21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3559.ahk (5 hits)</text:p>
          </table:table-cell>
          <table:table-cell table:formula="of:=MID([.A2166]; FIND(&quot;#&quot;; [.A21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3620.ahk (5 hits)</text:p>
          </table:table-cell>
          <table:table-cell table:formula="of:=MID([.A2167]; FIND(&quot;#&quot;; [.A21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3709.ahk (5 hits)</text:p>
          </table:table-cell>
          <table:table-cell table:formula="of:=MID([.A2168]; FIND(&quot;#&quot;; [.A21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3720.ahk (5 hits)</text:p>
          </table:table-cell>
          <table:table-cell table:formula="of:=MID([.A2169]; FIND(&quot;#&quot;; [.A21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3756.ahk (5 hits)</text:p>
          </table:table-cell>
          <table:table-cell table:formula="of:=MID([.A2170]; FIND(&quot;#&quot;; [.A21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4126.ahk (5 hits)</text:p>
          </table:table-cell>
          <table:table-cell table:formula="of:=MID([.A2171]; FIND(&quot;#&quot;; [.A21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4557.ahk (5 hits)</text:p>
          </table:table-cell>
          <table:table-cell table:formula="of:=MID([.A2172]; FIND(&quot;#&quot;; [.A21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4805.ahk (5 hits)</text:p>
          </table:table-cell>
          <table:table-cell table:formula="of:=MID([.A2173]; FIND(&quot;#&quot;; [.A21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5035.ahk (5 hits)</text:p>
          </table:table-cell>
          <table:table-cell table:formula="of:=MID([.A2174]; FIND(&quot;#&quot;; [.A21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5314.ahk (5 hits)</text:p>
          </table:table-cell>
          <table:table-cell table:formula="of:=MID([.A2175]; FIND(&quot;#&quot;; [.A21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85851.ahk (5 hits)</text:p>
          </table:table-cell>
          <table:table-cell table:formula="of:=MID([.A2176]; FIND(&quot;#&quot;; [.A21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90205.ahk (5 hits)</text:p>
          </table:table-cell>
          <table:table-cell table:formula="of:=MID([.A2177]; FIND(&quot;#&quot;; [.A21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095628.ahk (5 hits)</text:p>
          </table:table-cell>
          <table:table-cell table:formula="of:=MID([.A2178]; FIND(&quot;#&quot;; [.A21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0059.ahk (5 hits)</text:p>
          </table:table-cell>
          <table:table-cell table:formula="of:=MID([.A2179]; FIND(&quot;#&quot;; [.A21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0354.ahk (5 hits)</text:p>
          </table:table-cell>
          <table:table-cell table:formula="of:=MID([.A2180]; FIND(&quot;#&quot;; [.A21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0434.ahk (5 hits)</text:p>
          </table:table-cell>
          <table:table-cell table:formula="of:=MID([.A2181]; FIND(&quot;#&quot;; [.A21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0515.ahk (5 hits)</text:p>
          </table:table-cell>
          <table:table-cell table:formula="of:=MID([.A2182]; FIND(&quot;#&quot;; [.A21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0556.ahk (5 hits)</text:p>
          </table:table-cell>
          <table:table-cell table:formula="of:=MID([.A2183]; FIND(&quot;#&quot;; [.A21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0618.ahk (5 hits)</text:p>
          </table:table-cell>
          <table:table-cell table:formula="of:=MID([.A2184]; FIND(&quot;#&quot;; [.A21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0845.ahk (5 hits)</text:p>
          </table:table-cell>
          <table:table-cell table:formula="of:=MID([.A2185]; FIND(&quot;#&quot;; [.A21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1417.ahk (5 hits)</text:p>
          </table:table-cell>
          <table:table-cell table:formula="of:=MID([.A2186]; FIND(&quot;#&quot;; [.A21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3415.ahk (5 hits)</text:p>
          </table:table-cell>
          <table:table-cell table:formula="of:=MID([.A2187]; FIND(&quot;#&quot;; [.A21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3502.ahk (5 hits)</text:p>
          </table:table-cell>
          <table:table-cell table:formula="of:=MID([.A2188]; FIND(&quot;#&quot;; [.A21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4227.ahk (5 hits)</text:p>
          </table:table-cell>
          <table:table-cell table:formula="of:=MID([.A2189]; FIND(&quot;#&quot;; [.A21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4237.ahk (5 hits)</text:p>
          </table:table-cell>
          <table:table-cell table:formula="of:=MID([.A2190]; FIND(&quot;#&quot;; [.A21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4353.ahk (5 hits)</text:p>
          </table:table-cell>
          <table:table-cell table:formula="of:=MID([.A2191]; FIND(&quot;#&quot;; [.A21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4709.ahk (5 hits)</text:p>
          </table:table-cell>
          <table:table-cell table:formula="of:=MID([.A2192]; FIND(&quot;#&quot;; [.A21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4841.ahk (5 hits)</text:p>
          </table:table-cell>
          <table:table-cell table:formula="of:=MID([.A2193]; FIND(&quot;#&quot;; [.A21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_20251004105559.ahk (5 hits)</text:p>
          </table:table-cell>
          <table:table-cell table:formula="of:=MID([.A2194]; FIND(&quot;#&quot;; [.A21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1913.ahk (3 hits)</text:p>
          </table:table-cell>
          <table:table-cell table:formula="of:=MID([.A2195]; FIND(&quot;#&quot;; [.A21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1914.ahk (3 hits)</text:p>
          </table:table-cell>
          <table:table-cell table:formula="of:=MID([.A2196]; FIND(&quot;#&quot;; [.A21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2017.ahk (4 hits)</text:p>
          </table:table-cell>
          <table:table-cell table:formula="of:=MID([.A2197]; FIND(&quot;#&quot;; [.A21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2113.ahk (4 hits)</text:p>
          </table:table-cell>
          <table:table-cell table:formula="of:=MID([.A2198]; FIND(&quot;#&quot;; [.A21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2155.ahk (4 hits)</text:p>
          </table:table-cell>
          <table:table-cell table:formula="of:=MID([.A2199]; FIND(&quot;#&quot;; [.A21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2217.ahk (4 hits)</text:p>
          </table:table-cell>
          <table:table-cell table:formula="of:=MID([.A2200]; FIND(&quot;#&quot;; [.A22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2254.ahk (4 hits)</text:p>
          </table:table-cell>
          <table:table-cell table:formula="of:=MID([.A2201]; FIND(&quot;#&quot;; [.A22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2348.ahk (4 hits)</text:p>
          </table:table-cell>
          <table:table-cell table:formula="of:=MID([.A2202]; FIND(&quot;#&quot;; [.A22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2426.ahk (4 hits)</text:p>
          </table:table-cell>
          <table:table-cell table:formula="of:=MID([.A2203]; FIND(&quot;#&quot;; [.A22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2616.ahk (4 hits)</text:p>
          </table:table-cell>
          <table:table-cell table:formula="of:=MID([.A2204]; FIND(&quot;#&quot;; [.A22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2715.ahk (4 hits)</text:p>
          </table:table-cell>
          <table:table-cell table:formula="of:=MID([.A2205]; FIND(&quot;#&quot;; [.A22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2915.ahk (4 hits)</text:p>
          </table:table-cell>
          <table:table-cell table:formula="of:=MID([.A2206]; FIND(&quot;#&quot;; [.A22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3005.ahk (4 hits)</text:p>
          </table:table-cell>
          <table:table-cell table:formula="of:=MID([.A2207]; FIND(&quot;#&quot;; [.A22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3053.ahk (4 hits)</text:p>
          </table:table-cell>
          <table:table-cell table:formula="of:=MID([.A2208]; FIND(&quot;#&quot;; [.A22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3136.ahk (4 hits)</text:p>
          </table:table-cell>
          <table:table-cell table:formula="of:=MID([.A2209]; FIND(&quot;#&quot;; [.A22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3229.ahk (4 hits)</text:p>
          </table:table-cell>
          <table:table-cell table:formula="of:=MID([.A2210]; FIND(&quot;#&quot;; [.A22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63240.ahk (4 hits)</text:p>
          </table:table-cell>
          <table:table-cell table:formula="of:=MID([.A2211]; FIND(&quot;#&quot;; [.A22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70409.ahk (4 hits)</text:p>
          </table:table-cell>
          <table:table-cell table:formula="of:=MID([.A2212]; FIND(&quot;#&quot;; [.A22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AhkLauncherREVERT_20250930171211.ahk (4 hits)</text:p>
          </table:table-cell>
          <table:table-cell table:formula="of:=MID([.A2213]; FIND(&quot;#&quot;; [.A22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110.ahk (2 hits)</text:p>
          </table:table-cell>
          <table:table-cell table:formula="of:=MID([.A2214]; FIND(&quot;#&quot;; [.A22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147.ahk (2 hits)</text:p>
          </table:table-cell>
          <table:table-cell table:formula="of:=MID([.A2215]; FIND(&quot;#&quot;; [.A22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247.ahk (2 hits)</text:p>
          </table:table-cell>
          <table:table-cell table:formula="of:=MID([.A2216]; FIND(&quot;#&quot;; [.A22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306.ahk (2 hits)</text:p>
          </table:table-cell>
          <table:table-cell table:formula="of:=MID([.A2217]; FIND(&quot;#&quot;; [.A22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401.ahk (2 hits)</text:p>
          </table:table-cell>
          <table:table-cell table:formula="of:=MID([.A2218]; FIND(&quot;#&quot;; [.A22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428.ahk (2 hits)</text:p>
          </table:table-cell>
          <table:table-cell table:formula="of:=MID([.A2219]; FIND(&quot;#&quot;; [.A22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523.ahk (2 hits)</text:p>
          </table:table-cell>
          <table:table-cell table:formula="of:=MID([.A2220]; FIND(&quot;#&quot;; [.A22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624.ahk (2 hits)</text:p>
          </table:table-cell>
          <table:table-cell table:formula="of:=MID([.A2221]; FIND(&quot;#&quot;; [.A22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721.ahk (2 hits)</text:p>
          </table:table-cell>
          <table:table-cell table:formula="of:=MID([.A2222]; FIND(&quot;#&quot;; [.A22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739.ahk (2 hits)</text:p>
          </table:table-cell>
          <table:table-cell table:formula="of:=MID([.A2223]; FIND(&quot;#&quot;; [.A22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831.ahk (2 hits)</text:p>
          </table:table-cell>
          <table:table-cell table:formula="of:=MID([.A2224]; FIND(&quot;#&quot;; [.A22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924.ahk (2 hits)</text:p>
          </table:table-cell>
          <table:table-cell table:formula="of:=MID([.A2225]; FIND(&quot;#&quot;; [.A22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1951.ahk (2 hits)</text:p>
          </table:table-cell>
          <table:table-cell table:formula="of:=MID([.A2226]; FIND(&quot;#&quot;; [.A22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027.ahk (2 hits)</text:p>
          </table:table-cell>
          <table:table-cell table:formula="of:=MID([.A2227]; FIND(&quot;#&quot;; [.A22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028.ahk (2 hits)</text:p>
          </table:table-cell>
          <table:table-cell table:formula="of:=MID([.A2228]; FIND(&quot;#&quot;; [.A22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526.ahk (2 hits)</text:p>
          </table:table-cell>
          <table:table-cell table:formula="of:=MID([.A2229]; FIND(&quot;#&quot;; [.A22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544.ahk (2 hits)</text:p>
          </table:table-cell>
          <table:table-cell table:formula="of:=MID([.A2230]; FIND(&quot;#&quot;; [.A22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628.ahk (2 hits)</text:p>
          </table:table-cell>
          <table:table-cell table:formula="of:=MID([.A2231]; FIND(&quot;#&quot;; [.A22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705.ahk (2 hits)</text:p>
          </table:table-cell>
          <table:table-cell table:formula="of:=MID([.A2232]; FIND(&quot;#&quot;; [.A22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807.ahk (2 hits)</text:p>
          </table:table-cell>
          <table:table-cell table:formula="of:=MID([.A2233]; FIND(&quot;#&quot;; [.A22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857.ahk (2 hits)</text:p>
          </table:table-cell>
          <table:table-cell table:formula="of:=MID([.A2234]; FIND(&quot;#&quot;; [.A22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903.ahk (2 hits)</text:p>
          </table:table-cell>
          <table:table-cell table:formula="of:=MID([.A2235]; FIND(&quot;#&quot;; [.A22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916.ahk (2 hits)</text:p>
          </table:table-cell>
          <table:table-cell table:formula="of:=MID([.A2236]; FIND(&quot;#&quot;; [.A22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948.ahk (2 hits)</text:p>
          </table:table-cell>
          <table:table-cell table:formula="of:=MID([.A2237]; FIND(&quot;#&quot;; [.A22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29082952.ahk (2 hits)</text:p>
          </table:table-cell>
          <table:table-cell table:formula="of:=MID([.A2238]; FIND(&quot;#&quot;; [.A22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Debug_20250930074843.ahk (2 hits)</text:p>
          </table:table-cell>
          <table:table-cell table:formula="of:=MID([.A2239]; FIND(&quot;#&quot;; [.A22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_20251002185725.ahk (1 hit)</text:p>
          </table:table-cell>
          <table:table-cell table:formula="of:=MID([.A2240]; FIND(&quot;#&quot;; [.A22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_20251002185828.ahk (1 hit)</text:p>
          </table:table-cell>
          <table:table-cell table:formula="of:=MID([.A2241]; FIND(&quot;#&quot;; [.A22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_20251002190008.ahk (1 hit)</text:p>
          </table:table-cell>
          <table:table-cell table:formula="of:=MID([.A2242]; FIND(&quot;#&quot;; [.A22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_20251002190132.ahk (1 hit)</text:p>
          </table:table-cell>
          <table:table-cell table:formula="of:=MID([.A2243]; FIND(&quot;#&quot;; [.A22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_20251002190201.ahk (1 hit)</text:p>
          </table:table-cell>
          <table:table-cell table:formula="of:=MID([.A2244]; FIND(&quot;#&quot;; [.A22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_20251002190225.ahk (1 hit)</text:p>
          </table:table-cell>
          <table:table-cell table:formula="of:=MID([.A2245]; FIND(&quot;#&quot;; [.A22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_20251002190256.ahk (1 hit)</text:p>
          </table:table-cell>
          <table:table-cell table:formula="of:=MID([.A2246]; FIND(&quot;#&quot;; [.A22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_20251002190305.ahk (1 hit)</text:p>
          </table:table-cell>
          <table:table-cell table:formula="of:=MID([.A2247]; FIND(&quot;#&quot;; [.A22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_20251002190312.ahk (1 hit)</text:p>
          </table:table-cell>
          <table:table-cell table:formula="of:=MID([.A2248]; FIND(&quot;#&quot;; [.A22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_20251002190334.ahk (1 hit)</text:p>
          </table:table-cell>
          <table:table-cell table:formula="of:=MID([.A2249]; FIND(&quot;#&quot;; [.A22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_20251002190405.ahk (1 hit)</text:p>
          </table:table-cell>
          <table:table-cell table:formula="of:=MID([.A2250]; FIND(&quot;#&quot;; [.A22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Shell32_20251002190516.ahk (1 hit)</text:p>
          </table:table-cell>
          <table:table-cell table:formula="of:=MID([.A2251]; FIND(&quot;#&quot;; [.A22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Shell32_20251002190755.ahk (1 hit)</text:p>
          </table:table-cell>
          <table:table-cell table:formula="of:=MID([.A2252]; FIND(&quot;#&quot;; [.A22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GetFilePropertiesShell32_20251002190846.ahk (1 hit)</text:p>
          </table:table-cell>
          <table:table-cell table:formula="of:=MID([.A2253]; FIND(&quot;#&quot;; [.A22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3801.ahk (2 hits)</text:p>
          </table:table-cell>
          <table:table-cell table:formula="of:=MID([.A2254]; FIND(&quot;#&quot;; [.A22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4951.ahk (2 hits)</text:p>
          </table:table-cell>
          <table:table-cell table:formula="of:=MID([.A2255]; FIND(&quot;#&quot;; [.A22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042.ahk (2 hits)</text:p>
          </table:table-cell>
          <table:table-cell table:formula="of:=MID([.A2256]; FIND(&quot;#&quot;; [.A22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051.ahk (2 hits)</text:p>
          </table:table-cell>
          <table:table-cell table:formula="of:=MID([.A2257]; FIND(&quot;#&quot;; [.A22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117.ahk (2 hits)</text:p>
          </table:table-cell>
          <table:table-cell table:formula="of:=MID([.A2258]; FIND(&quot;#&quot;; [.A22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141.ahk (2 hits)</text:p>
          </table:table-cell>
          <table:table-cell table:formula="of:=MID([.A2259]; FIND(&quot;#&quot;; [.A22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240.ahk (2 hits)</text:p>
          </table:table-cell>
          <table:table-cell table:formula="of:=MID([.A2260]; FIND(&quot;#&quot;; [.A22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307.ahk (2 hits)</text:p>
          </table:table-cell>
          <table:table-cell table:formula="of:=MID([.A2261]; FIND(&quot;#&quot;; [.A22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322.ahk (2 hits)</text:p>
          </table:table-cell>
          <table:table-cell table:formula="of:=MID([.A2262]; FIND(&quot;#&quot;; [.A22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408.ahk (2 hits)</text:p>
          </table:table-cell>
          <table:table-cell table:formula="of:=MID([.A2263]; FIND(&quot;#&quot;; [.A22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442.ahk (2 hits)</text:p>
          </table:table-cell>
          <table:table-cell table:formula="of:=MID([.A2264]; FIND(&quot;#&quot;; [.A22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546.ahk (2 hits)</text:p>
          </table:table-cell>
          <table:table-cell table:formula="of:=MID([.A2265]; FIND(&quot;#&quot;; [.A22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606.ahk (2 hits)</text:p>
          </table:table-cell>
          <table:table-cell table:formula="of:=MID([.A2266]; FIND(&quot;#&quot;; [.A22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627.ahk (2 hits)</text:p>
          </table:table-cell>
          <table:table-cell table:formula="of:=MID([.A2267]; FIND(&quot;#&quot;; [.A22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639.ahk (2 hits)</text:p>
          </table:table-cell>
          <table:table-cell table:formula="of:=MID([.A2268]; FIND(&quot;#&quot;; [.A22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829.ahk (2 hits)</text:p>
          </table:table-cell>
          <table:table-cell table:formula="of:=MID([.A2269]; FIND(&quot;#&quot;; [.A22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846.ahk (2 hits)</text:p>
          </table:table-cell>
          <table:table-cell table:formula="of:=MID([.A2270]; FIND(&quot;#&quot;; [.A22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55945.ahk (2 hits)</text:p>
          </table:table-cell>
          <table:table-cell table:formula="of:=MID([.A2271]; FIND(&quot;#&quot;; [.A22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0052.ahk (2 hits)</text:p>
          </table:table-cell>
          <table:table-cell table:formula="of:=MID([.A2272]; FIND(&quot;#&quot;; [.A22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0115.ahk (2 hits)</text:p>
          </table:table-cell>
          <table:table-cell table:formula="of:=MID([.A2273]; FIND(&quot;#&quot;; [.A22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0156.ahk (2 hits)</text:p>
          </table:table-cell>
          <table:table-cell table:formula="of:=MID([.A2274]; FIND(&quot;#&quot;; [.A22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0401.ahk (2 hits)</text:p>
          </table:table-cell>
          <table:table-cell table:formula="of:=MID([.A2275]; FIND(&quot;#&quot;; [.A22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0427.ahk (2 hits)</text:p>
          </table:table-cell>
          <table:table-cell table:formula="of:=MID([.A2276]; FIND(&quot;#&quot;; [.A22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0524.ahk (2 hits)</text:p>
          </table:table-cell>
          <table:table-cell table:formula="of:=MID([.A2277]; FIND(&quot;#&quot;; [.A22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0618.ahk (2 hits)</text:p>
          </table:table-cell>
          <table:table-cell table:formula="of:=MID([.A2278]; FIND(&quot;#&quot;; [.A22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0841.ahk (2 hits)</text:p>
          </table:table-cell>
          <table:table-cell table:formula="of:=MID([.A2279]; FIND(&quot;#&quot;; [.A22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0846.ahk (2 hits)</text:p>
          </table:table-cell>
          <table:table-cell table:formula="of:=MID([.A2280]; FIND(&quot;#&quot;; [.A22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1028.ahk (2 hits)</text:p>
          </table:table-cell>
          <table:table-cell table:formula="of:=MID([.A2281]; FIND(&quot;#&quot;; [.A22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1149.ahk (2 hits)</text:p>
          </table:table-cell>
          <table:table-cell table:formula="of:=MID([.A2282]; FIND(&quot;#&quot;; [.A22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1229.ahk (2 hits)</text:p>
          </table:table-cell>
          <table:table-cell table:formula="of:=MID([.A2283]; FIND(&quot;#&quot;; [.A22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1355.ahk (2 hits)</text:p>
          </table:table-cell>
          <table:table-cell table:formula="of:=MID([.A2284]; FIND(&quot;#&quot;; [.A22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1435.ahk (2 hits)</text:p>
          </table:table-cell>
          <table:table-cell table:formula="of:=MID([.A2285]; FIND(&quot;#&quot;; [.A22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1455.ahk (2 hits)</text:p>
          </table:table-cell>
          <table:table-cell table:formula="of:=MID([.A2286]; FIND(&quot;#&quot;; [.A22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1819.ahk (2 hits)</text:p>
          </table:table-cell>
          <table:table-cell table:formula="of:=MID([.A2287]; FIND(&quot;#&quot;; [.A22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2351.ahk (2 hits)</text:p>
          </table:table-cell>
          <table:table-cell table:formula="of:=MID([.A2288]; FIND(&quot;#&quot;; [.A22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2425.ahk (2 hits)</text:p>
          </table:table-cell>
          <table:table-cell table:formula="of:=MID([.A2289]; FIND(&quot;#&quot;; [.A22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2540.ahk (2 hits)</text:p>
          </table:table-cell>
          <table:table-cell table:formula="of:=MID([.A2290]; FIND(&quot;#&quot;; [.A22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2753.ahk (2 hits)</text:p>
          </table:table-cell>
          <table:table-cell table:formula="of:=MID([.A2291]; FIND(&quot;#&quot;; [.A22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2901.ahk (2 hits)</text:p>
          </table:table-cell>
          <table:table-cell table:formula="of:=MID([.A2292]; FIND(&quot;#&quot;; [.A22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3115.ahk (2 hits)</text:p>
          </table:table-cell>
          <table:table-cell table:formula="of:=MID([.A2293]; FIND(&quot;#&quot;; [.A22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3258.ahk (3 hits)</text:p>
          </table:table-cell>
          <table:table-cell table:formula="of:=MID([.A2294]; FIND(&quot;#&quot;; [.A22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3312.ahk (3 hits)</text:p>
          </table:table-cell>
          <table:table-cell table:formula="of:=MID([.A2295]; FIND(&quot;#&quot;; [.A22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63424.ahk (3 hits)</text:p>
          </table:table-cell>
          <table:table-cell table:formula="of:=MID([.A2296]; FIND(&quot;#&quot;; [.A22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70941.ahk (3 hits)</text:p>
          </table:table-cell>
          <table:table-cell table:formula="of:=MID([.A2297]; FIND(&quot;#&quot;; [.A22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71001.ahk (4 hits)</text:p>
          </table:table-cell>
          <table:table-cell table:formula="of:=MID([.A2298]; FIND(&quot;#&quot;; [.A22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71402.ahk (3 hits)</text:p>
          </table:table-cell>
          <table:table-cell table:formula="of:=MID([.A2299]; FIND(&quot;#&quot;; [.A22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71411.ahk (3 hits)</text:p>
          </table:table-cell>
          <table:table-cell table:formula="of:=MID([.A2300]; FIND(&quot;#&quot;; [.A23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71500.ahk (3 hits)</text:p>
          </table:table-cell>
          <table:table-cell table:formula="of:=MID([.A2301]; FIND(&quot;#&quot;; [.A23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71601.ahk (3 hits)</text:p>
          </table:table-cell>
          <table:table-cell table:formula="of:=MID([.A2302]; FIND(&quot;#&quot;; [.A23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71604.ahk (3 hits)</text:p>
          </table:table-cell>
          <table:table-cell table:formula="of:=MID([.A2303]; FIND(&quot;#&quot;; [.A23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71651.ahk (3 hits)</text:p>
          </table:table-cell>
          <table:table-cell table:formula="of:=MID([.A2304]; FIND(&quot;#&quot;; [.A23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75041.ahk (3 hits)</text:p>
          </table:table-cell>
          <table:table-cell table:formula="of:=MID([.A2305]; FIND(&quot;#&quot;; [.A23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75150.ahk (3 hits)</text:p>
          </table:table-cell>
          <table:table-cell table:formula="of:=MID([.A2306]; FIND(&quot;#&quot;; [.A23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311.ahk (3 hits)</text:p>
          </table:table-cell>
          <table:table-cell table:formula="of:=MID([.A2307]; FIND(&quot;#&quot;; [.A23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356.ahk (3 hits)</text:p>
          </table:table-cell>
          <table:table-cell table:formula="of:=MID([.A2308]; FIND(&quot;#&quot;; [.A23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401.ahk (3 hits)</text:p>
          </table:table-cell>
          <table:table-cell table:formula="of:=MID([.A2309]; FIND(&quot;#&quot;; [.A23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451.ahk (3 hits)</text:p>
          </table:table-cell>
          <table:table-cell table:formula="of:=MID([.A2310]; FIND(&quot;#&quot;; [.A23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453.ahk (3 hits)</text:p>
          </table:table-cell>
          <table:table-cell table:formula="of:=MID([.A2311]; FIND(&quot;#&quot;; [.A23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502.ahk (3 hits)</text:p>
          </table:table-cell>
          <table:table-cell table:formula="of:=MID([.A2312]; FIND(&quot;#&quot;; [.A23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539.ahk (3 hits)</text:p>
          </table:table-cell>
          <table:table-cell table:formula="of:=MID([.A2313]; FIND(&quot;#&quot;; [.A23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543.ahk (3 hits)</text:p>
          </table:table-cell>
          <table:table-cell table:formula="of:=MID([.A2314]; FIND(&quot;#&quot;; [.A23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559.ahk (3 hits)</text:p>
          </table:table-cell>
          <table:table-cell table:formula="of:=MID([.A2315]; FIND(&quot;#&quot;; [.A23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611.ahk (3 hits)</text:p>
          </table:table-cell>
          <table:table-cell table:formula="of:=MID([.A2316]; FIND(&quot;#&quot;; [.A23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636.ahk (3 hits)</text:p>
          </table:table-cell>
          <table:table-cell table:formula="of:=MID([.A2317]; FIND(&quot;#&quot;; [.A23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659.ahk (3 hits)</text:p>
          </table:table-cell>
          <table:table-cell table:formula="of:=MID([.A2318]; FIND(&quot;#&quot;; [.A23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710.ahk (3 hits)</text:p>
          </table:table-cell>
          <table:table-cell table:formula="of:=MID([.A2319]; FIND(&quot;#&quot;; [.A23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3743.ahk (3 hits)</text:p>
          </table:table-cell>
          <table:table-cell table:formula="of:=MID([.A2320]; FIND(&quot;#&quot;; [.A23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5205.ahk (3 hits)</text:p>
          </table:table-cell>
          <table:table-cell table:formula="of:=MID([.A2321]; FIND(&quot;#&quot;; [.A23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5237.ahk (3 hits)</text:p>
          </table:table-cell>
          <table:table-cell table:formula="of:=MID([.A2322]; FIND(&quot;#&quot;; [.A23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5407.ahk (3 hits)</text:p>
          </table:table-cell>
          <table:table-cell table:formula="of:=MID([.A2323]; FIND(&quot;#&quot;; [.A23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5428.ahk (3 hits)</text:p>
          </table:table-cell>
          <table:table-cell table:formula="of:=MID([.A2324]; FIND(&quot;#&quot;; [.A23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5434.ahk (3 hits)</text:p>
          </table:table-cell>
          <table:table-cell table:formula="of:=MID([.A2325]; FIND(&quot;#&quot;; [.A23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5510.ahk (3 hits)</text:p>
          </table:table-cell>
          <table:table-cell table:formula="of:=MID([.A2326]; FIND(&quot;#&quot;; [.A23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5535.ahk (3 hits)</text:p>
          </table:table-cell>
          <table:table-cell table:formula="of:=MID([.A2327]; FIND(&quot;#&quot;; [.A23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5733.ahk (4 hits)</text:p>
          </table:table-cell>
          <table:table-cell table:formula="of:=MID([.A2328]; FIND(&quot;#&quot;; [.A23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5736.ahk (4 hits)</text:p>
          </table:table-cell>
          <table:table-cell table:formula="of:=MID([.A2329]; FIND(&quot;#&quot;; [.A23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85959.ahk (4 hits)</text:p>
          </table:table-cell>
          <table:table-cell table:formula="of:=MID([.A2330]; FIND(&quot;#&quot;; [.A23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0012.ahk (4 hits)</text:p>
          </table:table-cell>
          <table:table-cell table:formula="of:=MID([.A2331]; FIND(&quot;#&quot;; [.A23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0036.ahk (4 hits)</text:p>
          </table:table-cell>
          <table:table-cell table:formula="of:=MID([.A2332]; FIND(&quot;#&quot;; [.A23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0045.ahk (4 hits)</text:p>
          </table:table-cell>
          <table:table-cell table:formula="of:=MID([.A2333]; FIND(&quot;#&quot;; [.A23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0053.ahk (4 hits)</text:p>
          </table:table-cell>
          <table:table-cell table:formula="of:=MID([.A2334]; FIND(&quot;#&quot;; [.A23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0126.ahk (4 hits)</text:p>
          </table:table-cell>
          <table:table-cell table:formula="of:=MID([.A2335]; FIND(&quot;#&quot;; [.A23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0139.ahk (4 hits)</text:p>
          </table:table-cell>
          <table:table-cell table:formula="of:=MID([.A2336]; FIND(&quot;#&quot;; [.A23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4503.ahk (4 hits)</text:p>
          </table:table-cell>
          <table:table-cell table:formula="of:=MID([.A2337]; FIND(&quot;#&quot;; [.A23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4548.ahk (4 hits)</text:p>
          </table:table-cell>
          <table:table-cell table:formula="of:=MID([.A2338]; FIND(&quot;#&quot;; [.A23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4722.ahk (4 hits)</text:p>
          </table:table-cell>
          <table:table-cell table:formula="of:=MID([.A2339]; FIND(&quot;#&quot;; [.A23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4802.ahk (4 hits)</text:p>
          </table:table-cell>
          <table:table-cell table:formula="of:=MID([.A2340]; FIND(&quot;#&quot;; [.A23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4907.ahk (4 hits)</text:p>
          </table:table-cell>
          <table:table-cell table:formula="of:=MID([.A2341]; FIND(&quot;#&quot;; [.A23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4940.ahk (4 hits)</text:p>
          </table:table-cell>
          <table:table-cell table:formula="of:=MID([.A2342]; FIND(&quot;#&quot;; [.A23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095116.ahk (4 hits)</text:p>
          </table:table-cell>
          <table:table-cell table:formula="of:=MID([.A2343]; FIND(&quot;#&quot;; [.A23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04312.ahk (4 hits)</text:p>
          </table:table-cell>
          <table:table-cell table:formula="of:=MID([.A2344]; FIND(&quot;#&quot;; [.A23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04609.ahk (4 hits)</text:p>
          </table:table-cell>
          <table:table-cell table:formula="of:=MID([.A2345]; FIND(&quot;#&quot;; [.A23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05028.ahk (4 hits)</text:p>
          </table:table-cell>
          <table:table-cell table:formula="of:=MID([.A2346]; FIND(&quot;#&quot;; [.A23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05253.ahk (4 hits)</text:p>
          </table:table-cell>
          <table:table-cell table:formula="of:=MID([.A2347]; FIND(&quot;#&quot;; [.A23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05504.ahk (4 hits)</text:p>
          </table:table-cell>
          <table:table-cell table:formula="of:=MID([.A2348]; FIND(&quot;#&quot;; [.A23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05757.ahk (4 hits)</text:p>
          </table:table-cell>
          <table:table-cell table:formula="of:=MID([.A2349]; FIND(&quot;#&quot;; [.A23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05818.ahk (4 hits)</text:p>
          </table:table-cell>
          <table:table-cell table:formula="of:=MID([.A2350]; FIND(&quot;#&quot;; [.A23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05856.ahk (4 hits)</text:p>
          </table:table-cell>
          <table:table-cell table:formula="of:=MID([.A2351]; FIND(&quot;#&quot;; [.A23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0050.ahk (4 hits)</text:p>
          </table:table-cell>
          <table:table-cell table:formula="of:=MID([.A2352]; FIND(&quot;#&quot;; [.A23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0138.ahk (4 hits)</text:p>
          </table:table-cell>
          <table:table-cell table:formula="of:=MID([.A2353]; FIND(&quot;#&quot;; [.A23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0456.ahk (4 hits)</text:p>
          </table:table-cell>
          <table:table-cell table:formula="of:=MID([.A2354]; FIND(&quot;#&quot;; [.A23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0539.ahk (4 hits)</text:p>
          </table:table-cell>
          <table:table-cell table:formula="of:=MID([.A2355]; FIND(&quot;#&quot;; [.A23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0641.ahk (4 hits)</text:p>
          </table:table-cell>
          <table:table-cell table:formula="of:=MID([.A2356]; FIND(&quot;#&quot;; [.A23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0921.ahk (4 hits)</text:p>
          </table:table-cell>
          <table:table-cell table:formula="of:=MID([.A2357]; FIND(&quot;#&quot;; [.A23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1114.ahk (4 hits)</text:p>
          </table:table-cell>
          <table:table-cell table:formula="of:=MID([.A2358]; FIND(&quot;#&quot;; [.A23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1718.ahk (4 hits)</text:p>
          </table:table-cell>
          <table:table-cell table:formula="of:=MID([.A2359]; FIND(&quot;#&quot;; [.A23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1801.ahk (4 hits)</text:p>
          </table:table-cell>
          <table:table-cell table:formula="of:=MID([.A2360]; FIND(&quot;#&quot;; [.A23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2009.ahk (4 hits)</text:p>
          </table:table-cell>
          <table:table-cell table:formula="of:=MID([.A2361]; FIND(&quot;#&quot;; [.A23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2612.ahk (4 hits)</text:p>
          </table:table-cell>
          <table:table-cell table:formula="of:=MID([.A2362]; FIND(&quot;#&quot;; [.A23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4508.ahk (4 hits)</text:p>
          </table:table-cell>
          <table:table-cell table:formula="of:=MID([.A2363]; FIND(&quot;#&quot;; [.A23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5506.ahk (4 hits)</text:p>
          </table:table-cell>
          <table:table-cell table:formula="of:=MID([.A2364]; FIND(&quot;#&quot;; [.A23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15643.ahk (4 hits)</text:p>
          </table:table-cell>
          <table:table-cell table:formula="of:=MID([.A2365]; FIND(&quot;#&quot;; [.A23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2647.ahk (4 hits)</text:p>
          </table:table-cell>
          <table:table-cell table:formula="of:=MID([.A2366]; FIND(&quot;#&quot;; [.A23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3839.ahk (4 hits)</text:p>
          </table:table-cell>
          <table:table-cell table:formula="of:=MID([.A2367]; FIND(&quot;#&quot;; [.A23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4125.ahk (4 hits)</text:p>
          </table:table-cell>
          <table:table-cell table:formula="of:=MID([.A2368]; FIND(&quot;#&quot;; [.A23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4301.ahk (4 hits)</text:p>
          </table:table-cell>
          <table:table-cell table:formula="of:=MID([.A2369]; FIND(&quot;#&quot;; [.A23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4430.ahk (4 hits)</text:p>
          </table:table-cell>
          <table:table-cell table:formula="of:=MID([.A2370]; FIND(&quot;#&quot;; [.A23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4455.ahk (4 hits)</text:p>
          </table:table-cell>
          <table:table-cell table:formula="of:=MID([.A2371]; FIND(&quot;#&quot;; [.A23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4518.ahk (4 hits)</text:p>
          </table:table-cell>
          <table:table-cell table:formula="of:=MID([.A2372]; FIND(&quot;#&quot;; [.A23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4556.ahk (4 hits)</text:p>
          </table:table-cell>
          <table:table-cell table:formula="of:=MID([.A2373]; FIND(&quot;#&quot;; [.A23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4711.ahk (4 hits)</text:p>
          </table:table-cell>
          <table:table-cell table:formula="of:=MID([.A2374]; FIND(&quot;#&quot;; [.A23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5156.ahk (4 hits)</text:p>
          </table:table-cell>
          <table:table-cell table:formula="of:=MID([.A2375]; FIND(&quot;#&quot;; [.A23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5213.ahk (4 hits)</text:p>
          </table:table-cell>
          <table:table-cell table:formula="of:=MID([.A2376]; FIND(&quot;#&quot;; [.A23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5436.ahk (4 hits)</text:p>
          </table:table-cell>
          <table:table-cell table:formula="of:=MID([.A2377]; FIND(&quot;#&quot;; [.A23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5500.ahk (4 hits)</text:p>
          </table:table-cell>
          <table:table-cell table:formula="of:=MID([.A2378]; FIND(&quot;#&quot;; [.A23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5622.ahk (4 hits)</text:p>
          </table:table-cell>
          <table:table-cell table:formula="of:=MID([.A2379]; FIND(&quot;#&quot;; [.A23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5721.ahk (4 hits)</text:p>
          </table:table-cell>
          <table:table-cell table:formula="of:=MID([.A2380]; FIND(&quot;#&quot;; [.A23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5822.ahk (4 hits)</text:p>
          </table:table-cell>
          <table:table-cell table:formula="of:=MID([.A2381]; FIND(&quot;#&quot;; [.A23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5842.ahk (4 hits)</text:p>
          </table:table-cell>
          <table:table-cell table:formula="of:=MID([.A2382]; FIND(&quot;#&quot;; [.A23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5857.ahk (4 hits)</text:p>
          </table:table-cell>
          <table:table-cell table:formula="of:=MID([.A2383]; FIND(&quot;#&quot;; [.A23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65942.ahk (4 hits)</text:p>
          </table:table-cell>
          <table:table-cell table:formula="of:=MID([.A2384]; FIND(&quot;#&quot;; [.A23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70015.ahk (4 hits)</text:p>
          </table:table-cell>
          <table:table-cell table:formula="of:=MID([.A2385]; FIND(&quot;#&quot;; [.A23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70109.ahk (4 hits)</text:p>
          </table:table-cell>
          <table:table-cell table:formula="of:=MID([.A2386]; FIND(&quot;#&quot;; [.A23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73016.ahk (4 hits)</text:p>
          </table:table-cell>
          <table:table-cell table:formula="of:=MID([.A2387]; FIND(&quot;#&quot;; [.A23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estEnvVars_20250929173146.ahk (4 hits)</text:p>
          </table:table-cell>
          <table:table-cell table:formula="of:=MID([.A2388]; FIND(&quot;#&quot;; [.A23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Launcher\TogglePasswordExample_20251001130553.ahk (4 hits)</text:p>
          </table:table-cell>
          <table:table-cell table:formula="of:=MID([.A2389]; FIND(&quot;#&quot;; [.A23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1126.ahk (1 hit)</text:p>
          </table:table-cell>
          <table:table-cell table:formula="of:=MID([.A2390]; FIND(&quot;#&quot;; [.A23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1751.ahk (1 hit)</text:p>
          </table:table-cell>
          <table:table-cell table:formula="of:=MID([.A2391]; FIND(&quot;#&quot;; [.A23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1815.ahk (1 hit)</text:p>
          </table:table-cell>
          <table:table-cell table:formula="of:=MID([.A2392]; FIND(&quot;#&quot;; [.A23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2035.ahk (1 hit)</text:p>
          </table:table-cell>
          <table:table-cell table:formula="of:=MID([.A2393]; FIND(&quot;#&quot;; [.A23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2213.ahk (1 hit)</text:p>
          </table:table-cell>
          <table:table-cell table:formula="of:=MID([.A2394]; FIND(&quot;#&quot;; [.A23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2302.ahk (1 hit)</text:p>
          </table:table-cell>
          <table:table-cell table:formula="of:=MID([.A2395]; FIND(&quot;#&quot;; [.A23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2808.ahk (1 hit)</text:p>
          </table:table-cell>
          <table:table-cell table:formula="of:=MID([.A2396]; FIND(&quot;#&quot;; [.A23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2854.ahk (1 hit)</text:p>
          </table:table-cell>
          <table:table-cell table:formula="of:=MID([.A2397]; FIND(&quot;#&quot;; [.A23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3202.ahk (1 hit)</text:p>
          </table:table-cell>
          <table:table-cell table:formula="of:=MID([.A2398]; FIND(&quot;#&quot;; [.A23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3530.ahk (1 hit)</text:p>
          </table:table-cell>
          <table:table-cell table:formula="of:=MID([.A2399]; FIND(&quot;#&quot;; [.A23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3653.ahk (1 hit)</text:p>
          </table:table-cell>
          <table:table-cell table:formula="of:=MID([.A2400]; FIND(&quot;#&quot;; [.A24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73905.ahk (1 hit)</text:p>
          </table:table-cell>
          <table:table-cell table:formula="of:=MID([.A2401]; FIND(&quot;#&quot;; [.A24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0730.ahk (1 hit)</text:p>
          </table:table-cell>
          <table:table-cell table:formula="of:=MID([.A2402]; FIND(&quot;#&quot;; [.A24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0801.ahk (1 hit)</text:p>
          </table:table-cell>
          <table:table-cell table:formula="of:=MID([.A2403]; FIND(&quot;#&quot;; [.A24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0945.ahk (1 hit)</text:p>
          </table:table-cell>
          <table:table-cell table:formula="of:=MID([.A2404]; FIND(&quot;#&quot;; [.A24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1213.ahk (1 hit)</text:p>
          </table:table-cell>
          <table:table-cell table:formula="of:=MID([.A2405]; FIND(&quot;#&quot;; [.A24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1406.ahk (1 hit)</text:p>
          </table:table-cell>
          <table:table-cell table:formula="of:=MID([.A2406]; FIND(&quot;#&quot;; [.A24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1443.ahk (1 hit)</text:p>
          </table:table-cell>
          <table:table-cell table:formula="of:=MID([.A2407]; FIND(&quot;#&quot;; [.A24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1622.ahk (1 hit)</text:p>
          </table:table-cell>
          <table:table-cell table:formula="of:=MID([.A2408]; FIND(&quot;#&quot;; [.A24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1636.ahk (1 hit)</text:p>
          </table:table-cell>
          <table:table-cell table:formula="of:=MID([.A2409]; FIND(&quot;#&quot;; [.A24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1659.ahk (1 hit)</text:p>
          </table:table-cell>
          <table:table-cell table:formula="of:=MID([.A2410]; FIND(&quot;#&quot;; [.A24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1801.ahk (1 hit)</text:p>
          </table:table-cell>
          <table:table-cell table:formula="of:=MID([.A2411]; FIND(&quot;#&quot;; [.A24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1852.ahk (1 hit)</text:p>
          </table:table-cell>
          <table:table-cell table:formula="of:=MID([.A2412]; FIND(&quot;#&quot;; [.A24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1934.ahk (1 hit)</text:p>
          </table:table-cell>
          <table:table-cell table:formula="of:=MID([.A2413]; FIND(&quot;#&quot;; [.A24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013.ahk (1 hit)</text:p>
          </table:table-cell>
          <table:table-cell table:formula="of:=MID([.A2414]; FIND(&quot;#&quot;; [.A24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027.ahk (1 hit)</text:p>
          </table:table-cell>
          <table:table-cell table:formula="of:=MID([.A2415]; FIND(&quot;#&quot;; [.A24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137.ahk (1 hit)</text:p>
          </table:table-cell>
          <table:table-cell table:formula="of:=MID([.A2416]; FIND(&quot;#&quot;; [.A24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155.ahk (1 hit)</text:p>
          </table:table-cell>
          <table:table-cell table:formula="of:=MID([.A2417]; FIND(&quot;#&quot;; [.A24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256.ahk (1 hit)</text:p>
          </table:table-cell>
          <table:table-cell table:formula="of:=MID([.A2418]; FIND(&quot;#&quot;; [.A24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327.ahk (1 hit)</text:p>
          </table:table-cell>
          <table:table-cell table:formula="of:=MID([.A2419]; FIND(&quot;#&quot;; [.A24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401.ahk (1 hit)</text:p>
          </table:table-cell>
          <table:table-cell table:formula="of:=MID([.A2420]; FIND(&quot;#&quot;; [.A24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505.ahk (1 hit)</text:p>
          </table:table-cell>
          <table:table-cell table:formula="of:=MID([.A2421]; FIND(&quot;#&quot;; [.A24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524.ahk (1 hit)</text:p>
          </table:table-cell>
          <table:table-cell table:formula="of:=MID([.A2422]; FIND(&quot;#&quot;; [.A24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545.ahk (1 hit)</text:p>
          </table:table-cell>
          <table:table-cell table:formula="of:=MID([.A2423]; FIND(&quot;#&quot;; [.A24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603.ahk (1 hit)</text:p>
          </table:table-cell>
          <table:table-cell table:formula="of:=MID([.A2424]; FIND(&quot;#&quot;; [.A24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809.ahk (1 hit)</text:p>
          </table:table-cell>
          <table:table-cell table:formula="of:=MID([.A2425]; FIND(&quot;#&quot;; [.A24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915.ahk (1 hit)</text:p>
          </table:table-cell>
          <table:table-cell table:formula="of:=MID([.A2426]; FIND(&quot;#&quot;; [.A24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2929.ahk (1 hit)</text:p>
          </table:table-cell>
          <table:table-cell table:formula="of:=MID([.A2427]; FIND(&quot;#&quot;; [.A24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006.ahk (1 hit)</text:p>
          </table:table-cell>
          <table:table-cell table:formula="of:=MID([.A2428]; FIND(&quot;#&quot;; [.A24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154.ahk (1 hit)</text:p>
          </table:table-cell>
          <table:table-cell table:formula="of:=MID([.A2429]; FIND(&quot;#&quot;; [.A24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234.ahk (1 hit)</text:p>
          </table:table-cell>
          <table:table-cell table:formula="of:=MID([.A2430]; FIND(&quot;#&quot;; [.A24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250.ahk (1 hit)</text:p>
          </table:table-cell>
          <table:table-cell table:formula="of:=MID([.A2431]; FIND(&quot;#&quot;; [.A24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447.ahk (1 hit)</text:p>
          </table:table-cell>
          <table:table-cell table:formula="of:=MID([.A2432]; FIND(&quot;#&quot;; [.A24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510.ahk (1 hit)</text:p>
          </table:table-cell>
          <table:table-cell table:formula="of:=MID([.A2433]; FIND(&quot;#&quot;; [.A24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531.ahk (1 hit)</text:p>
          </table:table-cell>
          <table:table-cell table:formula="of:=MID([.A2434]; FIND(&quot;#&quot;; [.A24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539.ahk (1 hit)</text:p>
          </table:table-cell>
          <table:table-cell table:formula="of:=MID([.A2435]; FIND(&quot;#&quot;; [.A24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704.ahk (1 hit)</text:p>
          </table:table-cell>
          <table:table-cell table:formula="of:=MID([.A2436]; FIND(&quot;#&quot;; [.A24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718.ahk (1 hit)</text:p>
          </table:table-cell>
          <table:table-cell table:formula="of:=MID([.A2437]; FIND(&quot;#&quot;; [.A24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727.ahk (1 hit)</text:p>
          </table:table-cell>
          <table:table-cell table:formula="of:=MID([.A2438]; FIND(&quot;#&quot;; [.A24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756.ahk (1 hit)</text:p>
          </table:table-cell>
          <table:table-cell table:formula="of:=MID([.A2439]; FIND(&quot;#&quot;; [.A24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842.ahk (1 hit)</text:p>
          </table:table-cell>
          <table:table-cell table:formula="of:=MID([.A2440]; FIND(&quot;#&quot;; [.A24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3948.ahk (1 hit)</text:p>
          </table:table-cell>
          <table:table-cell table:formula="of:=MID([.A2441]; FIND(&quot;#&quot;; [.A24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058.ahk (1 hit)</text:p>
          </table:table-cell>
          <table:table-cell table:formula="of:=MID([.A2442]; FIND(&quot;#&quot;; [.A24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119.ahk (1 hit)</text:p>
          </table:table-cell>
          <table:table-cell table:formula="of:=MID([.A2443]; FIND(&quot;#&quot;; [.A24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206.ahk (1 hit)</text:p>
          </table:table-cell>
          <table:table-cell table:formula="of:=MID([.A2444]; FIND(&quot;#&quot;; [.A24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228.ahk (1 hit)</text:p>
          </table:table-cell>
          <table:table-cell table:formula="of:=MID([.A2445]; FIND(&quot;#&quot;; [.A24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246.ahk (1 hit)</text:p>
          </table:table-cell>
          <table:table-cell table:formula="of:=MID([.A2446]; FIND(&quot;#&quot;; [.A24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339.ahk (1 hit)</text:p>
          </table:table-cell>
          <table:table-cell table:formula="of:=MID([.A2447]; FIND(&quot;#&quot;; [.A24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352.ahk (1 hit)</text:p>
          </table:table-cell>
          <table:table-cell table:formula="of:=MID([.A2448]; FIND(&quot;#&quot;; [.A24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706.ahk (1 hit)</text:p>
          </table:table-cell>
          <table:table-cell table:formula="of:=MID([.A2449]; FIND(&quot;#&quot;; [.A24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751.ahk (1 hit)</text:p>
          </table:table-cell>
          <table:table-cell table:formula="of:=MID([.A2450]; FIND(&quot;#&quot;; [.A24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856.ahk (1 hit)</text:p>
          </table:table-cell>
          <table:table-cell table:formula="of:=MID([.A2451]; FIND(&quot;#&quot;; [.A24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940.ahk (1 hit)</text:p>
          </table:table-cell>
          <table:table-cell table:formula="of:=MID([.A2452]; FIND(&quot;#&quot;; [.A24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4943.ahk (1 hit)</text:p>
          </table:table-cell>
          <table:table-cell table:formula="of:=MID([.A2453]; FIND(&quot;#&quot;; [.A24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5050.ahk (1 hit)</text:p>
          </table:table-cell>
          <table:table-cell table:formula="of:=MID([.A2454]; FIND(&quot;#&quot;; [.A24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5134.ahk (1 hit)</text:p>
          </table:table-cell>
          <table:table-cell table:formula="of:=MID([.A2455]; FIND(&quot;#&quot;; [.A24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5157.ahk (1 hit)</text:p>
          </table:table-cell>
          <table:table-cell table:formula="of:=MID([.A2456]; FIND(&quot;#&quot;; [.A24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5448.ahk (1 hit)</text:p>
          </table:table-cell>
          <table:table-cell table:formula="of:=MID([.A2457]; FIND(&quot;#&quot;; [.A24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5458.ahk (1 hit)</text:p>
          </table:table-cell>
          <table:table-cell table:formula="of:=MID([.A2458]; FIND(&quot;#&quot;; [.A24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5519.ahk (1 hit)</text:p>
          </table:table-cell>
          <table:table-cell table:formula="of:=MID([.A2459]; FIND(&quot;#&quot;; [.A24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5527.ahk (1 hit)</text:p>
          </table:table-cell>
          <table:table-cell table:formula="of:=MID([.A2460]; FIND(&quot;#&quot;; [.A24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095545.ahk (1 hit)</text:p>
          </table:table-cell>
          <table:table-cell table:formula="of:=MID([.A2461]; FIND(&quot;#&quot;; [.A24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0314.ahk (1 hit)</text:p>
          </table:table-cell>
          <table:table-cell table:formula="of:=MID([.A2462]; FIND(&quot;#&quot;; [.A24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0355.ahk (1 hit)</text:p>
          </table:table-cell>
          <table:table-cell table:formula="of:=MID([.A2463]; FIND(&quot;#&quot;; [.A24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0412.ahk (1 hit)</text:p>
          </table:table-cell>
          <table:table-cell table:formula="of:=MID([.A2464]; FIND(&quot;#&quot;; [.A24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0436.ahk (1 hit)</text:p>
          </table:table-cell>
          <table:table-cell table:formula="of:=MID([.A2465]; FIND(&quot;#&quot;; [.A24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0522.ahk (1 hit)</text:p>
          </table:table-cell>
          <table:table-cell table:formula="of:=MID([.A2466]; FIND(&quot;#&quot;; [.A24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0551.ahk (1 hit)</text:p>
          </table:table-cell>
          <table:table-cell table:formula="of:=MID([.A2467]; FIND(&quot;#&quot;; [.A24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1053.ahk (1 hit)</text:p>
          </table:table-cell>
          <table:table-cell table:formula="of:=MID([.A2468]; FIND(&quot;#&quot;; [.A24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1207.ahk (1 hit)</text:p>
          </table:table-cell>
          <table:table-cell table:formula="of:=MID([.A2469]; FIND(&quot;#&quot;; [.A24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1222.ahk (1 hit)</text:p>
          </table:table-cell>
          <table:table-cell table:formula="of:=MID([.A2470]; FIND(&quot;#&quot;; [.A24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2034.ahk (1 hit)</text:p>
          </table:table-cell>
          <table:table-cell table:formula="of:=MID([.A2471]; FIND(&quot;#&quot;; [.A24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2051.ahk (1 hit)</text:p>
          </table:table-cell>
          <table:table-cell table:formula="of:=MID([.A2472]; FIND(&quot;#&quot;; [.A24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2358.ahk (1 hit)</text:p>
          </table:table-cell>
          <table:table-cell table:formula="of:=MID([.A2473]; FIND(&quot;#&quot;; [.A24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2632.ahk (1 hit)</text:p>
          </table:table-cell>
          <table:table-cell table:formula="of:=MID([.A2474]; FIND(&quot;#&quot;; [.A24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2834.ahk (1 hit)</text:p>
          </table:table-cell>
          <table:table-cell table:formula="of:=MID([.A2475]; FIND(&quot;#&quot;; [.A24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3301.ahk (1 hit)</text:p>
          </table:table-cell>
          <table:table-cell table:formula="of:=MID([.A2476]; FIND(&quot;#&quot;; [.A24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3343.ahk (1 hit)</text:p>
          </table:table-cell>
          <table:table-cell table:formula="of:=MID([.A2477]; FIND(&quot;#&quot;; [.A24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4452.ahk (1 hit)</text:p>
          </table:table-cell>
          <table:table-cell table:formula="of:=MID([.A2478]; FIND(&quot;#&quot;; [.A24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4529.ahk (1 hit)</text:p>
          </table:table-cell>
          <table:table-cell table:formula="of:=MID([.A2479]; FIND(&quot;#&quot;; [.A24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4636.ahk (1 hit)</text:p>
          </table:table-cell>
          <table:table-cell table:formula="of:=MID([.A2480]; FIND(&quot;#&quot;; [.A24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4702.ahk (1 hit)</text:p>
          </table:table-cell>
          <table:table-cell table:formula="of:=MID([.A2481]; FIND(&quot;#&quot;; [.A24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4922.ahk (1 hit)</text:p>
          </table:table-cell>
          <table:table-cell table:formula="of:=MID([.A2482]; FIND(&quot;#&quot;; [.A24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5348.ahk (1 hit)</text:p>
          </table:table-cell>
          <table:table-cell table:formula="of:=MID([.A2483]; FIND(&quot;#&quot;; [.A24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5418.ahk (1 hit)</text:p>
          </table:table-cell>
          <table:table-cell table:formula="of:=MID([.A2484]; FIND(&quot;#&quot;; [.A24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05758.ahk (1 hit)</text:p>
          </table:table-cell>
          <table:table-cell table:formula="of:=MID([.A2485]; FIND(&quot;#&quot;; [.A24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2630.ahk (1 hit)</text:p>
          </table:table-cell>
          <table:table-cell table:formula="of:=MID([.A2486]; FIND(&quot;#&quot;; [.A24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2737.ahk (1 hit)</text:p>
          </table:table-cell>
          <table:table-cell table:formula="of:=MID([.A2487]; FIND(&quot;#&quot;; [.A24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3340.ahk (1 hit)</text:p>
          </table:table-cell>
          <table:table-cell table:formula="of:=MID([.A2488]; FIND(&quot;#&quot;; [.A24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3423.ahk (1 hit)</text:p>
          </table:table-cell>
          <table:table-cell table:formula="of:=MID([.A2489]; FIND(&quot;#&quot;; [.A24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3749.ahk (1 hit)</text:p>
          </table:table-cell>
          <table:table-cell table:formula="of:=MID([.A2490]; FIND(&quot;#&quot;; [.A24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3855.ahk (1 hit)</text:p>
          </table:table-cell>
          <table:table-cell table:formula="of:=MID([.A2491]; FIND(&quot;#&quot;; [.A24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3947.ahk (1 hit)</text:p>
          </table:table-cell>
          <table:table-cell table:formula="of:=MID([.A2492]; FIND(&quot;#&quot;; [.A24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4103.ahk (1 hit)</text:p>
          </table:table-cell>
          <table:table-cell table:formula="of:=MID([.A2493]; FIND(&quot;#&quot;; [.A24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4118.ahk (1 hit)</text:p>
          </table:table-cell>
          <table:table-cell table:formula="of:=MID([.A2494]; FIND(&quot;#&quot;; [.A24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4614.ahk (1 hit)</text:p>
          </table:table-cell>
          <table:table-cell table:formula="of:=MID([.A2495]; FIND(&quot;#&quot;; [.A24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4831.ahk (1 hit)</text:p>
          </table:table-cell>
          <table:table-cell table:formula="of:=MID([.A2496]; FIND(&quot;#&quot;; [.A24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4920.ahk (1 hit)</text:p>
          </table:table-cell>
          <table:table-cell table:formula="of:=MID([.A2497]; FIND(&quot;#&quot;; [.A24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14937.ahk (1 hit)</text:p>
          </table:table-cell>
          <table:table-cell table:formula="of:=MID([.A2498]; FIND(&quot;#&quot;; [.A24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0153.ahk (1 hit)</text:p>
          </table:table-cell>
          <table:table-cell table:formula="of:=MID([.A2499]; FIND(&quot;#&quot;; [.A24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0421.ahk (1 hit)</text:p>
          </table:table-cell>
          <table:table-cell table:formula="of:=MID([.A2500]; FIND(&quot;#&quot;; [.A25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0453.ahk (1 hit)</text:p>
          </table:table-cell>
          <table:table-cell table:formula="of:=MID([.A2501]; FIND(&quot;#&quot;; [.A25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0504.ahk (1 hit)</text:p>
          </table:table-cell>
          <table:table-cell table:formula="of:=MID([.A2502]; FIND(&quot;#&quot;; [.A25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0533.ahk (1 hit)</text:p>
          </table:table-cell>
          <table:table-cell table:formula="of:=MID([.A2503]; FIND(&quot;#&quot;; [.A25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0554.ahk (1 hit)</text:p>
          </table:table-cell>
          <table:table-cell table:formula="of:=MID([.A2504]; FIND(&quot;#&quot;; [.A25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0625.ahk (1 hit)</text:p>
          </table:table-cell>
          <table:table-cell table:formula="of:=MID([.A2505]; FIND(&quot;#&quot;; [.A25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1604.ahk (1 hit)</text:p>
          </table:table-cell>
          <table:table-cell table:formula="of:=MID([.A2506]; FIND(&quot;#&quot;; [.A25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1732.ahk (1 hit)</text:p>
          </table:table-cell>
          <table:table-cell table:formula="of:=MID([.A2507]; FIND(&quot;#&quot;; [.A25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1750.ahk (1 hit)</text:p>
          </table:table-cell>
          <table:table-cell table:formula="of:=MID([.A2508]; FIND(&quot;#&quot;; [.A25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1806.ahk (1 hit)</text:p>
          </table:table-cell>
          <table:table-cell table:formula="of:=MID([.A2509]; FIND(&quot;#&quot;; [.A25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1947.ahk (1 hit)</text:p>
          </table:table-cell>
          <table:table-cell table:formula="of:=MID([.A2510]; FIND(&quot;#&quot;; [.A25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2001.ahk (1 hit)</text:p>
          </table:table-cell>
          <table:table-cell table:formula="of:=MID([.A2511]; FIND(&quot;#&quot;; [.A25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2020.ahk (1 hit)</text:p>
          </table:table-cell>
          <table:table-cell table:formula="of:=MID([.A2512]; FIND(&quot;#&quot;; [.A25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2038.ahk (1 hit)</text:p>
          </table:table-cell>
          <table:table-cell table:formula="of:=MID([.A2513]; FIND(&quot;#&quot;; [.A25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2113.ahk (1 hit)</text:p>
          </table:table-cell>
          <table:table-cell table:formula="of:=MID([.A2514]; FIND(&quot;#&quot;; [.A25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5401.ahk (1 hit)</text:p>
          </table:table-cell>
          <table:table-cell table:formula="of:=MID([.A2515]; FIND(&quot;#&quot;; [.A25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5414.ahk (1 hit)</text:p>
          </table:table-cell>
          <table:table-cell table:formula="of:=MID([.A2516]; FIND(&quot;#&quot;; [.A25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25453.ahk (1 hit)</text:p>
          </table:table-cell>
          <table:table-cell table:formula="of:=MID([.A2517]; FIND(&quot;#&quot;; [.A25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5154911.ahk (1 hit)</text:p>
          </table:table-cell>
          <table:table-cell table:formula="of:=MID([.A2518]; FIND(&quot;#&quot;; [.A25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65831.ahk (1 hit)</text:p>
          </table:table-cell>
          <table:table-cell table:formula="of:=MID([.A2519]; FIND(&quot;#&quot;; [.A25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65931.ahk (1 hit)</text:p>
          </table:table-cell>
          <table:table-cell table:formula="of:=MID([.A2520]; FIND(&quot;#&quot;; [.A25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0153.ahk (1 hit)</text:p>
          </table:table-cell>
          <table:table-cell table:formula="of:=MID([.A2521]; FIND(&quot;#&quot;; [.A25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0254.ahk (1 hit)</text:p>
          </table:table-cell>
          <table:table-cell table:formula="of:=MID([.A2522]; FIND(&quot;#&quot;; [.A25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0510.ahk (1 hit)</text:p>
          </table:table-cell>
          <table:table-cell table:formula="of:=MID([.A2523]; FIND(&quot;#&quot;; [.A25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0536.ahk (1 hit)</text:p>
          </table:table-cell>
          <table:table-cell table:formula="of:=MID([.A2524]; FIND(&quot;#&quot;; [.A25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0719.ahk (1 hit)</text:p>
          </table:table-cell>
          <table:table-cell table:formula="of:=MID([.A2525]; FIND(&quot;#&quot;; [.A25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0759.ahk (1 hit)</text:p>
          </table:table-cell>
          <table:table-cell table:formula="of:=MID([.A2526]; FIND(&quot;#&quot;; [.A25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0907.ahk (1 hit)</text:p>
          </table:table-cell>
          <table:table-cell table:formula="of:=MID([.A2527]; FIND(&quot;#&quot;; [.A25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1234.ahk (1 hit)</text:p>
          </table:table-cell>
          <table:table-cell table:formula="of:=MID([.A2528]; FIND(&quot;#&quot;; [.A25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4454.ahk (1 hit)</text:p>
          </table:table-cell>
          <table:table-cell table:formula="of:=MID([.A2529]; FIND(&quot;#&quot;; [.A25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4643.ahk (1 hit)</text:p>
          </table:table-cell>
          <table:table-cell table:formula="of:=MID([.A2530]; FIND(&quot;#&quot;; [.A25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4713.ahk (1 hit)</text:p>
          </table:table-cell>
          <table:table-cell table:formula="of:=MID([.A2531]; FIND(&quot;#&quot;; [.A25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4734.ahk (1 hit)</text:p>
          </table:table-cell>
          <table:table-cell table:formula="of:=MID([.A2532]; FIND(&quot;#&quot;; [.A25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4812.ahk (1 hit)</text:p>
          </table:table-cell>
          <table:table-cell table:formula="of:=MID([.A2533]; FIND(&quot;#&quot;; [.A25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048.ahk (1 hit)</text:p>
          </table:table-cell>
          <table:table-cell table:formula="of:=MID([.A2534]; FIND(&quot;#&quot;; [.A25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146.ahk (1 hit)</text:p>
          </table:table-cell>
          <table:table-cell table:formula="of:=MID([.A2535]; FIND(&quot;#&quot;; [.A25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155.ahk (1 hit)</text:p>
          </table:table-cell>
          <table:table-cell table:formula="of:=MID([.A2536]; FIND(&quot;#&quot;; [.A25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223.ahk (1 hit)</text:p>
          </table:table-cell>
          <table:table-cell table:formula="of:=MID([.A2537]; FIND(&quot;#&quot;; [.A25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334.ahk (1 hit)</text:p>
          </table:table-cell>
          <table:table-cell table:formula="of:=MID([.A2538]; FIND(&quot;#&quot;; [.A25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410.ahk (1 hit)</text:p>
          </table:table-cell>
          <table:table-cell table:formula="of:=MID([.A2539]; FIND(&quot;#&quot;; [.A25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527.ahk (1 hit)</text:p>
          </table:table-cell>
          <table:table-cell table:formula="of:=MID([.A2540]; FIND(&quot;#&quot;; [.A25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547.ahk (1 hit)</text:p>
          </table:table-cell>
          <table:table-cell table:formula="of:=MID([.A2541]; FIND(&quot;#&quot;; [.A25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624.ahk (1 hit)</text:p>
          </table:table-cell>
          <table:table-cell table:formula="of:=MID([.A2542]; FIND(&quot;#&quot;; [.A25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705.ahk (1 hit)</text:p>
          </table:table-cell>
          <table:table-cell table:formula="of:=MID([.A2543]; FIND(&quot;#&quot;; [.A25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738.ahk (1 hit)</text:p>
          </table:table-cell>
          <table:table-cell table:formula="of:=MID([.A2544]; FIND(&quot;#&quot;; [.A25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754.ahk (1 hit)</text:p>
          </table:table-cell>
          <table:table-cell table:formula="of:=MID([.A2545]; FIND(&quot;#&quot;; [.A25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75902.ahk (1 hit)</text:p>
          </table:table-cell>
          <table:table-cell table:formula="of:=MID([.A2546]; FIND(&quot;#&quot;; [.A25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016.ahk (1 hit)</text:p>
          </table:table-cell>
          <table:table-cell table:formula="of:=MID([.A2547]; FIND(&quot;#&quot;; [.A25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057.ahk (1 hit)</text:p>
          </table:table-cell>
          <table:table-cell table:formula="of:=MID([.A2548]; FIND(&quot;#&quot;; [.A25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115.ahk (1 hit)</text:p>
          </table:table-cell>
          <table:table-cell table:formula="of:=MID([.A2549]; FIND(&quot;#&quot;; [.A25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125.ahk (1 hit)</text:p>
          </table:table-cell>
          <table:table-cell table:formula="of:=MID([.A2550]; FIND(&quot;#&quot;; [.A25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231.ahk (1 hit)</text:p>
          </table:table-cell>
          <table:table-cell table:formula="of:=MID([.A2551]; FIND(&quot;#&quot;; [.A25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457.ahk (1 hit)</text:p>
          </table:table-cell>
          <table:table-cell table:formula="of:=MID([.A2552]; FIND(&quot;#&quot;; [.A25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534.ahk (1 hit)</text:p>
          </table:table-cell>
          <table:table-cell table:formula="of:=MID([.A2553]; FIND(&quot;#&quot;; [.A25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601.ahk (1 hit)</text:p>
          </table:table-cell>
          <table:table-cell table:formula="of:=MID([.A2554]; FIND(&quot;#&quot;; [.A25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633.ahk (1 hit)</text:p>
          </table:table-cell>
          <table:table-cell table:formula="of:=MID([.A2555]; FIND(&quot;#&quot;; [.A25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707.ahk (1 hit)</text:p>
          </table:table-cell>
          <table:table-cell table:formula="of:=MID([.A2556]; FIND(&quot;#&quot;; [.A25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759.ahk (1 hit)</text:p>
          </table:table-cell>
          <table:table-cell table:formula="of:=MID([.A2557]; FIND(&quot;#&quot;; [.A25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827.ahk (1 hit)</text:p>
          </table:table-cell>
          <table:table-cell table:formula="of:=MID([.A2558]; FIND(&quot;#&quot;; [.A25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0910.ahk (1 hit)</text:p>
          </table:table-cell>
          <table:table-cell table:formula="of:=MID([.A2559]; FIND(&quot;#&quot;; [.A25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1033.ahk (1 hit)</text:p>
          </table:table-cell>
          <table:table-cell table:formula="of:=MID([.A2560]; FIND(&quot;#&quot;; [.A25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1344.ahk (1 hit)</text:p>
          </table:table-cell>
          <table:table-cell table:formula="of:=MID([.A2561]; FIND(&quot;#&quot;; [.A25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1411.ahk (1 hit)</text:p>
          </table:table-cell>
          <table:table-cell table:formula="of:=MID([.A2562]; FIND(&quot;#&quot;; [.A25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1433.ahk (1 hit)</text:p>
          </table:table-cell>
          <table:table-cell table:formula="of:=MID([.A2563]; FIND(&quot;#&quot;; [.A25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1518.ahk (1 hit)</text:p>
          </table:table-cell>
          <table:table-cell table:formula="of:=MID([.A2564]; FIND(&quot;#&quot;; [.A25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1612.ahk (1 hit)</text:p>
          </table:table-cell>
          <table:table-cell table:formula="of:=MID([.A2565]; FIND(&quot;#&quot;; [.A25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1656.ahk (1 hit)</text:p>
          </table:table-cell>
          <table:table-cell table:formula="of:=MID([.A2566]; FIND(&quot;#&quot;; [.A25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1857.ahk (1 hit)</text:p>
          </table:table-cell>
          <table:table-cell table:formula="of:=MID([.A2567]; FIND(&quot;#&quot;; [.A25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1943.ahk (1 hit)</text:p>
          </table:table-cell>
          <table:table-cell table:formula="of:=MID([.A2568]; FIND(&quot;#&quot;; [.A25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2008.ahk (1 hit)</text:p>
          </table:table-cell>
          <table:table-cell table:formula="of:=MID([.A2569]; FIND(&quot;#&quot;; [.A25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2038.ahk (1 hit)</text:p>
          </table:table-cell>
          <table:table-cell table:formula="of:=MID([.A2570]; FIND(&quot;#&quot;; [.A25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82118.ahk (1 hit)</text:p>
          </table:table-cell>
          <table:table-cell table:formula="of:=MID([.A2571]; FIND(&quot;#&quot;; [.A25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1241.ahk (1 hit)</text:p>
          </table:table-cell>
          <table:table-cell table:formula="of:=MID([.A2572]; FIND(&quot;#&quot;; [.A25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1448.ahk (1 hit)</text:p>
          </table:table-cell>
          <table:table-cell table:formula="of:=MID([.A2573]; FIND(&quot;#&quot;; [.A25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1508.ahk (1 hit)</text:p>
          </table:table-cell>
          <table:table-cell table:formula="of:=MID([.A2574]; FIND(&quot;#&quot;; [.A25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1533.ahk (1 hit)</text:p>
          </table:table-cell>
          <table:table-cell table:formula="of:=MID([.A2575]; FIND(&quot;#&quot;; [.A25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1602.ahk (1 hit)</text:p>
          </table:table-cell>
          <table:table-cell table:formula="of:=MID([.A2576]; FIND(&quot;#&quot;; [.A25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1629.ahk (1 hit)</text:p>
          </table:table-cell>
          <table:table-cell table:formula="of:=MID([.A2577]; FIND(&quot;#&quot;; [.A25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1720.ahk (1 hit)</text:p>
          </table:table-cell>
          <table:table-cell table:formula="of:=MID([.A2578]; FIND(&quot;#&quot;; [.A25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1758.ahk (1 hit)</text:p>
          </table:table-cell>
          <table:table-cell table:formula="of:=MID([.A2579]; FIND(&quot;#&quot;; [.A25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1900.ahk (1 hit)</text:p>
          </table:table-cell>
          <table:table-cell table:formula="of:=MID([.A2580]; FIND(&quot;#&quot;; [.A25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1953.ahk (1 hit)</text:p>
          </table:table-cell>
          <table:table-cell table:formula="of:=MID([.A2581]; FIND(&quot;#&quot;; [.A25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106.ahk (1 hit)</text:p>
          </table:table-cell>
          <table:table-cell table:formula="of:=MID([.A2582]; FIND(&quot;#&quot;; [.A25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115.ahk (1 hit)</text:p>
          </table:table-cell>
          <table:table-cell table:formula="of:=MID([.A2583]; FIND(&quot;#&quot;; [.A25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145.ahk (1 hit)</text:p>
          </table:table-cell>
          <table:table-cell table:formula="of:=MID([.A2584]; FIND(&quot;#&quot;; [.A25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222.ahk (1 hit)</text:p>
          </table:table-cell>
          <table:table-cell table:formula="of:=MID([.A2585]; FIND(&quot;#&quot;; [.A25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341.ahk (1 hit)</text:p>
          </table:table-cell>
          <table:table-cell table:formula="of:=MID([.A2586]; FIND(&quot;#&quot;; [.A25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421.ahk (1 hit)</text:p>
          </table:table-cell>
          <table:table-cell table:formula="of:=MID([.A2587]; FIND(&quot;#&quot;; [.A25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456.ahk (1 hit)</text:p>
          </table:table-cell>
          <table:table-cell table:formula="of:=MID([.A2588]; FIND(&quot;#&quot;; [.A25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533.ahk (1 hit)</text:p>
          </table:table-cell>
          <table:table-cell table:formula="of:=MID([.A2589]; FIND(&quot;#&quot;; [.A25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707.ahk (1 hit)</text:p>
          </table:table-cell>
          <table:table-cell table:formula="of:=MID([.A2590]; FIND(&quot;#&quot;; [.A25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743.ahk (1 hit)</text:p>
          </table:table-cell>
          <table:table-cell table:formula="of:=MID([.A2591]; FIND(&quot;#&quot;; [.A25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819.ahk (1 hit)</text:p>
          </table:table-cell>
          <table:table-cell table:formula="of:=MID([.A2592]; FIND(&quot;#&quot;; [.A25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2945.ahk (1 hit)</text:p>
          </table:table-cell>
          <table:table-cell table:formula="of:=MID([.A2593]; FIND(&quot;#&quot;; [.A25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3122.ahk (1 hit)</text:p>
          </table:table-cell>
          <table:table-cell table:formula="of:=MID([.A2594]; FIND(&quot;#&quot;; [.A25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3222.ahk (1 hit)</text:p>
          </table:table-cell>
          <table:table-cell table:formula="of:=MID([.A2595]; FIND(&quot;#&quot;; [.A25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3325.ahk (1 hit)</text:p>
          </table:table-cell>
          <table:table-cell table:formula="of:=MID([.A2596]; FIND(&quot;#&quot;; [.A25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3440.ahk (1 hit)</text:p>
          </table:table-cell>
          <table:table-cell table:formula="of:=MID([.A2597]; FIND(&quot;#&quot;; [.A25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3613.ahk (1 hit)</text:p>
          </table:table-cell>
          <table:table-cell table:formula="of:=MID([.A2598]; FIND(&quot;#&quot;; [.A25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3851.ahk (1 hit)</text:p>
          </table:table-cell>
          <table:table-cell table:formula="of:=MID([.A2599]; FIND(&quot;#&quot;; [.A25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3910.ahk (1 hit)</text:p>
          </table:table-cell>
          <table:table-cell table:formula="of:=MID([.A2600]; FIND(&quot;#&quot;; [.A26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093943.ahk (1 hit)</text:p>
          </table:table-cell>
          <table:table-cell table:formula="of:=MID([.A2601]; FIND(&quot;#&quot;; [.A26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0255.ahk (1 hit)</text:p>
          </table:table-cell>
          <table:table-cell table:formula="of:=MID([.A2602]; FIND(&quot;#&quot;; [.A26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1014.ahk (1 hit)</text:p>
          </table:table-cell>
          <table:table-cell table:formula="of:=MID([.A2603]; FIND(&quot;#&quot;; [.A26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1024.ahk (1 hit)</text:p>
          </table:table-cell>
          <table:table-cell table:formula="of:=MID([.A2604]; FIND(&quot;#&quot;; [.A26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2143.ahk (1 hit)</text:p>
          </table:table-cell>
          <table:table-cell table:formula="of:=MID([.A2605]; FIND(&quot;#&quot;; [.A26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2351.ahk (1 hit)</text:p>
          </table:table-cell>
          <table:table-cell table:formula="of:=MID([.A2606]; FIND(&quot;#&quot;; [.A26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2645.ahk (1 hit)</text:p>
          </table:table-cell>
          <table:table-cell table:formula="of:=MID([.A2607]; FIND(&quot;#&quot;; [.A26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2748.ahk (1 hit)</text:p>
          </table:table-cell>
          <table:table-cell table:formula="of:=MID([.A2608]; FIND(&quot;#&quot;; [.A26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2809.ahk (1 hit)</text:p>
          </table:table-cell>
          <table:table-cell table:formula="of:=MID([.A2609]; FIND(&quot;#&quot;; [.A26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2839.ahk (1 hit)</text:p>
          </table:table-cell>
          <table:table-cell table:formula="of:=MID([.A2610]; FIND(&quot;#&quot;; [.A26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3020.ahk (1 hit)</text:p>
          </table:table-cell>
          <table:table-cell table:formula="of:=MID([.A2611]; FIND(&quot;#&quot;; [.A26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3226.ahk (1 hit)</text:p>
          </table:table-cell>
          <table:table-cell table:formula="of:=MID([.A2612]; FIND(&quot;#&quot;; [.A26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3447.ahk (1 hit)</text:p>
          </table:table-cell>
          <table:table-cell table:formula="of:=MID([.A2613]; FIND(&quot;#&quot;; [.A26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4012.ahk (1 hit)</text:p>
          </table:table-cell>
          <table:table-cell table:formula="of:=MID([.A2614]; FIND(&quot;#&quot;; [.A26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4121.ahk (1 hit)</text:p>
          </table:table-cell>
          <table:table-cell table:formula="of:=MID([.A2615]; FIND(&quot;#&quot;; [.A26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4228.ahk (1 hit)</text:p>
          </table:table-cell>
          <table:table-cell table:formula="of:=MID([.A2616]; FIND(&quot;#&quot;; [.A26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5421.ahk (1 hit)</text:p>
          </table:table-cell>
          <table:table-cell table:formula="of:=MID([.A2617]; FIND(&quot;#&quot;; [.A26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05614.ahk (1 hit)</text:p>
          </table:table-cell>
          <table:table-cell table:formula="of:=MID([.A2618]; FIND(&quot;#&quot;; [.A26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10503.ahk (1 hit)</text:p>
          </table:table-cell>
          <table:table-cell table:formula="of:=MID([.A2619]; FIND(&quot;#&quot;; [.A26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10651.ahk (1 hit)</text:p>
          </table:table-cell>
          <table:table-cell table:formula="of:=MID([.A2620]; FIND(&quot;#&quot;; [.A26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13216.ahk (1 hit)</text:p>
          </table:table-cell>
          <table:table-cell table:formula="of:=MID([.A2621]; FIND(&quot;#&quot;; [.A26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13238.ahk (1 hit)</text:p>
          </table:table-cell>
          <table:table-cell table:formula="of:=MID([.A2622]; FIND(&quot;#&quot;; [.A26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15305.ahk (1 hit)</text:p>
          </table:table-cell>
          <table:table-cell table:formula="of:=MID([.A2623]; FIND(&quot;#&quot;; [.A26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15423.ahk (1 hit)</text:p>
          </table:table-cell>
          <table:table-cell table:formula="of:=MID([.A2624]; FIND(&quot;#&quot;; [.A26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15529.ahk (1 hit)</text:p>
          </table:table-cell>
          <table:table-cell table:formula="of:=MID([.A2625]; FIND(&quot;#&quot;; [.A26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15605.ahk (1 hit)</text:p>
          </table:table-cell>
          <table:table-cell table:formula="of:=MID([.A2626]; FIND(&quot;#&quot;; [.A26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15728.ahk (1 hit)</text:p>
          </table:table-cell>
          <table:table-cell table:formula="of:=MID([.A2627]; FIND(&quot;#&quot;; [.A26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15817.ahk (1 hit)</text:p>
          </table:table-cell>
          <table:table-cell table:formula="of:=MID([.A2628]; FIND(&quot;#&quot;; [.A26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15959.ahk (1 hit)</text:p>
          </table:table-cell>
          <table:table-cell table:formula="of:=MID([.A2629]; FIND(&quot;#&quot;; [.A26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20250926120434.ahk (1 hit)</text:p>
          </table:table-cell>
          <table:table-cell table:formula="of:=MID([.A2630]; FIND(&quot;#&quot;; [.A26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NoProperty_20250926070654.ahk (1 hit)</text:p>
          </table:table-cell>
          <table:table-cell table:formula="of:=MID([.A2631]; FIND(&quot;#&quot;; [.A26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NoProperty_20250926070753.ahk (1 hit)</text:p>
          </table:table-cell>
          <table:table-cell table:formula="of:=MID([.A2632]; FIND(&quot;#&quot;; [.A26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10_20250925082435.ahk (1 hit)</text:p>
          </table:table-cell>
          <table:table-cell table:formula="of:=MID([.A2633]; FIND(&quot;#&quot;; [.A26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10_20250925082644.ahk (1 hit)</text:p>
          </table:table-cell>
          <table:table-cell table:formula="of:=MID([.A2634]; FIND(&quot;#&quot;; [.A26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27_20250924093311.ahk (1 hit)</text:p>
          </table:table-cell>
          <table:table-cell table:formula="of:=MID([.A2635]; FIND(&quot;#&quot;; [.A26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27_20250925065248.ahk (1 hit)</text:p>
          </table:table-cell>
          <table:table-cell table:formula="of:=MID([.A2636]; FIND(&quot;#&quot;; [.A26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27_20250925070625.ahk (1 hit)</text:p>
          </table:table-cell>
          <table:table-cell table:formula="of:=MID([.A2637]; FIND(&quot;#&quot;; [.A26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27_20250925074400.ahk (1 hit)</text:p>
          </table:table-cell>
          <table:table-cell table:formula="of:=MID([.A2638]; FIND(&quot;#&quot;; [.A26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29_20250924093617.ahk (1 hit)</text:p>
          </table:table-cell>
          <table:table-cell table:formula="of:=MID([.A2639]; FIND(&quot;#&quot;; [.A26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29_20250925065208.ahk (1 hit)</text:p>
          </table:table-cell>
          <table:table-cell table:formula="of:=MID([.A2640]; FIND(&quot;#&quot;; [.A26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29_20250925070731.ahk (1 hit)</text:p>
          </table:table-cell>
          <table:table-cell table:formula="of:=MID([.A2641]; FIND(&quot;#&quot;; [.A26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0_20250924105313.ahk (1 hit)</text:p>
          </table:table-cell>
          <table:table-cell table:formula="of:=MID([.A2642]; FIND(&quot;#&quot;; [.A26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0_20250925070944.ahk (1 hit)</text:p>
          </table:table-cell>
          <table:table-cell table:formula="of:=MID([.A2643]; FIND(&quot;#&quot;; [.A26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1_20250924150718.ahk (1 hit)</text:p>
          </table:table-cell>
          <table:table-cell table:formula="of:=MID([.A2644]; FIND(&quot;#&quot;; [.A26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1_20250925064957.ahk (1 hit)</text:p>
          </table:table-cell>
          <table:table-cell table:formula="of:=MID([.A2645]; FIND(&quot;#&quot;; [.A26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1_20250925071047.ahk (1 hit)</text:p>
          </table:table-cell>
          <table:table-cell table:formula="of:=MID([.A2646]; FIND(&quot;#&quot;; [.A26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2_20250925064622.ahk (1 hit)</text:p>
          </table:table-cell>
          <table:table-cell table:formula="of:=MID([.A2647]; FIND(&quot;#&quot;; [.A26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2_20250925064650.ahk (1 hit)</text:p>
          </table:table-cell>
          <table:table-cell table:formula="of:=MID([.A2648]; FIND(&quot;#&quot;; [.A26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2_20250925065056.ahk (1 hit)</text:p>
          </table:table-cell>
          <table:table-cell table:formula="of:=MID([.A2649]; FIND(&quot;#&quot;; [.A26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2_20250925065719.ahk (1 hit)</text:p>
          </table:table-cell>
          <table:table-cell table:formula="of:=MID([.A2650]; FIND(&quot;#&quot;; [.A26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2_20250925074046.ahk (1 hit)</text:p>
          </table:table-cell>
          <table:table-cell table:formula="of:=MID([.A2651]; FIND(&quot;#&quot;; [.A26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65730.ahk (1 hit)</text:p>
          </table:table-cell>
          <table:table-cell table:formula="of:=MID([.A2652]; FIND(&quot;#&quot;; [.A26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65746.ahk (1 hit)</text:p>
          </table:table-cell>
          <table:table-cell table:formula="of:=MID([.A2653]; FIND(&quot;#&quot;; [.A26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70037.ahk (1 hit)</text:p>
          </table:table-cell>
          <table:table-cell table:formula="of:=MID([.A2654]; FIND(&quot;#&quot;; [.A26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70120.ahk (1 hit)</text:p>
          </table:table-cell>
          <table:table-cell table:formula="of:=MID([.A2655]; FIND(&quot;#&quot;; [.A26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70256.ahk (1 hit)</text:p>
          </table:table-cell>
          <table:table-cell table:formula="of:=MID([.A2656]; FIND(&quot;#&quot;; [.A26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2424.ahk (1 hit)</text:p>
          </table:table-cell>
          <table:table-cell table:formula="of:=MID([.A2657]; FIND(&quot;#&quot;; [.A26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2748.ahk (1 hit)</text:p>
          </table:table-cell>
          <table:table-cell table:formula="of:=MID([.A2658]; FIND(&quot;#&quot;; [.A26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2950.ahk (1 hit)</text:p>
          </table:table-cell>
          <table:table-cell table:formula="of:=MID([.A2659]; FIND(&quot;#&quot;; [.A26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3139.ahk (1 hit)</text:p>
          </table:table-cell>
          <table:table-cell table:formula="of:=MID([.A2660]; FIND(&quot;#&quot;; [.A26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3145.ahk (1 hit)</text:p>
          </table:table-cell>
          <table:table-cell table:formula="of:=MID([.A2661]; FIND(&quot;#&quot;; [.A26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3239.ahk (1 hit)</text:p>
          </table:table-cell>
          <table:table-cell table:formula="of:=MID([.A2662]; FIND(&quot;#&quot;; [.A26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3356.ahk (1 hit)</text:p>
          </table:table-cell>
          <table:table-cell table:formula="of:=MID([.A2663]; FIND(&quot;#&quot;; [.A26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3700.ahk (1 hit)</text:p>
          </table:table-cell>
          <table:table-cell table:formula="of:=MID([.A2664]; FIND(&quot;#&quot;; [.A26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3825.ahk (1 hit)</text:p>
          </table:table-cell>
          <table:table-cell table:formula="of:=MID([.A2665]; FIND(&quot;#&quot;; [.A26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3927.ahk (1 hit)</text:p>
          </table:table-cell>
          <table:table-cell table:formula="of:=MID([.A2666]; FIND(&quot;#&quot;; [.A26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3959.ahk (1 hit)</text:p>
          </table:table-cell>
          <table:table-cell table:formula="of:=MID([.A2667]; FIND(&quot;#&quot;; [.A26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_20250925084017.ahk (1 hit)</text:p>
          </table:table-cell>
          <table:table-cell table:formula="of:=MID([.A2668]; FIND(&quot;#&quot;; [.A26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-version_in_filename_20250924185116.ahk (1 hit)</text:p>
          </table:table-cell>
          <table:table-cell table:formula="of:=MID([.A2669]; FIND(&quot;#&quot;; [.A26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-version_in_filename_20250925082326.ahk (1 hit)</text:p>
          </table:table-cell>
          <table:table-cell table:formula="of:=MID([.A2670]; FIND(&quot;#&quot;; [.A26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3-version_in_filename_20250925082342.ahk (1 hit)</text:p>
          </table:table-cell>
          <table:table-cell table:formula="of:=MID([.A2671]; FIND(&quot;#&quot;; [.A26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4_20250925052639.ahk (1 hit)</text:p>
          </table:table-cell>
          <table:table-cell table:formula="of:=MID([.A2672]; FIND(&quot;#&quot;; [.A26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4_20250925061445.ahk (1 hit)</text:p>
          </table:table-cell>
          <table:table-cell table:formula="of:=MID([.A2673]; FIND(&quot;#&quot;; [.A26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4_20250925061940.ahk (1 hit)</text:p>
          </table:table-cell>
          <table:table-cell table:formula="of:=MID([.A2674]; FIND(&quot;#&quot;; [.A26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4_20250925062417.ahk (1 hit)</text:p>
          </table:table-cell>
          <table:table-cell table:formula="of:=MID([.A2675]; FIND(&quot;#&quot;; [.A26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4_20250925062439.ahk (1 hit)</text:p>
          </table:table-cell>
          <table:table-cell table:formula="of:=MID([.A2676]; FIND(&quot;#&quot;; [.A26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0.0.0.34_20250925062443.ahk (1 hit)</text:p>
          </table:table-cell>
          <table:table-cell table:formula="of:=MID([.A2677]; FIND(&quot;#&quot;; [.A26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1.0.0.0_20250924073310.ahk (1 hit)</text:p>
          </table:table-cell>
          <table:table-cell table:formula="of:=MID([.A2678]; FIND(&quot;#&quot;; [.A26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_v1.0.0.0_20250925074537.ahk (1 hit)</text:p>
          </table:table-cell>
          <table:table-cell table:formula="of:=MID([.A2679]; FIND(&quot;#&quot;; [.A26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4207.ahk (1 hit)</text:p>
          </table:table-cell>
          <table:table-cell table:formula="of:=MID([.A2680]; FIND(&quot;#&quot;; [.A26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4252.ahk (1 hit)</text:p>
          </table:table-cell>
          <table:table-cell table:formula="of:=MID([.A2681]; FIND(&quot;#&quot;; [.A26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4305.ahk (1 hit)</text:p>
          </table:table-cell>
          <table:table-cell table:formula="of:=MID([.A2682]; FIND(&quot;#&quot;; [.A26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4432.ahk (1 hit)</text:p>
          </table:table-cell>
          <table:table-cell table:formula="of:=MID([.A2683]; FIND(&quot;#&quot;; [.A26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4544.ahk (1 hit)</text:p>
          </table:table-cell>
          <table:table-cell table:formula="of:=MID([.A2684]; FIND(&quot;#&quot;; [.A26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4705.ahk (1 hit)</text:p>
          </table:table-cell>
          <table:table-cell table:formula="of:=MID([.A2685]; FIND(&quot;#&quot;; [.A26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4841.ahk (1 hit)</text:p>
          </table:table-cell>
          <table:table-cell table:formula="of:=MID([.A2686]; FIND(&quot;#&quot;; [.A26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5035.ahk (1 hit)</text:p>
          </table:table-cell>
          <table:table-cell table:formula="of:=MID([.A2687]; FIND(&quot;#&quot;; [.A26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5108.ahk (1 hit)</text:p>
          </table:table-cell>
          <table:table-cell table:formula="of:=MID([.A2688]; FIND(&quot;#&quot;; [.A26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5200.ahk (1 hit)</text:p>
          </table:table-cell>
          <table:table-cell table:formula="of:=MID([.A2689]; FIND(&quot;#&quot;; [.A26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5334.ahk (1 hit)</text:p>
          </table:table-cell>
          <table:table-cell table:formula="of:=MID([.A2690]; FIND(&quot;#&quot;; [.A26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5441.ahk (1 hit)</text:p>
          </table:table-cell>
          <table:table-cell table:formula="of:=MID([.A2691]; FIND(&quot;#&quot;; [.A26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5625.ahk (1 hit)</text:p>
          </table:table-cell>
          <table:table-cell table:formula="of:=MID([.A2692]; FIND(&quot;#&quot;; [.A26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5733.ahk (1 hit)</text:p>
          </table:table-cell>
          <table:table-cell table:formula="of:=MID([.A2693]; FIND(&quot;#&quot;; [.A26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5823.ahk (1 hit)</text:p>
          </table:table-cell>
          <table:table-cell table:formula="of:=MID([.A2694]; FIND(&quot;#&quot;; [.A26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5842.ahk (1 hit)</text:p>
          </table:table-cell>
          <table:table-cell table:formula="of:=MID([.A2695]; FIND(&quot;#&quot;; [.A26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85859.ahk (1 hit)</text:p>
          </table:table-cell>
          <table:table-cell table:formula="of:=MID([.A2696]; FIND(&quot;#&quot;; [.A26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90017.ahk (1 hit)</text:p>
          </table:table-cell>
          <table:table-cell table:formula="of:=MID([.A2697]; FIND(&quot;#&quot;; [.A26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90124.ahk (1 hit)</text:p>
          </table:table-cell>
          <table:table-cell table:formula="of:=MID([.A2698]; FIND(&quot;#&quot;; [.A26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90147.ahk (1 hit)</text:p>
          </table:table-cell>
          <table:table-cell table:formula="of:=MID([.A2699]; FIND(&quot;#&quot;; [.A26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90245.ahk (1 hit)</text:p>
          </table:table-cell>
          <table:table-cell table:formula="of:=MID([.A2700]; FIND(&quot;#&quot;; [.A27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90246.ahk (1 hit)</text:p>
          </table:table-cell>
          <table:table-cell table:formula="of:=MID([.A2701]; FIND(&quot;#&quot;; [.A27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90329.ahk (1 hit)</text:p>
          </table:table-cell>
          <table:table-cell table:formula="of:=MID([.A2702]; FIND(&quot;#&quot;; [.A27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0.0.0.26_20250925090416.ahk (1 hit)</text:p>
          </table:table-cell>
          <table:table-cell table:formula="of:=MID([.A2703]; FIND(&quot;#&quot;; [.A27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26_20250924041316.ahk (1 hit)</text:p>
          </table:table-cell>
          <table:table-cell table:formula="of:=MID([.A2704]; FIND(&quot;#&quot;; [.A27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26_20250925065338.ahk (1 hit)</text:p>
          </table:table-cell>
          <table:table-cell table:formula="of:=MID([.A2705]; FIND(&quot;#&quot;; [.A27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26_20250925065553.ahk (1 hit)</text:p>
          </table:table-cell>
          <table:table-cell table:formula="of:=MID([.A2706]; FIND(&quot;#&quot;; [.A27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26_20250925074619.ahk (1 hit)</text:p>
          </table:table-cell>
          <table:table-cell table:formula="of:=MID([.A2707]; FIND(&quot;#&quot;; [.A27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26_20250925074621.ahk (1 hit)</text:p>
          </table:table-cell>
          <table:table-cell table:formula="of:=MID([.A2708]; FIND(&quot;#&quot;; [.A27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26_20250925074629.ahk (1 hit)</text:p>
          </table:table-cell>
          <table:table-cell table:formula="of:=MID([.A2709]; FIND(&quot;#&quot;; [.A27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26_20250925074647.ahk (1 hit)</text:p>
          </table:table-cell>
          <table:table-cell table:formula="of:=MID([.A2710]; FIND(&quot;#&quot;; [.A27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hkSetupBuilder-v26_20250925084208.ahk (1 hit)</text:p>
          </table:table-cell>
          <table:table-cell table:formula="of:=MID([.A2711]; FIND(&quot;#&quot;; [.A27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rchive\AhkSetupBuilder_v0.0.0.32_20250924150926.ahk (1 hit)</text:p>
          </table:table-cell>
          <table:table-cell table:formula="of:=MID([.A2712]; FIND(&quot;#&quot;; [.A27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rchive\AhkSetupBuilder_v0.0.0.32_20250925064615.ahk (1 hit)</text:p>
          </table:table-cell>
          <table:table-cell table:formula="of:=MID([.A2713]; FIND(&quot;#&quot;; [.A27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Archive\AhkSetupBuilder_v0.0.0.32_20250925064623.ahk (1 hit)</text:p>
          </table:table-cell>
          <table:table-cell table:formula="of:=MID([.A2714]; FIND(&quot;#&quot;; [.A27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2309.ahk (1 hit)</text:p>
          </table:table-cell>
          <table:table-cell table:formula="of:=MID([.A2715]; FIND(&quot;#&quot;; [.A27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149.ahk (1 hit)</text:p>
          </table:table-cell>
          <table:table-cell table:formula="of:=MID([.A2716]; FIND(&quot;#&quot;; [.A27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250.ahk (1 hit)</text:p>
          </table:table-cell>
          <table:table-cell table:formula="of:=MID([.A2717]; FIND(&quot;#&quot;; [.A27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309.ahk (1 hit)</text:p>
          </table:table-cell>
          <table:table-cell table:formula="of:=MID([.A2718]; FIND(&quot;#&quot;; [.A27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328.ahk (1 hit)</text:p>
          </table:table-cell>
          <table:table-cell table:formula="of:=MID([.A2719]; FIND(&quot;#&quot;; [.A27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351.ahk (1 hit)</text:p>
          </table:table-cell>
          <table:table-cell table:formula="of:=MID([.A2720]; FIND(&quot;#&quot;; [.A27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424.ahk (1 hit)</text:p>
          </table:table-cell>
          <table:table-cell table:formula="of:=MID([.A2721]; FIND(&quot;#&quot;; [.A27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504.ahk (1 hit)</text:p>
          </table:table-cell>
          <table:table-cell table:formula="of:=MID([.A2722]; FIND(&quot;#&quot;; [.A27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556.ahk (1 hit)</text:p>
          </table:table-cell>
          <table:table-cell table:formula="of:=MID([.A2723]; FIND(&quot;#&quot;; [.A27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711.ahk (1 hit)</text:p>
          </table:table-cell>
          <table:table-cell table:formula="of:=MID([.A2724]; FIND(&quot;#&quot;; [.A27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720.ahk (1 hit)</text:p>
          </table:table-cell>
          <table:table-cell table:formula="of:=MID([.A2725]; FIND(&quot;#&quot;; [.A27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734.ahk (1 hit)</text:p>
          </table:table-cell>
          <table:table-cell table:formula="of:=MID([.A2726]; FIND(&quot;#&quot;; [.A27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821.ahk (1 hit)</text:p>
          </table:table-cell>
          <table:table-cell table:formula="of:=MID([.A2727]; FIND(&quot;#&quot;; [.A27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858.ahk (1 hit)</text:p>
          </table:table-cell>
          <table:table-cell table:formula="of:=MID([.A2728]; FIND(&quot;#&quot;; [.A27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3921.ahk (1 hit)</text:p>
          </table:table-cell>
          <table:table-cell table:formula="of:=MID([.A2729]; FIND(&quot;#&quot;; [.A27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4002.ahk (1 hit)</text:p>
          </table:table-cell>
          <table:table-cell table:formula="of:=MID([.A2730]; FIND(&quot;#&quot;; [.A27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4014.ahk (1 hit)</text:p>
          </table:table-cell>
          <table:table-cell table:formula="of:=MID([.A2731]; FIND(&quot;#&quot;; [.A27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4029.ahk (1 hit)</text:p>
          </table:table-cell>
          <table:table-cell table:formula="of:=MID([.A2732]; FIND(&quot;#&quot;; [.A27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4055.ahk (1 hit)</text:p>
          </table:table-cell>
          <table:table-cell table:formula="of:=MID([.A2733]; FIND(&quot;#&quot;; [.A27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4316.ahk (1 hit)</text:p>
          </table:table-cell>
          <table:table-cell table:formula="of:=MID([.A2734]; FIND(&quot;#&quot;; [.A27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4550.ahk (1 hit)</text:p>
          </table:table-cell>
          <table:table-cell table:formula="of:=MID([.A2735]; FIND(&quot;#&quot;; [.A27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4648.ahk (1 hit)</text:p>
          </table:table-cell>
          <table:table-cell table:formula="of:=MID([.A2736]; FIND(&quot;#&quot;; [.A27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4747.ahk (1 hit)</text:p>
          </table:table-cell>
          <table:table-cell table:formula="of:=MID([.A2737]; FIND(&quot;#&quot;; [.A27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4813.ahk (1 hit)</text:p>
          </table:table-cell>
          <table:table-cell table:formula="of:=MID([.A2738]; FIND(&quot;#&quot;; [.A27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4905.ahk (1 hit)</text:p>
          </table:table-cell>
          <table:table-cell table:formula="of:=MID([.A2739]; FIND(&quot;#&quot;; [.A27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4942.ahk (1 hit)</text:p>
          </table:table-cell>
          <table:table-cell table:formula="of:=MID([.A2740]; FIND(&quot;#&quot;; [.A27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5524.ahk (1 hit)</text:p>
          </table:table-cell>
          <table:table-cell table:formula="of:=MID([.A2741]; FIND(&quot;#&quot;; [.A27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5719.ahk (1 hit)</text:p>
          </table:table-cell>
          <table:table-cell table:formula="of:=MID([.A2742]; FIND(&quot;#&quot;; [.A27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25747.ahk (1 hit)</text:p>
          </table:table-cell>
          <table:table-cell table:formula="of:=MID([.A2743]; FIND(&quot;#&quot;; [.A27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30007.ahk (1 hit)</text:p>
          </table:table-cell>
          <table:table-cell table:formula="of:=MID([.A2744]; FIND(&quot;#&quot;; [.A27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30041.ahk (1 hit)</text:p>
          </table:table-cell>
          <table:table-cell table:formula="of:=MID([.A2745]; FIND(&quot;#&quot;; [.A27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30131.ahk (1 hit)</text:p>
          </table:table-cell>
          <table:table-cell table:formula="of:=MID([.A2746]; FIND(&quot;#&quot;; [.A27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30217.ahk (1 hit)</text:p>
          </table:table-cell>
          <table:table-cell table:formula="of:=MID([.A2747]; FIND(&quot;#&quot;; [.A27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GetFilePropertiesExample_20250925130332.ahk (1 hit)</text:p>
          </table:table-cell>
          <table:table-cell table:formula="of:=MID([.A2748]; FIND(&quot;#&quot;; [.A27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18-menu-fully-working_20250922044243.ahk (1 hit)</text:p>
          </table:table-cell>
          <table:table-cell table:formula="of:=MID([.A2749]; FIND(&quot;#&quot;; [.A27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18-menu-fully-working_20250925075521.ahk (1 hit)</text:p>
          </table:table-cell>
          <table:table-cell table:formula="of:=MID([.A2750]; FIND(&quot;#&quot;; [.A27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18-menu-fully-working_20250925075629.ahk (1 hit)</text:p>
          </table:table-cell>
          <table:table-cell table:formula="of:=MID([.A2751]; FIND(&quot;#&quot;; [.A27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18-menu-fully-working_20250925075645.ahk (1 hit)</text:p>
          </table:table-cell>
          <table:table-cell table:formula="of:=MID([.A2752]; FIND(&quot;#&quot;; [.A27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18-menu-fully-working_20250925075654.ahk (1 hit)</text:p>
          </table:table-cell>
          <table:table-cell table:formula="of:=MID([.A2753]; FIND(&quot;#&quot;; [.A27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18-menu-fully-working_20250925075702.ahk (1 hit)</text:p>
          </table:table-cell>
          <table:table-cell table:formula="of:=MID([.A2754]; FIND(&quot;#&quot;; [.A27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18-menu-fully-working_20250925075725.ahk (1 hit)</text:p>
          </table:table-cell>
          <table:table-cell table:formula="of:=MID([.A2755]; FIND(&quot;#&quot;; [.A27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18-menu-fully-working_20250925075740.ahk (1 hit)</text:p>
          </table:table-cell>
          <table:table-cell table:formula="of:=MID([.A2756]; FIND(&quot;#&quot;; [.A27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18-menu-fully-working_20250925075753.ahk (1 hit)</text:p>
          </table:table-cell>
          <table:table-cell table:formula="of:=MID([.A2757]; FIND(&quot;#&quot;; [.A27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22-beta_20250923070638.ahk (1 hit)</text:p>
          </table:table-cell>
          <table:table-cell table:formula="of:=MID([.A2758]; FIND(&quot;#&quot;; [.A27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22-beta_20250925075357.ahk (1 hit)</text:p>
          </table:table-cell>
          <table:table-cell table:formula="of:=MID([.A2759]; FIND(&quot;#&quot;; [.A27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25-DoGetGUID_20250923173441.ahk (1 hit)</text:p>
          </table:table-cell>
          <table:table-cell table:formula="of:=MID([.A2760]; FIND(&quot;#&quot;; [.A27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25-DoGetGUID_20250925074740.ahk (1 hit)</text:p>
          </table:table-cell>
          <table:table-cell table:formula="of:=MID([.A2761]; FIND(&quot;#&quot;; [.A27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25-DoGetGUID_20250925074745.ahk (1 hit)</text:p>
          </table:table-cell>
          <table:table-cell table:formula="of:=MID([.A2762]; FIND(&quot;#&quot;; [.A27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25-DoGetGUID_20250925074837.ahk (1 hit)</text:p>
          </table:table-cell>
          <table:table-cell table:formula="of:=MID([.A2763]; FIND(&quot;#&quot;; [.A27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25-DoGetGUID_20250925075156.ahk (1 hit)</text:p>
          </table:table-cell>
          <table:table-cell table:formula="of:=MID([.A2764]; FIND(&quot;#&quot;; [.A27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25-DoGetGUID_20250925075159.ahk (1 hit)</text:p>
          </table:table-cell>
          <table:table-cell table:formula="of:=MID([.A2765]; FIND(&quot;#&quot;; [.A27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25-DoGetGUID_20250925075216.ahk (1 hit)</text:p>
          </table:table-cell>
          <table:table-cell table:formula="of:=MID([.A2766]; FIND(&quot;#&quot;; [.A27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25-DoGetGUID_20250925075222.ahk (1 hit)</text:p>
          </table:table-cell>
          <table:table-cell table:formula="of:=MID([.A2767]; FIND(&quot;#&quot;; [.A27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AhkSetupBuilder\SetupMaker-v25-DoGetGUID_20250925075254.ahk (1 hit)</text:p>
          </table:table-cell>
          <table:table-cell table:formula="of:=MID([.A2768]; FIND(&quot;#&quot;; [.A27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74842.ahk (2 hits)</text:p>
          </table:table-cell>
          <table:table-cell table:formula="of:=MID([.A2769]; FIND(&quot;#&quot;; [.A27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0552.ahk (1 hit)</text:p>
          </table:table-cell>
          <table:table-cell table:formula="of:=MID([.A2770]; FIND(&quot;#&quot;; [.A27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0708.ahk (1 hit)</text:p>
          </table:table-cell>
          <table:table-cell table:formula="of:=MID([.A2771]; FIND(&quot;#&quot;; [.A27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0721.ahk (1 hit)</text:p>
          </table:table-cell>
          <table:table-cell table:formula="of:=MID([.A2772]; FIND(&quot;#&quot;; [.A27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0730.ahk (1 hit)</text:p>
          </table:table-cell>
          <table:table-cell table:formula="of:=MID([.A2773]; FIND(&quot;#&quot;; [.A27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0857.ahk (1 hit)</text:p>
          </table:table-cell>
          <table:table-cell table:formula="of:=MID([.A2774]; FIND(&quot;#&quot;; [.A27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1044.ahk (1 hit)</text:p>
          </table:table-cell>
          <table:table-cell table:formula="of:=MID([.A2775]; FIND(&quot;#&quot;; [.A27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1131.ahk (1 hit)</text:p>
          </table:table-cell>
          <table:table-cell table:formula="of:=MID([.A2776]; FIND(&quot;#&quot;; [.A27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1329.ahk (1 hit)</text:p>
          </table:table-cell>
          <table:table-cell table:formula="of:=MID([.A2777]; FIND(&quot;#&quot;; [.A27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1358.ahk (1 hit)</text:p>
          </table:table-cell>
          <table:table-cell table:formula="of:=MID([.A2778]; FIND(&quot;#&quot;; [.A27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1459.ahk (1 hit)</text:p>
          </table:table-cell>
          <table:table-cell table:formula="of:=MID([.A2779]; FIND(&quot;#&quot;; [.A27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1549.ahk (1 hit)</text:p>
          </table:table-cell>
          <table:table-cell table:formula="of:=MID([.A2780]; FIND(&quot;#&quot;; [.A27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ExtractIcon_20250930091648.ahk (1 hit)</text:p>
          </table:table-cell>
          <table:table-cell table:formula="of:=MID([.A2781]; FIND(&quot;#&quot;; [.A27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SaveHICONtoFile_20250930090431.ahk (2 hits)</text:p>
          </table:table-cell>
          <table:table-cell table:formula="of:=MID([.A2782]; FIND(&quot;#&quot;; [.A27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SaveHICONtoFile_20250930090520.ahk (1 hit)</text:p>
          </table:table-cell>
          <table:table-cell table:formula="of:=MID([.A2783]; FIND(&quot;#&quot;; [.A27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SaveHICONtoFile_20250930091042.ahk (1 hit)</text:p>
          </table:table-cell>
          <table:table-cell table:formula="of:=MID([.A2784]; FIND(&quot;#&quot;; [.A27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SaveHICONtoFile_20250930091129.ahk (1 hit)</text:p>
          </table:table-cell>
          <table:table-cell table:formula="of:=MID([.A2785]; FIND(&quot;#&quot;; [.A27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SaveHICONtoFile_20250930091327.ahk (1 hit)</text:p>
          </table:table-cell>
          <table:table-cell table:formula="of:=MID([.A2786]; FIND(&quot;#&quot;; [.A27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SaveHICONtoFile_20250930091457.ahk (1 hit)</text:p>
          </table:table-cell>
          <table:table-cell table:formula="of:=MID([.A2787]; FIND(&quot;#&quot;; [.A27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SaveHICONtoFile_20250930091547.ahk (1 hit)</text:p>
          </table:table-cell>
          <table:table-cell table:formula="of:=MID([.A2788]; FIND(&quot;#&quot;; [.A27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Projects\ExtractIconWIP\SaveHICONtoFile_20250930091621.ahk (1 hit)</text:p>
          </table:table-cell>
          <table:table-cell table:formula="of:=MID([.A2789]; FIND(&quot;#&quot;; [.A27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AhkScriptConverter(v1 to v2)\scriptfile_20251001140813.ahk (1 hit)</text:p>
          </table:table-cell>
          <table:table-cell table:formula="of:=MID([.A2790]; FIND(&quot;#&quot;; [.A27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GuiResizer\GuiReSizerV2Example_20251001183641.ahk (1 hit)</text:p>
          </table:table-cell>
          <table:table-cell table:formula="of:=MID([.A2791]; FIND(&quot;#&quot;; [.A27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GuiResizer\GuiReSizerV2Example_20251003084841.ahk (1 hit)</text:p>
          </table:table-cell>
          <table:table-cell table:formula="of:=MID([.A2792]; FIND(&quot;#&quot;; [.A27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GuiResizer\GuiReSizerV2Example_20251003102434.ahk (1 hit)</text:p>
          </table:table-cell>
          <table:table-cell table:formula="of:=MID([.A2793]; FIND(&quot;#&quot;; [.A27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QuickerAccess_20250927172732.ahk (3 hits)</text:p>
          </table:table-cell>
          <table:table-cell table:formula="of:=MID([.A2794]; FIND(&quot;#&quot;; [.A27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QuickerAccess_20250927172948.ahk (4 hits)</text:p>
          </table:table-cell>
          <table:table-cell table:formula="of:=MID([.A2795]; FIND(&quot;#&quot;; [.A27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QuickerAccess_20250927173003.ahk (4 hits)</text:p>
          </table:table-cell>
          <table:table-cell table:formula="of:=MID([.A2796]; FIND(&quot;#&quot;; [.A27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QuickerAccess_20250927173045.ahk (4 hits)</text:p>
          </table:table-cell>
          <table:table-cell table:formula="of:=MID([.A2797]; FIND(&quot;#&quot;; [.A27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QuickerAccess_20250927173358.ahk (4 hits)</text:p>
          </table:table-cell>
          <table:table-cell table:formula="of:=MID([.A2798]; FIND(&quot;#&quot;; [.A27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QuickerAccess_20250927173425.ahk (4 hits)</text:p>
          </table:table-cell>
          <table:table-cell table:formula="of:=MID([.A2799]; FIND(&quot;#&quot;; [.A27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QuickerAccess_20250927173552.ahk (4 hits)</text:p>
          </table:table-cell>
          <table:table-cell table:formula="of:=MID([.A2800]; FIND(&quot;#&quot;; [.A28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QuickerAccess_20250927214658.ahk (4 hits)</text:p>
          </table:table-cell>
          <table:table-cell table:formula="of:=MID([.A2801]; FIND(&quot;#&quot;; [.A28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QuickerAccess_20250927214921.ahk (4 hits)</text:p>
          </table:table-cell>
          <table:table-cell table:formula="of:=MID([.A2802]; FIND(&quot;#&quot;; [.A28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QuickerAccess_20250927215248.ahk (4 hits)</text:p>
          </table:table-cell>
          <table:table-cell table:formula="of:=MID([.A2803]; FIND(&quot;#&quot;; [.A28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.history\Test\QuickerAccess_20250928065004.ahk (4 hits)</text:p>
          </table:table-cell>
          <table:table-cell table:formula="of:=MID([.A2804]; FIND(&quot;#&quot;; [.A28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changes_of_note\__ConvertFuncs.ahk (7 hits)</text:p>
          </table:table-cell>
          <table:table-cell table:formula="of:=MID([.A2805]; FIND(&quot;#&quot;; [.A28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changes_of_note\__Launch_AutoGUI.ahk (2 hits)</text:p>
          </table:table-cell>
          <table:table-cell table:formula="of:=MID([.A2806]; FIND(&quot;#&quot;; [.A28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Launch_AutoGUI.ahk (5 hits)</text:p>
          </table:table-cell>
          <table:table-cell table:formula="of:=MID([.A2807]; FIND(&quot;#&quot;; [.A28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AutoGUI.ahk (33 hits)</text:p>
          </table:table-cell>
          <table:table-cell table:formula="of:=MID([.A2808]; FIND(&quot;#&quot;; [.A28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convert\convert\1Commands.ahk (4 hits)</text:p>
          </table:table-cell>
          <table:table-cell table:formula="of:=MID([.A2809]; FIND(&quot;#&quot;; [.A28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convert\ConvertFuncs.ahk (7 hits)</text:p>
          </table:table-cell>
          <table:table-cell table:formula="of:=MID([.A2810]; FIND(&quot;#&quot;; [.A28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convert\example.ahk (1 hit)</text:p>
          </table:table-cell>
          <table:table-cell table:formula="of:=MID([.A2811]; FIND(&quot;#&quot;; [.A28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convert\v2converter.ahk (8 hits)</text:p>
          </table:table-cell>
          <table:table-cell table:formula="of:=MID([.A2812]; FIND(&quot;#&quot;; [.A28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Include\GenerateCode.ahk (3 hits)</text:p>
          </table:table-cell>
          <table:table-cell table:formula="of:=MID([.A2813]; FIND(&quot;#&quot;; [.A28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Include\Keywords.ahk (2 hits)</text:p>
          </table:table-cell>
          <table:table-cell table:formula="of:=MID([.A2814]; FIND(&quot;#&quot;; [.A28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Lib\EnumIncludes.ahk (3 hits)</text:p>
          </table:table-cell>
          <table:table-cell table:formula="of:=MID([.A2815]; FIND(&quot;#&quot;; [.A28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Lib\UIA.ahk (1 hit)</text:p>
          </table:table-cell>
          <table:table-cell table:formula="of:=MID([.A2816]; FIND(&quot;#&quot;; [.A28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Samples\GUI\Clones\ConEmu Settings.ahk (1 hit)</text:p>
          </table:table-cell>
          <table:table-cell table:formula="of:=MID([.A2817]; FIND(&quot;#&quot;; [.A28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Samples\GUI\TreeList\TreeList Test.ahk (1 hit)</text:p>
          </table:table-cell>
          <table:table-cell table:formula="of:=MID([.A2818]; FIND(&quot;#&quot;; [.A28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COM Inspector.ahk (2 hits)</text:p>
          </table:table-cell>
          <table:table-cell table:formula="of:=MID([.A2819]; FIND(&quot;#&quot;; [.A28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Constantine.ahk (1 hit)</text:p>
          </table:table-cell>
          <table:table-cell table:formula="of:=MID([.A2820]; FIND(&quot;#&quot;; [.A28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Default Editor.ahk (1 hit)</text:p>
          </table:table-cell>
          <table:table-cell table:formula="of:=MID([.A2821]; FIND(&quot;#&quot;; [.A28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Directives.ahk (1 hit)</text:p>
          </table:table-cell>
          <table:table-cell table:formula="of:=MID([.A2822]; FIND(&quot;#&quot;; [.A28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ErrorView.ahk (1 hit)</text:p>
          </table:table-cell>
          <table:table-cell table:formula="of:=MID([.A2823]; FIND(&quot;#&quot;; [.A28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Expressive.ahk (2 hits)</text:p>
          </table:table-cell>
          <table:table-cell table:formula="of:=MID([.A2824]; FIND(&quot;#&quot;; [.A28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Find in Files.ahk (3 hits)</text:p>
          </table:table-cell>
          <table:table-cell table:formula="of:=MID([.A2825]; FIND(&quot;#&quot;; [.A28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MagicBox\Examples\Close Tabs.ahk (1 hit)</text:p>
          </table:table-cell>
          <table:table-cell table:formula="of:=MID([.A2826]; FIND(&quot;#&quot;; [.A28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MagicBox\Examples\Error 25.ahk (1 hit)</text:p>
          </table:table-cell>
          <table:table-cell table:formula="of:=MID([.A2827]; FIND(&quot;#&quot;; [.A28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MagicBox\Examples\Filename.ahk (1 hit)</text:p>
          </table:table-cell>
          <table:table-cell table:formula="of:=MID([.A2828]; FIND(&quot;#&quot;; [.A28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MagicBox\Examples\Input Box.ahk (1 hit)</text:p>
          </table:table-cell>
          <table:table-cell table:formula="of:=MID([.A2829]; FIND(&quot;#&quot;; [.A28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MagicBox\Examples\Types.ahk (1 hit)</text:p>
          </table:table-cell>
          <table:table-cell table:formula="of:=MID([.A2830]; FIND(&quot;#&quot;; [.A28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MagicBox\Examples\XP Support.ahk (1 hit)</text:p>
          </table:table-cell>
          <table:table-cell table:formula="of:=MID([.A2831]; FIND(&quot;#&quot;; [.A28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MagicBox\MagicBox.ahk (13 hits)</text:p>
          </table:table-cell>
          <table:table-cell table:formula="of:=MID([.A2832]; FIND(&quot;#&quot;; [.A28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Scripts Manager.ahk (2 hits)</text:p>
          </table:table-cell>
          <table:table-cell table:formula="of:=MID([.A2833]; FIND(&quot;#&quot;; [.A28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Structor.ahk (6 hits)</text:p>
          </table:table-cell>
          <table:table-cell table:formula="of:=MID([.A2834]; FIND(&quot;#&quot;; [.A28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Tools\Verifier.ahk (5 hits)</text:p>
          </table:table-cell>
          <table:table-cell table:formula="of:=MID([.A2835]; FIND(&quot;#&quot;; [.A28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AHK2 Software\AutoGUI-v2-main\AutoGUI v2\AutoGUI v2\required\updater.ahk (3 hits)</text:p>
          </table:table-cell>
          <table:table-cell table:formula="of:=MID([.A2836]; FIND(&quot;#&quot;; [.A28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changes_of_note\__ConvertFuncs.ahk (7 hits)</text:p>
          </table:table-cell>
          <table:table-cell table:formula="of:=MID([.A2837]; FIND(&quot;#&quot;; [.A28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changes_of_note\__Launch_AutoGUI.ahk (2 hits)</text:p>
          </table:table-cell>
          <table:table-cell table:formula="of:=MID([.A2838]; FIND(&quot;#&quot;; [.A28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Launch_AutoGUI.ahk (5 hits)</text:p>
          </table:table-cell>
          <table:table-cell table:formula="of:=MID([.A2839]; FIND(&quot;#&quot;; [.A28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AutoGUI.ahk (33 hits)</text:p>
          </table:table-cell>
          <table:table-cell table:formula="of:=MID([.A2840]; FIND(&quot;#&quot;; [.A28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convert\convert\1Commands.ahk (4 hits)</text:p>
          </table:table-cell>
          <table:table-cell table:formula="of:=MID([.A2841]; FIND(&quot;#&quot;; [.A28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convert\ConvertFuncs.ahk (7 hits)</text:p>
          </table:table-cell>
          <table:table-cell table:formula="of:=MID([.A2842]; FIND(&quot;#&quot;; [.A28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convert\example.ahk (1 hit)</text:p>
          </table:table-cell>
          <table:table-cell table:formula="of:=MID([.A2843]; FIND(&quot;#&quot;; [.A28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convert\v2converter.ahk (8 hits)</text:p>
          </table:table-cell>
          <table:table-cell table:formula="of:=MID([.A2844]; FIND(&quot;#&quot;; [.A28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Include\GenerateCode.ahk (3 hits)</text:p>
          </table:table-cell>
          <table:table-cell table:formula="of:=MID([.A2845]; FIND(&quot;#&quot;; [.A28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Include\Keywords.ahk (2 hits)</text:p>
          </table:table-cell>
          <table:table-cell table:formula="of:=MID([.A2846]; FIND(&quot;#&quot;; [.A28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Lib\EnumIncludes.ahk (3 hits)</text:p>
          </table:table-cell>
          <table:table-cell table:formula="of:=MID([.A2847]; FIND(&quot;#&quot;; [.A28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Lib\UIA.ahk (1 hit)</text:p>
          </table:table-cell>
          <table:table-cell table:formula="of:=MID([.A2848]; FIND(&quot;#&quot;; [.A28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Samples\GUI\Clones\ConEmu Settings.ahk (1 hit)</text:p>
          </table:table-cell>
          <table:table-cell table:formula="of:=MID([.A2849]; FIND(&quot;#&quot;; [.A28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Samples\GUI\TreeList\TreeList Test.ahk (1 hit)</text:p>
          </table:table-cell>
          <table:table-cell table:formula="of:=MID([.A2850]; FIND(&quot;#&quot;; [.A28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COM Inspector.ahk (2 hits)</text:p>
          </table:table-cell>
          <table:table-cell table:formula="of:=MID([.A2851]; FIND(&quot;#&quot;; [.A28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Constantine.ahk (1 hit)</text:p>
          </table:table-cell>
          <table:table-cell table:formula="of:=MID([.A2852]; FIND(&quot;#&quot;; [.A28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Default Editor.ahk (1 hit)</text:p>
          </table:table-cell>
          <table:table-cell table:formula="of:=MID([.A2853]; FIND(&quot;#&quot;; [.A28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Directives.ahk (1 hit)</text:p>
          </table:table-cell>
          <table:table-cell table:formula="of:=MID([.A2854]; FIND(&quot;#&quot;; [.A28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ErrorView.ahk (1 hit)</text:p>
          </table:table-cell>
          <table:table-cell table:formula="of:=MID([.A2855]; FIND(&quot;#&quot;; [.A28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Expressive.ahk (2 hits)</text:p>
          </table:table-cell>
          <table:table-cell table:formula="of:=MID([.A2856]; FIND(&quot;#&quot;; [.A28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Find in Files.ahk (3 hits)</text:p>
          </table:table-cell>
          <table:table-cell table:formula="of:=MID([.A2857]; FIND(&quot;#&quot;; [.A28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MagicBox\Examples\Close Tabs.ahk (1 hit)</text:p>
          </table:table-cell>
          <table:table-cell table:formula="of:=MID([.A2858]; FIND(&quot;#&quot;; [.A28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MagicBox\Examples\Error 25.ahk (1 hit)</text:p>
          </table:table-cell>
          <table:table-cell table:formula="of:=MID([.A2859]; FIND(&quot;#&quot;; [.A28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MagicBox\Examples\Filename.ahk (1 hit)</text:p>
          </table:table-cell>
          <table:table-cell table:formula="of:=MID([.A2860]; FIND(&quot;#&quot;; [.A28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MagicBox\Examples\Input Box.ahk (1 hit)</text:p>
          </table:table-cell>
          <table:table-cell table:formula="of:=MID([.A2861]; FIND(&quot;#&quot;; [.A28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MagicBox\Examples\Types.ahk (1 hit)</text:p>
          </table:table-cell>
          <table:table-cell table:formula="of:=MID([.A2862]; FIND(&quot;#&quot;; [.A28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MagicBox\Examples\XP Support.ahk (1 hit)</text:p>
          </table:table-cell>
          <table:table-cell table:formula="of:=MID([.A2863]; FIND(&quot;#&quot;; [.A28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MagicBox\MagicBox.ahk (13 hits)</text:p>
          </table:table-cell>
          <table:table-cell table:formula="of:=MID([.A2864]; FIND(&quot;#&quot;; [.A28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Scripts Manager.ahk (2 hits)</text:p>
          </table:table-cell>
          <table:table-cell table:formula="of:=MID([.A2865]; FIND(&quot;#&quot;; [.A28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Structor.ahk (6 hits)</text:p>
          </table:table-cell>
          <table:table-cell table:formula="of:=MID([.A2866]; FIND(&quot;#&quot;; [.A28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Tools\Verifier.ahk (5 hits)</text:p>
          </table:table-cell>
          <table:table-cell table:formula="of:=MID([.A2867]; FIND(&quot;#&quot;; [.A28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asy-Auto-GUI-for-AHK-v2\required\updater.ahk (3 hits)</text:p>
          </table:table-cell>
          <table:table-cell table:formula="of:=MID([.A2868]; FIND(&quot;#&quot;; [.A28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440.ahk (1 hit)</text:p>
          </table:table-cell>
          <table:table-cell table:formula="of:=MID([.A2869]; FIND(&quot;#&quot;; [.A28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515.ahk (1 hit)</text:p>
          </table:table-cell>
          <table:table-cell table:formula="of:=MID([.A2870]; FIND(&quot;#&quot;; [.A28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525.ahk (1 hit)</text:p>
          </table:table-cell>
          <table:table-cell table:formula="of:=MID([.A2871]; FIND(&quot;#&quot;; [.A28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559.ahk (1 hit)</text:p>
          </table:table-cell>
          <table:table-cell table:formula="of:=MID([.A2872]; FIND(&quot;#&quot;; [.A28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606.ahk (1 hit)</text:p>
          </table:table-cell>
          <table:table-cell table:formula="of:=MID([.A2873]; FIND(&quot;#&quot;; [.A28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618.ahk (1 hit)</text:p>
          </table:table-cell>
          <table:table-cell table:formula="of:=MID([.A2874]; FIND(&quot;#&quot;; [.A28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632.ahk (1 hit)</text:p>
          </table:table-cell>
          <table:table-cell table:formula="of:=MID([.A2875]; FIND(&quot;#&quot;; [.A28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645.ahk (1 hit)</text:p>
          </table:table-cell>
          <table:table-cell table:formula="of:=MID([.A2876]; FIND(&quot;#&quot;; [.A28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725.ahk (1 hit)</text:p>
          </table:table-cell>
          <table:table-cell table:formula="of:=MID([.A2877]; FIND(&quot;#&quot;; [.A28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746.ahk (1 hit)</text:p>
          </table:table-cell>
          <table:table-cell table:formula="of:=MID([.A2878]; FIND(&quot;#&quot;; [.A28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807.ahk (1 hit)</text:p>
          </table:table-cell>
          <table:table-cell table:formula="of:=MID([.A2879]; FIND(&quot;#&quot;; [.A28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830.ahk (1 hit)</text:p>
          </table:table-cell>
          <table:table-cell table:formula="of:=MID([.A2880]; FIND(&quot;#&quot;; [.A28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841.ahk (1 hit)</text:p>
          </table:table-cell>
          <table:table-cell table:formula="of:=MID([.A2881]; FIND(&quot;#&quot;; [.A28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921.ahk (1 hit)</text:p>
          </table:table-cell>
          <table:table-cell table:formula="of:=MID([.A2882]; FIND(&quot;#&quot;; [.A28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927.ahk (1 hit)</text:p>
          </table:table-cell>
          <table:table-cell table:formula="of:=MID([.A2883]; FIND(&quot;#&quot;; [.A28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1948.ahk (1 hit)</text:p>
          </table:table-cell>
          <table:table-cell table:formula="of:=MID([.A2884]; FIND(&quot;#&quot;; [.A28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035.ahk (1 hit)</text:p>
          </table:table-cell>
          <table:table-cell table:formula="of:=MID([.A2885]; FIND(&quot;#&quot;; [.A28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119.ahk (1 hit)</text:p>
          </table:table-cell>
          <table:table-cell table:formula="of:=MID([.A2886]; FIND(&quot;#&quot;; [.A28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123.ahk (1 hit)</text:p>
          </table:table-cell>
          <table:table-cell table:formula="of:=MID([.A2887]; FIND(&quot;#&quot;; [.A28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159.ahk (1 hit)</text:p>
          </table:table-cell>
          <table:table-cell table:formula="of:=MID([.A2888]; FIND(&quot;#&quot;; [.A28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301.ahk (1 hit)</text:p>
          </table:table-cell>
          <table:table-cell table:formula="of:=MID([.A2889]; FIND(&quot;#&quot;; [.A28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348.ahk (1 hit)</text:p>
          </table:table-cell>
          <table:table-cell table:formula="of:=MID([.A2890]; FIND(&quot;#&quot;; [.A28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431.ahk (1 hit)</text:p>
          </table:table-cell>
          <table:table-cell table:formula="of:=MID([.A2891]; FIND(&quot;#&quot;; [.A28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501.ahk (1 hit)</text:p>
          </table:table-cell>
          <table:table-cell table:formula="of:=MID([.A2892]; FIND(&quot;#&quot;; [.A28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519.ahk (1 hit)</text:p>
          </table:table-cell>
          <table:table-cell table:formula="of:=MID([.A2893]; FIND(&quot;#&quot;; [.A28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637.ahk (1 hit)</text:p>
          </table:table-cell>
          <table:table-cell table:formula="of:=MID([.A2894]; FIND(&quot;#&quot;; [.A28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742.ahk (1 hit)</text:p>
          </table:table-cell>
          <table:table-cell table:formula="of:=MID([.A2895]; FIND(&quot;#&quot;; [.A28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845.ahk (1 hit)</text:p>
          </table:table-cell>
          <table:table-cell table:formula="of:=MID([.A2896]; FIND(&quot;#&quot;; [.A28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901.ahk (1 hit)</text:p>
          </table:table-cell>
          <table:table-cell table:formula="of:=MID([.A2897]; FIND(&quot;#&quot;; [.A28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912.ahk (1 hit)</text:p>
          </table:table-cell>
          <table:table-cell table:formula="of:=MID([.A2898]; FIND(&quot;#&quot;; [.A28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2956.ahk (1 hit)</text:p>
          </table:table-cell>
          <table:table-cell table:formula="of:=MID([.A2899]; FIND(&quot;#&quot;; [.A28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3029.ahk (1 hit)</text:p>
          </table:table-cell>
          <table:table-cell table:formula="of:=MID([.A2900]; FIND(&quot;#&quot;; [.A29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3056.ahk (1 hit)</text:p>
          </table:table-cell>
          <table:table-cell table:formula="of:=MID([.A2901]; FIND(&quot;#&quot;; [.A29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3108.ahk (1 hit)</text:p>
          </table:table-cell>
          <table:table-cell table:formula="of:=MID([.A2902]; FIND(&quot;#&quot;; [.A29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3125.ahk (1 hit)</text:p>
          </table:table-cell>
          <table:table-cell table:formula="of:=MID([.A2903]; FIND(&quot;#&quot;; [.A29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3210.ahk (1 hit)</text:p>
          </table:table-cell>
          <table:table-cell table:formula="of:=MID([.A2904]; FIND(&quot;#&quot;; [.A29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3229.ahk (1 hit)</text:p>
          </table:table-cell>
          <table:table-cell table:formula="of:=MID([.A2905]; FIND(&quot;#&quot;; [.A29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3242.ahk (1 hit)</text:p>
          </table:table-cell>
          <table:table-cell table:formula="of:=MID([.A2906]; FIND(&quot;#&quot;; [.A29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3653.ahk (1 hit)</text:p>
          </table:table-cell>
          <table:table-cell table:formula="of:=MID([.A2907]; FIND(&quot;#&quot;; [.A29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3722.ahk (1 hit)</text:p>
          </table:table-cell>
          <table:table-cell table:formula="of:=MID([.A2908]; FIND(&quot;#&quot;; [.A29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3741.ahk (1 hit)</text:p>
          </table:table-cell>
          <table:table-cell table:formula="of:=MID([.A2909]; FIND(&quot;#&quot;; [.A29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3848.ahk (1 hit)</text:p>
          </table:table-cell>
          <table:table-cell table:formula="of:=MID([.A2910]; FIND(&quot;#&quot;; [.A29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4050.ahk (1 hit)</text:p>
          </table:table-cell>
          <table:table-cell table:formula="of:=MID([.A2911]; FIND(&quot;#&quot;; [.A29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4119.ahk (1 hit)</text:p>
          </table:table-cell>
          <table:table-cell table:formula="of:=MID([.A2912]; FIND(&quot;#&quot;; [.A29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4222.ahk (1 hit)</text:p>
          </table:table-cell>
          <table:table-cell table:formula="of:=MID([.A2913]; FIND(&quot;#&quot;; [.A29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4305.ahk (1 hit)</text:p>
          </table:table-cell>
          <table:table-cell table:formula="of:=MID([.A2914]; FIND(&quot;#&quot;; [.A29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4422.ahk (1 hit)</text:p>
          </table:table-cell>
          <table:table-cell table:formula="of:=MID([.A2915]; FIND(&quot;#&quot;; [.A29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4514.ahk (1 hit)</text:p>
          </table:table-cell>
          <table:table-cell table:formula="of:=MID([.A2916]; FIND(&quot;#&quot;; [.A29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4624.ahk (1 hit)</text:p>
          </table:table-cell>
          <table:table-cell table:formula="of:=MID([.A2917]; FIND(&quot;#&quot;; [.A29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4933.ahk (1 hit)</text:p>
          </table:table-cell>
          <table:table-cell table:formula="of:=MID([.A2918]; FIND(&quot;#&quot;; [.A29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4959.ahk (1 hit)</text:p>
          </table:table-cell>
          <table:table-cell table:formula="of:=MID([.A2919]; FIND(&quot;#&quot;; [.A29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5024.ahk (1 hit)</text:p>
          </table:table-cell>
          <table:table-cell table:formula="of:=MID([.A2920]; FIND(&quot;#&quot;; [.A29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5059.ahk (1 hit)</text:p>
          </table:table-cell>
          <table:table-cell table:formula="of:=MID([.A2921]; FIND(&quot;#&quot;; [.A29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5135.ahk (1 hit)</text:p>
          </table:table-cell>
          <table:table-cell table:formula="of:=MID([.A2922]; FIND(&quot;#&quot;; [.A29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5226.ahk (1 hit)</text:p>
          </table:table-cell>
          <table:table-cell table:formula="of:=MID([.A2923]; FIND(&quot;#&quot;; [.A29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5759.ahk (1 hit)</text:p>
          </table:table-cell>
          <table:table-cell table:formula="of:=MID([.A2924]; FIND(&quot;#&quot;; [.A29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095827.ahk (1 hit)</text:p>
          </table:table-cell>
          <table:table-cell table:formula="of:=MID([.A2925]; FIND(&quot;#&quot;; [.A29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100042.ahk (1 hit)</text:p>
          </table:table-cell>
          <table:table-cell table:formula="of:=MID([.A2926]; FIND(&quot;#&quot;; [.A29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100126.ahk (1 hit)</text:p>
          </table:table-cell>
          <table:table-cell table:formula="of:=MID([.A2927]; FIND(&quot;#&quot;; [.A29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100129.ahk (1 hit)</text:p>
          </table:table-cell>
          <table:table-cell table:formula="of:=MID([.A2928]; FIND(&quot;#&quot;; [.A29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100149.ahk (1 hit)</text:p>
          </table:table-cell>
          <table:table-cell table:formula="of:=MID([.A2929]; FIND(&quot;#&quot;; [.A29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100216.ahk (1 hit)</text:p>
          </table:table-cell>
          <table:table-cell table:formula="of:=MID([.A2930]; FIND(&quot;#&quot;; [.A29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100242.ahk (1 hit)</text:p>
          </table:table-cell>
          <table:table-cell table:formula="of:=MID([.A2931]; FIND(&quot;#&quot;; [.A29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100448.ahk (1 hit)</text:p>
          </table:table-cell>
          <table:table-cell table:formula="of:=MID([.A2932]; FIND(&quot;#&quot;; [.A29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100459.ahk (1 hit)</text:p>
          </table:table-cell>
          <table:table-cell table:formula="of:=MID([.A2933]; FIND(&quot;#&quot;; [.A29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100545.ahk (1 hit)</text:p>
          </table:table-cell>
          <table:table-cell table:formula="of:=MID([.A2934]; FIND(&quot;#&quot;; [.A29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100617.ahk (1 hit)</text:p>
          </table:table-cell>
          <table:table-cell table:formula="of:=MID([.A2935]; FIND(&quot;#&quot;; [.A29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hangeWindowIconExample_20251020100656.ahk (1 hit)</text:p>
          </table:table-cell>
          <table:table-cell table:formula="of:=MID([.A2936]; FIND(&quot;#&quot;; [.A29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01930.ahk (1 hit)</text:p>
          </table:table-cell>
          <table:table-cell table:formula="of:=MID([.A2937]; FIND(&quot;#&quot;; [.A29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0223.ahk (2 hits)</text:p>
          </table:table-cell>
          <table:table-cell table:formula="of:=MID([.A2938]; FIND(&quot;#&quot;; [.A29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1003.ahk (2 hits)</text:p>
          </table:table-cell>
          <table:table-cell table:formula="of:=MID([.A2939]; FIND(&quot;#&quot;; [.A29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1057.ahk (2 hits)</text:p>
          </table:table-cell>
          <table:table-cell table:formula="of:=MID([.A2940]; FIND(&quot;#&quot;; [.A29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1059.ahk (2 hits)</text:p>
          </table:table-cell>
          <table:table-cell table:formula="of:=MID([.A2941]; FIND(&quot;#&quot;; [.A29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1112.ahk (2 hits)</text:p>
          </table:table-cell>
          <table:table-cell table:formula="of:=MID([.A2942]; FIND(&quot;#&quot;; [.A29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1527.ahk (2 hits)</text:p>
          </table:table-cell>
          <table:table-cell table:formula="of:=MID([.A2943]; FIND(&quot;#&quot;; [.A29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1743.ahk (2 hits)</text:p>
          </table:table-cell>
          <table:table-cell table:formula="of:=MID([.A2944]; FIND(&quot;#&quot;; [.A29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2004.ahk (2 hits)</text:p>
          </table:table-cell>
          <table:table-cell table:formula="of:=MID([.A2945]; FIND(&quot;#&quot;; [.A29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2106.ahk (2 hits)</text:p>
          </table:table-cell>
          <table:table-cell table:formula="of:=MID([.A2946]; FIND(&quot;#&quot;; [.A29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3134.ahk (2 hits)</text:p>
          </table:table-cell>
          <table:table-cell table:formula="of:=MID([.A2947]; FIND(&quot;#&quot;; [.A29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3157.ahk (2 hits)</text:p>
          </table:table-cell>
          <table:table-cell table:formula="of:=MID([.A2948]; FIND(&quot;#&quot;; [.A29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3203.ahk (2 hits)</text:p>
          </table:table-cell>
          <table:table-cell table:formula="of:=MID([.A2949]; FIND(&quot;#&quot;; [.A29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3228.ahk (2 hits)</text:p>
          </table:table-cell>
          <table:table-cell table:formula="of:=MID([.A2950]; FIND(&quot;#&quot;; [.A29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IconExample_20251020113359.ahk (2 hits)</text:p>
          </table:table-cell>
          <table:table-cell table:formula="of:=MID([.A2951]; FIND(&quot;#&quot;; [.A29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WithIcon_20251020101103.ahk (1 hit)</text:p>
          </table:table-cell>
          <table:table-cell table:formula="of:=MID([.A2952]; FIND(&quot;#&quot;; [.A29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WithIcon_20251020101220.ahk (1 hit)</text:p>
          </table:table-cell>
          <table:table-cell table:formula="of:=MID([.A2953]; FIND(&quot;#&quot;; [.A29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WithIcon_20251020101510.ahk (1 hit)</text:p>
          </table:table-cell>
          <table:table-cell table:formula="of:=MID([.A2954]; FIND(&quot;#&quot;; [.A29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WithIcon_20251020101608.ahk (1 hit)</text:p>
          </table:table-cell>
          <table:table-cell table:formula="of:=MID([.A2955]; FIND(&quot;#&quot;; [.A29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WithIcon_20251020101615.ahk (1 hit)</text:p>
          </table:table-cell>
          <table:table-cell table:formula="of:=MID([.A2956]; FIND(&quot;#&quot;; [.A29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WithIcon_20251020101709.ahk (1 hit)</text:p>
          </table:table-cell>
          <table:table-cell table:formula="of:=MID([.A2957]; FIND(&quot;#&quot;; [.A29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WithIcon_20251020101718.ahk (1 hit)</text:p>
          </table:table-cell>
          <table:table-cell table:formula="of:=MID([.A2958]; FIND(&quot;#&quot;; [.A29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Class_ConsoleWindowWithIcon_20251020101737.ahk (1 hit)</text:p>
          </table:table-cell>
          <table:table-cell table:formula="of:=MID([.A2959]; FIND(&quot;#&quot;; [.A29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.history\MyIconDllExample_20251022112905.ahk (1 hit)</text:p>
          </table:table-cell>
          <table:table-cell table:formula="of:=MID([.A2960]; FIND(&quot;#&quot;; [.A29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AhkNotePadExample.ahk (1 hit)</text:p>
          </table:table-cell>
          <table:table-cell table:formula="of:=MID([.A2961]; FIND(&quot;#&quot;; [.A29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BuildPath\.history\FsoCopyFile_20250926120433.ahk (1 hit)</text:p>
          </table:table-cell>
          <table:table-cell table:formula="of:=MID([.A2962]; FIND(&quot;#&quot;; [.A29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ChangeWindowIconExample.ahk (1 hit)</text:p>
          </table:table-cell>
          <table:table-cell table:formula="of:=MID([.A2963]; FIND(&quot;#&quot;; [.A29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CredMgrExample.ahk (1 hit)</text:p>
          </table:table-cell>
          <table:table-cell table:formula="of:=MID([.A2964]; FIND(&quot;#&quot;; [.A29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GetFileProperties.ahk (1 hit)</text:p>
          </table:table-cell>
          <table:table-cell table:formula="of:=MID([.A2965]; FIND(&quot;#&quot;; [.A29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GetFilePropertiesShell32.ahk (1 hit)</text:p>
          </table:table-cell>
          <table:table-cell table:formula="of:=MID([.A2966]; FIND(&quot;#&quot;; [.A29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LibString\.history\String_20251016185251.ahk (1 hit)</text:p>
          </table:table-cell>
          <table:table-cell table:formula="of:=MID([.A2967]; FIND(&quot;#&quot;; [.A29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RunCMD\RunCmdReturnOutputExample.ahk (1 hit)</text:p>
          </table:table-cell>
          <table:table-cell table:formula="of:=MID([.A2968]; FIND(&quot;#&quot;; [.A29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SplitPathExamples\Tests.ahk (2 hits)</text:p>
          </table:table-cell>
          <table:table-cell table:formula="of:=MID([.A2969]; FIND(&quot;#&quot;; [.A29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Examples\Tests.ahk (2 hits)</text:p>
          </table:table-cell>
          <table:table-cell table:formula="of:=MID([.A2970]; FIND(&quot;#&quot;; [.A29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.history\AhkLauncher\AhkLauncher_20251004105558.ahk (5 hits)</text:p>
          </table:table-cell>
          <table:table-cell table:formula="of:=MID([.A2971]; FIND(&quot;#&quot;; [.A29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.history\AhkLauncher\AhkLauncher_20251004110147.ahk (5 hits)</text:p>
          </table:table-cell>
          <table:table-cell table:formula="of:=MID([.A2972]; FIND(&quot;#&quot;; [.A29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CopyVS - Copy.ahk (1 hit)</text:p>
          </table:table-cell>
          <table:table-cell table:formula="of:=MID([.A2973]; FIND(&quot;#&quot;; [.A29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IniFileClassExample.ahk (1 hit)</text:p>
          </table:table-cell>
          <table:table-cell table:formula="of:=MID([.A2974]; FIND(&quot;#&quot;; [.A29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IniFileExample.ahk (1 hit)</text:p>
          </table:table-cell>
          <table:table-cell table:formula="of:=MID([.A2975]; FIND(&quot;#&quot;; [.A29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SetupMaker\Archive\SetupMaker - v4.ahk (1 hit)</text:p>
          </table:table-cell>
          <table:table-cell table:formula="of:=MID([.A2976]; FIND(&quot;#&quot;; [.A29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SetupMaker\Archive\SetupMaker - v5.ahk (1 hit)</text:p>
          </table:table-cell>
          <table:table-cell table:formula="of:=MID([.A2977]; FIND(&quot;#&quot;; [.A29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SetupMaker\Archive\SetupMaker - v6 - working.ahk (1 hit)</text:p>
          </table:table-cell>
          <table:table-cell table:formula="of:=MID([.A2978]; FIND(&quot;#&quot;; [.A29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SetupMaker\Archive\SetupMaker - v7.ahk (1 hit)</text:p>
          </table:table-cell>
          <table:table-cell table:formula="of:=MID([.A2979]; FIND(&quot;#&quot;; [.A29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SetupMaker\Archive\SetupMaker - v8.ahk (1 hit)</text:p>
          </table:table-cell>
          <table:table-cell table:formula="of:=MID([.A2980]; FIND(&quot;#&quot;; [.A29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SetupMaker\SetupMaker-v10.ahk (1 hit)</text:p>
          </table:table-cell>
          <table:table-cell table:formula="of:=MID([.A2981]; FIND(&quot;#&quot;; [.A29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SetupMaker\SetupMaker-v11 copy.ahk (1 hit)</text:p>
          </table:table-cell>
          <table:table-cell table:formula="of:=MID([.A2982]; FIND(&quot;#&quot;; [.A29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SetupMaker\SetupMaker-v12.ahk (1 hit)</text:p>
          </table:table-cell>
          <table:table-cell table:formula="of:=MID([.A2983]; FIND(&quot;#&quot;; [.A29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SetupMaker\SetupMaker-v9.ahk (1 hit)</text:p>
          </table:table-cell>
          <table:table-cell table:formula="of:=MID([.A2984]; FIND(&quot;#&quot;; [.A29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SetupMaker\SetupMaker.ahk (1 hit)</text:p>
          </table:table-cell>
          <table:table-cell table:formula="of:=MID([.A2985]; FIND(&quot;#&quot;; [.A29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~Archive\TestEnvVars.ahk (4 hits)</text:p>
          </table:table-cell>
          <table:table-cell table:formula="of:=MID([.A2986]; FIND(&quot;#&quot;; [.A29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4110146.ahk (5 hits)</text:p>
          </table:table-cell>
          <table:table-cell table:formula="of:=MID([.A2987]; FIND(&quot;#&quot;; [.A29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5143844.ahk (5 hits)</text:p>
          </table:table-cell>
          <table:table-cell table:formula="of:=MID([.A2988]; FIND(&quot;#&quot;; [.A29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071922.ahk (5 hits)</text:p>
          </table:table-cell>
          <table:table-cell table:formula="of:=MID([.A2989]; FIND(&quot;#&quot;; [.A29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072431.ahk (5 hits)</text:p>
          </table:table-cell>
          <table:table-cell table:formula="of:=MID([.A2990]; FIND(&quot;#&quot;; [.A29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072505.ahk (5 hits)</text:p>
          </table:table-cell>
          <table:table-cell table:formula="of:=MID([.A2991]; FIND(&quot;#&quot;; [.A29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073130.ahk (5 hits)</text:p>
          </table:table-cell>
          <table:table-cell table:formula="of:=MID([.A2992]; FIND(&quot;#&quot;; [.A29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1016.ahk (5 hits)</text:p>
          </table:table-cell>
          <table:table-cell table:formula="of:=MID([.A2993]; FIND(&quot;#&quot;; [.A29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1125.ahk (5 hits)</text:p>
          </table:table-cell>
          <table:table-cell table:formula="of:=MID([.A2994]; FIND(&quot;#&quot;; [.A29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1214.ahk (5 hits)</text:p>
          </table:table-cell>
          <table:table-cell table:formula="of:=MID([.A2995]; FIND(&quot;#&quot;; [.A29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1713.ahk (5 hits)</text:p>
          </table:table-cell>
          <table:table-cell table:formula="of:=MID([.A2996]; FIND(&quot;#&quot;; [.A29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005.ahk (5 hits)</text:p>
          </table:table-cell>
          <table:table-cell table:formula="of:=MID([.A2997]; FIND(&quot;#&quot;; [.A29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139.ahk (5 hits)</text:p>
          </table:table-cell>
          <table:table-cell table:formula="of:=MID([.A2998]; FIND(&quot;#&quot;; [.A29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152.ahk (5 hits)</text:p>
          </table:table-cell>
          <table:table-cell table:formula="of:=MID([.A2999]; FIND(&quot;#&quot;; [.A29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222.ahk (5 hits)</text:p>
          </table:table-cell>
          <table:table-cell table:formula="of:=MID([.A3000]; FIND(&quot;#&quot;; [.A30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307.ahk (5 hits)</text:p>
          </table:table-cell>
          <table:table-cell table:formula="of:=MID([.A3001]; FIND(&quot;#&quot;; [.A30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337.ahk (5 hits)</text:p>
          </table:table-cell>
          <table:table-cell table:formula="of:=MID([.A3002]; FIND(&quot;#&quot;; [.A30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400.ahk (5 hits)</text:p>
          </table:table-cell>
          <table:table-cell table:formula="of:=MID([.A3003]; FIND(&quot;#&quot;; [.A30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520.ahk (5 hits)</text:p>
          </table:table-cell>
          <table:table-cell table:formula="of:=MID([.A3004]; FIND(&quot;#&quot;; [.A30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546.ahk (5 hits)</text:p>
          </table:table-cell>
          <table:table-cell table:formula="of:=MID([.A3005]; FIND(&quot;#&quot;; [.A30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635.ahk (5 hits)</text:p>
          </table:table-cell>
          <table:table-cell table:formula="of:=MID([.A3006]; FIND(&quot;#&quot;; [.A30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648.ahk (5 hits)</text:p>
          </table:table-cell>
          <table:table-cell table:formula="of:=MID([.A3007]; FIND(&quot;#&quot;; [.A30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715.ahk (5 hits)</text:p>
          </table:table-cell>
          <table:table-cell table:formula="of:=MID([.A3008]; FIND(&quot;#&quot;; [.A30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743.ahk (5 hits)</text:p>
          </table:table-cell>
          <table:table-cell table:formula="of:=MID([.A3009]; FIND(&quot;#&quot;; [.A30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915.ahk (5 hits)</text:p>
          </table:table-cell>
          <table:table-cell table:formula="of:=MID([.A3010]; FIND(&quot;#&quot;; [.A30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931.ahk (5 hits)</text:p>
          </table:table-cell>
          <table:table-cell table:formula="of:=MID([.A3011]; FIND(&quot;#&quot;; [.A30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2954.ahk (5 hits)</text:p>
          </table:table-cell>
          <table:table-cell table:formula="of:=MID([.A3012]; FIND(&quot;#&quot;; [.A30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005.ahk (5 hits)</text:p>
          </table:table-cell>
          <table:table-cell table:formula="of:=MID([.A3013]; FIND(&quot;#&quot;; [.A30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020.ahk (5 hits)</text:p>
          </table:table-cell>
          <table:table-cell table:formula="of:=MID([.A3014]; FIND(&quot;#&quot;; [.A30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034.ahk (5 hits)</text:p>
          </table:table-cell>
          <table:table-cell table:formula="of:=MID([.A3015]; FIND(&quot;#&quot;; [.A30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052.ahk (5 hits)</text:p>
          </table:table-cell>
          <table:table-cell table:formula="of:=MID([.A3016]; FIND(&quot;#&quot;; [.A30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142.ahk (5 hits)</text:p>
          </table:table-cell>
          <table:table-cell table:formula="of:=MID([.A3017]; FIND(&quot;#&quot;; [.A30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244.ahk (5 hits)</text:p>
          </table:table-cell>
          <table:table-cell table:formula="of:=MID([.A3018]; FIND(&quot;#&quot;; [.A30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356.ahk (5 hits)</text:p>
          </table:table-cell>
          <table:table-cell table:formula="of:=MID([.A3019]; FIND(&quot;#&quot;; [.A30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438.ahk (5 hits)</text:p>
          </table:table-cell>
          <table:table-cell table:formula="of:=MID([.A3020]; FIND(&quot;#&quot;; [.A30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542.ahk (5 hits)</text:p>
          </table:table-cell>
          <table:table-cell table:formula="of:=MID([.A3021]; FIND(&quot;#&quot;; [.A30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617.ahk (5 hits)</text:p>
          </table:table-cell>
          <table:table-cell table:formula="of:=MID([.A3022]; FIND(&quot;#&quot;; [.A30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643.ahk (5 hits)</text:p>
          </table:table-cell>
          <table:table-cell table:formula="of:=MID([.A3023]; FIND(&quot;#&quot;; [.A30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658.ahk (5 hits)</text:p>
          </table:table-cell>
          <table:table-cell table:formula="of:=MID([.A3024]; FIND(&quot;#&quot;; [.A30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812.ahk (5 hits)</text:p>
          </table:table-cell>
          <table:table-cell table:formula="of:=MID([.A3025]; FIND(&quot;#&quot;; [.A30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844.ahk (5 hits)</text:p>
          </table:table-cell>
          <table:table-cell table:formula="of:=MID([.A3026]; FIND(&quot;#&quot;; [.A30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3859.ahk (5 hits)</text:p>
          </table:table-cell>
          <table:table-cell table:formula="of:=MID([.A3027]; FIND(&quot;#&quot;; [.A30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4008.ahk (5 hits)</text:p>
          </table:table-cell>
          <table:table-cell table:formula="of:=MID([.A3028]; FIND(&quot;#&quot;; [.A30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4209.ahk (5 hits)</text:p>
          </table:table-cell>
          <table:table-cell table:formula="of:=MID([.A3029]; FIND(&quot;#&quot;; [.A30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4229.ahk (5 hits)</text:p>
          </table:table-cell>
          <table:table-cell table:formula="of:=MID([.A3030]; FIND(&quot;#&quot;; [.A30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4249.ahk (5 hits)</text:p>
          </table:table-cell>
          <table:table-cell table:formula="of:=MID([.A3031]; FIND(&quot;#&quot;; [.A30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4450.ahk (5 hits)</text:p>
          </table:table-cell>
          <table:table-cell table:formula="of:=MID([.A3032]; FIND(&quot;#&quot;; [.A30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4618.ahk (5 hits)</text:p>
          </table:table-cell>
          <table:table-cell table:formula="of:=MID([.A3033]; FIND(&quot;#&quot;; [.A30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4818.ahk (5 hits)</text:p>
          </table:table-cell>
          <table:table-cell table:formula="of:=MID([.A3034]; FIND(&quot;#&quot;; [.A30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4848.ahk (5 hits)</text:p>
          </table:table-cell>
          <table:table-cell table:formula="of:=MID([.A3035]; FIND(&quot;#&quot;; [.A30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4918.ahk (5 hits)</text:p>
          </table:table-cell>
          <table:table-cell table:formula="of:=MID([.A3036]; FIND(&quot;#&quot;; [.A30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04959.ahk (5 hits)</text:p>
          </table:table-cell>
          <table:table-cell table:formula="of:=MID([.A3037]; FIND(&quot;#&quot;; [.A30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44645.ahk (5 hits)</text:p>
          </table:table-cell>
          <table:table-cell table:formula="of:=MID([.A3038]; FIND(&quot;#&quot;; [.A30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44711.ahk (5 hits)</text:p>
          </table:table-cell>
          <table:table-cell table:formula="of:=MID([.A3039]; FIND(&quot;#&quot;; [.A30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44914.ahk (5 hits)</text:p>
          </table:table-cell>
          <table:table-cell table:formula="of:=MID([.A3040]; FIND(&quot;#&quot;; [.A30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2945.ahk (5 hits)</text:p>
          </table:table-cell>
          <table:table-cell table:formula="of:=MID([.A3041]; FIND(&quot;#&quot;; [.A30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3144.ahk (5 hits)</text:p>
          </table:table-cell>
          <table:table-cell table:formula="of:=MID([.A3042]; FIND(&quot;#&quot;; [.A30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3158.ahk (5 hits)</text:p>
          </table:table-cell>
          <table:table-cell table:formula="of:=MID([.A3043]; FIND(&quot;#&quot;; [.A30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4213.ahk (5 hits)</text:p>
          </table:table-cell>
          <table:table-cell table:formula="of:=MID([.A3044]; FIND(&quot;#&quot;; [.A30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4240.ahk (5 hits)</text:p>
          </table:table-cell>
          <table:table-cell table:formula="of:=MID([.A3045]; FIND(&quot;#&quot;; [.A30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4249.ahk (5 hits)</text:p>
          </table:table-cell>
          <table:table-cell table:formula="of:=MID([.A3046]; FIND(&quot;#&quot;; [.A30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4324.ahk (5 hits)</text:p>
          </table:table-cell>
          <table:table-cell table:formula="of:=MID([.A3047]; FIND(&quot;#&quot;; [.A30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4555.ahk (5 hits)</text:p>
          </table:table-cell>
          <table:table-cell table:formula="of:=MID([.A3048]; FIND(&quot;#&quot;; [.A30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4811.ahk (5 hits)</text:p>
          </table:table-cell>
          <table:table-cell table:formula="of:=MID([.A3049]; FIND(&quot;#&quot;; [.A30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4854.ahk (5 hits)</text:p>
          </table:table-cell>
          <table:table-cell table:formula="of:=MID([.A3050]; FIND(&quot;#&quot;; [.A30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4903.ahk (5 hits)</text:p>
          </table:table-cell>
          <table:table-cell table:formula="of:=MID([.A3051]; FIND(&quot;#&quot;; [.A30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5029.ahk (5 hits)</text:p>
          </table:table-cell>
          <table:table-cell table:formula="of:=MID([.A3052]; FIND(&quot;#&quot;; [.A30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5105.ahk (5 hits)</text:p>
          </table:table-cell>
          <table:table-cell table:formula="of:=MID([.A3053]; FIND(&quot;#&quot;; [.A30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5117.ahk (5 hits)</text:p>
          </table:table-cell>
          <table:table-cell table:formula="of:=MID([.A3054]; FIND(&quot;#&quot;; [.A30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5147.ahk (5 hits)</text:p>
          </table:table-cell>
          <table:table-cell table:formula="of:=MID([.A3055]; FIND(&quot;#&quot;; [.A30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5315.ahk (5 hits)</text:p>
          </table:table-cell>
          <table:table-cell table:formula="of:=MID([.A3056]; FIND(&quot;#&quot;; [.A30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5332.ahk (5 hits)</text:p>
          </table:table-cell>
          <table:table-cell table:formula="of:=MID([.A3057]; FIND(&quot;#&quot;; [.A30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06185458.ahk (5 hits)</text:p>
          </table:table-cell>
          <table:table-cell table:formula="of:=MID([.A3058]; FIND(&quot;#&quot;; [.A30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7145758.ahk (5 hits)</text:p>
          </table:table-cell>
          <table:table-cell table:formula="of:=MID([.A3059]; FIND(&quot;#&quot;; [.A30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7150141.ahk (5 hits)</text:p>
          </table:table-cell>
          <table:table-cell table:formula="of:=MID([.A3060]; FIND(&quot;#&quot;; [.A30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7183404.ahk (5 hits)</text:p>
          </table:table-cell>
          <table:table-cell table:formula="of:=MID([.A3061]; FIND(&quot;#&quot;; [.A30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085356.ahk (5 hits)</text:p>
          </table:table-cell>
          <table:table-cell table:formula="of:=MID([.A3062]; FIND(&quot;#&quot;; [.A30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085402.ahk (5 hits)</text:p>
          </table:table-cell>
          <table:table-cell table:formula="of:=MID([.A3063]; FIND(&quot;#&quot;; [.A30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085515.ahk (5 hits)</text:p>
          </table:table-cell>
          <table:table-cell table:formula="of:=MID([.A3064]; FIND(&quot;#&quot;; [.A30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085822.ahk (5 hits)</text:p>
          </table:table-cell>
          <table:table-cell table:formula="of:=MID([.A3065]; FIND(&quot;#&quot;; [.A30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085855.ahk (5 hits)</text:p>
          </table:table-cell>
          <table:table-cell table:formula="of:=MID([.A3066]; FIND(&quot;#&quot;; [.A30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090032.ahk (5 hits)</text:p>
          </table:table-cell>
          <table:table-cell table:formula="of:=MID([.A3067]; FIND(&quot;#&quot;; [.A30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090117.ahk (5 hits)</text:p>
          </table:table-cell>
          <table:table-cell table:formula="of:=MID([.A3068]; FIND(&quot;#&quot;; [.A30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51600.ahk (5 hits)</text:p>
          </table:table-cell>
          <table:table-cell table:formula="of:=MID([.A3069]; FIND(&quot;#&quot;; [.A30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52603.ahk (5 hits)</text:p>
          </table:table-cell>
          <table:table-cell table:formula="of:=MID([.A3070]; FIND(&quot;#&quot;; [.A30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53232.ahk (5 hits)</text:p>
          </table:table-cell>
          <table:table-cell table:formula="of:=MID([.A3071]; FIND(&quot;#&quot;; [.A30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53417.ahk (5 hits)</text:p>
          </table:table-cell>
          <table:table-cell table:formula="of:=MID([.A3072]; FIND(&quot;#&quot;; [.A30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53445.ahk (5 hits)</text:p>
          </table:table-cell>
          <table:table-cell table:formula="of:=MID([.A3073]; FIND(&quot;#&quot;; [.A30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53447.ahk (5 hits)</text:p>
          </table:table-cell>
          <table:table-cell table:formula="of:=MID([.A3074]; FIND(&quot;#&quot;; [.A30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53714.ahk (5 hits)</text:p>
          </table:table-cell>
          <table:table-cell table:formula="of:=MID([.A3075]; FIND(&quot;#&quot;; [.A30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53818.ahk (5 hits)</text:p>
          </table:table-cell>
          <table:table-cell table:formula="of:=MID([.A3076]; FIND(&quot;#&quot;; [.A30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54153.ahk (5 hits)</text:p>
          </table:table-cell>
          <table:table-cell table:formula="of:=MID([.A3077]; FIND(&quot;#&quot;; [.A30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54352.ahk (5 hits)</text:p>
          </table:table-cell>
          <table:table-cell table:formula="of:=MID([.A3078]; FIND(&quot;#&quot;; [.A30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54449.ahk (5 hits)</text:p>
          </table:table-cell>
          <table:table-cell table:formula="of:=MID([.A3079]; FIND(&quot;#&quot;; [.A30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18181327.ahk (5 hits)</text:p>
          </table:table-cell>
          <table:table-cell table:formula="of:=MID([.A3080]; FIND(&quot;#&quot;; [.A30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21180412.ahk (3 hits)</text:p>
          </table:table-cell>
          <table:table-cell table:formula="of:=MID([.A3081]; FIND(&quot;#&quot;; [.A30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21180521.ahk (3 hits)</text:p>
          </table:table-cell>
          <table:table-cell table:formula="of:=MID([.A3082]; FIND(&quot;#&quot;; [.A30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021181133.ahk (3 hits)</text:p>
          </table:table-cell>
          <table:table-cell table:formula="of:=MID([.A3083]; FIND(&quot;#&quot;; [.A30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60704.ahk (3 hits)</text:p>
          </table:table-cell>
          <table:table-cell table:formula="of:=MID([.A3084]; FIND(&quot;#&quot;; [.A30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2428.ahk (3 hits)</text:p>
          </table:table-cell>
          <table:table-cell table:formula="of:=MID([.A3085]; FIND(&quot;#&quot;; [.A30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2454.ahk (3 hits)</text:p>
          </table:table-cell>
          <table:table-cell table:formula="of:=MID([.A3086]; FIND(&quot;#&quot;; [.A30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2813.ahk (3 hits)</text:p>
          </table:table-cell>
          <table:table-cell table:formula="of:=MID([.A3087]; FIND(&quot;#&quot;; [.A30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3023.ahk (3 hits)</text:p>
          </table:table-cell>
          <table:table-cell table:formula="of:=MID([.A3088]; FIND(&quot;#&quot;; [.A30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3349.ahk (3 hits)</text:p>
          </table:table-cell>
          <table:table-cell table:formula="of:=MID([.A3089]; FIND(&quot;#&quot;; [.A30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3353.ahk (3 hits)</text:p>
          </table:table-cell>
          <table:table-cell table:formula="of:=MID([.A3090]; FIND(&quot;#&quot;; [.A30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3618.ahk (3 hits)</text:p>
          </table:table-cell>
          <table:table-cell table:formula="of:=MID([.A3091]; FIND(&quot;#&quot;; [.A30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3622.ahk (3 hits)</text:p>
          </table:table-cell>
          <table:table-cell table:formula="of:=MID([.A3092]; FIND(&quot;#&quot;; [.A30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3703.ahk (3 hits)</text:p>
          </table:table-cell>
          <table:table-cell table:formula="of:=MID([.A3093]; FIND(&quot;#&quot;; [.A30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036.ahk (3 hits)</text:p>
          </table:table-cell>
          <table:table-cell table:formula="of:=MID([.A3094]; FIND(&quot;#&quot;; [.A30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042.ahk (3 hits)</text:p>
          </table:table-cell>
          <table:table-cell table:formula="of:=MID([.A3095]; FIND(&quot;#&quot;; [.A30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313.ahk (3 hits)</text:p>
          </table:table-cell>
          <table:table-cell table:formula="of:=MID([.A3096]; FIND(&quot;#&quot;; [.A30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329.ahk (3 hits)</text:p>
          </table:table-cell>
          <table:table-cell table:formula="of:=MID([.A3097]; FIND(&quot;#&quot;; [.A30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345.ahk (3 hits)</text:p>
          </table:table-cell>
          <table:table-cell table:formula="of:=MID([.A3098]; FIND(&quot;#&quot;; [.A30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411.ahk (3 hits)</text:p>
          </table:table-cell>
          <table:table-cell table:formula="of:=MID([.A3099]; FIND(&quot;#&quot;; [.A30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420.ahk (3 hits)</text:p>
          </table:table-cell>
          <table:table-cell table:formula="of:=MID([.A3100]; FIND(&quot;#&quot;; [.A31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433.ahk (3 hits)</text:p>
          </table:table-cell>
          <table:table-cell table:formula="of:=MID([.A3101]; FIND(&quot;#&quot;; [.A31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526.ahk (3 hits)</text:p>
          </table:table-cell>
          <table:table-cell table:formula="of:=MID([.A3102]; FIND(&quot;#&quot;; [.A31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540.ahk (3 hits)</text:p>
          </table:table-cell>
          <table:table-cell table:formula="of:=MID([.A3103]; FIND(&quot;#&quot;; [.A31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605.ahk (3 hits)</text:p>
          </table:table-cell>
          <table:table-cell table:formula="of:=MID([.A3104]; FIND(&quot;#&quot;; [.A31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621.ahk (3 hits)</text:p>
          </table:table-cell>
          <table:table-cell table:formula="of:=MID([.A3105]; FIND(&quot;#&quot;; [.A31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634.ahk (3 hits)</text:p>
          </table:table-cell>
          <table:table-cell table:formula="of:=MID([.A3106]; FIND(&quot;#&quot;; [.A31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707.ahk (3 hits)</text:p>
          </table:table-cell>
          <table:table-cell table:formula="of:=MID([.A3107]; FIND(&quot;#&quot;; [.A31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717.ahk (3 hits)</text:p>
          </table:table-cell>
          <table:table-cell table:formula="of:=MID([.A3108]; FIND(&quot;#&quot;; [.A31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731.ahk (3 hits)</text:p>
          </table:table-cell>
          <table:table-cell table:formula="of:=MID([.A3109]; FIND(&quot;#&quot;; [.A31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743.ahk (3 hits)</text:p>
          </table:table-cell>
          <table:table-cell table:formula="of:=MID([.A3110]; FIND(&quot;#&quot;; [.A31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805.ahk (3 hits)</text:p>
          </table:table-cell>
          <table:table-cell table:formula="of:=MID([.A3111]; FIND(&quot;#&quot;; [.A31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853.ahk (3 hits)</text:p>
          </table:table-cell>
          <table:table-cell table:formula="of:=MID([.A3112]; FIND(&quot;#&quot;; [.A31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934.ahk (3 hits)</text:p>
          </table:table-cell>
          <table:table-cell table:formula="of:=MID([.A3113]; FIND(&quot;#&quot;; [.A31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4936.ahk (3 hits)</text:p>
          </table:table-cell>
          <table:table-cell table:formula="of:=MID([.A3114]; FIND(&quot;#&quot;; [.A31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034.ahk (3 hits)</text:p>
          </table:table-cell>
          <table:table-cell table:formula="of:=MID([.A3115]; FIND(&quot;#&quot;; [.A31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054.ahk (3 hits)</text:p>
          </table:table-cell>
          <table:table-cell table:formula="of:=MID([.A3116]; FIND(&quot;#&quot;; [.A31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102.ahk (3 hits)</text:p>
          </table:table-cell>
          <table:table-cell table:formula="of:=MID([.A3117]; FIND(&quot;#&quot;; [.A31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147.ahk (3 hits)</text:p>
          </table:table-cell>
          <table:table-cell table:formula="of:=MID([.A3118]; FIND(&quot;#&quot;; [.A31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207.ahk (3 hits)</text:p>
          </table:table-cell>
          <table:table-cell table:formula="of:=MID([.A3119]; FIND(&quot;#&quot;; [.A31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238.ahk (3 hits)</text:p>
          </table:table-cell>
          <table:table-cell table:formula="of:=MID([.A3120]; FIND(&quot;#&quot;; [.A31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247.ahk (3 hits)</text:p>
          </table:table-cell>
          <table:table-cell table:formula="of:=MID([.A3121]; FIND(&quot;#&quot;; [.A31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303.ahk (3 hits)</text:p>
          </table:table-cell>
          <table:table-cell table:formula="of:=MID([.A3122]; FIND(&quot;#&quot;; [.A31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312.ahk (3 hits)</text:p>
          </table:table-cell>
          <table:table-cell table:formula="of:=MID([.A3123]; FIND(&quot;#&quot;; [.A31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325.ahk (3 hits)</text:p>
          </table:table-cell>
          <table:table-cell table:formula="of:=MID([.A3124]; FIND(&quot;#&quot;; [.A31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341.ahk (3 hits)</text:p>
          </table:table-cell>
          <table:table-cell table:formula="of:=MID([.A3125]; FIND(&quot;#&quot;; [.A31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2175425.ahk (3 hits)</text:p>
          </table:table-cell>
          <table:table-cell table:formula="of:=MID([.A3126]; FIND(&quot;#&quot;; [.A31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45840.ahk (3 hits)</text:p>
          </table:table-cell>
          <table:table-cell table:formula="of:=MID([.A3127]; FIND(&quot;#&quot;; [.A31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45846.ahk (3 hits)</text:p>
          </table:table-cell>
          <table:table-cell table:formula="of:=MID([.A3128]; FIND(&quot;#&quot;; [.A31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1314.ahk (3 hits)</text:p>
          </table:table-cell>
          <table:table-cell table:formula="of:=MID([.A3129]; FIND(&quot;#&quot;; [.A31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1319.ahk (3 hits)</text:p>
          </table:table-cell>
          <table:table-cell table:formula="of:=MID([.A3130]; FIND(&quot;#&quot;; [.A31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1413.ahk (3 hits)</text:p>
          </table:table-cell>
          <table:table-cell table:formula="of:=MID([.A3131]; FIND(&quot;#&quot;; [.A31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1428.ahk (3 hits)</text:p>
          </table:table-cell>
          <table:table-cell table:formula="of:=MID([.A3132]; FIND(&quot;#&quot;; [.A31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2028.ahk (3 hits)</text:p>
          </table:table-cell>
          <table:table-cell table:formula="of:=MID([.A3133]; FIND(&quot;#&quot;; [.A31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3624.ahk (3 hits)</text:p>
          </table:table-cell>
          <table:table-cell table:formula="of:=MID([.A3134]; FIND(&quot;#&quot;; [.A31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4011.ahk (3 hits)</text:p>
          </table:table-cell>
          <table:table-cell table:formula="of:=MID([.A3135]; FIND(&quot;#&quot;; [.A31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4018.ahk (3 hits)</text:p>
          </table:table-cell>
          <table:table-cell table:formula="of:=MID([.A3136]; FIND(&quot;#&quot;; [.A31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4451.ahk (3 hits)</text:p>
          </table:table-cell>
          <table:table-cell table:formula="of:=MID([.A3137]; FIND(&quot;#&quot;; [.A31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4643.ahk (3 hits)</text:p>
          </table:table-cell>
          <table:table-cell table:formula="of:=MID([.A3138]; FIND(&quot;#&quot;; [.A31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4737.ahk (3 hits)</text:p>
          </table:table-cell>
          <table:table-cell table:formula="of:=MID([.A3139]; FIND(&quot;#&quot;; [.A31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4814.ahk (3 hits)</text:p>
          </table:table-cell>
          <table:table-cell table:formula="of:=MID([.A3140]; FIND(&quot;#&quot;; [.A31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4833.ahk (3 hits)</text:p>
          </table:table-cell>
          <table:table-cell table:formula="of:=MID([.A3141]; FIND(&quot;#&quot;; [.A31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4851.ahk (3 hits)</text:p>
          </table:table-cell>
          <table:table-cell table:formula="of:=MID([.A3142]; FIND(&quot;#&quot;; [.A31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4911.ahk (3 hits)</text:p>
          </table:table-cell>
          <table:table-cell table:formula="of:=MID([.A3143]; FIND(&quot;#&quot;; [.A31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4936.ahk (3 hits)</text:p>
          </table:table-cell>
          <table:table-cell table:formula="of:=MID([.A3144]; FIND(&quot;#&quot;; [.A31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020.ahk (3 hits)</text:p>
          </table:table-cell>
          <table:table-cell table:formula="of:=MID([.A3145]; FIND(&quot;#&quot;; [.A31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111.ahk (3 hits)</text:p>
          </table:table-cell>
          <table:table-cell table:formula="of:=MID([.A3146]; FIND(&quot;#&quot;; [.A31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219.ahk (3 hits)</text:p>
          </table:table-cell>
          <table:table-cell table:formula="of:=MID([.A3147]; FIND(&quot;#&quot;; [.A31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253.ahk (3 hits)</text:p>
          </table:table-cell>
          <table:table-cell table:formula="of:=MID([.A3148]; FIND(&quot;#&quot;; [.A31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305.ahk (3 hits)</text:p>
          </table:table-cell>
          <table:table-cell table:formula="of:=MID([.A3149]; FIND(&quot;#&quot;; [.A31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425.ahk (3 hits)</text:p>
          </table:table-cell>
          <table:table-cell table:formula="of:=MID([.A3150]; FIND(&quot;#&quot;; [.A31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508.ahk (3 hits)</text:p>
          </table:table-cell>
          <table:table-cell table:formula="of:=MID([.A3151]; FIND(&quot;#&quot;; [.A31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527.ahk (3 hits)</text:p>
          </table:table-cell>
          <table:table-cell table:formula="of:=MID([.A3152]; FIND(&quot;#&quot;; [.A31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609.ahk (3 hits)</text:p>
          </table:table-cell>
          <table:table-cell table:formula="of:=MID([.A3153]; FIND(&quot;#&quot;; [.A31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632.ahk (3 hits)</text:p>
          </table:table-cell>
          <table:table-cell table:formula="of:=MID([.A3154]; FIND(&quot;#&quot;; [.A31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702.ahk (3 hits)</text:p>
          </table:table-cell>
          <table:table-cell table:formula="of:=MID([.A3155]; FIND(&quot;#&quot;; [.A31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747.ahk (3 hits)</text:p>
          </table:table-cell>
          <table:table-cell table:formula="of:=MID([.A3156]; FIND(&quot;#&quot;; [.A31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835.ahk (3 hits)</text:p>
          </table:table-cell>
          <table:table-cell table:formula="of:=MID([.A3157]; FIND(&quot;#&quot;; [.A31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902.ahk (3 hits)</text:p>
          </table:table-cell>
          <table:table-cell table:formula="of:=MID([.A3158]; FIND(&quot;#&quot;; [.A31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917.ahk (3 hits)</text:p>
          </table:table-cell>
          <table:table-cell table:formula="of:=MID([.A3159]; FIND(&quot;#&quot;; [.A31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55939.ahk (3 hits)</text:p>
          </table:table-cell>
          <table:table-cell table:formula="of:=MID([.A3160]; FIND(&quot;#&quot;; [.A31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60015.ahk (3 hits)</text:p>
          </table:table-cell>
          <table:table-cell table:formula="of:=MID([.A3161]; FIND(&quot;#&quot;; [.A31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60112.ahk (3 hits)</text:p>
          </table:table-cell>
          <table:table-cell table:formula="of:=MID([.A3162]; FIND(&quot;#&quot;; [.A31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60129.ahk (3 hits)</text:p>
          </table:table-cell>
          <table:table-cell table:formula="of:=MID([.A3163]; FIND(&quot;#&quot;; [.A31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60154.ahk (3 hits)</text:p>
          </table:table-cell>
          <table:table-cell table:formula="of:=MID([.A3164]; FIND(&quot;#&quot;; [.A31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60231.ahk (3 hits)</text:p>
          </table:table-cell>
          <table:table-cell table:formula="of:=MID([.A3165]; FIND(&quot;#&quot;; [.A31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60308.ahk (3 hits)</text:p>
          </table:table-cell>
          <table:table-cell table:formula="of:=MID([.A3166]; FIND(&quot;#&quot;; [.A31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60339.ahk (3 hits)</text:p>
          </table:table-cell>
          <table:table-cell table:formula="of:=MID([.A3167]; FIND(&quot;#&quot;; [.A31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60410.ahk (3 hits)</text:p>
          </table:table-cell>
          <table:table-cell table:formula="of:=MID([.A3168]; FIND(&quot;#&quot;; [.A31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60431.ahk (3 hits)</text:p>
          </table:table-cell>
          <table:table-cell table:formula="of:=MID([.A3169]; FIND(&quot;#&quot;; [.A31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60458.ahk (3 hits)</text:p>
          </table:table-cell>
          <table:table-cell table:formula="of:=MID([.A3170]; FIND(&quot;#&quot;; [.A31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AhkLauncher_20251103060522.ahk (3 hits)</text:p>
          </table:table-cell>
          <table:table-cell table:formula="of:=MID([.A3171]; FIND(&quot;#&quot;; [.A31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.history\GuiButton_20251102152742.ahk (3 hits)</text:p>
          </table:table-cell>
          <table:table-cell table:formula="of:=MID([.A3172]; FIND(&quot;#&quot;; [.A31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AhkLauncher_SetupFiles\AhkLauncher\AhkApps\AhkSetupBuilder.ahk (3 hits)</text:p>
          </table:table-cell>
          <table:table-cell table:formula="of:=MID([.A3173]; FIND(&quot;#&quot;; [.A31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AhkLauncher_SetupFiles\AhkLauncher\AhkApps\LockFolder.ahk (1 hit)</text:p>
          </table:table-cell>
          <table:table-cell table:formula="of:=MID([.A3174]; FIND(&quot;#&quot;; [.A31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AhkLauncher_SetupFiles\AhkLauncher\AhkLauncher.ahk (5 hits)</text:p>
          </table:table-cell>
          <table:table-cell table:formula="of:=MID([.A3175]; FIND(&quot;#&quot;; [.A31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Launcher\AhkLauncher.ahk (3 hits)</text:p>
          </table:table-cell>
          <table:table-cell table:formula="of:=MID([.A3176]; FIND(&quot;#&quot;; [.A31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4113915.ahk (2 hits)</text:p>
          </table:table-cell>
          <table:table-cell table:formula="of:=MID([.A3177]; FIND(&quot;#&quot;; [.A31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4114208.ahk (2 hits)</text:p>
          </table:table-cell>
          <table:table-cell table:formula="of:=MID([.A3178]; FIND(&quot;#&quot;; [.A31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4114616.ahk (2 hits)</text:p>
          </table:table-cell>
          <table:table-cell table:formula="of:=MID([.A3179]; FIND(&quot;#&quot;; [.A31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5144958.ahk (2 hits)</text:p>
          </table:table-cell>
          <table:table-cell table:formula="of:=MID([.A3180]; FIND(&quot;#&quot;; [.A31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62907.ahk (3 hits)</text:p>
          </table:table-cell>
          <table:table-cell table:formula="of:=MID([.A3181]; FIND(&quot;#&quot;; [.A31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62950.ahk (3 hits)</text:p>
          </table:table-cell>
          <table:table-cell table:formula="of:=MID([.A3182]; FIND(&quot;#&quot;; [.A31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63428.ahk (3 hits)</text:p>
          </table:table-cell>
          <table:table-cell table:formula="of:=MID([.A3183]; FIND(&quot;#&quot;; [.A31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64010.ahk (3 hits)</text:p>
          </table:table-cell>
          <table:table-cell table:formula="of:=MID([.A3184]; FIND(&quot;#&quot;; [.A31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65259.ahk (3 hits)</text:p>
          </table:table-cell>
          <table:table-cell table:formula="of:=MID([.A3185]; FIND(&quot;#&quot;; [.A31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65855.ahk (3 hits)</text:p>
          </table:table-cell>
          <table:table-cell table:formula="of:=MID([.A3186]; FIND(&quot;#&quot;; [.A31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70109.ahk (3 hits)</text:p>
          </table:table-cell>
          <table:table-cell table:formula="of:=MID([.A3187]; FIND(&quot;#&quot;; [.A31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70137.ahk (3 hits)</text:p>
          </table:table-cell>
          <table:table-cell table:formula="of:=MID([.A3188]; FIND(&quot;#&quot;; [.A31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70340.ahk (3 hits)</text:p>
          </table:table-cell>
          <table:table-cell table:formula="of:=MID([.A3189]; FIND(&quot;#&quot;; [.A31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70824.ahk (3 hits)</text:p>
          </table:table-cell>
          <table:table-cell table:formula="of:=MID([.A3190]; FIND(&quot;#&quot;; [.A31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70835.ahk (3 hits)</text:p>
          </table:table-cell>
          <table:table-cell table:formula="of:=MID([.A3191]; FIND(&quot;#&quot;; [.A31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71257.ahk (3 hits)</text:p>
          </table:table-cell>
          <table:table-cell table:formula="of:=MID([.A3192]; FIND(&quot;#&quot;; [.A31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71500.ahk (3 hits)</text:p>
          </table:table-cell>
          <table:table-cell table:formula="of:=MID([.A3193]; FIND(&quot;#&quot;; [.A31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71558.ahk (3 hits)</text:p>
          </table:table-cell>
          <table:table-cell table:formula="of:=MID([.A3194]; FIND(&quot;#&quot;; [.A31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06071757.ahk (3 hits)</text:p>
          </table:table-cell>
          <table:table-cell table:formula="of:=MID([.A3195]; FIND(&quot;#&quot;; [.A31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02711.ahk (3 hits)</text:p>
          </table:table-cell>
          <table:table-cell table:formula="of:=MID([.A3196]; FIND(&quot;#&quot;; [.A31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02756.ahk (3 hits)</text:p>
          </table:table-cell>
          <table:table-cell table:formula="of:=MID([.A3197]; FIND(&quot;#&quot;; [.A31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02824.ahk (3 hits)</text:p>
          </table:table-cell>
          <table:table-cell table:formula="of:=MID([.A3198]; FIND(&quot;#&quot;; [.A31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03214.ahk (3 hits)</text:p>
          </table:table-cell>
          <table:table-cell table:formula="of:=MID([.A3199]; FIND(&quot;#&quot;; [.A31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03350.ahk (3 hits)</text:p>
          </table:table-cell>
          <table:table-cell table:formula="of:=MID([.A3200]; FIND(&quot;#&quot;; [.A32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04045.ahk (3 hits)</text:p>
          </table:table-cell>
          <table:table-cell table:formula="of:=MID([.A3201]; FIND(&quot;#&quot;; [.A32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04231.ahk (3 hits)</text:p>
          </table:table-cell>
          <table:table-cell table:formula="of:=MID([.A3202]; FIND(&quot;#&quot;; [.A32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04337.ahk (3 hits)</text:p>
          </table:table-cell>
          <table:table-cell table:formula="of:=MID([.A3203]; FIND(&quot;#&quot;; [.A32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05356.ahk (3 hits)</text:p>
          </table:table-cell>
          <table:table-cell table:formula="of:=MID([.A3204]; FIND(&quot;#&quot;; [.A32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05929.ahk (3 hits)</text:p>
          </table:table-cell>
          <table:table-cell table:formula="of:=MID([.A3205]; FIND(&quot;#&quot;; [.A32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10035.ahk (3 hits)</text:p>
          </table:table-cell>
          <table:table-cell table:formula="of:=MID([.A3206]; FIND(&quot;#&quot;; [.A32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10530.ahk (3 hits)</text:p>
          </table:table-cell>
          <table:table-cell table:formula="of:=MID([.A3207]; FIND(&quot;#&quot;; [.A32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10629.ahk (3 hits)</text:p>
          </table:table-cell>
          <table:table-cell table:formula="of:=MID([.A3208]; FIND(&quot;#&quot;; [.A32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10838.ahk (3 hits)</text:p>
          </table:table-cell>
          <table:table-cell table:formula="of:=MID([.A3209]; FIND(&quot;#&quot;; [.A32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7110930.ahk (3 hits)</text:p>
          </table:table-cell>
          <table:table-cell table:formula="of:=MID([.A3210]; FIND(&quot;#&quot;; [.A32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1632.ahk (4 hits)</text:p>
          </table:table-cell>
          <table:table-cell table:formula="of:=MID([.A3211]; FIND(&quot;#&quot;; [.A32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1648.ahk (4 hits)</text:p>
          </table:table-cell>
          <table:table-cell table:formula="of:=MID([.A3212]; FIND(&quot;#&quot;; [.A32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1745.ahk (4 hits)</text:p>
          </table:table-cell>
          <table:table-cell table:formula="of:=MID([.A3213]; FIND(&quot;#&quot;; [.A32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2031.ahk (4 hits)</text:p>
          </table:table-cell>
          <table:table-cell table:formula="of:=MID([.A3214]; FIND(&quot;#&quot;; [.A32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2337.ahk (4 hits)</text:p>
          </table:table-cell>
          <table:table-cell table:formula="of:=MID([.A3215]; FIND(&quot;#&quot;; [.A32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2427.ahk (4 hits)</text:p>
          </table:table-cell>
          <table:table-cell table:formula="of:=MID([.A3216]; FIND(&quot;#&quot;; [.A32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2448.ahk (4 hits)</text:p>
          </table:table-cell>
          <table:table-cell table:formula="of:=MID([.A3217]; FIND(&quot;#&quot;; [.A32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3033.ahk (4 hits)</text:p>
          </table:table-cell>
          <table:table-cell table:formula="of:=MID([.A3218]; FIND(&quot;#&quot;; [.A32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3325.ahk (4 hits)</text:p>
          </table:table-cell>
          <table:table-cell table:formula="of:=MID([.A3219]; FIND(&quot;#&quot;; [.A32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3447.ahk (4 hits)</text:p>
          </table:table-cell>
          <table:table-cell table:formula="of:=MID([.A3220]; FIND(&quot;#&quot;; [.A32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4003.ahk (4 hits)</text:p>
          </table:table-cell>
          <table:table-cell table:formula="of:=MID([.A3221]; FIND(&quot;#&quot;; [.A32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4259.ahk (4 hits)</text:p>
          </table:table-cell>
          <table:table-cell table:formula="of:=MID([.A3222]; FIND(&quot;#&quot;; [.A32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4547.ahk (4 hits)</text:p>
          </table:table-cell>
          <table:table-cell table:formula="of:=MID([.A3223]; FIND(&quot;#&quot;; [.A32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4716.ahk (4 hits)</text:p>
          </table:table-cell>
          <table:table-cell table:formula="of:=MID([.A3224]; FIND(&quot;#&quot;; [.A32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5031.ahk (4 hits)</text:p>
          </table:table-cell>
          <table:table-cell table:formula="of:=MID([.A3225]; FIND(&quot;#&quot;; [.A32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.history\AhkSetupBuilder_20251018085042.ahk (4 hits)</text:p>
          </table:table-cell>
          <table:table-cell table:formula="of:=MID([.A3226]; FIND(&quot;#&quot;; [.A32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hkSetupBuilder.ahk (4 hits)</text:p>
          </table:table-cell>
          <table:table-cell table:formula="of:=MID([.A3227]; FIND(&quot;#&quot;; [.A32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Builder-Release-v1.0.ahk (1 hit)</text:p>
          </table:table-cell>
          <table:table-cell table:formula="of:=MID([.A3228]; FIND(&quot;#&quot;; [.A32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Builder-V13.ahk (1 hit)</text:p>
          </table:table-cell>
          <table:table-cell table:formula="of:=MID([.A3229]; FIND(&quot;#&quot;; [.A32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_v0.0.0.1.ahk (1 hit)</text:p>
          </table:table-cell>
          <table:table-cell table:formula="of:=MID([.A3230]; FIND(&quot;#&quot;; [.A32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_v0.0.0.10.ahk (1 hit)</text:p>
          </table:table-cell>
          <table:table-cell table:formula="of:=MID([.A3231]; FIND(&quot;#&quot;; [.A32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_v0.0.0.27.ahk (1 hit)</text:p>
          </table:table-cell>
          <table:table-cell table:formula="of:=MID([.A3232]; FIND(&quot;#&quot;; [.A32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_v0.0.0.29.ahk (1 hit)</text:p>
          </table:table-cell>
          <table:table-cell table:formula="of:=MID([.A3233]; FIND(&quot;#&quot;; [.A32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_v0.0.0.30.ahk (1 hit)</text:p>
          </table:table-cell>
          <table:table-cell table:formula="of:=MID([.A3234]; FIND(&quot;#&quot;; [.A32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_v0.0.0.31-DELETE.ahk (1 hit)</text:p>
          </table:table-cell>
          <table:table-cell table:formula="of:=MID([.A3235]; FIND(&quot;#&quot;; [.A32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_v0.0.0.32.ahk (1 hit)</text:p>
          </table:table-cell>
          <table:table-cell table:formula="of:=MID([.A3236]; FIND(&quot;#&quot;; [.A32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_v0.0.0.33-version_in_filename.ahk (1 hit)</text:p>
          </table:table-cell>
          <table:table-cell table:formula="of:=MID([.A3237]; FIND(&quot;#&quot;; [.A32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_v0.0.0.33.ahk (1 hit)</text:p>
          </table:table-cell>
          <table:table-cell table:formula="of:=MID([.A3238]; FIND(&quot;#&quot;; [.A32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_v1.0.0.0.ahk (1 hit)</text:p>
          </table:table-cell>
          <table:table-cell table:formula="of:=MID([.A3239]; FIND(&quot;#&quot;; [.A32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-v26.ahk (1 hit)</text:p>
          </table:table-cell>
          <table:table-cell table:formula="of:=MID([.A3240]; FIND(&quot;#&quot;; [.A32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.ahk (1 hit)</text:p>
          </table:table-cell>
          <table:table-cell table:formula="of:=MID([.A3241]; FIND(&quot;#&quot;; [.A32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AhkSetupBuilderTestProductVersion.ahk (1 hit)</text:p>
          </table:table-cell>
          <table:table-cell table:formula="of:=MID([.A3242]; FIND(&quot;#&quot;; [.A32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 - v4.ahk (1 hit)</text:p>
          </table:table-cell>
          <table:table-cell table:formula="of:=MID([.A3243]; FIND(&quot;#&quot;; [.A32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 - v5.ahk (1 hit)</text:p>
          </table:table-cell>
          <table:table-cell table:formula="of:=MID([.A3244]; FIND(&quot;#&quot;; [.A32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 - v6 - working.ahk (1 hit)</text:p>
          </table:table-cell>
          <table:table-cell table:formula="of:=MID([.A3245]; FIND(&quot;#&quot;; [.A32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 - v7.ahk (1 hit)</text:p>
          </table:table-cell>
          <table:table-cell table:formula="of:=MID([.A3246]; FIND(&quot;#&quot;; [.A32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 - v8.ahk (1 hit)</text:p>
          </table:table-cell>
          <table:table-cell table:formula="of:=MID([.A3247]; FIND(&quot;#&quot;; [.A32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10.ahk (1 hit)</text:p>
          </table:table-cell>
          <table:table-cell table:formula="of:=MID([.A3248]; FIND(&quot;#&quot;; [.A32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11 copy.ahk (1 hit)</text:p>
          </table:table-cell>
          <table:table-cell table:formula="of:=MID([.A3249]; FIND(&quot;#&quot;; [.A32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12.ahk (1 hit)</text:p>
          </table:table-cell>
          <table:table-cell table:formula="of:=MID([.A3250]; FIND(&quot;#&quot;; [.A32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13-working.ahk (1 hit)</text:p>
          </table:table-cell>
          <table:table-cell table:formula="of:=MID([.A3251]; FIND(&quot;#&quot;; [.A32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14-menus.ahk (1 hit)</text:p>
          </table:table-cell>
          <table:table-cell table:formula="of:=MID([.A3252]; FIND(&quot;#&quot;; [.A32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15-menus.ahk (1 hit)</text:p>
          </table:table-cell>
          <table:table-cell table:formula="of:=MID([.A3253]; FIND(&quot;#&quot;; [.A32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16.ahk (1 hit)</text:p>
          </table:table-cell>
          <table:table-cell table:formula="of:=MID([.A3254]; FIND(&quot;#&quot;; [.A32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17.ahk (1 hit)</text:p>
          </table:table-cell>
          <table:table-cell table:formula="of:=MID([.A3255]; FIND(&quot;#&quot;; [.A32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18-menu-fully-working.ahk (1 hit)</text:p>
          </table:table-cell>
          <table:table-cell table:formula="of:=MID([.A3256]; FIND(&quot;#&quot;; [.A32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19-buttons.ahk (1 hit)</text:p>
          </table:table-cell>
          <table:table-cell table:formula="of:=MID([.A3257]; FIND(&quot;#&quot;; [.A32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19-working-need-cleanup.ahk (1 hit)</text:p>
          </table:table-cell>
          <table:table-cell table:formula="of:=MID([.A3258]; FIND(&quot;#&quot;; [.A32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20-menu-change.ahk (1 hit)</text:p>
          </table:table-cell>
          <table:table-cell table:formula="of:=MID([.A3259]; FIND(&quot;#&quot;; [.A32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21-beta-test.ahk (1 hit)</text:p>
          </table:table-cell>
          <table:table-cell table:formula="of:=MID([.A3260]; FIND(&quot;#&quot;; [.A32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22-beta.ahk (1 hit)</text:p>
          </table:table-cell>
          <table:table-cell table:formula="of:=MID([.A3261]; FIND(&quot;#&quot;; [.A32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23-beta.ahk (1 hit)</text:p>
          </table:table-cell>
          <table:table-cell table:formula="of:=MID([.A3262]; FIND(&quot;#&quot;; [.A32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24-beta.ahk (1 hit)</text:p>
          </table:table-cell>
          <table:table-cell table:formula="of:=MID([.A3263]; FIND(&quot;#&quot;; [.A32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25-DoGetGUID.ahk (1 hit)</text:p>
          </table:table-cell>
          <table:table-cell table:formula="of:=MID([.A3264]; FIND(&quot;#&quot;; [.A32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AhkSetupBuilder\Archive\SetupMaker-v9.ahk (1 hit)</text:p>
          </table:table-cell>
          <table:table-cell table:formula="of:=MID([.A3265]; FIND(&quot;#&quot;; [.A32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0349.ahk (1 hit)</text:p>
          </table:table-cell>
          <table:table-cell table:formula="of:=MID([.A3266]; FIND(&quot;#&quot;; [.A32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0504.ahk (1 hit)</text:p>
          </table:table-cell>
          <table:table-cell table:formula="of:=MID([.A3267]; FIND(&quot;#&quot;; [.A32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0538.ahk (1 hit)</text:p>
          </table:table-cell>
          <table:table-cell table:formula="of:=MID([.A3268]; FIND(&quot;#&quot;; [.A32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0633.ahk (1 hit)</text:p>
          </table:table-cell>
          <table:table-cell table:formula="of:=MID([.A3269]; FIND(&quot;#&quot;; [.A32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0711.ahk (1 hit)</text:p>
          </table:table-cell>
          <table:table-cell table:formula="of:=MID([.A3270]; FIND(&quot;#&quot;; [.A32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0838.ahk (1 hit)</text:p>
          </table:table-cell>
          <table:table-cell table:formula="of:=MID([.A3271]; FIND(&quot;#&quot;; [.A32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0910.ahk (1 hit)</text:p>
          </table:table-cell>
          <table:table-cell table:formula="of:=MID([.A3272]; FIND(&quot;#&quot;; [.A32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1013.ahk (1 hit)</text:p>
          </table:table-cell>
          <table:table-cell table:formula="of:=MID([.A3273]; FIND(&quot;#&quot;; [.A32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1458.ahk (1 hit)</text:p>
          </table:table-cell>
          <table:table-cell table:formula="of:=MID([.A3274]; FIND(&quot;#&quot;; [.A32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1710.ahk (1 hit)</text:p>
          </table:table-cell>
          <table:table-cell table:formula="of:=MID([.A3275]; FIND(&quot;#&quot;; [.A32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1753.ahk (1 hit)</text:p>
          </table:table-cell>
          <table:table-cell table:formula="of:=MID([.A3276]; FIND(&quot;#&quot;; [.A32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1852.ahk (1 hit)</text:p>
          </table:table-cell>
          <table:table-cell table:formula="of:=MID([.A3277]; FIND(&quot;#&quot;; [.A32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2038.ahk (1 hit)</text:p>
          </table:table-cell>
          <table:table-cell table:formula="of:=MID([.A3278]; FIND(&quot;#&quot;; [.A32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2156.ahk (1 hit)</text:p>
          </table:table-cell>
          <table:table-cell table:formula="of:=MID([.A3279]; FIND(&quot;#&quot;; [.A32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2250.ahk (1 hit)</text:p>
          </table:table-cell>
          <table:table-cell table:formula="of:=MID([.A3280]; FIND(&quot;#&quot;; [.A32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2355.ahk (1 hit)</text:p>
          </table:table-cell>
          <table:table-cell table:formula="of:=MID([.A3281]; FIND(&quot;#&quot;; [.A32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2537.ahk (1 hit)</text:p>
          </table:table-cell>
          <table:table-cell table:formula="of:=MID([.A3282]; FIND(&quot;#&quot;; [.A32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2627.ahk (1 hit)</text:p>
          </table:table-cell>
          <table:table-cell table:formula="of:=MID([.A3283]; FIND(&quot;#&quot;; [.A32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3252.ahk (1 hit)</text:p>
          </table:table-cell>
          <table:table-cell table:formula="of:=MID([.A3284]; FIND(&quot;#&quot;; [.A32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3312.ahk (1 hit)</text:p>
          </table:table-cell>
          <table:table-cell table:formula="of:=MID([.A3285]; FIND(&quot;#&quot;; [.A32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3601.ahk (1 hit)</text:p>
          </table:table-cell>
          <table:table-cell table:formula="of:=MID([.A3286]; FIND(&quot;#&quot;; [.A32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185325.ahk (1 hit)</text:p>
          </table:table-cell>
          <table:table-cell table:formula="of:=MID([.A3287]; FIND(&quot;#&quot;; [.A32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224933.ahk (1 hit)</text:p>
          </table:table-cell>
          <table:table-cell table:formula="of:=MID([.A3288]; FIND(&quot;#&quot;; [.A32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225205.ahk (1 hit)</text:p>
          </table:table-cell>
          <table:table-cell table:formula="of:=MID([.A3289]; FIND(&quot;#&quot;; [.A32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225310.ahk (1 hit)</text:p>
          </table:table-cell>
          <table:table-cell table:formula="of:=MID([.A3290]; FIND(&quot;#&quot;; [.A32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225629.ahk (1 hit)</text:p>
          </table:table-cell>
          <table:table-cell table:formula="of:=MID([.A3291]; FIND(&quot;#&quot;; [.A32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225631.ahk (1 hit)</text:p>
          </table:table-cell>
          <table:table-cell table:formula="of:=MID([.A3292]; FIND(&quot;#&quot;; [.A32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225847.ahk (1 hit)</text:p>
          </table:table-cell>
          <table:table-cell table:formula="of:=MID([.A3293]; FIND(&quot;#&quot;; [.A32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225948.ahk (1 hit)</text:p>
          </table:table-cell>
          <table:table-cell table:formula="of:=MID([.A3294]; FIND(&quot;#&quot;; [.A32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1225952.ahk (1 hit)</text:p>
          </table:table-cell>
          <table:table-cell table:formula="of:=MID([.A3295]; FIND(&quot;#&quot;; [.A32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40847.ahk (1 hit)</text:p>
          </table:table-cell>
          <table:table-cell table:formula="of:=MID([.A3296]; FIND(&quot;#&quot;; [.A32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40938.ahk (1 hit)</text:p>
          </table:table-cell>
          <table:table-cell table:formula="of:=MID([.A3297]; FIND(&quot;#&quot;; [.A32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41018.ahk (1 hit)</text:p>
          </table:table-cell>
          <table:table-cell table:formula="of:=MID([.A3298]; FIND(&quot;#&quot;; [.A32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50623.ahk (1 hit)</text:p>
          </table:table-cell>
          <table:table-cell table:formula="of:=MID([.A3299]; FIND(&quot;#&quot;; [.A32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50639.ahk (1 hit)</text:p>
          </table:table-cell>
          <table:table-cell table:formula="of:=MID([.A3300]; FIND(&quot;#&quot;; [.A33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50745.ahk (1 hit)</text:p>
          </table:table-cell>
          <table:table-cell table:formula="of:=MID([.A3301]; FIND(&quot;#&quot;; [.A33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50857.ahk (1 hit)</text:p>
          </table:table-cell>
          <table:table-cell table:formula="of:=MID([.A3302]; FIND(&quot;#&quot;; [.A33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51652.ahk (1 hit)</text:p>
          </table:table-cell>
          <table:table-cell table:formula="of:=MID([.A3303]; FIND(&quot;#&quot;; [.A33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51748.ahk (1 hit)</text:p>
          </table:table-cell>
          <table:table-cell table:formula="of:=MID([.A3304]; FIND(&quot;#&quot;; [.A33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51812.ahk (1 hit)</text:p>
          </table:table-cell>
          <table:table-cell table:formula="of:=MID([.A3305]; FIND(&quot;#&quot;; [.A33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51929.ahk (1 hit)</text:p>
          </table:table-cell>
          <table:table-cell table:formula="of:=MID([.A3306]; FIND(&quot;#&quot;; [.A33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51941.ahk (1 hit)</text:p>
          </table:table-cell>
          <table:table-cell table:formula="of:=MID([.A3307]; FIND(&quot;#&quot;; [.A33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52004.ahk (1 hit)</text:p>
          </table:table-cell>
          <table:table-cell table:formula="of:=MID([.A3308]; FIND(&quot;#&quot;; [.A33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2152104.ahk (1 hit)</text:p>
          </table:table-cell>
          <table:table-cell table:formula="of:=MID([.A3309]; FIND(&quot;#&quot;; [.A33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44942.ahk (1 hit)</text:p>
          </table:table-cell>
          <table:table-cell table:formula="of:=MID([.A3310]; FIND(&quot;#&quot;; [.A33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44951.ahk (1 hit)</text:p>
          </table:table-cell>
          <table:table-cell table:formula="of:=MID([.A3311]; FIND(&quot;#&quot;; [.A33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0224.ahk (1 hit)</text:p>
          </table:table-cell>
          <table:table-cell table:formula="of:=MID([.A3312]; FIND(&quot;#&quot;; [.A33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0226.ahk (1 hit)</text:p>
          </table:table-cell>
          <table:table-cell table:formula="of:=MID([.A3313]; FIND(&quot;#&quot;; [.A33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0421.ahk (1 hit)</text:p>
          </table:table-cell>
          <table:table-cell table:formula="of:=MID([.A3314]; FIND(&quot;#&quot;; [.A33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0549.ahk (1 hit)</text:p>
          </table:table-cell>
          <table:table-cell table:formula="of:=MID([.A3315]; FIND(&quot;#&quot;; [.A33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0744.ahk (1 hit)</text:p>
          </table:table-cell>
          <table:table-cell table:formula="of:=MID([.A3316]; FIND(&quot;#&quot;; [.A33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0831.ahk (1 hit)</text:p>
          </table:table-cell>
          <table:table-cell table:formula="of:=MID([.A3317]; FIND(&quot;#&quot;; [.A33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1155.ahk (1 hit)</text:p>
          </table:table-cell>
          <table:table-cell table:formula="of:=MID([.A3318]; FIND(&quot;#&quot;; [.A33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4203.ahk (1 hit)</text:p>
          </table:table-cell>
          <table:table-cell table:formula="of:=MID([.A3319]; FIND(&quot;#&quot;; [.A33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4210.ahk (1 hit)</text:p>
          </table:table-cell>
          <table:table-cell table:formula="of:=MID([.A3320]; FIND(&quot;#&quot;; [.A33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4405.ahk (1 hit)</text:p>
          </table:table-cell>
          <table:table-cell table:formula="of:=MID([.A3321]; FIND(&quot;#&quot;; [.A33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4631.ahk (1 hit)</text:p>
          </table:table-cell>
          <table:table-cell table:formula="of:=MID([.A3322]; FIND(&quot;#&quot;; [.A33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4744.ahk (1 hit)</text:p>
          </table:table-cell>
          <table:table-cell table:formula="of:=MID([.A3323]; FIND(&quot;#&quot;; [.A33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103.ahk (1 hit)</text:p>
          </table:table-cell>
          <table:table-cell table:formula="of:=MID([.A3324]; FIND(&quot;#&quot;; [.A33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159.ahk (1 hit)</text:p>
          </table:table-cell>
          <table:table-cell table:formula="of:=MID([.A3325]; FIND(&quot;#&quot;; [.A33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208.ahk (1 hit)</text:p>
          </table:table-cell>
          <table:table-cell table:formula="of:=MID([.A3326]; FIND(&quot;#&quot;; [.A33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339.ahk (1 hit)</text:p>
          </table:table-cell>
          <table:table-cell table:formula="of:=MID([.A3327]; FIND(&quot;#&quot;; [.A33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345.ahk (1 hit)</text:p>
          </table:table-cell>
          <table:table-cell table:formula="of:=MID([.A3328]; FIND(&quot;#&quot;; [.A33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416.ahk (1 hit)</text:p>
          </table:table-cell>
          <table:table-cell table:formula="of:=MID([.A3329]; FIND(&quot;#&quot;; [.A33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426.ahk (1 hit)</text:p>
          </table:table-cell>
          <table:table-cell table:formula="of:=MID([.A3330]; FIND(&quot;#&quot;; [.A33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456.ahk (1 hit)</text:p>
          </table:table-cell>
          <table:table-cell table:formula="of:=MID([.A3331]; FIND(&quot;#&quot;; [.A33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503.ahk (1 hit)</text:p>
          </table:table-cell>
          <table:table-cell table:formula="of:=MID([.A3332]; FIND(&quot;#&quot;; [.A33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524.ahk (1 hit)</text:p>
          </table:table-cell>
          <table:table-cell table:formula="of:=MID([.A3333]; FIND(&quot;#&quot;; [.A33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534.ahk (1 hit)</text:p>
          </table:table-cell>
          <table:table-cell table:formula="of:=MID([.A3334]; FIND(&quot;#&quot;; [.A33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546.ahk (1 hit)</text:p>
          </table:table-cell>
          <table:table-cell table:formula="of:=MID([.A3335]; FIND(&quot;#&quot;; [.A33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605.ahk (1 hit)</text:p>
          </table:table-cell>
          <table:table-cell table:formula="of:=MID([.A3336]; FIND(&quot;#&quot;; [.A33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614.ahk (1 hit)</text:p>
          </table:table-cell>
          <table:table-cell table:formula="of:=MID([.A3337]; FIND(&quot;#&quot;; [.A33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629.ahk (1 hit)</text:p>
          </table:table-cell>
          <table:table-cell table:formula="of:=MID([.A3338]; FIND(&quot;#&quot;; [.A33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638.ahk (1 hit)</text:p>
          </table:table-cell>
          <table:table-cell table:formula="of:=MID([.A3339]; FIND(&quot;#&quot;; [.A33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55953.ahk (1 hit)</text:p>
          </table:table-cell>
          <table:table-cell table:formula="of:=MID([.A3340]; FIND(&quot;#&quot;; [.A33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102.ahk (1 hit)</text:p>
          </table:table-cell>
          <table:table-cell table:formula="of:=MID([.A3341]; FIND(&quot;#&quot;; [.A33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108.ahk (1 hit)</text:p>
          </table:table-cell>
          <table:table-cell table:formula="of:=MID([.A3342]; FIND(&quot;#&quot;; [.A33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248.ahk (1 hit)</text:p>
          </table:table-cell>
          <table:table-cell table:formula="of:=MID([.A3343]; FIND(&quot;#&quot;; [.A33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259.ahk (1 hit)</text:p>
          </table:table-cell>
          <table:table-cell table:formula="of:=MID([.A3344]; FIND(&quot;#&quot;; [.A33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322.ahk (1 hit)</text:p>
          </table:table-cell>
          <table:table-cell table:formula="of:=MID([.A3345]; FIND(&quot;#&quot;; [.A33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328.ahk (1 hit)</text:p>
          </table:table-cell>
          <table:table-cell table:formula="of:=MID([.A3346]; FIND(&quot;#&quot;; [.A33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446.ahk (1 hit)</text:p>
          </table:table-cell>
          <table:table-cell table:formula="of:=MID([.A3347]; FIND(&quot;#&quot;; [.A33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452.ahk (1 hit)</text:p>
          </table:table-cell>
          <table:table-cell table:formula="of:=MID([.A3348]; FIND(&quot;#&quot;; [.A33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509.ahk (1 hit)</text:p>
          </table:table-cell>
          <table:table-cell table:formula="of:=MID([.A3349]; FIND(&quot;#&quot;; [.A33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518.ahk (1 hit)</text:p>
          </table:table-cell>
          <table:table-cell table:formula="of:=MID([.A3350]; FIND(&quot;#&quot;; [.A33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524.ahk (1 hit)</text:p>
          </table:table-cell>
          <table:table-cell table:formula="of:=MID([.A3351]; FIND(&quot;#&quot;; [.A33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530.ahk (1 hit)</text:p>
          </table:table-cell>
          <table:table-cell table:formula="of:=MID([.A3352]; FIND(&quot;#&quot;; [.A33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540.ahk (1 hit)</text:p>
          </table:table-cell>
          <table:table-cell table:formula="of:=MID([.A3353]; FIND(&quot;#&quot;; [.A33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546.ahk (1 hit)</text:p>
          </table:table-cell>
          <table:table-cell table:formula="of:=MID([.A3354]; FIND(&quot;#&quot;; [.A33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609.ahk (1 hit)</text:p>
          </table:table-cell>
          <table:table-cell table:formula="of:=MID([.A3355]; FIND(&quot;#&quot;; [.A33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633.ahk (1 hit)</text:p>
          </table:table-cell>
          <table:table-cell table:formula="of:=MID([.A3356]; FIND(&quot;#&quot;; [.A33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740.ahk (1 hit)</text:p>
          </table:table-cell>
          <table:table-cell table:formula="of:=MID([.A3357]; FIND(&quot;#&quot;; [.A33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749.ahk (1 hit)</text:p>
          </table:table-cell>
          <table:table-cell table:formula="of:=MID([.A3358]; FIND(&quot;#&quot;; [.A33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756.ahk (1 hit)</text:p>
          </table:table-cell>
          <table:table-cell table:formula="of:=MID([.A3359]; FIND(&quot;#&quot;; [.A33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813.ahk (1 hit)</text:p>
          </table:table-cell>
          <table:table-cell table:formula="of:=MID([.A3360]; FIND(&quot;#&quot;; [.A33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827.ahk (1 hit)</text:p>
          </table:table-cell>
          <table:table-cell table:formula="of:=MID([.A3361]; FIND(&quot;#&quot;; [.A33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836.ahk (1 hit)</text:p>
          </table:table-cell>
          <table:table-cell table:formula="of:=MID([.A3362]; FIND(&quot;#&quot;; [.A33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0850.ahk (1 hit)</text:p>
          </table:table-cell>
          <table:table-cell table:formula="of:=MID([.A3363]; FIND(&quot;#&quot;; [.A33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006.ahk (1 hit)</text:p>
          </table:table-cell>
          <table:table-cell table:formula="of:=MID([.A3364]; FIND(&quot;#&quot;; [.A33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014.ahk (1 hit)</text:p>
          </table:table-cell>
          <table:table-cell table:formula="of:=MID([.A3365]; FIND(&quot;#&quot;; [.A33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039.ahk (1 hit)</text:p>
          </table:table-cell>
          <table:table-cell table:formula="of:=MID([.A3366]; FIND(&quot;#&quot;; [.A33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250.ahk (1 hit)</text:p>
          </table:table-cell>
          <table:table-cell table:formula="of:=MID([.A3367]; FIND(&quot;#&quot;; [.A33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254.ahk (1 hit)</text:p>
          </table:table-cell>
          <table:table-cell table:formula="of:=MID([.A3368]; FIND(&quot;#&quot;; [.A33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314.ahk (1 hit)</text:p>
          </table:table-cell>
          <table:table-cell table:formula="of:=MID([.A3369]; FIND(&quot;#&quot;; [.A33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357.ahk (1 hit)</text:p>
          </table:table-cell>
          <table:table-cell table:formula="of:=MID([.A3370]; FIND(&quot;#&quot;; [.A33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401.ahk (1 hit)</text:p>
          </table:table-cell>
          <table:table-cell table:formula="of:=MID([.A3371]; FIND(&quot;#&quot;; [.A33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411.ahk (1 hit)</text:p>
          </table:table-cell>
          <table:table-cell table:formula="of:=MID([.A3372]; FIND(&quot;#&quot;; [.A33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416.ahk (1 hit)</text:p>
          </table:table-cell>
          <table:table-cell table:formula="of:=MID([.A3373]; FIND(&quot;#&quot;; [.A33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421.ahk (1 hit)</text:p>
          </table:table-cell>
          <table:table-cell table:formula="of:=MID([.A3374]; FIND(&quot;#&quot;; [.A33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427.ahk (1 hit)</text:p>
          </table:table-cell>
          <table:table-cell table:formula="of:=MID([.A3375]; FIND(&quot;#&quot;; [.A33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457.ahk (1 hit)</text:p>
          </table:table-cell>
          <table:table-cell table:formula="of:=MID([.A3376]; FIND(&quot;#&quot;; [.A33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504.ahk (1 hit)</text:p>
          </table:table-cell>
          <table:table-cell table:formula="of:=MID([.A3377]; FIND(&quot;#&quot;; [.A33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510.ahk (1 hit)</text:p>
          </table:table-cell>
          <table:table-cell table:formula="of:=MID([.A3378]; FIND(&quot;#&quot;; [.A33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516.ahk (1 hit)</text:p>
          </table:table-cell>
          <table:table-cell table:formula="of:=MID([.A3379]; FIND(&quot;#&quot;; [.A33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524.ahk (1 hit)</text:p>
          </table:table-cell>
          <table:table-cell table:formula="of:=MID([.A3380]; FIND(&quot;#&quot;; [.A33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529.ahk (1 hit)</text:p>
          </table:table-cell>
          <table:table-cell table:formula="of:=MID([.A3381]; FIND(&quot;#&quot;; [.A33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541.ahk (1 hit)</text:p>
          </table:table-cell>
          <table:table-cell table:formula="of:=MID([.A3382]; FIND(&quot;#&quot;; [.A33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544.ahk (1 hit)</text:p>
          </table:table-cell>
          <table:table-cell table:formula="of:=MID([.A3383]; FIND(&quot;#&quot;; [.A33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606.ahk (1 hit)</text:p>
          </table:table-cell>
          <table:table-cell table:formula="of:=MID([.A3384]; FIND(&quot;#&quot;; [.A33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617.ahk (1 hit)</text:p>
          </table:table-cell>
          <table:table-cell table:formula="of:=MID([.A3385]; FIND(&quot;#&quot;; [.A33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645.ahk (1 hit)</text:p>
          </table:table-cell>
          <table:table-cell table:formula="of:=MID([.A3386]; FIND(&quot;#&quot;; [.A33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650.ahk (1 hit)</text:p>
          </table:table-cell>
          <table:table-cell table:formula="of:=MID([.A3387]; FIND(&quot;#&quot;; [.A33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706.ahk (1 hit)</text:p>
          </table:table-cell>
          <table:table-cell table:formula="of:=MID([.A3388]; FIND(&quot;#&quot;; [.A33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713.ahk (1 hit)</text:p>
          </table:table-cell>
          <table:table-cell table:formula="of:=MID([.A3389]; FIND(&quot;#&quot;; [.A33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754.ahk (1 hit)</text:p>
          </table:table-cell>
          <table:table-cell table:formula="of:=MID([.A3390]; FIND(&quot;#&quot;; [.A33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802.ahk (1 hit)</text:p>
          </table:table-cell>
          <table:table-cell table:formula="of:=MID([.A3391]; FIND(&quot;#&quot;; [.A33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820.ahk (1 hit)</text:p>
          </table:table-cell>
          <table:table-cell table:formula="of:=MID([.A3392]; FIND(&quot;#&quot;; [.A33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839.ahk (1 hit)</text:p>
          </table:table-cell>
          <table:table-cell table:formula="of:=MID([.A3393]; FIND(&quot;#&quot;; [.A33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849.ahk (1 hit)</text:p>
          </table:table-cell>
          <table:table-cell table:formula="of:=MID([.A3394]; FIND(&quot;#&quot;; [.A33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928.ahk (1 hit)</text:p>
          </table:table-cell>
          <table:table-cell table:formula="of:=MID([.A3395]; FIND(&quot;#&quot;; [.A33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937.ahk (1 hit)</text:p>
          </table:table-cell>
          <table:table-cell table:formula="of:=MID([.A3396]; FIND(&quot;#&quot;; [.A33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943.ahk (1 hit)</text:p>
          </table:table-cell>
          <table:table-cell table:formula="of:=MID([.A3397]; FIND(&quot;#&quot;; [.A33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1957.ahk (1 hit)</text:p>
          </table:table-cell>
          <table:table-cell table:formula="of:=MID([.A3398]; FIND(&quot;#&quot;; [.A33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013.ahk (1 hit)</text:p>
          </table:table-cell>
          <table:table-cell table:formula="of:=MID([.A3399]; FIND(&quot;#&quot;; [.A33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021.ahk (1 hit)</text:p>
          </table:table-cell>
          <table:table-cell table:formula="of:=MID([.A3400]; FIND(&quot;#&quot;; [.A34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128.ahk (1 hit)</text:p>
          </table:table-cell>
          <table:table-cell table:formula="of:=MID([.A3401]; FIND(&quot;#&quot;; [.A34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133.ahk (1 hit)</text:p>
          </table:table-cell>
          <table:table-cell table:formula="of:=MID([.A3402]; FIND(&quot;#&quot;; [.A34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208.ahk (1 hit)</text:p>
          </table:table-cell>
          <table:table-cell table:formula="of:=MID([.A3403]; FIND(&quot;#&quot;; [.A34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214.ahk (1 hit)</text:p>
          </table:table-cell>
          <table:table-cell table:formula="of:=MID([.A3404]; FIND(&quot;#&quot;; [.A34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232.ahk (1 hit)</text:p>
          </table:table-cell>
          <table:table-cell table:formula="of:=MID([.A3405]; FIND(&quot;#&quot;; [.A34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238.ahk (1 hit)</text:p>
          </table:table-cell>
          <table:table-cell table:formula="of:=MID([.A3406]; FIND(&quot;#&quot;; [.A34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243.ahk (1 hit)</text:p>
          </table:table-cell>
          <table:table-cell table:formula="of:=MID([.A3407]; FIND(&quot;#&quot;; [.A34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306.ahk (1 hit)</text:p>
          </table:table-cell>
          <table:table-cell table:formula="of:=MID([.A3408]; FIND(&quot;#&quot;; [.A34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316.ahk (1 hit)</text:p>
          </table:table-cell>
          <table:table-cell table:formula="of:=MID([.A3409]; FIND(&quot;#&quot;; [.A34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426.ahk (1 hit)</text:p>
          </table:table-cell>
          <table:table-cell table:formula="of:=MID([.A3410]; FIND(&quot;#&quot;; [.A34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428.ahk (1 hit)</text:p>
          </table:table-cell>
          <table:table-cell table:formula="of:=MID([.A3411]; FIND(&quot;#&quot;; [.A34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442.ahk (1 hit)</text:p>
          </table:table-cell>
          <table:table-cell table:formula="of:=MID([.A3412]; FIND(&quot;#&quot;; [.A34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448.ahk (1 hit)</text:p>
          </table:table-cell>
          <table:table-cell table:formula="of:=MID([.A3413]; FIND(&quot;#&quot;; [.A34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508.ahk (1 hit)</text:p>
          </table:table-cell>
          <table:table-cell table:formula="of:=MID([.A3414]; FIND(&quot;#&quot;; [.A34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513.ahk (1 hit)</text:p>
          </table:table-cell>
          <table:table-cell table:formula="of:=MID([.A3415]; FIND(&quot;#&quot;; [.A34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517.ahk (1 hit)</text:p>
          </table:table-cell>
          <table:table-cell table:formula="of:=MID([.A3416]; FIND(&quot;#&quot;; [.A34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527.ahk (1 hit)</text:p>
          </table:table-cell>
          <table:table-cell table:formula="of:=MID([.A3417]; FIND(&quot;#&quot;; [.A34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625.ahk (1 hit)</text:p>
          </table:table-cell>
          <table:table-cell table:formula="of:=MID([.A3418]; FIND(&quot;#&quot;; [.A34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634.ahk (1 hit)</text:p>
          </table:table-cell>
          <table:table-cell table:formula="of:=MID([.A3419]; FIND(&quot;#&quot;; [.A34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62721.ahk (1 hit)</text:p>
          </table:table-cell>
          <table:table-cell table:formula="of:=MID([.A3420]; FIND(&quot;#&quot;; [.A34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75457.ahk (1 hit)</text:p>
          </table:table-cell>
          <table:table-cell table:formula="of:=MID([.A3421]; FIND(&quot;#&quot;; [.A34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75533.ahk (1 hit)</text:p>
          </table:table-cell>
          <table:table-cell table:formula="of:=MID([.A3422]; FIND(&quot;#&quot;; [.A34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80505.ahk (1 hit)</text:p>
          </table:table-cell>
          <table:table-cell table:formula="of:=MID([.A3423]; FIND(&quot;#&quot;; [.A34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80551.ahk (1 hit)</text:p>
          </table:table-cell>
          <table:table-cell table:formula="of:=MID([.A3424]; FIND(&quot;#&quot;; [.A34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80659.ahk (1 hit)</text:p>
          </table:table-cell>
          <table:table-cell table:formula="of:=MID([.A3425]; FIND(&quot;#&quot;; [.A34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80759.ahk (1 hit)</text:p>
          </table:table-cell>
          <table:table-cell table:formula="of:=MID([.A3426]; FIND(&quot;#&quot;; [.A34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80938.ahk (1 hit)</text:p>
          </table:table-cell>
          <table:table-cell table:formula="of:=MID([.A3427]; FIND(&quot;#&quot;; [.A34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81728.ahk (1 hit)</text:p>
          </table:table-cell>
          <table:table-cell table:formula="of:=MID([.A3428]; FIND(&quot;#&quot;; [.A34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3182720.ahk (1 hit)</text:p>
          </table:table-cell>
          <table:table-cell table:formula="of:=MID([.A3429]; FIND(&quot;#&quot;; [.A34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052239.ahk (1 hit)</text:p>
          </table:table-cell>
          <table:table-cell table:formula="of:=MID([.A3430]; FIND(&quot;#&quot;; [.A34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0855.ahk (2 hits)</text:p>
          </table:table-cell>
          <table:table-cell table:formula="of:=MID([.A3431]; FIND(&quot;#&quot;; [.A34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1049.ahk (2 hits)</text:p>
          </table:table-cell>
          <table:table-cell table:formula="of:=MID([.A3432]; FIND(&quot;#&quot;; [.A34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1423.ahk (2 hits)</text:p>
          </table:table-cell>
          <table:table-cell table:formula="of:=MID([.A3433]; FIND(&quot;#&quot;; [.A34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1656.ahk (2 hits)</text:p>
          </table:table-cell>
          <table:table-cell table:formula="of:=MID([.A3434]; FIND(&quot;#&quot;; [.A34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1846.ahk (2 hits)</text:p>
          </table:table-cell>
          <table:table-cell table:formula="of:=MID([.A3435]; FIND(&quot;#&quot;; [.A34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2101.ahk (2 hits)</text:p>
          </table:table-cell>
          <table:table-cell table:formula="of:=MID([.A3436]; FIND(&quot;#&quot;; [.A34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2735.ahk (2 hits)</text:p>
          </table:table-cell>
          <table:table-cell table:formula="of:=MID([.A3437]; FIND(&quot;#&quot;; [.A34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2754.ahk (2 hits)</text:p>
          </table:table-cell>
          <table:table-cell table:formula="of:=MID([.A3438]; FIND(&quot;#&quot;; [.A34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2901.ahk (2 hits)</text:p>
          </table:table-cell>
          <table:table-cell table:formula="of:=MID([.A3439]; FIND(&quot;#&quot;; [.A34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115.ahk (2 hits)</text:p>
          </table:table-cell>
          <table:table-cell table:formula="of:=MID([.A3440]; FIND(&quot;#&quot;; [.A34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235.ahk (2 hits)</text:p>
          </table:table-cell>
          <table:table-cell table:formula="of:=MID([.A3441]; FIND(&quot;#&quot;; [.A34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249.ahk (2 hits)</text:p>
          </table:table-cell>
          <table:table-cell table:formula="of:=MID([.A3442]; FIND(&quot;#&quot;; [.A34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319.ahk (2 hits)</text:p>
          </table:table-cell>
          <table:table-cell table:formula="of:=MID([.A3443]; FIND(&quot;#&quot;; [.A34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426.ahk (2 hits)</text:p>
          </table:table-cell>
          <table:table-cell table:formula="of:=MID([.A3444]; FIND(&quot;#&quot;; [.A34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442.ahk (2 hits)</text:p>
          </table:table-cell>
          <table:table-cell table:formula="of:=MID([.A3445]; FIND(&quot;#&quot;; [.A34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605.ahk (2 hits)</text:p>
          </table:table-cell>
          <table:table-cell table:formula="of:=MID([.A3446]; FIND(&quot;#&quot;; [.A34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625.ahk (2 hits)</text:p>
          </table:table-cell>
          <table:table-cell table:formula="of:=MID([.A3447]; FIND(&quot;#&quot;; [.A34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647.ahk (2 hits)</text:p>
          </table:table-cell>
          <table:table-cell table:formula="of:=MID([.A3448]; FIND(&quot;#&quot;; [.A34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743.ahk (2 hits)</text:p>
          </table:table-cell>
          <table:table-cell table:formula="of:=MID([.A3449]; FIND(&quot;#&quot;; [.A34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815.ahk (2 hits)</text:p>
          </table:table-cell>
          <table:table-cell table:formula="of:=MID([.A3450]; FIND(&quot;#&quot;; [.A34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831.ahk (2 hits)</text:p>
          </table:table-cell>
          <table:table-cell table:formula="of:=MID([.A3451]; FIND(&quot;#&quot;; [.A34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842.ahk (2 hits)</text:p>
          </table:table-cell>
          <table:table-cell table:formula="of:=MID([.A3452]; FIND(&quot;#&quot;; [.A34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3855.ahk (2 hits)</text:p>
          </table:table-cell>
          <table:table-cell table:formula="of:=MID([.A3453]; FIND(&quot;#&quot;; [.A34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130.ahk (2 hits)</text:p>
          </table:table-cell>
          <table:table-cell table:formula="of:=MID([.A3454]; FIND(&quot;#&quot;; [.A34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224.ahk (2 hits)</text:p>
          </table:table-cell>
          <table:table-cell table:formula="of:=MID([.A3455]; FIND(&quot;#&quot;; [.A34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238.ahk (2 hits)</text:p>
          </table:table-cell>
          <table:table-cell table:formula="of:=MID([.A3456]; FIND(&quot;#&quot;; [.A34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341.ahk (2 hits)</text:p>
          </table:table-cell>
          <table:table-cell table:formula="of:=MID([.A3457]; FIND(&quot;#&quot;; [.A34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402.ahk (2 hits)</text:p>
          </table:table-cell>
          <table:table-cell table:formula="of:=MID([.A3458]; FIND(&quot;#&quot;; [.A34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415.ahk (2 hits)</text:p>
          </table:table-cell>
          <table:table-cell table:formula="of:=MID([.A3459]; FIND(&quot;#&quot;; [.A34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428.ahk (2 hits)</text:p>
          </table:table-cell>
          <table:table-cell table:formula="of:=MID([.A3460]; FIND(&quot;#&quot;; [.A34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441.ahk (2 hits)</text:p>
          </table:table-cell>
          <table:table-cell table:formula="of:=MID([.A3461]; FIND(&quot;#&quot;; [.A34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455.ahk (2 hits)</text:p>
          </table:table-cell>
          <table:table-cell table:formula="of:=MID([.A3462]; FIND(&quot;#&quot;; [.A34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513.ahk (2 hits)</text:p>
          </table:table-cell>
          <table:table-cell table:formula="of:=MID([.A3463]; FIND(&quot;#&quot;; [.A34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524.ahk (2 hits)</text:p>
          </table:table-cell>
          <table:table-cell table:formula="of:=MID([.A3464]; FIND(&quot;#&quot;; [.A34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534.ahk (2 hits)</text:p>
          </table:table-cell>
          <table:table-cell table:formula="of:=MID([.A3465]; FIND(&quot;#&quot;; [.A34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619.ahk (2 hits)</text:p>
          </table:table-cell>
          <table:table-cell table:formula="of:=MID([.A3466]; FIND(&quot;#&quot;; [.A34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631.ahk (2 hits)</text:p>
          </table:table-cell>
          <table:table-cell table:formula="of:=MID([.A3467]; FIND(&quot;#&quot;; [.A34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651.ahk (2 hits)</text:p>
          </table:table-cell>
          <table:table-cell table:formula="of:=MID([.A3468]; FIND(&quot;#&quot;; [.A34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704.ahk (2 hits)</text:p>
          </table:table-cell>
          <table:table-cell table:formula="of:=MID([.A3469]; FIND(&quot;#&quot;; [.A34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750.ahk (2 hits)</text:p>
          </table:table-cell>
          <table:table-cell table:formula="of:=MID([.A3470]; FIND(&quot;#&quot;; [.A34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813.ahk (2 hits)</text:p>
          </table:table-cell>
          <table:table-cell table:formula="of:=MID([.A3471]; FIND(&quot;#&quot;; [.A34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840.ahk (2 hits)</text:p>
          </table:table-cell>
          <table:table-cell table:formula="of:=MID([.A3472]; FIND(&quot;#&quot;; [.A34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911.ahk (2 hits)</text:p>
          </table:table-cell>
          <table:table-cell table:formula="of:=MID([.A3473]; FIND(&quot;#&quot;; [.A34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4946.ahk (2 hits)</text:p>
          </table:table-cell>
          <table:table-cell table:formula="of:=MID([.A3474]; FIND(&quot;#&quot;; [.A34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25004.ahk (2 hits)</text:p>
          </table:table-cell>
          <table:table-cell table:formula="of:=MID([.A3475]; FIND(&quot;#&quot;; [.A34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31929.ahk (2 hits)</text:p>
          </table:table-cell>
          <table:table-cell table:formula="of:=MID([.A3476]; FIND(&quot;#&quot;; [.A34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31942.ahk (2 hits)</text:p>
          </table:table-cell>
          <table:table-cell table:formula="of:=MID([.A3477]; FIND(&quot;#&quot;; [.A34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32025.ahk (2 hits)</text:p>
          </table:table-cell>
          <table:table-cell table:formula="of:=MID([.A3478]; FIND(&quot;#&quot;; [.A34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32040.ahk (2 hits)</text:p>
          </table:table-cell>
          <table:table-cell table:formula="of:=MID([.A3479]; FIND(&quot;#&quot;; [.A34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.history\BackupControlTool_20251104132110.ahk (2 hits)</text:p>
          </table:table-cell>
          <table:table-cell table:formula="of:=MID([.A3480]; FIND(&quot;#&quot;; [.A34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BackupControlTool_v2.0.ahk (1 hit)</text:p>
          </table:table-cell>
          <table:table-cell table:formula="of:=MID([.A3481]; FIND(&quot;#&quot;; [.A34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BackupControlTool_v2.1.ahk (1 hit)</text:p>
          </table:table-cell>
          <table:table-cell table:formula="of:=MID([.A3482]; FIND(&quot;#&quot;; [.A34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BackupControlTool\BackupControlTool.ahk (2 hits)</text:p>
          </table:table-cell>
          <table:table-cell table:formula="of:=MID([.A3483]; FIND(&quot;#&quot;; [.A34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33343.ahk (1 hit)</text:p>
          </table:table-cell>
          <table:table-cell table:formula="of:=MID([.A3484]; FIND(&quot;#&quot;; [.A34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33723.ahk (1 hit)</text:p>
          </table:table-cell>
          <table:table-cell table:formula="of:=MID([.A3485]; FIND(&quot;#&quot;; [.A34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34039.ahk (1 hit)</text:p>
          </table:table-cell>
          <table:table-cell table:formula="of:=MID([.A3486]; FIND(&quot;#&quot;; [.A34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34258.ahk (1 hit)</text:p>
          </table:table-cell>
          <table:table-cell table:formula="of:=MID([.A3487]; FIND(&quot;#&quot;; [.A34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34333.ahk (1 hit)</text:p>
          </table:table-cell>
          <table:table-cell table:formula="of:=MID([.A3488]; FIND(&quot;#&quot;; [.A34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35737.ahk (1 hit)</text:p>
          </table:table-cell>
          <table:table-cell table:formula="of:=MID([.A3489]; FIND(&quot;#&quot;; [.A34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35904.ahk (1 hit)</text:p>
          </table:table-cell>
          <table:table-cell table:formula="of:=MID([.A3490]; FIND(&quot;#&quot;; [.A34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1035.ahk (1 hit)</text:p>
          </table:table-cell>
          <table:table-cell table:formula="of:=MID([.A3491]; FIND(&quot;#&quot;; [.A34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1153.ahk (1 hit)</text:p>
          </table:table-cell>
          <table:table-cell table:formula="of:=MID([.A3492]; FIND(&quot;#&quot;; [.A34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1358.ahk (1 hit)</text:p>
          </table:table-cell>
          <table:table-cell table:formula="of:=MID([.A3493]; FIND(&quot;#&quot;; [.A34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1945.ahk (1 hit)</text:p>
          </table:table-cell>
          <table:table-cell table:formula="of:=MID([.A3494]; FIND(&quot;#&quot;; [.A34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2003.ahk (1 hit)</text:p>
          </table:table-cell>
          <table:table-cell table:formula="of:=MID([.A3495]; FIND(&quot;#&quot;; [.A34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2205.ahk (1 hit)</text:p>
          </table:table-cell>
          <table:table-cell table:formula="of:=MID([.A3496]; FIND(&quot;#&quot;; [.A34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2239.ahk (1 hit)</text:p>
          </table:table-cell>
          <table:table-cell table:formula="of:=MID([.A3497]; FIND(&quot;#&quot;; [.A34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2332.ahk (1 hit)</text:p>
          </table:table-cell>
          <table:table-cell table:formula="of:=MID([.A3498]; FIND(&quot;#&quot;; [.A34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2552.ahk (1 hit)</text:p>
          </table:table-cell>
          <table:table-cell table:formula="of:=MID([.A3499]; FIND(&quot;#&quot;; [.A34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2626.ahk (1 hit)</text:p>
          </table:table-cell>
          <table:table-cell table:formula="of:=MID([.A3500]; FIND(&quot;#&quot;; [.A35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2653.ahk (1 hit)</text:p>
          </table:table-cell>
          <table:table-cell table:formula="of:=MID([.A3501]; FIND(&quot;#&quot;; [.A35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2722.ahk (1 hit)</text:p>
          </table:table-cell>
          <table:table-cell table:formula="of:=MID([.A3502]; FIND(&quot;#&quot;; [.A35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2802.ahk (1 hit)</text:p>
          </table:table-cell>
          <table:table-cell table:formula="of:=MID([.A3503]; FIND(&quot;#&quot;; [.A35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2829.ahk (1 hit)</text:p>
          </table:table-cell>
          <table:table-cell table:formula="of:=MID([.A3504]; FIND(&quot;#&quot;; [.A35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3125.ahk (1 hit)</text:p>
          </table:table-cell>
          <table:table-cell table:formula="of:=MID([.A3505]; FIND(&quot;#&quot;; [.A35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3151.ahk (1 hit)</text:p>
          </table:table-cell>
          <table:table-cell table:formula="of:=MID([.A3506]; FIND(&quot;#&quot;; [.A35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3156.ahk (1 hit)</text:p>
          </table:table-cell>
          <table:table-cell table:formula="of:=MID([.A3507]; FIND(&quot;#&quot;; [.A35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3233.ahk (1 hit)</text:p>
          </table:table-cell>
          <table:table-cell table:formula="of:=MID([.A3508]; FIND(&quot;#&quot;; [.A35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3413.ahk (1 hit)</text:p>
          </table:table-cell>
          <table:table-cell table:formula="of:=MID([.A3509]; FIND(&quot;#&quot;; [.A35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3525.ahk (1 hit)</text:p>
          </table:table-cell>
          <table:table-cell table:formula="of:=MID([.A3510]; FIND(&quot;#&quot;; [.A35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3539.ahk (1 hit)</text:p>
          </table:table-cell>
          <table:table-cell table:formula="of:=MID([.A3511]; FIND(&quot;#&quot;; [.A35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3556.ahk (1 hit)</text:p>
          </table:table-cell>
          <table:table-cell table:formula="of:=MID([.A3512]; FIND(&quot;#&quot;; [.A35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3714.ahk (1 hit)</text:p>
          </table:table-cell>
          <table:table-cell table:formula="of:=MID([.A3513]; FIND(&quot;#&quot;; [.A35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3837.ahk (1 hit)</text:p>
          </table:table-cell>
          <table:table-cell table:formula="of:=MID([.A3514]; FIND(&quot;#&quot;; [.A35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4515.ahk (1 hit)</text:p>
          </table:table-cell>
          <table:table-cell table:formula="of:=MID([.A3515]; FIND(&quot;#&quot;; [.A35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54741.ahk (1 hit)</text:p>
          </table:table-cell>
          <table:table-cell table:formula="of:=MID([.A3516]; FIND(&quot;#&quot;; [.A35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72321.ahk (1 hit)</text:p>
          </table:table-cell>
          <table:table-cell table:formula="of:=MID([.A3517]; FIND(&quot;#&quot;; [.A35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72436.ahk (1 hit)</text:p>
          </table:table-cell>
          <table:table-cell table:formula="of:=MID([.A3518]; FIND(&quot;#&quot;; [.A35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80751.ahk (1 hit)</text:p>
          </table:table-cell>
          <table:table-cell table:formula="of:=MID([.A3519]; FIND(&quot;#&quot;; [.A35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1181416.ahk (1 hit)</text:p>
          </table:table-cell>
          <table:table-cell table:formula="of:=MID([.A3520]; FIND(&quot;#&quot;; [.A35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2112731.ahk (1 hit)</text:p>
          </table:table-cell>
          <table:table-cell table:formula="of:=MID([.A3521]; FIND(&quot;#&quot;; [.A35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2134900.ahk (1 hit)</text:p>
          </table:table-cell>
          <table:table-cell table:formula="of:=MID([.A3522]; FIND(&quot;#&quot;; [.A35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2134914.ahk (1 hit)</text:p>
          </table:table-cell>
          <table:table-cell table:formula="of:=MID([.A3523]; FIND(&quot;#&quot;; [.A35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0951.ahk (1 hit)</text:p>
          </table:table-cell>
          <table:table-cell table:formula="of:=MID([.A3524]; FIND(&quot;#&quot;; [.A35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053.ahk (1 hit)</text:p>
          </table:table-cell>
          <table:table-cell table:formula="of:=MID([.A3525]; FIND(&quot;#&quot;; [.A35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148.ahk (1 hit)</text:p>
          </table:table-cell>
          <table:table-cell table:formula="of:=MID([.A3526]; FIND(&quot;#&quot;; [.A35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254.ahk (1 hit)</text:p>
          </table:table-cell>
          <table:table-cell table:formula="of:=MID([.A3527]; FIND(&quot;#&quot;; [.A35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331.ahk (1 hit)</text:p>
          </table:table-cell>
          <table:table-cell table:formula="of:=MID([.A3528]; FIND(&quot;#&quot;; [.A35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339.ahk (1 hit)</text:p>
          </table:table-cell>
          <table:table-cell table:formula="of:=MID([.A3529]; FIND(&quot;#&quot;; [.A35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405.ahk (1 hit)</text:p>
          </table:table-cell>
          <table:table-cell table:formula="of:=MID([.A3530]; FIND(&quot;#&quot;; [.A35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551.ahk (1 hit)</text:p>
          </table:table-cell>
          <table:table-cell table:formula="of:=MID([.A3531]; FIND(&quot;#&quot;; [.A35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616.ahk (1 hit)</text:p>
          </table:table-cell>
          <table:table-cell table:formula="of:=MID([.A3532]; FIND(&quot;#&quot;; [.A35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648.ahk (1 hit)</text:p>
          </table:table-cell>
          <table:table-cell table:formula="of:=MID([.A3533]; FIND(&quot;#&quot;; [.A35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713.ahk (1 hit)</text:p>
          </table:table-cell>
          <table:table-cell table:formula="of:=MID([.A3534]; FIND(&quot;#&quot;; [.A35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743.ahk (1 hit)</text:p>
          </table:table-cell>
          <table:table-cell table:formula="of:=MID([.A3535]; FIND(&quot;#&quot;; [.A35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751.ahk (1 hit)</text:p>
          </table:table-cell>
          <table:table-cell table:formula="of:=MID([.A3536]; FIND(&quot;#&quot;; [.A35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804.ahk (1 hit)</text:p>
          </table:table-cell>
          <table:table-cell table:formula="of:=MID([.A3537]; FIND(&quot;#&quot;; [.A35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840.ahk (1 hit)</text:p>
          </table:table-cell>
          <table:table-cell table:formula="of:=MID([.A3538]; FIND(&quot;#&quot;; [.A35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902.ahk (1 hit)</text:p>
          </table:table-cell>
          <table:table-cell table:formula="of:=MID([.A3539]; FIND(&quot;#&quot;; [.A35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935.ahk (1 hit)</text:p>
          </table:table-cell>
          <table:table-cell table:formula="of:=MID([.A3540]; FIND(&quot;#&quot;; [.A35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1953.ahk (1 hit)</text:p>
          </table:table-cell>
          <table:table-cell table:formula="of:=MID([.A3541]; FIND(&quot;#&quot;; [.A35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2205.ahk (1 hit)</text:p>
          </table:table-cell>
          <table:table-cell table:formula="of:=MID([.A3542]; FIND(&quot;#&quot;; [.A35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2226.ahk (1 hit)</text:p>
          </table:table-cell>
          <table:table-cell table:formula="of:=MID([.A3543]; FIND(&quot;#&quot;; [.A35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2342.ahk (1 hit)</text:p>
          </table:table-cell>
          <table:table-cell table:formula="of:=MID([.A3544]; FIND(&quot;#&quot;; [.A35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2428.ahk (1 hit)</text:p>
          </table:table-cell>
          <table:table-cell table:formula="of:=MID([.A3545]; FIND(&quot;#&quot;; [.A35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2620.ahk (1 hit)</text:p>
          </table:table-cell>
          <table:table-cell table:formula="of:=MID([.A3546]; FIND(&quot;#&quot;; [.A35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2631.ahk (1 hit)</text:p>
          </table:table-cell>
          <table:table-cell table:formula="of:=MID([.A3547]; FIND(&quot;#&quot;; [.A35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2707.ahk (1 hit)</text:p>
          </table:table-cell>
          <table:table-cell table:formula="of:=MID([.A3548]; FIND(&quot;#&quot;; [.A35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2744.ahk (1 hit)</text:p>
          </table:table-cell>
          <table:table-cell table:formula="of:=MID([.A3549]; FIND(&quot;#&quot;; [.A35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3040.ahk (1 hit)</text:p>
          </table:table-cell>
          <table:table-cell table:formula="of:=MID([.A3550]; FIND(&quot;#&quot;; [.A35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3104.ahk (1 hit)</text:p>
          </table:table-cell>
          <table:table-cell table:formula="of:=MID([.A3551]; FIND(&quot;#&quot;; [.A35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3215.ahk (1 hit)</text:p>
          </table:table-cell>
          <table:table-cell table:formula="of:=MID([.A3552]; FIND(&quot;#&quot;; [.A35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3240.ahk (1 hit)</text:p>
          </table:table-cell>
          <table:table-cell table:formula="of:=MID([.A3553]; FIND(&quot;#&quot;; [.A35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3442.ahk (1 hit)</text:p>
          </table:table-cell>
          <table:table-cell table:formula="of:=MID([.A3554]; FIND(&quot;#&quot;; [.A35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3445.ahk (1 hit)</text:p>
          </table:table-cell>
          <table:table-cell table:formula="of:=MID([.A3555]; FIND(&quot;#&quot;; [.A35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3455.ahk (1 hit)</text:p>
          </table:table-cell>
          <table:table-cell table:formula="of:=MID([.A3556]; FIND(&quot;#&quot;; [.A35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3521.ahk (1 hit)</text:p>
          </table:table-cell>
          <table:table-cell table:formula="of:=MID([.A3557]; FIND(&quot;#&quot;; [.A35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3637.ahk (1 hit)</text:p>
          </table:table-cell>
          <table:table-cell table:formula="of:=MID([.A3558]; FIND(&quot;#&quot;; [.A35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3650.ahk (1 hit)</text:p>
          </table:table-cell>
          <table:table-cell table:formula="of:=MID([.A3559]; FIND(&quot;#&quot;; [.A35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3758.ahk (1 hit)</text:p>
          </table:table-cell>
          <table:table-cell table:formula="of:=MID([.A3560]; FIND(&quot;#&quot;; [.A35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4174411.ahk (1 hit)</text:p>
          </table:table-cell>
          <table:table-cell table:formula="of:=MID([.A3561]; FIND(&quot;#&quot;; [.A35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5061417.ahk (1 hit)</text:p>
          </table:table-cell>
          <table:table-cell table:formula="of:=MID([.A3562]; FIND(&quot;#&quot;; [.A35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2940.ahk (1 hit)</text:p>
          </table:table-cell>
          <table:table-cell table:formula="of:=MID([.A3563]; FIND(&quot;#&quot;; [.A35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3116.ahk (1 hit)</text:p>
          </table:table-cell>
          <table:table-cell table:formula="of:=MID([.A3564]; FIND(&quot;#&quot;; [.A35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3133.ahk (1 hit)</text:p>
          </table:table-cell>
          <table:table-cell table:formula="of:=MID([.A3565]; FIND(&quot;#&quot;; [.A35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3153.ahk (1 hit)</text:p>
          </table:table-cell>
          <table:table-cell table:formula="of:=MID([.A3566]; FIND(&quot;#&quot;; [.A35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3216.ahk (1 hit)</text:p>
          </table:table-cell>
          <table:table-cell table:formula="of:=MID([.A3567]; FIND(&quot;#&quot;; [.A35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3236.ahk (1 hit)</text:p>
          </table:table-cell>
          <table:table-cell table:formula="of:=MID([.A3568]; FIND(&quot;#&quot;; [.A35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3305.ahk (1 hit)</text:p>
          </table:table-cell>
          <table:table-cell table:formula="of:=MID([.A3569]; FIND(&quot;#&quot;; [.A35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3316.ahk (1 hit)</text:p>
          </table:table-cell>
          <table:table-cell table:formula="of:=MID([.A3570]; FIND(&quot;#&quot;; [.A35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3417.ahk (1 hit)</text:p>
          </table:table-cell>
          <table:table-cell table:formula="of:=MID([.A3571]; FIND(&quot;#&quot;; [.A35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3418.ahk (1 hit)</text:p>
          </table:table-cell>
          <table:table-cell table:formula="of:=MID([.A3572]; FIND(&quot;#&quot;; [.A35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3753.ahk (1 hit)</text:p>
          </table:table-cell>
          <table:table-cell table:formula="of:=MID([.A3573]; FIND(&quot;#&quot;; [.A35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4025.ahk (1 hit)</text:p>
          </table:table-cell>
          <table:table-cell table:formula="of:=MID([.A3574]; FIND(&quot;#&quot;; [.A35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29234130.ahk (1 hit)</text:p>
          </table:table-cell>
          <table:table-cell table:formula="of:=MID([.A3575]; FIND(&quot;#&quot;; [.A35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30075336.ahk (1 hit)</text:p>
          </table:table-cell>
          <table:table-cell table:formula="of:=MID([.A3576]; FIND(&quot;#&quot;; [.A35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30075337.ahk (1 hit)</text:p>
          </table:table-cell>
          <table:table-cell table:formula="of:=MID([.A3577]; FIND(&quot;#&quot;; [.A35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30075444.ahk (1 hit)</text:p>
          </table:table-cell>
          <table:table-cell table:formula="of:=MID([.A3578]; FIND(&quot;#&quot;; [.A35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30075702.ahk (1 hit)</text:p>
          </table:table-cell>
          <table:table-cell table:formula="of:=MID([.A3579]; FIND(&quot;#&quot;; [.A35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30075719.ahk (1 hit)</text:p>
          </table:table-cell>
          <table:table-cell table:formula="of:=MID([.A3580]; FIND(&quot;#&quot;; [.A35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30181541.ahk (1 hit)</text:p>
          </table:table-cell>
          <table:table-cell table:formula="of:=MID([.A3581]; FIND(&quot;#&quot;; [.A35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30181755.ahk (1 hit)</text:p>
          </table:table-cell>
          <table:table-cell table:formula="of:=MID([.A3582]; FIND(&quot;#&quot;; [.A35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30182026.ahk (1 hit)</text:p>
          </table:table-cell>
          <table:table-cell table:formula="of:=MID([.A3583]; FIND(&quot;#&quot;; [.A35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30185703.ahk (1 hit)</text:p>
          </table:table-cell>
          <table:table-cell table:formula="of:=MID([.A3584]; FIND(&quot;#&quot;; [.A35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030185836.ahk (1 hit)</text:p>
          </table:table-cell>
          <table:table-cell table:formula="of:=MID([.A3585]; FIND(&quot;#&quot;; [.A35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082711.ahk (1 hit)</text:p>
          </table:table-cell>
          <table:table-cell table:formula="of:=MID([.A3586]; FIND(&quot;#&quot;; [.A35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082738.ahk (1 hit)</text:p>
          </table:table-cell>
          <table:table-cell table:formula="of:=MID([.A3587]; FIND(&quot;#&quot;; [.A35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082739.ahk (1 hit)</text:p>
          </table:table-cell>
          <table:table-cell table:formula="of:=MID([.A3588]; FIND(&quot;#&quot;; [.A35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082946.ahk (1 hit)</text:p>
          </table:table-cell>
          <table:table-cell table:formula="of:=MID([.A3589]; FIND(&quot;#&quot;; [.A35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083102.ahk (1 hit)</text:p>
          </table:table-cell>
          <table:table-cell table:formula="of:=MID([.A3590]; FIND(&quot;#&quot;; [.A35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083123.ahk (1 hit)</text:p>
          </table:table-cell>
          <table:table-cell table:formula="of:=MID([.A3591]; FIND(&quot;#&quot;; [.A35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083142.ahk (1 hit)</text:p>
          </table:table-cell>
          <table:table-cell table:formula="of:=MID([.A3592]; FIND(&quot;#&quot;; [.A35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083200.ahk (1 hit)</text:p>
          </table:table-cell>
          <table:table-cell table:formula="of:=MID([.A3593]; FIND(&quot;#&quot;; [.A35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1749.ahk (1 hit)</text:p>
          </table:table-cell>
          <table:table-cell table:formula="of:=MID([.A3594]; FIND(&quot;#&quot;; [.A35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1914.ahk (1 hit)</text:p>
          </table:table-cell>
          <table:table-cell table:formula="of:=MID([.A3595]; FIND(&quot;#&quot;; [.A35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1929.ahk (1 hit)</text:p>
          </table:table-cell>
          <table:table-cell table:formula="of:=MID([.A3596]; FIND(&quot;#&quot;; [.A35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2127.ahk (1 hit)</text:p>
          </table:table-cell>
          <table:table-cell table:formula="of:=MID([.A3597]; FIND(&quot;#&quot;; [.A35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2139.ahk (1 hit)</text:p>
          </table:table-cell>
          <table:table-cell table:formula="of:=MID([.A3598]; FIND(&quot;#&quot;; [.A35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3002.ahk (1 hit)</text:p>
          </table:table-cell>
          <table:table-cell table:formula="of:=MID([.A3599]; FIND(&quot;#&quot;; [.A35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3027.ahk (1 hit)</text:p>
          </table:table-cell>
          <table:table-cell table:formula="of:=MID([.A3600]; FIND(&quot;#&quot;; [.A36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3355.ahk (1 hit)</text:p>
          </table:table-cell>
          <table:table-cell table:formula="of:=MID([.A3601]; FIND(&quot;#&quot;; [.A36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3504.ahk (1 hit)</text:p>
          </table:table-cell>
          <table:table-cell table:formula="of:=MID([.A3602]; FIND(&quot;#&quot;; [.A36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3521.ahk (1 hit)</text:p>
          </table:table-cell>
          <table:table-cell table:formula="of:=MID([.A3603]; FIND(&quot;#&quot;; [.A36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3532.ahk (1 hit)</text:p>
          </table:table-cell>
          <table:table-cell table:formula="of:=MID([.A3604]; FIND(&quot;#&quot;; [.A36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3931.ahk (1 hit)</text:p>
          </table:table-cell>
          <table:table-cell table:formula="of:=MID([.A3605]; FIND(&quot;#&quot;; [.A36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025.ahk (1 hit)</text:p>
          </table:table-cell>
          <table:table-cell table:formula="of:=MID([.A3606]; FIND(&quot;#&quot;; [.A36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038.ahk (1 hit)</text:p>
          </table:table-cell>
          <table:table-cell table:formula="of:=MID([.A3607]; FIND(&quot;#&quot;; [.A36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215.ahk (1 hit)</text:p>
          </table:table-cell>
          <table:table-cell table:formula="of:=MID([.A3608]; FIND(&quot;#&quot;; [.A36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225.ahk (1 hit)</text:p>
          </table:table-cell>
          <table:table-cell table:formula="of:=MID([.A3609]; FIND(&quot;#&quot;; [.A36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341.ahk (1 hit)</text:p>
          </table:table-cell>
          <table:table-cell table:formula="of:=MID([.A3610]; FIND(&quot;#&quot;; [.A36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342.ahk (1 hit)</text:p>
          </table:table-cell>
          <table:table-cell table:formula="of:=MID([.A3611]; FIND(&quot;#&quot;; [.A36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358.ahk (1 hit)</text:p>
          </table:table-cell>
          <table:table-cell table:formula="of:=MID([.A3612]; FIND(&quot;#&quot;; [.A36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439.ahk (1 hit)</text:p>
          </table:table-cell>
          <table:table-cell table:formula="of:=MID([.A3613]; FIND(&quot;#&quot;; [.A36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527.ahk (1 hit)</text:p>
          </table:table-cell>
          <table:table-cell table:formula="of:=MID([.A3614]; FIND(&quot;#&quot;; [.A36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606.ahk (1 hit)</text:p>
          </table:table-cell>
          <table:table-cell table:formula="of:=MID([.A3615]; FIND(&quot;#&quot;; [.A36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804.ahk (1 hit)</text:p>
          </table:table-cell>
          <table:table-cell table:formula="of:=MID([.A3616]; FIND(&quot;#&quot;; [.A36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819.ahk (1 hit)</text:p>
          </table:table-cell>
          <table:table-cell table:formula="of:=MID([.A3617]; FIND(&quot;#&quot;; [.A36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831.ahk (1 hit)</text:p>
          </table:table-cell>
          <table:table-cell table:formula="of:=MID([.A3618]; FIND(&quot;#&quot;; [.A36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836.ahk (1 hit)</text:p>
          </table:table-cell>
          <table:table-cell table:formula="of:=MID([.A3619]; FIND(&quot;#&quot;; [.A36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845.ahk (1 hit)</text:p>
          </table:table-cell>
          <table:table-cell table:formula="of:=MID([.A3620]; FIND(&quot;#&quot;; [.A36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850.ahk (1 hit)</text:p>
          </table:table-cell>
          <table:table-cell table:formula="of:=MID([.A3621]; FIND(&quot;#&quot;; [.A36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4911.ahk (1 hit)</text:p>
          </table:table-cell>
          <table:table-cell table:formula="of:=MID([.A3622]; FIND(&quot;#&quot;; [.A36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104.ahk (1 hit)</text:p>
          </table:table-cell>
          <table:table-cell table:formula="of:=MID([.A3623]; FIND(&quot;#&quot;; [.A36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122.ahk (1 hit)</text:p>
          </table:table-cell>
          <table:table-cell table:formula="of:=MID([.A3624]; FIND(&quot;#&quot;; [.A36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129.ahk (1 hit)</text:p>
          </table:table-cell>
          <table:table-cell table:formula="of:=MID([.A3625]; FIND(&quot;#&quot;; [.A36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133.ahk (1 hit)</text:p>
          </table:table-cell>
          <table:table-cell table:formula="of:=MID([.A3626]; FIND(&quot;#&quot;; [.A36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141.ahk (1 hit)</text:p>
          </table:table-cell>
          <table:table-cell table:formula="of:=MID([.A3627]; FIND(&quot;#&quot;; [.A36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220.ahk (1 hit)</text:p>
          </table:table-cell>
          <table:table-cell table:formula="of:=MID([.A3628]; FIND(&quot;#&quot;; [.A36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232.ahk (1 hit)</text:p>
          </table:table-cell>
          <table:table-cell table:formula="of:=MID([.A3629]; FIND(&quot;#&quot;; [.A36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252.ahk (1 hit)</text:p>
          </table:table-cell>
          <table:table-cell table:formula="of:=MID([.A3630]; FIND(&quot;#&quot;; [.A36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331.ahk (1 hit)</text:p>
          </table:table-cell>
          <table:table-cell table:formula="of:=MID([.A3631]; FIND(&quot;#&quot;; [.A36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416.ahk (1 hit)</text:p>
          </table:table-cell>
          <table:table-cell table:formula="of:=MID([.A3632]; FIND(&quot;#&quot;; [.A36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526.ahk (1 hit)</text:p>
          </table:table-cell>
          <table:table-cell table:formula="of:=MID([.A3633]; FIND(&quot;#&quot;; [.A36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609.ahk (1 hit)</text:p>
          </table:table-cell>
          <table:table-cell table:formula="of:=MID([.A3634]; FIND(&quot;#&quot;; [.A36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1145645.ahk (1 hit)</text:p>
          </table:table-cell>
          <table:table-cell table:formula="of:=MID([.A3635]; FIND(&quot;#&quot;; [.A36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4052610.ahk (1 hit)</text:p>
          </table:table-cell>
          <table:table-cell table:formula="of:=MID([.A3636]; FIND(&quot;#&quot;; [.A36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.history\CloseAllWindows_20251104052631.ahk (1 hit)</text:p>
          </table:table-cell>
          <table:table-cell table:formula="of:=MID([.A3637]; FIND(&quot;#&quot;; [.A36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CloseAllWindows_OLD.ahk (1 hit)</text:p>
          </table:table-cell>
          <table:table-cell table:formula="of:=MID([.A3638]; FIND(&quot;#&quot;; [.A36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loseAllWindows\CloseAllWindows.ahk (1 hit)</text:p>
          </table:table-cell>
          <table:table-cell table:formula="of:=MID([.A3639]; FIND(&quot;#&quot;; [.A36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onsoleWindow\.history\Class_ConsoleWindowIcon_20251020111733.ahk (1 hit)</text:p>
          </table:table-cell>
          <table:table-cell table:formula="of:=MID([.A3640]; FIND(&quot;#&quot;; [.A36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onsoleWindow\.history\Class_ConsoleWindowIcon_20251023182120.ahk (1 hit)</text:p>
          </table:table-cell>
          <table:table-cell table:formula="of:=MID([.A3641]; FIND(&quot;#&quot;; [.A36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onsoleWindow\.history\Class_ConsoleWindowIcon_20251023182123.ahk (1 hit)</text:p>
          </table:table-cell>
          <table:table-cell table:formula="of:=MID([.A3642]; FIND(&quot;#&quot;; [.A36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onsoleWindow\.history\Class_ConsoleWindowIcon_20251023182325.ahk (1 hit)</text:p>
          </table:table-cell>
          <table:table-cell table:formula="of:=MID([.A3643]; FIND(&quot;#&quot;; [.A36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onsoleWindow\.history\Class_ConsoleWindowIconExample_20251020113358.ahk (2 hits)</text:p>
          </table:table-cell>
          <table:table-cell table:formula="of:=MID([.A3644]; FIND(&quot;#&quot;; [.A36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onsoleWindow\.history\Class_ConsoleWindowIconExample_20251023182056.ahk (2 hits)</text:p>
          </table:table-cell>
          <table:table-cell table:formula="of:=MID([.A3645]; FIND(&quot;#&quot;; [.A36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onsoleWindow\.history\Class_ConsoleWindowIconExample_20251023182149.ahk (2 hits)</text:p>
          </table:table-cell>
          <table:table-cell table:formula="of:=MID([.A3646]; FIND(&quot;#&quot;; [.A36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onsoleWindow\.history\Class_ConsoleWindowIconExample_20251023182329.ahk (2 hits)</text:p>
          </table:table-cell>
          <table:table-cell table:formula="of:=MID([.A3647]; FIND(&quot;#&quot;; [.A36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onsoleWindow\Class_ConsoleWindowIcon.ahk (1 hit)</text:p>
          </table:table-cell>
          <table:table-cell table:formula="of:=MID([.A3648]; FIND(&quot;#&quot;; [.A36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ConsoleWindow\Class_ConsoleWindowIconExample.ahk (2 hits)</text:p>
          </table:table-cell>
          <table:table-cell table:formula="of:=MID([.A3649]; FIND(&quot;#&quot;; [.A36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DownloadControlTool\.history\DownloadControlTool_20251103062120.ahk (1 hit)</text:p>
          </table:table-cell>
          <table:table-cell table:formula="of:=MID([.A3650]; FIND(&quot;#&quot;; [.A36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DownloadControlTool\.history\DownloadControlTool_20251103062230.ahk (1 hit)</text:p>
          </table:table-cell>
          <table:table-cell table:formula="of:=MID([.A3651]; FIND(&quot;#&quot;; [.A36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DownloadControlTool\.history\DownloadControlTool_20251103062308.ahk (1 hit)</text:p>
          </table:table-cell>
          <table:table-cell table:formula="of:=MID([.A3652]; FIND(&quot;#&quot;; [.A36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DownloadControlTool\.history\DownloadControlTool_20251103141650.ahk (1 hit)</text:p>
          </table:table-cell>
          <table:table-cell table:formula="of:=MID([.A3653]; FIND(&quot;#&quot;; [.A36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DownloadControlTool\DownloadControlTool.ahk (1 hit)</text:p>
          </table:table-cell>
          <table:table-cell table:formula="of:=MID([.A3654]; FIND(&quot;#&quot;; [.A36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changes_of_note\__ConvertFuncs.ahk (7 hits)</text:p>
          </table:table-cell>
          <table:table-cell table:formula="of:=MID([.A3655]; FIND(&quot;#&quot;; [.A36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changes_of_note\__Launch_AutoGUI.ahk (2 hits)</text:p>
          </table:table-cell>
          <table:table-cell table:formula="of:=MID([.A3656]; FIND(&quot;#&quot;; [.A36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Launch_AutoGUI.ahk (5 hits)</text:p>
          </table:table-cell>
          <table:table-cell table:formula="of:=MID([.A3657]; FIND(&quot;#&quot;; [.A36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AutoGUI.ahk (33 hits)</text:p>
          </table:table-cell>
          <table:table-cell table:formula="of:=MID([.A3658]; FIND(&quot;#&quot;; [.A36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convert\convert\1Commands.ahk (4 hits)</text:p>
          </table:table-cell>
          <table:table-cell table:formula="of:=MID([.A3659]; FIND(&quot;#&quot;; [.A36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convert\ConvertFuncs.ahk (7 hits)</text:p>
          </table:table-cell>
          <table:table-cell table:formula="of:=MID([.A3660]; FIND(&quot;#&quot;; [.A36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convert\example.ahk (1 hit)</text:p>
          </table:table-cell>
          <table:table-cell table:formula="of:=MID([.A3661]; FIND(&quot;#&quot;; [.A36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convert\v2converter.ahk (8 hits)</text:p>
          </table:table-cell>
          <table:table-cell table:formula="of:=MID([.A3662]; FIND(&quot;#&quot;; [.A36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Include\GenerateCode.ahk (3 hits)</text:p>
          </table:table-cell>
          <table:table-cell table:formula="of:=MID([.A3663]; FIND(&quot;#&quot;; [.A36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Include\Keywords.ahk (2 hits)</text:p>
          </table:table-cell>
          <table:table-cell table:formula="of:=MID([.A3664]; FIND(&quot;#&quot;; [.A36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Lib\EnumIncludes.ahk (3 hits)</text:p>
          </table:table-cell>
          <table:table-cell table:formula="of:=MID([.A3665]; FIND(&quot;#&quot;; [.A36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Lib\UIA.ahk (1 hit)</text:p>
          </table:table-cell>
          <table:table-cell table:formula="of:=MID([.A3666]; FIND(&quot;#&quot;; [.A36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Samples\GUI\Clones\ConEmu Settings.ahk (1 hit)</text:p>
          </table:table-cell>
          <table:table-cell table:formula="of:=MID([.A3667]; FIND(&quot;#&quot;; [.A36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Samples\GUI\TreeList\TreeList Test.ahk (1 hit)</text:p>
          </table:table-cell>
          <table:table-cell table:formula="of:=MID([.A3668]; FIND(&quot;#&quot;; [.A36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COM Inspector.ahk (2 hits)</text:p>
          </table:table-cell>
          <table:table-cell table:formula="of:=MID([.A3669]; FIND(&quot;#&quot;; [.A36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Constantine.ahk (1 hit)</text:p>
          </table:table-cell>
          <table:table-cell table:formula="of:=MID([.A3670]; FIND(&quot;#&quot;; [.A36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Default Editor.ahk (1 hit)</text:p>
          </table:table-cell>
          <table:table-cell table:formula="of:=MID([.A3671]; FIND(&quot;#&quot;; [.A36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Directives.ahk (1 hit)</text:p>
          </table:table-cell>
          <table:table-cell table:formula="of:=MID([.A3672]; FIND(&quot;#&quot;; [.A36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ErrorView.ahk (1 hit)</text:p>
          </table:table-cell>
          <table:table-cell table:formula="of:=MID([.A3673]; FIND(&quot;#&quot;; [.A36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Expressive.ahk (2 hits)</text:p>
          </table:table-cell>
          <table:table-cell table:formula="of:=MID([.A3674]; FIND(&quot;#&quot;; [.A36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Find in Files.ahk (3 hits)</text:p>
          </table:table-cell>
          <table:table-cell table:formula="of:=MID([.A3675]; FIND(&quot;#&quot;; [.A36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MagicBox\Examples\Close Tabs.ahk (1 hit)</text:p>
          </table:table-cell>
          <table:table-cell table:formula="of:=MID([.A3676]; FIND(&quot;#&quot;; [.A36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MagicBox\Examples\Error 25.ahk (1 hit)</text:p>
          </table:table-cell>
          <table:table-cell table:formula="of:=MID([.A3677]; FIND(&quot;#&quot;; [.A36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MagicBox\Examples\Filename.ahk (1 hit)</text:p>
          </table:table-cell>
          <table:table-cell table:formula="of:=MID([.A3678]; FIND(&quot;#&quot;; [.A36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MagicBox\Examples\Input Box.ahk (1 hit)</text:p>
          </table:table-cell>
          <table:table-cell table:formula="of:=MID([.A3679]; FIND(&quot;#&quot;; [.A36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MagicBox\Examples\Types.ahk (1 hit)</text:p>
          </table:table-cell>
          <table:table-cell table:formula="of:=MID([.A3680]; FIND(&quot;#&quot;; [.A36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MagicBox\Examples\XP Support.ahk (1 hit)</text:p>
          </table:table-cell>
          <table:table-cell table:formula="of:=MID([.A3681]; FIND(&quot;#&quot;; [.A36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MagicBox\MagicBox.ahk (13 hits)</text:p>
          </table:table-cell>
          <table:table-cell table:formula="of:=MID([.A3682]; FIND(&quot;#&quot;; [.A36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Scripts Manager.ahk (2 hits)</text:p>
          </table:table-cell>
          <table:table-cell table:formula="of:=MID([.A3683]; FIND(&quot;#&quot;; [.A36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Structor.ahk (6 hits)</text:p>
          </table:table-cell>
          <table:table-cell table:formula="of:=MID([.A3684]; FIND(&quot;#&quot;; [.A36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Tools\Verifier.ahk (5 hits)</text:p>
          </table:table-cell>
          <table:table-cell table:formula="of:=MID([.A3685]; FIND(&quot;#&quot;; [.A36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asy-Auto-GUI-for-AHK-v2\required\updater.ahk (3 hits)</text:p>
          </table:table-cell>
          <table:table-cell table:formula="of:=MID([.A3686]; FIND(&quot;#&quot;; [.A36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xtractIconWIP\Debug.ahk (2 hits)</text:p>
          </table:table-cell>
          <table:table-cell table:formula="of:=MID([.A3687]; FIND(&quot;#&quot;; [.A36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xtractIconWIP\ExtractIcon.ahk (1 hit)</text:p>
          </table:table-cell>
          <table:table-cell table:formula="of:=MID([.A3688]; FIND(&quot;#&quot;; [.A36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ExtractIconWIP\SaveHICONtoFile.ahk (1 hit)</text:p>
          </table:table-cell>
          <table:table-cell table:formula="of:=MID([.A3689]; FIND(&quot;#&quot;; [.A36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0349.ahk (1 hit)</text:p>
          </table:table-cell>
          <table:table-cell table:formula="of:=MID([.A3690]; FIND(&quot;#&quot;; [.A36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0504.ahk (1 hit)</text:p>
          </table:table-cell>
          <table:table-cell table:formula="of:=MID([.A3691]; FIND(&quot;#&quot;; [.A36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0538.ahk (1 hit)</text:p>
          </table:table-cell>
          <table:table-cell table:formula="of:=MID([.A3692]; FIND(&quot;#&quot;; [.A36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0633.ahk (1 hit)</text:p>
          </table:table-cell>
          <table:table-cell table:formula="of:=MID([.A3693]; FIND(&quot;#&quot;; [.A36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0711.ahk (1 hit)</text:p>
          </table:table-cell>
          <table:table-cell table:formula="of:=MID([.A3694]; FIND(&quot;#&quot;; [.A36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0838.ahk (1 hit)</text:p>
          </table:table-cell>
          <table:table-cell table:formula="of:=MID([.A3695]; FIND(&quot;#&quot;; [.A36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0910.ahk (1 hit)</text:p>
          </table:table-cell>
          <table:table-cell table:formula="of:=MID([.A3696]; FIND(&quot;#&quot;; [.A36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1013.ahk (1 hit)</text:p>
          </table:table-cell>
          <table:table-cell table:formula="of:=MID([.A3697]; FIND(&quot;#&quot;; [.A36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1458.ahk (1 hit)</text:p>
          </table:table-cell>
          <table:table-cell table:formula="of:=MID([.A3698]; FIND(&quot;#&quot;; [.A36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1710.ahk (1 hit)</text:p>
          </table:table-cell>
          <table:table-cell table:formula="of:=MID([.A3699]; FIND(&quot;#&quot;; [.A36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1753.ahk (1 hit)</text:p>
          </table:table-cell>
          <table:table-cell table:formula="of:=MID([.A3700]; FIND(&quot;#&quot;; [.A37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1852.ahk (1 hit)</text:p>
          </table:table-cell>
          <table:table-cell table:formula="of:=MID([.A3701]; FIND(&quot;#&quot;; [.A37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2038.ahk (1 hit)</text:p>
          </table:table-cell>
          <table:table-cell table:formula="of:=MID([.A3702]; FIND(&quot;#&quot;; [.A37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2156.ahk (1 hit)</text:p>
          </table:table-cell>
          <table:table-cell table:formula="of:=MID([.A3703]; FIND(&quot;#&quot;; [.A37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2250.ahk (1 hit)</text:p>
          </table:table-cell>
          <table:table-cell table:formula="of:=MID([.A3704]; FIND(&quot;#&quot;; [.A37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2355.ahk (1 hit)</text:p>
          </table:table-cell>
          <table:table-cell table:formula="of:=MID([.A3705]; FIND(&quot;#&quot;; [.A37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2537.ahk (1 hit)</text:p>
          </table:table-cell>
          <table:table-cell table:formula="of:=MID([.A3706]; FIND(&quot;#&quot;; [.A37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2627.ahk (1 hit)</text:p>
          </table:table-cell>
          <table:table-cell table:formula="of:=MID([.A3707]; FIND(&quot;#&quot;; [.A37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3252.ahk (1 hit)</text:p>
          </table:table-cell>
          <table:table-cell table:formula="of:=MID([.A3708]; FIND(&quot;#&quot;; [.A37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3312.ahk (1 hit)</text:p>
          </table:table-cell>
          <table:table-cell table:formula="of:=MID([.A3709]; FIND(&quot;#&quot;; [.A37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3601.ahk (1 hit)</text:p>
          </table:table-cell>
          <table:table-cell table:formula="of:=MID([.A3710]; FIND(&quot;#&quot;; [.A37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185325.ahk (1 hit)</text:p>
          </table:table-cell>
          <table:table-cell table:formula="of:=MID([.A3711]; FIND(&quot;#&quot;; [.A37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224933.ahk (1 hit)</text:p>
          </table:table-cell>
          <table:table-cell table:formula="of:=MID([.A3712]; FIND(&quot;#&quot;; [.A37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225205.ahk (1 hit)</text:p>
          </table:table-cell>
          <table:table-cell table:formula="of:=MID([.A3713]; FIND(&quot;#&quot;; [.A37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225310.ahk (1 hit)</text:p>
          </table:table-cell>
          <table:table-cell table:formula="of:=MID([.A3714]; FIND(&quot;#&quot;; [.A37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225629.ahk (1 hit)</text:p>
          </table:table-cell>
          <table:table-cell table:formula="of:=MID([.A3715]; FIND(&quot;#&quot;; [.A37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225631.ahk (1 hit)</text:p>
          </table:table-cell>
          <table:table-cell table:formula="of:=MID([.A3716]; FIND(&quot;#&quot;; [.A37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225847.ahk (1 hit)</text:p>
          </table:table-cell>
          <table:table-cell table:formula="of:=MID([.A3717]; FIND(&quot;#&quot;; [.A37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225948.ahk (1 hit)</text:p>
          </table:table-cell>
          <table:table-cell table:formula="of:=MID([.A3718]; FIND(&quot;#&quot;; [.A37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1225952.ahk (1 hit)</text:p>
          </table:table-cell>
          <table:table-cell table:formula="of:=MID([.A3719]; FIND(&quot;#&quot;; [.A37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40847.ahk (1 hit)</text:p>
          </table:table-cell>
          <table:table-cell table:formula="of:=MID([.A3720]; FIND(&quot;#&quot;; [.A37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40938.ahk (1 hit)</text:p>
          </table:table-cell>
          <table:table-cell table:formula="of:=MID([.A3721]; FIND(&quot;#&quot;; [.A37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41018.ahk (1 hit)</text:p>
          </table:table-cell>
          <table:table-cell table:formula="of:=MID([.A3722]; FIND(&quot;#&quot;; [.A37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50623.ahk (1 hit)</text:p>
          </table:table-cell>
          <table:table-cell table:formula="of:=MID([.A3723]; FIND(&quot;#&quot;; [.A37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50639.ahk (1 hit)</text:p>
          </table:table-cell>
          <table:table-cell table:formula="of:=MID([.A3724]; FIND(&quot;#&quot;; [.A37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50745.ahk (1 hit)</text:p>
          </table:table-cell>
          <table:table-cell table:formula="of:=MID([.A3725]; FIND(&quot;#&quot;; [.A37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50857.ahk (1 hit)</text:p>
          </table:table-cell>
          <table:table-cell table:formula="of:=MID([.A3726]; FIND(&quot;#&quot;; [.A37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51652.ahk (1 hit)</text:p>
          </table:table-cell>
          <table:table-cell table:formula="of:=MID([.A3727]; FIND(&quot;#&quot;; [.A37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51748.ahk (1 hit)</text:p>
          </table:table-cell>
          <table:table-cell table:formula="of:=MID([.A3728]; FIND(&quot;#&quot;; [.A37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51812.ahk (1 hit)</text:p>
          </table:table-cell>
          <table:table-cell table:formula="of:=MID([.A3729]; FIND(&quot;#&quot;; [.A37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51929.ahk (1 hit)</text:p>
          </table:table-cell>
          <table:table-cell table:formula="of:=MID([.A3730]; FIND(&quot;#&quot;; [.A37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51941.ahk (1 hit)</text:p>
          </table:table-cell>
          <table:table-cell table:formula="of:=MID([.A3731]; FIND(&quot;#&quot;; [.A37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52004.ahk (1 hit)</text:p>
          </table:table-cell>
          <table:table-cell table:formula="of:=MID([.A3732]; FIND(&quot;#&quot;; [.A37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2152104.ahk (1 hit)</text:p>
          </table:table-cell>
          <table:table-cell table:formula="of:=MID([.A3733]; FIND(&quot;#&quot;; [.A37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44942.ahk (1 hit)</text:p>
          </table:table-cell>
          <table:table-cell table:formula="of:=MID([.A3734]; FIND(&quot;#&quot;; [.A37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44951.ahk (1 hit)</text:p>
          </table:table-cell>
          <table:table-cell table:formula="of:=MID([.A3735]; FIND(&quot;#&quot;; [.A37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0224.ahk (1 hit)</text:p>
          </table:table-cell>
          <table:table-cell table:formula="of:=MID([.A3736]; FIND(&quot;#&quot;; [.A37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0226.ahk (1 hit)</text:p>
          </table:table-cell>
          <table:table-cell table:formula="of:=MID([.A3737]; FIND(&quot;#&quot;; [.A37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0421.ahk (1 hit)</text:p>
          </table:table-cell>
          <table:table-cell table:formula="of:=MID([.A3738]; FIND(&quot;#&quot;; [.A37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0549.ahk (1 hit)</text:p>
          </table:table-cell>
          <table:table-cell table:formula="of:=MID([.A3739]; FIND(&quot;#&quot;; [.A37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0744.ahk (1 hit)</text:p>
          </table:table-cell>
          <table:table-cell table:formula="of:=MID([.A3740]; FIND(&quot;#&quot;; [.A37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0831.ahk (1 hit)</text:p>
          </table:table-cell>
          <table:table-cell table:formula="of:=MID([.A3741]; FIND(&quot;#&quot;; [.A37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1155.ahk (1 hit)</text:p>
          </table:table-cell>
          <table:table-cell table:formula="of:=MID([.A3742]; FIND(&quot;#&quot;; [.A37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4203.ahk (1 hit)</text:p>
          </table:table-cell>
          <table:table-cell table:formula="of:=MID([.A3743]; FIND(&quot;#&quot;; [.A37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4210.ahk (1 hit)</text:p>
          </table:table-cell>
          <table:table-cell table:formula="of:=MID([.A3744]; FIND(&quot;#&quot;; [.A37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4405.ahk (1 hit)</text:p>
          </table:table-cell>
          <table:table-cell table:formula="of:=MID([.A3745]; FIND(&quot;#&quot;; [.A37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4631.ahk (1 hit)</text:p>
          </table:table-cell>
          <table:table-cell table:formula="of:=MID([.A3746]; FIND(&quot;#&quot;; [.A37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4744.ahk (1 hit)</text:p>
          </table:table-cell>
          <table:table-cell table:formula="of:=MID([.A3747]; FIND(&quot;#&quot;; [.A37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103.ahk (1 hit)</text:p>
          </table:table-cell>
          <table:table-cell table:formula="of:=MID([.A3748]; FIND(&quot;#&quot;; [.A37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159.ahk (1 hit)</text:p>
          </table:table-cell>
          <table:table-cell table:formula="of:=MID([.A3749]; FIND(&quot;#&quot;; [.A37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208.ahk (1 hit)</text:p>
          </table:table-cell>
          <table:table-cell table:formula="of:=MID([.A3750]; FIND(&quot;#&quot;; [.A37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339.ahk (1 hit)</text:p>
          </table:table-cell>
          <table:table-cell table:formula="of:=MID([.A3751]; FIND(&quot;#&quot;; [.A37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345.ahk (1 hit)</text:p>
          </table:table-cell>
          <table:table-cell table:formula="of:=MID([.A3752]; FIND(&quot;#&quot;; [.A37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416.ahk (1 hit)</text:p>
          </table:table-cell>
          <table:table-cell table:formula="of:=MID([.A3753]; FIND(&quot;#&quot;; [.A37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426.ahk (1 hit)</text:p>
          </table:table-cell>
          <table:table-cell table:formula="of:=MID([.A3754]; FIND(&quot;#&quot;; [.A37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456.ahk (1 hit)</text:p>
          </table:table-cell>
          <table:table-cell table:formula="of:=MID([.A3755]; FIND(&quot;#&quot;; [.A37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503.ahk (1 hit)</text:p>
          </table:table-cell>
          <table:table-cell table:formula="of:=MID([.A3756]; FIND(&quot;#&quot;; [.A37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524.ahk (1 hit)</text:p>
          </table:table-cell>
          <table:table-cell table:formula="of:=MID([.A3757]; FIND(&quot;#&quot;; [.A37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534.ahk (1 hit)</text:p>
          </table:table-cell>
          <table:table-cell table:formula="of:=MID([.A3758]; FIND(&quot;#&quot;; [.A37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546.ahk (1 hit)</text:p>
          </table:table-cell>
          <table:table-cell table:formula="of:=MID([.A3759]; FIND(&quot;#&quot;; [.A37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605.ahk (1 hit)</text:p>
          </table:table-cell>
          <table:table-cell table:formula="of:=MID([.A3760]; FIND(&quot;#&quot;; [.A37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614.ahk (1 hit)</text:p>
          </table:table-cell>
          <table:table-cell table:formula="of:=MID([.A3761]; FIND(&quot;#&quot;; [.A37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629.ahk (1 hit)</text:p>
          </table:table-cell>
          <table:table-cell table:formula="of:=MID([.A3762]; FIND(&quot;#&quot;; [.A37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638.ahk (1 hit)</text:p>
          </table:table-cell>
          <table:table-cell table:formula="of:=MID([.A3763]; FIND(&quot;#&quot;; [.A37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55953.ahk (1 hit)</text:p>
          </table:table-cell>
          <table:table-cell table:formula="of:=MID([.A3764]; FIND(&quot;#&quot;; [.A37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102.ahk (1 hit)</text:p>
          </table:table-cell>
          <table:table-cell table:formula="of:=MID([.A3765]; FIND(&quot;#&quot;; [.A37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108.ahk (1 hit)</text:p>
          </table:table-cell>
          <table:table-cell table:formula="of:=MID([.A3766]; FIND(&quot;#&quot;; [.A37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248.ahk (1 hit)</text:p>
          </table:table-cell>
          <table:table-cell table:formula="of:=MID([.A3767]; FIND(&quot;#&quot;; [.A37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259.ahk (1 hit)</text:p>
          </table:table-cell>
          <table:table-cell table:formula="of:=MID([.A3768]; FIND(&quot;#&quot;; [.A37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322.ahk (1 hit)</text:p>
          </table:table-cell>
          <table:table-cell table:formula="of:=MID([.A3769]; FIND(&quot;#&quot;; [.A37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328.ahk (1 hit)</text:p>
          </table:table-cell>
          <table:table-cell table:formula="of:=MID([.A3770]; FIND(&quot;#&quot;; [.A37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446.ahk (1 hit)</text:p>
          </table:table-cell>
          <table:table-cell table:formula="of:=MID([.A3771]; FIND(&quot;#&quot;; [.A37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452.ahk (1 hit)</text:p>
          </table:table-cell>
          <table:table-cell table:formula="of:=MID([.A3772]; FIND(&quot;#&quot;; [.A37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509.ahk (1 hit)</text:p>
          </table:table-cell>
          <table:table-cell table:formula="of:=MID([.A3773]; FIND(&quot;#&quot;; [.A37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518.ahk (1 hit)</text:p>
          </table:table-cell>
          <table:table-cell table:formula="of:=MID([.A3774]; FIND(&quot;#&quot;; [.A37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524.ahk (1 hit)</text:p>
          </table:table-cell>
          <table:table-cell table:formula="of:=MID([.A3775]; FIND(&quot;#&quot;; [.A37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530.ahk (1 hit)</text:p>
          </table:table-cell>
          <table:table-cell table:formula="of:=MID([.A3776]; FIND(&quot;#&quot;; [.A37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540.ahk (1 hit)</text:p>
          </table:table-cell>
          <table:table-cell table:formula="of:=MID([.A3777]; FIND(&quot;#&quot;; [.A37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546.ahk (1 hit)</text:p>
          </table:table-cell>
          <table:table-cell table:formula="of:=MID([.A3778]; FIND(&quot;#&quot;; [.A37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609.ahk (1 hit)</text:p>
          </table:table-cell>
          <table:table-cell table:formula="of:=MID([.A3779]; FIND(&quot;#&quot;; [.A37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633.ahk (1 hit)</text:p>
          </table:table-cell>
          <table:table-cell table:formula="of:=MID([.A3780]; FIND(&quot;#&quot;; [.A37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740.ahk (1 hit)</text:p>
          </table:table-cell>
          <table:table-cell table:formula="of:=MID([.A3781]; FIND(&quot;#&quot;; [.A37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749.ahk (1 hit)</text:p>
          </table:table-cell>
          <table:table-cell table:formula="of:=MID([.A3782]; FIND(&quot;#&quot;; [.A37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756.ahk (1 hit)</text:p>
          </table:table-cell>
          <table:table-cell table:formula="of:=MID([.A3783]; FIND(&quot;#&quot;; [.A37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813.ahk (1 hit)</text:p>
          </table:table-cell>
          <table:table-cell table:formula="of:=MID([.A3784]; FIND(&quot;#&quot;; [.A37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827.ahk (1 hit)</text:p>
          </table:table-cell>
          <table:table-cell table:formula="of:=MID([.A3785]; FIND(&quot;#&quot;; [.A37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836.ahk (1 hit)</text:p>
          </table:table-cell>
          <table:table-cell table:formula="of:=MID([.A3786]; FIND(&quot;#&quot;; [.A37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0850.ahk (1 hit)</text:p>
          </table:table-cell>
          <table:table-cell table:formula="of:=MID([.A3787]; FIND(&quot;#&quot;; [.A37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006.ahk (1 hit)</text:p>
          </table:table-cell>
          <table:table-cell table:formula="of:=MID([.A3788]; FIND(&quot;#&quot;; [.A37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014.ahk (1 hit)</text:p>
          </table:table-cell>
          <table:table-cell table:formula="of:=MID([.A3789]; FIND(&quot;#&quot;; [.A37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039.ahk (1 hit)</text:p>
          </table:table-cell>
          <table:table-cell table:formula="of:=MID([.A3790]; FIND(&quot;#&quot;; [.A37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250.ahk (1 hit)</text:p>
          </table:table-cell>
          <table:table-cell table:formula="of:=MID([.A3791]; FIND(&quot;#&quot;; [.A37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254.ahk (1 hit)</text:p>
          </table:table-cell>
          <table:table-cell table:formula="of:=MID([.A3792]; FIND(&quot;#&quot;; [.A37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314.ahk (1 hit)</text:p>
          </table:table-cell>
          <table:table-cell table:formula="of:=MID([.A3793]; FIND(&quot;#&quot;; [.A37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357.ahk (1 hit)</text:p>
          </table:table-cell>
          <table:table-cell table:formula="of:=MID([.A3794]; FIND(&quot;#&quot;; [.A37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401.ahk (1 hit)</text:p>
          </table:table-cell>
          <table:table-cell table:formula="of:=MID([.A3795]; FIND(&quot;#&quot;; [.A37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411.ahk (1 hit)</text:p>
          </table:table-cell>
          <table:table-cell table:formula="of:=MID([.A3796]; FIND(&quot;#&quot;; [.A37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416.ahk (1 hit)</text:p>
          </table:table-cell>
          <table:table-cell table:formula="of:=MID([.A3797]; FIND(&quot;#&quot;; [.A37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421.ahk (1 hit)</text:p>
          </table:table-cell>
          <table:table-cell table:formula="of:=MID([.A3798]; FIND(&quot;#&quot;; [.A37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427.ahk (1 hit)</text:p>
          </table:table-cell>
          <table:table-cell table:formula="of:=MID([.A3799]; FIND(&quot;#&quot;; [.A37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457.ahk (1 hit)</text:p>
          </table:table-cell>
          <table:table-cell table:formula="of:=MID([.A3800]; FIND(&quot;#&quot;; [.A38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504.ahk (1 hit)</text:p>
          </table:table-cell>
          <table:table-cell table:formula="of:=MID([.A3801]; FIND(&quot;#&quot;; [.A38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510.ahk (1 hit)</text:p>
          </table:table-cell>
          <table:table-cell table:formula="of:=MID([.A3802]; FIND(&quot;#&quot;; [.A38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516.ahk (1 hit)</text:p>
          </table:table-cell>
          <table:table-cell table:formula="of:=MID([.A3803]; FIND(&quot;#&quot;; [.A38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524.ahk (1 hit)</text:p>
          </table:table-cell>
          <table:table-cell table:formula="of:=MID([.A3804]; FIND(&quot;#&quot;; [.A38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529.ahk (1 hit)</text:p>
          </table:table-cell>
          <table:table-cell table:formula="of:=MID([.A3805]; FIND(&quot;#&quot;; [.A38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541.ahk (1 hit)</text:p>
          </table:table-cell>
          <table:table-cell table:formula="of:=MID([.A3806]; FIND(&quot;#&quot;; [.A38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544.ahk (1 hit)</text:p>
          </table:table-cell>
          <table:table-cell table:formula="of:=MID([.A3807]; FIND(&quot;#&quot;; [.A38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606.ahk (1 hit)</text:p>
          </table:table-cell>
          <table:table-cell table:formula="of:=MID([.A3808]; FIND(&quot;#&quot;; [.A38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617.ahk (1 hit)</text:p>
          </table:table-cell>
          <table:table-cell table:formula="of:=MID([.A3809]; FIND(&quot;#&quot;; [.A38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645.ahk (1 hit)</text:p>
          </table:table-cell>
          <table:table-cell table:formula="of:=MID([.A3810]; FIND(&quot;#&quot;; [.A38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650.ahk (1 hit)</text:p>
          </table:table-cell>
          <table:table-cell table:formula="of:=MID([.A3811]; FIND(&quot;#&quot;; [.A38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706.ahk (1 hit)</text:p>
          </table:table-cell>
          <table:table-cell table:formula="of:=MID([.A3812]; FIND(&quot;#&quot;; [.A38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713.ahk (1 hit)</text:p>
          </table:table-cell>
          <table:table-cell table:formula="of:=MID([.A3813]; FIND(&quot;#&quot;; [.A38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754.ahk (1 hit)</text:p>
          </table:table-cell>
          <table:table-cell table:formula="of:=MID([.A3814]; FIND(&quot;#&quot;; [.A38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802.ahk (1 hit)</text:p>
          </table:table-cell>
          <table:table-cell table:formula="of:=MID([.A3815]; FIND(&quot;#&quot;; [.A38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820.ahk (1 hit)</text:p>
          </table:table-cell>
          <table:table-cell table:formula="of:=MID([.A3816]; FIND(&quot;#&quot;; [.A38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839.ahk (1 hit)</text:p>
          </table:table-cell>
          <table:table-cell table:formula="of:=MID([.A3817]; FIND(&quot;#&quot;; [.A38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849.ahk (1 hit)</text:p>
          </table:table-cell>
          <table:table-cell table:formula="of:=MID([.A3818]; FIND(&quot;#&quot;; [.A38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928.ahk (1 hit)</text:p>
          </table:table-cell>
          <table:table-cell table:formula="of:=MID([.A3819]; FIND(&quot;#&quot;; [.A38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937.ahk (1 hit)</text:p>
          </table:table-cell>
          <table:table-cell table:formula="of:=MID([.A3820]; FIND(&quot;#&quot;; [.A38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943.ahk (1 hit)</text:p>
          </table:table-cell>
          <table:table-cell table:formula="of:=MID([.A3821]; FIND(&quot;#&quot;; [.A38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1957.ahk (1 hit)</text:p>
          </table:table-cell>
          <table:table-cell table:formula="of:=MID([.A3822]; FIND(&quot;#&quot;; [.A38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013.ahk (1 hit)</text:p>
          </table:table-cell>
          <table:table-cell table:formula="of:=MID([.A3823]; FIND(&quot;#&quot;; [.A38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021.ahk (1 hit)</text:p>
          </table:table-cell>
          <table:table-cell table:formula="of:=MID([.A3824]; FIND(&quot;#&quot;; [.A38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128.ahk (1 hit)</text:p>
          </table:table-cell>
          <table:table-cell table:formula="of:=MID([.A3825]; FIND(&quot;#&quot;; [.A38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133.ahk (1 hit)</text:p>
          </table:table-cell>
          <table:table-cell table:formula="of:=MID([.A3826]; FIND(&quot;#&quot;; [.A38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208.ahk (1 hit)</text:p>
          </table:table-cell>
          <table:table-cell table:formula="of:=MID([.A3827]; FIND(&quot;#&quot;; [.A38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214.ahk (1 hit)</text:p>
          </table:table-cell>
          <table:table-cell table:formula="of:=MID([.A3828]; FIND(&quot;#&quot;; [.A38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232.ahk (1 hit)</text:p>
          </table:table-cell>
          <table:table-cell table:formula="of:=MID([.A3829]; FIND(&quot;#&quot;; [.A38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238.ahk (1 hit)</text:p>
          </table:table-cell>
          <table:table-cell table:formula="of:=MID([.A3830]; FIND(&quot;#&quot;; [.A38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243.ahk (1 hit)</text:p>
          </table:table-cell>
          <table:table-cell table:formula="of:=MID([.A3831]; FIND(&quot;#&quot;; [.A38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306.ahk (1 hit)</text:p>
          </table:table-cell>
          <table:table-cell table:formula="of:=MID([.A3832]; FIND(&quot;#&quot;; [.A38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316.ahk (1 hit)</text:p>
          </table:table-cell>
          <table:table-cell table:formula="of:=MID([.A3833]; FIND(&quot;#&quot;; [.A38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426.ahk (1 hit)</text:p>
          </table:table-cell>
          <table:table-cell table:formula="of:=MID([.A3834]; FIND(&quot;#&quot;; [.A38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428.ahk (1 hit)</text:p>
          </table:table-cell>
          <table:table-cell table:formula="of:=MID([.A3835]; FIND(&quot;#&quot;; [.A38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442.ahk (1 hit)</text:p>
          </table:table-cell>
          <table:table-cell table:formula="of:=MID([.A3836]; FIND(&quot;#&quot;; [.A38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448.ahk (1 hit)</text:p>
          </table:table-cell>
          <table:table-cell table:formula="of:=MID([.A3837]; FIND(&quot;#&quot;; [.A38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508.ahk (1 hit)</text:p>
          </table:table-cell>
          <table:table-cell table:formula="of:=MID([.A3838]; FIND(&quot;#&quot;; [.A38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513.ahk (1 hit)</text:p>
          </table:table-cell>
          <table:table-cell table:formula="of:=MID([.A3839]; FIND(&quot;#&quot;; [.A38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517.ahk (1 hit)</text:p>
          </table:table-cell>
          <table:table-cell table:formula="of:=MID([.A3840]; FIND(&quot;#&quot;; [.A38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527.ahk (1 hit)</text:p>
          </table:table-cell>
          <table:table-cell table:formula="of:=MID([.A3841]; FIND(&quot;#&quot;; [.A38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625.ahk (1 hit)</text:p>
          </table:table-cell>
          <table:table-cell table:formula="of:=MID([.A3842]; FIND(&quot;#&quot;; [.A38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634.ahk (1 hit)</text:p>
          </table:table-cell>
          <table:table-cell table:formula="of:=MID([.A3843]; FIND(&quot;#&quot;; [.A38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62721.ahk (1 hit)</text:p>
          </table:table-cell>
          <table:table-cell table:formula="of:=MID([.A3844]; FIND(&quot;#&quot;; [.A38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75457.ahk (1 hit)</text:p>
          </table:table-cell>
          <table:table-cell table:formula="of:=MID([.A3845]; FIND(&quot;#&quot;; [.A38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75533.ahk (1 hit)</text:p>
          </table:table-cell>
          <table:table-cell table:formula="of:=MID([.A3846]; FIND(&quot;#&quot;; [.A38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80505.ahk (1 hit)</text:p>
          </table:table-cell>
          <table:table-cell table:formula="of:=MID([.A3847]; FIND(&quot;#&quot;; [.A38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80551.ahk (1 hit)</text:p>
          </table:table-cell>
          <table:table-cell table:formula="of:=MID([.A3848]; FIND(&quot;#&quot;; [.A38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80659.ahk (1 hit)</text:p>
          </table:table-cell>
          <table:table-cell table:formula="of:=MID([.A3849]; FIND(&quot;#&quot;; [.A38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80759.ahk (1 hit)</text:p>
          </table:table-cell>
          <table:table-cell table:formula="of:=MID([.A3850]; FIND(&quot;#&quot;; [.A38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80938.ahk (1 hit)</text:p>
          </table:table-cell>
          <table:table-cell table:formula="of:=MID([.A3851]; FIND(&quot;#&quot;; [.A38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81728.ahk (1 hit)</text:p>
          </table:table-cell>
          <table:table-cell table:formula="of:=MID([.A3852]; FIND(&quot;#&quot;; [.A38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3182720.ahk (1 hit)</text:p>
          </table:table-cell>
          <table:table-cell table:formula="of:=MID([.A3853]; FIND(&quot;#&quot;; [.A38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.history\BackupControlTool_20251104052239.ahk (1 hit)</text:p>
          </table:table-cell>
          <table:table-cell table:formula="of:=MID([.A3854]; FIND(&quot;#&quot;; [.A38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BackupControlTool_v2.0.ahk (1 hit)</text:p>
          </table:table-cell>
          <table:table-cell table:formula="of:=MID([.A3855]; FIND(&quot;#&quot;; [.A38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BackupControlTool_v2.1.ahk (1 hit)</text:p>
          </table:table-cell>
          <table:table-cell table:formula="of:=MID([.A3856]; FIND(&quot;#&quot;; [.A38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FolderBackup\Backups\Backup_20251104_090528\BackupControlTool.ahk (1 hit)</text:p>
          </table:table-cell>
          <table:table-cell table:formula="of:=MID([.A3857]; FIND(&quot;#&quot;; [.A38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GuiLayout\.history\GuiLayout_20251024145008.ahk (1 hit)</text:p>
          </table:table-cell>
          <table:table-cell table:formula="of:=MID([.A3858]; FIND(&quot;#&quot;; [.A38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GuiLayout\.history\GuiLayout_20251024145827.ahk (1 hit)</text:p>
          </table:table-cell>
          <table:table-cell table:formula="of:=MID([.A3859]; FIND(&quot;#&quot;; [.A38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GuiLayout\GuiLayout.ahk (1 hit)</text:p>
          </table:table-cell>
          <table:table-cell table:formula="of:=MID([.A3860]; FIND(&quot;#&quot;; [.A38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044.ahk (1 hit)</text:p>
          </table:table-cell>
          <table:table-cell table:formula="of:=MID([.A3861]; FIND(&quot;#&quot;; [.A38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157.ahk (1 hit)</text:p>
          </table:table-cell>
          <table:table-cell table:formula="of:=MID([.A3862]; FIND(&quot;#&quot;; [.A38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159.ahk (1 hit)</text:p>
          </table:table-cell>
          <table:table-cell table:formula="of:=MID([.A3863]; FIND(&quot;#&quot;; [.A38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205.ahk (1 hit)</text:p>
          </table:table-cell>
          <table:table-cell table:formula="of:=MID([.A3864]; FIND(&quot;#&quot;; [.A38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231.ahk (1 hit)</text:p>
          </table:table-cell>
          <table:table-cell table:formula="of:=MID([.A3865]; FIND(&quot;#&quot;; [.A38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247.ahk (1 hit)</text:p>
          </table:table-cell>
          <table:table-cell table:formula="of:=MID([.A3866]; FIND(&quot;#&quot;; [.A38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311.ahk (1 hit)</text:p>
          </table:table-cell>
          <table:table-cell table:formula="of:=MID([.A3867]; FIND(&quot;#&quot;; [.A38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346.ahk (1 hit)</text:p>
          </table:table-cell>
          <table:table-cell table:formula="of:=MID([.A3868]; FIND(&quot;#&quot;; [.A38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413.ahk (1 hit)</text:p>
          </table:table-cell>
          <table:table-cell table:formula="of:=MID([.A3869]; FIND(&quot;#&quot;; [.A38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434.ahk (1 hit)</text:p>
          </table:table-cell>
          <table:table-cell table:formula="of:=MID([.A3870]; FIND(&quot;#&quot;; [.A38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458.ahk (1 hit)</text:p>
          </table:table-cell>
          <table:table-cell table:formula="of:=MID([.A3871]; FIND(&quot;#&quot;; [.A38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553.ahk (1 hit)</text:p>
          </table:table-cell>
          <table:table-cell table:formula="of:=MID([.A3872]; FIND(&quot;#&quot;; [.A38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616.ahk (1 hit)</text:p>
          </table:table-cell>
          <table:table-cell table:formula="of:=MID([.A3873]; FIND(&quot;#&quot;; [.A38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648.ahk (1 hit)</text:p>
          </table:table-cell>
          <table:table-cell table:formula="of:=MID([.A3874]; FIND(&quot;#&quot;; [.A38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713.ahk (1 hit)</text:p>
          </table:table-cell>
          <table:table-cell table:formula="of:=MID([.A3875]; FIND(&quot;#&quot;; [.A38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735.ahk (1 hit)</text:p>
          </table:table-cell>
          <table:table-cell table:formula="of:=MID([.A3876]; FIND(&quot;#&quot;; [.A38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741.ahk (1 hit)</text:p>
          </table:table-cell>
          <table:table-cell table:formula="of:=MID([.A3877]; FIND(&quot;#&quot;; [.A38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55936.ahk (1 hit)</text:p>
          </table:table-cell>
          <table:table-cell table:formula="of:=MID([.A3878]; FIND(&quot;#&quot;; [.A38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0158.ahk (1 hit)</text:p>
          </table:table-cell>
          <table:table-cell table:formula="of:=MID([.A3879]; FIND(&quot;#&quot;; [.A38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0233.ahk (1 hit)</text:p>
          </table:table-cell>
          <table:table-cell table:formula="of:=MID([.A3880]; FIND(&quot;#&quot;; [.A38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0256.ahk (1 hit)</text:p>
          </table:table-cell>
          <table:table-cell table:formula="of:=MID([.A3881]; FIND(&quot;#&quot;; [.A38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0307.ahk (1 hit)</text:p>
          </table:table-cell>
          <table:table-cell table:formula="of:=MID([.A3882]; FIND(&quot;#&quot;; [.A38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0637.ahk (1 hit)</text:p>
          </table:table-cell>
          <table:table-cell table:formula="of:=MID([.A3883]; FIND(&quot;#&quot;; [.A38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0703.ahk (1 hit)</text:p>
          </table:table-cell>
          <table:table-cell table:formula="of:=MID([.A3884]; FIND(&quot;#&quot;; [.A38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0824.ahk (1 hit)</text:p>
          </table:table-cell>
          <table:table-cell table:formula="of:=MID([.A3885]; FIND(&quot;#&quot;; [.A38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0854.ahk (1 hit)</text:p>
          </table:table-cell>
          <table:table-cell table:formula="of:=MID([.A3886]; FIND(&quot;#&quot;; [.A38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0913.ahk (1 hit)</text:p>
          </table:table-cell>
          <table:table-cell table:formula="of:=MID([.A3887]; FIND(&quot;#&quot;; [.A38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0934.ahk (1 hit)</text:p>
          </table:table-cell>
          <table:table-cell table:formula="of:=MID([.A3888]; FIND(&quot;#&quot;; [.A38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044.ahk (1 hit)</text:p>
          </table:table-cell>
          <table:table-cell table:formula="of:=MID([.A3889]; FIND(&quot;#&quot;; [.A38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057.ahk (1 hit)</text:p>
          </table:table-cell>
          <table:table-cell table:formula="of:=MID([.A3890]; FIND(&quot;#&quot;; [.A38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106.ahk (1 hit)</text:p>
          </table:table-cell>
          <table:table-cell table:formula="of:=MID([.A3891]; FIND(&quot;#&quot;; [.A38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112.ahk (1 hit)</text:p>
          </table:table-cell>
          <table:table-cell table:formula="of:=MID([.A3892]; FIND(&quot;#&quot;; [.A38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117.ahk (1 hit)</text:p>
          </table:table-cell>
          <table:table-cell table:formula="of:=MID([.A3893]; FIND(&quot;#&quot;; [.A38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153.ahk (1 hit)</text:p>
          </table:table-cell>
          <table:table-cell table:formula="of:=MID([.A3894]; FIND(&quot;#&quot;; [.A38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204.ahk (1 hit)</text:p>
          </table:table-cell>
          <table:table-cell table:formula="of:=MID([.A3895]; FIND(&quot;#&quot;; [.A38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258.ahk (1 hit)</text:p>
          </table:table-cell>
          <table:table-cell table:formula="of:=MID([.A3896]; FIND(&quot;#&quot;; [.A38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415.ahk (1 hit)</text:p>
          </table:table-cell>
          <table:table-cell table:formula="of:=MID([.A3897]; FIND(&quot;#&quot;; [.A38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633.ahk (1 hit)</text:p>
          </table:table-cell>
          <table:table-cell table:formula="of:=MID([.A3898]; FIND(&quot;#&quot;; [.A38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703.ahk (1 hit)</text:p>
          </table:table-cell>
          <table:table-cell table:formula="of:=MID([.A3899]; FIND(&quot;#&quot;; [.A38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759.ahk (1 hit)</text:p>
          </table:table-cell>
          <table:table-cell table:formula="of:=MID([.A3900]; FIND(&quot;#&quot;; [.A39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807.ahk (1 hit)</text:p>
          </table:table-cell>
          <table:table-cell table:formula="of:=MID([.A3901]; FIND(&quot;#&quot;; [.A39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1826.ahk (1 hit)</text:p>
          </table:table-cell>
          <table:table-cell table:formula="of:=MID([.A3902]; FIND(&quot;#&quot;; [.A39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2017.ahk (1 hit)</text:p>
          </table:table-cell>
          <table:table-cell table:formula="of:=MID([.A3903]; FIND(&quot;#&quot;; [.A39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2209.ahk (1 hit)</text:p>
          </table:table-cell>
          <table:table-cell table:formula="of:=MID([.A3904]; FIND(&quot;#&quot;; [.A39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2221.ahk (1 hit)</text:p>
          </table:table-cell>
          <table:table-cell table:formula="of:=MID([.A3905]; FIND(&quot;#&quot;; [.A39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2305.ahk (1 hit)</text:p>
          </table:table-cell>
          <table:table-cell table:formula="of:=MID([.A3906]; FIND(&quot;#&quot;; [.A39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2312.ahk (1 hit)</text:p>
          </table:table-cell>
          <table:table-cell table:formula="of:=MID([.A3907]; FIND(&quot;#&quot;; [.A39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2340.ahk (1 hit)</text:p>
          </table:table-cell>
          <table:table-cell table:formula="of:=MID([.A3908]; FIND(&quot;#&quot;; [.A39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341.ahk (1 hit)</text:p>
          </table:table-cell>
          <table:table-cell table:formula="of:=MID([.A3909]; FIND(&quot;#&quot;; [.A39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354.ahk (1 hit)</text:p>
          </table:table-cell>
          <table:table-cell table:formula="of:=MID([.A3910]; FIND(&quot;#&quot;; [.A39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408.ahk (1 hit)</text:p>
          </table:table-cell>
          <table:table-cell table:formula="of:=MID([.A3911]; FIND(&quot;#&quot;; [.A39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425.ahk (1 hit)</text:p>
          </table:table-cell>
          <table:table-cell table:formula="of:=MID([.A3912]; FIND(&quot;#&quot;; [.A39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439.ahk (1 hit)</text:p>
          </table:table-cell>
          <table:table-cell table:formula="of:=MID([.A3913]; FIND(&quot;#&quot;; [.A39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452.ahk (1 hit)</text:p>
          </table:table-cell>
          <table:table-cell table:formula="of:=MID([.A3914]; FIND(&quot;#&quot;; [.A39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543.ahk (1 hit)</text:p>
          </table:table-cell>
          <table:table-cell table:formula="of:=MID([.A3915]; FIND(&quot;#&quot;; [.A39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556.ahk (1 hit)</text:p>
          </table:table-cell>
          <table:table-cell table:formula="of:=MID([.A3916]; FIND(&quot;#&quot;; [.A39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607.ahk (1 hit)</text:p>
          </table:table-cell>
          <table:table-cell table:formula="of:=MID([.A3917]; FIND(&quot;#&quot;; [.A39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749.ahk (1 hit)</text:p>
          </table:table-cell>
          <table:table-cell table:formula="of:=MID([.A3918]; FIND(&quot;#&quot;; [.A39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827.ahk (1 hit)</text:p>
          </table:table-cell>
          <table:table-cell table:formula="of:=MID([.A3919]; FIND(&quot;#&quot;; [.A39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939.ahk (1 hit)</text:p>
          </table:table-cell>
          <table:table-cell table:formula="of:=MID([.A3920]; FIND(&quot;#&quot;; [.A39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3957.ahk (1 hit)</text:p>
          </table:table-cell>
          <table:table-cell table:formula="of:=MID([.A3921]; FIND(&quot;#&quot;; [.A39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4005.ahk (1 hit)</text:p>
          </table:table-cell>
          <table:table-cell table:formula="of:=MID([.A3922]; FIND(&quot;#&quot;; [.A39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4040.ahk (1 hit)</text:p>
          </table:table-cell>
          <table:table-cell table:formula="of:=MID([.A3923]; FIND(&quot;#&quot;; [.A39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4051.ahk (1 hit)</text:p>
          </table:table-cell>
          <table:table-cell table:formula="of:=MID([.A3924]; FIND(&quot;#&quot;; [.A39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4130.ahk (1 hit)</text:p>
          </table:table-cell>
          <table:table-cell table:formula="of:=MID([.A3925]; FIND(&quot;#&quot;; [.A39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4545.ahk (1 hit)</text:p>
          </table:table-cell>
          <table:table-cell table:formula="of:=MID([.A3926]; FIND(&quot;#&quot;; [.A39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4605.ahk (1 hit)</text:p>
          </table:table-cell>
          <table:table-cell table:formula="of:=MID([.A3927]; FIND(&quot;#&quot;; [.A39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4636.ahk (1 hit)</text:p>
          </table:table-cell>
          <table:table-cell table:formula="of:=MID([.A3928]; FIND(&quot;#&quot;; [.A39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4808.ahk (1 hit)</text:p>
          </table:table-cell>
          <table:table-cell table:formula="of:=MID([.A3929]; FIND(&quot;#&quot;; [.A39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4846.ahk (1 hit)</text:p>
          </table:table-cell>
          <table:table-cell table:formula="of:=MID([.A3930]; FIND(&quot;#&quot;; [.A39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4927.ahk (1 hit)</text:p>
          </table:table-cell>
          <table:table-cell table:formula="of:=MID([.A3931]; FIND(&quot;#&quot;; [.A39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4954.ahk (1 hit)</text:p>
          </table:table-cell>
          <table:table-cell table:formula="of:=MID([.A3932]; FIND(&quot;#&quot;; [.A39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5038.ahk (1 hit)</text:p>
          </table:table-cell>
          <table:table-cell table:formula="of:=MID([.A3933]; FIND(&quot;#&quot;; [.A39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5109.ahk (1 hit)</text:p>
          </table:table-cell>
          <table:table-cell table:formula="of:=MID([.A3934]; FIND(&quot;#&quot;; [.A39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5232.ahk (1 hit)</text:p>
          </table:table-cell>
          <table:table-cell table:formula="of:=MID([.A3935]; FIND(&quot;#&quot;; [.A39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5324.ahk (1 hit)</text:p>
          </table:table-cell>
          <table:table-cell table:formula="of:=MID([.A3936]; FIND(&quot;#&quot;; [.A39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5435.ahk (1 hit)</text:p>
          </table:table-cell>
          <table:table-cell table:formula="of:=MID([.A3937]; FIND(&quot;#&quot;; [.A39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5455.ahk (1 hit)</text:p>
          </table:table-cell>
          <table:table-cell table:formula="of:=MID([.A3938]; FIND(&quot;#&quot;; [.A39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65551.ahk (1 hit)</text:p>
          </table:table-cell>
          <table:table-cell table:formula="of:=MID([.A3939]; FIND(&quot;#&quot;; [.A39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0433.ahk (1 hit)</text:p>
          </table:table-cell>
          <table:table-cell table:formula="of:=MID([.A3940]; FIND(&quot;#&quot;; [.A39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0510.ahk (1 hit)</text:p>
          </table:table-cell>
          <table:table-cell table:formula="of:=MID([.A3941]; FIND(&quot;#&quot;; [.A39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0558.ahk (1 hit)</text:p>
          </table:table-cell>
          <table:table-cell table:formula="of:=MID([.A3942]; FIND(&quot;#&quot;; [.A39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0741.ahk (1 hit)</text:p>
          </table:table-cell>
          <table:table-cell table:formula="of:=MID([.A3943]; FIND(&quot;#&quot;; [.A39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0758.ahk (1 hit)</text:p>
          </table:table-cell>
          <table:table-cell table:formula="of:=MID([.A3944]; FIND(&quot;#&quot;; [.A39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0945.ahk (1 hit)</text:p>
          </table:table-cell>
          <table:table-cell table:formula="of:=MID([.A3945]; FIND(&quot;#&quot;; [.A39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118.ahk (1 hit)</text:p>
          </table:table-cell>
          <table:table-cell table:formula="of:=MID([.A3946]; FIND(&quot;#&quot;; [.A39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225.ahk (1 hit)</text:p>
          </table:table-cell>
          <table:table-cell table:formula="of:=MID([.A3947]; FIND(&quot;#&quot;; [.A39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317.ahk (1 hit)</text:p>
          </table:table-cell>
          <table:table-cell table:formula="of:=MID([.A3948]; FIND(&quot;#&quot;; [.A39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349.ahk (1 hit)</text:p>
          </table:table-cell>
          <table:table-cell table:formula="of:=MID([.A3949]; FIND(&quot;#&quot;; [.A39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418.ahk (1 hit)</text:p>
          </table:table-cell>
          <table:table-cell table:formula="of:=MID([.A3950]; FIND(&quot;#&quot;; [.A39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510.ahk (1 hit)</text:p>
          </table:table-cell>
          <table:table-cell table:formula="of:=MID([.A3951]; FIND(&quot;#&quot;; [.A39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618.ahk (1 hit)</text:p>
          </table:table-cell>
          <table:table-cell table:formula="of:=MID([.A3952]; FIND(&quot;#&quot;; [.A39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627.ahk (1 hit)</text:p>
          </table:table-cell>
          <table:table-cell table:formula="of:=MID([.A3953]; FIND(&quot;#&quot;; [.A39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738.ahk (1 hit)</text:p>
          </table:table-cell>
          <table:table-cell table:formula="of:=MID([.A3954]; FIND(&quot;#&quot;; [.A39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825.ahk (1 hit)</text:p>
          </table:table-cell>
          <table:table-cell table:formula="of:=MID([.A3955]; FIND(&quot;#&quot;; [.A39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849.ahk (1 hit)</text:p>
          </table:table-cell>
          <table:table-cell table:formula="of:=MID([.A3956]; FIND(&quot;#&quot;; [.A39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1927.ahk (1 hit)</text:p>
          </table:table-cell>
          <table:table-cell table:formula="of:=MID([.A3957]; FIND(&quot;#&quot;; [.A39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2028.ahk (1 hit)</text:p>
          </table:table-cell>
          <table:table-cell table:formula="of:=MID([.A3958]; FIND(&quot;#&quot;; [.A39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2136.ahk (1 hit)</text:p>
          </table:table-cell>
          <table:table-cell table:formula="of:=MID([.A3959]; FIND(&quot;#&quot;; [.A39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5516.ahk (1 hit)</text:p>
          </table:table-cell>
          <table:table-cell table:formula="of:=MID([.A3960]; FIND(&quot;#&quot;; [.A39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5541.ahk (1 hit)</text:p>
          </table:table-cell>
          <table:table-cell table:formula="of:=MID([.A3961]; FIND(&quot;#&quot;; [.A39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75634.ahk (1 hit)</text:p>
          </table:table-cell>
          <table:table-cell table:formula="of:=MID([.A3962]; FIND(&quot;#&quot;; [.A39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0028.ahk (1 hit)</text:p>
          </table:table-cell>
          <table:table-cell table:formula="of:=MID([.A3963]; FIND(&quot;#&quot;; [.A39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0039.ahk (1 hit)</text:p>
          </table:table-cell>
          <table:table-cell table:formula="of:=MID([.A3964]; FIND(&quot;#&quot;; [.A39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0121.ahk (1 hit)</text:p>
          </table:table-cell>
          <table:table-cell table:formula="of:=MID([.A3965]; FIND(&quot;#&quot;; [.A39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0225.ahk (1 hit)</text:p>
          </table:table-cell>
          <table:table-cell table:formula="of:=MID([.A3966]; FIND(&quot;#&quot;; [.A39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0319.ahk (1 hit)</text:p>
          </table:table-cell>
          <table:table-cell table:formula="of:=MID([.A3967]; FIND(&quot;#&quot;; [.A39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0446.ahk (1 hit)</text:p>
          </table:table-cell>
          <table:table-cell table:formula="of:=MID([.A3968]; FIND(&quot;#&quot;; [.A39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0536.ahk (1 hit)</text:p>
          </table:table-cell>
          <table:table-cell table:formula="of:=MID([.A3969]; FIND(&quot;#&quot;; [.A39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0704.ahk (1 hit)</text:p>
          </table:table-cell>
          <table:table-cell table:formula="of:=MID([.A3970]; FIND(&quot;#&quot;; [.A39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0939.ahk (1 hit)</text:p>
          </table:table-cell>
          <table:table-cell table:formula="of:=MID([.A3971]; FIND(&quot;#&quot;; [.A39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1024.ahk (1 hit)</text:p>
          </table:table-cell>
          <table:table-cell table:formula="of:=MID([.A3972]; FIND(&quot;#&quot;; [.A39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1301.ahk (1 hit)</text:p>
          </table:table-cell>
          <table:table-cell table:formula="of:=MID([.A3973]; FIND(&quot;#&quot;; [.A39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1403.ahk (1 hit)</text:p>
          </table:table-cell>
          <table:table-cell table:formula="of:=MID([.A3974]; FIND(&quot;#&quot;; [.A39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1411.ahk (1 hit)</text:p>
          </table:table-cell>
          <table:table-cell table:formula="of:=MID([.A3975]; FIND(&quot;#&quot;; [.A39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1433.ahk (1 hit)</text:p>
          </table:table-cell>
          <table:table-cell table:formula="of:=MID([.A3976]; FIND(&quot;#&quot;; [.A39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1708.ahk (1 hit)</text:p>
          </table:table-cell>
          <table:table-cell table:formula="of:=MID([.A3977]; FIND(&quot;#&quot;; [.A39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1832.ahk (1 hit)</text:p>
          </table:table-cell>
          <table:table-cell table:formula="of:=MID([.A3978]; FIND(&quot;#&quot;; [.A39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1853.ahk (1 hit)</text:p>
          </table:table-cell>
          <table:table-cell table:formula="of:=MID([.A3979]; FIND(&quot;#&quot;; [.A39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2049.ahk (1 hit)</text:p>
          </table:table-cell>
          <table:table-cell table:formula="of:=MID([.A3980]; FIND(&quot;#&quot;; [.A39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2117.ahk (1 hit)</text:p>
          </table:table-cell>
          <table:table-cell table:formula="of:=MID([.A3981]; FIND(&quot;#&quot;; [.A39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2144.ahk (1 hit)</text:p>
          </table:table-cell>
          <table:table-cell table:formula="of:=MID([.A3982]; FIND(&quot;#&quot;; [.A39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2324.ahk (1 hit)</text:p>
          </table:table-cell>
          <table:table-cell table:formula="of:=MID([.A3983]; FIND(&quot;#&quot;; [.A39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2428.ahk (1 hit)</text:p>
          </table:table-cell>
          <table:table-cell table:formula="of:=MID([.A3984]; FIND(&quot;#&quot;; [.A39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06182458.ahk (1 hit)</text:p>
          </table:table-cell>
          <table:table-cell table:formula="of:=MID([.A3985]; FIND(&quot;#&quot;; [.A39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1625.ahk (1 hit)</text:p>
          </table:table-cell>
          <table:table-cell table:formula="of:=MID([.A3986]; FIND(&quot;#&quot;; [.A39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1721.ahk (1 hit)</text:p>
          </table:table-cell>
          <table:table-cell table:formula="of:=MID([.A3987]; FIND(&quot;#&quot;; [.A39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1854.ahk (1 hit)</text:p>
          </table:table-cell>
          <table:table-cell table:formula="of:=MID([.A3988]; FIND(&quot;#&quot;; [.A39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2023.ahk (1 hit)</text:p>
          </table:table-cell>
          <table:table-cell table:formula="of:=MID([.A3989]; FIND(&quot;#&quot;; [.A39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2042.ahk (1 hit)</text:p>
          </table:table-cell>
          <table:table-cell table:formula="of:=MID([.A3990]; FIND(&quot;#&quot;; [.A39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2117.ahk (1 hit)</text:p>
          </table:table-cell>
          <table:table-cell table:formula="of:=MID([.A3991]; FIND(&quot;#&quot;; [.A39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2617.ahk (1 hit)</text:p>
          </table:table-cell>
          <table:table-cell table:formula="of:=MID([.A3992]; FIND(&quot;#&quot;; [.A39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3122.ahk (1 hit)</text:p>
          </table:table-cell>
          <table:table-cell table:formula="of:=MID([.A3993]; FIND(&quot;#&quot;; [.A39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3144.ahk (1 hit)</text:p>
          </table:table-cell>
          <table:table-cell table:formula="of:=MID([.A3994]; FIND(&quot;#&quot;; [.A39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3405.ahk (1 hit)</text:p>
          </table:table-cell>
          <table:table-cell table:formula="of:=MID([.A3995]; FIND(&quot;#&quot;; [.A39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3933.ahk (1 hit)</text:p>
          </table:table-cell>
          <table:table-cell table:formula="of:=MID([.A3996]; FIND(&quot;#&quot;; [.A39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4031.ahk (1 hit)</text:p>
          </table:table-cell>
          <table:table-cell table:formula="of:=MID([.A3997]; FIND(&quot;#&quot;; [.A39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4302.ahk (1 hit)</text:p>
          </table:table-cell>
          <table:table-cell table:formula="of:=MID([.A3998]; FIND(&quot;#&quot;; [.A39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4622.ahk (1 hit)</text:p>
          </table:table-cell>
          <table:table-cell table:formula="of:=MID([.A3999]; FIND(&quot;#&quot;; [.A39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4904.ahk (1 hit)</text:p>
          </table:table-cell>
          <table:table-cell table:formula="of:=MID([.A4000]; FIND(&quot;#&quot;; [.A40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5437.ahk (1 hit)</text:p>
          </table:table-cell>
          <table:table-cell table:formula="of:=MID([.A4001]; FIND(&quot;#&quot;; [.A40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5510.ahk (1 hit)</text:p>
          </table:table-cell>
          <table:table-cell table:formula="of:=MID([.A4002]; FIND(&quot;#&quot;; [.A40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45930.ahk (1 hit)</text:p>
          </table:table-cell>
          <table:table-cell table:formula="of:=MID([.A4003]; FIND(&quot;#&quot;; [.A40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50533.ahk (1 hit)</text:p>
          </table:table-cell>
          <table:table-cell table:formula="of:=MID([.A4004]; FIND(&quot;#&quot;; [.A40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50815.ahk (1 hit)</text:p>
          </table:table-cell>
          <table:table-cell table:formula="of:=MID([.A4005]; FIND(&quot;#&quot;; [.A40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51009.ahk (1 hit)</text:p>
          </table:table-cell>
          <table:table-cell table:formula="of:=MID([.A4006]; FIND(&quot;#&quot;; [.A40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51224.ahk (1 hit)</text:p>
          </table:table-cell>
          <table:table-cell table:formula="of:=MID([.A4007]; FIND(&quot;#&quot;; [.A40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51507.ahk (1 hit)</text:p>
          </table:table-cell>
          <table:table-cell table:formula="of:=MID([.A4008]; FIND(&quot;#&quot;; [.A40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51530.ahk (1 hit)</text:p>
          </table:table-cell>
          <table:table-cell table:formula="of:=MID([.A4009]; FIND(&quot;#&quot;; [.A40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51851.ahk (1 hit)</text:p>
          </table:table-cell>
          <table:table-cell table:formula="of:=MID([.A4010]; FIND(&quot;#&quot;; [.A40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17052247.ahk (1 hit)</text:p>
          </table:table-cell>
          <table:table-cell table:formula="of:=MID([.A4011]; FIND(&quot;#&quot;; [.A40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23153250.ahk (1 hit)</text:p>
          </table:table-cell>
          <table:table-cell table:formula="of:=MID([.A4012]; FIND(&quot;#&quot;; [.A40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23155434.ahk (1 hit)</text:p>
          </table:table-cell>
          <table:table-cell table:formula="of:=MID([.A4013]; FIND(&quot;#&quot;; [.A40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LockFolder_20251023155557.ahk (1 hit)</text:p>
          </table:table-cell>
          <table:table-cell table:formula="of:=MID([.A4014]; FIND(&quot;#&quot;; [.A40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RunCmdExample_20251006160503.ahk (1 hit)</text:p>
          </table:table-cell>
          <table:table-cell table:formula="of:=MID([.A4015]; FIND(&quot;#&quot;; [.A40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RunCmdExample_20251006160521.ahk (1 hit)</text:p>
          </table:table-cell>
          <table:table-cell table:formula="of:=MID([.A4016]; FIND(&quot;#&quot;; [.A40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.history\RunCmdExample_20251006160601.ahk (1 hit)</text:p>
          </table:table-cell>
          <table:table-cell table:formula="of:=MID([.A4017]; FIND(&quot;#&quot;; [.A40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LockFolder\LockFolder.ahk (1 hit)</text:p>
          </table:table-cell>
          <table:table-cell table:formula="of:=MID([.A4018]; FIND(&quot;#&quot;; [.A40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1942.ahk (1 hit)</text:p>
          </table:table-cell>
          <table:table-cell table:formula="of:=MID([.A4019]; FIND(&quot;#&quot;; [.A40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005.ahk (1 hit)</text:p>
          </table:table-cell>
          <table:table-cell table:formula="of:=MID([.A4020]; FIND(&quot;#&quot;; [.A40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044.ahk (1 hit)</text:p>
          </table:table-cell>
          <table:table-cell table:formula="of:=MID([.A4021]; FIND(&quot;#&quot;; [.A40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051.ahk (1 hit)</text:p>
          </table:table-cell>
          <table:table-cell table:formula="of:=MID([.A4022]; FIND(&quot;#&quot;; [.A40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138.ahk (1 hit)</text:p>
          </table:table-cell>
          <table:table-cell table:formula="of:=MID([.A4023]; FIND(&quot;#&quot;; [.A40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232.ahk (1 hit)</text:p>
          </table:table-cell>
          <table:table-cell table:formula="of:=MID([.A4024]; FIND(&quot;#&quot;; [.A40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322.ahk (1 hit)</text:p>
          </table:table-cell>
          <table:table-cell table:formula="of:=MID([.A4025]; FIND(&quot;#&quot;; [.A40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333.ahk (1 hit)</text:p>
          </table:table-cell>
          <table:table-cell table:formula="of:=MID([.A4026]; FIND(&quot;#&quot;; [.A40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352.ahk (1 hit)</text:p>
          </table:table-cell>
          <table:table-cell table:formula="of:=MID([.A4027]; FIND(&quot;#&quot;; [.A40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446.ahk (1 hit)</text:p>
          </table:table-cell>
          <table:table-cell table:formula="of:=MID([.A4028]; FIND(&quot;#&quot;; [.A40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507.ahk (1 hit)</text:p>
          </table:table-cell>
          <table:table-cell table:formula="of:=MID([.A4029]; FIND(&quot;#&quot;; [.A40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738.ahk (1 hit)</text:p>
          </table:table-cell>
          <table:table-cell table:formula="of:=MID([.A4030]; FIND(&quot;#&quot;; [.A40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754.ahk (1 hit)</text:p>
          </table:table-cell>
          <table:table-cell table:formula="of:=MID([.A4031]; FIND(&quot;#&quot;; [.A40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826.ahk (1 hit)</text:p>
          </table:table-cell>
          <table:table-cell table:formula="of:=MID([.A4032]; FIND(&quot;#&quot;; [.A40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2931.ahk (1 hit)</text:p>
          </table:table-cell>
          <table:table-cell table:formula="of:=MID([.A4033]; FIND(&quot;#&quot;; [.A40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3245.ahk (1 hit)</text:p>
          </table:table-cell>
          <table:table-cell table:formula="of:=MID([.A4034]; FIND(&quot;#&quot;; [.A40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3315.ahk (1 hit)</text:p>
          </table:table-cell>
          <table:table-cell table:formula="of:=MID([.A4035]; FIND(&quot;#&quot;; [.A40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13620.ahk (1 hit)</text:p>
          </table:table-cell>
          <table:table-cell table:formula="of:=MID([.A4036]; FIND(&quot;#&quot;; [.A40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.history\MergeIncludes_20251104220151.ahk (1 hit)</text:p>
          </table:table-cell>
          <table:table-cell table:formula="of:=MID([.A4037]; FIND(&quot;#&quot;; [.A40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ergeIncludes\MergeIncludes.ahk (1 hit)</text:p>
          </table:table-cell>
          <table:table-cell table:formula="of:=MID([.A4038]; FIND(&quot;#&quot;; [.A40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4200.ahk (1 hit)</text:p>
          </table:table-cell>
          <table:table-cell table:formula="of:=MID([.A4039]; FIND(&quot;#&quot;; [.A40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4359.ahk (1 hit)</text:p>
          </table:table-cell>
          <table:table-cell table:formula="of:=MID([.A4040]; FIND(&quot;#&quot;; [.A40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4646.ahk (1 hit)</text:p>
          </table:table-cell>
          <table:table-cell table:formula="of:=MID([.A4041]; FIND(&quot;#&quot;; [.A40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4648.ahk (1 hit)</text:p>
          </table:table-cell>
          <table:table-cell table:formula="of:=MID([.A4042]; FIND(&quot;#&quot;; [.A40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4718.ahk (1 hit)</text:p>
          </table:table-cell>
          <table:table-cell table:formula="of:=MID([.A4043]; FIND(&quot;#&quot;; [.A40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4745.ahk (1 hit)</text:p>
          </table:table-cell>
          <table:table-cell table:formula="of:=MID([.A4044]; FIND(&quot;#&quot;; [.A40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4828.ahk (1 hit)</text:p>
          </table:table-cell>
          <table:table-cell table:formula="of:=MID([.A4045]; FIND(&quot;#&quot;; [.A40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4853.ahk (1 hit)</text:p>
          </table:table-cell>
          <table:table-cell table:formula="of:=MID([.A4046]; FIND(&quot;#&quot;; [.A40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4858.ahk (1 hit)</text:p>
          </table:table-cell>
          <table:table-cell table:formula="of:=MID([.A4047]; FIND(&quot;#&quot;; [.A40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5326.ahk (1 hit)</text:p>
          </table:table-cell>
          <table:table-cell table:formula="of:=MID([.A4048]; FIND(&quot;#&quot;; [.A40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5346.ahk (1 hit)</text:p>
          </table:table-cell>
          <table:table-cell table:formula="of:=MID([.A4049]; FIND(&quot;#&quot;; [.A40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5356.ahk (1 hit)</text:p>
          </table:table-cell>
          <table:table-cell table:formula="of:=MID([.A4050]; FIND(&quot;#&quot;; [.A40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5458.ahk (1 hit)</text:p>
          </table:table-cell>
          <table:table-cell table:formula="of:=MID([.A4051]; FIND(&quot;#&quot;; [.A40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5530.ahk (1 hit)</text:p>
          </table:table-cell>
          <table:table-cell table:formula="of:=MID([.A4052]; FIND(&quot;#&quot;; [.A40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5650.ahk (1 hit)</text:p>
          </table:table-cell>
          <table:table-cell table:formula="of:=MID([.A4053]; FIND(&quot;#&quot;; [.A40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55724.ahk (1 hit)</text:p>
          </table:table-cell>
          <table:table-cell table:formula="of:=MID([.A4054]; FIND(&quot;#&quot;; [.A40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007.ahk (1 hit)</text:p>
          </table:table-cell>
          <table:table-cell table:formula="of:=MID([.A4055]; FIND(&quot;#&quot;; [.A40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113.ahk (1 hit)</text:p>
          </table:table-cell>
          <table:table-cell table:formula="of:=MID([.A4056]; FIND(&quot;#&quot;; [.A40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159.ahk (1 hit)</text:p>
          </table:table-cell>
          <table:table-cell table:formula="of:=MID([.A4057]; FIND(&quot;#&quot;; [.A40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212.ahk (1 hit)</text:p>
          </table:table-cell>
          <table:table-cell table:formula="of:=MID([.A4058]; FIND(&quot;#&quot;; [.A40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219.ahk (1 hit)</text:p>
          </table:table-cell>
          <table:table-cell table:formula="of:=MID([.A4059]; FIND(&quot;#&quot;; [.A40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251.ahk (1 hit)</text:p>
          </table:table-cell>
          <table:table-cell table:formula="of:=MID([.A4060]; FIND(&quot;#&quot;; [.A40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304.ahk (1 hit)</text:p>
          </table:table-cell>
          <table:table-cell table:formula="of:=MID([.A4061]; FIND(&quot;#&quot;; [.A40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625.ahk (1 hit)</text:p>
          </table:table-cell>
          <table:table-cell table:formula="of:=MID([.A4062]; FIND(&quot;#&quot;; [.A40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707.ahk (1 hit)</text:p>
          </table:table-cell>
          <table:table-cell table:formula="of:=MID([.A4063]; FIND(&quot;#&quot;; [.A40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721.ahk (1 hit)</text:p>
          </table:table-cell>
          <table:table-cell table:formula="of:=MID([.A4064]; FIND(&quot;#&quot;; [.A40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848.ahk (1 hit)</text:p>
          </table:table-cell>
          <table:table-cell table:formula="of:=MID([.A4065]; FIND(&quot;#&quot;; [.A40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859.ahk (1 hit)</text:p>
          </table:table-cell>
          <table:table-cell table:formula="of:=MID([.A4066]; FIND(&quot;#&quot;; [.A40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915.ahk (1 hit)</text:p>
          </table:table-cell>
          <table:table-cell table:formula="of:=MID([.A4067]; FIND(&quot;#&quot;; [.A40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937.ahk (1 hit)</text:p>
          </table:table-cell>
          <table:table-cell table:formula="of:=MID([.A4068]; FIND(&quot;#&quot;; [.A40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943.ahk (1 hit)</text:p>
          </table:table-cell>
          <table:table-cell table:formula="of:=MID([.A4069]; FIND(&quot;#&quot;; [.A40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0959.ahk (1 hit)</text:p>
          </table:table-cell>
          <table:table-cell table:formula="of:=MID([.A4070]; FIND(&quot;#&quot;; [.A40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032.ahk (1 hit)</text:p>
          </table:table-cell>
          <table:table-cell table:formula="of:=MID([.A4071]; FIND(&quot;#&quot;; [.A40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137.ahk (1 hit)</text:p>
          </table:table-cell>
          <table:table-cell table:formula="of:=MID([.A4072]; FIND(&quot;#&quot;; [.A40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205.ahk (1 hit)</text:p>
          </table:table-cell>
          <table:table-cell table:formula="of:=MID([.A4073]; FIND(&quot;#&quot;; [.A40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259.ahk (1 hit)</text:p>
          </table:table-cell>
          <table:table-cell table:formula="of:=MID([.A4074]; FIND(&quot;#&quot;; [.A40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321.ahk (1 hit)</text:p>
          </table:table-cell>
          <table:table-cell table:formula="of:=MID([.A4075]; FIND(&quot;#&quot;; [.A40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412.ahk (1 hit)</text:p>
          </table:table-cell>
          <table:table-cell table:formula="of:=MID([.A4076]; FIND(&quot;#&quot;; [.A40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715.ahk (1 hit)</text:p>
          </table:table-cell>
          <table:table-cell table:formula="of:=MID([.A4077]; FIND(&quot;#&quot;; [.A40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748.ahk (1 hit)</text:p>
          </table:table-cell>
          <table:table-cell table:formula="of:=MID([.A4078]; FIND(&quot;#&quot;; [.A40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813.ahk (1 hit)</text:p>
          </table:table-cell>
          <table:table-cell table:formula="of:=MID([.A4079]; FIND(&quot;#&quot;; [.A40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856.ahk (1 hit)</text:p>
          </table:table-cell>
          <table:table-cell table:formula="of:=MID([.A4080]; FIND(&quot;#&quot;; [.A40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924.ahk (1 hit)</text:p>
          </table:table-cell>
          <table:table-cell table:formula="of:=MID([.A4081]; FIND(&quot;#&quot;; [.A40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1939.ahk (1 hit)</text:p>
          </table:table-cell>
          <table:table-cell table:formula="of:=MID([.A4082]; FIND(&quot;#&quot;; [.A40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017.ahk (1 hit)</text:p>
          </table:table-cell>
          <table:table-cell table:formula="of:=MID([.A4083]; FIND(&quot;#&quot;; [.A40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045.ahk (1 hit)</text:p>
          </table:table-cell>
          <table:table-cell table:formula="of:=MID([.A4084]; FIND(&quot;#&quot;; [.A40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109.ahk (1 hit)</text:p>
          </table:table-cell>
          <table:table-cell table:formula="of:=MID([.A4085]; FIND(&quot;#&quot;; [.A40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212.ahk (1 hit)</text:p>
          </table:table-cell>
          <table:table-cell table:formula="of:=MID([.A4086]; FIND(&quot;#&quot;; [.A40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310.ahk (1 hit)</text:p>
          </table:table-cell>
          <table:table-cell table:formula="of:=MID([.A4087]; FIND(&quot;#&quot;; [.A40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331.ahk (1 hit)</text:p>
          </table:table-cell>
          <table:table-cell table:formula="of:=MID([.A4088]; FIND(&quot;#&quot;; [.A40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342.ahk (1 hit)</text:p>
          </table:table-cell>
          <table:table-cell table:formula="of:=MID([.A4089]; FIND(&quot;#&quot;; [.A40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414.ahk (1 hit)</text:p>
          </table:table-cell>
          <table:table-cell table:formula="of:=MID([.A4090]; FIND(&quot;#&quot;; [.A40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501.ahk (1 hit)</text:p>
          </table:table-cell>
          <table:table-cell table:formula="of:=MID([.A4091]; FIND(&quot;#&quot;; [.A40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524.ahk (1 hit)</text:p>
          </table:table-cell>
          <table:table-cell table:formula="of:=MID([.A4092]; FIND(&quot;#&quot;; [.A40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604.ahk (1 hit)</text:p>
          </table:table-cell>
          <table:table-cell table:formula="of:=MID([.A4093]; FIND(&quot;#&quot;; [.A40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742.ahk (1 hit)</text:p>
          </table:table-cell>
          <table:table-cell table:formula="of:=MID([.A4094]; FIND(&quot;#&quot;; [.A40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811.ahk (1 hit)</text:p>
          </table:table-cell>
          <table:table-cell table:formula="of:=MID([.A4095]; FIND(&quot;#&quot;; [.A40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829.ahk (1 hit)</text:p>
          </table:table-cell>
          <table:table-cell table:formula="of:=MID([.A4096]; FIND(&quot;#&quot;; [.A40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2856.ahk (1 hit)</text:p>
          </table:table-cell>
          <table:table-cell table:formula="of:=MID([.A4097]; FIND(&quot;#&quot;; [.A40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3846.ahk (1 hit)</text:p>
          </table:table-cell>
          <table:table-cell table:formula="of:=MID([.A4098]; FIND(&quot;#&quot;; [.A40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4414.ahk (1 hit)</text:p>
          </table:table-cell>
          <table:table-cell table:formula="of:=MID([.A4099]; FIND(&quot;#&quot;; [.A40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4535.ahk (1 hit)</text:p>
          </table:table-cell>
          <table:table-cell table:formula="of:=MID([.A4100]; FIND(&quot;#&quot;; [.A41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64548.ahk (1 hit)</text:p>
          </table:table-cell>
          <table:table-cell table:formula="of:=MID([.A4101]; FIND(&quot;#&quot;; [.A41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73727.ahk (1 hit)</text:p>
          </table:table-cell>
          <table:table-cell table:formula="of:=MID([.A4102]; FIND(&quot;#&quot;; [.A41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73754.ahk (1 hit)</text:p>
          </table:table-cell>
          <table:table-cell table:formula="of:=MID([.A4103]; FIND(&quot;#&quot;; [.A41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73829.ahk (1 hit)</text:p>
          </table:table-cell>
          <table:table-cell table:formula="of:=MID([.A4104]; FIND(&quot;#&quot;; [.A41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73848.ahk (1 hit)</text:p>
          </table:table-cell>
          <table:table-cell table:formula="of:=MID([.A4105]; FIND(&quot;#&quot;; [.A41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74140.ahk (1 hit)</text:p>
          </table:table-cell>
          <table:table-cell table:formula="of:=MID([.A4106]; FIND(&quot;#&quot;; [.A41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74351.ahk (1 hit)</text:p>
          </table:table-cell>
          <table:table-cell table:formula="of:=MID([.A4107]; FIND(&quot;#&quot;; [.A41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74552.ahk (1 hit)</text:p>
          </table:table-cell>
          <table:table-cell table:formula="of:=MID([.A4108]; FIND(&quot;#&quot;; [.A41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74726.ahk (1 hit)</text:p>
          </table:table-cell>
          <table:table-cell table:formula="of:=MID([.A4109]; FIND(&quot;#&quot;; [.A41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_TEST_20251030174905.ahk (1 hit)</text:p>
          </table:table-cell>
          <table:table-cell table:formula="of:=MID([.A4110]; FIND(&quot;#&quot;; [.A41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74904.ahk (1 hit)</text:p>
          </table:table-cell>
          <table:table-cell table:formula="of:=MID([.A4111]; FIND(&quot;#&quot;; [.A41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75151.ahk (1 hit)</text:p>
          </table:table-cell>
          <table:table-cell table:formula="of:=MID([.A4112]; FIND(&quot;#&quot;; [.A41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75203.ahk (1 hit)</text:p>
          </table:table-cell>
          <table:table-cell table:formula="of:=MID([.A4113]; FIND(&quot;#&quot;; [.A41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75715.ahk (1 hit)</text:p>
          </table:table-cell>
          <table:table-cell table:formula="of:=MID([.A4114]; FIND(&quot;#&quot;; [.A41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75945.ahk (1 hit)</text:p>
          </table:table-cell>
          <table:table-cell table:formula="of:=MID([.A4115]; FIND(&quot;#&quot;; [.A41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034.ahk (1 hit)</text:p>
          </table:table-cell>
          <table:table-cell table:formula="of:=MID([.A4116]; FIND(&quot;#&quot;; [.A41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055.ahk (1 hit)</text:p>
          </table:table-cell>
          <table:table-cell table:formula="of:=MID([.A4117]; FIND(&quot;#&quot;; [.A41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150.ahk (1 hit)</text:p>
          </table:table-cell>
          <table:table-cell table:formula="of:=MID([.A4118]; FIND(&quot;#&quot;; [.A41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206.ahk (1 hit)</text:p>
          </table:table-cell>
          <table:table-cell table:formula="of:=MID([.A4119]; FIND(&quot;#&quot;; [.A41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303.ahk (1 hit)</text:p>
          </table:table-cell>
          <table:table-cell table:formula="of:=MID([.A4120]; FIND(&quot;#&quot;; [.A41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316.ahk (1 hit)</text:p>
          </table:table-cell>
          <table:table-cell table:formula="of:=MID([.A4121]; FIND(&quot;#&quot;; [.A41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332.ahk (1 hit)</text:p>
          </table:table-cell>
          <table:table-cell table:formula="of:=MID([.A4122]; FIND(&quot;#&quot;; [.A41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407.ahk (1 hit)</text:p>
          </table:table-cell>
          <table:table-cell table:formula="of:=MID([.A4123]; FIND(&quot;#&quot;; [.A41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420.ahk (1 hit)</text:p>
          </table:table-cell>
          <table:table-cell table:formula="of:=MID([.A4124]; FIND(&quot;#&quot;; [.A41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445.ahk (1 hit)</text:p>
          </table:table-cell>
          <table:table-cell table:formula="of:=MID([.A4125]; FIND(&quot;#&quot;; [.A41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500.ahk (1 hit)</text:p>
          </table:table-cell>
          <table:table-cell table:formula="of:=MID([.A4126]; FIND(&quot;#&quot;; [.A41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519.ahk (1 hit)</text:p>
          </table:table-cell>
          <table:table-cell table:formula="of:=MID([.A4127]; FIND(&quot;#&quot;; [.A41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600.ahk (1 hit)</text:p>
          </table:table-cell>
          <table:table-cell table:formula="of:=MID([.A4128]; FIND(&quot;#&quot;; [.A41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609.ahk (1 hit)</text:p>
          </table:table-cell>
          <table:table-cell table:formula="of:=MID([.A4129]; FIND(&quot;#&quot;; [.A41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614.ahk (1 hit)</text:p>
          </table:table-cell>
          <table:table-cell table:formula="of:=MID([.A4130]; FIND(&quot;#&quot;; [.A41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621.ahk (1 hit)</text:p>
          </table:table-cell>
          <table:table-cell table:formula="of:=MID([.A4131]; FIND(&quot;#&quot;; [.A41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632.ahk (1 hit)</text:p>
          </table:table-cell>
          <table:table-cell table:formula="of:=MID([.A4132]; FIND(&quot;#&quot;; [.A41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706.ahk (1 hit)</text:p>
          </table:table-cell>
          <table:table-cell table:formula="of:=MID([.A4133]; FIND(&quot;#&quot;; [.A41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725.ahk (1 hit)</text:p>
          </table:table-cell>
          <table:table-cell table:formula="of:=MID([.A4134]; FIND(&quot;#&quot;; [.A41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746.ahk (1 hit)</text:p>
          </table:table-cell>
          <table:table-cell table:formula="of:=MID([.A4135]; FIND(&quot;#&quot;; [.A41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812.ahk (1 hit)</text:p>
          </table:table-cell>
          <table:table-cell table:formula="of:=MID([.A4136]; FIND(&quot;#&quot;; [.A41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914.ahk (1 hit)</text:p>
          </table:table-cell>
          <table:table-cell table:formula="of:=MID([.A4137]; FIND(&quot;#&quot;; [.A41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919.ahk (1 hit)</text:p>
          </table:table-cell>
          <table:table-cell table:formula="of:=MID([.A4138]; FIND(&quot;#&quot;; [.A41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923.ahk (1 hit)</text:p>
          </table:table-cell>
          <table:table-cell table:formula="of:=MID([.A4139]; FIND(&quot;#&quot;; [.A41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0931.ahk (1 hit)</text:p>
          </table:table-cell>
          <table:table-cell table:formula="of:=MID([.A4140]; FIND(&quot;#&quot;; [.A41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1015.ahk (1 hit)</text:p>
          </table:table-cell>
          <table:table-cell table:formula="of:=MID([.A4141]; FIND(&quot;#&quot;; [.A41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1044.ahk (1 hit)</text:p>
          </table:table-cell>
          <table:table-cell table:formula="of:=MID([.A4142]; FIND(&quot;#&quot;; [.A41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1118.ahk (1 hit)</text:p>
          </table:table-cell>
          <table:table-cell table:formula="of:=MID([.A4143]; FIND(&quot;#&quot;; [.A41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0181129.ahk (1 hit)</text:p>
          </table:table-cell>
          <table:table-cell table:formula="of:=MID([.A4144]; FIND(&quot;#&quot;; [.A41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25805.ahk (1 hit)</text:p>
          </table:table-cell>
          <table:table-cell table:formula="of:=MID([.A4145]; FIND(&quot;#&quot;; [.A41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25932.ahk (1 hit)</text:p>
          </table:table-cell>
          <table:table-cell table:formula="of:=MID([.A4146]; FIND(&quot;#&quot;; [.A41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0048.ahk (1 hit)</text:p>
          </table:table-cell>
          <table:table-cell table:formula="of:=MID([.A4147]; FIND(&quot;#&quot;; [.A41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0729.ahk (1 hit)</text:p>
          </table:table-cell>
          <table:table-cell table:formula="of:=MID([.A4148]; FIND(&quot;#&quot;; [.A41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0834.ahk (1 hit)</text:p>
          </table:table-cell>
          <table:table-cell table:formula="of:=MID([.A4149]; FIND(&quot;#&quot;; [.A41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0835.ahk (1 hit)</text:p>
          </table:table-cell>
          <table:table-cell table:formula="of:=MID([.A4150]; FIND(&quot;#&quot;; [.A41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0915.ahk (1 hit)</text:p>
          </table:table-cell>
          <table:table-cell table:formula="of:=MID([.A4151]; FIND(&quot;#&quot;; [.A41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1022.ahk (1 hit)</text:p>
          </table:table-cell>
          <table:table-cell table:formula="of:=MID([.A4152]; FIND(&quot;#&quot;; [.A41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1046.ahk (1 hit)</text:p>
          </table:table-cell>
          <table:table-cell table:formula="of:=MID([.A4153]; FIND(&quot;#&quot;; [.A41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1452.ahk (1 hit)</text:p>
          </table:table-cell>
          <table:table-cell table:formula="of:=MID([.A4154]; FIND(&quot;#&quot;; [.A41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1547.ahk (1 hit)</text:p>
          </table:table-cell>
          <table:table-cell table:formula="of:=MID([.A4155]; FIND(&quot;#&quot;; [.A41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1859.ahk (1 hit)</text:p>
          </table:table-cell>
          <table:table-cell table:formula="of:=MID([.A4156]; FIND(&quot;#&quot;; [.A41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1913.ahk (1 hit)</text:p>
          </table:table-cell>
          <table:table-cell table:formula="of:=MID([.A4157]; FIND(&quot;#&quot;; [.A41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1941.ahk (1 hit)</text:p>
          </table:table-cell>
          <table:table-cell table:formula="of:=MID([.A4158]; FIND(&quot;#&quot;; [.A41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1953.ahk (1 hit)</text:p>
          </table:table-cell>
          <table:table-cell table:formula="of:=MID([.A4159]; FIND(&quot;#&quot;; [.A41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2117.ahk (1 hit)</text:p>
          </table:table-cell>
          <table:table-cell table:formula="of:=MID([.A4160]; FIND(&quot;#&quot;; [.A41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2228.ahk (1 hit)</text:p>
          </table:table-cell>
          <table:table-cell table:formula="of:=MID([.A4161]; FIND(&quot;#&quot;; [.A41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2531.ahk (1 hit)</text:p>
          </table:table-cell>
          <table:table-cell table:formula="of:=MID([.A4162]; FIND(&quot;#&quot;; [.A41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2846.ahk (1 hit)</text:p>
          </table:table-cell>
          <table:table-cell table:formula="of:=MID([.A4163]; FIND(&quot;#&quot;; [.A41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2917.ahk (1 hit)</text:p>
          </table:table-cell>
          <table:table-cell table:formula="of:=MID([.A4164]; FIND(&quot;#&quot;; [.A41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2930.ahk (1 hit)</text:p>
          </table:table-cell>
          <table:table-cell table:formula="of:=MID([.A4165]; FIND(&quot;#&quot;; [.A41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2954.ahk (1 hit)</text:p>
          </table:table-cell>
          <table:table-cell table:formula="of:=MID([.A4166]; FIND(&quot;#&quot;; [.A41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031.ahk (1 hit)</text:p>
          </table:table-cell>
          <table:table-cell table:formula="of:=MID([.A4167]; FIND(&quot;#&quot;; [.A41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043.ahk (1 hit)</text:p>
          </table:table-cell>
          <table:table-cell table:formula="of:=MID([.A4168]; FIND(&quot;#&quot;; [.A41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056.ahk (1 hit)</text:p>
          </table:table-cell>
          <table:table-cell table:formula="of:=MID([.A4169]; FIND(&quot;#&quot;; [.A41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111.ahk (1 hit)</text:p>
          </table:table-cell>
          <table:table-cell table:formula="of:=MID([.A4170]; FIND(&quot;#&quot;; [.A41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125.ahk (1 hit)</text:p>
          </table:table-cell>
          <table:table-cell table:formula="of:=MID([.A4171]; FIND(&quot;#&quot;; [.A41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224.ahk (1 hit)</text:p>
          </table:table-cell>
          <table:table-cell table:formula="of:=MID([.A4172]; FIND(&quot;#&quot;; [.A41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247.ahk (1 hit)</text:p>
          </table:table-cell>
          <table:table-cell table:formula="of:=MID([.A4173]; FIND(&quot;#&quot;; [.A41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259.ahk (1 hit)</text:p>
          </table:table-cell>
          <table:table-cell table:formula="of:=MID([.A4174]; FIND(&quot;#&quot;; [.A41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404.ahk (1 hit)</text:p>
          </table:table-cell>
          <table:table-cell table:formula="of:=MID([.A4175]; FIND(&quot;#&quot;; [.A41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422.ahk (1 hit)</text:p>
          </table:table-cell>
          <table:table-cell table:formula="of:=MID([.A4176]; FIND(&quot;#&quot;; [.A41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448.ahk (1 hit)</text:p>
          </table:table-cell>
          <table:table-cell table:formula="of:=MID([.A4177]; FIND(&quot;#&quot;; [.A41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459.ahk (1 hit)</text:p>
          </table:table-cell>
          <table:table-cell table:formula="of:=MID([.A4178]; FIND(&quot;#&quot;; [.A41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519.ahk (1 hit)</text:p>
          </table:table-cell>
          <table:table-cell table:formula="of:=MID([.A4179]; FIND(&quot;#&quot;; [.A41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616.ahk (1 hit)</text:p>
          </table:table-cell>
          <table:table-cell table:formula="of:=MID([.A4180]; FIND(&quot;#&quot;; [.A41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652.ahk (1 hit)</text:p>
          </table:table-cell>
          <table:table-cell table:formula="of:=MID([.A4181]; FIND(&quot;#&quot;; [.A41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714.ahk (1 hit)</text:p>
          </table:table-cell>
          <table:table-cell table:formula="of:=MID([.A4182]; FIND(&quot;#&quot;; [.A41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3846.ahk (1 hit)</text:p>
          </table:table-cell>
          <table:table-cell table:formula="of:=MID([.A4183]; FIND(&quot;#&quot;; [.A41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4152.ahk (1 hit)</text:p>
          </table:table-cell>
          <table:table-cell table:formula="of:=MID([.A4184]; FIND(&quot;#&quot;; [.A41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4200.ahk (1 hit)</text:p>
          </table:table-cell>
          <table:table-cell table:formula="of:=MID([.A4185]; FIND(&quot;#&quot;; [.A41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4329.ahk (1 hit)</text:p>
          </table:table-cell>
          <table:table-cell table:formula="of:=MID([.A4186]; FIND(&quot;#&quot;; [.A41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4433.ahk (1 hit)</text:p>
          </table:table-cell>
          <table:table-cell table:formula="of:=MID([.A4187]; FIND(&quot;#&quot;; [.A41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4456.ahk (1 hit)</text:p>
          </table:table-cell>
          <table:table-cell table:formula="of:=MID([.A4188]; FIND(&quot;#&quot;; [.A41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4518.ahk (1 hit)</text:p>
          </table:table-cell>
          <table:table-cell table:formula="of:=MID([.A4189]; FIND(&quot;#&quot;; [.A41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4534.ahk (1 hit)</text:p>
          </table:table-cell>
          <table:table-cell table:formula="of:=MID([.A4190]; FIND(&quot;#&quot;; [.A41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5229.ahk (1 hit)</text:p>
          </table:table-cell>
          <table:table-cell table:formula="of:=MID([.A4191]; FIND(&quot;#&quot;; [.A41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5341.ahk (1 hit)</text:p>
          </table:table-cell>
          <table:table-cell table:formula="of:=MID([.A4192]; FIND(&quot;#&quot;; [.A41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5355.ahk (1 hit)</text:p>
          </table:table-cell>
          <table:table-cell table:formula="of:=MID([.A4193]; FIND(&quot;#&quot;; [.A41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5437.ahk (1 hit)</text:p>
          </table:table-cell>
          <table:table-cell table:formula="of:=MID([.A4194]; FIND(&quot;#&quot;; [.A41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5543.ahk (1 hit)</text:p>
          </table:table-cell>
          <table:table-cell table:formula="of:=MID([.A4195]; FIND(&quot;#&quot;; [.A41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5744.ahk (1 hit)</text:p>
          </table:table-cell>
          <table:table-cell table:formula="of:=MID([.A4196]; FIND(&quot;#&quot;; [.A41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5815.ahk (1 hit)</text:p>
          </table:table-cell>
          <table:table-cell table:formula="of:=MID([.A4197]; FIND(&quot;#&quot;; [.A41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35931.ahk (1 hit)</text:p>
          </table:table-cell>
          <table:table-cell table:formula="of:=MID([.A4198]; FIND(&quot;#&quot;; [.A41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021.ahk (1 hit)</text:p>
          </table:table-cell>
          <table:table-cell table:formula="of:=MID([.A4199]; FIND(&quot;#&quot;; [.A41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038.ahk (1 hit)</text:p>
          </table:table-cell>
          <table:table-cell table:formula="of:=MID([.A4200]; FIND(&quot;#&quot;; [.A42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158.ahk (1 hit)</text:p>
          </table:table-cell>
          <table:table-cell table:formula="of:=MID([.A4201]; FIND(&quot;#&quot;; [.A42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329.ahk (1 hit)</text:p>
          </table:table-cell>
          <table:table-cell table:formula="of:=MID([.A4202]; FIND(&quot;#&quot;; [.A42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403.ahk (1 hit)</text:p>
          </table:table-cell>
          <table:table-cell table:formula="of:=MID([.A4203]; FIND(&quot;#&quot;; [.A42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510.ahk (1 hit)</text:p>
          </table:table-cell>
          <table:table-cell table:formula="of:=MID([.A4204]; FIND(&quot;#&quot;; [.A42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518.ahk (1 hit)</text:p>
          </table:table-cell>
          <table:table-cell table:formula="of:=MID([.A4205]; FIND(&quot;#&quot;; [.A42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620.ahk (1 hit)</text:p>
          </table:table-cell>
          <table:table-cell table:formula="of:=MID([.A4206]; FIND(&quot;#&quot;; [.A42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630.ahk (1 hit)</text:p>
          </table:table-cell>
          <table:table-cell table:formula="of:=MID([.A4207]; FIND(&quot;#&quot;; [.A42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716.ahk (1 hit)</text:p>
          </table:table-cell>
          <table:table-cell table:formula="of:=MID([.A4208]; FIND(&quot;#&quot;; [.A42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848.ahk (1 hit)</text:p>
          </table:table-cell>
          <table:table-cell table:formula="of:=MID([.A4209]; FIND(&quot;#&quot;; [.A42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0949.ahk (1 hit)</text:p>
          </table:table-cell>
          <table:table-cell table:formula="of:=MID([.A4210]; FIND(&quot;#&quot;; [.A42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002.ahk (1 hit)</text:p>
          </table:table-cell>
          <table:table-cell table:formula="of:=MID([.A4211]; FIND(&quot;#&quot;; [.A42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032.ahk (1 hit)</text:p>
          </table:table-cell>
          <table:table-cell table:formula="of:=MID([.A4212]; FIND(&quot;#&quot;; [.A42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126.ahk (1 hit)</text:p>
          </table:table-cell>
          <table:table-cell table:formula="of:=MID([.A4213]; FIND(&quot;#&quot;; [.A42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334.ahk (1 hit)</text:p>
          </table:table-cell>
          <table:table-cell table:formula="of:=MID([.A4214]; FIND(&quot;#&quot;; [.A42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404.ahk (1 hit)</text:p>
          </table:table-cell>
          <table:table-cell table:formula="of:=MID([.A4215]; FIND(&quot;#&quot;; [.A42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555.ahk (1 hit)</text:p>
          </table:table-cell>
          <table:table-cell table:formula="of:=MID([.A4216]; FIND(&quot;#&quot;; [.A42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613.ahk (1 hit)</text:p>
          </table:table-cell>
          <table:table-cell table:formula="of:=MID([.A4217]; FIND(&quot;#&quot;; [.A42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623.ahk (1 hit)</text:p>
          </table:table-cell>
          <table:table-cell table:formula="of:=MID([.A4218]; FIND(&quot;#&quot;; [.A42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845.ahk (1 hit)</text:p>
          </table:table-cell>
          <table:table-cell table:formula="of:=MID([.A4219]; FIND(&quot;#&quot;; [.A42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846.ahk (1 hit)</text:p>
          </table:table-cell>
          <table:table-cell table:formula="of:=MID([.A4220]; FIND(&quot;#&quot;; [.A42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922.ahk (1 hit)</text:p>
          </table:table-cell>
          <table:table-cell table:formula="of:=MID([.A4221]; FIND(&quot;#&quot;; [.A42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1924.ahk (1 hit)</text:p>
          </table:table-cell>
          <table:table-cell table:formula="of:=MID([.A4222]; FIND(&quot;#&quot;; [.A42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002.ahk (1 hit)</text:p>
          </table:table-cell>
          <table:table-cell table:formula="of:=MID([.A4223]; FIND(&quot;#&quot;; [.A42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012.ahk (1 hit)</text:p>
          </table:table-cell>
          <table:table-cell table:formula="of:=MID([.A4224]; FIND(&quot;#&quot;; [.A42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022.ahk (1 hit)</text:p>
          </table:table-cell>
          <table:table-cell table:formula="of:=MID([.A4225]; FIND(&quot;#&quot;; [.A42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348.ahk (1 hit)</text:p>
          </table:table-cell>
          <table:table-cell table:formula="of:=MID([.A4226]; FIND(&quot;#&quot;; [.A42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357.ahk (1 hit)</text:p>
          </table:table-cell>
          <table:table-cell table:formula="of:=MID([.A4227]; FIND(&quot;#&quot;; [.A42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426.ahk (1 hit)</text:p>
          </table:table-cell>
          <table:table-cell table:formula="of:=MID([.A4228]; FIND(&quot;#&quot;; [.A42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545.ahk (1 hit)</text:p>
          </table:table-cell>
          <table:table-cell table:formula="of:=MID([.A4229]; FIND(&quot;#&quot;; [.A42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611.ahk (1 hit)</text:p>
          </table:table-cell>
          <table:table-cell table:formula="of:=MID([.A4230]; FIND(&quot;#&quot;; [.A42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654.ahk (1 hit)</text:p>
          </table:table-cell>
          <table:table-cell table:formula="of:=MID([.A4231]; FIND(&quot;#&quot;; [.A42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733.ahk (1 hit)</text:p>
          </table:table-cell>
          <table:table-cell table:formula="of:=MID([.A4232]; FIND(&quot;#&quot;; [.A42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807.ahk (1 hit)</text:p>
          </table:table-cell>
          <table:table-cell table:formula="of:=MID([.A4233]; FIND(&quot;#&quot;; [.A42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834.ahk (1 hit)</text:p>
          </table:table-cell>
          <table:table-cell table:formula="of:=MID([.A4234]; FIND(&quot;#&quot;; [.A42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843.ahk (1 hit)</text:p>
          </table:table-cell>
          <table:table-cell table:formula="of:=MID([.A4235]; FIND(&quot;#&quot;; [.A42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849.ahk (1 hit)</text:p>
          </table:table-cell>
          <table:table-cell table:formula="of:=MID([.A4236]; FIND(&quot;#&quot;; [.A42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919.ahk (1 hit)</text:p>
          </table:table-cell>
          <table:table-cell table:formula="of:=MID([.A4237]; FIND(&quot;#&quot;; [.A42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2943.ahk (1 hit)</text:p>
          </table:table-cell>
          <table:table-cell table:formula="of:=MID([.A4238]; FIND(&quot;#&quot;; [.A42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019.ahk (1 hit)</text:p>
          </table:table-cell>
          <table:table-cell table:formula="of:=MID([.A4239]; FIND(&quot;#&quot;; [.A42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031.ahk (1 hit)</text:p>
          </table:table-cell>
          <table:table-cell table:formula="of:=MID([.A4240]; FIND(&quot;#&quot;; [.A42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123.ahk (1 hit)</text:p>
          </table:table-cell>
          <table:table-cell table:formula="of:=MID([.A4241]; FIND(&quot;#&quot;; [.A42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128.ahk (1 hit)</text:p>
          </table:table-cell>
          <table:table-cell table:formula="of:=MID([.A4242]; FIND(&quot;#&quot;; [.A42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520.ahk (1 hit)</text:p>
          </table:table-cell>
          <table:table-cell table:formula="of:=MID([.A4243]; FIND(&quot;#&quot;; [.A42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616.ahk (1 hit)</text:p>
          </table:table-cell>
          <table:table-cell table:formula="of:=MID([.A4244]; FIND(&quot;#&quot;; [.A42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639.ahk (1 hit)</text:p>
          </table:table-cell>
          <table:table-cell table:formula="of:=MID([.A4245]; FIND(&quot;#&quot;; [.A42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836.ahk (1 hit)</text:p>
          </table:table-cell>
          <table:table-cell table:formula="of:=MID([.A4246]; FIND(&quot;#&quot;; [.A42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900.ahk (1 hit)</text:p>
          </table:table-cell>
          <table:table-cell table:formula="of:=MID([.A4247]; FIND(&quot;#&quot;; [.A42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917.ahk (1 hit)</text:p>
          </table:table-cell>
          <table:table-cell table:formula="of:=MID([.A4248]; FIND(&quot;#&quot;; [.A42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939.ahk (1 hit)</text:p>
          </table:table-cell>
          <table:table-cell table:formula="of:=MID([.A4249]; FIND(&quot;#&quot;; [.A42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3956.ahk (1 hit)</text:p>
          </table:table-cell>
          <table:table-cell table:formula="of:=MID([.A4250]; FIND(&quot;#&quot;; [.A42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146.ahk (1 hit)</text:p>
          </table:table-cell>
          <table:table-cell table:formula="of:=MID([.A4251]; FIND(&quot;#&quot;; [.A42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259.ahk (1 hit)</text:p>
          </table:table-cell>
          <table:table-cell table:formula="of:=MID([.A4252]; FIND(&quot;#&quot;; [.A42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330.ahk (1 hit)</text:p>
          </table:table-cell>
          <table:table-cell table:formula="of:=MID([.A4253]; FIND(&quot;#&quot;; [.A42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419.ahk (1 hit)</text:p>
          </table:table-cell>
          <table:table-cell table:formula="of:=MID([.A4254]; FIND(&quot;#&quot;; [.A42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420.ahk (1 hit)</text:p>
          </table:table-cell>
          <table:table-cell table:formula="of:=MID([.A4255]; FIND(&quot;#&quot;; [.A42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501.ahk (1 hit)</text:p>
          </table:table-cell>
          <table:table-cell table:formula="of:=MID([.A4256]; FIND(&quot;#&quot;; [.A42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512.ahk (1 hit)</text:p>
          </table:table-cell>
          <table:table-cell table:formula="of:=MID([.A4257]; FIND(&quot;#&quot;; [.A42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536.ahk (1 hit)</text:p>
          </table:table-cell>
          <table:table-cell table:formula="of:=MID([.A4258]; FIND(&quot;#&quot;; [.A42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540.ahk (1 hit)</text:p>
          </table:table-cell>
          <table:table-cell table:formula="of:=MID([.A4259]; FIND(&quot;#&quot;; [.A42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752.ahk (1 hit)</text:p>
          </table:table-cell>
          <table:table-cell table:formula="of:=MID([.A4260]; FIND(&quot;#&quot;; [.A42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821.ahk (1 hit)</text:p>
          </table:table-cell>
          <table:table-cell table:formula="of:=MID([.A4261]; FIND(&quot;#&quot;; [.A42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915.ahk (1 hit)</text:p>
          </table:table-cell>
          <table:table-cell table:formula="of:=MID([.A4262]; FIND(&quot;#&quot;; [.A42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4953.ahk (1 hit)</text:p>
          </table:table-cell>
          <table:table-cell table:formula="of:=MID([.A4263]; FIND(&quot;#&quot;; [.A42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012.ahk (1 hit)</text:p>
          </table:table-cell>
          <table:table-cell table:formula="of:=MID([.A4264]; FIND(&quot;#&quot;; [.A42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042.ahk (1 hit)</text:p>
          </table:table-cell>
          <table:table-cell table:formula="of:=MID([.A4265]; FIND(&quot;#&quot;; [.A42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116.ahk (1 hit)</text:p>
          </table:table-cell>
          <table:table-cell table:formula="of:=MID([.A4266]; FIND(&quot;#&quot;; [.A42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215.ahk (1 hit)</text:p>
          </table:table-cell>
          <table:table-cell table:formula="of:=MID([.A4267]; FIND(&quot;#&quot;; [.A42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317.ahk (1 hit)</text:p>
          </table:table-cell>
          <table:table-cell table:formula="of:=MID([.A4268]; FIND(&quot;#&quot;; [.A42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340.ahk (1 hit)</text:p>
          </table:table-cell>
          <table:table-cell table:formula="of:=MID([.A4269]; FIND(&quot;#&quot;; [.A42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343.ahk (1 hit)</text:p>
          </table:table-cell>
          <table:table-cell table:formula="of:=MID([.A4270]; FIND(&quot;#&quot;; [.A42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410.ahk (1 hit)</text:p>
          </table:table-cell>
          <table:table-cell table:formula="of:=MID([.A4271]; FIND(&quot;#&quot;; [.A42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425.ahk (1 hit)</text:p>
          </table:table-cell>
          <table:table-cell table:formula="of:=MID([.A4272]; FIND(&quot;#&quot;; [.A42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453.ahk (1 hit)</text:p>
          </table:table-cell>
          <table:table-cell table:formula="of:=MID([.A4273]; FIND(&quot;#&quot;; [.A42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525.ahk (1 hit)</text:p>
          </table:table-cell>
          <table:table-cell table:formula="of:=MID([.A4274]; FIND(&quot;#&quot;; [.A42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619.ahk (1 hit)</text:p>
          </table:table-cell>
          <table:table-cell table:formula="of:=MID([.A4275]; FIND(&quot;#&quot;; [.A42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657.ahk (1 hit)</text:p>
          </table:table-cell>
          <table:table-cell table:formula="of:=MID([.A4276]; FIND(&quot;#&quot;; [.A42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712.ahk (1 hit)</text:p>
          </table:table-cell>
          <table:table-cell table:formula="of:=MID([.A4277]; FIND(&quot;#&quot;; [.A42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922.ahk (1 hit)</text:p>
          </table:table-cell>
          <table:table-cell table:formula="of:=MID([.A4278]; FIND(&quot;#&quot;; [.A42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45950.ahk (1 hit)</text:p>
          </table:table-cell>
          <table:table-cell table:formula="of:=MID([.A4279]; FIND(&quot;#&quot;; [.A42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014.ahk (1 hit)</text:p>
          </table:table-cell>
          <table:table-cell table:formula="of:=MID([.A4280]; FIND(&quot;#&quot;; [.A42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054.ahk (1 hit)</text:p>
          </table:table-cell>
          <table:table-cell table:formula="of:=MID([.A4281]; FIND(&quot;#&quot;; [.A42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110.ahk (1 hit)</text:p>
          </table:table-cell>
          <table:table-cell table:formula="of:=MID([.A4282]; FIND(&quot;#&quot;; [.A42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154.ahk (1 hit)</text:p>
          </table:table-cell>
          <table:table-cell table:formula="of:=MID([.A4283]; FIND(&quot;#&quot;; [.A42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340.ahk (1 hit)</text:p>
          </table:table-cell>
          <table:table-cell table:formula="of:=MID([.A4284]; FIND(&quot;#&quot;; [.A42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412.ahk (1 hit)</text:p>
          </table:table-cell>
          <table:table-cell table:formula="of:=MID([.A4285]; FIND(&quot;#&quot;; [.A42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501.ahk (1 hit)</text:p>
          </table:table-cell>
          <table:table-cell table:formula="of:=MID([.A4286]; FIND(&quot;#&quot;; [.A42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613.ahk (1 hit)</text:p>
          </table:table-cell>
          <table:table-cell table:formula="of:=MID([.A4287]; FIND(&quot;#&quot;; [.A42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708.ahk (1 hit)</text:p>
          </table:table-cell>
          <table:table-cell table:formula="of:=MID([.A4288]; FIND(&quot;#&quot;; [.A42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747.ahk (1 hit)</text:p>
          </table:table-cell>
          <table:table-cell table:formula="of:=MID([.A4289]; FIND(&quot;#&quot;; [.A42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821.ahk (1 hit)</text:p>
          </table:table-cell>
          <table:table-cell table:formula="of:=MID([.A4290]; FIND(&quot;#&quot;; [.A42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839.ahk (1 hit)</text:p>
          </table:table-cell>
          <table:table-cell table:formula="of:=MID([.A4291]; FIND(&quot;#&quot;; [.A42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914.ahk (1 hit)</text:p>
          </table:table-cell>
          <table:table-cell table:formula="of:=MID([.A4292]; FIND(&quot;#&quot;; [.A42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0959.ahk (1 hit)</text:p>
          </table:table-cell>
          <table:table-cell table:formula="of:=MID([.A4293]; FIND(&quot;#&quot;; [.A42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1042.ahk (1 hit)</text:p>
          </table:table-cell>
          <table:table-cell table:formula="of:=MID([.A4294]; FIND(&quot;#&quot;; [.A42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1058.ahk (1 hit)</text:p>
          </table:table-cell>
          <table:table-cell table:formula="of:=MID([.A4295]; FIND(&quot;#&quot;; [.A42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1215.ahk (1 hit)</text:p>
          </table:table-cell>
          <table:table-cell table:formula="of:=MID([.A4296]; FIND(&quot;#&quot;; [.A42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1224.ahk (1 hit)</text:p>
          </table:table-cell>
          <table:table-cell table:formula="of:=MID([.A4297]; FIND(&quot;#&quot;; [.A42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1334.ahk (1 hit)</text:p>
          </table:table-cell>
          <table:table-cell table:formula="of:=MID([.A4298]; FIND(&quot;#&quot;; [.A42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1347.ahk (1 hit)</text:p>
          </table:table-cell>
          <table:table-cell table:formula="of:=MID([.A4299]; FIND(&quot;#&quot;; [.A42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1540.ahk (1 hit)</text:p>
          </table:table-cell>
          <table:table-cell table:formula="of:=MID([.A4300]; FIND(&quot;#&quot;; [.A43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1710.ahk (1 hit)</text:p>
          </table:table-cell>
          <table:table-cell table:formula="of:=MID([.A4301]; FIND(&quot;#&quot;; [.A43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1737.ahk (1 hit)</text:p>
          </table:table-cell>
          <table:table-cell table:formula="of:=MID([.A4302]; FIND(&quot;#&quot;; [.A43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1757.ahk (1 hit)</text:p>
          </table:table-cell>
          <table:table-cell table:formula="of:=MID([.A4303]; FIND(&quot;#&quot;; [.A43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1809.ahk (1 hit)</text:p>
          </table:table-cell>
          <table:table-cell table:formula="of:=MID([.A4304]; FIND(&quot;#&quot;; [.A43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228.ahk (1 hit)</text:p>
          </table:table-cell>
          <table:table-cell table:formula="of:=MID([.A4305]; FIND(&quot;#&quot;; [.A43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324.ahk (1 hit)</text:p>
          </table:table-cell>
          <table:table-cell table:formula="of:=MID([.A4306]; FIND(&quot;#&quot;; [.A43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455.ahk (1 hit)</text:p>
          </table:table-cell>
          <table:table-cell table:formula="of:=MID([.A4307]; FIND(&quot;#&quot;; [.A43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528.ahk (1 hit)</text:p>
          </table:table-cell>
          <table:table-cell table:formula="of:=MID([.A4308]; FIND(&quot;#&quot;; [.A43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618.ahk (1 hit)</text:p>
          </table:table-cell>
          <table:table-cell table:formula="of:=MID([.A4309]; FIND(&quot;#&quot;; [.A43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631.ahk (1 hit)</text:p>
          </table:table-cell>
          <table:table-cell table:formula="of:=MID([.A4310]; FIND(&quot;#&quot;; [.A43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722.ahk (1 hit)</text:p>
          </table:table-cell>
          <table:table-cell table:formula="of:=MID([.A4311]; FIND(&quot;#&quot;; [.A43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738.ahk (1 hit)</text:p>
          </table:table-cell>
          <table:table-cell table:formula="of:=MID([.A4312]; FIND(&quot;#&quot;; [.A43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811.ahk (1 hit)</text:p>
          </table:table-cell>
          <table:table-cell table:formula="of:=MID([.A4313]; FIND(&quot;#&quot;; [.A43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817.ahk (1 hit)</text:p>
          </table:table-cell>
          <table:table-cell table:formula="of:=MID([.A4314]; FIND(&quot;#&quot;; [.A43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838.ahk (1 hit)</text:p>
          </table:table-cell>
          <table:table-cell table:formula="of:=MID([.A4315]; FIND(&quot;#&quot;; [.A43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848.ahk (1 hit)</text:p>
          </table:table-cell>
          <table:table-cell table:formula="of:=MID([.A4316]; FIND(&quot;#&quot;; [.A43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2933.ahk (1 hit)</text:p>
          </table:table-cell>
          <table:table-cell table:formula="of:=MID([.A4317]; FIND(&quot;#&quot;; [.A43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3057.ahk (1 hit)</text:p>
          </table:table-cell>
          <table:table-cell table:formula="of:=MID([.A4318]; FIND(&quot;#&quot;; [.A43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3220.ahk (1 hit)</text:p>
          </table:table-cell>
          <table:table-cell table:formula="of:=MID([.A4319]; FIND(&quot;#&quot;; [.A43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3311.ahk (1 hit)</text:p>
          </table:table-cell>
          <table:table-cell table:formula="of:=MID([.A4320]; FIND(&quot;#&quot;; [.A43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3558.ahk (1 hit)</text:p>
          </table:table-cell>
          <table:table-cell table:formula="of:=MID([.A4321]; FIND(&quot;#&quot;; [.A43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3650.ahk (1 hit)</text:p>
          </table:table-cell>
          <table:table-cell table:formula="of:=MID([.A4322]; FIND(&quot;#&quot;; [.A43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3701.ahk (1 hit)</text:p>
          </table:table-cell>
          <table:table-cell table:formula="of:=MID([.A4323]; FIND(&quot;#&quot;; [.A43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3852.ahk (1 hit)</text:p>
          </table:table-cell>
          <table:table-cell table:formula="of:=MID([.A4324]; FIND(&quot;#&quot;; [.A43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3900.ahk (1 hit)</text:p>
          </table:table-cell>
          <table:table-cell table:formula="of:=MID([.A4325]; FIND(&quot;#&quot;; [.A43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3921.ahk (1 hit)</text:p>
          </table:table-cell>
          <table:table-cell table:formula="of:=MID([.A4326]; FIND(&quot;#&quot;; [.A43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3944.ahk (1 hit)</text:p>
          </table:table-cell>
          <table:table-cell table:formula="of:=MID([.A4327]; FIND(&quot;#&quot;; [.A43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000.ahk (1 hit)</text:p>
          </table:table-cell>
          <table:table-cell table:formula="of:=MID([.A4328]; FIND(&quot;#&quot;; [.A43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153.ahk (1 hit)</text:p>
          </table:table-cell>
          <table:table-cell table:formula="of:=MID([.A4329]; FIND(&quot;#&quot;; [.A43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155.ahk (1 hit)</text:p>
          </table:table-cell>
          <table:table-cell table:formula="of:=MID([.A4330]; FIND(&quot;#&quot;; [.A43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325.ahk (1 hit)</text:p>
          </table:table-cell>
          <table:table-cell table:formula="of:=MID([.A4331]; FIND(&quot;#&quot;; [.A43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344.ahk (1 hit)</text:p>
          </table:table-cell>
          <table:table-cell table:formula="of:=MID([.A4332]; FIND(&quot;#&quot;; [.A43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441.ahk (1 hit)</text:p>
          </table:table-cell>
          <table:table-cell table:formula="of:=MID([.A4333]; FIND(&quot;#&quot;; [.A43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443.ahk (1 hit)</text:p>
          </table:table-cell>
          <table:table-cell table:formula="of:=MID([.A4334]; FIND(&quot;#&quot;; [.A43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458.ahk (1 hit)</text:p>
          </table:table-cell>
          <table:table-cell table:formula="of:=MID([.A4335]; FIND(&quot;#&quot;; [.A43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704.ahk (1 hit)</text:p>
          </table:table-cell>
          <table:table-cell table:formula="of:=MID([.A4336]; FIND(&quot;#&quot;; [.A43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735.ahk (1 hit)</text:p>
          </table:table-cell>
          <table:table-cell table:formula="of:=MID([.A4337]; FIND(&quot;#&quot;; [.A43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738.ahk (1 hit)</text:p>
          </table:table-cell>
          <table:table-cell table:formula="of:=MID([.A4338]; FIND(&quot;#&quot;; [.A43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4822.ahk (1 hit)</text:p>
          </table:table-cell>
          <table:table-cell table:formula="of:=MID([.A4339]; FIND(&quot;#&quot;; [.A43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5007.ahk (1 hit)</text:p>
          </table:table-cell>
          <table:table-cell table:formula="of:=MID([.A4340]; FIND(&quot;#&quot;; [.A43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5040.ahk (1 hit)</text:p>
          </table:table-cell>
          <table:table-cell table:formula="of:=MID([.A4341]; FIND(&quot;#&quot;; [.A43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5053.ahk (1 hit)</text:p>
          </table:table-cell>
          <table:table-cell table:formula="of:=MID([.A4342]; FIND(&quot;#&quot;; [.A43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5113.ahk (1 hit)</text:p>
          </table:table-cell>
          <table:table-cell table:formula="of:=MID([.A4343]; FIND(&quot;#&quot;; [.A43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5158.ahk (1 hit)</text:p>
          </table:table-cell>
          <table:table-cell table:formula="of:=MID([.A4344]; FIND(&quot;#&quot;; [.A43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5244.ahk (1 hit)</text:p>
          </table:table-cell>
          <table:table-cell table:formula="of:=MID([.A4345]; FIND(&quot;#&quot;; [.A43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5313.ahk (1 hit)</text:p>
          </table:table-cell>
          <table:table-cell table:formula="of:=MID([.A4346]; FIND(&quot;#&quot;; [.A43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5353.ahk (1 hit)</text:p>
          </table:table-cell>
          <table:table-cell table:formula="of:=MID([.A4347]; FIND(&quot;#&quot;; [.A43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031155418.ahk (1 hit)</text:p>
          </table:table-cell>
          <table:table-cell table:formula="of:=MID([.A4348]; FIND(&quot;#&quot;; [.A43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0333.ahk (1 hit)</text:p>
          </table:table-cell>
          <table:table-cell table:formula="of:=MID([.A4349]; FIND(&quot;#&quot;; [.A43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0412.ahk (1 hit)</text:p>
          </table:table-cell>
          <table:table-cell table:formula="of:=MID([.A4350]; FIND(&quot;#&quot;; [.A43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0432.ahk (1 hit)</text:p>
          </table:table-cell>
          <table:table-cell table:formula="of:=MID([.A4351]; FIND(&quot;#&quot;; [.A43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0623.ahk (1 hit)</text:p>
          </table:table-cell>
          <table:table-cell table:formula="of:=MID([.A4352]; FIND(&quot;#&quot;; [.A43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0654.ahk (1 hit)</text:p>
          </table:table-cell>
          <table:table-cell table:formula="of:=MID([.A4353]; FIND(&quot;#&quot;; [.A43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1130.ahk (1 hit)</text:p>
          </table:table-cell>
          <table:table-cell table:formula="of:=MID([.A4354]; FIND(&quot;#&quot;; [.A43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1144.ahk (1 hit)</text:p>
          </table:table-cell>
          <table:table-cell table:formula="of:=MID([.A4355]; FIND(&quot;#&quot;; [.A43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1212.ahk (1 hit)</text:p>
          </table:table-cell>
          <table:table-cell table:formula="of:=MID([.A4356]; FIND(&quot;#&quot;; [.A43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1229.ahk (1 hit)</text:p>
          </table:table-cell>
          <table:table-cell table:formula="of:=MID([.A4357]; FIND(&quot;#&quot;; [.A43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1243.ahk (1 hit)</text:p>
          </table:table-cell>
          <table:table-cell table:formula="of:=MID([.A4358]; FIND(&quot;#&quot;; [.A43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1253.ahk (1 hit)</text:p>
          </table:table-cell>
          <table:table-cell table:formula="of:=MID([.A4359]; FIND(&quot;#&quot;; [.A43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1306.ahk (1 hit)</text:p>
          </table:table-cell>
          <table:table-cell table:formula="of:=MID([.A4360]; FIND(&quot;#&quot;; [.A43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1330.ahk (1 hit)</text:p>
          </table:table-cell>
          <table:table-cell table:formula="of:=MID([.A4361]; FIND(&quot;#&quot;; [.A43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1405.ahk (1 hit)</text:p>
          </table:table-cell>
          <table:table-cell table:formula="of:=MID([.A4362]; FIND(&quot;#&quot;; [.A43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1503.ahk (1 hit)</text:p>
          </table:table-cell>
          <table:table-cell table:formula="of:=MID([.A4363]; FIND(&quot;#&quot;; [.A43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1518.ahk (1 hit)</text:p>
          </table:table-cell>
          <table:table-cell table:formula="of:=MID([.A4364]; FIND(&quot;#&quot;; [.A43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2139.ahk (1 hit)</text:p>
          </table:table-cell>
          <table:table-cell table:formula="of:=MID([.A4365]; FIND(&quot;#&quot;; [.A43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2344.ahk (1 hit)</text:p>
          </table:table-cell>
          <table:table-cell table:formula="of:=MID([.A4366]; FIND(&quot;#&quot;; [.A43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2519.ahk (1 hit)</text:p>
          </table:table-cell>
          <table:table-cell table:formula="of:=MID([.A4367]; FIND(&quot;#&quot;; [.A43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2631.ahk (1 hit)</text:p>
          </table:table-cell>
          <table:table-cell table:formula="of:=MID([.A4368]; FIND(&quot;#&quot;; [.A43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2745.ahk (1 hit)</text:p>
          </table:table-cell>
          <table:table-cell table:formula="of:=MID([.A4369]; FIND(&quot;#&quot;; [.A43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2927.ahk (1 hit)</text:p>
          </table:table-cell>
          <table:table-cell table:formula="of:=MID([.A4370]; FIND(&quot;#&quot;; [.A43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3007.ahk (1 hit)</text:p>
          </table:table-cell>
          <table:table-cell table:formula="of:=MID([.A4371]; FIND(&quot;#&quot;; [.A43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3150.ahk (1 hit)</text:p>
          </table:table-cell>
          <table:table-cell table:formula="of:=MID([.A4372]; FIND(&quot;#&quot;; [.A43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3220.ahk (1 hit)</text:p>
          </table:table-cell>
          <table:table-cell table:formula="of:=MID([.A4373]; FIND(&quot;#&quot;; [.A43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3313.ahk (1 hit)</text:p>
          </table:table-cell>
          <table:table-cell table:formula="of:=MID([.A4374]; FIND(&quot;#&quot;; [.A43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3355.ahk (1 hit)</text:p>
          </table:table-cell>
          <table:table-cell table:formula="of:=MID([.A4375]; FIND(&quot;#&quot;; [.A43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3431.ahk (1 hit)</text:p>
          </table:table-cell>
          <table:table-cell table:formula="of:=MID([.A4376]; FIND(&quot;#&quot;; [.A43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3553.ahk (1 hit)</text:p>
          </table:table-cell>
          <table:table-cell table:formula="of:=MID([.A4377]; FIND(&quot;#&quot;; [.A43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023.ahk (1 hit)</text:p>
          </table:table-cell>
          <table:table-cell table:formula="of:=MID([.A4378]; FIND(&quot;#&quot;; [.A43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028.ahk (1 hit)</text:p>
          </table:table-cell>
          <table:table-cell table:formula="of:=MID([.A4379]; FIND(&quot;#&quot;; [.A43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138.ahk (1 hit)</text:p>
          </table:table-cell>
          <table:table-cell table:formula="of:=MID([.A4380]; FIND(&quot;#&quot;; [.A43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141.ahk (1 hit)</text:p>
          </table:table-cell>
          <table:table-cell table:formula="of:=MID([.A4381]; FIND(&quot;#&quot;; [.A43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236.ahk (1 hit)</text:p>
          </table:table-cell>
          <table:table-cell table:formula="of:=MID([.A4382]; FIND(&quot;#&quot;; [.A43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237.ahk (1 hit)</text:p>
          </table:table-cell>
          <table:table-cell table:formula="of:=MID([.A4383]; FIND(&quot;#&quot;; [.A43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324.ahk (1 hit)</text:p>
          </table:table-cell>
          <table:table-cell table:formula="of:=MID([.A4384]; FIND(&quot;#&quot;; [.A43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335.ahk (1 hit)</text:p>
          </table:table-cell>
          <table:table-cell table:formula="of:=MID([.A4385]; FIND(&quot;#&quot;; [.A43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404.ahk (1 hit)</text:p>
          </table:table-cell>
          <table:table-cell table:formula="of:=MID([.A4386]; FIND(&quot;#&quot;; [.A43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500.ahk (1 hit)</text:p>
          </table:table-cell>
          <table:table-cell table:formula="of:=MID([.A4387]; FIND(&quot;#&quot;; [.A43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747.ahk (1 hit)</text:p>
          </table:table-cell>
          <table:table-cell table:formula="of:=MID([.A4388]; FIND(&quot;#&quot;; [.A43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813.ahk (1 hit)</text:p>
          </table:table-cell>
          <table:table-cell table:formula="of:=MID([.A4389]; FIND(&quot;#&quot;; [.A43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836.ahk (1 hit)</text:p>
          </table:table-cell>
          <table:table-cell table:formula="of:=MID([.A4390]; FIND(&quot;#&quot;; [.A43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4948.ahk (1 hit)</text:p>
          </table:table-cell>
          <table:table-cell table:formula="of:=MID([.A4391]; FIND(&quot;#&quot;; [.A43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5038.ahk (1 hit)</text:p>
          </table:table-cell>
          <table:table-cell table:formula="of:=MID([.A4392]; FIND(&quot;#&quot;; [.A43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5342.ahk (1 hit)</text:p>
          </table:table-cell>
          <table:table-cell table:formula="of:=MID([.A4393]; FIND(&quot;#&quot;; [.A43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5427.ahk (1 hit)</text:p>
          </table:table-cell>
          <table:table-cell table:formula="of:=MID([.A4394]; FIND(&quot;#&quot;; [.A43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5521.ahk (1 hit)</text:p>
          </table:table-cell>
          <table:table-cell table:formula="of:=MID([.A4395]; FIND(&quot;#&quot;; [.A43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5659.ahk (1 hit)</text:p>
          </table:table-cell>
          <table:table-cell table:formula="of:=MID([.A4396]; FIND(&quot;#&quot;; [.A43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5712.ahk (1 hit)</text:p>
          </table:table-cell>
          <table:table-cell table:formula="of:=MID([.A4397]; FIND(&quot;#&quot;; [.A43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5845.ahk (1 hit)</text:p>
          </table:table-cell>
          <table:table-cell table:formula="of:=MID([.A4398]; FIND(&quot;#&quot;; [.A43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45918.ahk (1 hit)</text:p>
          </table:table-cell>
          <table:table-cell table:formula="of:=MID([.A4399]; FIND(&quot;#&quot;; [.A43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046.ahk (1 hit)</text:p>
          </table:table-cell>
          <table:table-cell table:formula="of:=MID([.A4400]; FIND(&quot;#&quot;; [.A44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112.ahk (1 hit)</text:p>
          </table:table-cell>
          <table:table-cell table:formula="of:=MID([.A4401]; FIND(&quot;#&quot;; [.A44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149.ahk (1 hit)</text:p>
          </table:table-cell>
          <table:table-cell table:formula="of:=MID([.A4402]; FIND(&quot;#&quot;; [.A44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239.ahk (1 hit)</text:p>
          </table:table-cell>
          <table:table-cell table:formula="of:=MID([.A4403]; FIND(&quot;#&quot;; [.A44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301.ahk (1 hit)</text:p>
          </table:table-cell>
          <table:table-cell table:formula="of:=MID([.A4404]; FIND(&quot;#&quot;; [.A44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327.ahk (1 hit)</text:p>
          </table:table-cell>
          <table:table-cell table:formula="of:=MID([.A4405]; FIND(&quot;#&quot;; [.A44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340.ahk (1 hit)</text:p>
          </table:table-cell>
          <table:table-cell table:formula="of:=MID([.A4406]; FIND(&quot;#&quot;; [.A44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411.ahk (1 hit)</text:p>
          </table:table-cell>
          <table:table-cell table:formula="of:=MID([.A4407]; FIND(&quot;#&quot;; [.A44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447.ahk (1 hit)</text:p>
          </table:table-cell>
          <table:table-cell table:formula="of:=MID([.A4408]; FIND(&quot;#&quot;; [.A44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510.ahk (1 hit)</text:p>
          </table:table-cell>
          <table:table-cell table:formula="of:=MID([.A4409]; FIND(&quot;#&quot;; [.A44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522.ahk (1 hit)</text:p>
          </table:table-cell>
          <table:table-cell table:formula="of:=MID([.A4410]; FIND(&quot;#&quot;; [.A44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538.ahk (1 hit)</text:p>
          </table:table-cell>
          <table:table-cell table:formula="of:=MID([.A4411]; FIND(&quot;#&quot;; [.A44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559.ahk (1 hit)</text:p>
          </table:table-cell>
          <table:table-cell table:formula="of:=MID([.A4412]; FIND(&quot;#&quot;; [.A44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704.ahk (1 hit)</text:p>
          </table:table-cell>
          <table:table-cell table:formula="of:=MID([.A4413]; FIND(&quot;#&quot;; [.A44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730.ahk (1 hit)</text:p>
          </table:table-cell>
          <table:table-cell table:formula="of:=MID([.A4414]; FIND(&quot;#&quot;; [.A44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835.ahk (1 hit)</text:p>
          </table:table-cell>
          <table:table-cell table:formula="of:=MID([.A4415]; FIND(&quot;#&quot;; [.A44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923.ahk (1 hit)</text:p>
          </table:table-cell>
          <table:table-cell table:formula="of:=MID([.A4416]; FIND(&quot;#&quot;; [.A44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0953.ahk (1 hit)</text:p>
          </table:table-cell>
          <table:table-cell table:formula="of:=MID([.A4417]; FIND(&quot;#&quot;; [.A44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1236.ahk (1 hit)</text:p>
          </table:table-cell>
          <table:table-cell table:formula="of:=MID([.A4418]; FIND(&quot;#&quot;; [.A44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1246.ahk (1 hit)</text:p>
          </table:table-cell>
          <table:table-cell table:formula="of:=MID([.A4419]; FIND(&quot;#&quot;; [.A44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1315.ahk (1 hit)</text:p>
          </table:table-cell>
          <table:table-cell table:formula="of:=MID([.A4420]; FIND(&quot;#&quot;; [.A44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1443.ahk (1 hit)</text:p>
          </table:table-cell>
          <table:table-cell table:formula="of:=MID([.A4421]; FIND(&quot;#&quot;; [.A44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1514.ahk (1 hit)</text:p>
          </table:table-cell>
          <table:table-cell table:formula="of:=MID([.A4422]; FIND(&quot;#&quot;; [.A44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1531.ahk (1 hit)</text:p>
          </table:table-cell>
          <table:table-cell table:formula="of:=MID([.A4423]; FIND(&quot;#&quot;; [.A44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1759.ahk (1 hit)</text:p>
          </table:table-cell>
          <table:table-cell table:formula="of:=MID([.A4424]; FIND(&quot;#&quot;; [.A44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1848.ahk (1 hit)</text:p>
          </table:table-cell>
          <table:table-cell table:formula="of:=MID([.A4425]; FIND(&quot;#&quot;; [.A44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3121.ahk (1 hit)</text:p>
          </table:table-cell>
          <table:table-cell table:formula="of:=MID([.A4426]; FIND(&quot;#&quot;; [.A44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3725.ahk (1 hit)</text:p>
          </table:table-cell>
          <table:table-cell table:formula="of:=MID([.A4427]; FIND(&quot;#&quot;; [.A44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3837.ahk (1 hit)</text:p>
          </table:table-cell>
          <table:table-cell table:formula="of:=MID([.A4428]; FIND(&quot;#&quot;; [.A44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3904.ahk (1 hit)</text:p>
          </table:table-cell>
          <table:table-cell table:formula="of:=MID([.A4429]; FIND(&quot;#&quot;; [.A44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3946.ahk (1 hit)</text:p>
          </table:table-cell>
          <table:table-cell table:formula="of:=MID([.A4430]; FIND(&quot;#&quot;; [.A44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001.ahk (1 hit)</text:p>
          </table:table-cell>
          <table:table-cell table:formula="of:=MID([.A4431]; FIND(&quot;#&quot;; [.A44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050.ahk (1 hit)</text:p>
          </table:table-cell>
          <table:table-cell table:formula="of:=MID([.A4432]; FIND(&quot;#&quot;; [.A44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200.ahk (1 hit)</text:p>
          </table:table-cell>
          <table:table-cell table:formula="of:=MID([.A4433]; FIND(&quot;#&quot;; [.A44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207.ahk (1 hit)</text:p>
          </table:table-cell>
          <table:table-cell table:formula="of:=MID([.A4434]; FIND(&quot;#&quot;; [.A44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435.ahk (1 hit)</text:p>
          </table:table-cell>
          <table:table-cell table:formula="of:=MID([.A4435]; FIND(&quot;#&quot;; [.A44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440.ahk (1 hit)</text:p>
          </table:table-cell>
          <table:table-cell table:formula="of:=MID([.A4436]; FIND(&quot;#&quot;; [.A44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512.ahk (1 hit)</text:p>
          </table:table-cell>
          <table:table-cell table:formula="of:=MID([.A4437]; FIND(&quot;#&quot;; [.A44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526.ahk (1 hit)</text:p>
          </table:table-cell>
          <table:table-cell table:formula="of:=MID([.A4438]; FIND(&quot;#&quot;; [.A44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547.ahk (1 hit)</text:p>
          </table:table-cell>
          <table:table-cell table:formula="of:=MID([.A4439]; FIND(&quot;#&quot;; [.A44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610.ahk (1 hit)</text:p>
          </table:table-cell>
          <table:table-cell table:formula="of:=MID([.A4440]; FIND(&quot;#&quot;; [.A44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641.ahk (1 hit)</text:p>
          </table:table-cell>
          <table:table-cell table:formula="of:=MID([.A4441]; FIND(&quot;#&quot;; [.A44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658.ahk (1 hit)</text:p>
          </table:table-cell>
          <table:table-cell table:formula="of:=MID([.A4442]; FIND(&quot;#&quot;; [.A44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729.ahk (1 hit)</text:p>
          </table:table-cell>
          <table:table-cell table:formula="of:=MID([.A4443]; FIND(&quot;#&quot;; [.A44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815.ahk (1 hit)</text:p>
          </table:table-cell>
          <table:table-cell table:formula="of:=MID([.A4444]; FIND(&quot;#&quot;; [.A44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903.ahk (1 hit)</text:p>
          </table:table-cell>
          <table:table-cell table:formula="of:=MID([.A4445]; FIND(&quot;#&quot;; [.A44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4952.ahk (1 hit)</text:p>
          </table:table-cell>
          <table:table-cell table:formula="of:=MID([.A4446]; FIND(&quot;#&quot;; [.A44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5023.ahk (1 hit)</text:p>
          </table:table-cell>
          <table:table-cell table:formula="of:=MID([.A4447]; FIND(&quot;#&quot;; [.A44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5122.ahk (1 hit)</text:p>
          </table:table-cell>
          <table:table-cell table:formula="of:=MID([.A4448]; FIND(&quot;#&quot;; [.A44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5424.ahk (1 hit)</text:p>
          </table:table-cell>
          <table:table-cell table:formula="of:=MID([.A4449]; FIND(&quot;#&quot;; [.A44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5444.ahk (1 hit)</text:p>
          </table:table-cell>
          <table:table-cell table:formula="of:=MID([.A4450]; FIND(&quot;#&quot;; [.A44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5508.ahk (1 hit)</text:p>
          </table:table-cell>
          <table:table-cell table:formula="of:=MID([.A4451]; FIND(&quot;#&quot;; [.A44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5529.ahk (1 hit)</text:p>
          </table:table-cell>
          <table:table-cell table:formula="of:=MID([.A4452]; FIND(&quot;#&quot;; [.A44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5609.ahk (1 hit)</text:p>
          </table:table-cell>
          <table:table-cell table:formula="of:=MID([.A4453]; FIND(&quot;#&quot;; [.A44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5634.ahk (1 hit)</text:p>
          </table:table-cell>
          <table:table-cell table:formula="of:=MID([.A4454]; FIND(&quot;#&quot;; [.A44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5657.ahk (1 hit)</text:p>
          </table:table-cell>
          <table:table-cell table:formula="of:=MID([.A4455]; FIND(&quot;#&quot;; [.A44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5852.ahk (1 hit)</text:p>
          </table:table-cell>
          <table:table-cell table:formula="of:=MID([.A4456]; FIND(&quot;#&quot;; [.A44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55926.ahk (1 hit)</text:p>
          </table:table-cell>
          <table:table-cell table:formula="of:=MID([.A4457]; FIND(&quot;#&quot;; [.A44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015.ahk (1 hit)</text:p>
          </table:table-cell>
          <table:table-cell table:formula="of:=MID([.A4458]; FIND(&quot;#&quot;; [.A44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116.ahk (1 hit)</text:p>
          </table:table-cell>
          <table:table-cell table:formula="of:=MID([.A4459]; FIND(&quot;#&quot;; [.A44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159.ahk (1 hit)</text:p>
          </table:table-cell>
          <table:table-cell table:formula="of:=MID([.A4460]; FIND(&quot;#&quot;; [.A44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259.ahk (1 hit)</text:p>
          </table:table-cell>
          <table:table-cell table:formula="of:=MID([.A4461]; FIND(&quot;#&quot;; [.A44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353.ahk (1 hit)</text:p>
          </table:table-cell>
          <table:table-cell table:formula="of:=MID([.A4462]; FIND(&quot;#&quot;; [.A44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500.ahk (1 hit)</text:p>
          </table:table-cell>
          <table:table-cell table:formula="of:=MID([.A4463]; FIND(&quot;#&quot;; [.A44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609.ahk (1 hit)</text:p>
          </table:table-cell>
          <table:table-cell table:formula="of:=MID([.A4464]; FIND(&quot;#&quot;; [.A44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635.ahk (1 hit)</text:p>
          </table:table-cell>
          <table:table-cell table:formula="of:=MID([.A4465]; FIND(&quot;#&quot;; [.A44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748.ahk (1 hit)</text:p>
          </table:table-cell>
          <table:table-cell table:formula="of:=MID([.A4466]; FIND(&quot;#&quot;; [.A44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836.ahk (1 hit)</text:p>
          </table:table-cell>
          <table:table-cell table:formula="of:=MID([.A4467]; FIND(&quot;#&quot;; [.A44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925.ahk (1 hit)</text:p>
          </table:table-cell>
          <table:table-cell table:formula="of:=MID([.A4468]; FIND(&quot;#&quot;; [.A44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0927.ahk (1 hit)</text:p>
          </table:table-cell>
          <table:table-cell table:formula="of:=MID([.A4469]; FIND(&quot;#&quot;; [.A44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1003.ahk (1 hit)</text:p>
          </table:table-cell>
          <table:table-cell table:formula="of:=MID([.A4470]; FIND(&quot;#&quot;; [.A44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1011.ahk (1 hit)</text:p>
          </table:table-cell>
          <table:table-cell table:formula="of:=MID([.A4471]; FIND(&quot;#&quot;; [.A44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1421.ahk (1 hit)</text:p>
          </table:table-cell>
          <table:table-cell table:formula="of:=MID([.A4472]; FIND(&quot;#&quot;; [.A44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1517.ahk (1 hit)</text:p>
          </table:table-cell>
          <table:table-cell table:formula="of:=MID([.A4473]; FIND(&quot;#&quot;; [.A44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1600.ahk (1 hit)</text:p>
          </table:table-cell>
          <table:table-cell table:formula="of:=MID([.A4474]; FIND(&quot;#&quot;; [.A44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016.ahk (1 hit)</text:p>
          </table:table-cell>
          <table:table-cell table:formula="of:=MID([.A4475]; FIND(&quot;#&quot;; [.A44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131.ahk (1 hit)</text:p>
          </table:table-cell>
          <table:table-cell table:formula="of:=MID([.A4476]; FIND(&quot;#&quot;; [.A44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132.ahk (1 hit)</text:p>
          </table:table-cell>
          <table:table-cell table:formula="of:=MID([.A4477]; FIND(&quot;#&quot;; [.A44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232.ahk (1 hit)</text:p>
          </table:table-cell>
          <table:table-cell table:formula="of:=MID([.A4478]; FIND(&quot;#&quot;; [.A44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305.ahk (1 hit)</text:p>
          </table:table-cell>
          <table:table-cell table:formula="of:=MID([.A4479]; FIND(&quot;#&quot;; [.A44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343.ahk (1 hit)</text:p>
          </table:table-cell>
          <table:table-cell table:formula="of:=MID([.A4480]; FIND(&quot;#&quot;; [.A44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557.ahk (1 hit)</text:p>
          </table:table-cell>
          <table:table-cell table:formula="of:=MID([.A4481]; FIND(&quot;#&quot;; [.A44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612.ahk (1 hit)</text:p>
          </table:table-cell>
          <table:table-cell table:formula="of:=MID([.A4482]; FIND(&quot;#&quot;; [.A44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636.ahk (1 hit)</text:p>
          </table:table-cell>
          <table:table-cell table:formula="of:=MID([.A4483]; FIND(&quot;#&quot;; [.A44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716.ahk (1 hit)</text:p>
          </table:table-cell>
          <table:table-cell table:formula="of:=MID([.A4484]; FIND(&quot;#&quot;; [.A44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804.ahk (1 hit)</text:p>
          </table:table-cell>
          <table:table-cell table:formula="of:=MID([.A4485]; FIND(&quot;#&quot;; [.A44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828.ahk (1 hit)</text:p>
          </table:table-cell>
          <table:table-cell table:formula="of:=MID([.A4486]; FIND(&quot;#&quot;; [.A44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2915.ahk (1 hit)</text:p>
          </table:table-cell>
          <table:table-cell table:formula="of:=MID([.A4487]; FIND(&quot;#&quot;; [.A44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044.ahk (1 hit)</text:p>
          </table:table-cell>
          <table:table-cell table:formula="of:=MID([.A4488]; FIND(&quot;#&quot;; [.A44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053.ahk (1 hit)</text:p>
          </table:table-cell>
          <table:table-cell table:formula="of:=MID([.A4489]; FIND(&quot;#&quot;; [.A44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105.ahk (1 hit)</text:p>
          </table:table-cell>
          <table:table-cell table:formula="of:=MID([.A4490]; FIND(&quot;#&quot;; [.A44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139.ahk (1 hit)</text:p>
          </table:table-cell>
          <table:table-cell table:formula="of:=MID([.A4491]; FIND(&quot;#&quot;; [.A44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158.ahk (1 hit)</text:p>
          </table:table-cell>
          <table:table-cell table:formula="of:=MID([.A4492]; FIND(&quot;#&quot;; [.A44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219.ahk (1 hit)</text:p>
          </table:table-cell>
          <table:table-cell table:formula="of:=MID([.A4493]; FIND(&quot;#&quot;; [.A44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255.ahk (1 hit)</text:p>
          </table:table-cell>
          <table:table-cell table:formula="of:=MID([.A4494]; FIND(&quot;#&quot;; [.A44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308.ahk (1 hit)</text:p>
          </table:table-cell>
          <table:table-cell table:formula="of:=MID([.A4495]; FIND(&quot;#&quot;; [.A44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413.ahk (1 hit)</text:p>
          </table:table-cell>
          <table:table-cell table:formula="of:=MID([.A4496]; FIND(&quot;#&quot;; [.A44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426.ahk (1 hit)</text:p>
          </table:table-cell>
          <table:table-cell table:formula="of:=MID([.A4497]; FIND(&quot;#&quot;; [.A44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515.ahk (1 hit)</text:p>
          </table:table-cell>
          <table:table-cell table:formula="of:=MID([.A4498]; FIND(&quot;#&quot;; [.A44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605.ahk (1 hit)</text:p>
          </table:table-cell>
          <table:table-cell table:formula="of:=MID([.A4499]; FIND(&quot;#&quot;; [.A44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621.ahk (1 hit)</text:p>
          </table:table-cell>
          <table:table-cell table:formula="of:=MID([.A4500]; FIND(&quot;#&quot;; [.A45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902.ahk (1 hit)</text:p>
          </table:table-cell>
          <table:table-cell table:formula="of:=MID([.A4501]; FIND(&quot;#&quot;; [.A45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3903.ahk (1 hit)</text:p>
          </table:table-cell>
          <table:table-cell table:formula="of:=MID([.A4502]; FIND(&quot;#&quot;; [.A45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027.ahk (1 hit)</text:p>
          </table:table-cell>
          <table:table-cell table:formula="of:=MID([.A4503]; FIND(&quot;#&quot;; [.A45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038.ahk (1 hit)</text:p>
          </table:table-cell>
          <table:table-cell table:formula="of:=MID([.A4504]; FIND(&quot;#&quot;; [.A45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105.ahk (1 hit)</text:p>
          </table:table-cell>
          <table:table-cell table:formula="of:=MID([.A4505]; FIND(&quot;#&quot;; [.A45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116.ahk (1 hit)</text:p>
          </table:table-cell>
          <table:table-cell table:formula="of:=MID([.A4506]; FIND(&quot;#&quot;; [.A45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213.ahk (1 hit)</text:p>
          </table:table-cell>
          <table:table-cell table:formula="of:=MID([.A4507]; FIND(&quot;#&quot;; [.A45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225.ahk (1 hit)</text:p>
          </table:table-cell>
          <table:table-cell table:formula="of:=MID([.A4508]; FIND(&quot;#&quot;; [.A45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245.ahk (1 hit)</text:p>
          </table:table-cell>
          <table:table-cell table:formula="of:=MID([.A4509]; FIND(&quot;#&quot;; [.A45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301.ahk (1 hit)</text:p>
          </table:table-cell>
          <table:table-cell table:formula="of:=MID([.A4510]; FIND(&quot;#&quot;; [.A45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337.ahk (1 hit)</text:p>
          </table:table-cell>
          <table:table-cell table:formula="of:=MID([.A4511]; FIND(&quot;#&quot;; [.A45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414.ahk (1 hit)</text:p>
          </table:table-cell>
          <table:table-cell table:formula="of:=MID([.A4512]; FIND(&quot;#&quot;; [.A45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434.ahk (1 hit)</text:p>
          </table:table-cell>
          <table:table-cell table:formula="of:=MID([.A4513]; FIND(&quot;#&quot;; [.A45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452.ahk (1 hit)</text:p>
          </table:table-cell>
          <table:table-cell table:formula="of:=MID([.A4514]; FIND(&quot;#&quot;; [.A45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4459.ahk (1 hit)</text:p>
          </table:table-cell>
          <table:table-cell table:formula="of:=MID([.A4515]; FIND(&quot;#&quot;; [.A45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5248.ahk (1 hit)</text:p>
          </table:table-cell>
          <table:table-cell table:formula="of:=MID([.A4516]; FIND(&quot;#&quot;; [.A45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5300.ahk (1 hit)</text:p>
          </table:table-cell>
          <table:table-cell table:formula="of:=MID([.A4517]; FIND(&quot;#&quot;; [.A45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5413.ahk (1 hit)</text:p>
          </table:table-cell>
          <table:table-cell table:formula="of:=MID([.A4518]; FIND(&quot;#&quot;; [.A45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5428.ahk (1 hit)</text:p>
          </table:table-cell>
          <table:table-cell table:formula="of:=MID([.A4519]; FIND(&quot;#&quot;; [.A45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5436.ahk (1 hit)</text:p>
          </table:table-cell>
          <table:table-cell table:formula="of:=MID([.A4520]; FIND(&quot;#&quot;; [.A45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5446.ahk (1 hit)</text:p>
          </table:table-cell>
          <table:table-cell table:formula="of:=MID([.A4521]; FIND(&quot;#&quot;; [.A45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5512.ahk (1 hit)</text:p>
          </table:table-cell>
          <table:table-cell table:formula="of:=MID([.A4522]; FIND(&quot;#&quot;; [.A45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5533.ahk (1 hit)</text:p>
          </table:table-cell>
          <table:table-cell table:formula="of:=MID([.A4523]; FIND(&quot;#&quot;; [.A45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5823.ahk (1 hit)</text:p>
          </table:table-cell>
          <table:table-cell table:formula="of:=MID([.A4524]; FIND(&quot;#&quot;; [.A45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5918.ahk (1 hit)</text:p>
          </table:table-cell>
          <table:table-cell table:formula="of:=MID([.A4525]; FIND(&quot;#&quot;; [.A45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65924.ahk (1 hit)</text:p>
          </table:table-cell>
          <table:table-cell table:formula="of:=MID([.A4526]; FIND(&quot;#&quot;; [.A45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119.ahk (1 hit)</text:p>
          </table:table-cell>
          <table:table-cell table:formula="of:=MID([.A4527]; FIND(&quot;#&quot;; [.A45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133.ahk (1 hit)</text:p>
          </table:table-cell>
          <table:table-cell table:formula="of:=MID([.A4528]; FIND(&quot;#&quot;; [.A45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147.ahk (1 hit)</text:p>
          </table:table-cell>
          <table:table-cell table:formula="of:=MID([.A4529]; FIND(&quot;#&quot;; [.A45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208.ahk (1 hit)</text:p>
          </table:table-cell>
          <table:table-cell table:formula="of:=MID([.A4530]; FIND(&quot;#&quot;; [.A45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229.ahk (1 hit)</text:p>
          </table:table-cell>
          <table:table-cell table:formula="of:=MID([.A4531]; FIND(&quot;#&quot;; [.A45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241.ahk (1 hit)</text:p>
          </table:table-cell>
          <table:table-cell table:formula="of:=MID([.A4532]; FIND(&quot;#&quot;; [.A45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248.ahk (1 hit)</text:p>
          </table:table-cell>
          <table:table-cell table:formula="of:=MID([.A4533]; FIND(&quot;#&quot;; [.A45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313.ahk (1 hit)</text:p>
          </table:table-cell>
          <table:table-cell table:formula="of:=MID([.A4534]; FIND(&quot;#&quot;; [.A45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336.ahk (1 hit)</text:p>
          </table:table-cell>
          <table:table-cell table:formula="of:=MID([.A4535]; FIND(&quot;#&quot;; [.A45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353.ahk (1 hit)</text:p>
          </table:table-cell>
          <table:table-cell table:formula="of:=MID([.A4536]; FIND(&quot;#&quot;; [.A45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414.ahk (1 hit)</text:p>
          </table:table-cell>
          <table:table-cell table:formula="of:=MID([.A4537]; FIND(&quot;#&quot;; [.A45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437.ahk (1 hit)</text:p>
          </table:table-cell>
          <table:table-cell table:formula="of:=MID([.A4538]; FIND(&quot;#&quot;; [.A45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511.ahk (1 hit)</text:p>
          </table:table-cell>
          <table:table-cell table:formula="of:=MID([.A4539]; FIND(&quot;#&quot;; [.A45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530.ahk (1 hit)</text:p>
          </table:table-cell>
          <table:table-cell table:formula="of:=MID([.A4540]; FIND(&quot;#&quot;; [.A45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626.ahk (1 hit)</text:p>
          </table:table-cell>
          <table:table-cell table:formula="of:=MID([.A4541]; FIND(&quot;#&quot;; [.A45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657.ahk (1 hit)</text:p>
          </table:table-cell>
          <table:table-cell table:formula="of:=MID([.A4542]; FIND(&quot;#&quot;; [.A45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701.ahk (1 hit)</text:p>
          </table:table-cell>
          <table:table-cell table:formula="of:=MID([.A4543]; FIND(&quot;#&quot;; [.A45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707.ahk (1 hit)</text:p>
          </table:table-cell>
          <table:table-cell table:formula="of:=MID([.A4544]; FIND(&quot;#&quot;; [.A45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732.ahk (1 hit)</text:p>
          </table:table-cell>
          <table:table-cell table:formula="of:=MID([.A4545]; FIND(&quot;#&quot;; [.A45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736.ahk (1 hit)</text:p>
          </table:table-cell>
          <table:table-cell table:formula="of:=MID([.A4546]; FIND(&quot;#&quot;; [.A45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0740.ahk (1 hit)</text:p>
          </table:table-cell>
          <table:table-cell table:formula="of:=MID([.A4547]; FIND(&quot;#&quot;; [.A45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1353.ahk (1 hit)</text:p>
          </table:table-cell>
          <table:table-cell table:formula="of:=MID([.A4548]; FIND(&quot;#&quot;; [.A45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1658.ahk (1 hit)</text:p>
          </table:table-cell>
          <table:table-cell table:formula="of:=MID([.A4549]; FIND(&quot;#&quot;; [.A45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1722.ahk (1 hit)</text:p>
          </table:table-cell>
          <table:table-cell table:formula="of:=MID([.A4550]; FIND(&quot;#&quot;; [.A45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1751.ahk (1 hit)</text:p>
          </table:table-cell>
          <table:table-cell table:formula="of:=MID([.A4551]; FIND(&quot;#&quot;; [.A45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1810.ahk (1 hit)</text:p>
          </table:table-cell>
          <table:table-cell table:formula="of:=MID([.A4552]; FIND(&quot;#&quot;; [.A45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1826.ahk (1 hit)</text:p>
          </table:table-cell>
          <table:table-cell table:formula="of:=MID([.A4553]; FIND(&quot;#&quot;; [.A45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1931.ahk (1 hit)</text:p>
          </table:table-cell>
          <table:table-cell table:formula="of:=MID([.A4554]; FIND(&quot;#&quot;; [.A45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2004.ahk (1 hit)</text:p>
          </table:table-cell>
          <table:table-cell table:formula="of:=MID([.A4555]; FIND(&quot;#&quot;; [.A45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2008.ahk (1 hit)</text:p>
          </table:table-cell>
          <table:table-cell table:formula="of:=MID([.A4556]; FIND(&quot;#&quot;; [.A45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2023.ahk (1 hit)</text:p>
          </table:table-cell>
          <table:table-cell table:formula="of:=MID([.A4557]; FIND(&quot;#&quot;; [.A45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2032.ahk (1 hit)</text:p>
          </table:table-cell>
          <table:table-cell table:formula="of:=MID([.A4558]; FIND(&quot;#&quot;; [.A45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2039.ahk (1 hit)</text:p>
          </table:table-cell>
          <table:table-cell table:formula="of:=MID([.A4559]; FIND(&quot;#&quot;; [.A45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2204.ahk (1 hit)</text:p>
          </table:table-cell>
          <table:table-cell table:formula="of:=MID([.A4560]; FIND(&quot;#&quot;; [.A45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2212.ahk (1 hit)</text:p>
          </table:table-cell>
          <table:table-cell table:formula="of:=MID([.A4561]; FIND(&quot;#&quot;; [.A45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2239.ahk (1 hit)</text:p>
          </table:table-cell>
          <table:table-cell table:formula="of:=MID([.A4562]; FIND(&quot;#&quot;; [.A45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72342.ahk (1 hit)</text:p>
          </table:table-cell>
          <table:table-cell table:formula="of:=MID([.A4563]; FIND(&quot;#&quot;; [.A45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0440.ahk (1 hit)</text:p>
          </table:table-cell>
          <table:table-cell table:formula="of:=MID([.A4564]; FIND(&quot;#&quot;; [.A45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0556.ahk (1 hit)</text:p>
          </table:table-cell>
          <table:table-cell table:formula="of:=MID([.A4565]; FIND(&quot;#&quot;; [.A45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0611.ahk (1 hit)</text:p>
          </table:table-cell>
          <table:table-cell table:formula="of:=MID([.A4566]; FIND(&quot;#&quot;; [.A45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0625.ahk (1 hit)</text:p>
          </table:table-cell>
          <table:table-cell table:formula="of:=MID([.A4567]; FIND(&quot;#&quot;; [.A45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1046.ahk (1 hit)</text:p>
          </table:table-cell>
          <table:table-cell table:formula="of:=MID([.A4568]; FIND(&quot;#&quot;; [.A45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1135.ahk (1 hit)</text:p>
          </table:table-cell>
          <table:table-cell table:formula="of:=MID([.A4569]; FIND(&quot;#&quot;; [.A45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1208.ahk (1 hit)</text:p>
          </table:table-cell>
          <table:table-cell table:formula="of:=MID([.A4570]; FIND(&quot;#&quot;; [.A45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1252.ahk (1 hit)</text:p>
          </table:table-cell>
          <table:table-cell table:formula="of:=MID([.A4571]; FIND(&quot;#&quot;; [.A45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1334.ahk (1 hit)</text:p>
          </table:table-cell>
          <table:table-cell table:formula="of:=MID([.A4572]; FIND(&quot;#&quot;; [.A45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1421.ahk (1 hit)</text:p>
          </table:table-cell>
          <table:table-cell table:formula="of:=MID([.A4573]; FIND(&quot;#&quot;; [.A45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1832.ahk (1 hit)</text:p>
          </table:table-cell>
          <table:table-cell table:formula="of:=MID([.A4574]; FIND(&quot;#&quot;; [.A45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1917.ahk (1 hit)</text:p>
          </table:table-cell>
          <table:table-cell table:formula="of:=MID([.A4575]; FIND(&quot;#&quot;; [.A45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1921.ahk (1 hit)</text:p>
          </table:table-cell>
          <table:table-cell table:formula="of:=MID([.A4576]; FIND(&quot;#&quot;; [.A45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1930.ahk (1 hit)</text:p>
          </table:table-cell>
          <table:table-cell table:formula="of:=MID([.A4577]; FIND(&quot;#&quot;; [.A45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2339.ahk (1 hit)</text:p>
          </table:table-cell>
          <table:table-cell table:formula="of:=MID([.A4578]; FIND(&quot;#&quot;; [.A45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3741.ahk (1 hit)</text:p>
          </table:table-cell>
          <table:table-cell table:formula="of:=MID([.A4579]; FIND(&quot;#&quot;; [.A45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3755.ahk (1 hit)</text:p>
          </table:table-cell>
          <table:table-cell table:formula="of:=MID([.A4580]; FIND(&quot;#&quot;; [.A45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3824.ahk (1 hit)</text:p>
          </table:table-cell>
          <table:table-cell table:formula="of:=MID([.A4581]; FIND(&quot;#&quot;; [.A45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3836.ahk (1 hit)</text:p>
          </table:table-cell>
          <table:table-cell table:formula="of:=MID([.A4582]; FIND(&quot;#&quot;; [.A45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3856.ahk (1 hit)</text:p>
          </table:table-cell>
          <table:table-cell table:formula="of:=MID([.A4583]; FIND(&quot;#&quot;; [.A45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3905.ahk (1 hit)</text:p>
          </table:table-cell>
          <table:table-cell table:formula="of:=MID([.A4584]; FIND(&quot;#&quot;; [.A45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3930.ahk (1 hit)</text:p>
          </table:table-cell>
          <table:table-cell table:formula="of:=MID([.A4585]; FIND(&quot;#&quot;; [.A45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001.ahk (1 hit)</text:p>
          </table:table-cell>
          <table:table-cell table:formula="of:=MID([.A4586]; FIND(&quot;#&quot;; [.A45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050.ahk (1 hit)</text:p>
          </table:table-cell>
          <table:table-cell table:formula="of:=MID([.A4587]; FIND(&quot;#&quot;; [.A45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112.ahk (1 hit)</text:p>
          </table:table-cell>
          <table:table-cell table:formula="of:=MID([.A4588]; FIND(&quot;#&quot;; [.A45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137.ahk (1 hit)</text:p>
          </table:table-cell>
          <table:table-cell table:formula="of:=MID([.A4589]; FIND(&quot;#&quot;; [.A45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219.ahk (1 hit)</text:p>
          </table:table-cell>
          <table:table-cell table:formula="of:=MID([.A4590]; FIND(&quot;#&quot;; [.A45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238.ahk (1 hit)</text:p>
          </table:table-cell>
          <table:table-cell table:formula="of:=MID([.A4591]; FIND(&quot;#&quot;; [.A45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324.ahk (1 hit)</text:p>
          </table:table-cell>
          <table:table-cell table:formula="of:=MID([.A4592]; FIND(&quot;#&quot;; [.A45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407.ahk (1 hit)</text:p>
          </table:table-cell>
          <table:table-cell table:formula="of:=MID([.A4593]; FIND(&quot;#&quot;; [.A45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418.ahk (1 hit)</text:p>
          </table:table-cell>
          <table:table-cell table:formula="of:=MID([.A4594]; FIND(&quot;#&quot;; [.A45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515.ahk (1 hit)</text:p>
          </table:table-cell>
          <table:table-cell table:formula="of:=MID([.A4595]; FIND(&quot;#&quot;; [.A45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549.ahk (1 hit)</text:p>
          </table:table-cell>
          <table:table-cell table:formula="of:=MID([.A4596]; FIND(&quot;#&quot;; [.A45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559.ahk (1 hit)</text:p>
          </table:table-cell>
          <table:table-cell table:formula="of:=MID([.A4597]; FIND(&quot;#&quot;; [.A45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652.ahk (1 hit)</text:p>
          </table:table-cell>
          <table:table-cell table:formula="of:=MID([.A4598]; FIND(&quot;#&quot;; [.A45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740.ahk (1 hit)</text:p>
          </table:table-cell>
          <table:table-cell table:formula="of:=MID([.A4599]; FIND(&quot;#&quot;; [.A45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904.ahk (1 hit)</text:p>
          </table:table-cell>
          <table:table-cell table:formula="of:=MID([.A4600]; FIND(&quot;#&quot;; [.A46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4917.ahk (1 hit)</text:p>
          </table:table-cell>
          <table:table-cell table:formula="of:=MID([.A4601]; FIND(&quot;#&quot;; [.A46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036.ahk (1 hit)</text:p>
          </table:table-cell>
          <table:table-cell table:formula="of:=MID([.A4602]; FIND(&quot;#&quot;; [.A46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307.ahk (1 hit)</text:p>
          </table:table-cell>
          <table:table-cell table:formula="of:=MID([.A4603]; FIND(&quot;#&quot;; [.A46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313.ahk (1 hit)</text:p>
          </table:table-cell>
          <table:table-cell table:formula="of:=MID([.A4604]; FIND(&quot;#&quot;; [.A46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517.ahk (1 hit)</text:p>
          </table:table-cell>
          <table:table-cell table:formula="of:=MID([.A4605]; FIND(&quot;#&quot;; [.A46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609.ahk (1 hit)</text:p>
          </table:table-cell>
          <table:table-cell table:formula="of:=MID([.A4606]; FIND(&quot;#&quot;; [.A46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646.ahk (1 hit)</text:p>
          </table:table-cell>
          <table:table-cell table:formula="of:=MID([.A4607]; FIND(&quot;#&quot;; [.A46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656.ahk (1 hit)</text:p>
          </table:table-cell>
          <table:table-cell table:formula="of:=MID([.A4608]; FIND(&quot;#&quot;; [.A46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744.ahk (1 hit)</text:p>
          </table:table-cell>
          <table:table-cell table:formula="of:=MID([.A4609]; FIND(&quot;#&quot;; [.A46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756.ahk (1 hit)</text:p>
          </table:table-cell>
          <table:table-cell table:formula="of:=MID([.A4610]; FIND(&quot;#&quot;; [.A46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839.ahk (1 hit)</text:p>
          </table:table-cell>
          <table:table-cell table:formula="of:=MID([.A4611]; FIND(&quot;#&quot;; [.A46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850.ahk (1 hit)</text:p>
          </table:table-cell>
          <table:table-cell table:formula="of:=MID([.A4612]; FIND(&quot;#&quot;; [.A46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858.ahk (1 hit)</text:p>
          </table:table-cell>
          <table:table-cell table:formula="of:=MID([.A4613]; FIND(&quot;#&quot;; [.A46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85932.ahk (1 hit)</text:p>
          </table:table-cell>
          <table:table-cell table:formula="of:=MID([.A4614]; FIND(&quot;#&quot;; [.A46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007.ahk (1 hit)</text:p>
          </table:table-cell>
          <table:table-cell table:formula="of:=MID([.A4615]; FIND(&quot;#&quot;; [.A46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038.ahk (1 hit)</text:p>
          </table:table-cell>
          <table:table-cell table:formula="of:=MID([.A4616]; FIND(&quot;#&quot;; [.A46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123.ahk (1 hit)</text:p>
          </table:table-cell>
          <table:table-cell table:formula="of:=MID([.A4617]; FIND(&quot;#&quot;; [.A46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141.ahk (1 hit)</text:p>
          </table:table-cell>
          <table:table-cell table:formula="of:=MID([.A4618]; FIND(&quot;#&quot;; [.A46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211.ahk (1 hit)</text:p>
          </table:table-cell>
          <table:table-cell table:formula="of:=MID([.A4619]; FIND(&quot;#&quot;; [.A46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341.ahk (1 hit)</text:p>
          </table:table-cell>
          <table:table-cell table:formula="of:=MID([.A4620]; FIND(&quot;#&quot;; [.A46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415.ahk (1 hit)</text:p>
          </table:table-cell>
          <table:table-cell table:formula="of:=MID([.A4621]; FIND(&quot;#&quot;; [.A46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428.ahk (1 hit)</text:p>
          </table:table-cell>
          <table:table-cell table:formula="of:=MID([.A4622]; FIND(&quot;#&quot;; [.A46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443.ahk (1 hit)</text:p>
          </table:table-cell>
          <table:table-cell table:formula="of:=MID([.A4623]; FIND(&quot;#&quot;; [.A46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507.ahk (1 hit)</text:p>
          </table:table-cell>
          <table:table-cell table:formula="of:=MID([.A4624]; FIND(&quot;#&quot;; [.A46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530.ahk (1 hit)</text:p>
          </table:table-cell>
          <table:table-cell table:formula="of:=MID([.A4625]; FIND(&quot;#&quot;; [.A46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546.ahk (1 hit)</text:p>
          </table:table-cell>
          <table:table-cell table:formula="of:=MID([.A4626]; FIND(&quot;#&quot;; [.A46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602.ahk (1 hit)</text:p>
          </table:table-cell>
          <table:table-cell table:formula="of:=MID([.A4627]; FIND(&quot;#&quot;; [.A46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618.ahk (1 hit)</text:p>
          </table:table-cell>
          <table:table-cell table:formula="of:=MID([.A4628]; FIND(&quot;#&quot;; [.A46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638.ahk (1 hit)</text:p>
          </table:table-cell>
          <table:table-cell table:formula="of:=MID([.A4629]; FIND(&quot;#&quot;; [.A46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824.ahk (1 hit)</text:p>
          </table:table-cell>
          <table:table-cell table:formula="of:=MID([.A4630]; FIND(&quot;#&quot;; [.A46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836.ahk (1 hit)</text:p>
          </table:table-cell>
          <table:table-cell table:formula="of:=MID([.A4631]; FIND(&quot;#&quot;; [.A46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0945.ahk (1 hit)</text:p>
          </table:table-cell>
          <table:table-cell table:formula="of:=MID([.A4632]; FIND(&quot;#&quot;; [.A46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022.ahk (1 hit)</text:p>
          </table:table-cell>
          <table:table-cell table:formula="of:=MID([.A4633]; FIND(&quot;#&quot;; [.A46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029.ahk (1 hit)</text:p>
          </table:table-cell>
          <table:table-cell table:formula="of:=MID([.A4634]; FIND(&quot;#&quot;; [.A46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054.ahk (1 hit)</text:p>
          </table:table-cell>
          <table:table-cell table:formula="of:=MID([.A4635]; FIND(&quot;#&quot;; [.A46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109.ahk (1 hit)</text:p>
          </table:table-cell>
          <table:table-cell table:formula="of:=MID([.A4636]; FIND(&quot;#&quot;; [.A46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201.ahk (1 hit)</text:p>
          </table:table-cell>
          <table:table-cell table:formula="of:=MID([.A4637]; FIND(&quot;#&quot;; [.A46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240.ahk (1 hit)</text:p>
          </table:table-cell>
          <table:table-cell table:formula="of:=MID([.A4638]; FIND(&quot;#&quot;; [.A46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316.ahk (1 hit)</text:p>
          </table:table-cell>
          <table:table-cell table:formula="of:=MID([.A4639]; FIND(&quot;#&quot;; [.A46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330.ahk (1 hit)</text:p>
          </table:table-cell>
          <table:table-cell table:formula="of:=MID([.A4640]; FIND(&quot;#&quot;; [.A46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356.ahk (1 hit)</text:p>
          </table:table-cell>
          <table:table-cell table:formula="of:=MID([.A4641]; FIND(&quot;#&quot;; [.A46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510.ahk (1 hit)</text:p>
          </table:table-cell>
          <table:table-cell table:formula="of:=MID([.A4642]; FIND(&quot;#&quot;; [.A46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548.ahk (1 hit)</text:p>
          </table:table-cell>
          <table:table-cell table:formula="of:=MID([.A4643]; FIND(&quot;#&quot;; [.A46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728.ahk (1 hit)</text:p>
          </table:table-cell>
          <table:table-cell table:formula="of:=MID([.A4644]; FIND(&quot;#&quot;; [.A46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753.ahk (1 hit)</text:p>
          </table:table-cell>
          <table:table-cell table:formula="of:=MID([.A4645]; FIND(&quot;#&quot;; [.A46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1946.ahk (1 hit)</text:p>
          </table:table-cell>
          <table:table-cell table:formula="of:=MID([.A4646]; FIND(&quot;#&quot;; [.A46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2005.ahk (1 hit)</text:p>
          </table:table-cell>
          <table:table-cell table:formula="of:=MID([.A4647]; FIND(&quot;#&quot;; [.A46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2015.ahk (1 hit)</text:p>
          </table:table-cell>
          <table:table-cell table:formula="of:=MID([.A4648]; FIND(&quot;#&quot;; [.A46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2037.ahk (1 hit)</text:p>
          </table:table-cell>
          <table:table-cell table:formula="of:=MID([.A4649]; FIND(&quot;#&quot;; [.A46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2100.ahk (1 hit)</text:p>
          </table:table-cell>
          <table:table-cell table:formula="of:=MID([.A4650]; FIND(&quot;#&quot;; [.A46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2117.ahk (1 hit)</text:p>
          </table:table-cell>
          <table:table-cell table:formula="of:=MID([.A4651]; FIND(&quot;#&quot;; [.A46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2237.ahk (1 hit)</text:p>
          </table:table-cell>
          <table:table-cell table:formula="of:=MID([.A4652]; FIND(&quot;#&quot;; [.A46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2306.ahk (1 hit)</text:p>
          </table:table-cell>
          <table:table-cell table:formula="of:=MID([.A4653]; FIND(&quot;#&quot;; [.A46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2319.ahk (1 hit)</text:p>
          </table:table-cell>
          <table:table-cell table:formula="of:=MID([.A4654]; FIND(&quot;#&quot;; [.A46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2325.ahk (1 hit)</text:p>
          </table:table-cell>
          <table:table-cell table:formula="of:=MID([.A4655]; FIND(&quot;#&quot;; [.A46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2343.ahk (1 hit)</text:p>
          </table:table-cell>
          <table:table-cell table:formula="of:=MID([.A4656]; FIND(&quot;#&quot;; [.A46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2856.ahk (1 hit)</text:p>
          </table:table-cell>
          <table:table-cell table:formula="of:=MID([.A4657]; FIND(&quot;#&quot;; [.A46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131.ahk (1 hit)</text:p>
          </table:table-cell>
          <table:table-cell table:formula="of:=MID([.A4658]; FIND(&quot;#&quot;; [.A46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234.ahk (1 hit)</text:p>
          </table:table-cell>
          <table:table-cell table:formula="of:=MID([.A4659]; FIND(&quot;#&quot;; [.A46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305.ahk (1 hit)</text:p>
          </table:table-cell>
          <table:table-cell table:formula="of:=MID([.A4660]; FIND(&quot;#&quot;; [.A46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330.ahk (1 hit)</text:p>
          </table:table-cell>
          <table:table-cell table:formula="of:=MID([.A4661]; FIND(&quot;#&quot;; [.A46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351.ahk (1 hit)</text:p>
          </table:table-cell>
          <table:table-cell table:formula="of:=MID([.A4662]; FIND(&quot;#&quot;; [.A46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409.ahk (1 hit)</text:p>
          </table:table-cell>
          <table:table-cell table:formula="of:=MID([.A4663]; FIND(&quot;#&quot;; [.A46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555.ahk (1 hit)</text:p>
          </table:table-cell>
          <table:table-cell table:formula="of:=MID([.A4664]; FIND(&quot;#&quot;; [.A46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620.ahk (1 hit)</text:p>
          </table:table-cell>
          <table:table-cell table:formula="of:=MID([.A4665]; FIND(&quot;#&quot;; [.A46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648.ahk (1 hit)</text:p>
          </table:table-cell>
          <table:table-cell table:formula="of:=MID([.A4666]; FIND(&quot;#&quot;; [.A46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707.ahk (1 hit)</text:p>
          </table:table-cell>
          <table:table-cell table:formula="of:=MID([.A4667]; FIND(&quot;#&quot;; [.A46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742.ahk (1 hit)</text:p>
          </table:table-cell>
          <table:table-cell table:formula="of:=MID([.A4668]; FIND(&quot;#&quot;; [.A46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813.ahk (1 hit)</text:p>
          </table:table-cell>
          <table:table-cell table:formula="of:=MID([.A4669]; FIND(&quot;#&quot;; [.A46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093818.ahk (1 hit)</text:p>
          </table:table-cell>
          <table:table-cell table:formula="of:=MID([.A4670]; FIND(&quot;#&quot;; [.A46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3711.ahk (1 hit)</text:p>
          </table:table-cell>
          <table:table-cell table:formula="of:=MID([.A4671]; FIND(&quot;#&quot;; [.A46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3756.ahk (1 hit)</text:p>
          </table:table-cell>
          <table:table-cell table:formula="of:=MID([.A4672]; FIND(&quot;#&quot;; [.A46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3808.ahk (1 hit)</text:p>
          </table:table-cell>
          <table:table-cell table:formula="of:=MID([.A4673]; FIND(&quot;#&quot;; [.A46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3922.ahk (1 hit)</text:p>
          </table:table-cell>
          <table:table-cell table:formula="of:=MID([.A4674]; FIND(&quot;#&quot;; [.A46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021.ahk (1 hit)</text:p>
          </table:table-cell>
          <table:table-cell table:formula="of:=MID([.A4675]; FIND(&quot;#&quot;; [.A46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056.ahk (1 hit)</text:p>
          </table:table-cell>
          <table:table-cell table:formula="of:=MID([.A4676]; FIND(&quot;#&quot;; [.A46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138.ahk (1 hit)</text:p>
          </table:table-cell>
          <table:table-cell table:formula="of:=MID([.A4677]; FIND(&quot;#&quot;; [.A46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147.ahk (1 hit)</text:p>
          </table:table-cell>
          <table:table-cell table:formula="of:=MID([.A4678]; FIND(&quot;#&quot;; [.A46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524.ahk (1 hit)</text:p>
          </table:table-cell>
          <table:table-cell table:formula="of:=MID([.A4679]; FIND(&quot;#&quot;; [.A46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607.ahk (1 hit)</text:p>
          </table:table-cell>
          <table:table-cell table:formula="of:=MID([.A4680]; FIND(&quot;#&quot;; [.A46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626.ahk (1 hit)</text:p>
          </table:table-cell>
          <table:table-cell table:formula="of:=MID([.A4681]; FIND(&quot;#&quot;; [.A46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657.ahk (1 hit)</text:p>
          </table:table-cell>
          <table:table-cell table:formula="of:=MID([.A4682]; FIND(&quot;#&quot;; [.A46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703.ahk (1 hit)</text:p>
          </table:table-cell>
          <table:table-cell table:formula="of:=MID([.A4683]; FIND(&quot;#&quot;; [.A46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748.ahk (1 hit)</text:p>
          </table:table-cell>
          <table:table-cell table:formula="of:=MID([.A4684]; FIND(&quot;#&quot;; [.A46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826.ahk (1 hit)</text:p>
          </table:table-cell>
          <table:table-cell table:formula="of:=MID([.A4685]; FIND(&quot;#&quot;; [.A46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4923.ahk (1 hit)</text:p>
          </table:table-cell>
          <table:table-cell table:formula="of:=MID([.A4686]; FIND(&quot;#&quot;; [.A46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5015.ahk (1 hit)</text:p>
          </table:table-cell>
          <table:table-cell table:formula="of:=MID([.A4687]; FIND(&quot;#&quot;; [.A46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5126.ahk (1 hit)</text:p>
          </table:table-cell>
          <table:table-cell table:formula="of:=MID([.A4688]; FIND(&quot;#&quot;; [.A46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5208.ahk (1 hit)</text:p>
          </table:table-cell>
          <table:table-cell table:formula="of:=MID([.A4689]; FIND(&quot;#&quot;; [.A46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5243.ahk (1 hit)</text:p>
          </table:table-cell>
          <table:table-cell table:formula="of:=MID([.A4690]; FIND(&quot;#&quot;; [.A46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5401.ahk (1 hit)</text:p>
          </table:table-cell>
          <table:table-cell table:formula="of:=MID([.A4691]; FIND(&quot;#&quot;; [.A46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5501.ahk (1 hit)</text:p>
          </table:table-cell>
          <table:table-cell table:formula="of:=MID([.A4692]; FIND(&quot;#&quot;; [.A46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5550.ahk (1 hit)</text:p>
          </table:table-cell>
          <table:table-cell table:formula="of:=MID([.A4693]; FIND(&quot;#&quot;; [.A46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5623.ahk (1 hit)</text:p>
          </table:table-cell>
          <table:table-cell table:formula="of:=MID([.A4694]; FIND(&quot;#&quot;; [.A46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5741.ahk (1 hit)</text:p>
          </table:table-cell>
          <table:table-cell table:formula="of:=MID([.A4695]; FIND(&quot;#&quot;; [.A46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5812.ahk (1 hit)</text:p>
          </table:table-cell>
          <table:table-cell table:formula="of:=MID([.A4696]; FIND(&quot;#&quot;; [.A46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35848.ahk (1 hit)</text:p>
          </table:table-cell>
          <table:table-cell table:formula="of:=MID([.A4697]; FIND(&quot;#&quot;; [.A46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033.ahk (1 hit)</text:p>
          </table:table-cell>
          <table:table-cell table:formula="of:=MID([.A4698]; FIND(&quot;#&quot;; [.A46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105.ahk (1 hit)</text:p>
          </table:table-cell>
          <table:table-cell table:formula="of:=MID([.A4699]; FIND(&quot;#&quot;; [.A46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120.ahk (1 hit)</text:p>
          </table:table-cell>
          <table:table-cell table:formula="of:=MID([.A4700]; FIND(&quot;#&quot;; [.A47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138.ahk (1 hit)</text:p>
          </table:table-cell>
          <table:table-cell table:formula="of:=MID([.A4701]; FIND(&quot;#&quot;; [.A47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149.ahk (1 hit)</text:p>
          </table:table-cell>
          <table:table-cell table:formula="of:=MID([.A4702]; FIND(&quot;#&quot;; [.A47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158.ahk (1 hit)</text:p>
          </table:table-cell>
          <table:table-cell table:formula="of:=MID([.A4703]; FIND(&quot;#&quot;; [.A47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300.ahk (1 hit)</text:p>
          </table:table-cell>
          <table:table-cell table:formula="of:=MID([.A4704]; FIND(&quot;#&quot;; [.A47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435.ahk (1 hit)</text:p>
          </table:table-cell>
          <table:table-cell table:formula="of:=MID([.A4705]; FIND(&quot;#&quot;; [.A47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618.ahk (1 hit)</text:p>
          </table:table-cell>
          <table:table-cell table:formula="of:=MID([.A4706]; FIND(&quot;#&quot;; [.A47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701.ahk (1 hit)</text:p>
          </table:table-cell>
          <table:table-cell table:formula="of:=MID([.A4707]; FIND(&quot;#&quot;; [.A47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836.ahk (1 hit)</text:p>
          </table:table-cell>
          <table:table-cell table:formula="of:=MID([.A4708]; FIND(&quot;#&quot;; [.A47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929.ahk (1 hit)</text:p>
          </table:table-cell>
          <table:table-cell table:formula="of:=MID([.A4709]; FIND(&quot;#&quot;; [.A47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0952.ahk (1 hit)</text:p>
          </table:table-cell>
          <table:table-cell table:formula="of:=MID([.A4710]; FIND(&quot;#&quot;; [.A47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1019.ahk (1 hit)</text:p>
          </table:table-cell>
          <table:table-cell table:formula="of:=MID([.A4711]; FIND(&quot;#&quot;; [.A47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1031.ahk (1 hit)</text:p>
          </table:table-cell>
          <table:table-cell table:formula="of:=MID([.A4712]; FIND(&quot;#&quot;; [.A47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1054.ahk (1 hit)</text:p>
          </table:table-cell>
          <table:table-cell table:formula="of:=MID([.A4713]; FIND(&quot;#&quot;; [.A47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1123.ahk (1 hit)</text:p>
          </table:table-cell>
          <table:table-cell table:formula="of:=MID([.A4714]; FIND(&quot;#&quot;; [.A47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1221.ahk (1 hit)</text:p>
          </table:table-cell>
          <table:table-cell table:formula="of:=MID([.A4715]; FIND(&quot;#&quot;; [.A47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2519.ahk (1 hit)</text:p>
          </table:table-cell>
          <table:table-cell table:formula="of:=MID([.A4716]; FIND(&quot;#&quot;; [.A47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2629.ahk (1 hit)</text:p>
          </table:table-cell>
          <table:table-cell table:formula="of:=MID([.A4717]; FIND(&quot;#&quot;; [.A47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2645.ahk (1 hit)</text:p>
          </table:table-cell>
          <table:table-cell table:formula="of:=MID([.A4718]; FIND(&quot;#&quot;; [.A47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2709.ahk (1 hit)</text:p>
          </table:table-cell>
          <table:table-cell table:formula="of:=MID([.A4719]; FIND(&quot;#&quot;; [.A47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2735.ahk (1 hit)</text:p>
          </table:table-cell>
          <table:table-cell table:formula="of:=MID([.A4720]; FIND(&quot;#&quot;; [.A47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2803.ahk (1 hit)</text:p>
          </table:table-cell>
          <table:table-cell table:formula="of:=MID([.A4721]; FIND(&quot;#&quot;; [.A47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2856.ahk (1 hit)</text:p>
          </table:table-cell>
          <table:table-cell table:formula="of:=MID([.A4722]; FIND(&quot;#&quot;; [.A47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2937.ahk (1 hit)</text:p>
          </table:table-cell>
          <table:table-cell table:formula="of:=MID([.A4723]; FIND(&quot;#&quot;; [.A47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5759.ahk (1 hit)</text:p>
          </table:table-cell>
          <table:table-cell table:formula="of:=MID([.A4724]; FIND(&quot;#&quot;; [.A47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5821.ahk (1 hit)</text:p>
          </table:table-cell>
          <table:table-cell table:formula="of:=MID([.A4725]; FIND(&quot;#&quot;; [.A47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5839.ahk (1 hit)</text:p>
          </table:table-cell>
          <table:table-cell table:formula="of:=MID([.A4726]; FIND(&quot;#&quot;; [.A47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45908.ahk (1 hit)</text:p>
          </table:table-cell>
          <table:table-cell table:formula="of:=MID([.A4727]; FIND(&quot;#&quot;; [.A47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306.ahk (1 hit)</text:p>
          </table:table-cell>
          <table:table-cell table:formula="of:=MID([.A4728]; FIND(&quot;#&quot;; [.A47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342.ahk (1 hit)</text:p>
          </table:table-cell>
          <table:table-cell table:formula="of:=MID([.A4729]; FIND(&quot;#&quot;; [.A47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406.ahk (1 hit)</text:p>
          </table:table-cell>
          <table:table-cell table:formula="of:=MID([.A4730]; FIND(&quot;#&quot;; [.A47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414.ahk (1 hit)</text:p>
          </table:table-cell>
          <table:table-cell table:formula="of:=MID([.A4731]; FIND(&quot;#&quot;; [.A47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430.ahk (1 hit)</text:p>
          </table:table-cell>
          <table:table-cell table:formula="of:=MID([.A4732]; FIND(&quot;#&quot;; [.A47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510.ahk (1 hit)</text:p>
          </table:table-cell>
          <table:table-cell table:formula="of:=MID([.A4733]; FIND(&quot;#&quot;; [.A47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543.ahk (1 hit)</text:p>
          </table:table-cell>
          <table:table-cell table:formula="of:=MID([.A4734]; FIND(&quot;#&quot;; [.A47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602.ahk (1 hit)</text:p>
          </table:table-cell>
          <table:table-cell table:formula="of:=MID([.A4735]; FIND(&quot;#&quot;; [.A47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610.ahk (1 hit)</text:p>
          </table:table-cell>
          <table:table-cell table:formula="of:=MID([.A4736]; FIND(&quot;#&quot;; [.A47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618.ahk (1 hit)</text:p>
          </table:table-cell>
          <table:table-cell table:formula="of:=MID([.A4737]; FIND(&quot;#&quot;; [.A47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630.ahk (1 hit)</text:p>
          </table:table-cell>
          <table:table-cell table:formula="of:=MID([.A4738]; FIND(&quot;#&quot;; [.A47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700.ahk (1 hit)</text:p>
          </table:table-cell>
          <table:table-cell table:formula="of:=MID([.A4739]; FIND(&quot;#&quot;; [.A47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710.ahk (1 hit)</text:p>
          </table:table-cell>
          <table:table-cell table:formula="of:=MID([.A4740]; FIND(&quot;#&quot;; [.A47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729.ahk (1 hit)</text:p>
          </table:table-cell>
          <table:table-cell table:formula="of:=MID([.A4741]; FIND(&quot;#&quot;; [.A47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734.ahk (1 hit)</text:p>
          </table:table-cell>
          <table:table-cell table:formula="of:=MID([.A4742]; FIND(&quot;#&quot;; [.A47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754.ahk (1 hit)</text:p>
          </table:table-cell>
          <table:table-cell table:formula="of:=MID([.A4743]; FIND(&quot;#&quot;; [.A47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807.ahk (1 hit)</text:p>
          </table:table-cell>
          <table:table-cell table:formula="of:=MID([.A4744]; FIND(&quot;#&quot;; [.A47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814.ahk (1 hit)</text:p>
          </table:table-cell>
          <table:table-cell table:formula="of:=MID([.A4745]; FIND(&quot;#&quot;; [.A47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850.ahk (1 hit)</text:p>
          </table:table-cell>
          <table:table-cell table:formula="of:=MID([.A4746]; FIND(&quot;#&quot;; [.A47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912.ahk (1 hit)</text:p>
          </table:table-cell>
          <table:table-cell table:formula="of:=MID([.A4747]; FIND(&quot;#&quot;; [.A47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0925.ahk (1 hit)</text:p>
          </table:table-cell>
          <table:table-cell table:formula="of:=MID([.A4748]; FIND(&quot;#&quot;; [.A47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1238.ahk (1 hit)</text:p>
          </table:table-cell>
          <table:table-cell table:formula="of:=MID([.A4749]; FIND(&quot;#&quot;; [.A47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1328.ahk (1 hit)</text:p>
          </table:table-cell>
          <table:table-cell table:formula="of:=MID([.A4750]; FIND(&quot;#&quot;; [.A47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1359.ahk (1 hit)</text:p>
          </table:table-cell>
          <table:table-cell table:formula="of:=MID([.A4751]; FIND(&quot;#&quot;; [.A47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1151417.ahk (1 hit)</text:p>
          </table:table-cell>
          <table:table-cell table:formula="of:=MID([.A4752]; FIND(&quot;#&quot;; [.A47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3151231.ahk (1 hit)</text:p>
          </table:table-cell>
          <table:table-cell table:formula="of:=MID([.A4753]; FIND(&quot;#&quot;; [.A47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3151302.ahk (1 hit)</text:p>
          </table:table-cell>
          <table:table-cell table:formula="of:=MID([.A4754]; FIND(&quot;#&quot;; [.A47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3151355.ahk (1 hit)</text:p>
          </table:table-cell>
          <table:table-cell table:formula="of:=MID([.A4755]; FIND(&quot;#&quot;; [.A47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3151543.ahk (1 hit)</text:p>
          </table:table-cell>
          <table:table-cell table:formula="of:=MID([.A4756]; FIND(&quot;#&quot;; [.A47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3151732.ahk (1 hit)</text:p>
          </table:table-cell>
          <table:table-cell table:formula="of:=MID([.A4757]; FIND(&quot;#&quot;; [.A47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.history\MsgBoxCustom_TEST_20251103151803.ahk (1 hit)</text:p>
          </table:table-cell>
          <table:table-cell table:formula="of:=MID([.A4758]; FIND(&quot;#&quot;; [.A47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Projects\MsgBoxCustom\MsgBoxCustom_TEST.ahk (1 hit)</text:p>
          </table:table-cell>
          <table:table-cell table:formula="of:=MID([.A4759]; FIND(&quot;#&quot;; [.A47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AhkScriptConverter(v1 to v2)\convert\1Commands.ahk (4 hits)</text:p>
          </table:table-cell>
          <table:table-cell table:formula="of:=MID([.A4760]; FIND(&quot;#&quot;; [.A47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AhkScriptConverter(v1 to v2)\convert\ContSections.ahk (1 hit)</text:p>
          </table:table-cell>
          <table:table-cell table:formula="of:=MID([.A4761]; FIND(&quot;#&quot;; [.A47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AhkScriptConverter(v1 to v2)\ConvertFuncs.ahk (15 hits)</text:p>
          </table:table-cell>
          <table:table-cell table:formula="of:=MID([.A4762]; FIND(&quot;#&quot;; [.A47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AhkScriptConverter(v1 to v2)\diff\lib\Exo\API.ahk (3 hits)</text:p>
          </table:table-cell>
          <table:table-cell table:formula="of:=MID([.A4763]; FIND(&quot;#&quot;; [.A47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AhkScriptConverter(v1 to v2)\diff\VisualDiff.ahk (3 hits)</text:p>
          </table:table-cell>
          <table:table-cell table:formula="of:=MID([.A4764]; FIND(&quot;#&quot;; [.A47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AhkScriptConverter(v1 to v2)\QuickConvertorV2_scintilla.ahk (6 hits)</text:p>
          </table:table-cell>
          <table:table-cell table:formula="of:=MID([.A4765]; FIND(&quot;#&quot;; [.A47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AhkScriptConverter(v1 to v2)\QuickConvertorV2.ahk (2 hits)</text:p>
          </table:table-cell>
          <table:table-cell table:formula="of:=MID([.A4766]; FIND(&quot;#&quot;; [.A47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AhkScriptConverter(v1 to v2)\tests\Tests.ahk (4 hits)</text:p>
          </table:table-cell>
          <table:table-cell table:formula="of:=MID([.A4767]; FIND(&quot;#&quot;; [.A47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AhkScriptConverter(v1 to v2)\tests\Yunit\doc\Example.ahk (5 hits)</text:p>
          </table:table-cell>
          <table:table-cell table:formula="of:=MID([.A4768]; FIND(&quot;#&quot;; [.A47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AhkScriptConverter(v1 to v2)\v2converter.ahk (1 hit)</text:p>
          </table:table-cell>
          <table:table-cell table:formula="of:=MID([.A4769]; FIND(&quot;#&quot;; [.A47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ClearRecentFilesList.ahk (1 hit)</text:p>
          </table:table-cell>
          <table:table-cell table:formula="of:=MID([.A4770]; FIND(&quot;#&quot;; [.A47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3037.ahk (1 hit)</text:p>
          </table:table-cell>
          <table:table-cell table:formula="of:=MID([.A4771]; FIND(&quot;#&quot;; [.A47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3214.ahk (1 hit)</text:p>
          </table:table-cell>
          <table:table-cell table:formula="of:=MID([.A4772]; FIND(&quot;#&quot;; [.A47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3442.ahk (1 hit)</text:p>
          </table:table-cell>
          <table:table-cell table:formula="of:=MID([.A4773]; FIND(&quot;#&quot;; [.A47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3517.ahk (1 hit)</text:p>
          </table:table-cell>
          <table:table-cell table:formula="of:=MID([.A4774]; FIND(&quot;#&quot;; [.A47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3555.ahk (1 hit)</text:p>
          </table:table-cell>
          <table:table-cell table:formula="of:=MID([.A4775]; FIND(&quot;#&quot;; [.A47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3622.ahk (1 hit)</text:p>
          </table:table-cell>
          <table:table-cell table:formula="of:=MID([.A4776]; FIND(&quot;#&quot;; [.A47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3633.ahk (1 hit)</text:p>
          </table:table-cell>
          <table:table-cell table:formula="of:=MID([.A4777]; FIND(&quot;#&quot;; [.A47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3846.ahk (1 hit)</text:p>
          </table:table-cell>
          <table:table-cell table:formula="of:=MID([.A4778]; FIND(&quot;#&quot;; [.A47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3918.ahk (1 hit)</text:p>
          </table:table-cell>
          <table:table-cell table:formula="of:=MID([.A4779]; FIND(&quot;#&quot;; [.A47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3938.ahk (1 hit)</text:p>
          </table:table-cell>
          <table:table-cell table:formula="of:=MID([.A4780]; FIND(&quot;#&quot;; [.A47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3957.ahk (1 hit)</text:p>
          </table:table-cell>
          <table:table-cell table:formula="of:=MID([.A4781]; FIND(&quot;#&quot;; [.A47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4111.ahk (1 hit)</text:p>
          </table:table-cell>
          <table:table-cell table:formula="of:=MID([.A4782]; FIND(&quot;#&quot;; [.A47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4206.ahk (1 hit)</text:p>
          </table:table-cell>
          <table:table-cell table:formula="of:=MID([.A4783]; FIND(&quot;#&quot;; [.A47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4258.ahk (1 hit)</text:p>
          </table:table-cell>
          <table:table-cell table:formula="of:=MID([.A4784]; FIND(&quot;#&quot;; [.A47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4419.ahk (1 hit)</text:p>
          </table:table-cell>
          <table:table-cell table:formula="of:=MID([.A4785]; FIND(&quot;#&quot;; [.A47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4935.ahk (1 hit)</text:p>
          </table:table-cell>
          <table:table-cell table:formula="of:=MID([.A4786]; FIND(&quot;#&quot;; [.A47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5114.ahk (1 hit)</text:p>
          </table:table-cell>
          <table:table-cell table:formula="of:=MID([.A4787]; FIND(&quot;#&quot;; [.A47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5223.ahk (1 hit)</text:p>
          </table:table-cell>
          <table:table-cell table:formula="of:=MID([.A4788]; FIND(&quot;#&quot;; [.A47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5322.ahk (1 hit)</text:p>
          </table:table-cell>
          <table:table-cell table:formula="of:=MID([.A4789]; FIND(&quot;#&quot;; [.A47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5351.ahk (1 hit)</text:p>
          </table:table-cell>
          <table:table-cell table:formula="of:=MID([.A4790]; FIND(&quot;#&quot;; [.A47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5428.ahk (1 hit)</text:p>
          </table:table-cell>
          <table:table-cell table:formula="of:=MID([.A4791]; FIND(&quot;#&quot;; [.A47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5553.ahk (1 hit)</text:p>
          </table:table-cell>
          <table:table-cell table:formula="of:=MID([.A4792]; FIND(&quot;#&quot;; [.A47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5632.ahk (1 hit)</text:p>
          </table:table-cell>
          <table:table-cell table:formula="of:=MID([.A4793]; FIND(&quot;#&quot;; [.A47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ExtPropsALL_20251006055700.ahk (1 hit)</text:p>
          </table:table-cell>
          <table:table-cell table:formula="of:=MID([.A4794]; FIND(&quot;#&quot;; [.A47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tExtProps_20251005185214.ahk (1 hit)</text:p>
          </table:table-cell>
          <table:table-cell table:formula="of:=MID([.A4795]; FIND(&quot;#&quot;; [.A47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tExtProps_20251006055829.ahk (1 hit)</text:p>
          </table:table-cell>
          <table:table-cell table:formula="of:=MID([.A4796]; FIND(&quot;#&quot;; [.A47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tExtProps_20251006060712.ahk (1 hit)</text:p>
          </table:table-cell>
          <table:table-cell table:formula="of:=MID([.A4797]; FIND(&quot;#&quot;; [.A47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tPropertiesMapExample_20251005085144.ahk (1 hit)</text:p>
          </table:table-cell>
          <table:table-cell table:formula="of:=MID([.A4798]; FIND(&quot;#&quot;; [.A47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.history\FileGetPropertiesMapExample_20251005170607.ahk (1 hit)</text:p>
          </table:table-cell>
          <table:table-cell table:formula="of:=MID([.A4799]; FIND(&quot;#&quot;; [.A47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DisplayObj.ahk (1 hit)</text:p>
          </table:table-cell>
          <table:table-cell table:formula="of:=MID([.A4800]; FIND(&quot;#&quot;; [.A48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FileGeExtPropsALL.ahk (1 hit)</text:p>
          </table:table-cell>
          <table:table-cell table:formula="of:=MID([.A4801]; FIND(&quot;#&quot;; [.A48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FileGetExtPropsExample.ahk (1 hit)</text:p>
          </table:table-cell>
          <table:table-cell table:formula="of:=MID([.A4802]; FIND(&quot;#&quot;; [.A48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FileGetPropertiesMapExample.ahk (1 hit)</text:p>
          </table:table-cell>
          <table:table-cell table:formula="of:=MID([.A4803]; FIND(&quot;#&quot;; [.A48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Properties(FGP)\FileGetPropertyExample.ahk (1 hit)</text:p>
          </table:table-cell>
          <table:table-cell table:formula="of:=MID([.A4804]; FIND(&quot;#&quot;; [.A48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ileGetShortcutExample.ahk (2 hits)</text:p>
          </table:table-cell>
          <table:table-cell table:formula="of:=MID([.A4805]; FIND(&quot;#&quot;; [.A48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FsoCopyFile\.history\FsoCopyFile_20250926120433.ahk (1 hit)</text:p>
          </table:table-cell>
          <table:table-cell table:formula="of:=MID([.A4806]; FIND(&quot;#&quot;; [.A48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320.ahk (1 hit)</text:p>
          </table:table-cell>
          <table:table-cell table:formula="of:=MID([.A4807]; FIND(&quot;#&quot;; [.A48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344.ahk (1 hit)</text:p>
          </table:table-cell>
          <table:table-cell table:formula="of:=MID([.A4808]; FIND(&quot;#&quot;; [.A48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402.ahk (1 hit)</text:p>
          </table:table-cell>
          <table:table-cell table:formula="of:=MID([.A4809]; FIND(&quot;#&quot;; [.A48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421.ahk (1 hit)</text:p>
          </table:table-cell>
          <table:table-cell table:formula="of:=MID([.A4810]; FIND(&quot;#&quot;; [.A48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454.ahk (1 hit)</text:p>
          </table:table-cell>
          <table:table-cell table:formula="of:=MID([.A4811]; FIND(&quot;#&quot;; [.A48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518.ahk (1 hit)</text:p>
          </table:table-cell>
          <table:table-cell table:formula="of:=MID([.A4812]; FIND(&quot;#&quot;; [.A48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522.ahk (1 hit)</text:p>
          </table:table-cell>
          <table:table-cell table:formula="of:=MID([.A4813]; FIND(&quot;#&quot;; [.A48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536.ahk (1 hit)</text:p>
          </table:table-cell>
          <table:table-cell table:formula="of:=MID([.A4814]; FIND(&quot;#&quot;; [.A48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549.ahk (1 hit)</text:p>
          </table:table-cell>
          <table:table-cell table:formula="of:=MID([.A4815]; FIND(&quot;#&quot;; [.A48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653.ahk (1 hit)</text:p>
          </table:table-cell>
          <table:table-cell table:formula="of:=MID([.A4816]; FIND(&quot;#&quot;; [.A48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811.ahk (1 hit)</text:p>
          </table:table-cell>
          <table:table-cell table:formula="of:=MID([.A4817]; FIND(&quot;#&quot;; [.A48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909.ahk (1 hit)</text:p>
          </table:table-cell>
          <table:table-cell table:formula="of:=MID([.A4818]; FIND(&quot;#&quot;; [.A48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0930.ahk (1 hit)</text:p>
          </table:table-cell>
          <table:table-cell table:formula="of:=MID([.A4819]; FIND(&quot;#&quot;; [.A48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1123.ahk (1 hit)</text:p>
          </table:table-cell>
          <table:table-cell table:formula="of:=MID([.A4820]; FIND(&quot;#&quot;; [.A48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1326.ahk (1 hit)</text:p>
          </table:table-cell>
          <table:table-cell table:formula="of:=MID([.A4821]; FIND(&quot;#&quot;; [.A48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1429.ahk (1 hit)</text:p>
          </table:table-cell>
          <table:table-cell table:formula="of:=MID([.A4822]; FIND(&quot;#&quot;; [.A48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1435.ahk (1 hit)</text:p>
          </table:table-cell>
          <table:table-cell table:formula="of:=MID([.A4823]; FIND(&quot;#&quot;; [.A48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1447.ahk (1 hit)</text:p>
          </table:table-cell>
          <table:table-cell table:formula="of:=MID([.A4824]; FIND(&quot;#&quot;; [.A48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1911.ahk (1 hit)</text:p>
          </table:table-cell>
          <table:table-cell table:formula="of:=MID([.A4825]; FIND(&quot;#&quot;; [.A48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1922.ahk (1 hit)</text:p>
          </table:table-cell>
          <table:table-cell table:formula="of:=MID([.A4826]; FIND(&quot;#&quot;; [.A48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1948.ahk (1 hit)</text:p>
          </table:table-cell>
          <table:table-cell table:formula="of:=MID([.A4827]; FIND(&quot;#&quot;; [.A48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1955.ahk (1 hit)</text:p>
          </table:table-cell>
          <table:table-cell table:formula="of:=MID([.A4828]; FIND(&quot;#&quot;; [.A48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2001.ahk (1 hit)</text:p>
          </table:table-cell>
          <table:table-cell table:formula="of:=MID([.A4829]; FIND(&quot;#&quot;; [.A48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2006.ahk (1 hit)</text:p>
          </table:table-cell>
          <table:table-cell table:formula="of:=MID([.A4830]; FIND(&quot;#&quot;; [.A48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2100.ahk (1 hit)</text:p>
          </table:table-cell>
          <table:table-cell table:formula="of:=MID([.A4831]; FIND(&quot;#&quot;; [.A48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2147.ahk (1 hit)</text:p>
          </table:table-cell>
          <table:table-cell table:formula="of:=MID([.A4832]; FIND(&quot;#&quot;; [.A48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2154.ahk (1 hit)</text:p>
          </table:table-cell>
          <table:table-cell table:formula="of:=MID([.A4833]; FIND(&quot;#&quot;; [.A48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2332.ahk (1 hit)</text:p>
          </table:table-cell>
          <table:table-cell table:formula="of:=MID([.A4834]; FIND(&quot;#&quot;; [.A48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2440.ahk (1 hit)</text:p>
          </table:table-cell>
          <table:table-cell table:formula="of:=MID([.A4835]; FIND(&quot;#&quot;; [.A48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2509.ahk (1 hit)</text:p>
          </table:table-cell>
          <table:table-cell table:formula="of:=MID([.A4836]; FIND(&quot;#&quot;; [.A48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2515.ahk (1 hit)</text:p>
          </table:table-cell>
          <table:table-cell table:formula="of:=MID([.A4837]; FIND(&quot;#&quot;; [.A48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2522.ahk (1 hit)</text:p>
          </table:table-cell>
          <table:table-cell table:formula="of:=MID([.A4838]; FIND(&quot;#&quot;; [.A48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3058.ahk (1 hit)</text:p>
          </table:table-cell>
          <table:table-cell table:formula="of:=MID([.A4839]; FIND(&quot;#&quot;; [.A48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3237.ahk (1 hit)</text:p>
          </table:table-cell>
          <table:table-cell table:formula="of:=MID([.A4840]; FIND(&quot;#&quot;; [.A48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3252.ahk (1 hit)</text:p>
          </table:table-cell>
          <table:table-cell table:formula="of:=MID([.A4841]; FIND(&quot;#&quot;; [.A48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3309.ahk (1 hit)</text:p>
          </table:table-cell>
          <table:table-cell table:formula="of:=MID([.A4842]; FIND(&quot;#&quot;; [.A48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3421.ahk (1 hit)</text:p>
          </table:table-cell>
          <table:table-cell table:formula="of:=MID([.A4843]; FIND(&quot;#&quot;; [.A48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3428.ahk (1 hit)</text:p>
          </table:table-cell>
          <table:table-cell table:formula="of:=MID([.A4844]; FIND(&quot;#&quot;; [.A48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3440.ahk (1 hit)</text:p>
          </table:table-cell>
          <table:table-cell table:formula="of:=MID([.A4845]; FIND(&quot;#&quot;; [.A48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3852.ahk (1 hit)</text:p>
          </table:table-cell>
          <table:table-cell table:formula="of:=MID([.A4846]; FIND(&quot;#&quot;; [.A48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3908.ahk (1 hit)</text:p>
          </table:table-cell>
          <table:table-cell table:formula="of:=MID([.A4847]; FIND(&quot;#&quot;; [.A48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3915.ahk (1 hit)</text:p>
          </table:table-cell>
          <table:table-cell table:formula="of:=MID([.A4848]; FIND(&quot;#&quot;; [.A48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017.ahk (1 hit)</text:p>
          </table:table-cell>
          <table:table-cell table:formula="of:=MID([.A4849]; FIND(&quot;#&quot;; [.A48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247.ahk (1 hit)</text:p>
          </table:table-cell>
          <table:table-cell table:formula="of:=MID([.A4850]; FIND(&quot;#&quot;; [.A48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311.ahk (1 hit)</text:p>
          </table:table-cell>
          <table:table-cell table:formula="of:=MID([.A4851]; FIND(&quot;#&quot;; [.A48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352.ahk (1 hit)</text:p>
          </table:table-cell>
          <table:table-cell table:formula="of:=MID([.A4852]; FIND(&quot;#&quot;; [.A48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405.ahk (1 hit)</text:p>
          </table:table-cell>
          <table:table-cell table:formula="of:=MID([.A4853]; FIND(&quot;#&quot;; [.A48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434.ahk (1 hit)</text:p>
          </table:table-cell>
          <table:table-cell table:formula="of:=MID([.A4854]; FIND(&quot;#&quot;; [.A48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508.ahk (1 hit)</text:p>
          </table:table-cell>
          <table:table-cell table:formula="of:=MID([.A4855]; FIND(&quot;#&quot;; [.A48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536.ahk (1 hit)</text:p>
          </table:table-cell>
          <table:table-cell table:formula="of:=MID([.A4856]; FIND(&quot;#&quot;; [.A48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812.ahk (1 hit)</text:p>
          </table:table-cell>
          <table:table-cell table:formula="of:=MID([.A4857]; FIND(&quot;#&quot;; [.A48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902.ahk (1 hit)</text:p>
          </table:table-cell>
          <table:table-cell table:formula="of:=MID([.A4858]; FIND(&quot;#&quot;; [.A48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918.ahk (1 hit)</text:p>
          </table:table-cell>
          <table:table-cell table:formula="of:=MID([.A4859]; FIND(&quot;#&quot;; [.A48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933.ahk (1 hit)</text:p>
          </table:table-cell>
          <table:table-cell table:formula="of:=MID([.A4860]; FIND(&quot;#&quot;; [.A48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944.ahk (1 hit)</text:p>
          </table:table-cell>
          <table:table-cell table:formula="of:=MID([.A4861]; FIND(&quot;#&quot;; [.A48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4955.ahk (1 hit)</text:p>
          </table:table-cell>
          <table:table-cell table:formula="of:=MID([.A4862]; FIND(&quot;#&quot;; [.A48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031.ahk (1 hit)</text:p>
          </table:table-cell>
          <table:table-cell table:formula="of:=MID([.A4863]; FIND(&quot;#&quot;; [.A48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038.ahk (1 hit)</text:p>
          </table:table-cell>
          <table:table-cell table:formula="of:=MID([.A4864]; FIND(&quot;#&quot;; [.A48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122.ahk (1 hit)</text:p>
          </table:table-cell>
          <table:table-cell table:formula="of:=MID([.A4865]; FIND(&quot;#&quot;; [.A48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147.ahk (1 hit)</text:p>
          </table:table-cell>
          <table:table-cell table:formula="of:=MID([.A4866]; FIND(&quot;#&quot;; [.A48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342.ahk (1 hit)</text:p>
          </table:table-cell>
          <table:table-cell table:formula="of:=MID([.A4867]; FIND(&quot;#&quot;; [.A48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405.ahk (1 hit)</text:p>
          </table:table-cell>
          <table:table-cell table:formula="of:=MID([.A4868]; FIND(&quot;#&quot;; [.A48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451.ahk (1 hit)</text:p>
          </table:table-cell>
          <table:table-cell table:formula="of:=MID([.A4869]; FIND(&quot;#&quot;; [.A48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515.ahk (1 hit)</text:p>
          </table:table-cell>
          <table:table-cell table:formula="of:=MID([.A4870]; FIND(&quot;#&quot;; [.A48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534.ahk (1 hit)</text:p>
          </table:table-cell>
          <table:table-cell table:formula="of:=MID([.A4871]; FIND(&quot;#&quot;; [.A48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611.ahk (1 hit)</text:p>
          </table:table-cell>
          <table:table-cell table:formula="of:=MID([.A4872]; FIND(&quot;#&quot;; [.A48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633.ahk (1 hit)</text:p>
          </table:table-cell>
          <table:table-cell table:formula="of:=MID([.A4873]; FIND(&quot;#&quot;; [.A48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722.ahk (1 hit)</text:p>
          </table:table-cell>
          <table:table-cell table:formula="of:=MID([.A4874]; FIND(&quot;#&quot;; [.A48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733.ahk (1 hit)</text:p>
          </table:table-cell>
          <table:table-cell table:formula="of:=MID([.A4875]; FIND(&quot;#&quot;; [.A48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800.ahk (1 hit)</text:p>
          </table:table-cell>
          <table:table-cell table:formula="of:=MID([.A4876]; FIND(&quot;#&quot;; [.A48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812.ahk (1 hit)</text:p>
          </table:table-cell>
          <table:table-cell table:formula="of:=MID([.A4877]; FIND(&quot;#&quot;; [.A48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826.ahk (1 hit)</text:p>
          </table:table-cell>
          <table:table-cell table:formula="of:=MID([.A4878]; FIND(&quot;#&quot;; [.A48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916.ahk (1 hit)</text:p>
          </table:table-cell>
          <table:table-cell table:formula="of:=MID([.A4879]; FIND(&quot;#&quot;; [.A48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932.ahk (1 hit)</text:p>
          </table:table-cell>
          <table:table-cell table:formula="of:=MID([.A4880]; FIND(&quot;#&quot;; [.A48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095939.ahk (1 hit)</text:p>
          </table:table-cell>
          <table:table-cell table:formula="of:=MID([.A4881]; FIND(&quot;#&quot;; [.A48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019.ahk (1 hit)</text:p>
          </table:table-cell>
          <table:table-cell table:formula="of:=MID([.A4882]; FIND(&quot;#&quot;; [.A48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033.ahk (1 hit)</text:p>
          </table:table-cell>
          <table:table-cell table:formula="of:=MID([.A4883]; FIND(&quot;#&quot;; [.A48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043.ahk (1 hit)</text:p>
          </table:table-cell>
          <table:table-cell table:formula="of:=MID([.A4884]; FIND(&quot;#&quot;; [.A48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103.ahk (1 hit)</text:p>
          </table:table-cell>
          <table:table-cell table:formula="of:=MID([.A4885]; FIND(&quot;#&quot;; [.A48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123.ahk (1 hit)</text:p>
          </table:table-cell>
          <table:table-cell table:formula="of:=MID([.A4886]; FIND(&quot;#&quot;; [.A48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145.ahk (1 hit)</text:p>
          </table:table-cell>
          <table:table-cell table:formula="of:=MID([.A4887]; FIND(&quot;#&quot;; [.A48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155.ahk (1 hit)</text:p>
          </table:table-cell>
          <table:table-cell table:formula="of:=MID([.A4888]; FIND(&quot;#&quot;; [.A48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307.ahk (1 hit)</text:p>
          </table:table-cell>
          <table:table-cell table:formula="of:=MID([.A4889]; FIND(&quot;#&quot;; [.A48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449.ahk (1 hit)</text:p>
          </table:table-cell>
          <table:table-cell table:formula="of:=MID([.A4890]; FIND(&quot;#&quot;; [.A48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502.ahk (1 hit)</text:p>
          </table:table-cell>
          <table:table-cell table:formula="of:=MID([.A4891]; FIND(&quot;#&quot;; [.A48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508.ahk (1 hit)</text:p>
          </table:table-cell>
          <table:table-cell table:formula="of:=MID([.A4892]; FIND(&quot;#&quot;; [.A48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632.ahk (1 hit)</text:p>
          </table:table-cell>
          <table:table-cell table:formula="of:=MID([.A4893]; FIND(&quot;#&quot;; [.A48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00747.ahk (1 hit)</text:p>
          </table:table-cell>
          <table:table-cell table:formula="of:=MID([.A4894]; FIND(&quot;#&quot;; [.A48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11210.ahk (1 hit)</text:p>
          </table:table-cell>
          <table:table-cell table:formula="of:=MID([.A4895]; FIND(&quot;#&quot;; [.A48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Layout_20251024145010.ahk (1 hit)</text:p>
          </table:table-cell>
          <table:table-cell table:formula="of:=MID([.A4896]; FIND(&quot;#&quot;; [.A48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ReSizerV2Example_20251003102433.ahk (1 hit)</text:p>
          </table:table-cell>
          <table:table-cell table:formula="of:=MID([.A4897]; FIND(&quot;#&quot;; [.A48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.history\GuiReSizerV2Example_20251022165750.ahk (1 hit)</text:p>
          </table:table-cell>
          <table:table-cell table:formula="of:=MID([.A4898]; FIND(&quot;#&quot;; [.A48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AutoXYWH_All_Example.ahk (1 hit)</text:p>
          </table:table-cell>
          <table:table-cell table:formula="of:=MID([.A4899]; FIND(&quot;#&quot;; [.A48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GuiResizer-Cebolla\.history\Example_20251027171130.ahk (1 hit)</text:p>
          </table:table-cell>
          <table:table-cell table:formula="of:=MID([.A4900]; FIND(&quot;#&quot;; [.A49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GuiResizer-Cebolla\Example.ahk (1 hit)</text:p>
          </table:table-cell>
          <table:table-cell table:formula="of:=MID([.A4901]; FIND(&quot;#&quot;; [.A49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GuiReSizerV2Example.ahk (1 hit)</text:p>
          </table:table-cell>
          <table:table-cell table:formula="of:=MID([.A4902]; FIND(&quot;#&quot;; [.A49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test-GuiResizer\.history\test-GuiResizer_20251022154747.ahk (2 hits)</text:p>
          </table:table-cell>
          <table:table-cell table:formula="of:=MID([.A4903]; FIND(&quot;#&quot;; [.A49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test-GuiResizer\.history\test-GuiResizer_20251022154949.ahk (2 hits)</text:p>
          </table:table-cell>
          <table:table-cell table:formula="of:=MID([.A4904]; FIND(&quot;#&quot;; [.A49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test-GuiResizer\demo-GuiResizer.ahk (1 hit)</text:p>
          </table:table-cell>
          <table:table-cell table:formula="of:=MID([.A4905]; FIND(&quot;#&quot;; [.A49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GuiResizer\test-GuiResizer\test-GuiResizer.ahk (2 hits)</text:p>
          </table:table-cell>
          <table:table-cell table:formula="of:=MID([.A4906]; FIND(&quot;#&quot;; [.A49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IFileOperation-Use-FsoCopyFile\.history\IFileOperationTest_20251104093815.ahk (1 hit)</text:p>
          </table:table-cell>
          <table:table-cell table:formula="of:=MID([.A4907]; FIND(&quot;#&quot;; [.A49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IFileOperation-Use-FsoCopyFile\.history\IFileOperationTest_20251104093938.ahk (1 hit)</text:p>
          </table:table-cell>
          <table:table-cell table:formula="of:=MID([.A4908]; FIND(&quot;#&quot;; [.A49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IFileOperation-Use-FsoCopyFile\.history\IFileOperationTest_20251104094443.ahk (1 hit)</text:p>
          </table:table-cell>
          <table:table-cell table:formula="of:=MID([.A4909]; FIND(&quot;#&quot;; [.A49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IFileOperation-Use-FsoCopyFile\.history\IFileOperationTest_20251104095109.ahk (1 hit)</text:p>
          </table:table-cell>
          <table:table-cell table:formula="of:=MID([.A4910]; FIND(&quot;#&quot;; [.A49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IFileOperation-Use-FsoCopyFile\IFileOperationTest_v2.ahk (1 hit)</text:p>
          </table:table-cell>
          <table:table-cell table:formula="of:=MID([.A4911]; FIND(&quot;#&quot;; [.A49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Include_Classes.ahk (1 hit)</text:p>
          </table:table-cell>
          <table:table-cell table:formula="of:=MID([.A4912]; FIND(&quot;#&quot;; [.A49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Include_Functions.ahk (1 hit)</text:p>
          </table:table-cell>
          <table:table-cell table:formula="of:=MID([.A4913]; FIND(&quot;#&quot;; [.A49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acroPad\.history\MacroPad_20251027164917.ahk (2 hits)</text:p>
          </table:table-cell>
          <table:table-cell table:formula="of:=MID([.A4914]; FIND(&quot;#&quot;; [.A49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acroPad\.history\MacroPad_20251027165503.ahk (2 hits)</text:p>
          </table:table-cell>
          <table:table-cell table:formula="of:=MID([.A4915]; FIND(&quot;#&quot;; [.A49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acroPad\.history\MacroPad_20251027165525.ahk (2 hits)</text:p>
          </table:table-cell>
          <table:table-cell table:formula="of:=MID([.A4916]; FIND(&quot;#&quot;; [.A49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acroPad\MacroPad.ahk (2 hits)</text:p>
          </table:table-cell>
          <table:table-cell table:formula="of:=MID([.A4917]; FIND(&quot;#&quot;; [.A49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acroPad\MacroPadClass.ahk (1 hit)</text:p>
          </table:table-cell>
          <table:table-cell table:formula="of:=MID([.A4918]; FIND(&quot;#&quot;; [.A49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63934.ahk (1 hit)</text:p>
          </table:table-cell>
          <table:table-cell table:formula="of:=MID([.A4919]; FIND(&quot;#&quot;; [.A49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0414.ahk (1 hit)</text:p>
          </table:table-cell>
          <table:table-cell table:formula="of:=MID([.A4920]; FIND(&quot;#&quot;; [.A49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0457.ahk (1 hit)</text:p>
          </table:table-cell>
          <table:table-cell table:formula="of:=MID([.A4921]; FIND(&quot;#&quot;; [.A49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0504.ahk (1 hit)</text:p>
          </table:table-cell>
          <table:table-cell table:formula="of:=MID([.A4922]; FIND(&quot;#&quot;; [.A49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0720.ahk (1 hit)</text:p>
          </table:table-cell>
          <table:table-cell table:formula="of:=MID([.A4923]; FIND(&quot;#&quot;; [.A49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0725.ahk (1 hit)</text:p>
          </table:table-cell>
          <table:table-cell table:formula="of:=MID([.A4924]; FIND(&quot;#&quot;; [.A49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0756.ahk (1 hit)</text:p>
          </table:table-cell>
          <table:table-cell table:formula="of:=MID([.A4925]; FIND(&quot;#&quot;; [.A49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0827.ahk (1 hit)</text:p>
          </table:table-cell>
          <table:table-cell table:formula="of:=MID([.A4926]; FIND(&quot;#&quot;; [.A49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0854.ahk (1 hit)</text:p>
          </table:table-cell>
          <table:table-cell table:formula="of:=MID([.A4927]; FIND(&quot;#&quot;; [.A49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0924.ahk (1 hit)</text:p>
          </table:table-cell>
          <table:table-cell table:formula="of:=MID([.A4928]; FIND(&quot;#&quot;; [.A49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0938.ahk (1 hit)</text:p>
          </table:table-cell>
          <table:table-cell table:formula="of:=MID([.A4929]; FIND(&quot;#&quot;; [.A49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025.ahk (1 hit)</text:p>
          </table:table-cell>
          <table:table-cell table:formula="of:=MID([.A4930]; FIND(&quot;#&quot;; [.A49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324.ahk (1 hit)</text:p>
          </table:table-cell>
          <table:table-cell table:formula="of:=MID([.A4931]; FIND(&quot;#&quot;; [.A49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545.ahk (1 hit)</text:p>
          </table:table-cell>
          <table:table-cell table:formula="of:=MID([.A4932]; FIND(&quot;#&quot;; [.A49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550.ahk (1 hit)</text:p>
          </table:table-cell>
          <table:table-cell table:formula="of:=MID([.A4933]; FIND(&quot;#&quot;; [.A49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608.ahk (1 hit)</text:p>
          </table:table-cell>
          <table:table-cell table:formula="of:=MID([.A4934]; FIND(&quot;#&quot;; [.A49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716.ahk (1 hit)</text:p>
          </table:table-cell>
          <table:table-cell table:formula="of:=MID([.A4935]; FIND(&quot;#&quot;; [.A49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728.ahk (1 hit)</text:p>
          </table:table-cell>
          <table:table-cell table:formula="of:=MID([.A4936]; FIND(&quot;#&quot;; [.A49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743.ahk (1 hit)</text:p>
          </table:table-cell>
          <table:table-cell table:formula="of:=MID([.A4937]; FIND(&quot;#&quot;; [.A49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755.ahk (1 hit)</text:p>
          </table:table-cell>
          <table:table-cell table:formula="of:=MID([.A4938]; FIND(&quot;#&quot;; [.A49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804.ahk (1 hit)</text:p>
          </table:table-cell>
          <table:table-cell table:formula="of:=MID([.A4939]; FIND(&quot;#&quot;; [.A49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809.ahk (1 hit)</text:p>
          </table:table-cell>
          <table:table-cell table:formula="of:=MID([.A4940]; FIND(&quot;#&quot;; [.A49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909.ahk (1 hit)</text:p>
          </table:table-cell>
          <table:table-cell table:formula="of:=MID([.A4941]; FIND(&quot;#&quot;; [.A49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944.ahk (1 hit)</text:p>
          </table:table-cell>
          <table:table-cell table:formula="of:=MID([.A4942]; FIND(&quot;#&quot;; [.A49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1950.ahk (1 hit)</text:p>
          </table:table-cell>
          <table:table-cell table:formula="of:=MID([.A4943]; FIND(&quot;#&quot;; [.A49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72313.ahk (1 hit)</text:p>
          </table:table-cell>
          <table:table-cell table:formula="of:=MID([.A4944]; FIND(&quot;#&quot;; [.A49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2547.ahk (1 hit)</text:p>
          </table:table-cell>
          <table:table-cell table:formula="of:=MID([.A4945]; FIND(&quot;#&quot;; [.A49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2654.ahk (1 hit)</text:p>
          </table:table-cell>
          <table:table-cell table:formula="of:=MID([.A4946]; FIND(&quot;#&quot;; [.A49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2731.ahk (1 hit)</text:p>
          </table:table-cell>
          <table:table-cell table:formula="of:=MID([.A4947]; FIND(&quot;#&quot;; [.A49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2816.ahk (1 hit)</text:p>
          </table:table-cell>
          <table:table-cell table:formula="of:=MID([.A4948]; FIND(&quot;#&quot;; [.A49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2833.ahk (1 hit)</text:p>
          </table:table-cell>
          <table:table-cell table:formula="of:=MID([.A4949]; FIND(&quot;#&quot;; [.A49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2851.ahk (1 hit)</text:p>
          </table:table-cell>
          <table:table-cell table:formula="of:=MID([.A4950]; FIND(&quot;#&quot;; [.A49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2857.ahk (1 hit)</text:p>
          </table:table-cell>
          <table:table-cell table:formula="of:=MID([.A4951]; FIND(&quot;#&quot;; [.A49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2912.ahk (1 hit)</text:p>
          </table:table-cell>
          <table:table-cell table:formula="of:=MID([.A4952]; FIND(&quot;#&quot;; [.A49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2938.ahk (1 hit)</text:p>
          </table:table-cell>
          <table:table-cell table:formula="of:=MID([.A4953]; FIND(&quot;#&quot;; [.A49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3016.ahk (1 hit)</text:p>
          </table:table-cell>
          <table:table-cell table:formula="of:=MID([.A4954]; FIND(&quot;#&quot;; [.A49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3100.ahk (1 hit)</text:p>
          </table:table-cell>
          <table:table-cell table:formula="of:=MID([.A4955]; FIND(&quot;#&quot;; [.A49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3145.ahk (1 hit)</text:p>
          </table:table-cell>
          <table:table-cell table:formula="of:=MID([.A4956]; FIND(&quot;#&quot;; [.A49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3150.ahk (1 hit)</text:p>
          </table:table-cell>
          <table:table-cell table:formula="of:=MID([.A4957]; FIND(&quot;#&quot;; [.A49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3308.ahk (1 hit)</text:p>
          </table:table-cell>
          <table:table-cell table:formula="of:=MID([.A4958]; FIND(&quot;#&quot;; [.A49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3441.ahk (1 hit)</text:p>
          </table:table-cell>
          <table:table-cell table:formula="of:=MID([.A4959]; FIND(&quot;#&quot;; [.A49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3452.ahk (1 hit)</text:p>
          </table:table-cell>
          <table:table-cell table:formula="of:=MID([.A4960]; FIND(&quot;#&quot;; [.A49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4022.ahk (1 hit)</text:p>
          </table:table-cell>
          <table:table-cell table:formula="of:=MID([.A4961]; FIND(&quot;#&quot;; [.A49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4039.ahk (1 hit)</text:p>
          </table:table-cell>
          <table:table-cell table:formula="of:=MID([.A4962]; FIND(&quot;#&quot;; [.A49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4338.ahk (1 hit)</text:p>
          </table:table-cell>
          <table:table-cell table:formula="of:=MID([.A4963]; FIND(&quot;#&quot;; [.A49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4412.ahk (1 hit)</text:p>
          </table:table-cell>
          <table:table-cell table:formula="of:=MID([.A4964]; FIND(&quot;#&quot;; [.A49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4512.ahk (1 hit)</text:p>
          </table:table-cell>
          <table:table-cell table:formula="of:=MID([.A4965]; FIND(&quot;#&quot;; [.A49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4556.ahk (1 hit)</text:p>
          </table:table-cell>
          <table:table-cell table:formula="of:=MID([.A4966]; FIND(&quot;#&quot;; [.A49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4641.ahk (1 hit)</text:p>
          </table:table-cell>
          <table:table-cell table:formula="of:=MID([.A4967]; FIND(&quot;#&quot;; [.A49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4708.ahk (1 hit)</text:p>
          </table:table-cell>
          <table:table-cell table:formula="of:=MID([.A4968]; FIND(&quot;#&quot;; [.A49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4751.ahk (1 hit)</text:p>
          </table:table-cell>
          <table:table-cell table:formula="of:=MID([.A4969]; FIND(&quot;#&quot;; [.A49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4808.ahk (1 hit)</text:p>
          </table:table-cell>
          <table:table-cell table:formula="of:=MID([.A4970]; FIND(&quot;#&quot;; [.A49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4818.ahk (1 hit)</text:p>
          </table:table-cell>
          <table:table-cell table:formula="of:=MID([.A4971]; FIND(&quot;#&quot;; [.A49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004.ahk (1 hit)</text:p>
          </table:table-cell>
          <table:table-cell table:formula="of:=MID([.A4972]; FIND(&quot;#&quot;; [.A49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011.ahk (1 hit)</text:p>
          </table:table-cell>
          <table:table-cell table:formula="of:=MID([.A4973]; FIND(&quot;#&quot;; [.A49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245.ahk (1 hit)</text:p>
          </table:table-cell>
          <table:table-cell table:formula="of:=MID([.A4974]; FIND(&quot;#&quot;; [.A49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250.ahk (1 hit)</text:p>
          </table:table-cell>
          <table:table-cell table:formula="of:=MID([.A4975]; FIND(&quot;#&quot;; [.A49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304.ahk (1 hit)</text:p>
          </table:table-cell>
          <table:table-cell table:formula="of:=MID([.A4976]; FIND(&quot;#&quot;; [.A49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327.ahk (1 hit)</text:p>
          </table:table-cell>
          <table:table-cell table:formula="of:=MID([.A4977]; FIND(&quot;#&quot;; [.A49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334.ahk (1 hit)</text:p>
          </table:table-cell>
          <table:table-cell table:formula="of:=MID([.A4978]; FIND(&quot;#&quot;; [.A49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347.ahk (1 hit)</text:p>
          </table:table-cell>
          <table:table-cell table:formula="of:=MID([.A4979]; FIND(&quot;#&quot;; [.A49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606.ahk (1 hit)</text:p>
          </table:table-cell>
          <table:table-cell table:formula="of:=MID([.A4980]; FIND(&quot;#&quot;; [.A49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609.ahk (1 hit)</text:p>
          </table:table-cell>
          <table:table-cell table:formula="of:=MID([.A4981]; FIND(&quot;#&quot;; [.A49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646.ahk (1 hit)</text:p>
          </table:table-cell>
          <table:table-cell table:formula="of:=MID([.A4982]; FIND(&quot;#&quot;; [.A49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658.ahk (1 hit)</text:p>
          </table:table-cell>
          <table:table-cell table:formula="of:=MID([.A4983]; FIND(&quot;#&quot;; [.A49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85706.ahk (1 hit)</text:p>
          </table:table-cell>
          <table:table-cell table:formula="of:=MID([.A4984]; FIND(&quot;#&quot;; [.A49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0352.ahk (1 hit)</text:p>
          </table:table-cell>
          <table:table-cell table:formula="of:=MID([.A4985]; FIND(&quot;#&quot;; [.A49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0413.ahk (1 hit)</text:p>
          </table:table-cell>
          <table:table-cell table:formula="of:=MID([.A4986]; FIND(&quot;#&quot;; [.A49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0414.ahk (1 hit)</text:p>
          </table:table-cell>
          <table:table-cell table:formula="of:=MID([.A4987]; FIND(&quot;#&quot;; [.A49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0426.ahk (1 hit)</text:p>
          </table:table-cell>
          <table:table-cell table:formula="of:=MID([.A4988]; FIND(&quot;#&quot;; [.A49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0432.ahk (1 hit)</text:p>
          </table:table-cell>
          <table:table-cell table:formula="of:=MID([.A4989]; FIND(&quot;#&quot;; [.A49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0449.ahk (1 hit)</text:p>
          </table:table-cell>
          <table:table-cell table:formula="of:=MID([.A4990]; FIND(&quot;#&quot;; [.A49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1245.ahk (1 hit)</text:p>
          </table:table-cell>
          <table:table-cell table:formula="of:=MID([.A4991]; FIND(&quot;#&quot;; [.A49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1301.ahk (1 hit)</text:p>
          </table:table-cell>
          <table:table-cell table:formula="of:=MID([.A4992]; FIND(&quot;#&quot;; [.A49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1303.ahk (1 hit)</text:p>
          </table:table-cell>
          <table:table-cell table:formula="of:=MID([.A4993]; FIND(&quot;#&quot;; [.A49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1305.ahk (1 hit)</text:p>
          </table:table-cell>
          <table:table-cell table:formula="of:=MID([.A4994]; FIND(&quot;#&quot;; [.A49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1413.ahk (1 hit)</text:p>
          </table:table-cell>
          <table:table-cell table:formula="of:=MID([.A4995]; FIND(&quot;#&quot;; [.A49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1619.ahk (1 hit)</text:p>
          </table:table-cell>
          <table:table-cell table:formula="of:=MID([.A4996]; FIND(&quot;#&quot;; [.A49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1622.ahk (1 hit)</text:p>
          </table:table-cell>
          <table:table-cell table:formula="of:=MID([.A4997]; FIND(&quot;#&quot;; [.A49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1632.ahk (1 hit)</text:p>
          </table:table-cell>
          <table:table-cell table:formula="of:=MID([.A4998]; FIND(&quot;#&quot;; [.A49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1811.ahk (1 hit)</text:p>
          </table:table-cell>
          <table:table-cell table:formula="of:=MID([.A4999]; FIND(&quot;#&quot;; [.A49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1817.ahk (1 hit)</text:p>
          </table:table-cell>
          <table:table-cell table:formula="of:=MID([.A5000]; FIND(&quot;#&quot;; [.A50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1920.ahk (1 hit)</text:p>
          </table:table-cell>
          <table:table-cell table:formula="of:=MID([.A5001]; FIND(&quot;#&quot;; [.A50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104.ahk (1 hit)</text:p>
          </table:table-cell>
          <table:table-cell table:formula="of:=MID([.A5002]; FIND(&quot;#&quot;; [.A50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121.ahk (1 hit)</text:p>
          </table:table-cell>
          <table:table-cell table:formula="of:=MID([.A5003]; FIND(&quot;#&quot;; [.A50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155.ahk (1 hit)</text:p>
          </table:table-cell>
          <table:table-cell table:formula="of:=MID([.A5004]; FIND(&quot;#&quot;; [.A50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159.ahk (1 hit)</text:p>
          </table:table-cell>
          <table:table-cell table:formula="of:=MID([.A5005]; FIND(&quot;#&quot;; [.A50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210.ahk (1 hit)</text:p>
          </table:table-cell>
          <table:table-cell table:formula="of:=MID([.A5006]; FIND(&quot;#&quot;; [.A50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213.ahk (1 hit)</text:p>
          </table:table-cell>
          <table:table-cell table:formula="of:=MID([.A5007]; FIND(&quot;#&quot;; [.A50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257.ahk (1 hit)</text:p>
          </table:table-cell>
          <table:table-cell table:formula="of:=MID([.A5008]; FIND(&quot;#&quot;; [.A50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320.ahk (1 hit)</text:p>
          </table:table-cell>
          <table:table-cell table:formula="of:=MID([.A5009]; FIND(&quot;#&quot;; [.A50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348.ahk (1 hit)</text:p>
          </table:table-cell>
          <table:table-cell table:formula="of:=MID([.A5010]; FIND(&quot;#&quot;; [.A50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428.ahk (1 hit)</text:p>
          </table:table-cell>
          <table:table-cell table:formula="of:=MID([.A5011]; FIND(&quot;#&quot;; [.A50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448.ahk (1 hit)</text:p>
          </table:table-cell>
          <table:table-cell table:formula="of:=MID([.A5012]; FIND(&quot;#&quot;; [.A50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502.ahk (1 hit)</text:p>
          </table:table-cell>
          <table:table-cell table:formula="of:=MID([.A5013]; FIND(&quot;#&quot;; [.A50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610.ahk (1 hit)</text:p>
          </table:table-cell>
          <table:table-cell table:formula="of:=MID([.A5014]; FIND(&quot;#&quot;; [.A50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636.ahk (1 hit)</text:p>
          </table:table-cell>
          <table:table-cell table:formula="of:=MID([.A5015]; FIND(&quot;#&quot;; [.A50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646.ahk (1 hit)</text:p>
          </table:table-cell>
          <table:table-cell table:formula="of:=MID([.A5016]; FIND(&quot;#&quot;; [.A50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655.ahk (1 hit)</text:p>
          </table:table-cell>
          <table:table-cell table:formula="of:=MID([.A5017]; FIND(&quot;#&quot;; [.A50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700.ahk (1 hit)</text:p>
          </table:table-cell>
          <table:table-cell table:formula="of:=MID([.A5018]; FIND(&quot;#&quot;; [.A50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721.ahk (1 hit)</text:p>
          </table:table-cell>
          <table:table-cell table:formula="of:=MID([.A5019]; FIND(&quot;#&quot;; [.A50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731.ahk (1 hit)</text:p>
          </table:table-cell>
          <table:table-cell table:formula="of:=MID([.A5020]; FIND(&quot;#&quot;; [.A50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736.ahk (1 hit)</text:p>
          </table:table-cell>
          <table:table-cell table:formula="of:=MID([.A5021]; FIND(&quot;#&quot;; [.A50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810.ahk (1 hit)</text:p>
          </table:table-cell>
          <table:table-cell table:formula="of:=MID([.A5022]; FIND(&quot;#&quot;; [.A50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839.ahk (1 hit)</text:p>
          </table:table-cell>
          <table:table-cell table:formula="of:=MID([.A5023]; FIND(&quot;#&quot;; [.A50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2929.ahk (1 hit)</text:p>
          </table:table-cell>
          <table:table-cell table:formula="of:=MID([.A5024]; FIND(&quot;#&quot;; [.A50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006.ahk (1 hit)</text:p>
          </table:table-cell>
          <table:table-cell table:formula="of:=MID([.A5025]; FIND(&quot;#&quot;; [.A50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012.ahk (1 hit)</text:p>
          </table:table-cell>
          <table:table-cell table:formula="of:=MID([.A5026]; FIND(&quot;#&quot;; [.A50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130.ahk (1 hit)</text:p>
          </table:table-cell>
          <table:table-cell table:formula="of:=MID([.A5027]; FIND(&quot;#&quot;; [.A50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139.ahk (1 hit)</text:p>
          </table:table-cell>
          <table:table-cell table:formula="of:=MID([.A5028]; FIND(&quot;#&quot;; [.A50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201.ahk (1 hit)</text:p>
          </table:table-cell>
          <table:table-cell table:formula="of:=MID([.A5029]; FIND(&quot;#&quot;; [.A50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318.ahk (1 hit)</text:p>
          </table:table-cell>
          <table:table-cell table:formula="of:=MID([.A5030]; FIND(&quot;#&quot;; [.A50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336.ahk (1 hit)</text:p>
          </table:table-cell>
          <table:table-cell table:formula="of:=MID([.A5031]; FIND(&quot;#&quot;; [.A50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403.ahk (1 hit)</text:p>
          </table:table-cell>
          <table:table-cell table:formula="of:=MID([.A5032]; FIND(&quot;#&quot;; [.A50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420.ahk (1 hit)</text:p>
          </table:table-cell>
          <table:table-cell table:formula="of:=MID([.A5033]; FIND(&quot;#&quot;; [.A50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637.ahk (1 hit)</text:p>
          </table:table-cell>
          <table:table-cell table:formula="of:=MID([.A5034]; FIND(&quot;#&quot;; [.A50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715.ahk (1 hit)</text:p>
          </table:table-cell>
          <table:table-cell table:formula="of:=MID([.A5035]; FIND(&quot;#&quot;; [.A50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801.ahk (1 hit)</text:p>
          </table:table-cell>
          <table:table-cell table:formula="of:=MID([.A5036]; FIND(&quot;#&quot;; [.A50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833.ahk (1 hit)</text:p>
          </table:table-cell>
          <table:table-cell table:formula="of:=MID([.A5037]; FIND(&quot;#&quot;; [.A50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853.ahk (1 hit)</text:p>
          </table:table-cell>
          <table:table-cell table:formula="of:=MID([.A5038]; FIND(&quot;#&quot;; [.A50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919.ahk (1 hit)</text:p>
          </table:table-cell>
          <table:table-cell table:formula="of:=MID([.A5039]; FIND(&quot;#&quot;; [.A50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3935.ahk (1 hit)</text:p>
          </table:table-cell>
          <table:table-cell table:formula="of:=MID([.A5040]; FIND(&quot;#&quot;; [.A50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021.ahk (1 hit)</text:p>
          </table:table-cell>
          <table:table-cell table:formula="of:=MID([.A5041]; FIND(&quot;#&quot;; [.A50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040.ahk (1 hit)</text:p>
          </table:table-cell>
          <table:table-cell table:formula="of:=MID([.A5042]; FIND(&quot;#&quot;; [.A50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046.ahk (1 hit)</text:p>
          </table:table-cell>
          <table:table-cell table:formula="of:=MID([.A5043]; FIND(&quot;#&quot;; [.A50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126.ahk (1 hit)</text:p>
          </table:table-cell>
          <table:table-cell table:formula="of:=MID([.A5044]; FIND(&quot;#&quot;; [.A50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209.ahk (1 hit)</text:p>
          </table:table-cell>
          <table:table-cell table:formula="of:=MID([.A5045]; FIND(&quot;#&quot;; [.A50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238.ahk (1 hit)</text:p>
          </table:table-cell>
          <table:table-cell table:formula="of:=MID([.A5046]; FIND(&quot;#&quot;; [.A50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255.ahk (1 hit)</text:p>
          </table:table-cell>
          <table:table-cell table:formula="of:=MID([.A5047]; FIND(&quot;#&quot;; [.A50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301.ahk (1 hit)</text:p>
          </table:table-cell>
          <table:table-cell table:formula="of:=MID([.A5048]; FIND(&quot;#&quot;; [.A50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412.ahk (1 hit)</text:p>
          </table:table-cell>
          <table:table-cell table:formula="of:=MID([.A5049]; FIND(&quot;#&quot;; [.A50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437.ahk (1 hit)</text:p>
          </table:table-cell>
          <table:table-cell table:formula="of:=MID([.A5050]; FIND(&quot;#&quot;; [.A50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509.ahk (1 hit)</text:p>
          </table:table-cell>
          <table:table-cell table:formula="of:=MID([.A5051]; FIND(&quot;#&quot;; [.A50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615.ahk (1 hit)</text:p>
          </table:table-cell>
          <table:table-cell table:formula="of:=MID([.A5052]; FIND(&quot;#&quot;; [.A50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653.ahk (1 hit)</text:p>
          </table:table-cell>
          <table:table-cell table:formula="of:=MID([.A5053]; FIND(&quot;#&quot;; [.A50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724.ahk (1 hit)</text:p>
          </table:table-cell>
          <table:table-cell table:formula="of:=MID([.A5054]; FIND(&quot;#&quot;; [.A50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740.ahk (1 hit)</text:p>
          </table:table-cell>
          <table:table-cell table:formula="of:=MID([.A5055]; FIND(&quot;#&quot;; [.A50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756.ahk (1 hit)</text:p>
          </table:table-cell>
          <table:table-cell table:formula="of:=MID([.A5056]; FIND(&quot;#&quot;; [.A50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094821.ahk (1 hit)</text:p>
          </table:table-cell>
          <table:table-cell table:formula="of:=MID([.A5057]; FIND(&quot;#&quot;; [.A50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33102.ahk (1 hit)</text:p>
          </table:table-cell>
          <table:table-cell table:formula="of:=MID([.A5058]; FIND(&quot;#&quot;; [.A50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33131.ahk (1 hit)</text:p>
          </table:table-cell>
          <table:table-cell table:formula="of:=MID([.A5059]; FIND(&quot;#&quot;; [.A50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34020.ahk (1 hit)</text:p>
          </table:table-cell>
          <table:table-cell table:formula="of:=MID([.A5060]; FIND(&quot;#&quot;; [.A50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2331.ahk (1 hit)</text:p>
          </table:table-cell>
          <table:table-cell table:formula="of:=MID([.A5061]; FIND(&quot;#&quot;; [.A50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3153.ahk (1 hit)</text:p>
          </table:table-cell>
          <table:table-cell table:formula="of:=MID([.A5062]; FIND(&quot;#&quot;; [.A50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3233.ahk (1 hit)</text:p>
          </table:table-cell>
          <table:table-cell table:formula="of:=MID([.A5063]; FIND(&quot;#&quot;; [.A50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3315.ahk (1 hit)</text:p>
          </table:table-cell>
          <table:table-cell table:formula="of:=MID([.A5064]; FIND(&quot;#&quot;; [.A50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3333.ahk (1 hit)</text:p>
          </table:table-cell>
          <table:table-cell table:formula="of:=MID([.A5065]; FIND(&quot;#&quot;; [.A50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3400.ahk (1 hit)</text:p>
          </table:table-cell>
          <table:table-cell table:formula="of:=MID([.A5066]; FIND(&quot;#&quot;; [.A50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3535.ahk (1 hit)</text:p>
          </table:table-cell>
          <table:table-cell table:formula="of:=MID([.A5067]; FIND(&quot;#&quot;; [.A50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4501.ahk (1 hit)</text:p>
          </table:table-cell>
          <table:table-cell table:formula="of:=MID([.A5068]; FIND(&quot;#&quot;; [.A50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4703.ahk (1 hit)</text:p>
          </table:table-cell>
          <table:table-cell table:formula="of:=MID([.A5069]; FIND(&quot;#&quot;; [.A50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4903.ahk (1 hit)</text:p>
          </table:table-cell>
          <table:table-cell table:formula="of:=MID([.A5070]; FIND(&quot;#&quot;; [.A50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5543.ahk (1 hit)</text:p>
          </table:table-cell>
          <table:table-cell table:formula="of:=MID([.A5071]; FIND(&quot;#&quot;; [.A50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5609.ahk (1 hit)</text:p>
          </table:table-cell>
          <table:table-cell table:formula="of:=MID([.A5072]; FIND(&quot;#&quot;; [.A50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45937.ahk (1 hit)</text:p>
          </table:table-cell>
          <table:table-cell table:formula="of:=MID([.A5073]; FIND(&quot;#&quot;; [.A50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0001.ahk (1 hit)</text:p>
          </table:table-cell>
          <table:table-cell table:formula="of:=MID([.A5074]; FIND(&quot;#&quot;; [.A50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0018.ahk (1 hit)</text:p>
          </table:table-cell>
          <table:table-cell table:formula="of:=MID([.A5075]; FIND(&quot;#&quot;; [.A50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0408.ahk (1 hit)</text:p>
          </table:table-cell>
          <table:table-cell table:formula="of:=MID([.A5076]; FIND(&quot;#&quot;; [.A50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0656.ahk (1 hit)</text:p>
          </table:table-cell>
          <table:table-cell table:formula="of:=MID([.A5077]; FIND(&quot;#&quot;; [.A50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005.ahk (1 hit)</text:p>
          </table:table-cell>
          <table:table-cell table:formula="of:=MID([.A5078]; FIND(&quot;#&quot;; [.A50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157.ahk (1 hit)</text:p>
          </table:table-cell>
          <table:table-cell table:formula="of:=MID([.A5079]; FIND(&quot;#&quot;; [.A50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217.ahk (1 hit)</text:p>
          </table:table-cell>
          <table:table-cell table:formula="of:=MID([.A5080]; FIND(&quot;#&quot;; [.A50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321.ahk (1 hit)</text:p>
          </table:table-cell>
          <table:table-cell table:formula="of:=MID([.A5081]; FIND(&quot;#&quot;; [.A50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400.ahk (1 hit)</text:p>
          </table:table-cell>
          <table:table-cell table:formula="of:=MID([.A5082]; FIND(&quot;#&quot;; [.A50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419.ahk (1 hit)</text:p>
          </table:table-cell>
          <table:table-cell table:formula="of:=MID([.A5083]; FIND(&quot;#&quot;; [.A50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518.ahk (1 hit)</text:p>
          </table:table-cell>
          <table:table-cell table:formula="of:=MID([.A5084]; FIND(&quot;#&quot;; [.A50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525.ahk (1 hit)</text:p>
          </table:table-cell>
          <table:table-cell table:formula="of:=MID([.A5085]; FIND(&quot;#&quot;; [.A50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543.ahk (1 hit)</text:p>
          </table:table-cell>
          <table:table-cell table:formula="of:=MID([.A5086]; FIND(&quot;#&quot;; [.A50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600.ahk (1 hit)</text:p>
          </table:table-cell>
          <table:table-cell table:formula="of:=MID([.A5087]; FIND(&quot;#&quot;; [.A50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727.ahk (1 hit)</text:p>
          </table:table-cell>
          <table:table-cell table:formula="of:=MID([.A5088]; FIND(&quot;#&quot;; [.A50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1847.ahk (1 hit)</text:p>
          </table:table-cell>
          <table:table-cell table:formula="of:=MID([.A5089]; FIND(&quot;#&quot;; [.A50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100.ahk (1 hit)</text:p>
          </table:table-cell>
          <table:table-cell table:formula="of:=MID([.A5090]; FIND(&quot;#&quot;; [.A50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125.ahk (1 hit)</text:p>
          </table:table-cell>
          <table:table-cell table:formula="of:=MID([.A5091]; FIND(&quot;#&quot;; [.A50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212.ahk (1 hit)</text:p>
          </table:table-cell>
          <table:table-cell table:formula="of:=MID([.A5092]; FIND(&quot;#&quot;; [.A50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223.ahk (1 hit)</text:p>
          </table:table-cell>
          <table:table-cell table:formula="of:=MID([.A5093]; FIND(&quot;#&quot;; [.A50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259.ahk (1 hit)</text:p>
          </table:table-cell>
          <table:table-cell table:formula="of:=MID([.A5094]; FIND(&quot;#&quot;; [.A50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318.ahk (1 hit)</text:p>
          </table:table-cell>
          <table:table-cell table:formula="of:=MID([.A5095]; FIND(&quot;#&quot;; [.A50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530.ahk (1 hit)</text:p>
          </table:table-cell>
          <table:table-cell table:formula="of:=MID([.A5096]; FIND(&quot;#&quot;; [.A50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545.ahk (1 hit)</text:p>
          </table:table-cell>
          <table:table-cell table:formula="of:=MID([.A5097]; FIND(&quot;#&quot;; [.A50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639.ahk (1 hit)</text:p>
          </table:table-cell>
          <table:table-cell table:formula="of:=MID([.A5098]; FIND(&quot;#&quot;; [.A50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659.ahk (1 hit)</text:p>
          </table:table-cell>
          <table:table-cell table:formula="of:=MID([.A5099]; FIND(&quot;#&quot;; [.A50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909.ahk (1 hit)</text:p>
          </table:table-cell>
          <table:table-cell table:formula="of:=MID([.A5100]; FIND(&quot;#&quot;; [.A51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2940.ahk (1 hit)</text:p>
          </table:table-cell>
          <table:table-cell table:formula="of:=MID([.A5101]; FIND(&quot;#&quot;; [.A51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3011.ahk (1 hit)</text:p>
          </table:table-cell>
          <table:table-cell table:formula="of:=MID([.A5102]; FIND(&quot;#&quot;; [.A51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3019.ahk (1 hit)</text:p>
          </table:table-cell>
          <table:table-cell table:formula="of:=MID([.A5103]; FIND(&quot;#&quot;; [.A51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3112.ahk (1 hit)</text:p>
          </table:table-cell>
          <table:table-cell table:formula="of:=MID([.A5104]; FIND(&quot;#&quot;; [.A51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3116.ahk (1 hit)</text:p>
          </table:table-cell>
          <table:table-cell table:formula="of:=MID([.A5105]; FIND(&quot;#&quot;; [.A51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3442.ahk (1 hit)</text:p>
          </table:table-cell>
          <table:table-cell table:formula="of:=MID([.A5106]; FIND(&quot;#&quot;; [.A51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3520.ahk (1 hit)</text:p>
          </table:table-cell>
          <table:table-cell table:formula="of:=MID([.A5107]; FIND(&quot;#&quot;; [.A51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3528.ahk (1 hit)</text:p>
          </table:table-cell>
          <table:table-cell table:formula="of:=MID([.A5108]; FIND(&quot;#&quot;; [.A51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3547.ahk (1 hit)</text:p>
          </table:table-cell>
          <table:table-cell table:formula="of:=MID([.A5109]; FIND(&quot;#&quot;; [.A51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3901.ahk (1 hit)</text:p>
          </table:table-cell>
          <table:table-cell table:formula="of:=MID([.A5110]; FIND(&quot;#&quot;; [.A51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3926.ahk (1 hit)</text:p>
          </table:table-cell>
          <table:table-cell table:formula="of:=MID([.A5111]; FIND(&quot;#&quot;; [.A51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037.ahk (1 hit)</text:p>
          </table:table-cell>
          <table:table-cell table:formula="of:=MID([.A5112]; FIND(&quot;#&quot;; [.A51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140.ahk (1 hit)</text:p>
          </table:table-cell>
          <table:table-cell table:formula="of:=MID([.A5113]; FIND(&quot;#&quot;; [.A51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158.ahk (1 hit)</text:p>
          </table:table-cell>
          <table:table-cell table:formula="of:=MID([.A5114]; FIND(&quot;#&quot;; [.A51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238.ahk (1 hit)</text:p>
          </table:table-cell>
          <table:table-cell table:formula="of:=MID([.A5115]; FIND(&quot;#&quot;; [.A51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315.ahk (1 hit)</text:p>
          </table:table-cell>
          <table:table-cell table:formula="of:=MID([.A5116]; FIND(&quot;#&quot;; [.A51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346.ahk (1 hit)</text:p>
          </table:table-cell>
          <table:table-cell table:formula="of:=MID([.A5117]; FIND(&quot;#&quot;; [.A51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421.ahk (1 hit)</text:p>
          </table:table-cell>
          <table:table-cell table:formula="of:=MID([.A5118]; FIND(&quot;#&quot;; [.A51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439.ahk (1 hit)</text:p>
          </table:table-cell>
          <table:table-cell table:formula="of:=MID([.A5119]; FIND(&quot;#&quot;; [.A51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603.ahk (1 hit)</text:p>
          </table:table-cell>
          <table:table-cell table:formula="of:=MID([.A5120]; FIND(&quot;#&quot;; [.A51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736.ahk (1 hit)</text:p>
          </table:table-cell>
          <table:table-cell table:formula="of:=MID([.A5121]; FIND(&quot;#&quot;; [.A51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742.ahk (1 hit)</text:p>
          </table:table-cell>
          <table:table-cell table:formula="of:=MID([.A5122]; FIND(&quot;#&quot;; [.A51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843.ahk (1 hit)</text:p>
          </table:table-cell>
          <table:table-cell table:formula="of:=MID([.A5123]; FIND(&quot;#&quot;; [.A51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4913.ahk (1 hit)</text:p>
          </table:table-cell>
          <table:table-cell table:formula="of:=MID([.A5124]; FIND(&quot;#&quot;; [.A51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5000.ahk (1 hit)</text:p>
          </table:table-cell>
          <table:table-cell table:formula="of:=MID([.A5125]; FIND(&quot;#&quot;; [.A51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5222.ahk (1 hit)</text:p>
          </table:table-cell>
          <table:table-cell table:formula="of:=MID([.A5126]; FIND(&quot;#&quot;; [.A51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5255.ahk (1 hit)</text:p>
          </table:table-cell>
          <table:table-cell table:formula="of:=MID([.A5127]; FIND(&quot;#&quot;; [.A51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5324.ahk (1 hit)</text:p>
          </table:table-cell>
          <table:table-cell table:formula="of:=MID([.A5128]; FIND(&quot;#&quot;; [.A51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5354.ahk (1 hit)</text:p>
          </table:table-cell>
          <table:table-cell table:formula="of:=MID([.A5129]; FIND(&quot;#&quot;; [.A51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5433.ahk (1 hit)</text:p>
          </table:table-cell>
          <table:table-cell table:formula="of:=MID([.A5130]; FIND(&quot;#&quot;; [.A51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55511.ahk (1 hit)</text:p>
          </table:table-cell>
          <table:table-cell table:formula="of:=MID([.A5131]; FIND(&quot;#&quot;; [.A51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1537.ahk (1 hit)</text:p>
          </table:table-cell>
          <table:table-cell table:formula="of:=MID([.A5132]; FIND(&quot;#&quot;; [.A51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1616.ahk (1 hit)</text:p>
          </table:table-cell>
          <table:table-cell table:formula="of:=MID([.A5133]; FIND(&quot;#&quot;; [.A51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1626.ahk (1 hit)</text:p>
          </table:table-cell>
          <table:table-cell table:formula="of:=MID([.A5134]; FIND(&quot;#&quot;; [.A51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1938.ahk (1 hit)</text:p>
          </table:table-cell>
          <table:table-cell table:formula="of:=MID([.A5135]; FIND(&quot;#&quot;; [.A51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2113.ahk (1 hit)</text:p>
          </table:table-cell>
          <table:table-cell table:formula="of:=MID([.A5136]; FIND(&quot;#&quot;; [.A51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2201.ahk (1 hit)</text:p>
          </table:table-cell>
          <table:table-cell table:formula="of:=MID([.A5137]; FIND(&quot;#&quot;; [.A51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2347.ahk (1 hit)</text:p>
          </table:table-cell>
          <table:table-cell table:formula="of:=MID([.A5138]; FIND(&quot;#&quot;; [.A51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2402.ahk (1 hit)</text:p>
          </table:table-cell>
          <table:table-cell table:formula="of:=MID([.A5139]; FIND(&quot;#&quot;; [.A51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2655.ahk (1 hit)</text:p>
          </table:table-cell>
          <table:table-cell table:formula="of:=MID([.A5140]; FIND(&quot;#&quot;; [.A51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2709.ahk (1 hit)</text:p>
          </table:table-cell>
          <table:table-cell table:formula="of:=MID([.A5141]; FIND(&quot;#&quot;; [.A51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2753.ahk (1 hit)</text:p>
          </table:table-cell>
          <table:table-cell table:formula="of:=MID([.A5142]; FIND(&quot;#&quot;; [.A51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2833.ahk (1 hit)</text:p>
          </table:table-cell>
          <table:table-cell table:formula="of:=MID([.A5143]; FIND(&quot;#&quot;; [.A51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2938.ahk (1 hit)</text:p>
          </table:table-cell>
          <table:table-cell table:formula="of:=MID([.A5144]; FIND(&quot;#&quot;; [.A51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2951.ahk (1 hit)</text:p>
          </table:table-cell>
          <table:table-cell table:formula="of:=MID([.A5145]; FIND(&quot;#&quot;; [.A51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3002.ahk (1 hit)</text:p>
          </table:table-cell>
          <table:table-cell table:formula="of:=MID([.A5146]; FIND(&quot;#&quot;; [.A51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3032.ahk (1 hit)</text:p>
          </table:table-cell>
          <table:table-cell table:formula="of:=MID([.A5147]; FIND(&quot;#&quot;; [.A51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3207.ahk (1 hit)</text:p>
          </table:table-cell>
          <table:table-cell table:formula="of:=MID([.A5148]; FIND(&quot;#&quot;; [.A51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3317.ahk (1 hit)</text:p>
          </table:table-cell>
          <table:table-cell table:formula="of:=MID([.A5149]; FIND(&quot;#&quot;; [.A51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3348.ahk (1 hit)</text:p>
          </table:table-cell>
          <table:table-cell table:formula="of:=MID([.A5150]; FIND(&quot;#&quot;; [.A51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5047.ahk (1 hit)</text:p>
          </table:table-cell>
          <table:table-cell table:formula="of:=MID([.A5151]; FIND(&quot;#&quot;; [.A51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5134.ahk (1 hit)</text:p>
          </table:table-cell>
          <table:table-cell table:formula="of:=MID([.A5152]; FIND(&quot;#&quot;; [.A51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5247.ahk (1 hit)</text:p>
          </table:table-cell>
          <table:table-cell table:formula="of:=MID([.A5153]; FIND(&quot;#&quot;; [.A51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5255.ahk (1 hit)</text:p>
          </table:table-cell>
          <table:table-cell table:formula="of:=MID([.A5154]; FIND(&quot;#&quot;; [.A51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5346.ahk (1 hit)</text:p>
          </table:table-cell>
          <table:table-cell table:formula="of:=MID([.A5155]; FIND(&quot;#&quot;; [.A51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5516.ahk (1 hit)</text:p>
          </table:table-cell>
          <table:table-cell table:formula="of:=MID([.A5156]; FIND(&quot;#&quot;; [.A51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5810.ahk (1 hit)</text:p>
          </table:table-cell>
          <table:table-cell table:formula="of:=MID([.A5157]; FIND(&quot;#&quot;; [.A51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5830.ahk (1 hit)</text:p>
          </table:table-cell>
          <table:table-cell table:formula="of:=MID([.A5158]; FIND(&quot;#&quot;; [.A51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5845.ahk (1 hit)</text:p>
          </table:table-cell>
          <table:table-cell table:formula="of:=MID([.A5159]; FIND(&quot;#&quot;; [.A51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5912.ahk (1 hit)</text:p>
          </table:table-cell>
          <table:table-cell table:formula="of:=MID([.A5160]; FIND(&quot;#&quot;; [.A51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75923.ahk (1 hit)</text:p>
          </table:table-cell>
          <table:table-cell table:formula="of:=MID([.A5161]; FIND(&quot;#&quot;; [.A51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0159.ahk (1 hit)</text:p>
          </table:table-cell>
          <table:table-cell table:formula="of:=MID([.A5162]; FIND(&quot;#&quot;; [.A51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0240.ahk (1 hit)</text:p>
          </table:table-cell>
          <table:table-cell table:formula="of:=MID([.A5163]; FIND(&quot;#&quot;; [.A51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0258.ahk (1 hit)</text:p>
          </table:table-cell>
          <table:table-cell table:formula="of:=MID([.A5164]; FIND(&quot;#&quot;; [.A51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0318.ahk (1 hit)</text:p>
          </table:table-cell>
          <table:table-cell table:formula="of:=MID([.A5165]; FIND(&quot;#&quot;; [.A51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0508.ahk (1 hit)</text:p>
          </table:table-cell>
          <table:table-cell table:formula="of:=MID([.A5166]; FIND(&quot;#&quot;; [.A51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0532.ahk (1 hit)</text:p>
          </table:table-cell>
          <table:table-cell table:formula="of:=MID([.A5167]; FIND(&quot;#&quot;; [.A51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0535.ahk (1 hit)</text:p>
          </table:table-cell>
          <table:table-cell table:formula="of:=MID([.A5168]; FIND(&quot;#&quot;; [.A51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0545.ahk (1 hit)</text:p>
          </table:table-cell>
          <table:table-cell table:formula="of:=MID([.A5169]; FIND(&quot;#&quot;; [.A51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0630.ahk (1 hit)</text:p>
          </table:table-cell>
          <table:table-cell table:formula="of:=MID([.A5170]; FIND(&quot;#&quot;; [.A51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0725.ahk (1 hit)</text:p>
          </table:table-cell>
          <table:table-cell table:formula="of:=MID([.A5171]; FIND(&quot;#&quot;; [.A51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1043.ahk (1 hit)</text:p>
          </table:table-cell>
          <table:table-cell table:formula="of:=MID([.A5172]; FIND(&quot;#&quot;; [.A51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1105.ahk (1 hit)</text:p>
          </table:table-cell>
          <table:table-cell table:formula="of:=MID([.A5173]; FIND(&quot;#&quot;; [.A51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1124.ahk (1 hit)</text:p>
          </table:table-cell>
          <table:table-cell table:formula="of:=MID([.A5174]; FIND(&quot;#&quot;; [.A51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1137.ahk (1 hit)</text:p>
          </table:table-cell>
          <table:table-cell table:formula="of:=MID([.A5175]; FIND(&quot;#&quot;; [.A51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1208.ahk (1 hit)</text:p>
          </table:table-cell>
          <table:table-cell table:formula="of:=MID([.A5176]; FIND(&quot;#&quot;; [.A51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1222.ahk (1 hit)</text:p>
          </table:table-cell>
          <table:table-cell table:formula="of:=MID([.A5177]; FIND(&quot;#&quot;; [.A51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1243.ahk (1 hit)</text:p>
          </table:table-cell>
          <table:table-cell table:formula="of:=MID([.A5178]; FIND(&quot;#&quot;; [.A51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1326.ahk (1 hit)</text:p>
          </table:table-cell>
          <table:table-cell table:formula="of:=MID([.A5179]; FIND(&quot;#&quot;; [.A51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1333.ahk (1 hit)</text:p>
          </table:table-cell>
          <table:table-cell table:formula="of:=MID([.A5180]; FIND(&quot;#&quot;; [.A51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1345.ahk (1 hit)</text:p>
          </table:table-cell>
          <table:table-cell table:formula="of:=MID([.A5181]; FIND(&quot;#&quot;; [.A51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1837.ahk (1 hit)</text:p>
          </table:table-cell>
          <table:table-cell table:formula="of:=MID([.A5182]; FIND(&quot;#&quot;; [.A51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2006.ahk (1 hit)</text:p>
          </table:table-cell>
          <table:table-cell table:formula="of:=MID([.A5183]; FIND(&quot;#&quot;; [.A51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2040.ahk (1 hit)</text:p>
          </table:table-cell>
          <table:table-cell table:formula="of:=MID([.A5184]; FIND(&quot;#&quot;; [.A51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2057.ahk (1 hit)</text:p>
          </table:table-cell>
          <table:table-cell table:formula="of:=MID([.A5185]; FIND(&quot;#&quot;; [.A51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2111.ahk (1 hit)</text:p>
          </table:table-cell>
          <table:table-cell table:formula="of:=MID([.A5186]; FIND(&quot;#&quot;; [.A51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2311.ahk (1 hit)</text:p>
          </table:table-cell>
          <table:table-cell table:formula="of:=MID([.A5187]; FIND(&quot;#&quot;; [.A51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2630.ahk (1 hit)</text:p>
          </table:table-cell>
          <table:table-cell table:formula="of:=MID([.A5188]; FIND(&quot;#&quot;; [.A51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2743.ahk (1 hit)</text:p>
          </table:table-cell>
          <table:table-cell table:formula="of:=MID([.A5189]; FIND(&quot;#&quot;; [.A51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2757.ahk (1 hit)</text:p>
          </table:table-cell>
          <table:table-cell table:formula="of:=MID([.A5190]; FIND(&quot;#&quot;; [.A51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2830.ahk (1 hit)</text:p>
          </table:table-cell>
          <table:table-cell table:formula="of:=MID([.A5191]; FIND(&quot;#&quot;; [.A51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2932.ahk (1 hit)</text:p>
          </table:table-cell>
          <table:table-cell table:formula="of:=MID([.A5192]; FIND(&quot;#&quot;; [.A51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3008.ahk (1 hit)</text:p>
          </table:table-cell>
          <table:table-cell table:formula="of:=MID([.A5193]; FIND(&quot;#&quot;; [.A51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3046.ahk (1 hit)</text:p>
          </table:table-cell>
          <table:table-cell table:formula="of:=MID([.A5194]; FIND(&quot;#&quot;; [.A51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3110.ahk (1 hit)</text:p>
          </table:table-cell>
          <table:table-cell table:formula="of:=MID([.A5195]; FIND(&quot;#&quot;; [.A51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3226.ahk (1 hit)</text:p>
          </table:table-cell>
          <table:table-cell table:formula="of:=MID([.A5196]; FIND(&quot;#&quot;; [.A51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000.ahk (1 hit)</text:p>
          </table:table-cell>
          <table:table-cell table:formula="of:=MID([.A5197]; FIND(&quot;#&quot;; [.A51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248.ahk (1 hit)</text:p>
          </table:table-cell>
          <table:table-cell table:formula="of:=MID([.A5198]; FIND(&quot;#&quot;; [.A51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309.ahk (1 hit)</text:p>
          </table:table-cell>
          <table:table-cell table:formula="of:=MID([.A5199]; FIND(&quot;#&quot;; [.A51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328.ahk (1 hit)</text:p>
          </table:table-cell>
          <table:table-cell table:formula="of:=MID([.A5200]; FIND(&quot;#&quot;; [.A52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351.ahk (1 hit)</text:p>
          </table:table-cell>
          <table:table-cell table:formula="of:=MID([.A5201]; FIND(&quot;#&quot;; [.A52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443.ahk (1 hit)</text:p>
          </table:table-cell>
          <table:table-cell table:formula="of:=MID([.A5202]; FIND(&quot;#&quot;; [.A52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508.ahk (1 hit)</text:p>
          </table:table-cell>
          <table:table-cell table:formula="of:=MID([.A5203]; FIND(&quot;#&quot;; [.A52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607.ahk (1 hit)</text:p>
          </table:table-cell>
          <table:table-cell table:formula="of:=MID([.A5204]; FIND(&quot;#&quot;; [.A52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630.ahk (1 hit)</text:p>
          </table:table-cell>
          <table:table-cell table:formula="of:=MID([.A5205]; FIND(&quot;#&quot;; [.A52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644.ahk (1 hit)</text:p>
          </table:table-cell>
          <table:table-cell table:formula="of:=MID([.A5206]; FIND(&quot;#&quot;; [.A52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657.ahk (1 hit)</text:p>
          </table:table-cell>
          <table:table-cell table:formula="of:=MID([.A5207]; FIND(&quot;#&quot;; [.A52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723.ahk (1 hit)</text:p>
          </table:table-cell>
          <table:table-cell table:formula="of:=MID([.A5208]; FIND(&quot;#&quot;; [.A52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737.ahk (1 hit)</text:p>
          </table:table-cell>
          <table:table-cell table:formula="of:=MID([.A5209]; FIND(&quot;#&quot;; [.A52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755.ahk (1 hit)</text:p>
          </table:table-cell>
          <table:table-cell table:formula="of:=MID([.A5210]; FIND(&quot;#&quot;; [.A52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809.ahk (1 hit)</text:p>
          </table:table-cell>
          <table:table-cell table:formula="of:=MID([.A5211]; FIND(&quot;#&quot;; [.A52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838.ahk (1 hit)</text:p>
          </table:table-cell>
          <table:table-cell table:formula="of:=MID([.A5212]; FIND(&quot;#&quot;; [.A52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916.ahk (1 hit)</text:p>
          </table:table-cell>
          <table:table-cell table:formula="of:=MID([.A5213]; FIND(&quot;#&quot;; [.A52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4933.ahk (1 hit)</text:p>
          </table:table-cell>
          <table:table-cell table:formula="of:=MID([.A5214]; FIND(&quot;#&quot;; [.A52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5155.ahk (1 hit)</text:p>
          </table:table-cell>
          <table:table-cell table:formula="of:=MID([.A5215]; FIND(&quot;#&quot;; [.A52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8185325.ahk (1 hit)</text:p>
          </table:table-cell>
          <table:table-cell table:formula="of:=MID([.A5216]; FIND(&quot;#&quot;; [.A52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0429.ahk (1 hit)</text:p>
          </table:table-cell>
          <table:table-cell table:formula="of:=MID([.A5217]; FIND(&quot;#&quot;; [.A52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0458.ahk (1 hit)</text:p>
          </table:table-cell>
          <table:table-cell table:formula="of:=MID([.A5218]; FIND(&quot;#&quot;; [.A52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1119.ahk (1 hit)</text:p>
          </table:table-cell>
          <table:table-cell table:formula="of:=MID([.A5219]; FIND(&quot;#&quot;; [.A52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1130.ahk (1 hit)</text:p>
          </table:table-cell>
          <table:table-cell table:formula="of:=MID([.A5220]; FIND(&quot;#&quot;; [.A52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1157.ahk (1 hit)</text:p>
          </table:table-cell>
          <table:table-cell table:formula="of:=MID([.A5221]; FIND(&quot;#&quot;; [.A52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1213.ahk (1 hit)</text:p>
          </table:table-cell>
          <table:table-cell table:formula="of:=MID([.A5222]; FIND(&quot;#&quot;; [.A52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1530.ahk (1 hit)</text:p>
          </table:table-cell>
          <table:table-cell table:formula="of:=MID([.A5223]; FIND(&quot;#&quot;; [.A52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1714.ahk (1 hit)</text:p>
          </table:table-cell>
          <table:table-cell table:formula="of:=MID([.A5224]; FIND(&quot;#&quot;; [.A52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1937.ahk (1 hit)</text:p>
          </table:table-cell>
          <table:table-cell table:formula="of:=MID([.A5225]; FIND(&quot;#&quot;; [.A52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2414.ahk (1 hit)</text:p>
          </table:table-cell>
          <table:table-cell table:formula="of:=MID([.A5226]; FIND(&quot;#&quot;; [.A52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2540.ahk (1 hit)</text:p>
          </table:table-cell>
          <table:table-cell table:formula="of:=MID([.A5227]; FIND(&quot;#&quot;; [.A52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2543.ahk (1 hit)</text:p>
          </table:table-cell>
          <table:table-cell table:formula="of:=MID([.A5228]; FIND(&quot;#&quot;; [.A52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2932.ahk (1 hit)</text:p>
          </table:table-cell>
          <table:table-cell table:formula="of:=MID([.A5229]; FIND(&quot;#&quot;; [.A52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3044.ahk (1 hit)</text:p>
          </table:table-cell>
          <table:table-cell table:formula="of:=MID([.A5230]; FIND(&quot;#&quot;; [.A52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3136.ahk (1 hit)</text:p>
          </table:table-cell>
          <table:table-cell table:formula="of:=MID([.A5231]; FIND(&quot;#&quot;; [.A52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3246.ahk (1 hit)</text:p>
          </table:table-cell>
          <table:table-cell table:formula="of:=MID([.A5232]; FIND(&quot;#&quot;; [.A52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3313.ahk (1 hit)</text:p>
          </table:table-cell>
          <table:table-cell table:formula="of:=MID([.A5233]; FIND(&quot;#&quot;; [.A52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3425.ahk (1 hit)</text:p>
          </table:table-cell>
          <table:table-cell table:formula="of:=MID([.A5234]; FIND(&quot;#&quot;; [.A52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3437.ahk (1 hit)</text:p>
          </table:table-cell>
          <table:table-cell table:formula="of:=MID([.A5235]; FIND(&quot;#&quot;; [.A52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3606.ahk (1 hit)</text:p>
          </table:table-cell>
          <table:table-cell table:formula="of:=MID([.A5236]; FIND(&quot;#&quot;; [.A52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3718.ahk (1 hit)</text:p>
          </table:table-cell>
          <table:table-cell table:formula="of:=MID([.A5237]; FIND(&quot;#&quot;; [.A52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3742.ahk (1 hit)</text:p>
          </table:table-cell>
          <table:table-cell table:formula="of:=MID([.A5238]; FIND(&quot;#&quot;; [.A52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4117.ahk (1 hit)</text:p>
          </table:table-cell>
          <table:table-cell table:formula="of:=MID([.A5239]; FIND(&quot;#&quot;; [.A52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4338.ahk (1 hit)</text:p>
          </table:table-cell>
          <table:table-cell table:formula="of:=MID([.A5240]; FIND(&quot;#&quot;; [.A52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4527.ahk (1 hit)</text:p>
          </table:table-cell>
          <table:table-cell table:formula="of:=MID([.A5241]; FIND(&quot;#&quot;; [.A52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4601.ahk (1 hit)</text:p>
          </table:table-cell>
          <table:table-cell table:formula="of:=MID([.A5242]; FIND(&quot;#&quot;; [.A52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5214.ahk (1 hit)</text:p>
          </table:table-cell>
          <table:table-cell table:formula="of:=MID([.A5243]; FIND(&quot;#&quot;; [.A52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5608.ahk (1 hit)</text:p>
          </table:table-cell>
          <table:table-cell table:formula="of:=MID([.A5244]; FIND(&quot;#&quot;; [.A52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5645.ahk (1 hit)</text:p>
          </table:table-cell>
          <table:table-cell table:formula="of:=MID([.A5245]; FIND(&quot;#&quot;; [.A52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35951.ahk (1 hit)</text:p>
          </table:table-cell>
          <table:table-cell table:formula="of:=MID([.A5246]; FIND(&quot;#&quot;; [.A52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0008.ahk (1 hit)</text:p>
          </table:table-cell>
          <table:table-cell table:formula="of:=MID([.A5247]; FIND(&quot;#&quot;; [.A52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0116.ahk (1 hit)</text:p>
          </table:table-cell>
          <table:table-cell table:formula="of:=MID([.A5248]; FIND(&quot;#&quot;; [.A52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0427.ahk (1 hit)</text:p>
          </table:table-cell>
          <table:table-cell table:formula="of:=MID([.A5249]; FIND(&quot;#&quot;; [.A52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0639.ahk (1 hit)</text:p>
          </table:table-cell>
          <table:table-cell table:formula="of:=MID([.A5250]; FIND(&quot;#&quot;; [.A52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0850.ahk (1 hit)</text:p>
          </table:table-cell>
          <table:table-cell table:formula="of:=MID([.A5251]; FIND(&quot;#&quot;; [.A52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1057.ahk (1 hit)</text:p>
          </table:table-cell>
          <table:table-cell table:formula="of:=MID([.A5252]; FIND(&quot;#&quot;; [.A52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1332.ahk (1 hit)</text:p>
          </table:table-cell>
          <table:table-cell table:formula="of:=MID([.A5253]; FIND(&quot;#&quot;; [.A52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1524.ahk (1 hit)</text:p>
          </table:table-cell>
          <table:table-cell table:formula="of:=MID([.A5254]; FIND(&quot;#&quot;; [.A52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1535.ahk (1 hit)</text:p>
          </table:table-cell>
          <table:table-cell table:formula="of:=MID([.A5255]; FIND(&quot;#&quot;; [.A52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1553.ahk (1 hit)</text:p>
          </table:table-cell>
          <table:table-cell table:formula="of:=MID([.A5256]; FIND(&quot;#&quot;; [.A52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1609.ahk (1 hit)</text:p>
          </table:table-cell>
          <table:table-cell table:formula="of:=MID([.A5257]; FIND(&quot;#&quot;; [.A52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1648.ahk (1 hit)</text:p>
          </table:table-cell>
          <table:table-cell table:formula="of:=MID([.A5258]; FIND(&quot;#&quot;; [.A52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1721.ahk (1 hit)</text:p>
          </table:table-cell>
          <table:table-cell table:formula="of:=MID([.A5259]; FIND(&quot;#&quot;; [.A52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1837.ahk (1 hit)</text:p>
          </table:table-cell>
          <table:table-cell table:formula="of:=MID([.A5260]; FIND(&quot;#&quot;; [.A52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1852.ahk (1 hit)</text:p>
          </table:table-cell>
          <table:table-cell table:formula="of:=MID([.A5261]; FIND(&quot;#&quot;; [.A52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1947.ahk (1 hit)</text:p>
          </table:table-cell>
          <table:table-cell table:formula="of:=MID([.A5262]; FIND(&quot;#&quot;; [.A52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004.ahk (1 hit)</text:p>
          </table:table-cell>
          <table:table-cell table:formula="of:=MID([.A5263]; FIND(&quot;#&quot;; [.A52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026.ahk (1 hit)</text:p>
          </table:table-cell>
          <table:table-cell table:formula="of:=MID([.A5264]; FIND(&quot;#&quot;; [.A52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215.ahk (1 hit)</text:p>
          </table:table-cell>
          <table:table-cell table:formula="of:=MID([.A5265]; FIND(&quot;#&quot;; [.A52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231.ahk (1 hit)</text:p>
          </table:table-cell>
          <table:table-cell table:formula="of:=MID([.A5266]; FIND(&quot;#&quot;; [.A52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241.ahk (1 hit)</text:p>
          </table:table-cell>
          <table:table-cell table:formula="of:=MID([.A5267]; FIND(&quot;#&quot;; [.A52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250.ahk (1 hit)</text:p>
          </table:table-cell>
          <table:table-cell table:formula="of:=MID([.A5268]; FIND(&quot;#&quot;; [.A52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304.ahk (1 hit)</text:p>
          </table:table-cell>
          <table:table-cell table:formula="of:=MID([.A5269]; FIND(&quot;#&quot;; [.A52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320.ahk (1 hit)</text:p>
          </table:table-cell>
          <table:table-cell table:formula="of:=MID([.A5270]; FIND(&quot;#&quot;; [.A52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341.ahk (1 hit)</text:p>
          </table:table-cell>
          <table:table-cell table:formula="of:=MID([.A5271]; FIND(&quot;#&quot;; [.A52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353.ahk (1 hit)</text:p>
          </table:table-cell>
          <table:table-cell table:formula="of:=MID([.A5272]; FIND(&quot;#&quot;; [.A52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403.ahk (1 hit)</text:p>
          </table:table-cell>
          <table:table-cell table:formula="of:=MID([.A5273]; FIND(&quot;#&quot;; [.A52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411.ahk (1 hit)</text:p>
          </table:table-cell>
          <table:table-cell table:formula="of:=MID([.A5274]; FIND(&quot;#&quot;; [.A52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423.ahk (1 hit)</text:p>
          </table:table-cell>
          <table:table-cell table:formula="of:=MID([.A5275]; FIND(&quot;#&quot;; [.A52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425.ahk (1 hit)</text:p>
          </table:table-cell>
          <table:table-cell table:formula="of:=MID([.A5276]; FIND(&quot;#&quot;; [.A52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431.ahk (1 hit)</text:p>
          </table:table-cell>
          <table:table-cell table:formula="of:=MID([.A5277]; FIND(&quot;#&quot;; [.A52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709.ahk (1 hit)</text:p>
          </table:table-cell>
          <table:table-cell table:formula="of:=MID([.A5278]; FIND(&quot;#&quot;; [.A52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811.ahk (1 hit)</text:p>
          </table:table-cell>
          <table:table-cell table:formula="of:=MID([.A5279]; FIND(&quot;#&quot;; [.A52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2919.ahk (1 hit)</text:p>
          </table:table-cell>
          <table:table-cell table:formula="of:=MID([.A5280]; FIND(&quot;#&quot;; [.A52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3001.ahk (1 hit)</text:p>
          </table:table-cell>
          <table:table-cell table:formula="of:=MID([.A5281]; FIND(&quot;#&quot;; [.A52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3117.ahk (1 hit)</text:p>
          </table:table-cell>
          <table:table-cell table:formula="of:=MID([.A5282]; FIND(&quot;#&quot;; [.A52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3132.ahk (1 hit)</text:p>
          </table:table-cell>
          <table:table-cell table:formula="of:=MID([.A5283]; FIND(&quot;#&quot;; [.A52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3141.ahk (1 hit)</text:p>
          </table:table-cell>
          <table:table-cell table:formula="of:=MID([.A5284]; FIND(&quot;#&quot;; [.A52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3144.ahk (1 hit)</text:p>
          </table:table-cell>
          <table:table-cell table:formula="of:=MID([.A5285]; FIND(&quot;#&quot;; [.A52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3154.ahk (1 hit)</text:p>
          </table:table-cell>
          <table:table-cell table:formula="of:=MID([.A5286]; FIND(&quot;#&quot;; [.A52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3202.ahk (1 hit)</text:p>
          </table:table-cell>
          <table:table-cell table:formula="of:=MID([.A5287]; FIND(&quot;#&quot;; [.A52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4151.ahk (1 hit)</text:p>
          </table:table-cell>
          <table:table-cell table:formula="of:=MID([.A5288]; FIND(&quot;#&quot;; [.A52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4255.ahk (1 hit)</text:p>
          </table:table-cell>
          <table:table-cell table:formula="of:=MID([.A5289]; FIND(&quot;#&quot;; [.A52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4300.ahk (1 hit)</text:p>
          </table:table-cell>
          <table:table-cell table:formula="of:=MID([.A5290]; FIND(&quot;#&quot;; [.A52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4326.ahk (1 hit)</text:p>
          </table:table-cell>
          <table:table-cell table:formula="of:=MID([.A5291]; FIND(&quot;#&quot;; [.A52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4333.ahk (1 hit)</text:p>
          </table:table-cell>
          <table:table-cell table:formula="of:=MID([.A5292]; FIND(&quot;#&quot;; [.A52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4344.ahk (1 hit)</text:p>
          </table:table-cell>
          <table:table-cell table:formula="of:=MID([.A5293]; FIND(&quot;#&quot;; [.A52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45022.ahk (1 hit)</text:p>
          </table:table-cell>
          <table:table-cell table:formula="of:=MID([.A5294]; FIND(&quot;#&quot;; [.A52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0229.ahk (1 hit)</text:p>
          </table:table-cell>
          <table:table-cell table:formula="of:=MID([.A5295]; FIND(&quot;#&quot;; [.A52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0325.ahk (1 hit)</text:p>
          </table:table-cell>
          <table:table-cell table:formula="of:=MID([.A5296]; FIND(&quot;#&quot;; [.A52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0422.ahk (1 hit)</text:p>
          </table:table-cell>
          <table:table-cell table:formula="of:=MID([.A5297]; FIND(&quot;#&quot;; [.A52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0529.ahk (1 hit)</text:p>
          </table:table-cell>
          <table:table-cell table:formula="of:=MID([.A5298]; FIND(&quot;#&quot;; [.A52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0711.ahk (1 hit)</text:p>
          </table:table-cell>
          <table:table-cell table:formula="of:=MID([.A5299]; FIND(&quot;#&quot;; [.A52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0716.ahk (1 hit)</text:p>
          </table:table-cell>
          <table:table-cell table:formula="of:=MID([.A5300]; FIND(&quot;#&quot;; [.A53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0737.ahk (1 hit)</text:p>
          </table:table-cell>
          <table:table-cell table:formula="of:=MID([.A5301]; FIND(&quot;#&quot;; [.A53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0858.ahk (1 hit)</text:p>
          </table:table-cell>
          <table:table-cell table:formula="of:=MID([.A5302]; FIND(&quot;#&quot;; [.A53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0913.ahk (1 hit)</text:p>
          </table:table-cell>
          <table:table-cell table:formula="of:=MID([.A5303]; FIND(&quot;#&quot;; [.A53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1049.ahk (1 hit)</text:p>
          </table:table-cell>
          <table:table-cell table:formula="of:=MID([.A5304]; FIND(&quot;#&quot;; [.A53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1117.ahk (1 hit)</text:p>
          </table:table-cell>
          <table:table-cell table:formula="of:=MID([.A5305]; FIND(&quot;#&quot;; [.A53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1151.ahk (1 hit)</text:p>
          </table:table-cell>
          <table:table-cell table:formula="of:=MID([.A5306]; FIND(&quot;#&quot;; [.A53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1252.ahk (1 hit)</text:p>
          </table:table-cell>
          <table:table-cell table:formula="of:=MID([.A5307]; FIND(&quot;#&quot;; [.A53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1452.ahk (1 hit)</text:p>
          </table:table-cell>
          <table:table-cell table:formula="of:=MID([.A5308]; FIND(&quot;#&quot;; [.A53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1523.ahk (1 hit)</text:p>
          </table:table-cell>
          <table:table-cell table:formula="of:=MID([.A5309]; FIND(&quot;#&quot;; [.A53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1532.ahk (1 hit)</text:p>
          </table:table-cell>
          <table:table-cell table:formula="of:=MID([.A5310]; FIND(&quot;#&quot;; [.A53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1606.ahk (1 hit)</text:p>
          </table:table-cell>
          <table:table-cell table:formula="of:=MID([.A5311]; FIND(&quot;#&quot;; [.A53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1905.ahk (1 hit)</text:p>
          </table:table-cell>
          <table:table-cell table:formula="of:=MID([.A5312]; FIND(&quot;#&quot;; [.A53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004.ahk (1 hit)</text:p>
          </table:table-cell>
          <table:table-cell table:formula="of:=MID([.A5313]; FIND(&quot;#&quot;; [.A53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011.ahk (1 hit)</text:p>
          </table:table-cell>
          <table:table-cell table:formula="of:=MID([.A5314]; FIND(&quot;#&quot;; [.A53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157.ahk (1 hit)</text:p>
          </table:table-cell>
          <table:table-cell table:formula="of:=MID([.A5315]; FIND(&quot;#&quot;; [.A53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241.ahk (1 hit)</text:p>
          </table:table-cell>
          <table:table-cell table:formula="of:=MID([.A5316]; FIND(&quot;#&quot;; [.A53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308.ahk (1 hit)</text:p>
          </table:table-cell>
          <table:table-cell table:formula="of:=MID([.A5317]; FIND(&quot;#&quot;; [.A53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327.ahk (1 hit)</text:p>
          </table:table-cell>
          <table:table-cell table:formula="of:=MID([.A5318]; FIND(&quot;#&quot;; [.A53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401.ahk (1 hit)</text:p>
          </table:table-cell>
          <table:table-cell table:formula="of:=MID([.A5319]; FIND(&quot;#&quot;; [.A53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406.ahk (1 hit)</text:p>
          </table:table-cell>
          <table:table-cell table:formula="of:=MID([.A5320]; FIND(&quot;#&quot;; [.A53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452.ahk (1 hit)</text:p>
          </table:table-cell>
          <table:table-cell table:formula="of:=MID([.A5321]; FIND(&quot;#&quot;; [.A53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520.ahk (1 hit)</text:p>
          </table:table-cell>
          <table:table-cell table:formula="of:=MID([.A5322]; FIND(&quot;#&quot;; [.A53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637.ahk (1 hit)</text:p>
          </table:table-cell>
          <table:table-cell table:formula="of:=MID([.A5323]; FIND(&quot;#&quot;; [.A53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657.ahk (1 hit)</text:p>
          </table:table-cell>
          <table:table-cell table:formula="of:=MID([.A5324]; FIND(&quot;#&quot;; [.A53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748.ahk (1 hit)</text:p>
          </table:table-cell>
          <table:table-cell table:formula="of:=MID([.A5325]; FIND(&quot;#&quot;; [.A53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903.ahk (1 hit)</text:p>
          </table:table-cell>
          <table:table-cell table:formula="of:=MID([.A5326]; FIND(&quot;#&quot;; [.A53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2957.ahk (1 hit)</text:p>
          </table:table-cell>
          <table:table-cell table:formula="of:=MID([.A5327]; FIND(&quot;#&quot;; [.A53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3031.ahk (1 hit)</text:p>
          </table:table-cell>
          <table:table-cell table:formula="of:=MID([.A5328]; FIND(&quot;#&quot;; [.A53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3204.ahk (1 hit)</text:p>
          </table:table-cell>
          <table:table-cell table:formula="of:=MID([.A5329]; FIND(&quot;#&quot;; [.A53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3209.ahk (1 hit)</text:p>
          </table:table-cell>
          <table:table-cell table:formula="of:=MID([.A5330]; FIND(&quot;#&quot;; [.A53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3256.ahk (1 hit)</text:p>
          </table:table-cell>
          <table:table-cell table:formula="of:=MID([.A5331]; FIND(&quot;#&quot;; [.A53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3524.ahk (1 hit)</text:p>
          </table:table-cell>
          <table:table-cell table:formula="of:=MID([.A5332]; FIND(&quot;#&quot;; [.A53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3530.ahk (1 hit)</text:p>
          </table:table-cell>
          <table:table-cell table:formula="of:=MID([.A5333]; FIND(&quot;#&quot;; [.A53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3551.ahk (1 hit)</text:p>
          </table:table-cell>
          <table:table-cell table:formula="of:=MID([.A5334]; FIND(&quot;#&quot;; [.A53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3623.ahk (1 hit)</text:p>
          </table:table-cell>
          <table:table-cell table:formula="of:=MID([.A5335]; FIND(&quot;#&quot;; [.A53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3758.ahk (1 hit)</text:p>
          </table:table-cell>
          <table:table-cell table:formula="of:=MID([.A5336]; FIND(&quot;#&quot;; [.A53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3851.ahk (1 hit)</text:p>
          </table:table-cell>
          <table:table-cell table:formula="of:=MID([.A5337]; FIND(&quot;#&quot;; [.A53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3944.ahk (1 hit)</text:p>
          </table:table-cell>
          <table:table-cell table:formula="of:=MID([.A5338]; FIND(&quot;#&quot;; [.A53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4015.ahk (1 hit)</text:p>
          </table:table-cell>
          <table:table-cell table:formula="of:=MID([.A5339]; FIND(&quot;#&quot;; [.A53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4044.ahk (1 hit)</text:p>
          </table:table-cell>
          <table:table-cell table:formula="of:=MID([.A5340]; FIND(&quot;#&quot;; [.A53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5600.ahk (1 hit)</text:p>
          </table:table-cell>
          <table:table-cell table:formula="of:=MID([.A5341]; FIND(&quot;#&quot;; [.A53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5647.ahk (1 hit)</text:p>
          </table:table-cell>
          <table:table-cell table:formula="of:=MID([.A5342]; FIND(&quot;#&quot;; [.A53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5718.ahk (1 hit)</text:p>
          </table:table-cell>
          <table:table-cell table:formula="of:=MID([.A5343]; FIND(&quot;#&quot;; [.A53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5900.ahk (1 hit)</text:p>
          </table:table-cell>
          <table:table-cell table:formula="of:=MID([.A5344]; FIND(&quot;#&quot;; [.A53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55914.ahk (1 hit)</text:p>
          </table:table-cell>
          <table:table-cell table:formula="of:=MID([.A5345]; FIND(&quot;#&quot;; [.A53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0526.ahk (1 hit)</text:p>
          </table:table-cell>
          <table:table-cell table:formula="of:=MID([.A5346]; FIND(&quot;#&quot;; [.A53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0604.ahk (1 hit)</text:p>
          </table:table-cell>
          <table:table-cell table:formula="of:=MID([.A5347]; FIND(&quot;#&quot;; [.A53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0818.ahk (1 hit)</text:p>
          </table:table-cell>
          <table:table-cell table:formula="of:=MID([.A5348]; FIND(&quot;#&quot;; [.A53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0826.ahk (1 hit)</text:p>
          </table:table-cell>
          <table:table-cell table:formula="of:=MID([.A5349]; FIND(&quot;#&quot;; [.A53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0837.ahk (1 hit)</text:p>
          </table:table-cell>
          <table:table-cell table:formula="of:=MID([.A5350]; FIND(&quot;#&quot;; [.A53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0904.ahk (1 hit)</text:p>
          </table:table-cell>
          <table:table-cell table:formula="of:=MID([.A5351]; FIND(&quot;#&quot;; [.A53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0940.ahk (1 hit)</text:p>
          </table:table-cell>
          <table:table-cell table:formula="of:=MID([.A5352]; FIND(&quot;#&quot;; [.A53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1052.ahk (1 hit)</text:p>
          </table:table-cell>
          <table:table-cell table:formula="of:=MID([.A5353]; FIND(&quot;#&quot;; [.A53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1158.ahk (1 hit)</text:p>
          </table:table-cell>
          <table:table-cell table:formula="of:=MID([.A5354]; FIND(&quot;#&quot;; [.A53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1228.ahk (1 hit)</text:p>
          </table:table-cell>
          <table:table-cell table:formula="of:=MID([.A5355]; FIND(&quot;#&quot;; [.A53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1251.ahk (1 hit)</text:p>
          </table:table-cell>
          <table:table-cell table:formula="of:=MID([.A5356]; FIND(&quot;#&quot;; [.A53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1258.ahk (1 hit)</text:p>
          </table:table-cell>
          <table:table-cell table:formula="of:=MID([.A5357]; FIND(&quot;#&quot;; [.A53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1326.ahk (1 hit)</text:p>
          </table:table-cell>
          <table:table-cell table:formula="of:=MID([.A5358]; FIND(&quot;#&quot;; [.A53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1650.ahk (1 hit)</text:p>
          </table:table-cell>
          <table:table-cell table:formula="of:=MID([.A5359]; FIND(&quot;#&quot;; [.A53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1713.ahk (1 hit)</text:p>
          </table:table-cell>
          <table:table-cell table:formula="of:=MID([.A5360]; FIND(&quot;#&quot;; [.A53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029.ahk (1 hit)</text:p>
          </table:table-cell>
          <table:table-cell table:formula="of:=MID([.A5361]; FIND(&quot;#&quot;; [.A53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117.ahk (1 hit)</text:p>
          </table:table-cell>
          <table:table-cell table:formula="of:=MID([.A5362]; FIND(&quot;#&quot;; [.A53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226.ahk (1 hit)</text:p>
          </table:table-cell>
          <table:table-cell table:formula="of:=MID([.A5363]; FIND(&quot;#&quot;; [.A53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243.ahk (1 hit)</text:p>
          </table:table-cell>
          <table:table-cell table:formula="of:=MID([.A5364]; FIND(&quot;#&quot;; [.A53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315.ahk (1 hit)</text:p>
          </table:table-cell>
          <table:table-cell table:formula="of:=MID([.A5365]; FIND(&quot;#&quot;; [.A53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341.ahk (1 hit)</text:p>
          </table:table-cell>
          <table:table-cell table:formula="of:=MID([.A5366]; FIND(&quot;#&quot;; [.A53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533.ahk (1 hit)</text:p>
          </table:table-cell>
          <table:table-cell table:formula="of:=MID([.A5367]; FIND(&quot;#&quot;; [.A53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545.ahk (1 hit)</text:p>
          </table:table-cell>
          <table:table-cell table:formula="of:=MID([.A5368]; FIND(&quot;#&quot;; [.A53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741.ahk (1 hit)</text:p>
          </table:table-cell>
          <table:table-cell table:formula="of:=MID([.A5369]; FIND(&quot;#&quot;; [.A53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810.ahk (1 hit)</text:p>
          </table:table-cell>
          <table:table-cell table:formula="of:=MID([.A5370]; FIND(&quot;#&quot;; [.A53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845.ahk (1 hit)</text:p>
          </table:table-cell>
          <table:table-cell table:formula="of:=MID([.A5371]; FIND(&quot;#&quot;; [.A53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935.ahk (1 hit)</text:p>
          </table:table-cell>
          <table:table-cell table:formula="of:=MID([.A5372]; FIND(&quot;#&quot;; [.A53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2946.ahk (1 hit)</text:p>
          </table:table-cell>
          <table:table-cell table:formula="of:=MID([.A5373]; FIND(&quot;#&quot;; [.A53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3157.ahk (1 hit)</text:p>
          </table:table-cell>
          <table:table-cell table:formula="of:=MID([.A5374]; FIND(&quot;#&quot;; [.A53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3300.ahk (1 hit)</text:p>
          </table:table-cell>
          <table:table-cell table:formula="of:=MID([.A5375]; FIND(&quot;#&quot;; [.A53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3320.ahk (1 hit)</text:p>
          </table:table-cell>
          <table:table-cell table:formula="of:=MID([.A5376]; FIND(&quot;#&quot;; [.A53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3333.ahk (1 hit)</text:p>
          </table:table-cell>
          <table:table-cell table:formula="of:=MID([.A5377]; FIND(&quot;#&quot;; [.A53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3410.ahk (1 hit)</text:p>
          </table:table-cell>
          <table:table-cell table:formula="of:=MID([.A5378]; FIND(&quot;#&quot;; [.A53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3501.ahk (1 hit)</text:p>
          </table:table-cell>
          <table:table-cell table:formula="of:=MID([.A5379]; FIND(&quot;#&quot;; [.A53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4318.ahk (1 hit)</text:p>
          </table:table-cell>
          <table:table-cell table:formula="of:=MID([.A5380]; FIND(&quot;#&quot;; [.A53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4427.ahk (1 hit)</text:p>
          </table:table-cell>
          <table:table-cell table:formula="of:=MID([.A5381]; FIND(&quot;#&quot;; [.A53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4517.ahk (1 hit)</text:p>
          </table:table-cell>
          <table:table-cell table:formula="of:=MID([.A5382]; FIND(&quot;#&quot;; [.A53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4536.ahk (1 hit)</text:p>
          </table:table-cell>
          <table:table-cell table:formula="of:=MID([.A5383]; FIND(&quot;#&quot;; [.A53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4553.ahk (1 hit)</text:p>
          </table:table-cell>
          <table:table-cell table:formula="of:=MID([.A5384]; FIND(&quot;#&quot;; [.A53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4743.ahk (1 hit)</text:p>
          </table:table-cell>
          <table:table-cell table:formula="of:=MID([.A5385]; FIND(&quot;#&quot;; [.A53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005.ahk (1 hit)</text:p>
          </table:table-cell>
          <table:table-cell table:formula="of:=MID([.A5386]; FIND(&quot;#&quot;; [.A53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051.ahk (1 hit)</text:p>
          </table:table-cell>
          <table:table-cell table:formula="of:=MID([.A5387]; FIND(&quot;#&quot;; [.A53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418.ahk (1 hit)</text:p>
          </table:table-cell>
          <table:table-cell table:formula="of:=MID([.A5388]; FIND(&quot;#&quot;; [.A53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514.ahk (1 hit)</text:p>
          </table:table-cell>
          <table:table-cell table:formula="of:=MID([.A5389]; FIND(&quot;#&quot;; [.A53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535.ahk (1 hit)</text:p>
          </table:table-cell>
          <table:table-cell table:formula="of:=MID([.A5390]; FIND(&quot;#&quot;; [.A53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615.ahk (1 hit)</text:p>
          </table:table-cell>
          <table:table-cell table:formula="of:=MID([.A5391]; FIND(&quot;#&quot;; [.A53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653.ahk (1 hit)</text:p>
          </table:table-cell>
          <table:table-cell table:formula="of:=MID([.A5392]; FIND(&quot;#&quot;; [.A53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809.ahk (1 hit)</text:p>
          </table:table-cell>
          <table:table-cell table:formula="of:=MID([.A5393]; FIND(&quot;#&quot;; [.A53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815.ahk (1 hit)</text:p>
          </table:table-cell>
          <table:table-cell table:formula="of:=MID([.A5394]; FIND(&quot;#&quot;; [.A53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826.ahk (1 hit)</text:p>
          </table:table-cell>
          <table:table-cell table:formula="of:=MID([.A5395]; FIND(&quot;#&quot;; [.A53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839.ahk (1 hit)</text:p>
          </table:table-cell>
          <table:table-cell table:formula="of:=MID([.A5396]; FIND(&quot;#&quot;; [.A53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65850.ahk (1 hit)</text:p>
          </table:table-cell>
          <table:table-cell table:formula="of:=MID([.A5397]; FIND(&quot;#&quot;; [.A53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049.ahk (1 hit)</text:p>
          </table:table-cell>
          <table:table-cell table:formula="of:=MID([.A5398]; FIND(&quot;#&quot;; [.A53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110.ahk (1 hit)</text:p>
          </table:table-cell>
          <table:table-cell table:formula="of:=MID([.A5399]; FIND(&quot;#&quot;; [.A53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218.ahk (1 hit)</text:p>
          </table:table-cell>
          <table:table-cell table:formula="of:=MID([.A5400]; FIND(&quot;#&quot;; [.A54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230.ahk (1 hit)</text:p>
          </table:table-cell>
          <table:table-cell table:formula="of:=MID([.A5401]; FIND(&quot;#&quot;; [.A54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327.ahk (1 hit)</text:p>
          </table:table-cell>
          <table:table-cell table:formula="of:=MID([.A5402]; FIND(&quot;#&quot;; [.A54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341.ahk (1 hit)</text:p>
          </table:table-cell>
          <table:table-cell table:formula="of:=MID([.A5403]; FIND(&quot;#&quot;; [.A54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346.ahk (1 hit)</text:p>
          </table:table-cell>
          <table:table-cell table:formula="of:=MID([.A5404]; FIND(&quot;#&quot;; [.A54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503.ahk (1 hit)</text:p>
          </table:table-cell>
          <table:table-cell table:formula="of:=MID([.A5405]; FIND(&quot;#&quot;; [.A54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505.ahk (1 hit)</text:p>
          </table:table-cell>
          <table:table-cell table:formula="of:=MID([.A5406]; FIND(&quot;#&quot;; [.A54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513.ahk (1 hit)</text:p>
          </table:table-cell>
          <table:table-cell table:formula="of:=MID([.A5407]; FIND(&quot;#&quot;; [.A54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514.ahk (1 hit)</text:p>
          </table:table-cell>
          <table:table-cell table:formula="of:=MID([.A5408]; FIND(&quot;#&quot;; [.A54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515.ahk (1 hit)</text:p>
          </table:table-cell>
          <table:table-cell table:formula="of:=MID([.A5409]; FIND(&quot;#&quot;; [.A54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516.ahk (1 hit)</text:p>
          </table:table-cell>
          <table:table-cell table:formula="of:=MID([.A5410]; FIND(&quot;#&quot;; [.A54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522.ahk (1 hit)</text:p>
          </table:table-cell>
          <table:table-cell table:formula="of:=MID([.A5411]; FIND(&quot;#&quot;; [.A54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545.ahk (1 hit)</text:p>
          </table:table-cell>
          <table:table-cell table:formula="of:=MID([.A5412]; FIND(&quot;#&quot;; [.A54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604.ahk (1 hit)</text:p>
          </table:table-cell>
          <table:table-cell table:formula="of:=MID([.A5413]; FIND(&quot;#&quot;; [.A54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659.ahk (1 hit)</text:p>
          </table:table-cell>
          <table:table-cell table:formula="of:=MID([.A5414]; FIND(&quot;#&quot;; [.A54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0707.ahk (1 hit)</text:p>
          </table:table-cell>
          <table:table-cell table:formula="of:=MID([.A5415]; FIND(&quot;#&quot;; [.A54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1201.ahk (1 hit)</text:p>
          </table:table-cell>
          <table:table-cell table:formula="of:=MID([.A5416]; FIND(&quot;#&quot;; [.A54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1825.ahk (1 hit)</text:p>
          </table:table-cell>
          <table:table-cell table:formula="of:=MID([.A5417]; FIND(&quot;#&quot;; [.A54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1846.ahk (1 hit)</text:p>
          </table:table-cell>
          <table:table-cell table:formula="of:=MID([.A5418]; FIND(&quot;#&quot;; [.A54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1910.ahk (1 hit)</text:p>
          </table:table-cell>
          <table:table-cell table:formula="of:=MID([.A5419]; FIND(&quot;#&quot;; [.A54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1917.ahk (1 hit)</text:p>
          </table:table-cell>
          <table:table-cell table:formula="of:=MID([.A5420]; FIND(&quot;#&quot;; [.A54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1927.ahk (1 hit)</text:p>
          </table:table-cell>
          <table:table-cell table:formula="of:=MID([.A5421]; FIND(&quot;#&quot;; [.A54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1936.ahk (1 hit)</text:p>
          </table:table-cell>
          <table:table-cell table:formula="of:=MID([.A5422]; FIND(&quot;#&quot;; [.A54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034.ahk (1 hit)</text:p>
          </table:table-cell>
          <table:table-cell table:formula="of:=MID([.A5423]; FIND(&quot;#&quot;; [.A54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119.ahk (1 hit)</text:p>
          </table:table-cell>
          <table:table-cell table:formula="of:=MID([.A5424]; FIND(&quot;#&quot;; [.A54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404.ahk (1 hit)</text:p>
          </table:table-cell>
          <table:table-cell table:formula="of:=MID([.A5425]; FIND(&quot;#&quot;; [.A54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427.ahk (1 hit)</text:p>
          </table:table-cell>
          <table:table-cell table:formula="of:=MID([.A5426]; FIND(&quot;#&quot;; [.A54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430.ahk (1 hit)</text:p>
          </table:table-cell>
          <table:table-cell table:formula="of:=MID([.A5427]; FIND(&quot;#&quot;; [.A54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507.ahk (1 hit)</text:p>
          </table:table-cell>
          <table:table-cell table:formula="of:=MID([.A5428]; FIND(&quot;#&quot;; [.A54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514.ahk (1 hit)</text:p>
          </table:table-cell>
          <table:table-cell table:formula="of:=MID([.A5429]; FIND(&quot;#&quot;; [.A54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610.ahk (1 hit)</text:p>
          </table:table-cell>
          <table:table-cell table:formula="of:=MID([.A5430]; FIND(&quot;#&quot;; [.A54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626.ahk (1 hit)</text:p>
          </table:table-cell>
          <table:table-cell table:formula="of:=MID([.A5431]; FIND(&quot;#&quot;; [.A54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641.ahk (1 hit)</text:p>
          </table:table-cell>
          <table:table-cell table:formula="of:=MID([.A5432]; FIND(&quot;#&quot;; [.A54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652.ahk (1 hit)</text:p>
          </table:table-cell>
          <table:table-cell table:formula="of:=MID([.A5433]; FIND(&quot;#&quot;; [.A54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2711.ahk (1 hit)</text:p>
          </table:table-cell>
          <table:table-cell table:formula="of:=MID([.A5434]; FIND(&quot;#&quot;; [.A54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3205.ahk (1 hit)</text:p>
          </table:table-cell>
          <table:table-cell table:formula="of:=MID([.A5435]; FIND(&quot;#&quot;; [.A54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3231.ahk (1 hit)</text:p>
          </table:table-cell>
          <table:table-cell table:formula="of:=MID([.A5436]; FIND(&quot;#&quot;; [.A54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3401.ahk (1 hit)</text:p>
          </table:table-cell>
          <table:table-cell table:formula="of:=MID([.A5437]; FIND(&quot;#&quot;; [.A54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3409.ahk (1 hit)</text:p>
          </table:table-cell>
          <table:table-cell table:formula="of:=MID([.A5438]; FIND(&quot;#&quot;; [.A54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3421.ahk (1 hit)</text:p>
          </table:table-cell>
          <table:table-cell table:formula="of:=MID([.A5439]; FIND(&quot;#&quot;; [.A54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3424.ahk (1 hit)</text:p>
          </table:table-cell>
          <table:table-cell table:formula="of:=MID([.A5440]; FIND(&quot;#&quot;; [.A54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3542.ahk (1 hit)</text:p>
          </table:table-cell>
          <table:table-cell table:formula="of:=MID([.A5441]; FIND(&quot;#&quot;; [.A54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3547.ahk (1 hit)</text:p>
          </table:table-cell>
          <table:table-cell table:formula="of:=MID([.A5442]; FIND(&quot;#&quot;; [.A54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75423.ahk (1 hit)</text:p>
          </table:table-cell>
          <table:table-cell table:formula="of:=MID([.A5443]; FIND(&quot;#&quot;; [.A54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93749.ahk (1 hit)</text:p>
          </table:table-cell>
          <table:table-cell table:formula="of:=MID([.A5444]; FIND(&quot;#&quot;; [.A54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094010.ahk (1 hit)</text:p>
          </table:table-cell>
          <table:table-cell table:formula="of:=MID([.A5445]; FIND(&quot;#&quot;; [.A54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15549.ahk (1 hit)</text:p>
          </table:table-cell>
          <table:table-cell table:formula="of:=MID([.A5446]; FIND(&quot;#&quot;; [.A54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15554.ahk (1 hit)</text:p>
          </table:table-cell>
          <table:table-cell table:formula="of:=MID([.A5447]; FIND(&quot;#&quot;; [.A54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15941.ahk (1 hit)</text:p>
          </table:table-cell>
          <table:table-cell table:formula="of:=MID([.A5448]; FIND(&quot;#&quot;; [.A54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058.ahk (1 hit)</text:p>
          </table:table-cell>
          <table:table-cell table:formula="of:=MID([.A5449]; FIND(&quot;#&quot;; [.A54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120.ahk (1 hit)</text:p>
          </table:table-cell>
          <table:table-cell table:formula="of:=MID([.A5450]; FIND(&quot;#&quot;; [.A54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212.ahk (1 hit)</text:p>
          </table:table-cell>
          <table:table-cell table:formula="of:=MID([.A5451]; FIND(&quot;#&quot;; [.A54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230.ahk (1 hit)</text:p>
          </table:table-cell>
          <table:table-cell table:formula="of:=MID([.A5452]; FIND(&quot;#&quot;; [.A54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301.ahk (1 hit)</text:p>
          </table:table-cell>
          <table:table-cell table:formula="of:=MID([.A5453]; FIND(&quot;#&quot;; [.A54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353.ahk (1 hit)</text:p>
          </table:table-cell>
          <table:table-cell table:formula="of:=MID([.A5454]; FIND(&quot;#&quot;; [.A54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429.ahk (1 hit)</text:p>
          </table:table-cell>
          <table:table-cell table:formula="of:=MID([.A5455]; FIND(&quot;#&quot;; [.A54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442.ahk (1 hit)</text:p>
          </table:table-cell>
          <table:table-cell table:formula="of:=MID([.A5456]; FIND(&quot;#&quot;; [.A54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601.ahk (1 hit)</text:p>
          </table:table-cell>
          <table:table-cell table:formula="of:=MID([.A5457]; FIND(&quot;#&quot;; [.A54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612.ahk (1 hit)</text:p>
          </table:table-cell>
          <table:table-cell table:formula="of:=MID([.A5458]; FIND(&quot;#&quot;; [.A54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620.ahk (1 hit)</text:p>
          </table:table-cell>
          <table:table-cell table:formula="of:=MID([.A5459]; FIND(&quot;#&quot;; [.A54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709.ahk (1 hit)</text:p>
          </table:table-cell>
          <table:table-cell table:formula="of:=MID([.A5460]; FIND(&quot;#&quot;; [.A54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717.ahk (1 hit)</text:p>
          </table:table-cell>
          <table:table-cell table:formula="of:=MID([.A5461]; FIND(&quot;#&quot;; [.A54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720.ahk (1 hit)</text:p>
          </table:table-cell>
          <table:table-cell table:formula="of:=MID([.A5462]; FIND(&quot;#&quot;; [.A54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0840.ahk (1 hit)</text:p>
          </table:table-cell>
          <table:table-cell table:formula="of:=MID([.A5463]; FIND(&quot;#&quot;; [.A54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1405.ahk (1 hit)</text:p>
          </table:table-cell>
          <table:table-cell table:formula="of:=MID([.A5464]; FIND(&quot;#&quot;; [.A54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1423.ahk (1 hit)</text:p>
          </table:table-cell>
          <table:table-cell table:formula="of:=MID([.A5465]; FIND(&quot;#&quot;; [.A54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1434.ahk (1 hit)</text:p>
          </table:table-cell>
          <table:table-cell table:formula="of:=MID([.A5466]; FIND(&quot;#&quot;; [.A54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1508.ahk (1 hit)</text:p>
          </table:table-cell>
          <table:table-cell table:formula="of:=MID([.A5467]; FIND(&quot;#&quot;; [.A54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1509.ahk (1 hit)</text:p>
          </table:table-cell>
          <table:table-cell table:formula="of:=MID([.A5468]; FIND(&quot;#&quot;; [.A54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1609.ahk (1 hit)</text:p>
          </table:table-cell>
          <table:table-cell table:formula="of:=MID([.A5469]; FIND(&quot;#&quot;; [.A54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1647.ahk (1 hit)</text:p>
          </table:table-cell>
          <table:table-cell table:formula="of:=MID([.A5470]; FIND(&quot;#&quot;; [.A54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3107.ahk (1 hit)</text:p>
          </table:table-cell>
          <table:table-cell table:formula="of:=MID([.A5471]; FIND(&quot;#&quot;; [.A54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3121.ahk (1 hit)</text:p>
          </table:table-cell>
          <table:table-cell table:formula="of:=MID([.A5472]; FIND(&quot;#&quot;; [.A54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3201.ahk (1 hit)</text:p>
          </table:table-cell>
          <table:table-cell table:formula="of:=MID([.A5473]; FIND(&quot;#&quot;; [.A54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3537.ahk (1 hit)</text:p>
          </table:table-cell>
          <table:table-cell table:formula="of:=MID([.A5474]; FIND(&quot;#&quot;; [.A54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3543.ahk (1 hit)</text:p>
          </table:table-cell>
          <table:table-cell table:formula="of:=MID([.A5475]; FIND(&quot;#&quot;; [.A54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3640.ahk (1 hit)</text:p>
          </table:table-cell>
          <table:table-cell table:formula="of:=MID([.A5476]; FIND(&quot;#&quot;; [.A54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3646.ahk (1 hit)</text:p>
          </table:table-cell>
          <table:table-cell table:formula="of:=MID([.A5477]; FIND(&quot;#&quot;; [.A54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3707.ahk (1 hit)</text:p>
          </table:table-cell>
          <table:table-cell table:formula="of:=MID([.A5478]; FIND(&quot;#&quot;; [.A54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4449.ahk (1 hit)</text:p>
          </table:table-cell>
          <table:table-cell table:formula="of:=MID([.A5479]; FIND(&quot;#&quot;; [.A54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4514.ahk (1 hit)</text:p>
          </table:table-cell>
          <table:table-cell table:formula="of:=MID([.A5480]; FIND(&quot;#&quot;; [.A54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4520.ahk (1 hit)</text:p>
          </table:table-cell>
          <table:table-cell table:formula="of:=MID([.A5481]; FIND(&quot;#&quot;; [.A54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4658.ahk (1 hit)</text:p>
          </table:table-cell>
          <table:table-cell table:formula="of:=MID([.A5482]; FIND(&quot;#&quot;; [.A54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4719.ahk (1 hit)</text:p>
          </table:table-cell>
          <table:table-cell table:formula="of:=MID([.A5483]; FIND(&quot;#&quot;; [.A54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4734.ahk (1 hit)</text:p>
          </table:table-cell>
          <table:table-cell table:formula="of:=MID([.A5484]; FIND(&quot;#&quot;; [.A54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4745.ahk (1 hit)</text:p>
          </table:table-cell>
          <table:table-cell table:formula="of:=MID([.A5485]; FIND(&quot;#&quot;; [.A54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4803.ahk (1 hit)</text:p>
          </table:table-cell>
          <table:table-cell table:formula="of:=MID([.A5486]; FIND(&quot;#&quot;; [.A54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4806.ahk (1 hit)</text:p>
          </table:table-cell>
          <table:table-cell table:formula="of:=MID([.A5487]; FIND(&quot;#&quot;; [.A54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4822.ahk (1 hit)</text:p>
          </table:table-cell>
          <table:table-cell table:formula="of:=MID([.A5488]; FIND(&quot;#&quot;; [.A54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030.ahk (1 hit)</text:p>
          </table:table-cell>
          <table:table-cell table:formula="of:=MID([.A5489]; FIND(&quot;#&quot;; [.A54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111.ahk (1 hit)</text:p>
          </table:table-cell>
          <table:table-cell table:formula="of:=MID([.A5490]; FIND(&quot;#&quot;; [.A54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251.ahk (1 hit)</text:p>
          </table:table-cell>
          <table:table-cell table:formula="of:=MID([.A5491]; FIND(&quot;#&quot;; [.A54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311.ahk (1 hit)</text:p>
          </table:table-cell>
          <table:table-cell table:formula="of:=MID([.A5492]; FIND(&quot;#&quot;; [.A54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322.ahk (1 hit)</text:p>
          </table:table-cell>
          <table:table-cell table:formula="of:=MID([.A5493]; FIND(&quot;#&quot;; [.A54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408.ahk (1 hit)</text:p>
          </table:table-cell>
          <table:table-cell table:formula="of:=MID([.A5494]; FIND(&quot;#&quot;; [.A54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415.ahk (1 hit)</text:p>
          </table:table-cell>
          <table:table-cell table:formula="of:=MID([.A5495]; FIND(&quot;#&quot;; [.A54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436.ahk (1 hit)</text:p>
          </table:table-cell>
          <table:table-cell table:formula="of:=MID([.A5496]; FIND(&quot;#&quot;; [.A54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509.ahk (1 hit)</text:p>
          </table:table-cell>
          <table:table-cell table:formula="of:=MID([.A5497]; FIND(&quot;#&quot;; [.A54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534.ahk (1 hit)</text:p>
          </table:table-cell>
          <table:table-cell table:formula="of:=MID([.A5498]; FIND(&quot;#&quot;; [.A54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811.ahk (1 hit)</text:p>
          </table:table-cell>
          <table:table-cell table:formula="of:=MID([.A5499]; FIND(&quot;#&quot;; [.A54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817.ahk (1 hit)</text:p>
          </table:table-cell>
          <table:table-cell table:formula="of:=MID([.A5500]; FIND(&quot;#&quot;; [.A55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25901.ahk (1 hit)</text:p>
          </table:table-cell>
          <table:table-cell table:formula="of:=MID([.A5501]; FIND(&quot;#&quot;; [.A55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001.ahk (1 hit)</text:p>
          </table:table-cell>
          <table:table-cell table:formula="of:=MID([.A5502]; FIND(&quot;#&quot;; [.A55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010.ahk (1 hit)</text:p>
          </table:table-cell>
          <table:table-cell table:formula="of:=MID([.A5503]; FIND(&quot;#&quot;; [.A55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033.ahk (1 hit)</text:p>
          </table:table-cell>
          <table:table-cell table:formula="of:=MID([.A5504]; FIND(&quot;#&quot;; [.A55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048.ahk (1 hit)</text:p>
          </table:table-cell>
          <table:table-cell table:formula="of:=MID([.A5505]; FIND(&quot;#&quot;; [.A55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101.ahk (1 hit)</text:p>
          </table:table-cell>
          <table:table-cell table:formula="of:=MID([.A5506]; FIND(&quot;#&quot;; [.A55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228.ahk (1 hit)</text:p>
          </table:table-cell>
          <table:table-cell table:formula="of:=MID([.A5507]; FIND(&quot;#&quot;; [.A55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308.ahk (1 hit)</text:p>
          </table:table-cell>
          <table:table-cell table:formula="of:=MID([.A5508]; FIND(&quot;#&quot;; [.A55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350.ahk (1 hit)</text:p>
          </table:table-cell>
          <table:table-cell table:formula="of:=MID([.A5509]; FIND(&quot;#&quot;; [.A55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534.ahk (1 hit)</text:p>
          </table:table-cell>
          <table:table-cell table:formula="of:=MID([.A5510]; FIND(&quot;#&quot;; [.A55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544.ahk (1 hit)</text:p>
          </table:table-cell>
          <table:table-cell table:formula="of:=MID([.A5511]; FIND(&quot;#&quot;; [.A55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605.ahk (1 hit)</text:p>
          </table:table-cell>
          <table:table-cell table:formula="of:=MID([.A5512]; FIND(&quot;#&quot;; [.A55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723.ahk (1 hit)</text:p>
          </table:table-cell>
          <table:table-cell table:formula="of:=MID([.A5513]; FIND(&quot;#&quot;; [.A55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814.ahk (1 hit)</text:p>
          </table:table-cell>
          <table:table-cell table:formula="of:=MID([.A5514]; FIND(&quot;#&quot;; [.A55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0909.ahk (1 hit)</text:p>
          </table:table-cell>
          <table:table-cell table:formula="of:=MID([.A5515]; FIND(&quot;#&quot;; [.A55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1008.ahk (1 hit)</text:p>
          </table:table-cell>
          <table:table-cell table:formula="of:=MID([.A5516]; FIND(&quot;#&quot;; [.A55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1035.ahk (1 hit)</text:p>
          </table:table-cell>
          <table:table-cell table:formula="of:=MID([.A5517]; FIND(&quot;#&quot;; [.A55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1128.ahk (1 hit)</text:p>
          </table:table-cell>
          <table:table-cell table:formula="of:=MID([.A5518]; FIND(&quot;#&quot;; [.A55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1218.ahk (1 hit)</text:p>
          </table:table-cell>
          <table:table-cell table:formula="of:=MID([.A5519]; FIND(&quot;#&quot;; [.A55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1252.ahk (1 hit)</text:p>
          </table:table-cell>
          <table:table-cell table:formula="of:=MID([.A5520]; FIND(&quot;#&quot;; [.A55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1359.ahk (1 hit)</text:p>
          </table:table-cell>
          <table:table-cell table:formula="of:=MID([.A5521]; FIND(&quot;#&quot;; [.A55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1529.ahk (1 hit)</text:p>
          </table:table-cell>
          <table:table-cell table:formula="of:=MID([.A5522]; FIND(&quot;#&quot;; [.A55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1705.ahk (1 hit)</text:p>
          </table:table-cell>
          <table:table-cell table:formula="of:=MID([.A5523]; FIND(&quot;#&quot;; [.A55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1724.ahk (1 hit)</text:p>
          </table:table-cell>
          <table:table-cell table:formula="of:=MID([.A5524]; FIND(&quot;#&quot;; [.A55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1811.ahk (1 hit)</text:p>
          </table:table-cell>
          <table:table-cell table:formula="of:=MID([.A5525]; FIND(&quot;#&quot;; [.A55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1936.ahk (1 hit)</text:p>
          </table:table-cell>
          <table:table-cell table:formula="of:=MID([.A5526]; FIND(&quot;#&quot;; [.A55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2131.ahk (1 hit)</text:p>
          </table:table-cell>
          <table:table-cell table:formula="of:=MID([.A5527]; FIND(&quot;#&quot;; [.A55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2415.ahk (1 hit)</text:p>
          </table:table-cell>
          <table:table-cell table:formula="of:=MID([.A5528]; FIND(&quot;#&quot;; [.A55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2416.ahk (1 hit)</text:p>
          </table:table-cell>
          <table:table-cell table:formula="of:=MID([.A5529]; FIND(&quot;#&quot;; [.A55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2532.ahk (1 hit)</text:p>
          </table:table-cell>
          <table:table-cell table:formula="of:=MID([.A5530]; FIND(&quot;#&quot;; [.A55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2607.ahk (1 hit)</text:p>
          </table:table-cell>
          <table:table-cell table:formula="of:=MID([.A5531]; FIND(&quot;#&quot;; [.A55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249.ahk (1 hit)</text:p>
          </table:table-cell>
          <table:table-cell table:formula="of:=MID([.A5532]; FIND(&quot;#&quot;; [.A55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326.ahk (1 hit)</text:p>
          </table:table-cell>
          <table:table-cell table:formula="of:=MID([.A5533]; FIND(&quot;#&quot;; [.A55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343.ahk (1 hit)</text:p>
          </table:table-cell>
          <table:table-cell table:formula="of:=MID([.A5534]; FIND(&quot;#&quot;; [.A55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354.ahk (1 hit)</text:p>
          </table:table-cell>
          <table:table-cell table:formula="of:=MID([.A5535]; FIND(&quot;#&quot;; [.A55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403.ahk (1 hit)</text:p>
          </table:table-cell>
          <table:table-cell table:formula="of:=MID([.A5536]; FIND(&quot;#&quot;; [.A55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653.ahk (1 hit)</text:p>
          </table:table-cell>
          <table:table-cell table:formula="of:=MID([.A5537]; FIND(&quot;#&quot;; [.A55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716.ahk (1 hit)</text:p>
          </table:table-cell>
          <table:table-cell table:formula="of:=MID([.A5538]; FIND(&quot;#&quot;; [.A55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827.ahk (1 hit)</text:p>
          </table:table-cell>
          <table:table-cell table:formula="of:=MID([.A5539]; FIND(&quot;#&quot;; [.A55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838.ahk (1 hit)</text:p>
          </table:table-cell>
          <table:table-cell table:formula="of:=MID([.A5540]; FIND(&quot;#&quot;; [.A55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903.ahk (1 hit)</text:p>
          </table:table-cell>
          <table:table-cell table:formula="of:=MID([.A5541]; FIND(&quot;#&quot;; [.A55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918.ahk (1 hit)</text:p>
          </table:table-cell>
          <table:table-cell table:formula="of:=MID([.A5542]; FIND(&quot;#&quot;; [.A55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3941.ahk (1 hit)</text:p>
          </table:table-cell>
          <table:table-cell table:formula="of:=MID([.A5543]; FIND(&quot;#&quot;; [.A55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021.ahk (1 hit)</text:p>
          </table:table-cell>
          <table:table-cell table:formula="of:=MID([.A5544]; FIND(&quot;#&quot;; [.A55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055.ahk (1 hit)</text:p>
          </table:table-cell>
          <table:table-cell table:formula="of:=MID([.A5545]; FIND(&quot;#&quot;; [.A55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115.ahk (1 hit)</text:p>
          </table:table-cell>
          <table:table-cell table:formula="of:=MID([.A5546]; FIND(&quot;#&quot;; [.A55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126.ahk (1 hit)</text:p>
          </table:table-cell>
          <table:table-cell table:formula="of:=MID([.A5547]; FIND(&quot;#&quot;; [.A55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136.ahk (1 hit)</text:p>
          </table:table-cell>
          <table:table-cell table:formula="of:=MID([.A5548]; FIND(&quot;#&quot;; [.A55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200.ahk (1 hit)</text:p>
          </table:table-cell>
          <table:table-cell table:formula="of:=MID([.A5549]; FIND(&quot;#&quot;; [.A55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300.ahk (1 hit)</text:p>
          </table:table-cell>
          <table:table-cell table:formula="of:=MID([.A5550]; FIND(&quot;#&quot;; [.A55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341.ahk (1 hit)</text:p>
          </table:table-cell>
          <table:table-cell table:formula="of:=MID([.A5551]; FIND(&quot;#&quot;; [.A55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459.ahk (1 hit)</text:p>
          </table:table-cell>
          <table:table-cell table:formula="of:=MID([.A5552]; FIND(&quot;#&quot;; [.A55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512.ahk (1 hit)</text:p>
          </table:table-cell>
          <table:table-cell table:formula="of:=MID([.A5553]; FIND(&quot;#&quot;; [.A55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525.ahk (1 hit)</text:p>
          </table:table-cell>
          <table:table-cell table:formula="of:=MID([.A5554]; FIND(&quot;#&quot;; [.A55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4854.ahk (1 hit)</text:p>
          </table:table-cell>
          <table:table-cell table:formula="of:=MID([.A5555]; FIND(&quot;#&quot;; [.A55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012.ahk (1 hit)</text:p>
          </table:table-cell>
          <table:table-cell table:formula="of:=MID([.A5556]; FIND(&quot;#&quot;; [.A55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109.ahk (1 hit)</text:p>
          </table:table-cell>
          <table:table-cell table:formula="of:=MID([.A5557]; FIND(&quot;#&quot;; [.A55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134.ahk (1 hit)</text:p>
          </table:table-cell>
          <table:table-cell table:formula="of:=MID([.A5558]; FIND(&quot;#&quot;; [.A55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141.ahk (1 hit)</text:p>
          </table:table-cell>
          <table:table-cell table:formula="of:=MID([.A5559]; FIND(&quot;#&quot;; [.A55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145.ahk (1 hit)</text:p>
          </table:table-cell>
          <table:table-cell table:formula="of:=MID([.A5560]; FIND(&quot;#&quot;; [.A55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217.ahk (1 hit)</text:p>
          </table:table-cell>
          <table:table-cell table:formula="of:=MID([.A5561]; FIND(&quot;#&quot;; [.A55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246.ahk (1 hit)</text:p>
          </table:table-cell>
          <table:table-cell table:formula="of:=MID([.A5562]; FIND(&quot;#&quot;; [.A55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357.ahk (1 hit)</text:p>
          </table:table-cell>
          <table:table-cell table:formula="of:=MID([.A5563]; FIND(&quot;#&quot;; [.A55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409.ahk (1 hit)</text:p>
          </table:table-cell>
          <table:table-cell table:formula="of:=MID([.A5564]; FIND(&quot;#&quot;; [.A55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521.ahk (1 hit)</text:p>
          </table:table-cell>
          <table:table-cell table:formula="of:=MID([.A5565]; FIND(&quot;#&quot;; [.A55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605.ahk (1 hit)</text:p>
          </table:table-cell>
          <table:table-cell table:formula="of:=MID([.A5566]; FIND(&quot;#&quot;; [.A55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657.ahk (1 hit)</text:p>
          </table:table-cell>
          <table:table-cell table:formula="of:=MID([.A5567]; FIND(&quot;#&quot;; [.A55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35958.ahk (1 hit)</text:p>
          </table:table-cell>
          <table:table-cell table:formula="of:=MID([.A5568]; FIND(&quot;#&quot;; [.A55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0124.ahk (1 hit)</text:p>
          </table:table-cell>
          <table:table-cell table:formula="of:=MID([.A5569]; FIND(&quot;#&quot;; [.A55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0226.ahk (1 hit)</text:p>
          </table:table-cell>
          <table:table-cell table:formula="of:=MID([.A5570]; FIND(&quot;#&quot;; [.A55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0258.ahk (1 hit)</text:p>
          </table:table-cell>
          <table:table-cell table:formula="of:=MID([.A5571]; FIND(&quot;#&quot;; [.A55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0351.ahk (1 hit)</text:p>
          </table:table-cell>
          <table:table-cell table:formula="of:=MID([.A5572]; FIND(&quot;#&quot;; [.A55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0359.ahk (1 hit)</text:p>
          </table:table-cell>
          <table:table-cell table:formula="of:=MID([.A5573]; FIND(&quot;#&quot;; [.A55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0651.ahk (1 hit)</text:p>
          </table:table-cell>
          <table:table-cell table:formula="of:=MID([.A5574]; FIND(&quot;#&quot;; [.A55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0732.ahk (1 hit)</text:p>
          </table:table-cell>
          <table:table-cell table:formula="of:=MID([.A5575]; FIND(&quot;#&quot;; [.A55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0806.ahk (1 hit)</text:p>
          </table:table-cell>
          <table:table-cell table:formula="of:=MID([.A5576]; FIND(&quot;#&quot;; [.A55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0914.ahk (1 hit)</text:p>
          </table:table-cell>
          <table:table-cell table:formula="of:=MID([.A5577]; FIND(&quot;#&quot;; [.A55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1011.ahk (1 hit)</text:p>
          </table:table-cell>
          <table:table-cell table:formula="of:=MID([.A5578]; FIND(&quot;#&quot;; [.A55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1128.ahk (1 hit)</text:p>
          </table:table-cell>
          <table:table-cell table:formula="of:=MID([.A5579]; FIND(&quot;#&quot;; [.A55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1151.ahk (1 hit)</text:p>
          </table:table-cell>
          <table:table-cell table:formula="of:=MID([.A5580]; FIND(&quot;#&quot;; [.A55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1811.ahk (1 hit)</text:p>
          </table:table-cell>
          <table:table-cell table:formula="of:=MID([.A5581]; FIND(&quot;#&quot;; [.A55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1852.ahk (1 hit)</text:p>
          </table:table-cell>
          <table:table-cell table:formula="of:=MID([.A5582]; FIND(&quot;#&quot;; [.A55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2107.ahk (1 hit)</text:p>
          </table:table-cell>
          <table:table-cell table:formula="of:=MID([.A5583]; FIND(&quot;#&quot;; [.A55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2202.ahk (1 hit)</text:p>
          </table:table-cell>
          <table:table-cell table:formula="of:=MID([.A5584]; FIND(&quot;#&quot;; [.A55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2625.ahk (1 hit)</text:p>
          </table:table-cell>
          <table:table-cell table:formula="of:=MID([.A5585]; FIND(&quot;#&quot;; [.A55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2634.ahk (1 hit)</text:p>
          </table:table-cell>
          <table:table-cell table:formula="of:=MID([.A5586]; FIND(&quot;#&quot;; [.A55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2638.ahk (1 hit)</text:p>
          </table:table-cell>
          <table:table-cell table:formula="of:=MID([.A5587]; FIND(&quot;#&quot;; [.A55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2700.ahk (1 hit)</text:p>
          </table:table-cell>
          <table:table-cell table:formula="of:=MID([.A5588]; FIND(&quot;#&quot;; [.A55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2839.ahk (1 hit)</text:p>
          </table:table-cell>
          <table:table-cell table:formula="of:=MID([.A5589]; FIND(&quot;#&quot;; [.A55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2908.ahk (1 hit)</text:p>
          </table:table-cell>
          <table:table-cell table:formula="of:=MID([.A5590]; FIND(&quot;#&quot;; [.A55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2928.ahk (1 hit)</text:p>
          </table:table-cell>
          <table:table-cell table:formula="of:=MID([.A5591]; FIND(&quot;#&quot;; [.A55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3000.ahk (1 hit)</text:p>
          </table:table-cell>
          <table:table-cell table:formula="of:=MID([.A5592]; FIND(&quot;#&quot;; [.A55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3011.ahk (1 hit)</text:p>
          </table:table-cell>
          <table:table-cell table:formula="of:=MID([.A5593]; FIND(&quot;#&quot;; [.A55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3045.ahk (1 hit)</text:p>
          </table:table-cell>
          <table:table-cell table:formula="of:=MID([.A5594]; FIND(&quot;#&quot;; [.A55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3340.ahk (1 hit)</text:p>
          </table:table-cell>
          <table:table-cell table:formula="of:=MID([.A5595]; FIND(&quot;#&quot;; [.A55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3351.ahk (1 hit)</text:p>
          </table:table-cell>
          <table:table-cell table:formula="of:=MID([.A5596]; FIND(&quot;#&quot;; [.A55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3356.ahk (1 hit)</text:p>
          </table:table-cell>
          <table:table-cell table:formula="of:=MID([.A5597]; FIND(&quot;#&quot;; [.A55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3410.ahk (1 hit)</text:p>
          </table:table-cell>
          <table:table-cell table:formula="of:=MID([.A5598]; FIND(&quot;#&quot;; [.A55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43448.ahk (1 hit)</text:p>
          </table:table-cell>
          <table:table-cell table:formula="of:=MID([.A5599]; FIND(&quot;#&quot;; [.A55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51841.ahk (1 hit)</text:p>
          </table:table-cell>
          <table:table-cell table:formula="of:=MID([.A5600]; FIND(&quot;#&quot;; [.A56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55803.ahk (1 hit)</text:p>
          </table:table-cell>
          <table:table-cell table:formula="of:=MID([.A5601]; FIND(&quot;#&quot;; [.A56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55831.ahk (1 hit)</text:p>
          </table:table-cell>
          <table:table-cell table:formula="of:=MID([.A5602]; FIND(&quot;#&quot;; [.A56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55916.ahk (1 hit)</text:p>
          </table:table-cell>
          <table:table-cell table:formula="of:=MID([.A5603]; FIND(&quot;#&quot;; [.A56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0007.ahk (1 hit)</text:p>
          </table:table-cell>
          <table:table-cell table:formula="of:=MID([.A5604]; FIND(&quot;#&quot;; [.A56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0021.ahk (1 hit)</text:p>
          </table:table-cell>
          <table:table-cell table:formula="of:=MID([.A5605]; FIND(&quot;#&quot;; [.A56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0051.ahk (1 hit)</text:p>
          </table:table-cell>
          <table:table-cell table:formula="of:=MID([.A5606]; FIND(&quot;#&quot;; [.A56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0126.ahk (1 hit)</text:p>
          </table:table-cell>
          <table:table-cell table:formula="of:=MID([.A5607]; FIND(&quot;#&quot;; [.A56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0135.ahk (1 hit)</text:p>
          </table:table-cell>
          <table:table-cell table:formula="of:=MID([.A5608]; FIND(&quot;#&quot;; [.A56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2443.ahk (1 hit)</text:p>
          </table:table-cell>
          <table:table-cell table:formula="of:=MID([.A5609]; FIND(&quot;#&quot;; [.A56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2449.ahk (1 hit)</text:p>
          </table:table-cell>
          <table:table-cell table:formula="of:=MID([.A5610]; FIND(&quot;#&quot;; [.A56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2646.ahk (1 hit)</text:p>
          </table:table-cell>
          <table:table-cell table:formula="of:=MID([.A5611]; FIND(&quot;#&quot;; [.A56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2700.ahk (1 hit)</text:p>
          </table:table-cell>
          <table:table-cell table:formula="of:=MID([.A5612]; FIND(&quot;#&quot;; [.A56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2813.ahk (1 hit)</text:p>
          </table:table-cell>
          <table:table-cell table:formula="of:=MID([.A5613]; FIND(&quot;#&quot;; [.A56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2900.ahk (1 hit)</text:p>
          </table:table-cell>
          <table:table-cell table:formula="of:=MID([.A5614]; FIND(&quot;#&quot;; [.A56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2912.ahk (1 hit)</text:p>
          </table:table-cell>
          <table:table-cell table:formula="of:=MID([.A5615]; FIND(&quot;#&quot;; [.A56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2930.ahk (1 hit)</text:p>
          </table:table-cell>
          <table:table-cell table:formula="of:=MID([.A5616]; FIND(&quot;#&quot;; [.A56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113.ahk (1 hit)</text:p>
          </table:table-cell>
          <table:table-cell table:formula="of:=MID([.A5617]; FIND(&quot;#&quot;; [.A56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127.ahk (1 hit)</text:p>
          </table:table-cell>
          <table:table-cell table:formula="of:=MID([.A5618]; FIND(&quot;#&quot;; [.A56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133.ahk (1 hit)</text:p>
          </table:table-cell>
          <table:table-cell table:formula="of:=MID([.A5619]; FIND(&quot;#&quot;; [.A56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243.ahk (1 hit)</text:p>
          </table:table-cell>
          <table:table-cell table:formula="of:=MID([.A5620]; FIND(&quot;#&quot;; [.A56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405.ahk (1 hit)</text:p>
          </table:table-cell>
          <table:table-cell table:formula="of:=MID([.A5621]; FIND(&quot;#&quot;; [.A56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410.ahk (1 hit)</text:p>
          </table:table-cell>
          <table:table-cell table:formula="of:=MID([.A5622]; FIND(&quot;#&quot;; [.A56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418.ahk (1 hit)</text:p>
          </table:table-cell>
          <table:table-cell table:formula="of:=MID([.A5623]; FIND(&quot;#&quot;; [.A56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430.ahk (1 hit)</text:p>
          </table:table-cell>
          <table:table-cell table:formula="of:=MID([.A5624]; FIND(&quot;#&quot;; [.A56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441.ahk (1 hit)</text:p>
          </table:table-cell>
          <table:table-cell table:formula="of:=MID([.A5625]; FIND(&quot;#&quot;; [.A56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535.ahk (1 hit)</text:p>
          </table:table-cell>
          <table:table-cell table:formula="of:=MID([.A5626]; FIND(&quot;#&quot;; [.A56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551.ahk (1 hit)</text:p>
          </table:table-cell>
          <table:table-cell table:formula="of:=MID([.A5627]; FIND(&quot;#&quot;; [.A56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724.ahk (1 hit)</text:p>
          </table:table-cell>
          <table:table-cell table:formula="of:=MID([.A5628]; FIND(&quot;#&quot;; [.A56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731.ahk (1 hit)</text:p>
          </table:table-cell>
          <table:table-cell table:formula="of:=MID([.A5629]; FIND(&quot;#&quot;; [.A56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823.ahk (1 hit)</text:p>
          </table:table-cell>
          <table:table-cell table:formula="of:=MID([.A5630]; FIND(&quot;#&quot;; [.A56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903.ahk (1 hit)</text:p>
          </table:table-cell>
          <table:table-cell table:formula="of:=MID([.A5631]; FIND(&quot;#&quot;; [.A56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914.ahk (1 hit)</text:p>
          </table:table-cell>
          <table:table-cell table:formula="of:=MID([.A5632]; FIND(&quot;#&quot;; [.A56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163924.ahk (1 hit)</text:p>
          </table:table-cell>
          <table:table-cell table:formula="of:=MID([.A5633]; FIND(&quot;#&quot;; [.A56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24454.ahk (1 hit)</text:p>
          </table:table-cell>
          <table:table-cell table:formula="of:=MID([.A5634]; FIND(&quot;#&quot;; [.A56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24507.ahk (1 hit)</text:p>
          </table:table-cell>
          <table:table-cell table:formula="of:=MID([.A5635]; FIND(&quot;#&quot;; [.A56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24841.ahk (1 hit)</text:p>
          </table:table-cell>
          <table:table-cell table:formula="of:=MID([.A5636]; FIND(&quot;#&quot;; [.A56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24913.ahk (1 hit)</text:p>
          </table:table-cell>
          <table:table-cell table:formula="of:=MID([.A5637]; FIND(&quot;#&quot;; [.A56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25159.ahk (1 hit)</text:p>
          </table:table-cell>
          <table:table-cell table:formula="of:=MID([.A5638]; FIND(&quot;#&quot;; [.A56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25243.ahk (1 hit)</text:p>
          </table:table-cell>
          <table:table-cell table:formula="of:=MID([.A5639]; FIND(&quot;#&quot;; [.A56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25313.ahk (1 hit)</text:p>
          </table:table-cell>
          <table:table-cell table:formula="of:=MID([.A5640]; FIND(&quot;#&quot;; [.A56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25426.ahk (1 hit)</text:p>
          </table:table-cell>
          <table:table-cell table:formula="of:=MID([.A5641]; FIND(&quot;#&quot;; [.A56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25522.ahk (1 hit)</text:p>
          </table:table-cell>
          <table:table-cell table:formula="of:=MID([.A5642]; FIND(&quot;#&quot;; [.A56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25616.ahk (1 hit)</text:p>
          </table:table-cell>
          <table:table-cell table:formula="of:=MID([.A5643]; FIND(&quot;#&quot;; [.A56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25926.ahk (1 hit)</text:p>
          </table:table-cell>
          <table:table-cell table:formula="of:=MID([.A5644]; FIND(&quot;#&quot;; [.A56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30106.ahk (1 hit)</text:p>
          </table:table-cell>
          <table:table-cell table:formula="of:=MID([.A5645]; FIND(&quot;#&quot;; [.A56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30114.ahk (1 hit)</text:p>
          </table:table-cell>
          <table:table-cell table:formula="of:=MID([.A5646]; FIND(&quot;#&quot;; [.A56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30117.ahk (1 hit)</text:p>
          </table:table-cell>
          <table:table-cell table:formula="of:=MID([.A5647]; FIND(&quot;#&quot;; [.A56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30135.ahk (1 hit)</text:p>
          </table:table-cell>
          <table:table-cell table:formula="of:=MID([.A5648]; FIND(&quot;#&quot;; [.A56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_20251029230156.ahk (1 hit)</text:p>
          </table:table-cell>
          <table:table-cell table:formula="of:=MID([.A5649]; FIND(&quot;#&quot;; [.A56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0926120433.ahk (1 hit)</text:p>
          </table:table-cell>
          <table:table-cell table:formula="of:=MID([.A5650]; FIND(&quot;#&quot;; [.A56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051.ahk (1 hit)</text:p>
          </table:table-cell>
          <table:table-cell table:formula="of:=MID([.A5651]; FIND(&quot;#&quot;; [.A56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152.ahk (1 hit)</text:p>
          </table:table-cell>
          <table:table-cell table:formula="of:=MID([.A5652]; FIND(&quot;#&quot;; [.A56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225.ahk (1 hit)</text:p>
          </table:table-cell>
          <table:table-cell table:formula="of:=MID([.A5653]; FIND(&quot;#&quot;; [.A56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235.ahk (1 hit)</text:p>
          </table:table-cell>
          <table:table-cell table:formula="of:=MID([.A5654]; FIND(&quot;#&quot;; [.A56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251.ahk (1 hit)</text:p>
          </table:table-cell>
          <table:table-cell table:formula="of:=MID([.A5655]; FIND(&quot;#&quot;; [.A56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300.ahk (1 hit)</text:p>
          </table:table-cell>
          <table:table-cell table:formula="of:=MID([.A5656]; FIND(&quot;#&quot;; [.A56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334.ahk (1 hit)</text:p>
          </table:table-cell>
          <table:table-cell table:formula="of:=MID([.A5657]; FIND(&quot;#&quot;; [.A56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403.ahk (1 hit)</text:p>
          </table:table-cell>
          <table:table-cell table:formula="of:=MID([.A5658]; FIND(&quot;#&quot;; [.A56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412.ahk (1 hit)</text:p>
          </table:table-cell>
          <table:table-cell table:formula="of:=MID([.A5659]; FIND(&quot;#&quot;; [.A56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430.ahk (1 hit)</text:p>
          </table:table-cell>
          <table:table-cell table:formula="of:=MID([.A5660]; FIND(&quot;#&quot;; [.A56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501.ahk (1 hit)</text:p>
          </table:table-cell>
          <table:table-cell table:formula="of:=MID([.A5661]; FIND(&quot;#&quot;; [.A56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513.ahk (1 hit)</text:p>
          </table:table-cell>
          <table:table-cell table:formula="of:=MID([.A5662]; FIND(&quot;#&quot;; [.A56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523.ahk (1 hit)</text:p>
          </table:table-cell>
          <table:table-cell table:formula="of:=MID([.A5663]; FIND(&quot;#&quot;; [.A56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552.ahk (1 hit)</text:p>
          </table:table-cell>
          <table:table-cell table:formula="of:=MID([.A5664]; FIND(&quot;#&quot;; [.A56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608.ahk (1 hit)</text:p>
          </table:table-cell>
          <table:table-cell table:formula="of:=MID([.A5665]; FIND(&quot;#&quot;; [.A56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622.ahk (1 hit)</text:p>
          </table:table-cell>
          <table:table-cell table:formula="of:=MID([.A5666]; FIND(&quot;#&quot;; [.A56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657.ahk (1 hit)</text:p>
          </table:table-cell>
          <table:table-cell table:formula="of:=MID([.A5667]; FIND(&quot;#&quot;; [.A56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727.ahk (1 hit)</text:p>
          </table:table-cell>
          <table:table-cell table:formula="of:=MID([.A5668]; FIND(&quot;#&quot;; [.A56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743.ahk (1 hit)</text:p>
          </table:table-cell>
          <table:table-cell table:formula="of:=MID([.A5669]; FIND(&quot;#&quot;; [.A56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750.ahk (1 hit)</text:p>
          </table:table-cell>
          <table:table-cell table:formula="of:=MID([.A5670]; FIND(&quot;#&quot;; [.A56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801.ahk (1 hit)</text:p>
          </table:table-cell>
          <table:table-cell table:formula="of:=MID([.A5671]; FIND(&quot;#&quot;; [.A56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0818.ahk (1 hit)</text:p>
          </table:table-cell>
          <table:table-cell table:formula="of:=MID([.A5672]; FIND(&quot;#&quot;; [.A56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1215.ahk (1 hit)</text:p>
          </table:table-cell>
          <table:table-cell table:formula="of:=MID([.A5673]; FIND(&quot;#&quot;; [.A56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1532.ahk (1 hit)</text:p>
          </table:table-cell>
          <table:table-cell table:formula="of:=MID([.A5674]; FIND(&quot;#&quot;; [.A56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1716.ahk (1 hit)</text:p>
          </table:table-cell>
          <table:table-cell table:formula="of:=MID([.A5675]; FIND(&quot;#&quot;; [.A56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1728.ahk (1 hit)</text:p>
          </table:table-cell>
          <table:table-cell table:formula="of:=MID([.A5676]; FIND(&quot;#&quot;; [.A56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1734.ahk (1 hit)</text:p>
          </table:table-cell>
          <table:table-cell table:formula="of:=MID([.A5677]; FIND(&quot;#&quot;; [.A56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1752.ahk (1 hit)</text:p>
          </table:table-cell>
          <table:table-cell table:formula="of:=MID([.A5678]; FIND(&quot;#&quot;; [.A56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1759.ahk (1 hit)</text:p>
          </table:table-cell>
          <table:table-cell table:formula="of:=MID([.A5679]; FIND(&quot;#&quot;; [.A56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1822.ahk (1 hit)</text:p>
          </table:table-cell>
          <table:table-cell table:formula="of:=MID([.A5680]; FIND(&quot;#&quot;; [.A56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1834.ahk (1 hit)</text:p>
          </table:table-cell>
          <table:table-cell table:formula="of:=MID([.A5681]; FIND(&quot;#&quot;; [.A56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1940.ahk (1 hit)</text:p>
          </table:table-cell>
          <table:table-cell table:formula="of:=MID([.A5682]; FIND(&quot;#&quot;; [.A56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1954.ahk (1 hit)</text:p>
          </table:table-cell>
          <table:table-cell table:formula="of:=MID([.A5683]; FIND(&quot;#&quot;; [.A56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002.ahk (1 hit)</text:p>
          </table:table-cell>
          <table:table-cell table:formula="of:=MID([.A5684]; FIND(&quot;#&quot;; [.A56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014.ahk (1 hit)</text:p>
          </table:table-cell>
          <table:table-cell table:formula="of:=MID([.A5685]; FIND(&quot;#&quot;; [.A56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025.ahk (1 hit)</text:p>
          </table:table-cell>
          <table:table-cell table:formula="of:=MID([.A5686]; FIND(&quot;#&quot;; [.A56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416.ahk (1 hit)</text:p>
          </table:table-cell>
          <table:table-cell table:formula="of:=MID([.A5687]; FIND(&quot;#&quot;; [.A56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424.ahk (1 hit)</text:p>
          </table:table-cell>
          <table:table-cell table:formula="of:=MID([.A5688]; FIND(&quot;#&quot;; [.A56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429.ahk (1 hit)</text:p>
          </table:table-cell>
          <table:table-cell table:formula="of:=MID([.A5689]; FIND(&quot;#&quot;; [.A56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444.ahk (1 hit)</text:p>
          </table:table-cell>
          <table:table-cell table:formula="of:=MID([.A5690]; FIND(&quot;#&quot;; [.A56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545.ahk (1 hit)</text:p>
          </table:table-cell>
          <table:table-cell table:formula="of:=MID([.A5691]; FIND(&quot;#&quot;; [.A56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557.ahk (1 hit)</text:p>
          </table:table-cell>
          <table:table-cell table:formula="of:=MID([.A5692]; FIND(&quot;#&quot;; [.A56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610.ahk (1 hit)</text:p>
          </table:table-cell>
          <table:table-cell table:formula="of:=MID([.A5693]; FIND(&quot;#&quot;; [.A56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616.ahk (1 hit)</text:p>
          </table:table-cell>
          <table:table-cell table:formula="of:=MID([.A5694]; FIND(&quot;#&quot;; [.A56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624.ahk (1 hit)</text:p>
          </table:table-cell>
          <table:table-cell table:formula="of:=MID([.A5695]; FIND(&quot;#&quot;; [.A56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632.ahk (1 hit)</text:p>
          </table:table-cell>
          <table:table-cell table:formula="of:=MID([.A5696]; FIND(&quot;#&quot;; [.A56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649.ahk (1 hit)</text:p>
          </table:table-cell>
          <table:table-cell table:formula="of:=MID([.A5697]; FIND(&quot;#&quot;; [.A56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700.ahk (1 hit)</text:p>
          </table:table-cell>
          <table:table-cell table:formula="of:=MID([.A5698]; FIND(&quot;#&quot;; [.A56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710.ahk (1 hit)</text:p>
          </table:table-cell>
          <table:table-cell table:formula="of:=MID([.A5699]; FIND(&quot;#&quot;; [.A56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715.ahk (1 hit)</text:p>
          </table:table-cell>
          <table:table-cell table:formula="of:=MID([.A5700]; FIND(&quot;#&quot;; [.A57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722.ahk (1 hit)</text:p>
          </table:table-cell>
          <table:table-cell table:formula="of:=MID([.A5701]; FIND(&quot;#&quot;; [.A57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728.ahk (1 hit)</text:p>
          </table:table-cell>
          <table:table-cell table:formula="of:=MID([.A5702]; FIND(&quot;#&quot;; [.A57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2934.ahk (1 hit)</text:p>
          </table:table-cell>
          <table:table-cell table:formula="of:=MID([.A5703]; FIND(&quot;#&quot;; [.A57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3157.ahk (1 hit)</text:p>
          </table:table-cell>
          <table:table-cell table:formula="of:=MID([.A5704]; FIND(&quot;#&quot;; [.A57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3227.ahk (1 hit)</text:p>
          </table:table-cell>
          <table:table-cell table:formula="of:=MID([.A5705]; FIND(&quot;#&quot;; [.A57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3441.ahk (1 hit)</text:p>
          </table:table-cell>
          <table:table-cell table:formula="of:=MID([.A5706]; FIND(&quot;#&quot;; [.A57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3724.ahk (1 hit)</text:p>
          </table:table-cell>
          <table:table-cell table:formula="of:=MID([.A5707]; FIND(&quot;#&quot;; [.A57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3747.ahk (1 hit)</text:p>
          </table:table-cell>
          <table:table-cell table:formula="of:=MID([.A5708]; FIND(&quot;#&quot;; [.A57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3754.ahk (1 hit)</text:p>
          </table:table-cell>
          <table:table-cell table:formula="of:=MID([.A5709]; FIND(&quot;#&quot;; [.A57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3759.ahk (1 hit)</text:p>
          </table:table-cell>
          <table:table-cell table:formula="of:=MID([.A5710]; FIND(&quot;#&quot;; [.A57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3806.ahk (1 hit)</text:p>
          </table:table-cell>
          <table:table-cell table:formula="of:=MID([.A5711]; FIND(&quot;#&quot;; [.A57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3810.ahk (1 hit)</text:p>
          </table:table-cell>
          <table:table-cell table:formula="of:=MID([.A5712]; FIND(&quot;#&quot;; [.A57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3818.ahk (1 hit)</text:p>
          </table:table-cell>
          <table:table-cell table:formula="of:=MID([.A5713]; FIND(&quot;#&quot;; [.A57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132.ahk (1 hit)</text:p>
          </table:table-cell>
          <table:table-cell table:formula="of:=MID([.A5714]; FIND(&quot;#&quot;; [.A57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155.ahk (1 hit)</text:p>
          </table:table-cell>
          <table:table-cell table:formula="of:=MID([.A5715]; FIND(&quot;#&quot;; [.A57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207.ahk (1 hit)</text:p>
          </table:table-cell>
          <table:table-cell table:formula="of:=MID([.A5716]; FIND(&quot;#&quot;; [.A57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212.ahk (1 hit)</text:p>
          </table:table-cell>
          <table:table-cell table:formula="of:=MID([.A5717]; FIND(&quot;#&quot;; [.A57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222.ahk (1 hit)</text:p>
          </table:table-cell>
          <table:table-cell table:formula="of:=MID([.A5718]; FIND(&quot;#&quot;; [.A57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241.ahk (1 hit)</text:p>
          </table:table-cell>
          <table:table-cell table:formula="of:=MID([.A5719]; FIND(&quot;#&quot;; [.A57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451.ahk (1 hit)</text:p>
          </table:table-cell>
          <table:table-cell table:formula="of:=MID([.A5720]; FIND(&quot;#&quot;; [.A57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627.ahk (1 hit)</text:p>
          </table:table-cell>
          <table:table-cell table:formula="of:=MID([.A5721]; FIND(&quot;#&quot;; [.A57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721.ahk (1 hit)</text:p>
          </table:table-cell>
          <table:table-cell table:formula="of:=MID([.A5722]; FIND(&quot;#&quot;; [.A57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801.ahk (1 hit)</text:p>
          </table:table-cell>
          <table:table-cell table:formula="of:=MID([.A5723]; FIND(&quot;#&quot;; [.A57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859.ahk (1 hit)</text:p>
          </table:table-cell>
          <table:table-cell table:formula="of:=MID([.A5724]; FIND(&quot;#&quot;; [.A57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4913.ahk (1 hit)</text:p>
          </table:table-cell>
          <table:table-cell table:formula="of:=MID([.A5725]; FIND(&quot;#&quot;; [.A57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018.ahk (1 hit)</text:p>
          </table:table-cell>
          <table:table-cell table:formula="of:=MID([.A5726]; FIND(&quot;#&quot;; [.A57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036.ahk (1 hit)</text:p>
          </table:table-cell>
          <table:table-cell table:formula="of:=MID([.A5727]; FIND(&quot;#&quot;; [.A57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047.ahk (1 hit)</text:p>
          </table:table-cell>
          <table:table-cell table:formula="of:=MID([.A5728]; FIND(&quot;#&quot;; [.A57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110.ahk (1 hit)</text:p>
          </table:table-cell>
          <table:table-cell table:formula="of:=MID([.A5729]; FIND(&quot;#&quot;; [.A57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219.ahk (1 hit)</text:p>
          </table:table-cell>
          <table:table-cell table:formula="of:=MID([.A5730]; FIND(&quot;#&quot;; [.A57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611.ahk (1 hit)</text:p>
          </table:table-cell>
          <table:table-cell table:formula="of:=MID([.A5731]; FIND(&quot;#&quot;; [.A57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647.ahk (1 hit)</text:p>
          </table:table-cell>
          <table:table-cell table:formula="of:=MID([.A5732]; FIND(&quot;#&quot;; [.A57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657.ahk (1 hit)</text:p>
          </table:table-cell>
          <table:table-cell table:formula="of:=MID([.A5733]; FIND(&quot;#&quot;; [.A57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713.ahk (1 hit)</text:p>
          </table:table-cell>
          <table:table-cell table:formula="of:=MID([.A5734]; FIND(&quot;#&quot;; [.A57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730.ahk (1 hit)</text:p>
          </table:table-cell>
          <table:table-cell table:formula="of:=MID([.A5735]; FIND(&quot;#&quot;; [.A57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753.ahk (1 hit)</text:p>
          </table:table-cell>
          <table:table-cell table:formula="of:=MID([.A5736]; FIND(&quot;#&quot;; [.A57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806.ahk (1 hit)</text:p>
          </table:table-cell>
          <table:table-cell table:formula="of:=MID([.A5737]; FIND(&quot;#&quot;; [.A57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819.ahk (1 hit)</text:p>
          </table:table-cell>
          <table:table-cell table:formula="of:=MID([.A5738]; FIND(&quot;#&quot;; [.A57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855.ahk (1 hit)</text:p>
          </table:table-cell>
          <table:table-cell table:formula="of:=MID([.A5739]; FIND(&quot;#&quot;; [.A57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35915.ahk (1 hit)</text:p>
          </table:table-cell>
          <table:table-cell table:formula="of:=MID([.A5740]; FIND(&quot;#&quot;; [.A57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40121.ahk (1 hit)</text:p>
          </table:table-cell>
          <table:table-cell table:formula="of:=MID([.A5741]; FIND(&quot;#&quot;; [.A57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40157.ahk (1 hit)</text:p>
          </table:table-cell>
          <table:table-cell table:formula="of:=MID([.A5742]; FIND(&quot;#&quot;; [.A57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40220.ahk (1 hit)</text:p>
          </table:table-cell>
          <table:table-cell table:formula="of:=MID([.A5743]; FIND(&quot;#&quot;; [.A57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40231.ahk (1 hit)</text:p>
          </table:table-cell>
          <table:table-cell table:formula="of:=MID([.A5744]; FIND(&quot;#&quot;; [.A57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40253.ahk (1 hit)</text:p>
          </table:table-cell>
          <table:table-cell table:formula="of:=MID([.A5745]; FIND(&quot;#&quot;; [.A57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40433.ahk (1 hit)</text:p>
          </table:table-cell>
          <table:table-cell table:formula="of:=MID([.A5746]; FIND(&quot;#&quot;; [.A57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40641.ahk (1 hit)</text:p>
          </table:table-cell>
          <table:table-cell table:formula="of:=MID([.A5747]; FIND(&quot;#&quot;; [.A57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40704.ahk (1 hit)</text:p>
          </table:table-cell>
          <table:table-cell table:formula="of:=MID([.A5748]; FIND(&quot;#&quot;; [.A57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40726.ahk (1 hit)</text:p>
          </table:table-cell>
          <table:table-cell table:formula="of:=MID([.A5749]; FIND(&quot;#&quot;; [.A57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40807.ahk (1 hit)</text:p>
          </table:table-cell>
          <table:table-cell table:formula="of:=MID([.A5750]; FIND(&quot;#&quot;; [.A57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3632.ahk (1 hit)</text:p>
          </table:table-cell>
          <table:table-cell table:formula="of:=MID([.A5751]; FIND(&quot;#&quot;; [.A57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3703.ahk (1 hit)</text:p>
          </table:table-cell>
          <table:table-cell table:formula="of:=MID([.A5752]; FIND(&quot;#&quot;; [.A57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3719.ahk (1 hit)</text:p>
          </table:table-cell>
          <table:table-cell table:formula="of:=MID([.A5753]; FIND(&quot;#&quot;; [.A57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3809.ahk (1 hit)</text:p>
          </table:table-cell>
          <table:table-cell table:formula="of:=MID([.A5754]; FIND(&quot;#&quot;; [.A57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3844.ahk (1 hit)</text:p>
          </table:table-cell>
          <table:table-cell table:formula="of:=MID([.A5755]; FIND(&quot;#&quot;; [.A57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010.ahk (1 hit)</text:p>
          </table:table-cell>
          <table:table-cell table:formula="of:=MID([.A5756]; FIND(&quot;#&quot;; [.A57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234.ahk (1 hit)</text:p>
          </table:table-cell>
          <table:table-cell table:formula="of:=MID([.A5757]; FIND(&quot;#&quot;; [.A57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442.ahk (1 hit)</text:p>
          </table:table-cell>
          <table:table-cell table:formula="of:=MID([.A5758]; FIND(&quot;#&quot;; [.A57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444.ahk (1 hit)</text:p>
          </table:table-cell>
          <table:table-cell table:formula="of:=MID([.A5759]; FIND(&quot;#&quot;; [.A57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501.ahk (1 hit)</text:p>
          </table:table-cell>
          <table:table-cell table:formula="of:=MID([.A5760]; FIND(&quot;#&quot;; [.A57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523.ahk (1 hit)</text:p>
          </table:table-cell>
          <table:table-cell table:formula="of:=MID([.A5761]; FIND(&quot;#&quot;; [.A57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552.ahk (1 hit)</text:p>
          </table:table-cell>
          <table:table-cell table:formula="of:=MID([.A5762]; FIND(&quot;#&quot;; [.A57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622.ahk (1 hit)</text:p>
          </table:table-cell>
          <table:table-cell table:formula="of:=MID([.A5763]; FIND(&quot;#&quot;; [.A57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831.ahk (1 hit)</text:p>
          </table:table-cell>
          <table:table-cell table:formula="of:=MID([.A5764]; FIND(&quot;#&quot;; [.A57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857.ahk (1 hit)</text:p>
          </table:table-cell>
          <table:table-cell table:formula="of:=MID([.A5765]; FIND(&quot;#&quot;; [.A57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918.ahk (1 hit)</text:p>
          </table:table-cell>
          <table:table-cell table:formula="of:=MID([.A5766]; FIND(&quot;#&quot;; [.A57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941.ahk (1 hit)</text:p>
          </table:table-cell>
          <table:table-cell table:formula="of:=MID([.A5767]; FIND(&quot;#&quot;; [.A57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4955.ahk (1 hit)</text:p>
          </table:table-cell>
          <table:table-cell table:formula="of:=MID([.A5768]; FIND(&quot;#&quot;; [.A57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5058.ahk (1 hit)</text:p>
          </table:table-cell>
          <table:table-cell table:formula="of:=MID([.A5769]; FIND(&quot;#&quot;; [.A57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5108.ahk (1 hit)</text:p>
          </table:table-cell>
          <table:table-cell table:formula="of:=MID([.A5770]; FIND(&quot;#&quot;; [.A57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5117.ahk (1 hit)</text:p>
          </table:table-cell>
          <table:table-cell table:formula="of:=MID([.A5771]; FIND(&quot;#&quot;; [.A57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5144.ahk (1 hit)</text:p>
          </table:table-cell>
          <table:table-cell table:formula="of:=MID([.A5772]; FIND(&quot;#&quot;; [.A57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5202.ahk (1 hit)</text:p>
          </table:table-cell>
          <table:table-cell table:formula="of:=MID([.A5773]; FIND(&quot;#&quot;; [.A57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5242.ahk (1 hit)</text:p>
          </table:table-cell>
          <table:table-cell table:formula="of:=MID([.A5774]; FIND(&quot;#&quot;; [.A57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5251.ahk (1 hit)</text:p>
          </table:table-cell>
          <table:table-cell table:formula="of:=MID([.A5775]; FIND(&quot;#&quot;; [.A57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5426.ahk (1 hit)</text:p>
          </table:table-cell>
          <table:table-cell table:formula="of:=MID([.A5776]; FIND(&quot;#&quot;; [.A57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75445.ahk (1 hit)</text:p>
          </table:table-cell>
          <table:table-cell table:formula="of:=MID([.A5777]; FIND(&quot;#&quot;; [.A57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0636.ahk (1 hit)</text:p>
          </table:table-cell>
          <table:table-cell table:formula="of:=MID([.A5778]; FIND(&quot;#&quot;; [.A57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0655.ahk (1 hit)</text:p>
          </table:table-cell>
          <table:table-cell table:formula="of:=MID([.A5779]; FIND(&quot;#&quot;; [.A57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0708.ahk (1 hit)</text:p>
          </table:table-cell>
          <table:table-cell table:formula="of:=MID([.A5780]; FIND(&quot;#&quot;; [.A57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0804.ahk (1 hit)</text:p>
          </table:table-cell>
          <table:table-cell table:formula="of:=MID([.A5781]; FIND(&quot;#&quot;; [.A57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0830.ahk (1 hit)</text:p>
          </table:table-cell>
          <table:table-cell table:formula="of:=MID([.A5782]; FIND(&quot;#&quot;; [.A57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0903.ahk (1 hit)</text:p>
          </table:table-cell>
          <table:table-cell table:formula="of:=MID([.A5783]; FIND(&quot;#&quot;; [.A57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0908.ahk (1 hit)</text:p>
          </table:table-cell>
          <table:table-cell table:formula="of:=MID([.A5784]; FIND(&quot;#&quot;; [.A57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0925.ahk (1 hit)</text:p>
          </table:table-cell>
          <table:table-cell table:formula="of:=MID([.A5785]; FIND(&quot;#&quot;; [.A57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0947.ahk (1 hit)</text:p>
          </table:table-cell>
          <table:table-cell table:formula="of:=MID([.A5786]; FIND(&quot;#&quot;; [.A57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012.ahk (1 hit)</text:p>
          </table:table-cell>
          <table:table-cell table:formula="of:=MID([.A5787]; FIND(&quot;#&quot;; [.A57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102.ahk (1 hit)</text:p>
          </table:table-cell>
          <table:table-cell table:formula="of:=MID([.A5788]; FIND(&quot;#&quot;; [.A57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121.ahk (1 hit)</text:p>
          </table:table-cell>
          <table:table-cell table:formula="of:=MID([.A5789]; FIND(&quot;#&quot;; [.A57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137.ahk (1 hit)</text:p>
          </table:table-cell>
          <table:table-cell table:formula="of:=MID([.A5790]; FIND(&quot;#&quot;; [.A57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148.ahk (1 hit)</text:p>
          </table:table-cell>
          <table:table-cell table:formula="of:=MID([.A5791]; FIND(&quot;#&quot;; [.A57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223.ahk (1 hit)</text:p>
          </table:table-cell>
          <table:table-cell table:formula="of:=MID([.A5792]; FIND(&quot;#&quot;; [.A57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240.ahk (1 hit)</text:p>
          </table:table-cell>
          <table:table-cell table:formula="of:=MID([.A5793]; FIND(&quot;#&quot;; [.A57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250.ahk (1 hit)</text:p>
          </table:table-cell>
          <table:table-cell table:formula="of:=MID([.A5794]; FIND(&quot;#&quot;; [.A57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338.ahk (1 hit)</text:p>
          </table:table-cell>
          <table:table-cell table:formula="of:=MID([.A5795]; FIND(&quot;#&quot;; [.A57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355.ahk (1 hit)</text:p>
          </table:table-cell>
          <table:table-cell table:formula="of:=MID([.A5796]; FIND(&quot;#&quot;; [.A57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445.ahk (1 hit)</text:p>
          </table:table-cell>
          <table:table-cell table:formula="of:=MID([.A5797]; FIND(&quot;#&quot;; [.A57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509.ahk (1 hit)</text:p>
          </table:table-cell>
          <table:table-cell table:formula="of:=MID([.A5798]; FIND(&quot;#&quot;; [.A57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520.ahk (1 hit)</text:p>
          </table:table-cell>
          <table:table-cell table:formula="of:=MID([.A5799]; FIND(&quot;#&quot;; [.A57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550.ahk (1 hit)</text:p>
          </table:table-cell>
          <table:table-cell table:formula="of:=MID([.A5800]; FIND(&quot;#&quot;; [.A58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618.ahk (1 hit)</text:p>
          </table:table-cell>
          <table:table-cell table:formula="of:=MID([.A5801]; FIND(&quot;#&quot;; [.A58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655.ahk (1 hit)</text:p>
          </table:table-cell>
          <table:table-cell table:formula="of:=MID([.A5802]; FIND(&quot;#&quot;; [.A58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710.ahk (1 hit)</text:p>
          </table:table-cell>
          <table:table-cell table:formula="of:=MID([.A5803]; FIND(&quot;#&quot;; [.A58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724.ahk (1 hit)</text:p>
          </table:table-cell>
          <table:table-cell table:formula="of:=MID([.A5804]; FIND(&quot;#&quot;; [.A58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728.ahk (1 hit)</text:p>
          </table:table-cell>
          <table:table-cell table:formula="of:=MID([.A5805]; FIND(&quot;#&quot;; [.A58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854.ahk (1 hit)</text:p>
          </table:table-cell>
          <table:table-cell table:formula="of:=MID([.A5806]; FIND(&quot;#&quot;; [.A58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1920.ahk (1 hit)</text:p>
          </table:table-cell>
          <table:table-cell table:formula="of:=MID([.A5807]; FIND(&quot;#&quot;; [.A58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035.ahk (1 hit)</text:p>
          </table:table-cell>
          <table:table-cell table:formula="of:=MID([.A5808]; FIND(&quot;#&quot;; [.A58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202.ahk (1 hit)</text:p>
          </table:table-cell>
          <table:table-cell table:formula="of:=MID([.A5809]; FIND(&quot;#&quot;; [.A58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208.ahk (1 hit)</text:p>
          </table:table-cell>
          <table:table-cell table:formula="of:=MID([.A5810]; FIND(&quot;#&quot;; [.A58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234.ahk (1 hit)</text:p>
          </table:table-cell>
          <table:table-cell table:formula="of:=MID([.A5811]; FIND(&quot;#&quot;; [.A58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327.ahk (1 hit)</text:p>
          </table:table-cell>
          <table:table-cell table:formula="of:=MID([.A5812]; FIND(&quot;#&quot;; [.A58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338.ahk (1 hit)</text:p>
          </table:table-cell>
          <table:table-cell table:formula="of:=MID([.A5813]; FIND(&quot;#&quot;; [.A58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358.ahk (1 hit)</text:p>
          </table:table-cell>
          <table:table-cell table:formula="of:=MID([.A5814]; FIND(&quot;#&quot;; [.A58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426.ahk (1 hit)</text:p>
          </table:table-cell>
          <table:table-cell table:formula="of:=MID([.A5815]; FIND(&quot;#&quot;; [.A58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555.ahk (1 hit)</text:p>
          </table:table-cell>
          <table:table-cell table:formula="of:=MID([.A5816]; FIND(&quot;#&quot;; [.A58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704.ahk (1 hit)</text:p>
          </table:table-cell>
          <table:table-cell table:formula="of:=MID([.A5817]; FIND(&quot;#&quot;; [.A58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834.ahk (1 hit)</text:p>
          </table:table-cell>
          <table:table-cell table:formula="of:=MID([.A5818]; FIND(&quot;#&quot;; [.A58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2946.ahk (1 hit)</text:p>
          </table:table-cell>
          <table:table-cell table:formula="of:=MID([.A5819]; FIND(&quot;#&quot;; [.A58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004.ahk (1 hit)</text:p>
          </table:table-cell>
          <table:table-cell table:formula="of:=MID([.A5820]; FIND(&quot;#&quot;; [.A58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019.ahk (1 hit)</text:p>
          </table:table-cell>
          <table:table-cell table:formula="of:=MID([.A5821]; FIND(&quot;#&quot;; [.A58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123.ahk (1 hit)</text:p>
          </table:table-cell>
          <table:table-cell table:formula="of:=MID([.A5822]; FIND(&quot;#&quot;; [.A58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202.ahk (1 hit)</text:p>
          </table:table-cell>
          <table:table-cell table:formula="of:=MID([.A5823]; FIND(&quot;#&quot;; [.A58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226.ahk (1 hit)</text:p>
          </table:table-cell>
          <table:table-cell table:formula="of:=MID([.A5824]; FIND(&quot;#&quot;; [.A58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250.ahk (1 hit)</text:p>
          </table:table-cell>
          <table:table-cell table:formula="of:=MID([.A5825]; FIND(&quot;#&quot;; [.A58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305.ahk (1 hit)</text:p>
          </table:table-cell>
          <table:table-cell table:formula="of:=MID([.A5826]; FIND(&quot;#&quot;; [.A58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314.ahk (1 hit)</text:p>
          </table:table-cell>
          <table:table-cell table:formula="of:=MID([.A5827]; FIND(&quot;#&quot;; [.A58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329.ahk (1 hit)</text:p>
          </table:table-cell>
          <table:table-cell table:formula="of:=MID([.A5828]; FIND(&quot;#&quot;; [.A58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402.ahk (1 hit)</text:p>
          </table:table-cell>
          <table:table-cell table:formula="of:=MID([.A5829]; FIND(&quot;#&quot;; [.A58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421.ahk (1 hit)</text:p>
          </table:table-cell>
          <table:table-cell table:formula="of:=MID([.A5830]; FIND(&quot;#&quot;; [.A58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425.ahk (1 hit)</text:p>
          </table:table-cell>
          <table:table-cell table:formula="of:=MID([.A5831]; FIND(&quot;#&quot;; [.A58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428.ahk (1 hit)</text:p>
          </table:table-cell>
          <table:table-cell table:formula="of:=MID([.A5832]; FIND(&quot;#&quot;; [.A58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439.ahk (1 hit)</text:p>
          </table:table-cell>
          <table:table-cell table:formula="of:=MID([.A5833]; FIND(&quot;#&quot;; [.A58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449.ahk (1 hit)</text:p>
          </table:table-cell>
          <table:table-cell table:formula="of:=MID([.A5834]; FIND(&quot;#&quot;; [.A58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456.ahk (1 hit)</text:p>
          </table:table-cell>
          <table:table-cell table:formula="of:=MID([.A5835]; FIND(&quot;#&quot;; [.A58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513.ahk (1 hit)</text:p>
          </table:table-cell>
          <table:table-cell table:formula="of:=MID([.A5836]; FIND(&quot;#&quot;; [.A58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536.ahk (1 hit)</text:p>
          </table:table-cell>
          <table:table-cell table:formula="of:=MID([.A5837]; FIND(&quot;#&quot;; [.A58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622.ahk (1 hit)</text:p>
          </table:table-cell>
          <table:table-cell table:formula="of:=MID([.A5838]; FIND(&quot;#&quot;; [.A58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641.ahk (1 hit)</text:p>
          </table:table-cell>
          <table:table-cell table:formula="of:=MID([.A5839]; FIND(&quot;#&quot;; [.A58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654.ahk (1 hit)</text:p>
          </table:table-cell>
          <table:table-cell table:formula="of:=MID([.A5840]; FIND(&quot;#&quot;; [.A58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755.ahk (1 hit)</text:p>
          </table:table-cell>
          <table:table-cell table:formula="of:=MID([.A5841]; FIND(&quot;#&quot;; [.A58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093835.ahk (1 hit)</text:p>
          </table:table-cell>
          <table:table-cell table:formula="of:=MID([.A5842]; FIND(&quot;#&quot;; [.A58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.history\Class_MBoxTest_20251029115603.ahk (1 hit)</text:p>
          </table:table-cell>
          <table:table-cell table:formula="of:=MID([.A5843]; FIND(&quot;#&quot;; [.A58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lass_MBox\GuiOptOwnerExample.ahk (1 hit)</text:p>
          </table:table-cell>
          <table:table-cell table:formula="of:=MID([.A5844]; FIND(&quot;#&quot;; [.A58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43736.ahk (1 hit)</text:p>
          </table:table-cell>
          <table:table-cell table:formula="of:=MID([.A5845]; FIND(&quot;#&quot;; [.A58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44352.ahk (1 hit)</text:p>
          </table:table-cell>
          <table:table-cell table:formula="of:=MID([.A5846]; FIND(&quot;#&quot;; [.A58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44426.ahk (1 hit)</text:p>
          </table:table-cell>
          <table:table-cell table:formula="of:=MID([.A5847]; FIND(&quot;#&quot;; [.A58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239.ahk (1 hit)</text:p>
          </table:table-cell>
          <table:table-cell table:formula="of:=MID([.A5848]; FIND(&quot;#&quot;; [.A58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253.ahk (1 hit)</text:p>
          </table:table-cell>
          <table:table-cell table:formula="of:=MID([.A5849]; FIND(&quot;#&quot;; [.A58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305.ahk (1 hit)</text:p>
          </table:table-cell>
          <table:table-cell table:formula="of:=MID([.A5850]; FIND(&quot;#&quot;; [.A58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331.ahk (1 hit)</text:p>
          </table:table-cell>
          <table:table-cell table:formula="of:=MID([.A5851]; FIND(&quot;#&quot;; [.A58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429.ahk (1 hit)</text:p>
          </table:table-cell>
          <table:table-cell table:formula="of:=MID([.A5852]; FIND(&quot;#&quot;; [.A58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446.ahk (1 hit)</text:p>
          </table:table-cell>
          <table:table-cell table:formula="of:=MID([.A5853]; FIND(&quot;#&quot;; [.A58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505.ahk (1 hit)</text:p>
          </table:table-cell>
          <table:table-cell table:formula="of:=MID([.A5854]; FIND(&quot;#&quot;; [.A58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627.ahk (1 hit)</text:p>
          </table:table-cell>
          <table:table-cell table:formula="of:=MID([.A5855]; FIND(&quot;#&quot;; [.A58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636.ahk (1 hit)</text:p>
          </table:table-cell>
          <table:table-cell table:formula="of:=MID([.A5856]; FIND(&quot;#&quot;; [.A58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650.ahk (1 hit)</text:p>
          </table:table-cell>
          <table:table-cell table:formula="of:=MID([.A5857]; FIND(&quot;#&quot;; [.A58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740.ahk (1 hit)</text:p>
          </table:table-cell>
          <table:table-cell table:formula="of:=MID([.A5858]; FIND(&quot;#&quot;; [.A58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757.ahk (1 hit)</text:p>
          </table:table-cell>
          <table:table-cell table:formula="of:=MID([.A5859]; FIND(&quot;#&quot;; [.A58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825.ahk (1 hit)</text:p>
          </table:table-cell>
          <table:table-cell table:formula="of:=MID([.A5860]; FIND(&quot;#&quot;; [.A58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858.ahk (1 hit)</text:p>
          </table:table-cell>
          <table:table-cell table:formula="of:=MID([.A5861]; FIND(&quot;#&quot;; [.A58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1918.ahk (1 hit)</text:p>
          </table:table-cell>
          <table:table-cell table:formula="of:=MID([.A5862]; FIND(&quot;#&quot;; [.A58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2030.ahk (1 hit)</text:p>
          </table:table-cell>
          <table:table-cell table:formula="of:=MID([.A5863]; FIND(&quot;#&quot;; [.A58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2106.ahk (1 hit)</text:p>
          </table:table-cell>
          <table:table-cell table:formula="of:=MID([.A5864]; FIND(&quot;#&quot;; [.A58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_MsgBoxEx_20251027152135.ahk (1 hit)</text:p>
          </table:table-cell>
          <table:table-cell table:formula="of:=MID([.A5865]; FIND(&quot;#&quot;; [.A58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2303.ahk (1 hit)</text:p>
          </table:table-cell>
          <table:table-cell table:formula="of:=MID([.A5866]; FIND(&quot;#&quot;; [.A58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2313.ahk (1 hit)</text:p>
          </table:table-cell>
          <table:table-cell table:formula="of:=MID([.A5867]; FIND(&quot;#&quot;; [.A58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2424.ahk (1 hit)</text:p>
          </table:table-cell>
          <table:table-cell table:formula="of:=MID([.A5868]; FIND(&quot;#&quot;; [.A58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2622.ahk (1 hit)</text:p>
          </table:table-cell>
          <table:table-cell table:formula="of:=MID([.A5869]; FIND(&quot;#&quot;; [.A58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2649.ahk (1 hit)</text:p>
          </table:table-cell>
          <table:table-cell table:formula="of:=MID([.A5870]; FIND(&quot;#&quot;; [.A58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2659.ahk (1 hit)</text:p>
          </table:table-cell>
          <table:table-cell table:formula="of:=MID([.A5871]; FIND(&quot;#&quot;; [.A58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2741.ahk (1 hit)</text:p>
          </table:table-cell>
          <table:table-cell table:formula="of:=MID([.A5872]; FIND(&quot;#&quot;; [.A58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2803.ahk (1 hit)</text:p>
          </table:table-cell>
          <table:table-cell table:formula="of:=MID([.A5873]; FIND(&quot;#&quot;; [.A58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2908.ahk (1 hit)</text:p>
          </table:table-cell>
          <table:table-cell table:formula="of:=MID([.A5874]; FIND(&quot;#&quot;; [.A58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3026.ahk (1 hit)</text:p>
          </table:table-cell>
          <table:table-cell table:formula="of:=MID([.A5875]; FIND(&quot;#&quot;; [.A58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3042.ahk (1 hit)</text:p>
          </table:table-cell>
          <table:table-cell table:formula="of:=MID([.A5876]; FIND(&quot;#&quot;; [.A58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3126.ahk (1 hit)</text:p>
          </table:table-cell>
          <table:table-cell table:formula="of:=MID([.A5877]; FIND(&quot;#&quot;; [.A58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3141.ahk (1 hit)</text:p>
          </table:table-cell>
          <table:table-cell table:formula="of:=MID([.A5878]; FIND(&quot;#&quot;; [.A58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3231.ahk (1 hit)</text:p>
          </table:table-cell>
          <table:table-cell table:formula="of:=MID([.A5879]; FIND(&quot;#&quot;; [.A58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3324.ahk (1 hit)</text:p>
          </table:table-cell>
          <table:table-cell table:formula="of:=MID([.A5880]; FIND(&quot;#&quot;; [.A58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3342.ahk (1 hit)</text:p>
          </table:table-cell>
          <table:table-cell table:formula="of:=MID([.A5881]; FIND(&quot;#&quot;; [.A58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3511.ahk (1 hit)</text:p>
          </table:table-cell>
          <table:table-cell table:formula="of:=MID([.A5882]; FIND(&quot;#&quot;; [.A58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3727.ahk (1 hit)</text:p>
          </table:table-cell>
          <table:table-cell table:formula="of:=MID([.A5883]; FIND(&quot;#&quot;; [.A58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3735.ahk (1 hit)</text:p>
          </table:table-cell>
          <table:table-cell table:formula="of:=MID([.A5884]; FIND(&quot;#&quot;; [.A58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4239.ahk (1 hit)</text:p>
          </table:table-cell>
          <table:table-cell table:formula="of:=MID([.A5885]; FIND(&quot;#&quot;; [.A58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4305.ahk (1 hit)</text:p>
          </table:table-cell>
          <table:table-cell table:formula="of:=MID([.A5886]; FIND(&quot;#&quot;; [.A58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4343.ahk (1 hit)</text:p>
          </table:table-cell>
          <table:table-cell table:formula="of:=MID([.A5887]; FIND(&quot;#&quot;; [.A58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4704.ahk (1 hit)</text:p>
          </table:table-cell>
          <table:table-cell table:formula="of:=MID([.A5888]; FIND(&quot;#&quot;; [.A58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4743.ahk (1 hit)</text:p>
          </table:table-cell>
          <table:table-cell table:formula="of:=MID([.A5889]; FIND(&quot;#&quot;; [.A58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4922.ahk (1 hit)</text:p>
          </table:table-cell>
          <table:table-cell table:formula="of:=MID([.A5890]; FIND(&quot;#&quot;; [.A58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4934.ahk (1 hit)</text:p>
          </table:table-cell>
          <table:table-cell table:formula="of:=MID([.A5891]; FIND(&quot;#&quot;; [.A58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5058.ahk (1 hit)</text:p>
          </table:table-cell>
          <table:table-cell table:formula="of:=MID([.A5892]; FIND(&quot;#&quot;; [.A58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_20251027155145.ahk (1 hit)</text:p>
          </table:table-cell>
          <table:table-cell table:formula="of:=MID([.A5893]; FIND(&quot;#&quot;; [.A58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53247.ahk (1 hit)</text:p>
          </table:table-cell>
          <table:table-cell table:formula="of:=MID([.A5894]; FIND(&quot;#&quot;; [.A58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4700.ahk (1 hit)</text:p>
          </table:table-cell>
          <table:table-cell table:formula="of:=MID([.A5895]; FIND(&quot;#&quot;; [.A58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4747.ahk (1 hit)</text:p>
          </table:table-cell>
          <table:table-cell table:formula="of:=MID([.A5896]; FIND(&quot;#&quot;; [.A58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4822.ahk (1 hit)</text:p>
          </table:table-cell>
          <table:table-cell table:formula="of:=MID([.A5897]; FIND(&quot;#&quot;; [.A58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053.ahk (1 hit)</text:p>
          </table:table-cell>
          <table:table-cell table:formula="of:=MID([.A5898]; FIND(&quot;#&quot;; [.A58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108.ahk (1 hit)</text:p>
          </table:table-cell>
          <table:table-cell table:formula="of:=MID([.A5899]; FIND(&quot;#&quot;; [.A58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130.ahk (1 hit)</text:p>
          </table:table-cell>
          <table:table-cell table:formula="of:=MID([.A5900]; FIND(&quot;#&quot;; [.A59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202.ahk (1 hit)</text:p>
          </table:table-cell>
          <table:table-cell table:formula="of:=MID([.A5901]; FIND(&quot;#&quot;; [.A59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303.ahk (1 hit)</text:p>
          </table:table-cell>
          <table:table-cell table:formula="of:=MID([.A5902]; FIND(&quot;#&quot;; [.A59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321.ahk (1 hit)</text:p>
          </table:table-cell>
          <table:table-cell table:formula="of:=MID([.A5903]; FIND(&quot;#&quot;; [.A59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331.ahk (1 hit)</text:p>
          </table:table-cell>
          <table:table-cell table:formula="of:=MID([.A5904]; FIND(&quot;#&quot;; [.A59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401.ahk (1 hit)</text:p>
          </table:table-cell>
          <table:table-cell table:formula="of:=MID([.A5905]; FIND(&quot;#&quot;; [.A59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425.ahk (1 hit)</text:p>
          </table:table-cell>
          <table:table-cell table:formula="of:=MID([.A5906]; FIND(&quot;#&quot;; [.A59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638.ahk (1 hit)</text:p>
          </table:table-cell>
          <table:table-cell table:formula="of:=MID([.A5907]; FIND(&quot;#&quot;; [.A59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652.ahk (1 hit)</text:p>
          </table:table-cell>
          <table:table-cell table:formula="of:=MID([.A5908]; FIND(&quot;#&quot;; [.A59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812.ahk (1 hit)</text:p>
          </table:table-cell>
          <table:table-cell table:formula="of:=MID([.A5909]; FIND(&quot;#&quot;; [.A59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821.ahk (1 hit)</text:p>
          </table:table-cell>
          <table:table-cell table:formula="of:=MID([.A5910]; FIND(&quot;#&quot;; [.A59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906.ahk (1 hit)</text:p>
          </table:table-cell>
          <table:table-cell table:formula="of:=MID([.A5911]; FIND(&quot;#&quot;; [.A59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918.ahk (1 hit)</text:p>
          </table:table-cell>
          <table:table-cell table:formula="of:=MID([.A5912]; FIND(&quot;#&quot;; [.A59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75925.ahk (1 hit)</text:p>
          </table:table-cell>
          <table:table-cell table:formula="of:=MID([.A5913]; FIND(&quot;#&quot;; [.A59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005.ahk (1 hit)</text:p>
          </table:table-cell>
          <table:table-cell table:formula="of:=MID([.A5914]; FIND(&quot;#&quot;; [.A59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038.ahk (1 hit)</text:p>
          </table:table-cell>
          <table:table-cell table:formula="of:=MID([.A5915]; FIND(&quot;#&quot;; [.A59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052.ahk (1 hit)</text:p>
          </table:table-cell>
          <table:table-cell table:formula="of:=MID([.A5916]; FIND(&quot;#&quot;; [.A59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155.ahk (1 hit)</text:p>
          </table:table-cell>
          <table:table-cell table:formula="of:=MID([.A5917]; FIND(&quot;#&quot;; [.A59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234.ahk (1 hit)</text:p>
          </table:table-cell>
          <table:table-cell table:formula="of:=MID([.A5918]; FIND(&quot;#&quot;; [.A59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424.ahk (1 hit)</text:p>
          </table:table-cell>
          <table:table-cell table:formula="of:=MID([.A5919]; FIND(&quot;#&quot;; [.A59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440.ahk (1 hit)</text:p>
          </table:table-cell>
          <table:table-cell table:formula="of:=MID([.A5920]; FIND(&quot;#&quot;; [.A59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501.ahk (1 hit)</text:p>
          </table:table-cell>
          <table:table-cell table:formula="of:=MID([.A5921]; FIND(&quot;#&quot;; [.A59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504.ahk (1 hit)</text:p>
          </table:table-cell>
          <table:table-cell table:formula="of:=MID([.A5922]; FIND(&quot;#&quot;; [.A59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654.ahk (1 hit)</text:p>
          </table:table-cell>
          <table:table-cell table:formula="of:=MID([.A5923]; FIND(&quot;#&quot;; [.A59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700.ahk (1 hit)</text:p>
          </table:table-cell>
          <table:table-cell table:formula="of:=MID([.A5924]; FIND(&quot;#&quot;; [.A59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707.ahk (1 hit)</text:p>
          </table:table-cell>
          <table:table-cell table:formula="of:=MID([.A5925]; FIND(&quot;#&quot;; [.A59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756.ahk (1 hit)</text:p>
          </table:table-cell>
          <table:table-cell table:formula="of:=MID([.A5926]; FIND(&quot;#&quot;; [.A59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831.ahk (1 hit)</text:p>
          </table:table-cell>
          <table:table-cell table:formula="of:=MID([.A5927]; FIND(&quot;#&quot;; [.A59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852.ahk (1 hit)</text:p>
          </table:table-cell>
          <table:table-cell table:formula="of:=MID([.A5928]; FIND(&quot;#&quot;; [.A59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901.ahk (1 hit)</text:p>
          </table:table-cell>
          <table:table-cell table:formula="of:=MID([.A5929]; FIND(&quot;#&quot;; [.A59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905.ahk (1 hit)</text:p>
          </table:table-cell>
          <table:table-cell table:formula="of:=MID([.A5930]; FIND(&quot;#&quot;; [.A59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909.ahk (1 hit)</text:p>
          </table:table-cell>
          <table:table-cell table:formula="of:=MID([.A5931]; FIND(&quot;#&quot;; [.A59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914.ahk (1 hit)</text:p>
          </table:table-cell>
          <table:table-cell table:formula="of:=MID([.A5932]; FIND(&quot;#&quot;; [.A59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936.ahk (1 hit)</text:p>
          </table:table-cell>
          <table:table-cell table:formula="of:=MID([.A5933]; FIND(&quot;#&quot;; [.A59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0951.ahk (1 hit)</text:p>
          </table:table-cell>
          <table:table-cell table:formula="of:=MID([.A5934]; FIND(&quot;#&quot;; [.A59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001.ahk (1 hit)</text:p>
          </table:table-cell>
          <table:table-cell table:formula="of:=MID([.A5935]; FIND(&quot;#&quot;; [.A59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011.ahk (1 hit)</text:p>
          </table:table-cell>
          <table:table-cell table:formula="of:=MID([.A5936]; FIND(&quot;#&quot;; [.A59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040.ahk (1 hit)</text:p>
          </table:table-cell>
          <table:table-cell table:formula="of:=MID([.A5937]; FIND(&quot;#&quot;; [.A59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048.ahk (1 hit)</text:p>
          </table:table-cell>
          <table:table-cell table:formula="of:=MID([.A5938]; FIND(&quot;#&quot;; [.A59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053.ahk (1 hit)</text:p>
          </table:table-cell>
          <table:table-cell table:formula="of:=MID([.A5939]; FIND(&quot;#&quot;; [.A59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103.ahk (1 hit)</text:p>
          </table:table-cell>
          <table:table-cell table:formula="of:=MID([.A5940]; FIND(&quot;#&quot;; [.A59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115.ahk (1 hit)</text:p>
          </table:table-cell>
          <table:table-cell table:formula="of:=MID([.A5941]; FIND(&quot;#&quot;; [.A59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312.ahk (1 hit)</text:p>
          </table:table-cell>
          <table:table-cell table:formula="of:=MID([.A5942]; FIND(&quot;#&quot;; [.A59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324.ahk (1 hit)</text:p>
          </table:table-cell>
          <table:table-cell table:formula="of:=MID([.A5943]; FIND(&quot;#&quot;; [.A59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527.ahk (1 hit)</text:p>
          </table:table-cell>
          <table:table-cell table:formula="of:=MID([.A5944]; FIND(&quot;#&quot;; [.A59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554.ahk (1 hit)</text:p>
          </table:table-cell>
          <table:table-cell table:formula="of:=MID([.A5945]; FIND(&quot;#&quot;; [.A59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644.ahk (1 hit)</text:p>
          </table:table-cell>
          <table:table-cell table:formula="of:=MID([.A5946]; FIND(&quot;#&quot;; [.A59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716.ahk (1 hit)</text:p>
          </table:table-cell>
          <table:table-cell table:formula="of:=MID([.A5947]; FIND(&quot;#&quot;; [.A59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733.ahk (1 hit)</text:p>
          </table:table-cell>
          <table:table-cell table:formula="of:=MID([.A5948]; FIND(&quot;#&quot;; [.A59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854.ahk (1 hit)</text:p>
          </table:table-cell>
          <table:table-cell table:formula="of:=MID([.A5949]; FIND(&quot;#&quot;; [.A59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919.ahk (1 hit)</text:p>
          </table:table-cell>
          <table:table-cell table:formula="of:=MID([.A5950]; FIND(&quot;#&quot;; [.A59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1929.ahk (1 hit)</text:p>
          </table:table-cell>
          <table:table-cell table:formula="of:=MID([.A5951]; FIND(&quot;#&quot;; [.A59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037.ahk (1 hit)</text:p>
          </table:table-cell>
          <table:table-cell table:formula="of:=MID([.A5952]; FIND(&quot;#&quot;; [.A59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210.ahk (1 hit)</text:p>
          </table:table-cell>
          <table:table-cell table:formula="of:=MID([.A5953]; FIND(&quot;#&quot;; [.A59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250.ahk (1 hit)</text:p>
          </table:table-cell>
          <table:table-cell table:formula="of:=MID([.A5954]; FIND(&quot;#&quot;; [.A59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443.ahk (1 hit)</text:p>
          </table:table-cell>
          <table:table-cell table:formula="of:=MID([.A5955]; FIND(&quot;#&quot;; [.A59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449.ahk (1 hit)</text:p>
          </table:table-cell>
          <table:table-cell table:formula="of:=MID([.A5956]; FIND(&quot;#&quot;; [.A59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502.ahk (1 hit)</text:p>
          </table:table-cell>
          <table:table-cell table:formula="of:=MID([.A5957]; FIND(&quot;#&quot;; [.A59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528.ahk (1 hit)</text:p>
          </table:table-cell>
          <table:table-cell table:formula="of:=MID([.A5958]; FIND(&quot;#&quot;; [.A59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600.ahk (1 hit)</text:p>
          </table:table-cell>
          <table:table-cell table:formula="of:=MID([.A5959]; FIND(&quot;#&quot;; [.A59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606.ahk (1 hit)</text:p>
          </table:table-cell>
          <table:table-cell table:formula="of:=MID([.A5960]; FIND(&quot;#&quot;; [.A59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618.ahk (1 hit)</text:p>
          </table:table-cell>
          <table:table-cell table:formula="of:=MID([.A5961]; FIND(&quot;#&quot;; [.A59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716.ahk (1 hit)</text:p>
          </table:table-cell>
          <table:table-cell table:formula="of:=MID([.A5962]; FIND(&quot;#&quot;; [.A59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728.ahk (1 hit)</text:p>
          </table:table-cell>
          <table:table-cell table:formula="of:=MID([.A5963]; FIND(&quot;#&quot;; [.A59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735.ahk (1 hit)</text:p>
          </table:table-cell>
          <table:table-cell table:formula="of:=MID([.A5964]; FIND(&quot;#&quot;; [.A59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919.ahk (1 hit)</text:p>
          </table:table-cell>
          <table:table-cell table:formula="of:=MID([.A5965]; FIND(&quot;#&quot;; [.A59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2937.ahk (1 hit)</text:p>
          </table:table-cell>
          <table:table-cell table:formula="of:=MID([.A5966]; FIND(&quot;#&quot;; [.A59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026.ahk (1 hit)</text:p>
          </table:table-cell>
          <table:table-cell table:formula="of:=MID([.A5967]; FIND(&quot;#&quot;; [.A59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141.ahk (1 hit)</text:p>
          </table:table-cell>
          <table:table-cell table:formula="of:=MID([.A5968]; FIND(&quot;#&quot;; [.A59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158.ahk (1 hit)</text:p>
          </table:table-cell>
          <table:table-cell table:formula="of:=MID([.A5969]; FIND(&quot;#&quot;; [.A59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250.ahk (1 hit)</text:p>
          </table:table-cell>
          <table:table-cell table:formula="of:=MID([.A5970]; FIND(&quot;#&quot;; [.A59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324.ahk (1 hit)</text:p>
          </table:table-cell>
          <table:table-cell table:formula="of:=MID([.A5971]; FIND(&quot;#&quot;; [.A59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405.ahk (1 hit)</text:p>
          </table:table-cell>
          <table:table-cell table:formula="of:=MID([.A5972]; FIND(&quot;#&quot;; [.A59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410.ahk (1 hit)</text:p>
          </table:table-cell>
          <table:table-cell table:formula="of:=MID([.A5973]; FIND(&quot;#&quot;; [.A59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538.ahk (1 hit)</text:p>
          </table:table-cell>
          <table:table-cell table:formula="of:=MID([.A5974]; FIND(&quot;#&quot;; [.A59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542.ahk (1 hit)</text:p>
          </table:table-cell>
          <table:table-cell table:formula="of:=MID([.A5975]; FIND(&quot;#&quot;; [.A59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656.ahk (1 hit)</text:p>
          </table:table-cell>
          <table:table-cell table:formula="of:=MID([.A5976]; FIND(&quot;#&quot;; [.A59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659.ahk (1 hit)</text:p>
          </table:table-cell>
          <table:table-cell table:formula="of:=MID([.A5977]; FIND(&quot;#&quot;; [.A59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825.ahk (1 hit)</text:p>
          </table:table-cell>
          <table:table-cell table:formula="of:=MID([.A5978]; FIND(&quot;#&quot;; [.A59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830.ahk (1 hit)</text:p>
          </table:table-cell>
          <table:table-cell table:formula="of:=MID([.A5979]; FIND(&quot;#&quot;; [.A59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847.ahk (1 hit)</text:p>
          </table:table-cell>
          <table:table-cell table:formula="of:=MID([.A5980]; FIND(&quot;#&quot;; [.A59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3918.ahk (1 hit)</text:p>
          </table:table-cell>
          <table:table-cell table:formula="of:=MID([.A5981]; FIND(&quot;#&quot;; [.A59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001.ahk (1 hit)</text:p>
          </table:table-cell>
          <table:table-cell table:formula="of:=MID([.A5982]; FIND(&quot;#&quot;; [.A59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020.ahk (1 hit)</text:p>
          </table:table-cell>
          <table:table-cell table:formula="of:=MID([.A5983]; FIND(&quot;#&quot;; [.A59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033.ahk (1 hit)</text:p>
          </table:table-cell>
          <table:table-cell table:formula="of:=MID([.A5984]; FIND(&quot;#&quot;; [.A59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242.ahk (1 hit)</text:p>
          </table:table-cell>
          <table:table-cell table:formula="of:=MID([.A5985]; FIND(&quot;#&quot;; [.A59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259.ahk (1 hit)</text:p>
          </table:table-cell>
          <table:table-cell table:formula="of:=MID([.A5986]; FIND(&quot;#&quot;; [.A59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434.ahk (1 hit)</text:p>
          </table:table-cell>
          <table:table-cell table:formula="of:=MID([.A5987]; FIND(&quot;#&quot;; [.A59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503.ahk (1 hit)</text:p>
          </table:table-cell>
          <table:table-cell table:formula="of:=MID([.A5988]; FIND(&quot;#&quot;; [.A59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537.ahk (1 hit)</text:p>
          </table:table-cell>
          <table:table-cell table:formula="of:=MID([.A5989]; FIND(&quot;#&quot;; [.A59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615.ahk (1 hit)</text:p>
          </table:table-cell>
          <table:table-cell table:formula="of:=MID([.A5990]; FIND(&quot;#&quot;; [.A59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704.ahk (1 hit)</text:p>
          </table:table-cell>
          <table:table-cell table:formula="of:=MID([.A5991]; FIND(&quot;#&quot;; [.A59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729.ahk (1 hit)</text:p>
          </table:table-cell>
          <table:table-cell table:formula="of:=MID([.A5992]; FIND(&quot;#&quot;; [.A59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746.ahk (1 hit)</text:p>
          </table:table-cell>
          <table:table-cell table:formula="of:=MID([.A5993]; FIND(&quot;#&quot;; [.A59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4827.ahk (1 hit)</text:p>
          </table:table-cell>
          <table:table-cell table:formula="of:=MID([.A5994]; FIND(&quot;#&quot;; [.A59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5009.ahk (1 hit)</text:p>
          </table:table-cell>
          <table:table-cell table:formula="of:=MID([.A5995]; FIND(&quot;#&quot;; [.A59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5201.ahk (1 hit)</text:p>
          </table:table-cell>
          <table:table-cell table:formula="of:=MID([.A5996]; FIND(&quot;#&quot;; [.A59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5252.ahk (1 hit)</text:p>
          </table:table-cell>
          <table:table-cell table:formula="of:=MID([.A5997]; FIND(&quot;#&quot;; [.A59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85447.ahk (1 hit)</text:p>
          </table:table-cell>
          <table:table-cell table:formula="of:=MID([.A5998]; FIND(&quot;#&quot;; [.A59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7190116.ahk (1 hit)</text:p>
          </table:table-cell>
          <table:table-cell table:formula="of:=MID([.A5999]; FIND(&quot;#&quot;; [.A59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8063207.ahk (1 hit)</text:p>
          </table:table-cell>
          <table:table-cell table:formula="of:=MID([.A6000]; FIND(&quot;#&quot;; [.A60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8063234.ahk (1 hit)</text:p>
          </table:table-cell>
          <table:table-cell table:formula="of:=MID([.A6001]; FIND(&quot;#&quot;; [.A60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8063335.ahk (1 hit)</text:p>
          </table:table-cell>
          <table:table-cell table:formula="of:=MID([.A6002]; FIND(&quot;#&quot;; [.A60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8063341.ahk (1 hit)</text:p>
          </table:table-cell>
          <table:table-cell table:formula="of:=MID([.A6003]; FIND(&quot;#&quot;; [.A60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ClassGuiExampleSimple_20251028063935.ahk (1 hit)</text:p>
          </table:table-cell>
          <table:table-cell table:formula="of:=MID([.A6004]; FIND(&quot;#&quot;; [.A60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2608.ahk (1 hit)</text:p>
          </table:table-cell>
          <table:table-cell table:formula="of:=MID([.A6005]; FIND(&quot;#&quot;; [.A60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2721.ahk (1 hit)</text:p>
          </table:table-cell>
          <table:table-cell table:formula="of:=MID([.A6006]; FIND(&quot;#&quot;; [.A60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2740.ahk (1 hit)</text:p>
          </table:table-cell>
          <table:table-cell table:formula="of:=MID([.A6007]; FIND(&quot;#&quot;; [.A60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2808.ahk (1 hit)</text:p>
          </table:table-cell>
          <table:table-cell table:formula="of:=MID([.A6008]; FIND(&quot;#&quot;; [.A60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2901.ahk (1 hit)</text:p>
          </table:table-cell>
          <table:table-cell table:formula="of:=MID([.A6009]; FIND(&quot;#&quot;; [.A60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004.ahk (1 hit)</text:p>
          </table:table-cell>
          <table:table-cell table:formula="of:=MID([.A6010]; FIND(&quot;#&quot;; [.A60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050.ahk (1 hit)</text:p>
          </table:table-cell>
          <table:table-cell table:formula="of:=MID([.A6011]; FIND(&quot;#&quot;; [.A60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158.ahk (1 hit)</text:p>
          </table:table-cell>
          <table:table-cell table:formula="of:=MID([.A6012]; FIND(&quot;#&quot;; [.A60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226.ahk (1 hit)</text:p>
          </table:table-cell>
          <table:table-cell table:formula="of:=MID([.A6013]; FIND(&quot;#&quot;; [.A60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255.ahk (1 hit)</text:p>
          </table:table-cell>
          <table:table-cell table:formula="of:=MID([.A6014]; FIND(&quot;#&quot;; [.A60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307.ahk (1 hit)</text:p>
          </table:table-cell>
          <table:table-cell table:formula="of:=MID([.A6015]; FIND(&quot;#&quot;; [.A60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312.ahk (1 hit)</text:p>
          </table:table-cell>
          <table:table-cell table:formula="of:=MID([.A6016]; FIND(&quot;#&quot;; [.A60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321.ahk (1 hit)</text:p>
          </table:table-cell>
          <table:table-cell table:formula="of:=MID([.A6017]; FIND(&quot;#&quot;; [.A60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341.ahk (1 hit)</text:p>
          </table:table-cell>
          <table:table-cell table:formula="of:=MID([.A6018]; FIND(&quot;#&quot;; [.A60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348.ahk (1 hit)</text:p>
          </table:table-cell>
          <table:table-cell table:formula="of:=MID([.A6019]; FIND(&quot;#&quot;; [.A60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355.ahk (1 hit)</text:p>
          </table:table-cell>
          <table:table-cell table:formula="of:=MID([.A6020]; FIND(&quot;#&quot;; [.A60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519.ahk (1 hit)</text:p>
          </table:table-cell>
          <table:table-cell table:formula="of:=MID([.A6021]; FIND(&quot;#&quot;; [.A60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602.ahk (1 hit)</text:p>
          </table:table-cell>
          <table:table-cell table:formula="of:=MID([.A6022]; FIND(&quot;#&quot;; [.A60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813.ahk (1 hit)</text:p>
          </table:table-cell>
          <table:table-cell table:formula="of:=MID([.A6023]; FIND(&quot;#&quot;; [.A60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825.ahk (1 hit)</text:p>
          </table:table-cell>
          <table:table-cell table:formula="of:=MID([.A6024]; FIND(&quot;#&quot;; [.A60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837.ahk (1 hit)</text:p>
          </table:table-cell>
          <table:table-cell table:formula="of:=MID([.A6025]; FIND(&quot;#&quot;; [.A60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845.ahk (1 hit)</text:p>
          </table:table-cell>
          <table:table-cell table:formula="of:=MID([.A6026]; FIND(&quot;#&quot;; [.A60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3852.ahk (1 hit)</text:p>
          </table:table-cell>
          <table:table-cell table:formula="of:=MID([.A6027]; FIND(&quot;#&quot;; [.A60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017.ahk (1 hit)</text:p>
          </table:table-cell>
          <table:table-cell table:formula="of:=MID([.A6028]; FIND(&quot;#&quot;; [.A60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206.ahk (1 hit)</text:p>
          </table:table-cell>
          <table:table-cell table:formula="of:=MID([.A6029]; FIND(&quot;#&quot;; [.A60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246.ahk (1 hit)</text:p>
          </table:table-cell>
          <table:table-cell table:formula="of:=MID([.A6030]; FIND(&quot;#&quot;; [.A60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259.ahk (1 hit)</text:p>
          </table:table-cell>
          <table:table-cell table:formula="of:=MID([.A6031]; FIND(&quot;#&quot;; [.A60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307.ahk (1 hit)</text:p>
          </table:table-cell>
          <table:table-cell table:formula="of:=MID([.A6032]; FIND(&quot;#&quot;; [.A60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414.ahk (1 hit)</text:p>
          </table:table-cell>
          <table:table-cell table:formula="of:=MID([.A6033]; FIND(&quot;#&quot;; [.A60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434.ahk (1 hit)</text:p>
          </table:table-cell>
          <table:table-cell table:formula="of:=MID([.A6034]; FIND(&quot;#&quot;; [.A60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440.ahk (1 hit)</text:p>
          </table:table-cell>
          <table:table-cell table:formula="of:=MID([.A6035]; FIND(&quot;#&quot;; [.A60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447.ahk (1 hit)</text:p>
          </table:table-cell>
          <table:table-cell table:formula="of:=MID([.A6036]; FIND(&quot;#&quot;; [.A60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522.ahk (1 hit)</text:p>
          </table:table-cell>
          <table:table-cell table:formula="of:=MID([.A6037]; FIND(&quot;#&quot;; [.A60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551.ahk (1 hit)</text:p>
          </table:table-cell>
          <table:table-cell table:formula="of:=MID([.A6038]; FIND(&quot;#&quot;; [.A60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610.ahk (1 hit)</text:p>
          </table:table-cell>
          <table:table-cell table:formula="of:=MID([.A6039]; FIND(&quot;#&quot;; [.A60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619.ahk (1 hit)</text:p>
          </table:table-cell>
          <table:table-cell table:formula="of:=MID([.A6040]; FIND(&quot;#&quot;; [.A60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658.ahk (1 hit)</text:p>
          </table:table-cell>
          <table:table-cell table:formula="of:=MID([.A6041]; FIND(&quot;#&quot;; [.A60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084716.ahk (1 hit)</text:p>
          </table:table-cell>
          <table:table-cell table:formula="of:=MID([.A6042]; FIND(&quot;#&quot;; [.A60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0619.ahk (1 hit)</text:p>
          </table:table-cell>
          <table:table-cell table:formula="of:=MID([.A6043]; FIND(&quot;#&quot;; [.A60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0843.ahk (1 hit)</text:p>
          </table:table-cell>
          <table:table-cell table:formula="of:=MID([.A6044]; FIND(&quot;#&quot;; [.A60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0847.ahk (1 hit)</text:p>
          </table:table-cell>
          <table:table-cell table:formula="of:=MID([.A6045]; FIND(&quot;#&quot;; [.A60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020.ahk (1 hit)</text:p>
          </table:table-cell>
          <table:table-cell table:formula="of:=MID([.A6046]; FIND(&quot;#&quot;; [.A60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039.ahk (1 hit)</text:p>
          </table:table-cell>
          <table:table-cell table:formula="of:=MID([.A6047]; FIND(&quot;#&quot;; [.A60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242.ahk (1 hit)</text:p>
          </table:table-cell>
          <table:table-cell table:formula="of:=MID([.A6048]; FIND(&quot;#&quot;; [.A60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324.ahk (1 hit)</text:p>
          </table:table-cell>
          <table:table-cell table:formula="of:=MID([.A6049]; FIND(&quot;#&quot;; [.A60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422.ahk (1 hit)</text:p>
          </table:table-cell>
          <table:table-cell table:formula="of:=MID([.A6050]; FIND(&quot;#&quot;; [.A60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429.ahk (1 hit)</text:p>
          </table:table-cell>
          <table:table-cell table:formula="of:=MID([.A6051]; FIND(&quot;#&quot;; [.A60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437.ahk (1 hit)</text:p>
          </table:table-cell>
          <table:table-cell table:formula="of:=MID([.A6052]; FIND(&quot;#&quot;; [.A60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444.ahk (1 hit)</text:p>
          </table:table-cell>
          <table:table-cell table:formula="of:=MID([.A6053]; FIND(&quot;#&quot;; [.A60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524.ahk (1 hit)</text:p>
          </table:table-cell>
          <table:table-cell table:formula="of:=MID([.A6054]; FIND(&quot;#&quot;; [.A60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610.ahk (1 hit)</text:p>
          </table:table-cell>
          <table:table-cell table:formula="of:=MID([.A6055]; FIND(&quot;#&quot;; [.A60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616.ahk (1 hit)</text:p>
          </table:table-cell>
          <table:table-cell table:formula="of:=MID([.A6056]; FIND(&quot;#&quot;; [.A60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630.ahk (1 hit)</text:p>
          </table:table-cell>
          <table:table-cell table:formula="of:=MID([.A6057]; FIND(&quot;#&quot;; [.A60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701.ahk (1 hit)</text:p>
          </table:table-cell>
          <table:table-cell table:formula="of:=MID([.A6058]; FIND(&quot;#&quot;; [.A60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707.ahk (1 hit)</text:p>
          </table:table-cell>
          <table:table-cell table:formula="of:=MID([.A6059]; FIND(&quot;#&quot;; [.A60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806.ahk (1 hit)</text:p>
          </table:table-cell>
          <table:table-cell table:formula="of:=MID([.A6060]; FIND(&quot;#&quot;; [.A60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821.ahk (1 hit)</text:p>
          </table:table-cell>
          <table:table-cell table:formula="of:=MID([.A6061]; FIND(&quot;#&quot;; [.A60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843.ahk (1 hit)</text:p>
          </table:table-cell>
          <table:table-cell table:formula="of:=MID([.A6062]; FIND(&quot;#&quot;; [.A60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850.ahk (1 hit)</text:p>
          </table:table-cell>
          <table:table-cell table:formula="of:=MID([.A6063]; FIND(&quot;#&quot;; [.A60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1900.ahk (1 hit)</text:p>
          </table:table-cell>
          <table:table-cell table:formula="of:=MID([.A6064]; FIND(&quot;#&quot;; [.A60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003.ahk (1 hit)</text:p>
          </table:table-cell>
          <table:table-cell table:formula="of:=MID([.A6065]; FIND(&quot;#&quot;; [.A60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017.ahk (1 hit)</text:p>
          </table:table-cell>
          <table:table-cell table:formula="of:=MID([.A6066]; FIND(&quot;#&quot;; [.A60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048.ahk (1 hit)</text:p>
          </table:table-cell>
          <table:table-cell table:formula="of:=MID([.A6067]; FIND(&quot;#&quot;; [.A60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101.ahk (1 hit)</text:p>
          </table:table-cell>
          <table:table-cell table:formula="of:=MID([.A6068]; FIND(&quot;#&quot;; [.A60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120.ahk (1 hit)</text:p>
          </table:table-cell>
          <table:table-cell table:formula="of:=MID([.A6069]; FIND(&quot;#&quot;; [.A60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126.ahk (1 hit)</text:p>
          </table:table-cell>
          <table:table-cell table:formula="of:=MID([.A6070]; FIND(&quot;#&quot;; [.A60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133.ahk (1 hit)</text:p>
          </table:table-cell>
          <table:table-cell table:formula="of:=MID([.A6071]; FIND(&quot;#&quot;; [.A60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306.ahk (1 hit)</text:p>
          </table:table-cell>
          <table:table-cell table:formula="of:=MID([.A6072]; FIND(&quot;#&quot;; [.A60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330.ahk (1 hit)</text:p>
          </table:table-cell>
          <table:table-cell table:formula="of:=MID([.A6073]; FIND(&quot;#&quot;; [.A60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413.ahk (1 hit)</text:p>
          </table:table-cell>
          <table:table-cell table:formula="of:=MID([.A6074]; FIND(&quot;#&quot;; [.A60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611.ahk (1 hit)</text:p>
          </table:table-cell>
          <table:table-cell table:formula="of:=MID([.A6075]; FIND(&quot;#&quot;; [.A60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620.ahk (1 hit)</text:p>
          </table:table-cell>
          <table:table-cell table:formula="of:=MID([.A6076]; FIND(&quot;#&quot;; [.A60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742.ahk (1 hit)</text:p>
          </table:table-cell>
          <table:table-cell table:formula="of:=MID([.A6077]; FIND(&quot;#&quot;; [.A60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844.ahk (1 hit)</text:p>
          </table:table-cell>
          <table:table-cell table:formula="of:=MID([.A6078]; FIND(&quot;#&quot;; [.A60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920.ahk (1 hit)</text:p>
          </table:table-cell>
          <table:table-cell table:formula="of:=MID([.A6079]; FIND(&quot;#&quot;; [.A60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948.ahk (1 hit)</text:p>
          </table:table-cell>
          <table:table-cell table:formula="of:=MID([.A6080]; FIND(&quot;#&quot;; [.A60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2954.ahk (1 hit)</text:p>
          </table:table-cell>
          <table:table-cell table:formula="of:=MID([.A6081]; FIND(&quot;#&quot;; [.A60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038.ahk (1 hit)</text:p>
          </table:table-cell>
          <table:table-cell table:formula="of:=MID([.A6082]; FIND(&quot;#&quot;; [.A60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049.ahk (1 hit)</text:p>
          </table:table-cell>
          <table:table-cell table:formula="of:=MID([.A6083]; FIND(&quot;#&quot;; [.A60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112.ahk (1 hit)</text:p>
          </table:table-cell>
          <table:table-cell table:formula="of:=MID([.A6084]; FIND(&quot;#&quot;; [.A60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132.ahk (1 hit)</text:p>
          </table:table-cell>
          <table:table-cell table:formula="of:=MID([.A6085]; FIND(&quot;#&quot;; [.A60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218.ahk (1 hit)</text:p>
          </table:table-cell>
          <table:table-cell table:formula="of:=MID([.A6086]; FIND(&quot;#&quot;; [.A60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231.ahk (1 hit)</text:p>
          </table:table-cell>
          <table:table-cell table:formula="of:=MID([.A6087]; FIND(&quot;#&quot;; [.A60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236.ahk (1 hit)</text:p>
          </table:table-cell>
          <table:table-cell table:formula="of:=MID([.A6088]; FIND(&quot;#&quot;; [.A60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303.ahk (1 hit)</text:p>
          </table:table-cell>
          <table:table-cell table:formula="of:=MID([.A6089]; FIND(&quot;#&quot;; [.A60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641.ahk (1 hit)</text:p>
          </table:table-cell>
          <table:table-cell table:formula="of:=MID([.A6090]; FIND(&quot;#&quot;; [.A60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650.ahk (1 hit)</text:p>
          </table:table-cell>
          <table:table-cell table:formula="of:=MID([.A6091]; FIND(&quot;#&quot;; [.A60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756.ahk (1 hit)</text:p>
          </table:table-cell>
          <table:table-cell table:formula="of:=MID([.A6092]; FIND(&quot;#&quot;; [.A60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816.ahk (1 hit)</text:p>
          </table:table-cell>
          <table:table-cell table:formula="of:=MID([.A6093]; FIND(&quot;#&quot;; [.A60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923.ahk (1 hit)</text:p>
          </table:table-cell>
          <table:table-cell table:formula="of:=MID([.A6094]; FIND(&quot;#&quot;; [.A60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3953.ahk (1 hit)</text:p>
          </table:table-cell>
          <table:table-cell table:formula="of:=MID([.A6095]; FIND(&quot;#&quot;; [.A60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034.ahk (1 hit)</text:p>
          </table:table-cell>
          <table:table-cell table:formula="of:=MID([.A6096]; FIND(&quot;#&quot;; [.A60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046.ahk (1 hit)</text:p>
          </table:table-cell>
          <table:table-cell table:formula="of:=MID([.A6097]; FIND(&quot;#&quot;; [.A60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108.ahk (1 hit)</text:p>
          </table:table-cell>
          <table:table-cell table:formula="of:=MID([.A6098]; FIND(&quot;#&quot;; [.A60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129.ahk (1 hit)</text:p>
          </table:table-cell>
          <table:table-cell table:formula="of:=MID([.A6099]; FIND(&quot;#&quot;; [.A60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213.ahk (1 hit)</text:p>
          </table:table-cell>
          <table:table-cell table:formula="of:=MID([.A6100]; FIND(&quot;#&quot;; [.A61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235.ahk (1 hit)</text:p>
          </table:table-cell>
          <table:table-cell table:formula="of:=MID([.A6101]; FIND(&quot;#&quot;; [.A61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309.ahk (1 hit)</text:p>
          </table:table-cell>
          <table:table-cell table:formula="of:=MID([.A6102]; FIND(&quot;#&quot;; [.A61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328.ahk (1 hit)</text:p>
          </table:table-cell>
          <table:table-cell table:formula="of:=MID([.A6103]; FIND(&quot;#&quot;; [.A61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339.ahk (1 hit)</text:p>
          </table:table-cell>
          <table:table-cell table:formula="of:=MID([.A6104]; FIND(&quot;#&quot;; [.A61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438.ahk (1 hit)</text:p>
          </table:table-cell>
          <table:table-cell table:formula="of:=MID([.A6105]; FIND(&quot;#&quot;; [.A61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503.ahk (1 hit)</text:p>
          </table:table-cell>
          <table:table-cell table:formula="of:=MID([.A6106]; FIND(&quot;#&quot;; [.A61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14521.ahk (1 hit)</text:p>
          </table:table-cell>
          <table:table-cell table:formula="of:=MID([.A6107]; FIND(&quot;#&quot;; [.A61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0818.ahk (1 hit)</text:p>
          </table:table-cell>
          <table:table-cell table:formula="of:=MID([.A6108]; FIND(&quot;#&quot;; [.A61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0936.ahk (1 hit)</text:p>
          </table:table-cell>
          <table:table-cell table:formula="of:=MID([.A6109]; FIND(&quot;#&quot;; [.A61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1036.ahk (1 hit)</text:p>
          </table:table-cell>
          <table:table-cell table:formula="of:=MID([.A6110]; FIND(&quot;#&quot;; [.A61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1235.ahk (1 hit)</text:p>
          </table:table-cell>
          <table:table-cell table:formula="of:=MID([.A6111]; FIND(&quot;#&quot;; [.A61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1400.ahk (1 hit)</text:p>
          </table:table-cell>
          <table:table-cell table:formula="of:=MID([.A6112]; FIND(&quot;#&quot;; [.A61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1428.ahk (1 hit)</text:p>
          </table:table-cell>
          <table:table-cell table:formula="of:=MID([.A6113]; FIND(&quot;#&quot;; [.A61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1439.ahk (1 hit)</text:p>
          </table:table-cell>
          <table:table-cell table:formula="of:=MID([.A6114]; FIND(&quot;#&quot;; [.A61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1455.ahk (1 hit)</text:p>
          </table:table-cell>
          <table:table-cell table:formula="of:=MID([.A6115]; FIND(&quot;#&quot;; [.A61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1515.ahk (1 hit)</text:p>
          </table:table-cell>
          <table:table-cell table:formula="of:=MID([.A6116]; FIND(&quot;#&quot;; [.A61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1528.ahk (1 hit)</text:p>
          </table:table-cell>
          <table:table-cell table:formula="of:=MID([.A6117]; FIND(&quot;#&quot;; [.A61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1541.ahk (1 hit)</text:p>
          </table:table-cell>
          <table:table-cell table:formula="of:=MID([.A6118]; FIND(&quot;#&quot;; [.A61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1551.ahk (1 hit)</text:p>
          </table:table-cell>
          <table:table-cell table:formula="of:=MID([.A6119]; FIND(&quot;#&quot;; [.A61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1837.ahk (1 hit)</text:p>
          </table:table-cell>
          <table:table-cell table:formula="of:=MID([.A6120]; FIND(&quot;#&quot;; [.A61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3946.ahk (1 hit)</text:p>
          </table:table-cell>
          <table:table-cell table:formula="of:=MID([.A6121]; FIND(&quot;#&quot;; [.A61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4057.ahk (1 hit)</text:p>
          </table:table-cell>
          <table:table-cell table:formula="of:=MID([.A6122]; FIND(&quot;#&quot;; [.A61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4159.ahk (1 hit)</text:p>
          </table:table-cell>
          <table:table-cell table:formula="of:=MID([.A6123]; FIND(&quot;#&quot;; [.A61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4226.ahk (1 hit)</text:p>
          </table:table-cell>
          <table:table-cell table:formula="of:=MID([.A6124]; FIND(&quot;#&quot;; [.A61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4240.ahk (1 hit)</text:p>
          </table:table-cell>
          <table:table-cell table:formula="of:=MID([.A6125]; FIND(&quot;#&quot;; [.A61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4302.ahk (1 hit)</text:p>
          </table:table-cell>
          <table:table-cell table:formula="of:=MID([.A6126]; FIND(&quot;#&quot;; [.A61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4311.ahk (1 hit)</text:p>
          </table:table-cell>
          <table:table-cell table:formula="of:=MID([.A6127]; FIND(&quot;#&quot;; [.A61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4458.ahk (1 hit)</text:p>
          </table:table-cell>
          <table:table-cell table:formula="of:=MID([.A6128]; FIND(&quot;#&quot;; [.A61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033.ahk (1 hit)</text:p>
          </table:table-cell>
          <table:table-cell table:formula="of:=MID([.A6129]; FIND(&quot;#&quot;; [.A61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051.ahk (1 hit)</text:p>
          </table:table-cell>
          <table:table-cell table:formula="of:=MID([.A6130]; FIND(&quot;#&quot;; [.A61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110.ahk (1 hit)</text:p>
          </table:table-cell>
          <table:table-cell table:formula="of:=MID([.A6131]; FIND(&quot;#&quot;; [.A61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117.ahk (1 hit)</text:p>
          </table:table-cell>
          <table:table-cell table:formula="of:=MID([.A6132]; FIND(&quot;#&quot;; [.A61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311.ahk (1 hit)</text:p>
          </table:table-cell>
          <table:table-cell table:formula="of:=MID([.A6133]; FIND(&quot;#&quot;; [.A61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359.ahk (1 hit)</text:p>
          </table:table-cell>
          <table:table-cell table:formula="of:=MID([.A6134]; FIND(&quot;#&quot;; [.A61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452.ahk (1 hit)</text:p>
          </table:table-cell>
          <table:table-cell table:formula="of:=MID([.A6135]; FIND(&quot;#&quot;; [.A61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549.ahk (1 hit)</text:p>
          </table:table-cell>
          <table:table-cell table:formula="of:=MID([.A6136]; FIND(&quot;#&quot;; [.A61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615.ahk (1 hit)</text:p>
          </table:table-cell>
          <table:table-cell table:formula="of:=MID([.A6137]; FIND(&quot;#&quot;; [.A61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659.ahk (1 hit)</text:p>
          </table:table-cell>
          <table:table-cell table:formula="of:=MID([.A6138]; FIND(&quot;#&quot;; [.A61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720.ahk (1 hit)</text:p>
          </table:table-cell>
          <table:table-cell table:formula="of:=MID([.A6139]; FIND(&quot;#&quot;; [.A61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737.ahk (1 hit)</text:p>
          </table:table-cell>
          <table:table-cell table:formula="of:=MID([.A6140]; FIND(&quot;#&quot;; [.A61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25949.ahk (1 hit)</text:p>
          </table:table-cell>
          <table:table-cell table:formula="of:=MID([.A6141]; FIND(&quot;#&quot;; [.A61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30000.ahk (1 hit)</text:p>
          </table:table-cell>
          <table:table-cell table:formula="of:=MID([.A6142]; FIND(&quot;#&quot;; [.A61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30010.ahk (1 hit)</text:p>
          </table:table-cell>
          <table:table-cell table:formula="of:=MID([.A6143]; FIND(&quot;#&quot;; [.A61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30025.ahk (1 hit)</text:p>
          </table:table-cell>
          <table:table-cell table:formula="of:=MID([.A6144]; FIND(&quot;#&quot;; [.A61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30100.ahk (1 hit)</text:p>
          </table:table-cell>
          <table:table-cell table:formula="of:=MID([.A6145]; FIND(&quot;#&quot;; [.A61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30124.ahk (1 hit)</text:p>
          </table:table-cell>
          <table:table-cell table:formula="of:=MID([.A6146]; FIND(&quot;#&quot;; [.A61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30147.ahk (1 hit)</text:p>
          </table:table-cell>
          <table:table-cell table:formula="of:=MID([.A6147]; FIND(&quot;#&quot;; [.A61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30207.ahk (1 hit)</text:p>
          </table:table-cell>
          <table:table-cell table:formula="of:=MID([.A6148]; FIND(&quot;#&quot;; [.A61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30325.ahk (1 hit)</text:p>
          </table:table-cell>
          <table:table-cell table:formula="of:=MID([.A6149]; FIND(&quot;#&quot;; [.A61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30340.ahk (1 hit)</text:p>
          </table:table-cell>
          <table:table-cell table:formula="of:=MID([.A6150]; FIND(&quot;#&quot;; [.A61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65157.ahk (1 hit)</text:p>
          </table:table-cell>
          <table:table-cell table:formula="of:=MID([.A6151]; FIND(&quot;#&quot;; [.A61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65558.ahk (1 hit)</text:p>
          </table:table-cell>
          <table:table-cell table:formula="of:=MID([.A6152]; FIND(&quot;#&quot;; [.A61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65623.ahk (1 hit)</text:p>
          </table:table-cell>
          <table:table-cell table:formula="of:=MID([.A6153]; FIND(&quot;#&quot;; [.A61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65642.ahk (1 hit)</text:p>
          </table:table-cell>
          <table:table-cell table:formula="of:=MID([.A6154]; FIND(&quot;#&quot;; [.A61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0116.ahk (1 hit)</text:p>
          </table:table-cell>
          <table:table-cell table:formula="of:=MID([.A6155]; FIND(&quot;#&quot;; [.A61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0155.ahk (1 hit)</text:p>
          </table:table-cell>
          <table:table-cell table:formula="of:=MID([.A6156]; FIND(&quot;#&quot;; [.A61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0232.ahk (1 hit)</text:p>
          </table:table-cell>
          <table:table-cell table:formula="of:=MID([.A6157]; FIND(&quot;#&quot;; [.A61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0531.ahk (1 hit)</text:p>
          </table:table-cell>
          <table:table-cell table:formula="of:=MID([.A6158]; FIND(&quot;#&quot;; [.A61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0749.ahk (1 hit)</text:p>
          </table:table-cell>
          <table:table-cell table:formula="of:=MID([.A6159]; FIND(&quot;#&quot;; [.A61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0904.ahk (1 hit)</text:p>
          </table:table-cell>
          <table:table-cell table:formula="of:=MID([.A6160]; FIND(&quot;#&quot;; [.A61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0927.ahk (1 hit)</text:p>
          </table:table-cell>
          <table:table-cell table:formula="of:=MID([.A6161]; FIND(&quot;#&quot;; [.A61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0945.ahk (1 hit)</text:p>
          </table:table-cell>
          <table:table-cell table:formula="of:=MID([.A6162]; FIND(&quot;#&quot;; [.A61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1406.ahk (1 hit)</text:p>
          </table:table-cell>
          <table:table-cell table:formula="of:=MID([.A6163]; FIND(&quot;#&quot;; [.A61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1753.ahk (1 hit)</text:p>
          </table:table-cell>
          <table:table-cell table:formula="of:=MID([.A6164]; FIND(&quot;#&quot;; [.A61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2217.ahk (1 hit)</text:p>
          </table:table-cell>
          <table:table-cell table:formula="of:=MID([.A6165]; FIND(&quot;#&quot;; [.A61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2220.ahk (1 hit)</text:p>
          </table:table-cell>
          <table:table-cell table:formula="of:=MID([.A6166]; FIND(&quot;#&quot;; [.A61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2629.ahk (1 hit)</text:p>
          </table:table-cell>
          <table:table-cell table:formula="of:=MID([.A6167]; FIND(&quot;#&quot;; [.A61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2633.ahk (1 hit)</text:p>
          </table:table-cell>
          <table:table-cell table:formula="of:=MID([.A6168]; FIND(&quot;#&quot;; [.A61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2651.ahk (1 hit)</text:p>
          </table:table-cell>
          <table:table-cell table:formula="of:=MID([.A6169]; FIND(&quot;#&quot;; [.A61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2659.ahk (1 hit)</text:p>
          </table:table-cell>
          <table:table-cell table:formula="of:=MID([.A6170]; FIND(&quot;#&quot;; [.A61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2943.ahk (1 hit)</text:p>
          </table:table-cell>
          <table:table-cell table:formula="of:=MID([.A6171]; FIND(&quot;#&quot;; [.A61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022.ahk (1 hit)</text:p>
          </table:table-cell>
          <table:table-cell table:formula="of:=MID([.A6172]; FIND(&quot;#&quot;; [.A61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055.ahk (1 hit)</text:p>
          </table:table-cell>
          <table:table-cell table:formula="of:=MID([.A6173]; FIND(&quot;#&quot;; [.A61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107.ahk (1 hit)</text:p>
          </table:table-cell>
          <table:table-cell table:formula="of:=MID([.A6174]; FIND(&quot;#&quot;; [.A61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137.ahk (1 hit)</text:p>
          </table:table-cell>
          <table:table-cell table:formula="of:=MID([.A6175]; FIND(&quot;#&quot;; [.A61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159.ahk (1 hit)</text:p>
          </table:table-cell>
          <table:table-cell table:formula="of:=MID([.A6176]; FIND(&quot;#&quot;; [.A61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231.ahk (1 hit)</text:p>
          </table:table-cell>
          <table:table-cell table:formula="of:=MID([.A6177]; FIND(&quot;#&quot;; [.A61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354.ahk (1 hit)</text:p>
          </table:table-cell>
          <table:table-cell table:formula="of:=MID([.A6178]; FIND(&quot;#&quot;; [.A61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412.ahk (1 hit)</text:p>
          </table:table-cell>
          <table:table-cell table:formula="of:=MID([.A6179]; FIND(&quot;#&quot;; [.A61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424.ahk (1 hit)</text:p>
          </table:table-cell>
          <table:table-cell table:formula="of:=MID([.A6180]; FIND(&quot;#&quot;; [.A61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432.ahk (1 hit)</text:p>
          </table:table-cell>
          <table:table-cell table:formula="of:=MID([.A6181]; FIND(&quot;#&quot;; [.A61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459.ahk (1 hit)</text:p>
          </table:table-cell>
          <table:table-cell table:formula="of:=MID([.A6182]; FIND(&quot;#&quot;; [.A61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514.ahk (1 hit)</text:p>
          </table:table-cell>
          <table:table-cell table:formula="of:=MID([.A6183]; FIND(&quot;#&quot;; [.A61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519.ahk (1 hit)</text:p>
          </table:table-cell>
          <table:table-cell table:formula="of:=MID([.A6184]; FIND(&quot;#&quot;; [.A61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543.ahk (1 hit)</text:p>
          </table:table-cell>
          <table:table-cell table:formula="of:=MID([.A6185]; FIND(&quot;#&quot;; [.A61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555.ahk (1 hit)</text:p>
          </table:table-cell>
          <table:table-cell table:formula="of:=MID([.A6186]; FIND(&quot;#&quot;; [.A61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609.ahk (1 hit)</text:p>
          </table:table-cell>
          <table:table-cell table:formula="of:=MID([.A6187]; FIND(&quot;#&quot;; [.A61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737.ahk (1 hit)</text:p>
          </table:table-cell>
          <table:table-cell table:formula="of:=MID([.A6188]; FIND(&quot;#&quot;; [.A61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741.ahk (1 hit)</text:p>
          </table:table-cell>
          <table:table-cell table:formula="of:=MID([.A6189]; FIND(&quot;#&quot;; [.A61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829.ahk (1 hit)</text:p>
          </table:table-cell>
          <table:table-cell table:formula="of:=MID([.A6190]; FIND(&quot;#&quot;; [.A61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842.ahk (1 hit)</text:p>
          </table:table-cell>
          <table:table-cell table:formula="of:=MID([.A6191]; FIND(&quot;#&quot;; [.A61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915.ahk (1 hit)</text:p>
          </table:table-cell>
          <table:table-cell table:formula="of:=MID([.A6192]; FIND(&quot;#&quot;; [.A61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928.ahk (1 hit)</text:p>
          </table:table-cell>
          <table:table-cell table:formula="of:=MID([.A6193]; FIND(&quot;#&quot;; [.A61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932.ahk (1 hit)</text:p>
          </table:table-cell>
          <table:table-cell table:formula="of:=MID([.A6194]; FIND(&quot;#&quot;; [.A61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3953.ahk (1 hit)</text:p>
          </table:table-cell>
          <table:table-cell table:formula="of:=MID([.A6195]; FIND(&quot;#&quot;; [.A61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023.ahk (1 hit)</text:p>
          </table:table-cell>
          <table:table-cell table:formula="of:=MID([.A6196]; FIND(&quot;#&quot;; [.A61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055.ahk (1 hit)</text:p>
          </table:table-cell>
          <table:table-cell table:formula="of:=MID([.A6197]; FIND(&quot;#&quot;; [.A61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100.ahk (1 hit)</text:p>
          </table:table-cell>
          <table:table-cell table:formula="of:=MID([.A6198]; FIND(&quot;#&quot;; [.A61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111.ahk (1 hit)</text:p>
          </table:table-cell>
          <table:table-cell table:formula="of:=MID([.A6199]; FIND(&quot;#&quot;; [.A61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118.ahk (1 hit)</text:p>
          </table:table-cell>
          <table:table-cell table:formula="of:=MID([.A6200]; FIND(&quot;#&quot;; [.A62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159.ahk (1 hit)</text:p>
          </table:table-cell>
          <table:table-cell table:formula="of:=MID([.A6201]; FIND(&quot;#&quot;; [.A62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337.ahk (1 hit)</text:p>
          </table:table-cell>
          <table:table-cell table:formula="of:=MID([.A6202]; FIND(&quot;#&quot;; [.A62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432.ahk (1 hit)</text:p>
          </table:table-cell>
          <table:table-cell table:formula="of:=MID([.A6203]; FIND(&quot;#&quot;; [.A62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507.ahk (1 hit)</text:p>
          </table:table-cell>
          <table:table-cell table:formula="of:=MID([.A6204]; FIND(&quot;#&quot;; [.A62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515.ahk (1 hit)</text:p>
          </table:table-cell>
          <table:table-cell table:formula="of:=MID([.A6205]; FIND(&quot;#&quot;; [.A62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528.ahk (1 hit)</text:p>
          </table:table-cell>
          <table:table-cell table:formula="of:=MID([.A6206]; FIND(&quot;#&quot;; [.A62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644.ahk (1 hit)</text:p>
          </table:table-cell>
          <table:table-cell table:formula="of:=MID([.A6207]; FIND(&quot;#&quot;; [.A62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702.ahk (1 hit)</text:p>
          </table:table-cell>
          <table:table-cell table:formula="of:=MID([.A6208]; FIND(&quot;#&quot;; [.A62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715.ahk (1 hit)</text:p>
          </table:table-cell>
          <table:table-cell table:formula="of:=MID([.A6209]; FIND(&quot;#&quot;; [.A62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758.ahk (1 hit)</text:p>
          </table:table-cell>
          <table:table-cell table:formula="of:=MID([.A6210]; FIND(&quot;#&quot;; [.A62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812.ahk (1 hit)</text:p>
          </table:table-cell>
          <table:table-cell table:formula="of:=MID([.A6211]; FIND(&quot;#&quot;; [.A62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820.ahk (1 hit)</text:p>
          </table:table-cell>
          <table:table-cell table:formula="of:=MID([.A6212]; FIND(&quot;#&quot;; [.A62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827.ahk (1 hit)</text:p>
          </table:table-cell>
          <table:table-cell table:formula="of:=MID([.A6213]; FIND(&quot;#&quot;; [.A62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838.ahk (1 hit)</text:p>
          </table:table-cell>
          <table:table-cell table:formula="of:=MID([.A6214]; FIND(&quot;#&quot;; [.A62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4925.ahk (1 hit)</text:p>
          </table:table-cell>
          <table:table-cell table:formula="of:=MID([.A6215]; FIND(&quot;#&quot;; [.A62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006.ahk (1 hit)</text:p>
          </table:table-cell>
          <table:table-cell table:formula="of:=MID([.A6216]; FIND(&quot;#&quot;; [.A62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015.ahk (1 hit)</text:p>
          </table:table-cell>
          <table:table-cell table:formula="of:=MID([.A6217]; FIND(&quot;#&quot;; [.A62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044.ahk (1 hit)</text:p>
          </table:table-cell>
          <table:table-cell table:formula="of:=MID([.A6218]; FIND(&quot;#&quot;; [.A62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124.ahk (1 hit)</text:p>
          </table:table-cell>
          <table:table-cell table:formula="of:=MID([.A6219]; FIND(&quot;#&quot;; [.A62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142.ahk (1 hit)</text:p>
          </table:table-cell>
          <table:table-cell table:formula="of:=MID([.A6220]; FIND(&quot;#&quot;; [.A62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221.ahk (1 hit)</text:p>
          </table:table-cell>
          <table:table-cell table:formula="of:=MID([.A6221]; FIND(&quot;#&quot;; [.A62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308.ahk (1 hit)</text:p>
          </table:table-cell>
          <table:table-cell table:formula="of:=MID([.A6222]; FIND(&quot;#&quot;; [.A62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318.ahk (1 hit)</text:p>
          </table:table-cell>
          <table:table-cell table:formula="of:=MID([.A6223]; FIND(&quot;#&quot;; [.A62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337.ahk (1 hit)</text:p>
          </table:table-cell>
          <table:table-cell table:formula="of:=MID([.A6224]; FIND(&quot;#&quot;; [.A62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352.ahk (1 hit)</text:p>
          </table:table-cell>
          <table:table-cell table:formula="of:=MID([.A6225]; FIND(&quot;#&quot;; [.A62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400.ahk (1 hit)</text:p>
          </table:table-cell>
          <table:table-cell table:formula="of:=MID([.A6226]; FIND(&quot;#&quot;; [.A62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522.ahk (1 hit)</text:p>
          </table:table-cell>
          <table:table-cell table:formula="of:=MID([.A6227]; FIND(&quot;#&quot;; [.A62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531.ahk (1 hit)</text:p>
          </table:table-cell>
          <table:table-cell table:formula="of:=MID([.A6228]; FIND(&quot;#&quot;; [.A62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553.ahk (1 hit)</text:p>
          </table:table-cell>
          <table:table-cell table:formula="of:=MID([.A6229]; FIND(&quot;#&quot;; [.A62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623.ahk (1 hit)</text:p>
          </table:table-cell>
          <table:table-cell table:formula="of:=MID([.A6230]; FIND(&quot;#&quot;; [.A62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827.ahk (1 hit)</text:p>
          </table:table-cell>
          <table:table-cell table:formula="of:=MID([.A6231]; FIND(&quot;#&quot;; [.A62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915.ahk (1 hit)</text:p>
          </table:table-cell>
          <table:table-cell table:formula="of:=MID([.A6232]; FIND(&quot;#&quot;; [.A62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75956.ahk (1 hit)</text:p>
          </table:table-cell>
          <table:table-cell table:formula="of:=MID([.A6233]; FIND(&quot;#&quot;; [.A62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113.ahk (1 hit)</text:p>
          </table:table-cell>
          <table:table-cell table:formula="of:=MID([.A6234]; FIND(&quot;#&quot;; [.A62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126.ahk (1 hit)</text:p>
          </table:table-cell>
          <table:table-cell table:formula="of:=MID([.A6235]; FIND(&quot;#&quot;; [.A62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140.ahk (1 hit)</text:p>
          </table:table-cell>
          <table:table-cell table:formula="of:=MID([.A6236]; FIND(&quot;#&quot;; [.A62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158.ahk (1 hit)</text:p>
          </table:table-cell>
          <table:table-cell table:formula="of:=MID([.A6237]; FIND(&quot;#&quot;; [.A62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233.ahk (1 hit)</text:p>
          </table:table-cell>
          <table:table-cell table:formula="of:=MID([.A6238]; FIND(&quot;#&quot;; [.A62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302.ahk (1 hit)</text:p>
          </table:table-cell>
          <table:table-cell table:formula="of:=MID([.A6239]; FIND(&quot;#&quot;; [.A62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308.ahk (1 hit)</text:p>
          </table:table-cell>
          <table:table-cell table:formula="of:=MID([.A6240]; FIND(&quot;#&quot;; [.A62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337.ahk (1 hit)</text:p>
          </table:table-cell>
          <table:table-cell table:formula="of:=MID([.A6241]; FIND(&quot;#&quot;; [.A62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341.ahk (1 hit)</text:p>
          </table:table-cell>
          <table:table-cell table:formula="of:=MID([.A6242]; FIND(&quot;#&quot;; [.A62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349.ahk (1 hit)</text:p>
          </table:table-cell>
          <table:table-cell table:formula="of:=MID([.A6243]; FIND(&quot;#&quot;; [.A62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413.ahk (1 hit)</text:p>
          </table:table-cell>
          <table:table-cell table:formula="of:=MID([.A6244]; FIND(&quot;#&quot;; [.A62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432.ahk (1 hit)</text:p>
          </table:table-cell>
          <table:table-cell table:formula="of:=MID([.A6245]; FIND(&quot;#&quot;; [.A62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501.ahk (1 hit)</text:p>
          </table:table-cell>
          <table:table-cell table:formula="of:=MID([.A6246]; FIND(&quot;#&quot;; [.A62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558.ahk (1 hit)</text:p>
          </table:table-cell>
          <table:table-cell table:formula="of:=MID([.A6247]; FIND(&quot;#&quot;; [.A62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619.ahk (1 hit)</text:p>
          </table:table-cell>
          <table:table-cell table:formula="of:=MID([.A6248]; FIND(&quot;#&quot;; [.A62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805.ahk (1 hit)</text:p>
          </table:table-cell>
          <table:table-cell table:formula="of:=MID([.A6249]; FIND(&quot;#&quot;; [.A62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822.ahk (1 hit)</text:p>
          </table:table-cell>
          <table:table-cell table:formula="of:=MID([.A6250]; FIND(&quot;#&quot;; [.A62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0916.ahk (1 hit)</text:p>
          </table:table-cell>
          <table:table-cell table:formula="of:=MID([.A6251]; FIND(&quot;#&quot;; [.A62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1110.ahk (1 hit)</text:p>
          </table:table-cell>
          <table:table-cell table:formula="of:=MID([.A6252]; FIND(&quot;#&quot;; [.A62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1206.ahk (1 hit)</text:p>
          </table:table-cell>
          <table:table-cell table:formula="of:=MID([.A6253]; FIND(&quot;#&quot;; [.A62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1316.ahk (1 hit)</text:p>
          </table:table-cell>
          <table:table-cell table:formula="of:=MID([.A6254]; FIND(&quot;#&quot;; [.A62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1404.ahk (1 hit)</text:p>
          </table:table-cell>
          <table:table-cell table:formula="of:=MID([.A6255]; FIND(&quot;#&quot;; [.A62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1452.ahk (1 hit)</text:p>
          </table:table-cell>
          <table:table-cell table:formula="of:=MID([.A6256]; FIND(&quot;#&quot;; [.A62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1640.ahk (1 hit)</text:p>
          </table:table-cell>
          <table:table-cell table:formula="of:=MID([.A6257]; FIND(&quot;#&quot;; [.A62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1920.ahk (1 hit)</text:p>
          </table:table-cell>
          <table:table-cell table:formula="of:=MID([.A6258]; FIND(&quot;#&quot;; [.A62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2319.ahk (1 hit)</text:p>
          </table:table-cell>
          <table:table-cell table:formula="of:=MID([.A6259]; FIND(&quot;#&quot;; [.A62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2342.ahk (1 hit)</text:p>
          </table:table-cell>
          <table:table-cell table:formula="of:=MID([.A6260]; FIND(&quot;#&quot;; [.A62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2411.ahk (1 hit)</text:p>
          </table:table-cell>
          <table:table-cell table:formula="of:=MID([.A6261]; FIND(&quot;#&quot;; [.A62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2509.ahk (1 hit)</text:p>
          </table:table-cell>
          <table:table-cell table:formula="of:=MID([.A6262]; FIND(&quot;#&quot;; [.A62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2543.ahk (1 hit)</text:p>
          </table:table-cell>
          <table:table-cell table:formula="of:=MID([.A6263]; FIND(&quot;#&quot;; [.A62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2818.ahk (1 hit)</text:p>
          </table:table-cell>
          <table:table-cell table:formula="of:=MID([.A6264]; FIND(&quot;#&quot;; [.A62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2853.ahk (1 hit)</text:p>
          </table:table-cell>
          <table:table-cell table:formula="of:=MID([.A6265]; FIND(&quot;#&quot;; [.A62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2928.ahk (1 hit)</text:p>
          </table:table-cell>
          <table:table-cell table:formula="of:=MID([.A6266]; FIND(&quot;#&quot;; [.A62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3025.ahk (1 hit)</text:p>
          </table:table-cell>
          <table:table-cell table:formula="of:=MID([.A6267]; FIND(&quot;#&quot;; [.A62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3116.ahk (1 hit)</text:p>
          </table:table-cell>
          <table:table-cell table:formula="of:=MID([.A6268]; FIND(&quot;#&quot;; [.A62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3157.ahk (1 hit)</text:p>
          </table:table-cell>
          <table:table-cell table:formula="of:=MID([.A6269]; FIND(&quot;#&quot;; [.A62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3246.ahk (1 hit)</text:p>
          </table:table-cell>
          <table:table-cell table:formula="of:=MID([.A6270]; FIND(&quot;#&quot;; [.A62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3256.ahk (1 hit)</text:p>
          </table:table-cell>
          <table:table-cell table:formula="of:=MID([.A6271]; FIND(&quot;#&quot;; [.A62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3710.ahk (1 hit)</text:p>
          </table:table-cell>
          <table:table-cell table:formula="of:=MID([.A6272]; FIND(&quot;#&quot;; [.A62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6183753.ahk (1 hit)</text:p>
          </table:table-cell>
          <table:table-cell table:formula="of:=MID([.A6273]; FIND(&quot;#&quot;; [.A62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1250.ahk (1 hit)</text:p>
          </table:table-cell>
          <table:table-cell table:formula="of:=MID([.A6274]; FIND(&quot;#&quot;; [.A62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1604.ahk (1 hit)</text:p>
          </table:table-cell>
          <table:table-cell table:formula="of:=MID([.A6275]; FIND(&quot;#&quot;; [.A62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1800.ahk (1 hit)</text:p>
          </table:table-cell>
          <table:table-cell table:formula="of:=MID([.A6276]; FIND(&quot;#&quot;; [.A62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1802.ahk (1 hit)</text:p>
          </table:table-cell>
          <table:table-cell table:formula="of:=MID([.A6277]; FIND(&quot;#&quot;; [.A62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2007.ahk (1 hit)</text:p>
          </table:table-cell>
          <table:table-cell table:formula="of:=MID([.A6278]; FIND(&quot;#&quot;; [.A62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2446.ahk (1 hit)</text:p>
          </table:table-cell>
          <table:table-cell table:formula="of:=MID([.A6279]; FIND(&quot;#&quot;; [.A62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2653.ahk (1 hit)</text:p>
          </table:table-cell>
          <table:table-cell table:formula="of:=MID([.A6280]; FIND(&quot;#&quot;; [.A62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2714.ahk (1 hit)</text:p>
          </table:table-cell>
          <table:table-cell table:formula="of:=MID([.A6281]; FIND(&quot;#&quot;; [.A62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2819.ahk (1 hit)</text:p>
          </table:table-cell>
          <table:table-cell table:formula="of:=MID([.A6282]; FIND(&quot;#&quot;; [.A62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2840.ahk (1 hit)</text:p>
          </table:table-cell>
          <table:table-cell table:formula="of:=MID([.A6283]; FIND(&quot;#&quot;; [.A62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2920.ahk (1 hit)</text:p>
          </table:table-cell>
          <table:table-cell table:formula="of:=MID([.A6284]; FIND(&quot;#&quot;; [.A62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2937.ahk (1 hit)</text:p>
          </table:table-cell>
          <table:table-cell table:formula="of:=MID([.A6285]; FIND(&quot;#&quot;; [.A62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3322.ahk (1 hit)</text:p>
          </table:table-cell>
          <table:table-cell table:formula="of:=MID([.A6286]; FIND(&quot;#&quot;; [.A62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3642.ahk (1 hit)</text:p>
          </table:table-cell>
          <table:table-cell table:formula="of:=MID([.A6287]; FIND(&quot;#&quot;; [.A62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3736.ahk (1 hit)</text:p>
          </table:table-cell>
          <table:table-cell table:formula="of:=MID([.A6288]; FIND(&quot;#&quot;; [.A62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3749.ahk (1 hit)</text:p>
          </table:table-cell>
          <table:table-cell table:formula="of:=MID([.A6289]; FIND(&quot;#&quot;; [.A62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3839.ahk (1 hit)</text:p>
          </table:table-cell>
          <table:table-cell table:formula="of:=MID([.A6290]; FIND(&quot;#&quot;; [.A62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3849.ahk (1 hit)</text:p>
          </table:table-cell>
          <table:table-cell table:formula="of:=MID([.A6291]; FIND(&quot;#&quot;; [.A62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046.ahk (1 hit)</text:p>
          </table:table-cell>
          <table:table-cell table:formula="of:=MID([.A6292]; FIND(&quot;#&quot;; [.A62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104.ahk (1 hit)</text:p>
          </table:table-cell>
          <table:table-cell table:formula="of:=MID([.A6293]; FIND(&quot;#&quot;; [.A62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402.ahk (1 hit)</text:p>
          </table:table-cell>
          <table:table-cell table:formula="of:=MID([.A6294]; FIND(&quot;#&quot;; [.A62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416.ahk (1 hit)</text:p>
          </table:table-cell>
          <table:table-cell table:formula="of:=MID([.A6295]; FIND(&quot;#&quot;; [.A62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439.ahk (1 hit)</text:p>
          </table:table-cell>
          <table:table-cell table:formula="of:=MID([.A6296]; FIND(&quot;#&quot;; [.A62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459.ahk (1 hit)</text:p>
          </table:table-cell>
          <table:table-cell table:formula="of:=MID([.A6297]; FIND(&quot;#&quot;; [.A62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510.ahk (1 hit)</text:p>
          </table:table-cell>
          <table:table-cell table:formula="of:=MID([.A6298]; FIND(&quot;#&quot;; [.A62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516.ahk (1 hit)</text:p>
          </table:table-cell>
          <table:table-cell table:formula="of:=MID([.A6299]; FIND(&quot;#&quot;; [.A62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621.ahk (1 hit)</text:p>
          </table:table-cell>
          <table:table-cell table:formula="of:=MID([.A6300]; FIND(&quot;#&quot;; [.A63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652.ahk (1 hit)</text:p>
          </table:table-cell>
          <table:table-cell table:formula="of:=MID([.A6301]; FIND(&quot;#&quot;; [.A63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700.ahk (1 hit)</text:p>
          </table:table-cell>
          <table:table-cell table:formula="of:=MID([.A6302]; FIND(&quot;#&quot;; [.A63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706.ahk (1 hit)</text:p>
          </table:table-cell>
          <table:table-cell table:formula="of:=MID([.A6303]; FIND(&quot;#&quot;; [.A63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717.ahk (1 hit)</text:p>
          </table:table-cell>
          <table:table-cell table:formula="of:=MID([.A6304]; FIND(&quot;#&quot;; [.A63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749.ahk (1 hit)</text:p>
          </table:table-cell>
          <table:table-cell table:formula="of:=MID([.A6305]; FIND(&quot;#&quot;; [.A63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4826.ahk (1 hit)</text:p>
          </table:table-cell>
          <table:table-cell table:formula="of:=MID([.A6306]; FIND(&quot;#&quot;; [.A63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5059.ahk (1 hit)</text:p>
          </table:table-cell>
          <table:table-cell table:formula="of:=MID([.A6307]; FIND(&quot;#&quot;; [.A63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5213.ahk (1 hit)</text:p>
          </table:table-cell>
          <table:table-cell table:formula="of:=MID([.A6308]; FIND(&quot;#&quot;; [.A63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5225.ahk (1 hit)</text:p>
          </table:table-cell>
          <table:table-cell table:formula="of:=MID([.A6309]; FIND(&quot;#&quot;; [.A63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5429.ahk (1 hit)</text:p>
          </table:table-cell>
          <table:table-cell table:formula="of:=MID([.A6310]; FIND(&quot;#&quot;; [.A63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5508.ahk (1 hit)</text:p>
          </table:table-cell>
          <table:table-cell table:formula="of:=MID([.A6311]; FIND(&quot;#&quot;; [.A63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5539.ahk (1 hit)</text:p>
          </table:table-cell>
          <table:table-cell table:formula="of:=MID([.A6312]; FIND(&quot;#&quot;; [.A63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5740.ahk (1 hit)</text:p>
          </table:table-cell>
          <table:table-cell table:formula="of:=MID([.A6313]; FIND(&quot;#&quot;; [.A63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45812.ahk (1 hit)</text:p>
          </table:table-cell>
          <table:table-cell table:formula="of:=MID([.A6314]; FIND(&quot;#&quot;; [.A63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0234.ahk (1 hit)</text:p>
          </table:table-cell>
          <table:table-cell table:formula="of:=MID([.A6315]; FIND(&quot;#&quot;; [.A63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0325.ahk (1 hit)</text:p>
          </table:table-cell>
          <table:table-cell table:formula="of:=MID([.A6316]; FIND(&quot;#&quot;; [.A63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0453.ahk (1 hit)</text:p>
          </table:table-cell>
          <table:table-cell table:formula="of:=MID([.A6317]; FIND(&quot;#&quot;; [.A63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0737.ahk (1 hit)</text:p>
          </table:table-cell>
          <table:table-cell table:formula="of:=MID([.A6318]; FIND(&quot;#&quot;; [.A63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0755.ahk (1 hit)</text:p>
          </table:table-cell>
          <table:table-cell table:formula="of:=MID([.A6319]; FIND(&quot;#&quot;; [.A63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0811.ahk (1 hit)</text:p>
          </table:table-cell>
          <table:table-cell table:formula="of:=MID([.A6320]; FIND(&quot;#&quot;; [.A63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0824.ahk (1 hit)</text:p>
          </table:table-cell>
          <table:table-cell table:formula="of:=MID([.A6321]; FIND(&quot;#&quot;; [.A63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0908.ahk (1 hit)</text:p>
          </table:table-cell>
          <table:table-cell table:formula="of:=MID([.A6322]; FIND(&quot;#&quot;; [.A63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118.ahk (1 hit)</text:p>
          </table:table-cell>
          <table:table-cell table:formula="of:=MID([.A6323]; FIND(&quot;#&quot;; [.A63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129.ahk (1 hit)</text:p>
          </table:table-cell>
          <table:table-cell table:formula="of:=MID([.A6324]; FIND(&quot;#&quot;; [.A63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156.ahk (1 hit)</text:p>
          </table:table-cell>
          <table:table-cell table:formula="of:=MID([.A6325]; FIND(&quot;#&quot;; [.A63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229.ahk (1 hit)</text:p>
          </table:table-cell>
          <table:table-cell table:formula="of:=MID([.A6326]; FIND(&quot;#&quot;; [.A63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311.ahk (1 hit)</text:p>
          </table:table-cell>
          <table:table-cell table:formula="of:=MID([.A6327]; FIND(&quot;#&quot;; [.A63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427.ahk (1 hit)</text:p>
          </table:table-cell>
          <table:table-cell table:formula="of:=MID([.A6328]; FIND(&quot;#&quot;; [.A63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504.ahk (1 hit)</text:p>
          </table:table-cell>
          <table:table-cell table:formula="of:=MID([.A6329]; FIND(&quot;#&quot;; [.A63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655.ahk (1 hit)</text:p>
          </table:table-cell>
          <table:table-cell table:formula="of:=MID([.A6330]; FIND(&quot;#&quot;; [.A63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708.ahk (1 hit)</text:p>
          </table:table-cell>
          <table:table-cell table:formula="of:=MID([.A6331]; FIND(&quot;#&quot;; [.A63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727.ahk (1 hit)</text:p>
          </table:table-cell>
          <table:table-cell table:formula="of:=MID([.A6332]; FIND(&quot;#&quot;; [.A63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809.ahk (1 hit)</text:p>
          </table:table-cell>
          <table:table-cell table:formula="of:=MID([.A6333]; FIND(&quot;#&quot;; [.A63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1931.ahk (1 hit)</text:p>
          </table:table-cell>
          <table:table-cell table:formula="of:=MID([.A6334]; FIND(&quot;#&quot;; [.A63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2000.ahk (1 hit)</text:p>
          </table:table-cell>
          <table:table-cell table:formula="of:=MID([.A6335]; FIND(&quot;#&quot;; [.A63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2019.ahk (1 hit)</text:p>
          </table:table-cell>
          <table:table-cell table:formula="of:=MID([.A6336]; FIND(&quot;#&quot;; [.A63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2037.ahk (1 hit)</text:p>
          </table:table-cell>
          <table:table-cell table:formula="of:=MID([.A6337]; FIND(&quot;#&quot;; [.A63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2547.ahk (1 hit)</text:p>
          </table:table-cell>
          <table:table-cell table:formula="of:=MID([.A6338]; FIND(&quot;#&quot;; [.A63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2622.ahk (1 hit)</text:p>
          </table:table-cell>
          <table:table-cell table:formula="of:=MID([.A6339]; FIND(&quot;#&quot;; [.A63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2852.ahk (1 hit)</text:p>
          </table:table-cell>
          <table:table-cell table:formula="of:=MID([.A6340]; FIND(&quot;#&quot;; [.A63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024.ahk (1 hit)</text:p>
          </table:table-cell>
          <table:table-cell table:formula="of:=MID([.A6341]; FIND(&quot;#&quot;; [.A63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031.ahk (1 hit)</text:p>
          </table:table-cell>
          <table:table-cell table:formula="of:=MID([.A6342]; FIND(&quot;#&quot;; [.A63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140.ahk (1 hit)</text:p>
          </table:table-cell>
          <table:table-cell table:formula="of:=MID([.A6343]; FIND(&quot;#&quot;; [.A63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150.ahk (1 hit)</text:p>
          </table:table-cell>
          <table:table-cell table:formula="of:=MID([.A6344]; FIND(&quot;#&quot;; [.A63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240.ahk (1 hit)</text:p>
          </table:table-cell>
          <table:table-cell table:formula="of:=MID([.A6345]; FIND(&quot;#&quot;; [.A63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247.ahk (1 hit)</text:p>
          </table:table-cell>
          <table:table-cell table:formula="of:=MID([.A6346]; FIND(&quot;#&quot;; [.A63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459.ahk (1 hit)</text:p>
          </table:table-cell>
          <table:table-cell table:formula="of:=MID([.A6347]; FIND(&quot;#&quot;; [.A63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512.ahk (1 hit)</text:p>
          </table:table-cell>
          <table:table-cell table:formula="of:=MID([.A6348]; FIND(&quot;#&quot;; [.A63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520.ahk (1 hit)</text:p>
          </table:table-cell>
          <table:table-cell table:formula="of:=MID([.A6349]; FIND(&quot;#&quot;; [.A63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547.ahk (1 hit)</text:p>
          </table:table-cell>
          <table:table-cell table:formula="of:=MID([.A6350]; FIND(&quot;#&quot;; [.A63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601.ahk (1 hit)</text:p>
          </table:table-cell>
          <table:table-cell table:formula="of:=MID([.A6351]; FIND(&quot;#&quot;; [.A63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643.ahk (1 hit)</text:p>
          </table:table-cell>
          <table:table-cell table:formula="of:=MID([.A6352]; FIND(&quot;#&quot;; [.A63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649.ahk (1 hit)</text:p>
          </table:table-cell>
          <table:table-cell table:formula="of:=MID([.A6353]; FIND(&quot;#&quot;; [.A63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718.ahk (1 hit)</text:p>
          </table:table-cell>
          <table:table-cell table:formula="of:=MID([.A6354]; FIND(&quot;#&quot;; [.A63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726.ahk (1 hit)</text:p>
          </table:table-cell>
          <table:table-cell table:formula="of:=MID([.A6355]; FIND(&quot;#&quot;; [.A63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3841.ahk (1 hit)</text:p>
          </table:table-cell>
          <table:table-cell table:formula="of:=MID([.A6356]; FIND(&quot;#&quot;; [.A63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4104.ahk (1 hit)</text:p>
          </table:table-cell>
          <table:table-cell table:formula="of:=MID([.A6357]; FIND(&quot;#&quot;; [.A63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4112.ahk (1 hit)</text:p>
          </table:table-cell>
          <table:table-cell table:formula="of:=MID([.A6358]; FIND(&quot;#&quot;; [.A63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4148.ahk (1 hit)</text:p>
          </table:table-cell>
          <table:table-cell table:formula="of:=MID([.A6359]; FIND(&quot;#&quot;; [.A63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4227.ahk (1 hit)</text:p>
          </table:table-cell>
          <table:table-cell table:formula="of:=MID([.A6360]; FIND(&quot;#&quot;; [.A63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4329.ahk (1 hit)</text:p>
          </table:table-cell>
          <table:table-cell table:formula="of:=MID([.A6361]; FIND(&quot;#&quot;; [.A63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4535.ahk (1 hit)</text:p>
          </table:table-cell>
          <table:table-cell table:formula="of:=MID([.A6362]; FIND(&quot;#&quot;; [.A63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4615.ahk (1 hit)</text:p>
          </table:table-cell>
          <table:table-cell table:formula="of:=MID([.A6363]; FIND(&quot;#&quot;; [.A63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4753.ahk (1 hit)</text:p>
          </table:table-cell>
          <table:table-cell table:formula="of:=MID([.A6364]; FIND(&quot;#&quot;; [.A63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4819.ahk (1 hit)</text:p>
          </table:table-cell>
          <table:table-cell table:formula="of:=MID([.A6365]; FIND(&quot;#&quot;; [.A63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4907.ahk (1 hit)</text:p>
          </table:table-cell>
          <table:table-cell table:formula="of:=MID([.A6366]; FIND(&quot;#&quot;; [.A63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4930.ahk (1 hit)</text:p>
          </table:table-cell>
          <table:table-cell table:formula="of:=MID([.A6367]; FIND(&quot;#&quot;; [.A63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5032.ahk (1 hit)</text:p>
          </table:table-cell>
          <table:table-cell table:formula="of:=MID([.A6368]; FIND(&quot;#&quot;; [.A63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5042.ahk (1 hit)</text:p>
          </table:table-cell>
          <table:table-cell table:formula="of:=MID([.A6369]; FIND(&quot;#&quot;; [.A63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5137.ahk (1 hit)</text:p>
          </table:table-cell>
          <table:table-cell table:formula="of:=MID([.A6370]; FIND(&quot;#&quot;; [.A63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5227.ahk (1 hit)</text:p>
          </table:table-cell>
          <table:table-cell table:formula="of:=MID([.A6371]; FIND(&quot;#&quot;; [.A63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5333.ahk (1 hit)</text:p>
          </table:table-cell>
          <table:table-cell table:formula="of:=MID([.A6372]; FIND(&quot;#&quot;; [.A63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5418.ahk (1 hit)</text:p>
          </table:table-cell>
          <table:table-cell table:formula="of:=MID([.A6373]; FIND(&quot;#&quot;; [.A63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5537.ahk (1 hit)</text:p>
          </table:table-cell>
          <table:table-cell table:formula="of:=MID([.A6374]; FIND(&quot;#&quot;; [.A63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055615.ahk (1 hit)</text:p>
          </table:table-cell>
          <table:table-cell table:formula="of:=MID([.A6375]; FIND(&quot;#&quot;; [.A63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1201.ahk (1 hit)</text:p>
          </table:table-cell>
          <table:table-cell table:formula="of:=MID([.A6376]; FIND(&quot;#&quot;; [.A63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1423.ahk (1 hit)</text:p>
          </table:table-cell>
          <table:table-cell table:formula="of:=MID([.A6377]; FIND(&quot;#&quot;; [.A63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1539.ahk (1 hit)</text:p>
          </table:table-cell>
          <table:table-cell table:formula="of:=MID([.A6378]; FIND(&quot;#&quot;; [.A63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2603.ahk (1 hit)</text:p>
          </table:table-cell>
          <table:table-cell table:formula="of:=MID([.A6379]; FIND(&quot;#&quot;; [.A63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3338.ahk (1 hit)</text:p>
          </table:table-cell>
          <table:table-cell table:formula="of:=MID([.A6380]; FIND(&quot;#&quot;; [.A63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3808.ahk (1 hit)</text:p>
          </table:table-cell>
          <table:table-cell table:formula="of:=MID([.A6381]; FIND(&quot;#&quot;; [.A63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4053.ahk (1 hit)</text:p>
          </table:table-cell>
          <table:table-cell table:formula="of:=MID([.A6382]; FIND(&quot;#&quot;; [.A63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4105.ahk (1 hit)</text:p>
          </table:table-cell>
          <table:table-cell table:formula="of:=MID([.A6383]; FIND(&quot;#&quot;; [.A63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4149.ahk (1 hit)</text:p>
          </table:table-cell>
          <table:table-cell table:formula="of:=MID([.A6384]; FIND(&quot;#&quot;; [.A63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4335.ahk (1 hit)</text:p>
          </table:table-cell>
          <table:table-cell table:formula="of:=MID([.A6385]; FIND(&quot;#&quot;; [.A63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4404.ahk (1 hit)</text:p>
          </table:table-cell>
          <table:table-cell table:formula="of:=MID([.A6386]; FIND(&quot;#&quot;; [.A63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4453.ahk (1 hit)</text:p>
          </table:table-cell>
          <table:table-cell table:formula="of:=MID([.A6387]; FIND(&quot;#&quot;; [.A63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4534.ahk (1 hit)</text:p>
          </table:table-cell>
          <table:table-cell table:formula="of:=MID([.A6388]; FIND(&quot;#&quot;; [.A63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4711.ahk (1 hit)</text:p>
          </table:table-cell>
          <table:table-cell table:formula="of:=MID([.A6389]; FIND(&quot;#&quot;; [.A63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4819.ahk (1 hit)</text:p>
          </table:table-cell>
          <table:table-cell table:formula="of:=MID([.A6390]; FIND(&quot;#&quot;; [.A63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4823.ahk (1 hit)</text:p>
          </table:table-cell>
          <table:table-cell table:formula="of:=MID([.A6391]; FIND(&quot;#&quot;; [.A63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5018.ahk (1 hit)</text:p>
          </table:table-cell>
          <table:table-cell table:formula="of:=MID([.A6392]; FIND(&quot;#&quot;; [.A63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5032.ahk (1 hit)</text:p>
          </table:table-cell>
          <table:table-cell table:formula="of:=MID([.A6393]; FIND(&quot;#&quot;; [.A63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5109.ahk (1 hit)</text:p>
          </table:table-cell>
          <table:table-cell table:formula="of:=MID([.A6394]; FIND(&quot;#&quot;; [.A63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5306.ahk (1 hit)</text:p>
          </table:table-cell>
          <table:table-cell table:formula="of:=MID([.A6395]; FIND(&quot;#&quot;; [.A63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5349.ahk (1 hit)</text:p>
          </table:table-cell>
          <table:table-cell table:formula="of:=MID([.A6396]; FIND(&quot;#&quot;; [.A63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5401.ahk (1 hit)</text:p>
          </table:table-cell>
          <table:table-cell table:formula="of:=MID([.A6397]; FIND(&quot;#&quot;; [.A63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5420.ahk (1 hit)</text:p>
          </table:table-cell>
          <table:table-cell table:formula="of:=MID([.A6398]; FIND(&quot;#&quot;; [.A63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5508.ahk (1 hit)</text:p>
          </table:table-cell>
          <table:table-cell table:formula="of:=MID([.A6399]; FIND(&quot;#&quot;; [.A63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5536.ahk (1 hit)</text:p>
          </table:table-cell>
          <table:table-cell table:formula="of:=MID([.A6400]; FIND(&quot;#&quot;; [.A64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25743.ahk (1 hit)</text:p>
          </table:table-cell>
          <table:table-cell table:formula="of:=MID([.A6401]; FIND(&quot;#&quot;; [.A64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009.ahk (1 hit)</text:p>
          </table:table-cell>
          <table:table-cell table:formula="of:=MID([.A6402]; FIND(&quot;#&quot;; [.A64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025.ahk (1 hit)</text:p>
          </table:table-cell>
          <table:table-cell table:formula="of:=MID([.A6403]; FIND(&quot;#&quot;; [.A64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051.ahk (1 hit)</text:p>
          </table:table-cell>
          <table:table-cell table:formula="of:=MID([.A6404]; FIND(&quot;#&quot;; [.A64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143.ahk (1 hit)</text:p>
          </table:table-cell>
          <table:table-cell table:formula="of:=MID([.A6405]; FIND(&quot;#&quot;; [.A64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223.ahk (1 hit)</text:p>
          </table:table-cell>
          <table:table-cell table:formula="of:=MID([.A6406]; FIND(&quot;#&quot;; [.A64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244.ahk (1 hit)</text:p>
          </table:table-cell>
          <table:table-cell table:formula="of:=MID([.A6407]; FIND(&quot;#&quot;; [.A64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312.ahk (1 hit)</text:p>
          </table:table-cell>
          <table:table-cell table:formula="of:=MID([.A6408]; FIND(&quot;#&quot;; [.A64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416.ahk (1 hit)</text:p>
          </table:table-cell>
          <table:table-cell table:formula="of:=MID([.A6409]; FIND(&quot;#&quot;; [.A64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458.ahk (1 hit)</text:p>
          </table:table-cell>
          <table:table-cell table:formula="of:=MID([.A6410]; FIND(&quot;#&quot;; [.A64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532.ahk (1 hit)</text:p>
          </table:table-cell>
          <table:table-cell table:formula="of:=MID([.A6411]; FIND(&quot;#&quot;; [.A64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615.ahk (1 hit)</text:p>
          </table:table-cell>
          <table:table-cell table:formula="of:=MID([.A6412]; FIND(&quot;#&quot;; [.A64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711.ahk (1 hit)</text:p>
          </table:table-cell>
          <table:table-cell table:formula="of:=MID([.A6413]; FIND(&quot;#&quot;; [.A64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738.ahk (1 hit)</text:p>
          </table:table-cell>
          <table:table-cell table:formula="of:=MID([.A6414]; FIND(&quot;#&quot;; [.A64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756.ahk (1 hit)</text:p>
          </table:table-cell>
          <table:table-cell table:formula="of:=MID([.A6415]; FIND(&quot;#&quot;; [.A64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0822.ahk (1 hit)</text:p>
          </table:table-cell>
          <table:table-cell table:formula="of:=MID([.A6416]; FIND(&quot;#&quot;; [.A64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040.ahk (1 hit)</text:p>
          </table:table-cell>
          <table:table-cell table:formula="of:=MID([.A6417]; FIND(&quot;#&quot;; [.A64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113.ahk (1 hit)</text:p>
          </table:table-cell>
          <table:table-cell table:formula="of:=MID([.A6418]; FIND(&quot;#&quot;; [.A64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206.ahk (1 hit)</text:p>
          </table:table-cell>
          <table:table-cell table:formula="of:=MID([.A6419]; FIND(&quot;#&quot;; [.A64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226.ahk (1 hit)</text:p>
          </table:table-cell>
          <table:table-cell table:formula="of:=MID([.A6420]; FIND(&quot;#&quot;; [.A64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242.ahk (1 hit)</text:p>
          </table:table-cell>
          <table:table-cell table:formula="of:=MID([.A6421]; FIND(&quot;#&quot;; [.A64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310.ahk (1 hit)</text:p>
          </table:table-cell>
          <table:table-cell table:formula="of:=MID([.A6422]; FIND(&quot;#&quot;; [.A64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439.ahk (1 hit)</text:p>
          </table:table-cell>
          <table:table-cell table:formula="of:=MID([.A6423]; FIND(&quot;#&quot;; [.A64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453.ahk (1 hit)</text:p>
          </table:table-cell>
          <table:table-cell table:formula="of:=MID([.A6424]; FIND(&quot;#&quot;; [.A64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530.ahk (1 hit)</text:p>
          </table:table-cell>
          <table:table-cell table:formula="of:=MID([.A6425]; FIND(&quot;#&quot;; [.A64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547.ahk (1 hit)</text:p>
          </table:table-cell>
          <table:table-cell table:formula="of:=MID([.A6426]; FIND(&quot;#&quot;; [.A64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557.ahk (1 hit)</text:p>
          </table:table-cell>
          <table:table-cell table:formula="of:=MID([.A6427]; FIND(&quot;#&quot;; [.A64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626.ahk (1 hit)</text:p>
          </table:table-cell>
          <table:table-cell table:formula="of:=MID([.A6428]; FIND(&quot;#&quot;; [.A64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GuiOrMsgBoxTest_20251027131657.ahk (1 hit)</text:p>
          </table:table-cell>
          <table:table-cell table:formula="of:=MID([.A6429]; FIND(&quot;#&quot;; [.A64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.history\MsgBoxEx_20251027143701.ahk (1 hit)</text:p>
          </table:table-cell>
          <table:table-cell table:formula="of:=MID([.A6430]; FIND(&quot;#&quot;; [.A64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Class_MsgBoxEx.ahk (1 hit)</text:p>
          </table:table-cell>
          <table:table-cell table:formula="of:=MID([.A6431]; FIND(&quot;#&quot;; [.A64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ClassGuiExampleSimple.ahk (1 hit)</text:p>
          </table:table-cell>
          <table:table-cell table:formula="of:=MID([.A6432]; FIND(&quot;#&quot;; [.A64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CustomMsgBox.ahk (1 hit)</text:p>
          </table:table-cell>
          <table:table-cell table:formula="of:=MID([.A6433]; FIND(&quot;#&quot;; [.A64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GuiOrMsgBoxTest.ahk (1 hit)</text:p>
          </table:table-cell>
          <table:table-cell table:formula="of:=MID([.A6434]; FIND(&quot;#&quot;; [.A64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CustomMsgBox\MsgBoxEx.ahk (1 hit)</text:p>
          </table:table-cell>
          <table:table-cell table:formula="of:=MID([.A6435]; FIND(&quot;#&quot;; [.A64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GuiOrMsgBox\GuiOrMsgBoxTest_2.ahk (1 hit)</text:p>
          </table:table-cell>
          <table:table-cell table:formula="of:=MID([.A6436]; FIND(&quot;#&quot;; [.A64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.ahk (1 hit)</text:p>
          </table:table-cell>
          <table:table-cell table:formula="of:=MID([.A6437]; FIND(&quot;#&quot;; [.A64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_TEST_20251030154201.ahk (1 hit)</text:p>
          </table:table-cell>
          <table:table-cell table:formula="of:=MID([.A6438]; FIND(&quot;#&quot;; [.A64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20251030111250.ahk (1 hit)</text:p>
          </table:table-cell>
          <table:table-cell table:formula="of:=MID([.A6439]; FIND(&quot;#&quot;; [.A64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038.ahk (1 hit)</text:p>
          </table:table-cell>
          <table:table-cell table:formula="of:=MID([.A6440]; FIND(&quot;#&quot;; [.A64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056.ahk (1 hit)</text:p>
          </table:table-cell>
          <table:table-cell table:formula="of:=MID([.A6441]; FIND(&quot;#&quot;; [.A64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132.ahk (1 hit)</text:p>
          </table:table-cell>
          <table:table-cell table:formula="of:=MID([.A6442]; FIND(&quot;#&quot;; [.A64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150.ahk (1 hit)</text:p>
          </table:table-cell>
          <table:table-cell table:formula="of:=MID([.A6443]; FIND(&quot;#&quot;; [.A64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209.ahk (1 hit)</text:p>
          </table:table-cell>
          <table:table-cell table:formula="of:=MID([.A6444]; FIND(&quot;#&quot;; [.A64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247.ahk (1 hit)</text:p>
          </table:table-cell>
          <table:table-cell table:formula="of:=MID([.A6445]; FIND(&quot;#&quot;; [.A64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414.ahk (1 hit)</text:p>
          </table:table-cell>
          <table:table-cell table:formula="of:=MID([.A6446]; FIND(&quot;#&quot;; [.A64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444.ahk (1 hit)</text:p>
          </table:table-cell>
          <table:table-cell table:formula="of:=MID([.A6447]; FIND(&quot;#&quot;; [.A64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508.ahk (1 hit)</text:p>
          </table:table-cell>
          <table:table-cell table:formula="of:=MID([.A6448]; FIND(&quot;#&quot;; [.A64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533.ahk (1 hit)</text:p>
          </table:table-cell>
          <table:table-cell table:formula="of:=MID([.A6449]; FIND(&quot;#&quot;; [.A64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601.ahk (1 hit)</text:p>
          </table:table-cell>
          <table:table-cell table:formula="of:=MID([.A6450]; FIND(&quot;#&quot;; [.A64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618.ahk (1 hit)</text:p>
          </table:table-cell>
          <table:table-cell table:formula="of:=MID([.A6451]; FIND(&quot;#&quot;; [.A64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744.ahk (1 hit)</text:p>
          </table:table-cell>
          <table:table-cell table:formula="of:=MID([.A6452]; FIND(&quot;#&quot;; [.A64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747.ahk (1 hit)</text:p>
          </table:table-cell>
          <table:table-cell table:formula="of:=MID([.A6453]; FIND(&quot;#&quot;; [.A645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802.ahk (1 hit)</text:p>
          </table:table-cell>
          <table:table-cell table:formula="of:=MID([.A6454]; FIND(&quot;#&quot;; [.A645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834.ahk (1 hit)</text:p>
          </table:table-cell>
          <table:table-cell table:formula="of:=MID([.A6455]; FIND(&quot;#&quot;; [.A645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912.ahk (1 hit)</text:p>
          </table:table-cell>
          <table:table-cell table:formula="of:=MID([.A6456]; FIND(&quot;#&quot;; [.A645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932.ahk (1 hit)</text:p>
          </table:table-cell>
          <table:table-cell table:formula="of:=MID([.A6457]; FIND(&quot;#&quot;; [.A645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937.ahk (1 hit)</text:p>
          </table:table-cell>
          <table:table-cell table:formula="of:=MID([.A6458]; FIND(&quot;#&quot;; [.A645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0943.ahk (1 hit)</text:p>
          </table:table-cell>
          <table:table-cell table:formula="of:=MID([.A6459]; FIND(&quot;#&quot;; [.A645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007.ahk (1 hit)</text:p>
          </table:table-cell>
          <table:table-cell table:formula="of:=MID([.A6460]; FIND(&quot;#&quot;; [.A646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019.ahk (1 hit)</text:p>
          </table:table-cell>
          <table:table-cell table:formula="of:=MID([.A6461]; FIND(&quot;#&quot;; [.A646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038.ahk (1 hit)</text:p>
          </table:table-cell>
          <table:table-cell table:formula="of:=MID([.A6462]; FIND(&quot;#&quot;; [.A646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047.ahk (1 hit)</text:p>
          </table:table-cell>
          <table:table-cell table:formula="of:=MID([.A6463]; FIND(&quot;#&quot;; [.A646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104.ahk (1 hit)</text:p>
          </table:table-cell>
          <table:table-cell table:formula="of:=MID([.A6464]; FIND(&quot;#&quot;; [.A646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106.ahk (1 hit)</text:p>
          </table:table-cell>
          <table:table-cell table:formula="of:=MID([.A6465]; FIND(&quot;#&quot;; [.A646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120.ahk (1 hit)</text:p>
          </table:table-cell>
          <table:table-cell table:formula="of:=MID([.A6466]; FIND(&quot;#&quot;; [.A646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142.ahk (1 hit)</text:p>
          </table:table-cell>
          <table:table-cell table:formula="of:=MID([.A6467]; FIND(&quot;#&quot;; [.A646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148.ahk (1 hit)</text:p>
          </table:table-cell>
          <table:table-cell table:formula="of:=MID([.A6468]; FIND(&quot;#&quot;; [.A646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207.ahk (1 hit)</text:p>
          </table:table-cell>
          <table:table-cell table:formula="of:=MID([.A6469]; FIND(&quot;#&quot;; [.A646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221.ahk (1 hit)</text:p>
          </table:table-cell>
          <table:table-cell table:formula="of:=MID([.A6470]; FIND(&quot;#&quot;; [.A647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248.ahk (1 hit)</text:p>
          </table:table-cell>
          <table:table-cell table:formula="of:=MID([.A6471]; FIND(&quot;#&quot;; [.A647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318.ahk (1 hit)</text:p>
          </table:table-cell>
          <table:table-cell table:formula="of:=MID([.A6472]; FIND(&quot;#&quot;; [.A647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430.ahk (1 hit)</text:p>
          </table:table-cell>
          <table:table-cell table:formula="of:=MID([.A6473]; FIND(&quot;#&quot;; [.A647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440.ahk (1 hit)</text:p>
          </table:table-cell>
          <table:table-cell table:formula="of:=MID([.A6474]; FIND(&quot;#&quot;; [.A647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457.ahk (1 hit)</text:p>
          </table:table-cell>
          <table:table-cell table:formula="of:=MID([.A6475]; FIND(&quot;#&quot;; [.A647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506.ahk (1 hit)</text:p>
          </table:table-cell>
          <table:table-cell table:formula="of:=MID([.A6476]; FIND(&quot;#&quot;; [.A647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522.ahk (1 hit)</text:p>
          </table:table-cell>
          <table:table-cell table:formula="of:=MID([.A6477]; FIND(&quot;#&quot;; [.A647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532.ahk (1 hit)</text:p>
          </table:table-cell>
          <table:table-cell table:formula="of:=MID([.A6478]; FIND(&quot;#&quot;; [.A647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541.ahk (1 hit)</text:p>
          </table:table-cell>
          <table:table-cell table:formula="of:=MID([.A6479]; FIND(&quot;#&quot;; [.A647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614.ahk (1 hit)</text:p>
          </table:table-cell>
          <table:table-cell table:formula="of:=MID([.A6480]; FIND(&quot;#&quot;; [.A648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624.ahk (1 hit)</text:p>
          </table:table-cell>
          <table:table-cell table:formula="of:=MID([.A6481]; FIND(&quot;#&quot;; [.A648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704.ahk (1 hit)</text:p>
          </table:table-cell>
          <table:table-cell table:formula="of:=MID([.A6482]; FIND(&quot;#&quot;; [.A648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1924.ahk (1 hit)</text:p>
          </table:table-cell>
          <table:table-cell table:formula="of:=MID([.A6483]; FIND(&quot;#&quot;; [.A648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2037.ahk (1 hit)</text:p>
          </table:table-cell>
          <table:table-cell table:formula="of:=MID([.A6484]; FIND(&quot;#&quot;; [.A648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2107.ahk (1 hit)</text:p>
          </table:table-cell>
          <table:table-cell table:formula="of:=MID([.A6485]; FIND(&quot;#&quot;; [.A648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2113.ahk (1 hit)</text:p>
          </table:table-cell>
          <table:table-cell table:formula="of:=MID([.A6486]; FIND(&quot;#&quot;; [.A648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2423.ahk (1 hit)</text:p>
          </table:table-cell>
          <table:table-cell table:formula="of:=MID([.A6487]; FIND(&quot;#&quot;; [.A648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2502.ahk (1 hit)</text:p>
          </table:table-cell>
          <table:table-cell table:formula="of:=MID([.A6488]; FIND(&quot;#&quot;; [.A648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2513.ahk (1 hit)</text:p>
          </table:table-cell>
          <table:table-cell table:formula="of:=MID([.A6489]; FIND(&quot;#&quot;; [.A648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4804.ahk (1 hit)</text:p>
          </table:table-cell>
          <table:table-cell table:formula="of:=MID([.A6490]; FIND(&quot;#&quot;; [.A649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4828.ahk (1 hit)</text:p>
          </table:table-cell>
          <table:table-cell table:formula="of:=MID([.A6491]; FIND(&quot;#&quot;; [.A649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4908.ahk (1 hit)</text:p>
          </table:table-cell>
          <table:table-cell table:formula="of:=MID([.A6492]; FIND(&quot;#&quot;; [.A649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4918.ahk (1 hit)</text:p>
          </table:table-cell>
          <table:table-cell table:formula="of:=MID([.A6493]; FIND(&quot;#&quot;; [.A649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4935.ahk (1 hit)</text:p>
          </table:table-cell>
          <table:table-cell table:formula="of:=MID([.A6494]; FIND(&quot;#&quot;; [.A649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003.ahk (1 hit)</text:p>
          </table:table-cell>
          <table:table-cell table:formula="of:=MID([.A6495]; FIND(&quot;#&quot;; [.A649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016.ahk (1 hit)</text:p>
          </table:table-cell>
          <table:table-cell table:formula="of:=MID([.A6496]; FIND(&quot;#&quot;; [.A649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057.ahk (1 hit)</text:p>
          </table:table-cell>
          <table:table-cell table:formula="of:=MID([.A6497]; FIND(&quot;#&quot;; [.A649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101.ahk (1 hit)</text:p>
          </table:table-cell>
          <table:table-cell table:formula="of:=MID([.A6498]; FIND(&quot;#&quot;; [.A649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340.ahk (1 hit)</text:p>
          </table:table-cell>
          <table:table-cell table:formula="of:=MID([.A6499]; FIND(&quot;#&quot;; [.A649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348.ahk (1 hit)</text:p>
          </table:table-cell>
          <table:table-cell table:formula="of:=MID([.A6500]; FIND(&quot;#&quot;; [.A650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402.ahk (1 hit)</text:p>
          </table:table-cell>
          <table:table-cell table:formula="of:=MID([.A6501]; FIND(&quot;#&quot;; [.A650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702.ahk (1 hit)</text:p>
          </table:table-cell>
          <table:table-cell table:formula="of:=MID([.A6502]; FIND(&quot;#&quot;; [.A650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713.ahk (1 hit)</text:p>
          </table:table-cell>
          <table:table-cell table:formula="of:=MID([.A6503]; FIND(&quot;#&quot;; [.A650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729.ahk (1 hit)</text:p>
          </table:table-cell>
          <table:table-cell table:formula="of:=MID([.A6504]; FIND(&quot;#&quot;; [.A650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741.ahk (1 hit)</text:p>
          </table:table-cell>
          <table:table-cell table:formula="of:=MID([.A6505]; FIND(&quot;#&quot;; [.A650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25751.ahk (1 hit)</text:p>
          </table:table-cell>
          <table:table-cell table:formula="of:=MID([.A6506]; FIND(&quot;#&quot;; [.A650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051.ahk (1 hit)</text:p>
          </table:table-cell>
          <table:table-cell table:formula="of:=MID([.A6507]; FIND(&quot;#&quot;; [.A650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125.ahk (1 hit)</text:p>
          </table:table-cell>
          <table:table-cell table:formula="of:=MID([.A6508]; FIND(&quot;#&quot;; [.A650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136.ahk (1 hit)</text:p>
          </table:table-cell>
          <table:table-cell table:formula="of:=MID([.A6509]; FIND(&quot;#&quot;; [.A650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518.ahk (1 hit)</text:p>
          </table:table-cell>
          <table:table-cell table:formula="of:=MID([.A6510]; FIND(&quot;#&quot;; [.A651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543.ahk (1 hit)</text:p>
          </table:table-cell>
          <table:table-cell table:formula="of:=MID([.A6511]; FIND(&quot;#&quot;; [.A651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602.ahk (1 hit)</text:p>
          </table:table-cell>
          <table:table-cell table:formula="of:=MID([.A6512]; FIND(&quot;#&quot;; [.A651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703.ahk (1 hit)</text:p>
          </table:table-cell>
          <table:table-cell table:formula="of:=MID([.A6513]; FIND(&quot;#&quot;; [.A651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737.ahk (1 hit)</text:p>
          </table:table-cell>
          <table:table-cell table:formula="of:=MID([.A6514]; FIND(&quot;#&quot;; [.A651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803.ahk (1 hit)</text:p>
          </table:table-cell>
          <table:table-cell table:formula="of:=MID([.A6515]; FIND(&quot;#&quot;; [.A651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904.ahk (1 hit)</text:p>
          </table:table-cell>
          <table:table-cell table:formula="of:=MID([.A6516]; FIND(&quot;#&quot;; [.A651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910.ahk (1 hit)</text:p>
          </table:table-cell>
          <table:table-cell table:formula="of:=MID([.A6517]; FIND(&quot;#&quot;; [.A651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0940.ahk (1 hit)</text:p>
          </table:table-cell>
          <table:table-cell table:formula="of:=MID([.A6518]; FIND(&quot;#&quot;; [.A651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1001.ahk (1 hit)</text:p>
          </table:table-cell>
          <table:table-cell table:formula="of:=MID([.A6519]; FIND(&quot;#&quot;; [.A651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1033.ahk (1 hit)</text:p>
          </table:table-cell>
          <table:table-cell table:formula="of:=MID([.A6520]; FIND(&quot;#&quot;; [.A652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1133.ahk (1 hit)</text:p>
          </table:table-cell>
          <table:table-cell table:formula="of:=MID([.A6521]; FIND(&quot;#&quot;; [.A652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1200.ahk (1 hit)</text:p>
          </table:table-cell>
          <table:table-cell table:formula="of:=MID([.A6522]; FIND(&quot;#&quot;; [.A652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1233.ahk (1 hit)</text:p>
          </table:table-cell>
          <table:table-cell table:formula="of:=MID([.A6523]; FIND(&quot;#&quot;; [.A652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1252.ahk (1 hit)</text:p>
          </table:table-cell>
          <table:table-cell table:formula="of:=MID([.A6524]; FIND(&quot;#&quot;; [.A652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31321.ahk (1 hit)</text:p>
          </table:table-cell>
          <table:table-cell table:formula="of:=MID([.A6525]; FIND(&quot;#&quot;; [.A652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_TEST_20251030153844.ahk (1 hit)</text:p>
          </table:table-cell>
          <table:table-cell table:formula="of:=MID([.A6526]; FIND(&quot;#&quot;; [.A652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1641.ahk (1 hit)</text:p>
          </table:table-cell>
          <table:table-cell table:formula="of:=MID([.A6527]; FIND(&quot;#&quot;; [.A652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1651.ahk (1 hit)</text:p>
          </table:table-cell>
          <table:table-cell table:formula="of:=MID([.A6528]; FIND(&quot;#&quot;; [.A652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1658.ahk (1 hit)</text:p>
          </table:table-cell>
          <table:table-cell table:formula="of:=MID([.A6529]; FIND(&quot;#&quot;; [.A652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1715.ahk (1 hit)</text:p>
          </table:table-cell>
          <table:table-cell table:formula="of:=MID([.A6530]; FIND(&quot;#&quot;; [.A653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1802.ahk (1 hit)</text:p>
          </table:table-cell>
          <table:table-cell table:formula="of:=MID([.A6531]; FIND(&quot;#&quot;; [.A653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1831.ahk (1 hit)</text:p>
          </table:table-cell>
          <table:table-cell table:formula="of:=MID([.A6532]; FIND(&quot;#&quot;; [.A653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1907.ahk (1 hit)</text:p>
          </table:table-cell>
          <table:table-cell table:formula="of:=MID([.A6533]; FIND(&quot;#&quot;; [.A653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1924.ahk (1 hit)</text:p>
          </table:table-cell>
          <table:table-cell table:formula="of:=MID([.A6534]; FIND(&quot;#&quot;; [.A653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4628.ahk (1 hit)</text:p>
          </table:table-cell>
          <table:table-cell table:formula="of:=MID([.A6535]; FIND(&quot;#&quot;; [.A653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4654.ahk (1 hit)</text:p>
          </table:table-cell>
          <table:table-cell table:formula="of:=MID([.A6536]; FIND(&quot;#&quot;; [.A653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4710.ahk (1 hit)</text:p>
          </table:table-cell>
          <table:table-cell table:formula="of:=MID([.A6537]; FIND(&quot;#&quot;; [.A653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4714.ahk (1 hit)</text:p>
          </table:table-cell>
          <table:table-cell table:formula="of:=MID([.A6538]; FIND(&quot;#&quot;; [.A653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4806.ahk (1 hit)</text:p>
          </table:table-cell>
          <table:table-cell table:formula="of:=MID([.A6539]; FIND(&quot;#&quot;; [.A653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4814.ahk (1 hit)</text:p>
          </table:table-cell>
          <table:table-cell table:formula="of:=MID([.A6540]; FIND(&quot;#&quot;; [.A654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4821.ahk (1 hit)</text:p>
          </table:table-cell>
          <table:table-cell table:formula="of:=MID([.A6541]; FIND(&quot;#&quot;; [.A654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4955.ahk (1 hit)</text:p>
          </table:table-cell>
          <table:table-cell table:formula="of:=MID([.A6542]; FIND(&quot;#&quot;; [.A654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4956.ahk (1 hit)</text:p>
          </table:table-cell>
          <table:table-cell table:formula="of:=MID([.A6543]; FIND(&quot;#&quot;; [.A6543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.history\MsgBoxExExample_20251030115035.ahk (1 hit)</text:p>
          </table:table-cell>
          <table:table-cell table:formula="of:=MID([.A6544]; FIND(&quot;#&quot;; [.A6544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MsgBoxEx_TEST.ahk (1 hit)</text:p>
          </table:table-cell>
          <table:table-cell table:formula="of:=MID([.A6545]; FIND(&quot;#&quot;; [.A6545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MsgBoxExExample_20251030111802.ahk (1 hit)</text:p>
          </table:table-cell>
          <table:table-cell table:formula="of:=MID([.A6546]; FIND(&quot;#&quot;; [.A6546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Ex\MsgBoxExExample.ahk (1 hit)</text:p>
          </table:table-cell>
          <table:table-cell table:formula="of:=MID([.A6547]; FIND(&quot;#&quot;; [.A6547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New\.history\MsgBoxNew_Examples_20251029122906.ahk (2 hits)</text:p>
          </table:table-cell>
          <table:table-cell table:formula="of:=MID([.A6548]; FIND(&quot;#&quot;; [.A6548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MsgBox\MsgBoxNew\MsgBoxNew_Examples.ahk (2 hits)</text:p>
          </table:table-cell>
          <table:table-cell table:formula="of:=MID([.A6549]; FIND(&quot;#&quot;; [.A6549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QuickerAccess\QuickerAccess.ahk (4 hits)</text:p>
          </table:table-cell>
          <table:table-cell table:formula="of:=MID([.A6550]; FIND(&quot;#&quot;; [.A6550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QuickerAccess\UIA.ahk (1 hit)</text:p>
          </table:table-cell>
          <table:table-cell table:formula="of:=MID([.A6551]; FIND(&quot;#&quot;; [.A6551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s text:c="2"/>D:\Software\DEV\Work\AHK2\Test\UpdateIncludes.ahk (2 hits)</text:p>
          </table:table-cell>
          <table:table-cell table:formula="of:=MID([.A6552]; FIND(&quot;#&quot;; [.A6552]); 10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arch "#Include" (79 hits in 4 files of 6 searched) [Normal]</text:p>
          </table:table-cell>
          <table:table-cell table:formula="of:=MID([.A6553]; FIND(&quot;#&quot;; [.A6553]); 100)" office:value-type="string" office:string-value="" calcext:value-type="error">
            <text:p>#VALUE!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#Include" (9914 hits in 5936 files of 12204 searched) [Normal]</text:p>
          </table:table-cell>
          <table:table-cell/>
          <table:table-cell table:formula="of:=[.B8]" office:value-type="string" office:string-value="#Include &lt;IFileOperation&gt;" calcext:value-type="string">
            <text:p>#Include &lt;IFileOperation&gt;</text:p>
          </table:table-cell>
        </table:table-row>
        <table:table-row table:style-name="ro1">
          <table:table-cell office:value-type="string" calcext:value-type="string">
            <text:p>#Include Yunit\Yunit.ahk</text:p>
          </table:table-cell>
          <table:table-cell/>
          <table:table-cell table:formula="of:=[.B5]" office:value-type="string" office:string-value="#Include ExecScript.ahk" calcext:value-type="string">
            <text:p>#Include ExecScript.ahk</text:p>
          </table:table-cell>
        </table:table-row>
        <table:table-row table:style-name="ro1">
          <table:table-cell office:value-type="string" calcext:value-type="string">
            <text:p>#Include Yunit\Window.ahk</text:p>
          </table:table-cell>
          <table:table-cell table:formula="of:=[.A3]" office:value-type="string" office:string-value="#Include Yunit\Window.ahk" calcext:value-type="string">
            <text:p>#Include Yunit\Window.ahk</text:p>
          </table:table-cell>
          <table:table-cell table:formula="of:=[.B4]" office:value-type="string" office:string-value="#Include ..\ConvertFuncs.ahk" calcext:value-type="string">
            <text:p>#Include ..\ConvertFuncs.ahk</text:p>
          </table:table-cell>
        </table:table-row>
        <table:table-row table:style-name="ro1">
          <table:table-cell office:value-type="string" calcext:value-type="string">
            <text:p>#Include ..\ConvertFuncs.ahk</text:p>
          </table:table-cell>
          <table:table-cell table:formula="of:=[.A4]" office:value-type="string" office:string-value="#Include ..\ConvertFuncs.ahk" calcext:value-type="string">
            <text:p>#Include ..\ConvertFuncs.ahk</text:p>
          </table:table-cell>
          <table:table-cell table:formula="of:=[.B6]" office:value-type="string" office:string-value="#Include %A_ScriptDir%\..\..\..\Lib\ControlColor.ahk" calcext:value-type="string">
            <text:p>#Include %A_ScriptDir%\..\..\..\Lib\ControlColor.ahk</text:p>
          </table:table-cell>
        </table:table-row>
        <table:table-row table:style-name="ro1">
          <table:table-cell office:value-type="string" calcext:value-type="string">
            <text:p>#Include ExecScript.ahk</text:p>
          </table:table-cell>
          <table:table-cell table:formula="of:=[.A5]" office:value-type="string" office:string-value="#Include ExecScript.ahk" calcext:value-type="string">
            <text:p>#Include ExecScript.ahk</text:p>
          </table:table-cell>
          <table:table-cell table:formula="of:=[.B7]" office:value-type="string" office:string-value="#Include &quot;..\..\Lib\IniLite.ahk&quot;" calcext:value-type="string">
            <text:p>#Include "..\..\Lib\IniLite.ahk"</text:p>
          </table:table-cell>
        </table:table-row>
        <table:table-row table:style-name="ro1">
          <table:table-cell office:value-type="string" calcext:value-type="string">
            <text:p>#Include %A_ScriptDir%\..\..\..\Lib\ControlColor.ahk</text:p>
          </table:table-cell>
          <table:table-cell table:formula="of:=[.A6]" office:value-type="string" office:string-value="#Include %A_ScriptDir%\..\..\..\Lib\ControlColor.ahk" calcext:value-type="string">
            <text:p>#Include %A_ScriptDir%\..\..\..\Lib\ControlColor.ahk</text:p>
          </table:table-cell>
          <table:table-cell table:formula="of:=[.B3]" office:value-type="string" office:string-value="#Include Yunit\Window.ahk" calcext:value-type="string">
            <text:p>#Include Yunit\Window.ahk</text:p>
          </table:table-cell>
        </table:table-row>
        <table:table-row table:style-name="ro1">
          <table:table-cell office:value-type="string" calcext:value-type="string">
            <text:p>#Include "..\..\Lib\IniLite.ahk"</text:p>
          </table:table-cell>
          <table:table-cell table:formula="of:=[.A7]" office:value-type="string" office:string-value="#Include &quot;..\..\Lib\IniLite.ahk&quot;" calcext:value-type="string">
            <text:p>#Include "..\..\Lib\IniLite.ahk"</text:p>
          </table:table-cell>
          <table:table-cell/>
        </table:table-row>
        <table:table-row table:style-name="ro1">
          <table:table-cell office:value-type="string" calcext:value-type="string">
            <text:p>#Include &lt;IFileOperation&gt;</text:p>
          </table:table-cell>
          <table:table-cell table:formula="of:=[.A8]" office:value-type="string" office:string-value="#Include &lt;IFileOperation&gt;" calcext:value-type="string">
            <text:p>#Include &lt;IFileOperation&gt;</text:p>
          </table:table-cell>
          <table:table-cell/>
        </table:table-row>
        <table:table-row table:style-name="ro1">
          <table:table-cell office:value-type="string" calcext:value-type="string">
            <text:p>#Include lib/ClassOrderedMap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lib/dbg.ahk</text:p>
          </table:table-cell>
          <table:table-cell table:formula="of:=[.A10]" office:value-type="string" office:string-value="#Include lib/dbg.ahk" calcext:value-type="string">
            <text:p>#Include lib/dbg.ahk</text:p>
          </table:table-cell>
          <table:table-cell/>
        </table:table-row>
        <table:table-row table:style-name="ro1">
          <table:table-cell office:value-type="string" calcext:value-type="string">
            <text:p>#Include maskCode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Yuni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1Commands.ahk</text:p>
          </table:table-cell>
          <table:table-cell table:formula="of:=[.A13]" office:value-type="string" office:string-value="#Include Convert/1Commands.ahk" calcext:value-type="string">
            <text:p>#Include Convert/1Commands.ahk</text:p>
          </table:table-cell>
          <table:table-cell/>
        </table:table-row>
        <table:table-row table:style-name="ro1">
          <table:table-cell office:value-type="string" calcext:value-type="string">
            <text:p>#Include %A_ScriptDir%\..\..\Lib\GuiButtonIcon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2Function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..\..\Lib\ResourceId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3Method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..\..\Lib\AutoXYWH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4ArrayMethod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..\..\Lib\ExecScrip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5Keyword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..\..\Lib\ControlColor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..\..\Lib\CommonDialog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MaskCode.ahk <text:s text:c="18"/>; 2024-06-26 ADDED AMB (masking suppor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Functions\MsgBoxEx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ConvLoopFuncs.ahk <text:s text:c="13"/>; 2025-06-12 ADDED AMB (separated loop cod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d`n`nPress OK to ExitApp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Window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Functions\MessageBoxCheck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Conversion_CLS.ahk <text:s text:c="12"/>; 2025-06-12 ADDED AMB (future support of Class 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Functions\MessageBoxIndirec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ContSections.ahk <text:s text:c="14"/>; 2025-06-22 ADDED AMB (for support dedicated to 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Functions\SoftModalMessageBox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SplitConv/ConvV1_Funcs.ahk <text:s text:c="4"/>; 2025-07-01 ADDED AMB (for support of separated 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Functions\MsiMessageBox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SplitConv/ConvV2_Funcs.ahk <text:s text:c="4"/>; 2025-07-01 ADDED AMB (for support of separated 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UIA&gt; <text:s/><text:tab/><text:tab/><text:tab/><text:tab/><text:tab/>; https://www.autohotkey.com/boards/viewtopic.php?t=113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Functions\WTSSendMessage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SplitConv/SharedCode.ahk <text:s text:c="6"/>; 2025-07-01 ADDED AMB (code shared for v1 or v2 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Lib\UIA.ahk <text:s/><text:tab/><text:tab/><text:tab/>; https://www.autohotkey.com/boards/viewtopic.php?t=113065</text:p>
          </table:table-cell>
          <table:table-cell table:formula="of:=[.A40]" office:value-type="string" office:string-value="#Include ..\Lib\UIA.ahk  &#9;&#9;&#9;; https://www.autohotkey.com/boards/viewtopic.php?t=113065" calcext:value-type="string">
            <text:p>#Include ..\Lib\UIA.ahk <text:s/><text:tab/><text:tab/><text:tab/>; https://www.autohotkey.com/boards/viewtopic.php?t=113065</text:p>
          </table:table-cell>
          <table:table-cell/>
        </table:table-row>
        <table:table-row table:style-name="ro1">
          <table:table-cell office:value-type="string" calcext:value-type="string">
            <text:p>#Include %A_ScriptDir%\Functions\TaskDialog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/SplitConv/PseudoHandling.ahk <text:s text:c="2"/>; 2025-07-01 ADDED AMB (temp while separating dual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UIA&gt; <text:s/><text:tab/><text:tab/><text:tab/>; https://www.autohotkey.com/boards/viewtopic.php?t=113065</text:p>
          </table:table-cell>
          <table:table-cell table:formula="of:=[.A43]" office:value-type="string" office:string-value="#Include &lt;UIA&gt;  &#9;&#9;&#9;; https://www.autohotkey.com/boards/viewtopic.php?t=113065" calcext:value-type="string">
            <text:p>#Include &lt;UIA&gt; <text:s/><text:tab/><text:tab/><text:tab/>; https://www.autohotkey.com/boards/viewtopic.php?t=113065</text:p>
          </table:table-cell>
          <table:table-cell/>
        </table:table-row>
        <table:table-row table:style-name="ro1">
          <table:table-cell office:value-type="string" calcext:value-type="string">
            <text:p>#Include .\UIA.ahk <text:s/><text:tab/><text:tab/><text:tab/>; https://www.autohotkey.</text:p>
          </table:table-cell>
          <table:table-cell table:formula="of:=[.A44]" office:value-type="string" office:string-value="#Include .\UIA.ahk  &#9;&#9;&#9;; https://www.autohotkey." calcext:value-type="string">
            <text:p>#Include .\UIA.ahk <text:s/><text:tab/><text:tab/><text:tab/>; https://www.autohotkey.</text:p>
          </table:table-cell>
          <table:table-cell/>
        </table:table-row>
        <table:table-row table:style-name="ro1">
          <table:table-cell office:value-type="string" calcext:value-type="string">
            <text:p>#Includ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files in the specified script by passing t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GuiResizer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StdOu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Class_ConsoleWindow&gt;</text:p>
          </table:table-cell>
          <table:table-cell table:formula="of:=[.A49]" office:value-type="string" office:string-value="#Include &lt;Class_ConsoleWindow&gt;" calcext:value-type="string">
            <text:p>#Include &lt;Class_ConsoleWindow&gt;</text:p>
          </table:table-cell>
          <table:table-cell/>
        </table:table-row>
        <table:table-row table:style-name="ro1">
          <table:table-cell office:value-type="string" calcext:value-type="string">
            <text:p>#Include &lt;String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mplete_application\convert\ConvertFunc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textColor.ahk ; this allows menus themselves to be dark/light mode depending on your 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GuiReSizerv2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AhkFunctions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AuxLib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Class_IniLi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GuiTabEx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Fil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Toolbar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Func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Scintilla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ChangeWindowIc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GetRelativePosition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JUni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AhkFunctions&gt; ; Include the file containing the 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mplete_application\convert\_menu_handler_mod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D:\Software\DEV\Work\AHK\Class_DebugMB\Class_DebugMB_v1.0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GuiResizer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Macropad Class.ahk ; this contains the bulk of the code to make this file easier to edit/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MacropadClass.ahk ; this contains the bulk of the code to make this file easier to edit/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_GuiCtlExt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Scintilla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AutoXYWH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Global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the extension-lib at the to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Keyword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Libname&gt; ; C:\Dir\File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OutputDebug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..\..\Lib\IniFile_Static.ahk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..\..\Lib\IniFile.ahk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..\..\Lib\Inilite.ahk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*i %A_ScriptDir%\required\convert\ConvertFuncs.ahk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GetRelativePosition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Libnam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RunCMD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*i %A_ScriptDir%\required\convert\converterMod.ahk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CustomMsgBox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Debug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MsgBoxCustom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MsgBoxEx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*i %A_ScriptDir%\required\Include\splash.ahk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..\Lib\AutoXYWH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String&gt; ; used in Tests b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Msg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TreeLis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*i %A_ScriptDir%\required\convert\_vars.ahk"</text:p>
          </table:table-cell>
          <table:table-cell table:formula="of:=[.A96]" office:value-type="string" office:string-value="#Include &quot;*i %A_ScriptDir%\required\convert\_vars.ahk&quot;" calcext:value-type="string">
            <text:p>#Include "*i %A_ScriptDir%\required\convert\_vars.ahk"</text:p>
          </table:table-cell>
          <table:table-cell/>
        </table:table-row>
        <table:table-row table:style-name="ro1">
          <table:table-cell office:value-type="string" calcext:value-type="string">
            <text:p>#Include &lt;Pat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*i %A_ScriptDir%\required\convert\github.ahk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s only the Classes, Functions, and Globals that are required by the scrip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s all files into a single large script fi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Functions\InputBoxEx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Functions\MsgBoxEx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github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GuiResizer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..\Lib\Scintilla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Class_ConsoleWindowIc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IniLi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files and only a few items referenced in the #Include fi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s with only referenced items, therefore no benef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fi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..\Lib\ControlColor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..\Lib\AhkFunction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AutoXYWH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Menu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Class_MBox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MsgBoxCustom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AutoXYWH.ahk" . C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..\Lib\IniLite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AHKLX_LIB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Class_DebugGU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Class_ParseAhk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Control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..\..\Lib\String_v2.ahk ; String functions T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AhkFunctions_Static.ahk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AhkFunctions_Static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MyIncludedFunctions.ahk ; Include the file containing the 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WinHttpReques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Toolbar.ahk" . C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ControlColor.ahk" . C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Gu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JXON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MyIncludedFunctions&gt; ; Include the file containing the 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RunCMDReturnOutput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clipboardtimeout #commentflag #errorstdout #escapechar #hotkeyinterval #hotkeymodifiertimeout #ho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_Filename.ahk | #Include_LineNumberinMainScript | Global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CredMg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dbg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_Filename.ahk | #Include_LineNumberInMain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_menu_handler_mod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_filename.ahk | #IncludeLineNumberInMain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SaveHICONtoFile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:\Users\Jim\Documents\AutoHotkey\Lib\AHKLX_LIB_TEST.ahk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Editor.ahk", Output: "%A_ScriptDir%\Include\Editor.ahk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MyUsrLib&gt;, Output: MyUsrLib.ahk (Search User,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file and include it ther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MyIcons_v1.dll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LineNumberinMainScript | #Include_filename.ahk | Type=C/F/G | Class/Function/Global | Glob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IncludeFil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filenames, exampl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or #IncludeAg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")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Again")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A_ScriptDir\IncludeFile_Tagged.ahk</text:p>
          </table:table-cell>
          <table:table-cell table:formula="of:=[.A155]" office:value-type="string" office:string-value="#Include A_ScriptDir\IncludeFile_Tagged.ahk" calcext:value-type="string">
            <text:p>#Include A_ScriptDir\IncludeFile_Tagged.ahk</text:p>
          </table:table-cell>
          <table:table-cell/>
        </table:table-row>
        <table:table-row table:style-name="ro1">
          <table:table-cell office:value-type="string" calcext:value-type="string">
            <text:p>#Include(?:Again)?(?:\s*,\s*|\s+)(?:\*i\s+)?(\S.*?)(?:\s*|\s+;.*)$", matc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|#IncludeAgain]+)\s+.*$" ;https://regex101.com/r/iJ366M/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|#IncludeAgain]+\s+(.*)$" ;https://regex101.com/r/wlty60/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Class_MBox.ahk"</text:p>
          </table:table-cell>
          <table:table-cell table:formula="of:=[.A159]" office:value-type="string" office:string-value="#Include &quot;Class_MBox.ahk&quot;" calcext:value-type="string">
            <text:p>#Include "Class_MBox.ahk"</text:p>
          </table:table-cell>
          <table:table-cell/>
        </table:table-row>
        <table:table-row table:style-name="ro1">
          <table:table-cell office:value-type="string" calcext:value-type="string">
            <text:p>#Include Include_Classes.ahk</text:p>
          </table:table-cell>
          <table:table-cell table:formula="of:=[.A160]" office:value-type="string" office:string-value="#Include Include_Classes.ahk" calcext:value-type="string">
            <text:p>#Include Include_Classes.ahk</text:p>
          </table:table-cell>
          <table:table-cell/>
        </table:table-row>
        <table:table-row table:style-name="ro1">
          <table:table-cell office:value-type="string" calcext:value-type="string">
            <text:p>#Include String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MyGlobals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IFileOperation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Include_Function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files, will find: NL | MyGlobals.ahk | 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\s+(.+)$", &amp;match) 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all include fil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files in the scrip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"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files, ignoring the rest of the #Include fi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ClipboardTimeout #DllLoad #ErrorStdOut #Hotstring #HotIf #HotIfTimeout #Include #IncludeAgain #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'D:\Software\DEV\Work\AHK2\Lib\Path.ahk'</text:p>
          </table:table-cell>
          <table:table-cell table:formula="of:=[.A174]" office:value-type="string" office:string-value="#Include 'D:\Software\DEV\Work\AHK2\Lib\Path.ahk'" calcext:value-type="string">
            <text:p>#Include 'D:\Software\DEV\Work\AHK2\Lib\Path.ahk'</text:p>
          </table:table-cell>
          <table:table-cell/>
        </table:table-row>
        <table:table-row table:style-name="ro1">
          <table:table-cell office:value-type="string" calcext:value-type="string">
            <text:p>#Include %A_ScriptDir%\..\Lib\ShellContextMenu.ahk</text:p>
          </table:table-cell>
          <table:table-cell table:formula="of:=[.A175]" office:value-type="string" office:string-value="#Include %A_ScriptDir%\..\Lib\ShellContextMenu.ahk" calcext:value-type="string">
            <text:p>#Include %A_ScriptDir%\..\Lib\ShellContextMenu.ahk</text:p>
          </table:table-cell>
          <table:table-cell/>
        </table:table-row>
        <table:table-row table:style-name="ro1">
          <table:table-cell office:value-type="string" calcext:value-type="string">
            <text:p>#Include %A_ScriptDir%\..\Lib\EnumInclude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_1_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_1_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_2_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_2_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_3_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_3_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_START #Include &lt;Const_Windows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static_Ahk_Keywords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D:\Software\DEV\Work\AHK2\Test\MsgBoxNew\MsgBoxNew_Function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MsgBoxNew_Function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stdio.h&gt;`r`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stddef.h&gt;`r`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"" . Includes[A_Index] . """`r`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" . Includes[A_Index] . "&gt;`r`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MagicBox\Functions\InputBoxEx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ConvertFunc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"" . arrIncludes[A_Index] . """`r`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" . arrIncludes[A_Index] . "&gt;`r`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"..\Lib\IniFile_Static.ahk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MyLib&gt; START"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MyLib&gt; =&gt; D:\Software\Work\MyLib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MyLib&gt; END, Number Included: " NumberOfItemsInclud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MyLib1&gt;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MyLib2&gt;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CommonDialog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GuiButtonIcon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RunGetStdOu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ExecScrip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EnumInclude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DBGp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LV_GroupView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Tools\MagicBox\Functions\InputBoxEx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Tools\MagicBox\Functions\SoftModalMessageBox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ParseImpor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Editor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Designer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Propertie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FontDialog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MenuEditor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ToolbarEditor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CloneWindow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Settings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Parser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ContextHelp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GenerateCode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FindReplace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ToolsDialog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Include\Debug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", but it differs in one crucial wa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" could also be written as "eval(FileRead(path))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,FileOrDirNameT2E"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{1}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Again,FileOrDirNameT2E"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Again {1}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Exo\FileObjec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Exo\WB_onKey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lib\Exo\API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,FileOrDirName"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`"{1}`"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Again,FileOrDirName"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Again `"{1}`"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%A_ScriptDir%\..\Lib\RunGetStdout.a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&lt;" . NameNoExt . "&gt;" . C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nclude UIA.ahk`n`n")).SetFont("s10") ; Setting a font here disables UTF-8-B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VALUE!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  <table:database-range table:name="__Anonymous_Sheet_DB__1" table:target-range-address="Sheet2.C1:Sheet2.C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06:28:06.743797800</meta:creation-date>
    <dc:date>2025-11-05T06:43:17.551057200</dc:date>
    <meta:editing-duration>PT4M23S</meta:editing-duration>
    <meta:editing-cycles>1</meta:editing-cycles>
    <meta:document-statistic meta:table-count="2" meta:cell-count="13373" meta:object-count="0"/>
    <meta:generator>LibreOffice/25.2.5.2$Windows_X86_64 LibreOffice_project/03d19516eb2e1dd5d4ccd751a0d6f35f35e08022</meta:generator>
  </office:meta>
</office:document-meta>
</file>